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06</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Sivershchyna and Slobozhanschyna directions Russian army shelled Yeline, Mykolayivka, Ivan...</text:span>
</text:h>
      <text:p text:style-name="P4">
Authors: liveuamap (Language: en)</text:p>
      <text:p text:style-name="P4">
Time: 2023-05-05T-107:16:00</text:p>
      <text:p text:style-name="P4">
Location: Kharkiv (Latitude:49.94194 Longtitude:37.76052)</text:p>
      <text:p text:style-name="P4">
Videos: []</text:p>
      <text:p text:style-name="P4">
Images: []</text:p>
      <text:p text:style-name="P4">
Tags: ["Russia"]</text:p>
      <text:p text:style-name="P4">
ID: 22560617</text:p>
      <!--METADATA-->
      <text:p text:style-name="P4">
At Sivershchyna and Slobozhanschyna directions Russian army shelled Yeline,Mykolayivka, Ivanivka, Buchky and Hremyach of Chernihiv region; Uralove,Porokhon, Studenok, Shalyhyne, Rivne, Boyaro-Lezhachi, Stukalivka, Bilopillya,Tymofiyivka, Kindrativka, Oleksiyivka, Yunakivka and Slavhorod of Sumy region,also Chervona Zorya, Hlyboke, Lyptsi, Vesele, Ohirtseve, Vovchanski Khutory,Karayichne, Bochkove, Budarky, Komisarove, Kolodyazne and Krasne Pershe ofKharkiv region, - General Staff of Armed Forces of Ukraine says in the morningreport</text:p>
      <text:p text:style-name="P4">
News Collection Link: <text:a xlink:type="simple" xlink:href="https://liveuamap.com/en/2023/5-may-at-sivershchyna-and-slobozhanschyna-directions-russian" text:style-name="Internet_20_link" text:visited-style-name="Visited_20_Internet_20_Link">
https://liveuamap.com/en/2023/5-may-at-sivershchyna-and-slobozhanschyna-directions-russian</text:a>
</text:p>
      <text:p text:style-name="P4">
Source: <text:a xlink:type="simple" xlink:href="https://t.me/lumsrc/4688" text:style-name="Internet_20_link" text:visited-style-name="Visited_20_Internet_20_Link">
https://t.me/lumsrc/4688</text:a>
</text:p>
      <!--NEWS-->
      <text:h text:style-name="P10" text:outline-level="1">
<text:span text:style-name="T4">
At Kupiansk direction Russian army shelled Fyholivka, Novomlynsk, Kamyanka, Dvorichna, Zapadn...</text:span>
</text:h>
      <text:p text:style-name="P4">
Authors: liveuamap (Language: en)</text:p>
      <text:p text:style-name="P4">
Time: 2023-05-05T-109:16:00</text:p>
      <text:p text:style-name="P4">
Location: Svatove (Latitude:49.54303 Longtitude:37.89425)</text:p>
      <text:p text:style-name="P4">
Videos: []</text:p>
      <text:p text:style-name="P4">
Images: []</text:p>
      <text:p text:style-name="P4">
Tags: ["Russia"]</text:p>
      <text:p text:style-name="P4">
ID: 22560614</text:p>
      <!--METADATA-->
      <text:p text:style-name="P4">
At Kupiansk direction Russian army shelled Fyholivka, Novomlynsk, Kamyanka,Dvorichna, Zapadne, Lyman Pershyy, Kyslivka, Kotlyarivka, Krokhmalne andBerestove of Kharkiv region, - General Staff of Armed Forces of Ukraine saysin the morning report</text:p>
      <text:p text:style-name="P4">
News Collection Link: <text:a xlink:type="simple" xlink:href="https://liveuamap.com/en/2023/5-may-at-kupiansk-direction-russian-army-shelled-fyholivka" text:style-name="Internet_20_link" text:visited-style-name="Visited_20_Internet_20_Link">
https://liveuamap.com/en/2023/5-may-at-kupiansk-direction-russian-army-shelled-fyholivka</text:a>
</text:p>
      <text:p text:style-name="P4">
Source: <text:a xlink:type="simple" xlink:href="https://t.me/lumsrc/4689" text:style-name="Internet_20_link" text:visited-style-name="Visited_20_Internet_20_Link">
https://t.me/lumsrc/4689</text:a>
</text:p>
      <!--NEWS-->
      <text:h text:style-name="P10" text:outline-level="1">
<text:span text:style-name="T4">
At Lyman direction Russian army shelled Stelmakhivka, Andriyivka, Hrekivka, Makiyivka, Nevske...</text:span>
</text:h>
      <text:p text:style-name="P4">
Authors: liveuamap (Language: en)</text:p>
      <text:p text:style-name="P4">
Time: 2023-05-05T-111:16:00</text:p>
      <text:p text:style-name="P4">
Location: Donetsk (Latitude:48.75166 Longtitude:38.07518)</text:p>
      <text:p text:style-name="P4">
Videos: []</text:p>
      <text:p text:style-name="P4">
Images: []</text:p>
      <text:p text:style-name="P4">
Tags: ["Russia"]</text:p>
      <text:p text:style-name="P4">
ID: 22560609</text:p>
      <!--METADATA-->
      <text:p text:style-name="P4">
At Lyman direction Russian army shelled Stelmakhivka, Andriyivka, Hrekivka,Makiyivka, Nevske, Pischane, Dibrova, Bilohorivka of Luhansk region andTorske, Siversk, Verkhnokamyanske, Spirne and Rozdolivka of Donetsk region, -General Staff of Armed Forces of Ukraine says in the morning report</text:p>
      <text:p text:style-name="P4">
News Collection Link: <text:a xlink:type="simple" xlink:href="https://liveuamap.com/en/2023/5-may-at-lyman-direction-russian-army-shelled-stelmakhivka" text:style-name="Internet_20_link" text:visited-style-name="Visited_20_Internet_20_Link">
https://liveuamap.com/en/2023/5-may-at-lyman-direction-russian-army-shelled-stelmakhivka</text:a>
</text:p>
      <text:p text:style-name="P4">
Source: <text:a xlink:type="simple" xlink:href="https://t.me/lumsrc/4690" text:style-name="Internet_20_link" text:visited-style-name="Visited_20_Internet_20_Link">
https://t.me/lumsrc/4690</text:a>
</text:p>
      <!--NEWS-->
      <text:h text:style-name="P10" text:outline-level="1">
<text:span text:style-name="T4">
At Bakhmut direction Russian army shelled Nykyforivka, Vasukivka, Novomarkove, Markove, Hryho...</text:span>
</text:h>
      <text:p text:style-name="P4">
Authors: liveuamap (Language: en)</text:p>
      <text:p text:style-name="P4">
Time: 2023-05-05T-113:16:00</text:p>
      <text:p text:style-name="P4">
Location: Novhorods'ke, Donetsk Oblast (Latitude:48.32384 Longtitude:37.85236)</text:p>
      <text:p text:style-name="P4">
Videos: []</text:p>
      <text:p text:style-name="P4">
Images: []</text:p>
      <text:p text:style-name="P4">
Tags: ["Russia"]</text:p>
      <text:p text:style-name="P4">
ID: 22560604</text:p>
      <!--METADATA-->
      <text:p text:style-name="P4">
At Bakhmut direction Russian army shelled Nykyforivka, Vasukivka, Novomarkove,Markove, Hryhorivka, Bohdanivka, Bakhmut, Ivanivske, Chasiv Yar, Oleksandro-Shultyne, Dyliyivka, Zalizne and New York of Donetsk region, - General Staffof Armed Forces of Ukraine says in the morning report</text:p>
      <text:p text:style-name="P4">
News Collection Link: <text:a xlink:type="simple" xlink:href="https://liveuamap.com/en/2023/5-may-at-bakhmut-direction-russian-army-shelled-nykyforivka" text:style-name="Internet_20_link" text:visited-style-name="Visited_20_Internet_20_Link">
https://liveuamap.com/en/2023/5-may-at-bakhmut-direction-russian-army-shelled-nykyforivka</text:a>
</text:p>
      <text:p text:style-name="P4">
Source: <text:a xlink:type="simple" xlink:href="https://t.me/lumsrc/4691" text:style-name="Internet_20_link" text:visited-style-name="Visited_20_Internet_20_Link">
https://t.me/lumsrc/4691</text:a>
</text:p>
      <!--NEWS-->
      <text:h text:style-name="P10" text:outline-level="1">
<text:span text:style-name="T4">
At Avdiyivka direction Russian army shelled Avdiyivka, Pervomayske, Netaylove and Karlivka of...</text:span>
</text:h>
      <text:p text:style-name="P4">
Authors: liveuamap (Language: en)</text:p>
      <text:p text:style-name="P4">
Time: 2023-05-05T-115:16:00</text:p>
      <text:p text:style-name="P4">
Location: Donetsk Oblast (Latitude:48.10858 Longtitude:37.49205)</text:p>
      <text:p text:style-name="P4">
Videos: []</text:p>
      <text:p text:style-name="P4">
Images: []</text:p>
      <text:p text:style-name="P4">
Tags: ["Russia"]</text:p>
      <text:p text:style-name="P4">
ID: 22560601</text:p>
      <!--METADATA-->
      <text:p text:style-name="P4">
At Avdiyivka direction Russian army shelled Avdiyivka, Pervomayske, Netayloveand Karlivka of Donetsk region, - General Staff of Armed Forces of Ukrainesays in the morning report</text:p>
      <text:p text:style-name="P4">
News Collection Link: <text:a xlink:type="simple" xlink:href="https://liveuamap.com/en/2023/5-may-at-avdiyivka-direction-russian-army-shelled-avdiyivka" text:style-name="Internet_20_link" text:visited-style-name="Visited_20_Internet_20_Link">
https://liveuamap.com/en/2023/5-may-at-avdiyivka-direction-russian-army-shelled-avdiyivka</text:a>
</text:p>
      <text:p text:style-name="P4">
Source: <text:a xlink:type="simple" xlink:href="https://t.me/lumsrc/4692" text:style-name="Internet_20_link" text:visited-style-name="Visited_20_Internet_20_Link">
https://t.me/lumsrc/4692</text:a>
</text:p>
      <!--NEWS-->
      <text:h text:style-name="P10" text:outline-level="1">
<text:span text:style-name="T4">
At Maryinka direction Russian army shelled Krasnohorivka, Pobyeda and Novomykhaylivka of Done...</text:span>
</text:h>
      <text:p text:style-name="P4">
Authors: liveuamap (Language: en)</text:p>
      <text:p text:style-name="P4">
Time: 2023-05-05T-117:16:00</text:p>
      <text:p text:style-name="P4">
Location: Donetsk (Latitude:47.85556 Longtitude:37.47831)</text:p>
      <text:p text:style-name="P4">
Videos: []</text:p>
      <text:p text:style-name="P4">
Images: []</text:p>
      <text:p text:style-name="P4">
Tags: ["Russia"]</text:p>
      <text:p text:style-name="P4">
ID: 22560597</text:p>
      <!--METADATA-->
      <text:p text:style-name="P4">
At Maryinka direction Russian army shelled Krasnohorivka, Pobyeda andNovomykhaylivka of Donetsk region, - General Staff of Armed Forces of Ukrainesays in the morning report</text:p>
      <text:p text:style-name="P4">
News Collection Link: <text:a xlink:type="simple" xlink:href="https://liveuamap.com/en/2023/5-may-at-maryinka-direction-russian-army-shelled-krasnohorivka" text:style-name="Internet_20_link" text:visited-style-name="Visited_20_Internet_20_Link">
https://liveuamap.com/en/2023/5-may-at-maryinka-direction-russian-army-shelled-krasnohorivka</text:a>
</text:p>
      <text:p text:style-name="P4">
Source: <text:a xlink:type="simple" xlink:href="https://t.me/lumsrc/4693" text:style-name="Internet_20_link" text:visited-style-name="Visited_20_Internet_20_Link">
https://t.me/lumsrc/4693</text:a>
</text:p>
      <!--NEWS-->
      <text:h text:style-name="P10" text:outline-level="1">
<text:span text:style-name="T4">
At Shakhtarske direction Russian army shelled Vuhledar, Novoukrayinka, Prechystivka and Shakh...</text:span>
</text:h>
      <text:p text:style-name="P4">
Authors: liveuamap (Language: en)</text:p>
      <text:p text:style-name="P4">
Time: 2023-05-05T-119:16:00</text:p>
      <text:p text:style-name="P4">
Location: Velyka Novosilka (Latitude:47.85683 Longtitude:37.00951)</text:p>
      <text:p text:style-name="P4">
Videos: []</text:p>
      <text:p text:style-name="P4">
Images: []</text:p>
      <text:p text:style-name="P4">
Tags: ["Russia"]</text:p>
      <text:p text:style-name="P4">
ID: 22560593</text:p>
      <!--METADATA-->
      <text:p text:style-name="P4">
At Shakhtarske direction Russian army shelled Vuhledar, Novoukrayinka,Prechystivka and Shakhtarske of Donetsk region, - General Staff of ArmedForces of Ukraine says in the morning report</text:p>
      <text:p text:style-name="P4">
News Collection Link: <text:a xlink:type="simple" xlink:href="https://liveuamap.com/en/2023/5-may-at-shakhtarske-direction-russian-army-shelled-vuhledar" text:style-name="Internet_20_link" text:visited-style-name="Visited_20_Internet_20_Link">
https://liveuamap.com/en/2023/5-may-at-shakhtarske-direction-russian-army-shelled-vuhledar</text:a>
</text:p>
      <text:p text:style-name="P4">
Source: <text:a xlink:type="simple" xlink:href="https://t.me/lumsrc/4694" text:style-name="Internet_20_link" text:visited-style-name="Visited_20_Internet_20_Link">
https://t.me/lumsrc/4694</text:a>
</text:p>
      <!--NEWS-->
      <text:h text:style-name="P10" text:outline-level="1">
<text:span text:style-name="T4">
At Zaporizhzhia and Kherson directions Russian army shelled Vremivka, Novosilka and Novopil o...</text:span>
</text:h>
      <text:p text:style-name="P4">
Authors: liveuamap (Language: en)</text:p>
      <text:p text:style-name="P4">
Time: 2023-05-05T-121:16:00</text:p>
      <text:p text:style-name="P4">
Location: Kherson (Latitude:46.59497 Longtitude:32.26157)</text:p>
      <text:p text:style-name="P4">
Videos: []</text:p>
      <text:p text:style-name="P4">
Images: []</text:p>
      <text:p text:style-name="P4">
Tags: ["Russia"]</text:p>
      <text:p text:style-name="P4">
ID: 22560590</text:p>
      <!--METADATA-->
      <text:p text:style-name="P4">
At Zaporizhzhia and Kherson directions Russian army shelled Vremivka,Novosilka and Novopil of Donetsk region; Malynivka, Novoandriyivka, MaliScherbaky, Stepove and Kamyanske of Zaporizhzhia region; Nikopol ofDnipropetrovsk region; Mykhaylivka, Kozatske, Lvove, Novotyahynka, Sofiyivkaof Kherson region and Kherson city, - General Staff of Armed Forces of Ukrainesays in the morning report</text:p>
      <text:p text:style-name="P4">
News Collection Link: <text:a xlink:type="simple" xlink:href="https://liveuamap.com/en/2023/5-may-at-zaporizhzhia-and-kherson-directions-russian-army" text:style-name="Internet_20_link" text:visited-style-name="Visited_20_Internet_20_Link">
https://liveuamap.com/en/2023/5-may-at-zaporizhzhia-and-kherson-directions-russian-army</text:a>
</text:p>
      <text:p text:style-name="P4">
Source: <text:a xlink:type="simple" xlink:href="https://t.me/lumsrc/4695" text:style-name="Internet_20_link" text:visited-style-name="Visited_20_Internet_20_Link">
https://t.me/lumsrc/4695</text:a>
</text:p>
      <!--NEWS-->
      <text:h text:style-name="P10" text:outline-level="1">
<text:span text:style-name="T4">
Chernihivska Oblast(18:14). Red Alert: aerial threat. Sirens sounding. Take cover now!</text:span>
</text:h>
      <text:p text:style-name="P4">
Authors: liveuamap (Language: en)</text:p>
      <text:p text:style-name="P4">
Time: 2023-05-05T12:15:00</text:p>
      <text:p text:style-name="P4">
Location: Chernihivska Oblast (Latitude:51.33316 Longtitude:32.00015)</text:p>
      <text:p text:style-name="P4">
Videos: []</text:p>
      <text:p text:style-name="P4">
Images: []</text:p>
      <text:p text:style-name="P4">
Tags: ["Europe", "Central and Eastern Europe"]</text:p>
      <text:p text:style-name="P4">
ID: 22560694</text:p>
      <!--METADATA-->
      <text:p text:style-name="P4">
Chernihivska Oblast(18:14). Red Alert: aerial threat. Sirens sounding. Takecover now!</text:p>
      <text:p text:style-name="P4">
News Collection Link: <text:a xlink:type="simple" xlink:href="https://liveuamap.com/en/2023/05-may-chernihivska-oblast1814-red-alert-aerig" text:style-name="Internet_20_link" text:visited-style-name="Visited_20_Internet_20_Link">
https://liveuamap.com/en/2023/05-may-chernihivska-oblast1814-red-alert-aerig</text:a>
</text:p>
      <text:p text:style-name="P4">
Source: <text:a xlink:type="simple" xlink:href="https://t.me/suspilnechernihiv/18297" text:style-name="Internet_20_link" text:visited-style-name="Visited_20_Internet_20_Link">
https://t.me/suspilnechernihiv/18297</text:a>
</text:p>
      <!--NEWS-->
      <text:h text:style-name="P10" text:outline-level="1">
<text:span text:style-name="T4">
Kharkiv, Kharkivska Oblast, Sumska Oblast(18:15). Red Alert: aerial threat. Sirens sounding. ...</text:span>
</text:h>
      <text:p text:style-name="P4">
Authors: liveuamap (Language: en)</text:p>
      <text:p text:style-name="P4">
Time: 2023-05-05T12:16:00</text:p>
      <text:p text:style-name="P4">
Location: Kharkiv (Latitude:49.97996 Longtitude:36.25355)</text:p>
      <text:p text:style-name="P4">
Videos: []</text:p>
      <text:p text:style-name="P4">
Images: []</text:p>
      <text:p text:style-name="P4">
Tags: ["Europe", "Central and Eastern Europe"]</text:p>
      <text:p text:style-name="P4">
ID: 22560695</text:p>
      <!--METADATA-->
      <text:p text:style-name="P4">
Kharkiv, Kharkivska Oblast, Sumska Oblast(18:15). Red Alert: aerial threat.Sirens sounding. Take cover now!</text:p>
      <text:p text:style-name="P4">
News Collection Link: <text:a xlink:type="simple" xlink:href="https://liveuamap.com/en/2023/05-may-kharkiv-kharkivska-oblast-sumska-oblasg" text:style-name="Internet_20_link" text:visited-style-name="Visited_20_Internet_20_Link">
https://liveuamap.com/en/2023/05-may-kharkiv-kharkivska-oblast-sumska-oblasg</text:a>
</text:p>
      <text:p text:style-name="P4">
Source: <text:a xlink:type="simple" xlink:href="https://t.me/air_alert_ua/44522" text:style-name="Internet_20_link" text:visited-style-name="Visited_20_Internet_20_Link">
https://t.me/air_alert_ua/44522</text:a>
</text:p>
      <!--NEWS-->
      <text:h text:style-name="P10" text:outline-level="1">
<text:span text:style-name="T4">
Poltavska Oblast(18:16). Red Alert: aerial threat. Sirens sounding. Take cover now!</text:span>
</text:h>
      <text:p text:style-name="P4">
Authors: liveuamap (Language: en)</text:p>
      <text:p text:style-name="P4">
Time: 2023-05-05T12:17:00</text:p>
      <text:p text:style-name="P4">
Location: Poltavska Oblast (Latitude:49.47632 Longtitude:33.81838)</text:p>
      <text:p text:style-name="P4">
Videos: []</text:p>
      <text:p text:style-name="P4">
Images: []</text:p>
      <text:p text:style-name="P4">
Tags: ["Europe", "Central and Eastern Europe"]</text:p>
      <text:p text:style-name="P4">
ID: 22560696</text:p>
      <!--METADATA-->
      <text:p text:style-name="P4">
Poltavska Oblast(18:16). Red Alert: aerial threat. Sirens sounding. Take covernow!</text:p>
      <text:p text:style-name="P4">
News Collection Link: <text:a xlink:type="simple" xlink:href="https://liveuamap.com/en/2023/05-may-poltavska-oblast1816-red-alert-aerial-g" text:style-name="Internet_20_link" text:visited-style-name="Visited_20_Internet_20_Link">
https://liveuamap.com/en/2023/05-may-poltavska-oblast1816-red-alert-aerial-g</text:a>
</text:p>
      <text:p text:style-name="P4">
Source: <text:a xlink:type="simple" xlink:href="https://t.me/suspilnepoltava/11033" text:style-name="Internet_20_link" text:visited-style-name="Visited_20_Internet_20_Link">
https://t.me/suspilnepoltava/11033</text:a>
</text:p>
      <!--NEWS-->
      <text:h text:style-name="P10" text:outline-level="1">
<text:span text:style-name="T4">
Zaporizka Oblast(19:13). Red Alert: aerial threat. Sirens sounding. Take cover now!</text:span>
</text:h>
      <text:p text:style-name="P4">
Authors: liveuamap (Language: en)</text:p>
      <text:p text:style-name="P4">
Time: 2023-05-05T13:15:00</text:p>
      <text:p text:style-name="P4">
Location: Zaporizka Oblast (Latitude:47.611501 Longtitude:35.766441)</text:p>
      <text:p text:style-name="P4">
Videos: []</text:p>
      <text:p text:style-name="P4">
Images: []</text:p>
      <text:p text:style-name="P4">
Tags: ["Europe", "Central and Eastern Europe"]</text:p>
      <text:p text:style-name="P4">
ID: 22560697</text:p>
      <!--METADATA-->
      <text:p text:style-name="P4">
Zaporizka Oblast(19:13). Red Alert: aerial threat. Sirens sounding. Take covernow!</text:p>
      <text:p text:style-name="P4">
News Collection Link: <text:a xlink:type="simple" xlink:href="https://liveuamap.com/en/2023/05-may-zaporizka-oblast1913-red-alert-aerial-g" text:style-name="Internet_20_link" text:visited-style-name="Visited_20_Internet_20_Link">
https://liveuamap.com/en/2023/05-may-zaporizka-oblast1913-red-alert-aerial-g</text:a>
</text:p>
      <text:p text:style-name="P4">
Source: <text:a xlink:type="simple" xlink:href="https://t.me/air_alert_ua/44528" text:style-name="Internet_20_link" text:visited-style-name="Visited_20_Internet_20_Link">
https://t.me/air_alert_ua/44528</text:a>
</text:p>
      <!--NEWS-->
      <text:h text:style-name="P10" text:outline-level="1">
<text:span text:style-name="T4">
Chernihivska Oblast(20:28). Red Alert: aerial threat. Sirens sounding. Take cover now!</text:span>
</text:h>
      <text:p text:style-name="P4">
Authors: liveuamap (Language: en)</text:p>
      <text:p text:style-name="P4">
Time: 2023-05-05T14:28:00</text:p>
      <text:p text:style-name="P4">
Location: Chernihivska Oblast (Latitude:51.33287 Longtitude:31.99939)</text:p>
      <text:p text:style-name="P4">
Videos: []</text:p>
      <text:p text:style-name="P4">
Images: []</text:p>
      <text:p text:style-name="P4">
Tags: ["Europe", "Central and Eastern Europe"]</text:p>
      <text:p text:style-name="P4">
ID: 22560699</text:p>
      <!--METADATA-->
      <text:p text:style-name="P4">
Chernihivska Oblast(20:28). Red Alert: aerial threat. Sirens sounding. Takecover now!</text:p>
      <text:p text:style-name="P4">
News Collection Link: <text:a xlink:type="simple" xlink:href="https://liveuamap.com/en/2023/05-may-chernihivska-oblast2028-red-alert-aerig" text:style-name="Internet_20_link" text:visited-style-name="Visited_20_Internet_20_Link">
https://liveuamap.com/en/2023/05-may-chernihivska-oblast2028-red-alert-aerig</text:a>
</text:p>
      <text:p text:style-name="P4">
Source: <text:a xlink:type="simple" xlink:href="https://t.me/suspilnechernihiv/18303" text:style-name="Internet_20_link" text:visited-style-name="Visited_20_Internet_20_Link">
https://t.me/suspilnechernihiv/18303</text:a>
</text:p>
      <!--NEWS-->
      <text:h text:style-name="P10" text:outline-level="1">
<text:span text:style-name="T4">
Sumska Oblast(20:28). Red Alert: aerial threat. Sirens sounding. Take cover now!</text:span>
</text:h>
      <text:p text:style-name="P4">
Authors: liveuamap (Language: en)</text:p>
      <text:p text:style-name="P4">
Time: 2023-05-05T14:30:00</text:p>
      <text:p text:style-name="P4">
Location: Sumska Oblast (Latitude:50.99946 Longtitude:34.00041)</text:p>
      <text:p text:style-name="P4">
Videos: []</text:p>
      <text:p text:style-name="P4">
Images: []</text:p>
      <text:p text:style-name="P4">
Tags: ["Europe", "Central and Eastern Europe"]</text:p>
      <text:p text:style-name="P4">
ID: 22560700</text:p>
      <!--METADATA-->
      <text:p text:style-name="P4">
Sumska Oblast(20:28). Red Alert: aerial threat. Sirens sounding. Take covernow!</text:p>
      <text:p text:style-name="P4">
News Collection Link: <text:a xlink:type="simple" xlink:href="https://liveuamap.com/en/2023/05-may-sumska-oblast2028-red-alert-aerial-thrg" text:style-name="Internet_20_link" text:visited-style-name="Visited_20_Internet_20_Link">
https://liveuamap.com/en/2023/05-may-sumska-oblast2028-red-alert-aerial-thrg</text:a>
</text:p>
      <text:p text:style-name="P4">
Source: <text:a xlink:type="simple" xlink:href="https://t.me/air_alert_ua/44531" text:style-name="Internet_20_link" text:visited-style-name="Visited_20_Internet_20_Link">
https://t.me/air_alert_ua/44531</text:a>
</text:p>
      <!--NEWS-->
      <text:h text:style-name="P10" text:outline-level="1">
<text:span text:style-name="T4">
Sumska Oblast(21:11). Red Alert: aerial threat. Sirens sounding. Take cover now!</text:span>
</text:h>
      <text:p text:style-name="P4">
Authors: liveuamap (Language: en)</text:p>
      <text:p text:style-name="P4">
Time: 2023-05-05T15:20:00</text:p>
      <text:p text:style-name="P4">
Location: Sumska Oblast (Latitude:50.99875 Longtitude:34.00119)</text:p>
      <text:p text:style-name="P4">
Videos: []</text:p>
      <text:p text:style-name="P4">
Images: []</text:p>
      <text:p text:style-name="P4">
Tags: ["Europe", "Central and Eastern Europe"]</text:p>
      <text:p text:style-name="P4">
ID: 22560702</text:p>
      <!--METADATA-->
      <text:p text:style-name="P4">
Sumska Oblast(21:11). Red Alert: aerial threat. Sirens sounding. Take covernow!</text:p>
      <text:p text:style-name="P4">
News Collection Link: <text:a xlink:type="simple" xlink:href="https://liveuamap.com/en/2023/05-may-sumska-oblast2111-red-alert-aerial-thrg" text:style-name="Internet_20_link" text:visited-style-name="Visited_20_Internet_20_Link">
https://liveuamap.com/en/2023/05-may-sumska-oblast2111-red-alert-aerial-thrg</text:a>
</text:p>
      <text:p text:style-name="P4">
Source: <text:a xlink:type="simple" xlink:href="https://t.me/air_alert_ua/44534" text:style-name="Internet_20_link" text:visited-style-name="Visited_20_Internet_20_Link">
https://t.me/air_alert_ua/44534</text:a>
</text:p>
      <!--NEWS-->
      <text:h text:style-name="P10" text:outline-level="1">
<text:span text:style-name="T4">
Donetsk Oblast(21:27). Red Alert: aerial threat. Sirens sounding. Take cover now!</text:span>
</text:h>
      <text:p text:style-name="P4">
Authors: liveuamap (Language: en)</text:p>
      <text:p text:style-name="P4">
Time: 2023-05-05T15:28:00</text:p>
      <text:p text:style-name="P4">
Location: Donetsk Oblast (Latitude:48.72676 Longtitude:37.57783)</text:p>
      <text:p text:style-name="P4">
Videos: []</text:p>
      <text:p text:style-name="P4">
Images: []</text:p>
      <text:p text:style-name="P4">
Tags: ["Europe", "Central and Eastern Europe"]</text:p>
      <text:p text:style-name="P4">
ID: 22560703</text:p>
      <!--METADATA-->
      <text:p text:style-name="P4">
Donetsk Oblast(21:27). Red Alert: aerial threat. Sirens sounding. Take covernow!</text:p>
      <text:p text:style-name="P4">
News Collection Link: <text:a xlink:type="simple" xlink:href="https://liveuamap.com/en/2023/05-may-donetsk-oblast2127-red-alert-aerial-thg" text:style-name="Internet_20_link" text:visited-style-name="Visited_20_Internet_20_Link">
https://liveuamap.com/en/2023/05-may-donetsk-oblast2127-red-alert-aerial-thg</text:a>
</text:p>
      <text:p text:style-name="P4">
Source: <text:a xlink:type="simple" xlink:href="https://t.me/air_alert_ua/44535" text:style-name="Internet_20_link" text:visited-style-name="Visited_20_Internet_20_Link">
https://t.me/air_alert_ua/44535</text:a>
</text:p>
      <!--NEWS-->
      <text:h text:style-name="P10" text:outline-level="1">
<text:span text:style-name="T4">
Kharkiv, Kharkivska Oblast(21:29). Red Alert: aerial threat. Sirens sounding. Take cover now!</text:span>
</text:h>
      <text:p text:style-name="P4">
Authors: liveuamap (Language: en)</text:p>
      <text:p text:style-name="P4">
Time: 2023-05-05T15:31:00</text:p>
      <text:p text:style-name="P4">
Location: Kharkiv (Latitude:49.98014 Longtitude:36.25294)</text:p>
      <text:p text:style-name="P4">
Videos: []</text:p>
      <text:p text:style-name="P4">
Images: []</text:p>
      <text:p text:style-name="P4">
Tags: ["Europe", "Central and Eastern Europe"]</text:p>
      <text:p text:style-name="P4">
ID: 22560704</text:p>
      <!--METADATA-->
      <text:p text:style-name="P4">
Kharkiv, Kharkivska Oblast(21:29). Red Alert: aerial threat. Sirens sounding.Take cover now!</text:p>
      <text:p text:style-name="P4">
News Collection Link: <text:a xlink:type="simple" xlink:href="https://liveuamap.com/en/2023/05-may-kharkiv-kharkivska-oblast2129-red-alerg" text:style-name="Internet_20_link" text:visited-style-name="Visited_20_Internet_20_Link">
https://liveuamap.com/en/2023/05-may-kharkiv-kharkivska-oblast2129-red-alerg</text:a>
</text:p>
      <text:p text:style-name="P4">
Source: <text:a xlink:type="simple" xlink:href="https://t.me/air_alert_ua/44536" text:style-name="Internet_20_link" text:visited-style-name="Visited_20_Internet_20_Link">
https://t.me/air_alert_ua/44536</text:a>
</text:p>
      <!--NEWS-->
      <text:h text:style-name="P10" text:outline-level="1">
<text:span text:style-name="T4">
Zaporizka Oblast(21:42). Red Alert: aerial threat. Sirens sounding. Take cover now!</text:span>
</text:h>
      <text:p text:style-name="P4">
Authors: liveuamap (Language: en)</text:p>
      <text:p text:style-name="P4">
Time: 2023-05-05T15:44:00</text:p>
      <text:p text:style-name="P4">
Location: Zaporizka Oblast (Latitude:47.612581 Longtitude:35.764291)</text:p>
      <text:p text:style-name="P4">
Videos: []</text:p>
      <text:p text:style-name="P4">
Images: []</text:p>
      <text:p text:style-name="P4">
Tags: ["Europe", "Central and Eastern Europe"]</text:p>
      <text:p text:style-name="P4">
ID: 22560712</text:p>
      <!--METADATA-->
      <text:p text:style-name="P4">
Zaporizka Oblast(21:42). Red Alert: aerial threat. Sirens sounding. Take covernow!</text:p>
      <text:p text:style-name="P4">
News Collection Link: <text:a xlink:type="simple" xlink:href="https://liveuamap.com/en/2023/05-may-zaporizka-oblast2142-red-alert-aerial-g" text:style-name="Internet_20_link" text:visited-style-name="Visited_20_Internet_20_Link">
https://liveuamap.com/en/2023/05-may-zaporizka-oblast2142-red-alert-aerial-g</text:a>
</text:p>
      <text:p text:style-name="P4">
Source: <text:a xlink:type="simple" xlink:href="https://t.me/air_alert_ua/44538" text:style-name="Internet_20_link" text:visited-style-name="Visited_20_Internet_20_Link">
https://t.me/air_alert_ua/44538</text:a>
</text:p>
      <!--NEWS-->
      <text:h text:style-name="P10" text:outline-level="1">
<text:span text:style-name="T4">
Dnipro, Dnipropetrovska Oblast(23:45). Red Alert: aerial threat. Sirens sounding. Take cover ...</text:span>
</text:h>
      <text:p text:style-name="P4">
Authors: liveuamap (Language: en)</text:p>
      <text:p text:style-name="P4">
Time: 2023-05-05T17:46:00</text:p>
      <text:p text:style-name="P4">
Location: Dnipro (Latitude:48.45930000 Longtitude:35.03865000)</text:p>
      <text:p text:style-name="P4">
Videos: []</text:p>
      <text:p text:style-name="P4">
Images: []</text:p>
      <text:p text:style-name="P4">
Tags: ["Europe", "Central and Eastern Europe"]</text:p>
      <text:p text:style-name="P4">
ID: 22560726</text:p>
      <!--METADATA-->
      <text:p text:style-name="P4">
Dnipro, Dnipropetrovska Oblast(23:45). Red Alert: aerial threat. Sirenssounding. Take cover now!</text:p>
      <text:p text:style-name="P4">
News Collection Link: <text:a xlink:type="simple" xlink:href="https://liveuamap.com/en/2023/05-may-dnipro-dnipropetrovska-oblast2345-red-g" text:style-name="Internet_20_link" text:visited-style-name="Visited_20_Internet_20_Link">
https://liveuamap.com/en/2023/05-may-dnipro-dnipropetrovska-oblast2345-red-g</text:a>
</text:p>
      <text:p text:style-name="P4">
Source: <text:a xlink:type="simple" xlink:href="https://t.me/air_alert_ua/44540" text:style-name="Internet_20_link" text:visited-style-name="Visited_20_Internet_20_Link">
https://t.me/air_alert_ua/44540</text:a>
</text:p>
      <!--NEWS-->
      <text:h text:style-name="P10" text:outline-level="1">
<text:span text:style-name="T4">
Explosions were reported in Dnipro city</text:span>
</text:h>
      <text:p text:style-name="P4">
Authors: liveuamap (Language: en)</text:p>
      <text:p text:style-name="P4">
Time: 2023-05-05T18:09:59</text:p>
      <text:p text:style-name="P4">
Location: Dnipro (Latitude:48.42442 Longtitude:35.09995)</text:p>
      <text:p text:style-name="P4">
Videos: []</text:p>
      <text:p text:style-name="P4">
Images: []</text:p>
      <text:p text:style-name="P4">
Tags: []</text:p>
      <text:p text:style-name="P4">
ID: 22560727</text:p>
      <!--METADATA-->
      <text:p text:style-name="P4">
Explosions were reported in Dnipro city</text:p>
      <text:p text:style-name="P4">
News Collection Link: <text:a xlink:type="simple" xlink:href="https://liveuamap.com/en/2023/5-may-explosions-were-reported-in-dnipro-city" text:style-name="Internet_20_link" text:visited-style-name="Visited_20_Internet_20_Link">
https://liveuamap.com/en/2023/5-may-explosions-were-reported-in-dnipro-city</text:a>
</text:p>
      <text:p text:style-name="P4">
Source: <text:a xlink:type="simple" xlink:href="https://t.me/hyevuy_dnepr/51644" text:style-name="Internet_20_link" text:visited-style-name="Visited_20_Internet_20_Link">
https://t.me/hyevuy_dnepr/51644</text:a>
</text:p>
      <!--NEWS-->
      <text:h text:style-name="P10" text:outline-level="1">
<text:span text:style-name="T4">
Donetsk Oblast(02:55). Red Alert: aerial threat. Sirens sounding. Take cover now!</text:span>
</text:h>
      <text:p text:style-name="P4">
Authors: liveuamap (Language: en)</text:p>
      <text:p text:style-name="P4">
Time: 2023-05-05T20:56:00</text:p>
      <text:p text:style-name="P4">
Location: Donetsk Oblast (Latitude:48.72681 Longtitude:37.57703)</text:p>
      <text:p text:style-name="P4">
Videos: []</text:p>
      <text:p text:style-name="P4">
Images: []</text:p>
      <text:p text:style-name="P4">
Tags: ["Europe", "Central and Eastern Europe"]</text:p>
      <text:p text:style-name="P4">
ID: 22560729</text:p>
      <!--METADATA-->
      <text:p text:style-name="P4">
Donetsk Oblast(02:55). Red Alert: aerial threat. Sirens sounding. Take covernow!</text:p>
      <text:p text:style-name="P4">
News Collection Link: <text:a xlink:type="simple" xlink:href="https://liveuamap.com/en/2023/06-may-donetsk-oblast0255-red-alert-aerial-thg" text:style-name="Internet_20_link" text:visited-style-name="Visited_20_Internet_20_Link">
https://liveuamap.com/en/2023/06-may-donetsk-oblast0255-red-alert-aerial-thg</text:a>
</text:p>
      <text:p text:style-name="P4">
Source: <text:a xlink:type="simple" xlink:href="https://t.me/air_alert_ua/44544" text:style-name="Internet_20_link" text:visited-style-name="Visited_20_Internet_20_Link">
https://t.me/air_alert_ua/44544</text:a>
</text:p>
      <!--NEWS-->
      <text:h text:style-name="P10" text:outline-level="1">
<text:span text:style-name="T4">
Нічні обстріли прикордоння Сумщини: майже 40 вибухів пролунало в районі 5 населених пунктів</text:span>
</text:h>
      <text:p text:style-name="P4">
Author: ['АРМІЯINFORM']</text:p>
      <text:p text:style-name="P4">
Time: 2023-05-05T48:00:00-04:00</text:p>
      <text:p text:style-name="P4">
Description: У ніч з 4 на 5 травня російські окупаційні війська 5 разів обстріляли прикордо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2022-12-06-obstrily-prykordonnya-ukrayiny-e1670330009167.jpeg" text:style-name="Internet_20_link" text:visited-style-name="Visited_20_Internet_20_Link">
2022-12-06-obstrily-prykordonnya-ukrayiny-e1670330009167.jpeg</text:a>
']</text:p>
      <text:p text:style-name="P4">
Tags: ['АГРЕСІЯ РФ', 'ВТОРГНЕННЯ РФ', 'ОБСТРІЛИ ПРИКОРДОННЯ', 'ОК «ПІВНІЧ»', 'СУМЩИНА']</text:p>
      <text:p text:style-name="P4">
Category: News</text:p>
      <!--METADATA-->
      <text:p text:style-name="P4">
<draw:frame draw:style-name="fr1" draw:name="Image2" text:anchor-type="as-char" svg:width="6.9236in" svg:height="5.490198in" draw:z-index="0">
<draw:image xlink:href="../Images/AРМІЯINFORM/2023-05-05T48-00-00-04-00/2022-12-06-obstrily-prykordonnya-ukrayiny-e1670330009167.jpeg" xlink:type="simple" xlink:show="embed" xlink:actuate="onLoad" draw:mime-type="image/jpeg"/>
</draw:frame>
 Ілюстративне фото</text:p>
      <text:p text:style-name="P4">
У ніч з 4 на 5 травня російські окупаційні війська 5 разів обстрілялиприкордоння Сумської області.</text:p>
      <text:p text:style-name="P4">
Про це<text:a xlink:type="simple" xlink:href="https://www.facebook.com/kommander.nord/posts/pfbid0i6f3ChSyL2XdNMLuJ5An32CDa8yA1g8u7KhajDuMJNmmzfPrdQ4RZbdVzX9DVQW6l" text:style-name="Internet_20_link" text:visited-style-name="Visited_20_Internet_20_Link">
повідомляє</text:a>
Оперативне командування «Північ».</text:p>
      <text:p text:style-name="P4">
З 00:01 до 00:19 зафіксовано 6 приходів ймовірно з САУ, по населеному пунктуБачівськ.</text:p>
      <text:p text:style-name="P4">
З 23:57 до 00:05 зафіксовано 3 приходи ймовірно зі ствольної артилерії, врайоні населеного пункту Баранівка.</text:p>
      <text:p text:style-name="P4">
З 03:05 до 03:15 зафіксовано 4 приходи, ймовірно з міномета 120 мм, в районінаселеного пункту Стара Гута.</text:p>
      <text:p text:style-name="P4">
З 06:11 до 06:25 зафіксовано 4 приходи, ймовірно з міномета 120 мм, понаселеному пункту Товстодубове. У результаті обстрілу пошкоджено цивільнийбудинок та подвір'я.</text:p>
      <text:p text:style-name="P4">
З 05:55 до 06:10 20 приходів, ймовірно з міномета 82 мм, в районі населеногопункту Фотовиж.</text:p>
      <text:p text:style-name="P4">
Про втрати серед місцевого населення чи пошкодження цивільної інфраструктуриінформації не надходило.</text:p>
      <text:p text:style-name="P4">
Source: <text:a xlink:type="simple" xlink:href="https://armyinform.com.ua/2023/05/05/nichni-obstrily-prykordonnya-sumshhyny-majzhe-40-vybuhiv-prolunalo-v-rajoni-5-naselenyh-punktiv/" text:style-name="Internet_20_link" text:visited-style-name="Visited_20_Internet_20_Link">
https://armyinform.com.ua/2023/05/05/nichni-obstrily-prykordonnya-sumshhyny-majzhe-40-vybuhiv-prolunalo-v-rajoni-5-naselenyh-punktiv/</text:a>
</text:p>
      <!--NEWS-->
      <text:h text:style-name="P10" text:outline-level="1">
<text:span text:style-name="T4">
Україна — пріоритетна тема на саміті G7: Глава Єврокомісії у розмові з прем’єром Канади</text:span>
</text:h>
      <text:p text:style-name="P4">
Author: ['АРМІЯINFORM']</text:p>
      <text:p text:style-name="P4">
Time: 2023-05-05T49:00:00-04:00</text:p>
      <text:p text:style-name="P4">
Description: На саміті країн «великої сімки», який відбудеться 19-21 травня 2023 року в японськ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ursula_trudeau.jpg" text:style-name="Internet_20_link" text:visited-style-name="Visited_20_Internet_20_Link">
ursula_trudeau.jpg</text:a>
']</text:p>
      <text:p text:style-name="P4">
Tags: ['STOPRUSSIA', 'АГРЕСІЯ РФ', 'ВТОРГНЕННЯ РФ', 'ДЖАСТІН ТРЮДО', 'САМІТ G7', 'УРСУЛА ФОН ДЕР ЛЯЄН']</text:p>
      <text:p text:style-name="P4">
Category: News</text:p>
      <!--METADATA-->
      <text:p text:style-name="P4">
<draw:frame draw:style-name="fr1" draw:name="Image3" text:anchor-type="as-char" svg:width="6.9236in" svg:height="3.894525in" draw:z-index="0">
<draw:image xlink:href="../Images/AРМІЯINFORM/2023-05-05T49-00-00-04-00/ursula_trudeau.jpg" xlink:type="simple" xlink:show="embed" xlink:actuate="onLoad" draw:mime-type="image/jpeg"/>
</draw:frame>
</text:p>
      <text:p text:style-name="P4">
На саміті країн «великої сімки», який відбудеться 19-21 травня 2023 року вяпонській Хіросімі, одним із ключових питань буде всебічна підтримка України.</text:p>
      <text:p text:style-name="P4">
Про це під час телефонної розмови із прем’єр-міністром Канади Джастіном Трюдо<text:a xlink:type="simple" xlink:href="https://twitter.com/vonderleyen/status/1654136444963770371" text:style-name="Internet_20_link" text:visited-style-name="Visited_20_Internet_20_Link">
заявила</text:a>
президентка Європейської комісії Урсула фон дер Ляєн.</text:p>
      <text:p text:style-name="P4">
«Мала гарну телефонну розмову із Джастіном Трюдо, під час якої обговорилидеякі з ключових питань порядку денного саміту G7 у Хіросімі. Зокрема,забезпечення підтримки України — фінансової та військової», — повідомилаУрсула фон дер Ляєн.</text:p>
      <text:p text:style-name="P4">
Окрім питання підтримки України, на саміті G7 розглядатимуть економічнубезпеку країн «великої сімки», а також збільшення глобального фінансуванняклімату та розвитку.</text:p>
      <text:p text:style-name="P4">
Source: <text:a xlink:type="simple" xlink:href="https://armyinform.com.ua/2023/05/05/ukrayina-priorytetna-tema-na-samiti-g7-glava-yevrokomisiyi-u-rozmovi-z-premyerom-kanady/" text:style-name="Internet_20_link" text:visited-style-name="Visited_20_Internet_20_Link">
https://armyinform.com.ua/2023/05/05/ukrayina-priorytetna-tema-na-samiti-g7-glava-yevrokomisiyi-u-rozmovi-z-premyerom-kanady/</text:a>
</text:p>
      <!--NEWS-->
      <text:h text:style-name="P10" text:outline-level="1">
<text:span text:style-name="T4">
Олексій Резніков зустрівся з Генеральним інспектором Бундесверу</text:span>
</text:h>
      <text:p text:style-name="P4">
Author: ['АРМІЯINFORM']</text:p>
      <text:p text:style-name="P4">
Time: 2023-05-05T50:00:00-04:00</text:p>
      <text:p text:style-name="P4">
Description: Міністр оборони України Олексій Резніков 4 травня провів зустріч з Генераль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9815a579a0a133f920b99a4c7bd1d151d9d041b.jpg" text:style-name="Internet_20_link" text:visited-style-name="Visited_20_Internet_20_Link">
19815a579a0a133f920b99a4c7bd1d151d9d041b.jpg</text:a>
', '<text:a xlink:type="simple" xlink:href="https://armyinform.com.ua/wp-content/uploads/2023/05/1bebfe3472ef63bb2539304232f9927c839965a1-150x150.jpg" text:style-name="Internet_20_link" text:visited-style-name="Visited_20_Internet_20_Link">
1bebfe3472ef63bb2539304232f9927c839965a1-150x150.jpg</text:a>
', '<text:a xlink:type="simple" xlink:href="https://armyinform.com.ua/wp-content/uploads/2023/05/2534d287e93695dcaee630b45f2f34b4b5b93caf-150x150.jpg" text:style-name="Internet_20_link" text:visited-style-name="Visited_20_Internet_20_Link">
2534d287e93695dcaee630b45f2f34b4b5b93caf-150x150.jpg</text:a>
', '<text:a xlink:type="simple" xlink:href="https://armyinform.com.ua/wp-content/uploads/2023/05/7243023f443de902cdf47828914ee6b861f380c0-150x150.jpg" text:style-name="Internet_20_link" text:visited-style-name="Visited_20_Internet_20_Link">
7243023f443de902cdf47828914ee6b861f380c0-150x150.jpg</text:a>
', '<text:a xlink:type="simple" xlink:href="https://armyinform.com.ua/wp-content/uploads/2023/05/510ad1dbdb0b373f0d1cd4206bde6c384747287e-150x150.jpg" text:style-name="Internet_20_link" text:visited-style-name="Visited_20_Internet_20_Link">
510ad1dbdb0b373f0d1cd4206bde6c384747287e-150x150.jpg</text:a>
']</text:p>
      <text:p text:style-name="P4">
Tags: ['STOPRUSSIA', 'МІНІСТР ОБОРОНИ УКРАЇНИ', 'НІМЕЧЧИНА', 'ОЛЕКСІЙ РЕЗНІКОВ', 'ОФІЦІЙНО', 'СВІТ ПІДТРИМУЄ УКРАЇНУ']</text:p>
      <text:p text:style-name="P4">
Category: News</text:p>
      <!--METADATA-->
      <text:p text:style-name="P4">
<draw:frame draw:style-name="fr1" draw:name="Image4" text:anchor-type="as-char" svg:width="6.9236in" svg:height="4.943883in" draw:z-index="0">
<draw:image xlink:href="../Images/AРМІЯINFORM/2023-05-05T50-00-00-04-00/19815a579a0a133f920b99a4c7bd1d151d9d041b.jpg" xlink:type="simple" xlink:show="embed" xlink:actuate="onLoad" draw:mime-type="image/jpeg"/>
</draw:frame>
</text:p>
      <text:p text:style-name="P4">
Міністр оборони України Олексій Резніков 4 травня провів зустріч з Генеральнимінспектором Бундесверу генералом Карстеном Броєром в рамках його візиту доУкраїни. Сторони детально обговорили поточний стан оборонного співробітництваміж Україною та Німеччиною й перспективи його розвитку.</text:p>
      <text:p text:style-name="P4">
Про це <text:a xlink:type="simple" xlink:href="https://www.mil.gov.ua/news/2023/05/05/nashe-spilne-zavdannya-%E2%80%93-pobuduvati-micznu-sistemu-mizhnarodnoi-bezpekovoi-arhitekturi-oleksij-reznikov-zustrivsya-z-generalnim-inspektorom-bundesveru/" text:style-name="Internet_20_link" text:visited-style-name="Visited_20_Internet_20_Link">
повідомляє</text:a>
Міністерство оборони України.</text:p>
      <text:p text:style-name="P4">
Глава Міноборони зазначив, що західне і, зокрема, німецьке озброєння є одниміз важливих складових, що допомагають захищати українців та давати відсічросійському ворогу.</text:p>
      <text:p text:style-name="P4">
— Озброєння й техніка, яку ми отримуємо від німецьких партнерів, допомагаєзберегти життя нашим воїнам на передовій, мирним українцям, вберегти відруйнувань інфраструктуру. Якість німецької техніки перевірена мною особисто. Ія дякую міністру оборони Німеччини Борису Пісторіусу і всьому німецькомународу за допомогу, яку ми отримуємо в цей важкий для України час, — сказавОлексій Резніков.</text:p>
      <text:p text:style-name="P4">
Міністр оборони України поінформував іноземну делегацію про досвід боротьби зворожими БПЛА та запросив німецьку сторону до співпраці за цим напрямом. Вінтакож закликав німецьких друзів долучитися до створення на підтримку України«морської коаліції», що стало б значною контрибуцією у розвиток спроможностейВМС ЗС України та сталою запорукою забезпечення безпеки судноплавства вЧорному та Азовському морях.</text:p>
      <text:p text:style-name="P4">
<text:a xlink:type="simple" xlink:href="https://armyinform.com.ua/wp-content/uploads/2023/05/1bebfe3472ef63bb2539304232f9927c839965a1.jpg" text:style-name="Internet_20_link" text:visited-style-name="Visited_20_Internet_20_Link">
<draw:frame draw:style-name="fr1" draw:name="Image5" text:anchor-type="as-char" svg:width="6.9236in" svg:height="6.9236in" draw:z-index="0">
<draw:image xlink:href="../Images/AРМІЯINFORM/2023-05-05T50-00-00-04-00/1bebfe3472ef63bb2539304232f9927c839965a1-150x150.jpg" xlink:type="simple" xlink:show="embed" xlink:actuate="onLoad" draw:mime-type="image/jpeg"/>
</draw:frame>
</text:a>
</text:p>
      <text:p text:style-name="P4">
<text:a xlink:type="simple" xlink:href="https://armyinform.com.ua/wp-content/uploads/2023/05/2534d287e93695dcaee630b45f2f34b4b5b93caf.jpg" text:style-name="Internet_20_link" text:visited-style-name="Visited_20_Internet_20_Link">
<draw:frame draw:style-name="fr1" draw:name="Image6" text:anchor-type="as-char" svg:width="6.9236in" svg:height="6.9236in" draw:z-index="0">
<draw:image xlink:href="../Images/AРМІЯINFORM/2023-05-05T50-00-00-04-00/2534d287e93695dcaee630b45f2f34b4b5b93caf-150x150.jpg" xlink:type="simple" xlink:show="embed" xlink:actuate="onLoad" draw:mime-type="image/jpeg"/>
</draw:frame>
</text:a>
</text:p>
      <text:p text:style-name="P4">
— Ми вже маємо «танкову коаліцію», Рамштайн — це також коаліція. Всі вонипрацюють заради єдиної мети — перемоги України. Наше спільне завдання —побудувати міцну систему міжнародної безпекової архітектури, і безпекасудноплавства в Чорному та Азовському морях є важливим елементом у ційсистемі. Вже деякі наші європейські партнери є в складі цієї коаліції. І я бдуже хотів, щоб Німеччина теж стала її частиною, — наголосив Олексій Резніков.</text:p>
      <text:p text:style-name="P4">
Сторони також розглянули низку практичних кроків із посилення обороннихспроможностей України за підтримки Німеччини. Зокрема, можливість розширеннятренінгових програм для українських військових у ФРН.</text:p>
      <text:p text:style-name="P4">
Генерал Карстен Броєр висловив слова підтримки Україні та наголосив, щоздобутий українськими захисниками досвід є важливим і для ЗС Німеччини.</text:p>
      <text:p text:style-name="P4">
— Я бачив українських воїнів під час підготовки в Німеччині, спостерігав занавчанням в Україні. Вражений їх високим рівнем професіоналізму та мотивації.Нам є чому вчитися один в одного. Вірю, що тісна взаємодія між нашими країнамисприятиме посиленню безпеки в Європі. Хочу запевнити, що Німеччинапідтримуватиме Україну стільки, скільки буде потрібно, — зазначив генералКарстен Броєр.</text:p>
      <text:p text:style-name="P4">
<text:a xlink:type="simple" xlink:href="https://armyinform.com.ua/wp-content/uploads/2023/05/7243023f443de902cdf47828914ee6b861f380c0.jpg" text:style-name="Internet_20_link" text:visited-style-name="Visited_20_Internet_20_Link">
<draw:frame draw:style-name="fr1" draw:name="Image7" text:anchor-type="as-char" svg:width="6.9236in" svg:height="6.9236in" draw:z-index="0">
<draw:image xlink:href="../Images/AРМІЯINFORM/2023-05-05T50-00-00-04-00/7243023f443de902cdf47828914ee6b861f380c0-150x150.jpg" xlink:type="simple" xlink:show="embed" xlink:actuate="onLoad" draw:mime-type="image/jpeg"/>
</draw:frame>
</text:a>
</text:p>
      <text:p text:style-name="P4">
<text:a xlink:type="simple" xlink:href="https://armyinform.com.ua/wp-content/uploads/2023/05/510ad1dbdb0b373f0d1cd4206bde6c384747287e.jpg" text:style-name="Internet_20_link" text:visited-style-name="Visited_20_Internet_20_Link">
<draw:frame draw:style-name="fr1" draw:name="Image8" text:anchor-type="as-char" svg:width="6.9236in" svg:height="6.9236in" draw:z-index="0">
<draw:image xlink:href="../Images/AРМІЯINFORM/2023-05-05T50-00-00-04-00/510ad1dbdb0b373f0d1cd4206bde6c384747287e-150x150.jpg" xlink:type="simple" xlink:show="embed" xlink:actuate="onLoad" draw:mime-type="image/jpeg"/>
</draw:frame>
</text:a>
</text:p>
      <text:p text:style-name="P4">
Учасники зустрічі також акцентували на необхідності подальшої інтенсифікаціїспівпраці для забезпечення нагальних потреб Сил оборони України.</text:p>
      <text:p text:style-name="P4">
Source: <text:a xlink:type="simple" xlink:href="https://armyinform.com.ua/2023/05/05/oleksij-reznikov-zustrivsya-z-generalnym-inspektorom-bundesveru/" text:style-name="Internet_20_link" text:visited-style-name="Visited_20_Internet_20_Link">
https://armyinform.com.ua/2023/05/05/oleksij-reznikov-zustrivsya-z-generalnym-inspektorom-bundesveru/</text:a>
</text:p>
      <!--NEWS-->
      <text:h text:style-name="P10" text:outline-level="1">
<text:span text:style-name="T4">
За добу рятувальники майже 200 разів виїжджали на ліквідацію наслідків ворожих обстрілів</text:span>
</text:h>
      <text:p text:style-name="P4">
Author: ['АРМІЯINFORM']</text:p>
      <text:p text:style-name="P4">
Time: 2023-05-05T51:00:00-04:00</text:p>
      <text:p text:style-name="P4">
Description: Протягом минулої доби, 4 трав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fire_37885.jpg" text:style-name="Internet_20_link" text:visited-style-name="Visited_20_Internet_20_Link">
fire_37885.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9" text:anchor-type="as-char" svg:width="6.9236in" svg:height="4.351977in" draw:z-index="0">
<draw:image xlink:href="../Images/AРМІЯINFORM/2023-05-05T51-00-00-04-00/fire_37885.jpg" xlink:type="simple" xlink:show="embed" xlink:actuate="onLoad" draw:mime-type="image/jpeg"/>
</draw:frame>
Ілюстративне фото</text:p>
      <text:p text:style-name="P4">
Протягом минулої доби, <text:span text:style-name="T4">
4 травня,</text:span>
 підрозділи Державної служби України знадзвичайних ситуацій <text:span text:style-name="T4">
здійснили 182 виїзди</text:span>
 на ліквідацію наслідківобстрілів окупантами населених пунктів та об’єктів інфраструктури. Ліквідовано8 пожеж. Надано психологічну допомогу 215 особам.</text:p>
      <text:p text:style-name="P4">
Про це йдеться у <text:a xlink:type="simple" xlink:href="https://dsns.gov.ua/uk/news/nadzvicaini-podiyi/operativna-informaciia-dsns-shhodo-naslidkiv-vedennia-boiovix-dii-rosiiskoiu-federacijeiu-147" text:style-name="Internet_20_link" text:visited-style-name="Visited_20_Internet_20_Link">
повідомленні</text:a>
 ДСНС України.</text:p>
      <text:p text:style-name="P4">
З початку широкомасштабної агресії росії підрозділами ДСНС України здійснено92 748 виїздів на ліквідацію наслідків обстрілів, ліквідовано 14 424 пожежі,врятовано 4033 особи, надано психологічну допомогу 212 682 особам.</text:p>
      <text:p text:style-name="P4">
Source: <text:a xlink:type="simple" xlink:href="https://armyinform.com.ua/2023/05/05/za-dobu-ryatuvalnyky-majzhe-200-raziv-vyyizhdzhaly-na-likvidacziyu-naslidkiv-vorozhyh-obstriliv/" text:style-name="Internet_20_link" text:visited-style-name="Visited_20_Internet_20_Link">
https://armyinform.com.ua/2023/05/05/za-dobu-ryatuvalnyky-majzhe-200-raziv-vyyizhdzhaly-na-likvidacziyu-naslidkiv-vorozhyh-obstriliv/</text:a>
</text:p>
      <!--NEWS-->
      <text:h text:style-name="P10" text:outline-level="1">
<text:span text:style-name="T4">
В Україні вперше відзначають День фахівців цивільно-військового співробітництва Збройних Сил України</text:span>
</text:h>
      <text:p text:style-name="P4">
Author: ['Олексій Мазепа']</text:p>
      <text:p text:style-name="P4">
Time: 2023-05-05T52:00:00-04:00</text:p>
      <text:p text:style-name="P4">
Description: 5 травня цього року, відповідно до наказу Головнокомандувача Збройних Сил України в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21.jpg" text:style-name="Internet_20_link" text:visited-style-name="Visited_20_Internet_20_Link">
1-21.jpg</text:a>
', '<text:a xlink:type="simple" xlink:href="https://armyinform.com.ua/wp-content/uploads/2023/05/2-150x150.jpeg" text:style-name="Internet_20_link" text:visited-style-name="Visited_20_Internet_20_Link">
2-150x150.jpeg</text:a>
', '<text:a xlink:type="simple" xlink:href="https://armyinform.com.ua/wp-content/uploads/2023/05/3-150x150.jpeg" text:style-name="Internet_20_link" text:visited-style-name="Visited_20_Internet_20_Link">
3-150x150.jpeg</text:a>
', '<text:a xlink:type="simple" xlink:href="https://armyinform.com.ua/wp-content/uploads/2023/05/4-21-150x150.jpg" text:style-name="Internet_20_link" text:visited-style-name="Visited_20_Internet_20_Link">
4-21-150x150.jpg</text:a>
', '<text:a xlink:type="simple" xlink:href="https://armyinform.com.ua/wp-content/uploads/2023/05/5-150x150.jpeg" text:style-name="Internet_20_link" text:visited-style-name="Visited_20_Internet_20_Link">
5-150x150.jpeg</text:a>
', '<text:a xlink:type="simple" xlink:href="https://armyinform.com.ua/wp-content/uploads/2023/05/6-150x150.jpeg" text:style-name="Internet_20_link" text:visited-style-name="Visited_20_Internet_20_Link">
6-150x150.jpeg</text:a>
', '<text:a xlink:type="simple" xlink:href="https://armyinform.com.ua/wp-content/uploads/2023/05/7-150x150.jpeg" text:style-name="Internet_20_link" text:visited-style-name="Visited_20_Internet_20_Link">
7-150x150.jpeg</text:a>
', '<text:a xlink:type="simple" xlink:href="https://armyinform.com.ua/wp-content/uploads/2023/05/8-5-150x150.jpg" text:style-name="Internet_20_link" text:visited-style-name="Visited_20_Internet_20_Link">
8-5-150x150.jpg</text:a>
', '<text:a xlink:type="simple" xlink:href="https://armyinform.com.ua/wp-content/uploads/2023/05/9-5-150x150.jpg" text:style-name="Internet_20_link" text:visited-style-name="Visited_20_Internet_20_Link">
9-5-150x150.jpg</text:a>
']</text:p>
      <text:p text:style-name="P4">
Tags: ['ВТОРГНЕННЯ РФ', 'СІМІС']</text:p>
      <text:p text:style-name="P4">
Category: News</text:p>
      <!--METADATA-->
      <text:p text:style-name="P4">
<text:span text:style-name="T4">
<text:span text:style-name="T5">
5 травня цього року, відповідно до наказу Головнокомандувача Збройних СилУкраїни від 24.12.2022 № 333, в України вперше відзначатимуть День фахівцівцивільно-військового співробітництва Збройних Сил України. Про шлях до цієїспецифічної діяльності СІМІС кореспонденту Армія</text:span>
</text:span>
 <text:span text:style-name="T4">
 <text:span text:style-name="T5">
Inform</text:span>
</text:span>
 <text:span text:style-name="T4">
 <text:span text:style-name="T5">
розповівначальник Центрального управління ЦВС ЗСУ полковник Володимир Лямзін.</text:span>
</text:span>
</text:p>
      <text:p text:style-name="P4">
<draw:frame draw:style-name="fr1" draw:name="Image10" text:anchor-type="as-char" svg:width="6.9236in" svg:height="4.615733in" draw:z-index="0">
<draw:image xlink:href="../Images/AРМІЯINFORM/2023-05-05T52-00-00-04-00/1-21.jpg" xlink:type="simple" xlink:show="embed" xlink:actuate="onLoad" draw:mime-type="image/jpeg"/>
</draw:frame>
</text:p>
      <text:p text:style-name="P4">
У Збройних Силах України рішення на пілотний проєкт із ЦВС було ухвалене саме5 травня 2014 року. Його роботу було успішно розпочато в найкоротші терміни —приблизно через місяць.</text:p>
      <text:p text:style-name="P4">
В умовах розв’язаної російською федерацією гібридної війни проти Україницивільно-військове співробітництво стало адекватною відповіддю на новізагрози. Необхідність налагодження взаємодії з цивільним населенням таорганами державної влади, передусім з метою недопущення перешкоджання діямвійськ у районах їх переміщення, дислокації, а також ведення воєнних (бойових)дій, спонукала шукати й втілювати абсолютно новий у ЗСУ комплексний підхід допланування та проведення військових операцій, що ґрунтується на досвіді йосновних принципах збройних сил держав НАТО. ЦВС, власне, і стало першою у ЗСУструктурою, сформованою за стандартами Північноатлантичного альянсу, яка вжедев’ять років поспіль успішно виконує поставлені завдання.</text:p>
      <text:p text:style-name="P4">
<text:span text:style-name="T4">
<text:span text:style-name="T5">
— Якщо ми звернемося до досвіду країн-членів НАТО, то там виконання завданьвідбувається здебільшого на території інших держав у складі міжнароднихконтингентів, але ж у нас війна триває на власній території.</text:span>
</text:span>
</text:p>
      <text:p text:style-name="P4">
— Дійсно, головною особливістю напрямку цивільно-військового співробітництваЗбройних Сил України є те, що вони працюють на території своєї держави і звласними силами та населенням.</text:p>
      <text:p text:style-name="P4">
На початковому етапі для визначених основних завдань та функцій, які покладеніна підрозділи цивільно-військового співробітництва Збройних Сил України, мибрали за основу основні функції ЦВС в НАТО <text:span text:style-name="T4">
:</text:span>
 організація цивільно-військової взаємодії, підтримка дій військ (сил) та об’єктів цивільногосередовища, а також спиралися на досвід збройних сил Сполучених ШтатівАмерики. Це повністю відповідає тим викликам, що постали перед нами.</text:p>
      <text:p text:style-name="P4">
Додатковою функцією, так би мовити, національною особливістю є виконаннязаходів з пошукової роботи та репатріаційних заходів.</text:p>
      <text:p text:style-name="P4">
<text:a xlink:type="simple" xlink:href="https://armyinform.com.ua/wp-content/uploads/2023/05/2.jpeg" text:style-name="Internet_20_link" text:visited-style-name="Visited_20_Internet_20_Link">
<draw:frame draw:style-name="fr1" draw:name="Image11" text:anchor-type="as-char" svg:width="6.9236in" svg:height="6.9236in" draw:z-index="0">
<draw:image xlink:href="../Images/AРМІЯINFORM/2023-05-05T52-00-00-04-00/2-150x150.jpeg" xlink:type="simple" xlink:show="embed" xlink:actuate="onLoad" draw:mime-type="image/jpeg"/>
</draw:frame>
</text:a>
</text:p>
      <text:p text:style-name="P4">
Військовослужбовці ЦВС СВ ЗС України проводять евакуацію цивільного населення з мосту н. п. Романівка Київської області, який з’єднує Бучу та Ірпінь зі столицею, березень 2022</text:p>
      <text:p text:style-name="P4">
<text:a xlink:type="simple" xlink:href="https://armyinform.com.ua/wp-content/uploads/2023/05/3-scaled.jpeg" text:style-name="Internet_20_link" text:visited-style-name="Visited_20_Internet_20_Link">
<draw:frame draw:style-name="fr1" draw:name="Image12" text:anchor-type="as-char" svg:width="6.9236in" svg:height="6.9236in" draw:z-index="0">
<draw:image xlink:href="../Images/AРМІЯINFORM/2023-05-05T52-00-00-04-00/3-150x150.jpeg" xlink:type="simple" xlink:show="embed" xlink:actuate="onLoad" draw:mime-type="image/jpeg"/>
</draw:frame>
</text:a>
</text:p>
      <text:p text:style-name="P4">
Оцінка цивільного середовища, Чернігів, квітень 2022</text:p>
      <text:p text:style-name="P4">
<text:a xlink:type="simple" xlink:href="https://armyinform.com.ua/wp-content/uploads/2023/05/4-21.jpg" text:style-name="Internet_20_link" text:visited-style-name="Visited_20_Internet_20_Link">
<draw:frame draw:style-name="fr1" draw:name="Image13" text:anchor-type="as-char" svg:width="6.9236in" svg:height="6.9236in" draw:z-index="0">
<draw:image xlink:href="../Images/AРМІЯINFORM/2023-05-05T52-00-00-04-00/4-21-150x150.jpg" xlink:type="simple" xlink:show="embed" xlink:actuate="onLoad" draw:mime-type="image/jpeg"/>
</draw:frame>
</text:a>
</text:p>
      <text:p text:style-name="P4">
Військовослужбовці ЦВС під час виконання завдань у деокупованій Гаврилівці Бериславського району, жовтень 2022</text:p>
      <text:p text:style-name="P4">
<text:span text:style-name="T4">
<text:span text:style-name="T5">
— Ви щойно розповіли про функції ЦВС, зупинімося детальніше на них.</text:span>
</text:span>
</text:p>
      <text:p text:style-name="P4">
— Однією з основних функцій ЦВС у ЗСУ є цивільно-військова взаємодія, якапередбачає проведення відповідної роботи та комунікації з органами державноївлади, міжнародними неурядовими організаціями та громадськими об’єднаннями йінформування цивільного населення.</text:p>
      <text:p text:style-name="P4">
Підтримка дій військ (сил) є пріоритетною функцією для підрозділів ЦВС. Неварто забувати і про важливість оцінювання стану цивільного середовища таінформування командирів на місцях про стан. Це дає змогу якісно спрогнозуватиймовірні негативні чинники, які можуть суттєво вплинути на виконання завданьза призначенням підрозділами ЗСУ.</text:p>
      <text:p text:style-name="P4">
Своєю чергою підтримка суб’єктів цивільного середовища полягає у мінімізаціївпливу негативних наслідків бойових дій на цивільне населення. З початкомширокомасштабного вторгнення рф підрозділи ЦВС зіткнулися з необхідністюкоординації надання гуманітарної допомоги та евакуації цивільного населення врайонах ведення воєнних (бойових) дій та деокупованих територій.</text:p>
      <text:p text:style-name="P4">
<text:a xlink:type="simple" xlink:href="https://armyinform.com.ua/wp-content/uploads/2023/05/5.jpeg" text:style-name="Internet_20_link" text:visited-style-name="Visited_20_Internet_20_Link">
<draw:frame draw:style-name="fr1" draw:name="Image14" text:anchor-type="as-char" svg:width="6.9236in" svg:height="6.9236in" draw:z-index="0">
<draw:image xlink:href="../Images/AРМІЯINFORM/2023-05-05T52-00-00-04-00/5-150x150.jpeg" xlink:type="simple" xlink:show="embed" xlink:actuate="onLoad" draw:mime-type="image/jpeg"/>
</draw:frame>
</text:a>
</text:p>
      <text:p text:style-name="P4">
<text:a xlink:type="simple" xlink:href="https://armyinform.com.ua/wp-content/uploads/2023/05/6-scaled.jpeg" text:style-name="Internet_20_link" text:visited-style-name="Visited_20_Internet_20_Link">
<draw:frame draw:style-name="fr1" draw:name="Image15" text:anchor-type="as-char" svg:width="6.9236in" svg:height="6.9236in" draw:z-index="0">
<draw:image xlink:href="../Images/AРМІЯINFORM/2023-05-05T52-00-00-04-00/6-150x150.jpeg" xlink:type="simple" xlink:show="embed" xlink:actuate="onLoad" draw:mime-type="image/jpeg"/>
</draw:frame>
</text:a>
</text:p>
      <text:p text:style-name="P4">
Координація надання гумдопомоги, Іванівка Чернігівської області, квітень 2022, військовослужбовці ЦУ ЦВС ГШ ЗСУ та Центру забезпечення заходів ЦВС ЗСУ</text:p>
      <text:p text:style-name="P4">
<text:a xlink:type="simple" xlink:href="https://armyinform.com.ua/wp-content/uploads/2023/05/7.jpeg" text:style-name="Internet_20_link" text:visited-style-name="Visited_20_Internet_20_Link">
<draw:frame draw:style-name="fr1" draw:name="Image16" text:anchor-type="as-char" svg:width="6.9236in" svg:height="6.9236in" draw:z-index="0">
<draw:image xlink:href="../Images/AРМІЯINFORM/2023-05-05T52-00-00-04-00/7-150x150.jpeg" xlink:type="simple" xlink:show="embed" xlink:actuate="onLoad" draw:mime-type="image/jpeg"/>
</draw:frame>
</text:a>
</text:p>
      <text:p text:style-name="P4">
с. Пришиб Донецької області, гуманітарна допомога та інформування населення, липень 2022</text:p>
      <text:p text:style-name="P4">
<text:a xlink:type="simple" xlink:href="https://armyinform.com.ua/wp-content/uploads/2023/05/8-5.jpg" text:style-name="Internet_20_link" text:visited-style-name="Visited_20_Internet_20_Link">
<draw:frame draw:style-name="fr1" draw:name="Image17" text:anchor-type="as-char" svg:width="6.9236in" svg:height="6.9236in" draw:z-index="0">
<draw:image xlink:href="../Images/AРМІЯINFORM/2023-05-05T52-00-00-04-00/8-5-150x150.jpg" xlink:type="simple" xlink:show="embed" xlink:actuate="onLoad" draw:mime-type="image/jpeg"/>
</draw:frame>
</text:a>
</text:p>
      <text:p text:style-name="P4">
<text:a xlink:type="simple" xlink:href="https://armyinform.com.ua/wp-content/uploads/2023/05/9-5.jpg" text:style-name="Internet_20_link" text:visited-style-name="Visited_20_Internet_20_Link">
<draw:frame draw:style-name="fr1" draw:name="Image18" text:anchor-type="as-char" svg:width="6.9236in" svg:height="6.9236in" draw:z-index="0">
<draw:image xlink:href="../Images/AРМІЯINFORM/2023-05-05T52-00-00-04-00/9-5-150x150.jpg" xlink:type="simple" xlink:show="embed" xlink:actuate="onLoad" draw:mime-type="image/jpeg"/>
</draw:frame>
</text:a>
</text:p>
      <text:p text:style-name="P4">
Деокупований Лиман, жовтень 2022, гуманітарна допомога</text:p>
      <text:p text:style-name="P4">
<text:span text:style-name="T4">
<text:span text:style-name="T5">
— Як ви зазначили, національною особливістю роботи підрозділів цивільно-військового співробітництва у Збройних Силах України наразі є проведенняпошукової роботи та репатріаційних заходів. Що це за робота?</text:span>
</text:span>
</text:p>
      <text:p text:style-name="P4">
— Ще з 2014 року виникла нагальна потреба у пошуку та поверненні тіл полеглихоборонців України як із підконтрольної уряду України території, так і зтимчасово окупованих територій Донецької та Луганської областей, а зрозширенням збройної агресії рф і з інших областей, де велись бої. Це сталоокремим і вкрай важливим напрямком роботи. Тож було започатковано Гуманітарнийпроєкт ЗСУ «ЕВАКУАЦІЯ 200» і створено тимчасові групи з транспортування йпошуку полеглих воїнів, який надалі був перейменований у Гуманітарний проєктЗСУ «НА ЩИТІ».</text:p>
      <text:p text:style-name="P4">
Нині у складі Центрального управління ЦВС Генерального штабу ЗСУ створеноУправління пошукової роботи та репатріаційних заходів. Це пов’язано передусіміз розширенням діяльності з пошуку та репатріації зниклих безвісти та полеглихвоїнів. Зазначена діяльність здійснюється у взаємодії з експертними службами,правоохоронними органами та іншими підрозділами Сил безпеки та оборониУкраїни.</text:p>
      <text:p text:style-name="P4">
Окремо варто зауважити, що тільки в ЗСУ існує така специфіка роботи дляпідрозділів цивільно-військового співробітництва.</text:p>
      <text:p text:style-name="P4">
<text:span text:style-name="T4">
— Наслідки широкомасштабного вторгнення рф продемонстрували, що цивільно-військове співробітництво має розглядатись передусім як спільна функція всіхпідрозділів Збройних Сил України. Що змінилося за цей час?</text:span>
</text:p>
      <text:p text:style-name="P4">
— З широкомасштабним вторгненням рф пріоритети виконання завдань ЦВС у ЗСУрізко змінились. Досвід, який ЦВС здобули з 24 лютого минулого року, змушуєпереглянути деякі доктринальні документи та підходи до виконання завдань ЦВС уЗСУ. Це насамперед пов’язано з тим, що, орієнтуючись на стандарти НАТО, миадаптуємо їх до використання на території своєї держави, в умовах відбиттяширокомасштабної агресії рф проти України.</text:p>
      <text:p text:style-name="P4">
Враховуючи той факт, що підрозділи ЗСУ першими стикаються з проблематикоюцивільного середовища на звільнених територіях, в основу цивільно-військовогоспівробітництва буде покладено саме організацію та підтримання цивільно-військової взаємодії, а також вивчення всіх аспектів, які стосуються стануцивільного середовища, для забезпечення повної ситуаційної обізнаностікомандирів, начальників усіх рівнів. Передусім як ці процеси можуть вплинутина виконання завдань нашими Силами оборони. Все, що стосується напрямкупідтримки дій наших військ, напрямку підтримки об’єктів або суб’єктівцивільного середовища, буде розглядатися саме в контексті організаціїцивільно-військової взаємодії з урахуванням того, що досвід відбиттяширокомасштабної агресії показав, що всі державні механізми в Україні неперестали працювати ні на секунду, весь державний апарат повністю виконувавсвої функції навіть на тих територіях, які були тимчасово залишені нашимивійськами.</text:p>
      <text:p text:style-name="P4">
Наші партнери активно допомагають нам у підготовці особового складупідрозділів ЦВС ЗСУ, який постійно проходить відповідну підготовку як вУкраїні, так і за кордоном. Незважаючи на те, що війна триває, вчитися ми неперестаємо.</text:p>
      <text:p text:style-name="P4">
<text:span text:style-name="T4">
— Дякую вам за таку змістовну розмову й при цій нагоді вітаю з професійнимсвятом!</text:span>
</text:p>
      <text:p text:style-name="P4">
Source: <text:a xlink:type="simple" xlink:href="https://armyinform.com.ua/2023/05/05/v-ukrayini-vpershe-vidznachayut-den-fahivcziv-czyvilno-vijskovogo-spivrobitnycztva-zbrojnyh-syl-ukrayiny/" text:style-name="Internet_20_link" text:visited-style-name="Visited_20_Internet_20_Link">
https://armyinform.com.ua/2023/05/05/v-ukrayini-vpershe-vidznachayut-den-fahivcziv-czyvilno-vijskovogo-spivrobitnycztva-zbrojnyh-syl-ukrayiny/</text:a>
</text:p>
      <!--NEWS-->
      <text:h text:style-name="P10" text:outline-level="1">
<text:span text:style-name="T4">
МАГАТЕ провела ротацію місій на Чорнобильській та Рівненській АЕС</text:span>
</text:h>
      <text:p text:style-name="P4">
Author: ['АРМІЯINFORM']</text:p>
      <text:p text:style-name="P4">
Time: 2023-05-05T53:00:00-04:00</text:p>
      <text:p text:style-name="P4">
Description: На Чорнобильській та Рівненській атомних електростанціях відбулися ротації експер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aea.jpg" text:style-name="Internet_20_link" text:visited-style-name="Visited_20_Internet_20_Link">
iaea.jpg</text:a>
']</text:p>
      <text:p text:style-name="P4">
Tags: ['МАГАТЕ']</text:p>
      <text:p text:style-name="P4">
Category: News</text:p>
      <!--METADATA-->
      <text:p text:style-name="P4">
<draw:frame draw:style-name="fr1" draw:name="Image19" text:anchor-type="as-char" svg:width="6.9236in" svg:height="3.894525in" draw:z-index="0">
<draw:image xlink:href="../Images/AРМІЯINFORM/2023-05-05T53-00-00-04-00/iaea.jpg" xlink:type="simple" xlink:show="embed" xlink:actuate="onLoad" draw:mime-type="image/jpeg"/>
</draw:frame>
</text:p>
      <text:p text:style-name="P4">
На Чорнобильській та Рівненській атомних електростанціях відбулися ротаціїекспертів постійних моніторингових місій Міжнародного агентства з атомноїенергії (МАГАТЕ).</text:p>
      <text:p text:style-name="P4">
Про це <text:a xlink:type="simple" xlink:href="https://snriu.gov.ua/news/na-dsp-chornobylska-aes-ta-vp-rivnenska-aes-vidbulysia-rotatsii-personalu-postiinykh-monitorynhovykh-misii-mahate" text:style-name="Internet_20_link" text:visited-style-name="Visited_20_Internet_20_Link">
повідомила</text:a>
 пресслужба Державної інспекції ядерного регулювання України (ДІЯРУ).</text:p>
      <text:p text:style-name="P4">
Згідно з повідомленням, на РАЕС до своїх обов’язків приступила шоста групаекспертів МАГАТЕ, на ЧАЕС — сьома.</text:p>
      <text:p text:style-name="P4">
Нагадаємо, на Чорнобильській, Рівненській, а також на Південноукраїнській іХмельницькій атомних станціях постійні моніторингові місії МАГАТЕ<text:a xlink:type="simple" xlink:href="https://armyinform.com.ua/2023/01/16/magate-rozshyryuye-prysutnist-v-ukrayini/" text:style-name="Internet_20_link" text:visited-style-name="Visited_20_Internet_20_Link">
розпочали</text:a>
 свою діяльність у січні 2023 року.</text:p>
      <text:p text:style-name="P4">
На тимчасово окупованій Запорізькій АЕС постійна моніторингова група<text:a xlink:type="simple" xlink:href="https://armyinform.com.ua/2022/08/29/misiya-magate-napravlyayetsya-na-zaporizku-aes/" text:style-name="Internet_20_link" text:visited-style-name="Visited_20_Internet_20_Link">
працює</text:a>
 із вересня 2022 року. 27 квітня 2023 року<text:a xlink:type="simple" xlink:href="https://armyinform.com.ua/2023/05/01/zaes-provedena-rotacziya-personalu-monitoryngovoyi-misiyi-magate/" text:style-name="Internet_20_link" text:visited-style-name="Visited_20_Internet_20_Link">
відбулася</text:a>
 чергова ротація персоналу постійноїмоніторингової місії МАГАТЕ на Запорізькій АЕС.</text:p>
      <text:p text:style-name="P4">
Source: <text:a xlink:type="simple" xlink:href="https://armyinform.com.ua/2023/05/05/magate-provela-rotacziyu-misij-na-chornobylskij-ta-rivnenskij-aes/" text:style-name="Internet_20_link" text:visited-style-name="Visited_20_Internet_20_Link">
https://armyinform.com.ua/2023/05/05/magate-provela-rotacziyu-misij-na-chornobylskij-ta-rivnenskij-aes/</text:a>
</text:p>
      <!--NEWS-->
      <text:h text:style-name="P10" text:outline-level="1">
<text:span text:style-name="T4">
За добу від російських обстрілів загинули дві цивільні особи, дев’ять поранено</text:span>
</text:h>
      <text:p text:style-name="P4">
Author: ['АРМІЯINFORM']</text:p>
      <text:p text:style-name="P4">
Time: 2023-05-05T54:00:00-04:00</text:p>
      <text:p text:style-name="P4">
Description: За минулу добу російські війська обстріляли територію 8 областей України. Попередньо 2...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379772432224733289_y.jpg" text:style-name="Internet_20_link" text:visited-style-name="Visited_20_Internet_20_Link">
photo_5379772432224733289_y.jpg</text:a>
']</text:p>
      <text:p text:style-name="P4">
Tags: ['ОБСТРІЛИ УКРАЇНИ', 'ХАРКІВСЬКИЙ ТРИБУНАЛ']</text:p>
      <text:p text:style-name="P4">
Category: News</text:p>
      <!--METADATA-->
      <text:p text:style-name="P4">
<draw:frame draw:style-name="fr1" draw:name="Image20" text:anchor-type="as-char" svg:width="6.9236in" svg:height="4.875483in" draw:z-index="0">
<draw:image xlink:href="../Images/AРМІЯINFORM/2023-05-05T54-00-00-04-00/photo_5379772432224733289_y.jpg" xlink:type="simple" xlink:show="embed" xlink:actuate="onLoad" draw:mime-type="image/jpeg"/>
</draw:frame>
</text:p>
      <text:p text:style-name="P4">
За минулу добу російські війська обстріляли територію 8 областей України.Попередньо 2 особи загинуло та 9 поранено.</text:p>
      <text:p text:style-name="P4">
Про це <text:a xlink:type="simple" xlink:href="https://t.me/militarymediacenter/1867" text:style-name="Internet_20_link" text:visited-style-name="Visited_20_Internet_20_Link">
повідомляє</text:a>
 Military MediaCenter.</text:p>
      <text:p text:style-name="P4">
«Загалом із різних видів озброєння (міномети, танки, артилерія, РСЗВ, ЗРК,БПЛА, тактична авіація) здійснено обстріли 147 населених пунктів, підтвердженоураження 92 об’єктів інфраструктури», — йдеться у повідомленні.</text:p>
      <text:p text:style-name="P4">
Source: <text:a xlink:type="simple" xlink:href="https://armyinform.com.ua/2023/05/05/za-dobu-vid-rosijskyh-obstriliv-zagynulo-dvi-czyvilni-osoby-devyat-poraneno/" text:style-name="Internet_20_link" text:visited-style-name="Visited_20_Internet_20_Link">
https://armyinform.com.ua/2023/05/05/za-dobu-vid-rosijskyh-obstriliv-zagynulo-dvi-czyvilni-osoby-devyat-poraneno/</text:a>
</text:p>
      <!--NEWS-->
      <text:h text:style-name="P10" text:outline-level="1">
<text:span text:style-name="T4">
Європол вже  ідентифікував 150 осіб, причетних до злочинів, вчинених під час російської агресії проти України</text:span>
</text:h>
      <text:p text:style-name="P4">
Author: ['АРМІЯINFORM']</text:p>
      <text:p text:style-name="P4">
Time: 2023-05-05T55:00:00-04:00</text:p>
      <text:p text:style-name="P4">
Description: Перебуваючи у Гаазі, Генеральний прокурор Андрій Костін провів зустріч з виконавч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05_09-32-18.jpg" text:style-name="Internet_20_link" text:visited-style-name="Visited_20_Internet_20_Link">
photo_2023-05-05_09-32-18.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21" text:anchor-type="as-char" svg:width="6.9236in" svg:height="4.690181in" draw:z-index="0">
<draw:image xlink:href="../Images/AРМІЯINFORM/2023-05-05T55-00-00-04-00/photo_2023-05-05_09-32-18.jpg" xlink:type="simple" xlink:show="embed" xlink:actuate="onLoad" draw:mime-type="image/jpeg"/>
</draw:frame>
 Ілюстративне фото</text:p>
      <text:p text:style-name="P4">
Перебуваючи у Гаазі, Генеральний прокурор Андрій Костін провів зустріч звиконавчим директором Європолу Катрін Де Боллє. Обговорили долучення цьогоправоохоронного органу до роботи Спільної слідчої групи (JIT).</text:p>
      <text:p text:style-name="P4">
Про це <text:a xlink:type="simple" xlink:href="https://t.me/pgo_gov_ua/11837" text:style-name="Internet_20_link" text:visited-style-name="Visited_20_Internet_20_Link">
повідомляє</text:a>
 Офіс Генерального прокурораУкраїни.</text:p>
      <text:p text:style-name="P4">
— Європол — лідер у сфері співробітництва правоохоронних органів ЄС. Йоговеличезний досвід стане неоціненною допомогою в розслідуванні міжнароднихзлочинів росії, — наголосив Андрій Костін.</text:p>
      <text:p text:style-name="P4">
Європол вже проаналізував понад 7000 фото- та відеофайлів, ідентифікував 150осіб, причетних до злочинів, вчинених під час російської агресії протиУкраїни.</text:p>
      <text:p text:style-name="P4">
— Високо цінуємо цей внесок і сподіваємося на продовження нашої успішноїспівпраці, — зазначив Генпрокурор.</text:p>
      <text:p text:style-name="P4">
Source: <text:a xlink:type="simple" xlink:href="https://armyinform.com.ua/2023/05/05/yevropol-vzhe-identyfikuvav-150-osib-prychetnyh-do-zlochyniv-vchynenyh-pid-chas-rosijskoyi-agresiyi-proty-ukrayiny/" text:style-name="Internet_20_link" text:visited-style-name="Visited_20_Internet_20_Link">
https://armyinform.com.ua/2023/05/05/yevropol-vzhe-identyfikuvav-150-osib-prychetnyh-do-zlochyniv-vchynenyh-pid-chas-rosijskoyi-agresiyi-proty-ukrayiny/</text:a>
</text:p>
      <!--NEWS-->
      <text:h text:style-name="P10" text:outline-level="1">
<text:span text:style-name="T4">
Посол США: Ґендерна рівність та інклюзивність роблять Україну сильнішою проти агресії рф</text:span>
</text:h>
      <text:p text:style-name="P4">
Author: ['АРМІЯINFORM']</text:p>
      <text:p text:style-name="P4">
Time: 2023-05-05T56:00:00-04:00</text:p>
      <text:p text:style-name="P4">
Description: В Україні простежується прогрес в досягненні того, аби кожен член суспільства міг зроби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rink-1-1.jpg" text:style-name="Internet_20_link" text:visited-style-name="Visited_20_Internet_20_Link">
brink-1-1.jpg</text:a>
']</text:p>
      <text:p text:style-name="P4">
Tags: ['БРИДЖІТ БРІНК', 'ГЕНДЕРНА РІВНІСТЬ', 'ПОСОЛ США В УКРАЇНІ', 'УКРАЇНСЬКИЙ ЖІНОЧИЙ КОНГРЕС']</text:p>
      <text:p text:style-name="P4">
Category: News</text:p>
      <!--METADATA-->
      <text:p text:style-name="P4">
<draw:frame draw:style-name="fr1" draw:name="Image22" text:anchor-type="as-char" svg:width="6.9236in" svg:height="3.894525in" draw:z-index="0">
<draw:image xlink:href="../Images/AРМІЯINFORM/2023-05-05T56-00-00-04-00/brink-1-1.jpg" xlink:type="simple" xlink:show="embed" xlink:actuate="onLoad" draw:mime-type="image/jpeg"/>
</draw:frame>
</text:p>
      <text:p text:style-name="P4">
В Україні простежується прогрес в досягненні того, аби кожен член суспільстваміг зробити внесок у питання миру та безпеки.</text:p>
      <text:p text:style-name="P4">
Про це під час дискусії про участь жінок у секторі безпеки та оборони, якавідбулася в рамках Українського Жіночого Конгресу, проведеного у Києві,<text:a xlink:type="simple" xlink:href="https://twitter.com/USAmbKyiv/status/1654371208576528386" text:style-name="Internet_20_link" text:visited-style-name="Visited_20_Internet_20_Link">
заявила</text:a>
 Посол СШАв Україні Бріджит Брінк.</text:p>
      <text:p text:style-name="P4">
«Ґендерна рівність та інклюзивна політика роблять Україну сильнішою протиагресії росії та допомагають наблизити Україну до стандартів НАТО», — сказалаБріджит Брінк.</text:p>
      <text:p text:style-name="P4">
Нагадаємо, під час засідання Українського Жіночого Конгресу заступницяМіністра оборони України Ганна Маляр<text:a xlink:type="simple" xlink:href="https://armyinform.com.ua/2023/05/04/sogodni-ukrayinky-mozhut-obijmaty-bud-yaki-posady-v-zbrojnyh-sylah-ukrayiny-ganna-malyar/" text:style-name="Internet_20_link" text:visited-style-name="Visited_20_Internet_20_Link">
повідомила</text:a>
, що вМіноборони постійно триває робота щодо впровадження ґендерного підходу уповсякденну життєдіяльність українського війська.</text:p>
      <text:p text:style-name="P4">
Source: <text:a xlink:type="simple" xlink:href="https://armyinform.com.ua/2023/05/05/posol-ssha-genderna-rivnist-ta-inklyuzyvnist-roblyat-ukrayinu-sylnishoyu-proty-agresiyi-rf/" text:style-name="Internet_20_link" text:visited-style-name="Visited_20_Internet_20_Link">
https://armyinform.com.ua/2023/05/05/posol-ssha-genderna-rivnist-ta-inklyuzyvnist-roblyat-ukrayinu-sylnishoyu-proty-agresiyi-rf/</text:a>
</text:p>
      <!--NEWS-->
      <text:h text:style-name="P10" text:outline-level="1">
<text:span text:style-name="T4">
На правоохоронця, який намагався продати бази даних українських військових, чекає суд</text:span>
</text:h>
      <text:p text:style-name="P4">
Author: ['АРМІЯINFORM']</text:p>
      <text:p text:style-name="P4">
Time: 2023-05-05T57:00:00-04:00</text:p>
      <text:p text:style-name="P4">
Description: Завершено досудове розслідування стосовно правоохоронця із Сумської області, я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br.jpg" text:style-name="Internet_20_link" text:visited-style-name="Visited_20_Internet_20_Link">
dbr.jpg</text:a>
']</text:p>
      <text:p text:style-name="P4">
Tags: ['STOPRUSSIA', 'АГРЕСІЯ РФ', 'ВТОРГНЕННЯ РФ', 'ДБР', 'КОЛАБОРАНТ']</text:p>
      <text:p text:style-name="P4">
Category: News</text:p>
      <!--METADATA-->
      <text:p text:style-name="P4">
<draw:frame draw:style-name="fr1" draw:name="Image23" text:anchor-type="as-char" svg:width="6.9236in" svg:height="3.894525in" draw:z-index="0">
<draw:image xlink:href="../Images/AРМІЯINFORM/2023-05-05T57-00-00-04-00/dbr.jpg" xlink:type="simple" xlink:show="embed" xlink:actuate="onLoad" draw:mime-type="image/jpeg"/>
</draw:frame>
</text:p>
      <text:p text:style-name="P4">
Завершено досудове розслідування стосовно правоохоронця із Сумської області,який збирався продати дані про розташування українських блокпостів тавійськових частин, а також паролі на блокпостах.</text:p>
      <text:p text:style-name="P4">
Про це <text:a xlink:type="simple" xlink:href="https://dbr.gov.ua/news/za-materialami-dbr-suditimut-pravoohoroncya-yakij-pid-chas-vijni-hotiv-prodati-bazi-danih-ukrainskih-vijskovih" text:style-name="Internet_20_link" text:visited-style-name="Visited_20_Internet_20_Link">
повідомляє</text:a>
 пресслужба ДБР.</text:p>
      <text:p text:style-name="P4">
Встановлено, що зловмисник мав доступ до зазначених секретних даних та загроші хотів «допомогти» контрабандистам безперешкодно перевозити у рф цигарки.У ході «співпраці» фігурант почав збирати дані про паролі, розташуванняукраїнських військових, зокрема — керівного складу, можливу наявність упідрозділів тепловізорів та іншу інформацію.</text:p>
      <text:p text:style-name="P4">
Свої послуги він оцінив у 40 тисяч гривень. За версією слідства, за оборудкоюмогли стояти ворожі спецслужби. Оскільки такі дані могли передаватись доспецслужб рф, які часто «кришують» контрабанду. Це могло зашкодитиобороноздатності нашої країни.</text:p>
      <text:p text:style-name="P4">
У лютому спецслужби змогли запобігли можливому витоку секретних даних. Під часспецоперації правоохоронця було затримано в момент одержання грошей.</text:p>
      <text:p text:style-name="P4">
Обвинувальний акт направлено до суду. Чоловік обвинувачується унесанкціонованому поширенні інформації про озброєння та розміщення ЗбройнихСил України, та одержанні неправомірної вигоди. Санкція статті передбачаєпокарання у вигляді позбавлення волі на строк до 10 років з конфіскацієюмайна.</text:p>
      <text:p text:style-name="P4">
Судом фігуранту вже обрано запобіжний захід у вигляді тримання під вартою безправа внесення застави.</text:p>
      <text:p text:style-name="P4">
Source: <text:a xlink:type="simple" xlink:href="https://armyinform.com.ua/2023/05/05/na-pravoohoronczya-yakyj-namagavsya-prodaty-bazy-danyh-ukrayinskyh-vijskovyh-chekaye-sud/" text:style-name="Internet_20_link" text:visited-style-name="Visited_20_Internet_20_Link">
https://armyinform.com.ua/2023/05/05/na-pravoohoronczya-yakyj-namagavsya-prodaty-bazy-danyh-ukrayinskyh-vijskovyh-chekaye-sud/</text:a>
</text:p>
      <!--NEWS-->
      <text:h text:style-name="P10" text:outline-level="1">
<text:span text:style-name="T4">
Родини полонених морпіхів зустрілися з представниками Координаційного штабу</text:span>
</text:h>
      <text:p text:style-name="P4">
Author: ['АРМІЯINFORM']</text:p>
      <text:p text:style-name="P4">
Time: 2023-05-05T58:00:00-04:00</text:p>
      <text:p text:style-name="P4">
Description: У Координаційному штабі відбулася зустріч з родинами військовослужбовців окремої брига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ez-imeni-4.jpg" text:style-name="Internet_20_link" text:visited-style-name="Visited_20_Internet_20_Link">
bez-imeni-4.jpg</text:a>
']</text:p>
      <text:p text:style-name="P4">
Tags: ['ВІЙСЬКОВОПОЛОНЕНІ', 'КООРДИНАЦІЙНИЙ ШТАБ З ПИТАНЬ ПОВОДЖЕННЯ З ВІЙСЬКОВОПОЛОНЕНИМИ', 'МОРСЬКІ ПІХОТИНЦІ']</text:p>
      <text:p text:style-name="P4">
Category: News</text:p>
      <!--METADATA-->
      <text:p text:style-name="P4">
<draw:frame draw:style-name="fr1" draw:name="Image24" text:anchor-type="as-char" svg:width="6.9236in" svg:height="4.364711in" draw:z-index="0">
<draw:image xlink:href="../Images/AРМІЯINFORM/2023-05-05T58-00-00-04-00/bez-imeni-4.jpg" xlink:type="simple" xlink:show="embed" xlink:actuate="onLoad" draw:mime-type="image/jpeg"/>
</draw:frame>
</text:p>
      <text:p text:style-name="P4">
У Координаційному штабі відбулася зустріч з родинами військовослужбовцівокремої бригади морської піхоти імені контрадмірала Михайла Білинського. Назапитання родичів полонених і зниклих безвісти морських піхотинців відповідавпредставник Координаційного штабу.</text:p>
      <text:p text:style-name="P4">
Про це <text:a xlink:type="simple" xlink:href="https://t.me/Koord_shtab/957" text:style-name="Internet_20_link" text:visited-style-name="Visited_20_Internet_20_Link">
повідомляє</text:a>
 Координаційний штаб з питаньповодження з військовополоненими.</text:p>
      <text:p text:style-name="P4">
Родичі скаржилися на неналежну комунікацію з військовими частинами, якапередбачена через територіальні центри комплектування та соціальної підтримки.Є низка невирішених проблем, які пов’язані, зокрема, з отриманням сповіщеньвід частини.</text:p>
      <text:p text:style-name="P4">
Низка питань, що були порушені під час зустрічі, стосувалися інформації промісця та умови утримання, а також стан здоров’я полонених військовослужбовців.За словами представника Штабу, офіційну інформацію щодо цих питань країна-агресорка не надає. Представники Міжнародного комітету Червоного Хреста, якиймає відповідний мандат, не мають доступу до всіх місць несвободи, в яких росіяутримує наших захисників.</text:p>
      <text:p text:style-name="P4">
Проте важливою є інформація, отримана з інших джерел: це фото- йвідеоматеріали, запити незалежних адвокатів, свідчення повернених з полонувійськовослужбовців. Слід зазначити, що родичі та близькі захисників збираютьі передають значну кількість важливої інформації, яка опрацьовуютьсявідповідними фахівцями і долучається до роботи.</text:p>
      <text:p text:style-name="P4">
Source: <text:a xlink:type="simple" xlink:href="https://armyinform.com.ua/2023/05/05/rodyny-polonenyh-morpihiv-zustrilysya-z-predstavnykamy-koordynaczijnogo-shtabu-4/" text:style-name="Internet_20_link" text:visited-style-name="Visited_20_Internet_20_Link">
https://armyinform.com.ua/2023/05/05/rodyny-polonenyh-morpihiv-zustrilysya-z-predstavnykamy-koordynaczijnogo-shtabu-4/</text:a>
</text:p>
      <!--NEWS-->
      <text:h text:style-name="P10" text:outline-level="1">
<text:span text:style-name="T4">
Ув’язнена на 12 років: мешканка Донеччини передавала російським силовикам інформацію про ЗСУ</text:span>
</text:h>
      <text:p text:style-name="P4">
Author: ['АРМІЯINFORM']</text:p>
      <text:p text:style-name="P4">
Time: 2023-05-05T59:00:00-04:00</text:p>
      <text:p text:style-name="P4">
Description: У період дії воєнного стану мешканка Донецької області спілкувалася у месенджері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enprokuratura-1.jpg" text:style-name="Internet_20_link" text:visited-style-name="Visited_20_Internet_20_Link">
genprokuratura-1.jpg</text:a>
']</text:p>
      <text:p text:style-name="P4">
Tags: ['STOPRUSSIA', 'КОЛАБОРАНТКА', 'ОФІС ГЕНЕРАЛЬНОГО ПРОКУРОРА УКРАЇНИ']</text:p>
      <text:p text:style-name="P4">
Category: News</text:p>
      <!--METADATA-->
      <text:p text:style-name="P4">
<draw:frame draw:style-name="fr1" draw:name="Image25" text:anchor-type="as-char" svg:width="6.9236in" svg:height="3.894525in" draw:z-index="0">
<draw:image xlink:href="../Images/AРМІЯINFORM/2023-05-05T59-00-00-04-00/genprokuratura-1.jpg" xlink:type="simple" xlink:show="embed" xlink:actuate="onLoad" draw:mime-type="image/jpeg"/>
</draw:frame>
</text:p>
      <text:p text:style-name="P4">
У період дії воєнного стану мешканка Донецької області спілкувалася умесенджері з кадровим співробітником головного розвідувального управліннягенштабу рф. Вона передавала йому інформацію про наявність або відсутністьпідрозділів Збройних Сил України у конкретному місці.</text:p>
      <text:p text:style-name="P4">
Про це <text:a xlink:type="simple" xlink:href="https://www.gp.gov.ua/ua/posts/do-12-rokiv-uvyaznennya-zasudzeno-zinku-yaka-peredavala-spivrobitniku-genstabu-rf-dani-pro-zsu" text:style-name="Internet_20_link" text:visited-style-name="Visited_20_Internet_20_Link">
повідомила</text:a>
пресслужба Офісу Генерального прокурора України.</text:p>
      <text:p text:style-name="P4">
Жінка надсилала ворогу дані про оперативно-тактичні дії ЗСУ та заходиінженерного забезпечення.</text:p>
      <text:p text:style-name="P4">
Також колаборантка надавала відеозаписи руйнувань, спричинених обстріламивійськових рф, і місця влучання снарядів. Таким чином, вона здійснювалакоригування вогню військовими країни-агресора і надавала їм допомогу у веденнібойових дій проти Збройних Сил України.</text:p>
      <text:p text:style-name="P4">
Мешканку Донеччини визнано винною у колабораційній діяльності. Її засуджено до12 років позбавлення волі з конфіскацією майна.</text:p>
      <text:p text:style-name="P4">
До набрання вироком законної сили вона перебуватиме під вартою.</text:p>
      <text:p text:style-name="P4">
Source: <text:a xlink:type="simple" xlink:href="https://armyinform.com.ua/2023/05/05/uvyaznena-na-12-rokiv-meshkanka-donechchyny-peredavala-rosijskym-sylovykam-informacziyu-pro-zsu/" text:style-name="Internet_20_link" text:visited-style-name="Visited_20_Internet_20_Link">
https://armyinform.com.ua/2023/05/05/uvyaznena-na-12-rokiv-meshkanka-donechchyny-peredavala-rosijskym-sylovykam-informacziyu-pro-zsu/</text:a>
</text:p>
      <!--NEWS-->
      <text:h text:style-name="P10" text:outline-level="1">
<text:span text:style-name="T4">
Україна повернула тіла ще 80 загиблих оборонців</text:span>
</text:h>
      <text:p text:style-name="P4">
Author: ['АРМІЯINFORM']</text:p>
      <text:p text:style-name="P4">
Time: 2023-05-05T60:00:00-04:00</text:p>
      <text:p text:style-name="P4">
Description: Сьогодні, 5 травня, вдалося повернути додому тіла 80 полеглих захисників. Тіла наш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d11b886f28ab5513b9118baeabde0279495c5cda.jpg" text:style-name="Internet_20_link" text:visited-style-name="Visited_20_Internet_20_Link">
d11b886f28ab5513b9118baeabde0279495c5cda.jpg</text:a>
']</text:p>
      <text:p text:style-name="P4">
Tags: ['МІНРЕІНТЕГРАЦІЇ', 'ПОВЕРНЕННЯ ТІЛ ЗАХИСНИКІВ']</text:p>
      <text:p text:style-name="P4">
Category: News</text:p>
      <!--METADATA-->
      <text:p text:style-name="P4">
<draw:frame draw:style-name="fr1" draw:name="Image26" text:anchor-type="as-char" svg:width="6.9236in" svg:height="3.894525in" draw:z-index="0">
<draw:image xlink:href="../Images/AРМІЯINFORM/2023-05-05T60-00-00-04-00/d11b886f28ab5513b9118baeabde0279495c5cda.jpg" xlink:type="simple" xlink:show="embed" xlink:actuate="onLoad" draw:mime-type="image/jpeg"/>
</draw:frame>
</text:p>
      <text:p text:style-name="P4">
Сьогодні, 5 травня, вдалося повернути додому тіла 80 полеглих захисників. Тіланаших військових будуть передані їхнім родинам для гідного поховання.</text:p>
      <text:p text:style-name="P4">
Про це <text:a xlink:type="simple" xlink:href="https://minre.gov.ua/2023/05/05/ukrayina-povernula-tila-shhe-80-zagyblyh-oboroncziv/" text:style-name="Internet_20_link" text:visited-style-name="Visited_20_Internet_20_Link">
інформує</text:a>
 Мінреінтеграції.</text:p>
      <text:p text:style-name="P4">
Передача тіл із тимчасово окупованих територій України відбулась за сприянняОфісу Уповноваженого зі зниклих безвісти при Мінреінтеграції у співпраці зсиловими структурами.</text:p>
      <text:p text:style-name="P4">
Зазначається, що передача тіл загиблих військових здійснюється відповідно донорм Женевських конвенцій.</text:p>
      <text:p text:style-name="P4">
Нагадуємо, працює гаряча лінія Уповноваженого зі зниклих безвісти: 0 800 339247. Повідомити про зниклих також можна особисто Уповноваженому за телефоном:(099) 792-01-26. У вихідні можете надсилати повідомлення у Viber і Telegram наномер: (095) 896-04-21.</text:p>
      <text:p text:style-name="P4">
Source: <text:a xlink:type="simple" xlink:href="https://armyinform.com.ua/2023/05/05/ukrayina-povernula-tila-shhe-80-zagyblyh-oboroncziv/" text:style-name="Internet_20_link" text:visited-style-name="Visited_20_Internet_20_Link">
https://armyinform.com.ua/2023/05/05/ukrayina-povernula-tila-shhe-80-zagyblyh-oboroncziv/</text:a>
</text:p>
      <!--NEWS-->
      <text:h text:style-name="P10" text:outline-level="1">
<text:span text:style-name="T4">
Через платформу UNITED24 започаткований перший у світі флот морських дронів — Президент</text:span>
</text:h>
      <text:p text:style-name="P4">
Author: ['АРМІЯINFORM']</text:p>
      <text:p text:style-name="P4">
Time: 2023-05-05T61:00:00-04:00</text:p>
      <text:p text:style-name="P4">
Description: Через UNITED24 нашу країну підтримують мільйони людей у понад сотні країн.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creenshot_3-5.jpg" text:style-name="Internet_20_link" text:visited-style-name="Visited_20_Internet_20_Link">
screenshot_3-5.jpg</text:a>
']</text:p>
      <text:p text:style-name="P4">
Tags: ['ВОЛОДИМИР ЗЕЛЕНСЬКИЙ', 'ПЛАТФОРМА UNITED24']</text:p>
      <text:p text:style-name="P4">
Category: News</text:p>
      <!--METADATA-->
      <text:p text:style-name="P4">
<draw:frame draw:style-name="fr1" draw:name="Image27" text:anchor-type="as-char" svg:width="6.9236in" svg:height="3.854137in" draw:z-index="0">
<draw:image xlink:href="../Images/AРМІЯINFORM/2023-05-05T61-00-00-04-00/screenshot_3-5.jpg" xlink:type="simple" xlink:show="embed" xlink:actuate="onLoad" draw:mime-type="image/jpeg"/>
</draw:frame>
</text:p>
      <text:p text:style-name="P4">
Через UNITED24 нашу країну підтримують мільйони людей у понад сотні країн.</text:p>
      <text:p text:style-name="P4">
Про це <text:a xlink:type="simple" xlink:href="https://t.me/V_Zelenskiy_official/6125" text:style-name="Internet_20_link" text:visited-style-name="Visited_20_Internet_20_Link">
повідомив</text:a>
 Президент УкраїниВолодимир Зеленський у Телеграм.</text:p>
      <text:p text:style-name="P4">
«За кошти, акумульовані через платформу, профільні міністерства придбали 176машин швидкої допомоги, а також сотні одиниць медичного обладнання та амуніціїдля українських захисників, першу в Україні машину для розмінування,законтрактували понад 3839 БПЛА/комплексів БПЛА, відбудували 11 мостів надеокупованих Миколаївщині й Херсонщині та започаткували перший у світі флотморських дронів», — написав глава держави.</text:p>
      <text:p text:style-name="P4">
Президент подякував усім донорам платформи, внески яких рятують, повертають тазахищають життя і наближають перемогу України.</text:p>
      <text:p text:style-name="P4">
Source: <text:a xlink:type="simple" xlink:href="https://armyinform.com.ua/2023/05/05/cherez-platformu-united24-zapochatkovanyj-pershyj-u-sviti-flot-morskyh-droniv-prezydent/" text:style-name="Internet_20_link" text:visited-style-name="Visited_20_Internet_20_Link">
https://armyinform.com.ua/2023/05/05/cherez-platformu-united24-zapochatkovanyj-pershyj-u-sviti-flot-morskyh-droniv-prezydent/</text:a>
</text:p>
      <!--NEWS-->
      <text:h text:style-name="P10" text:outline-level="1">
<text:span text:style-name="T4">
Офіс Генпрокурора України: задокументовано понад 17 тисяч злочинів проти нацбезпеки</text:span>
</text:h>
      <text:p text:style-name="P4">
Author: ['АРМІЯINFORM']</text:p>
      <text:p text:style-name="P4">
Time: 2023-05-05T62: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arcrime-05052023ua.jpg" text:style-name="Internet_20_link" text:visited-style-name="Visited_20_Internet_20_Link">
warcrime-05052023ua.jpg</text:a>
', '<text:a xlink:type="simple" xlink:href="https://armyinform.com.ua/wp-content/uploads/2023/05/warcrime-05052023en.jpg" text:style-name="Internet_20_link" text:visited-style-name="Visited_20_Internet_20_Link">
warcrime-0505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8" text:anchor-type="as-char" svg:width="6.9236in" svg:height="4.448413in" draw:z-index="0">
<draw:image xlink:href="../Images/AРМІЯINFORM/2023-05-05T62-00-00-04-00/warcrime-0505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5 травня</text:span>
 зареєстровано:</text:p>
      <ul>
        <li>
84 764 воєнних злочини,  * 17 071 злочин проти національної безпеки України.</li>
      </ul>
      <text:p text:style-name="P4">
Крім того, за офіційними даними ювенальних прокурорів, <text:span text:style-name="T4">
1441 дитинапостраждала</text:span>
 внаслідок агресії рф, з них:</text:p>
      <ul>
        <li>
478 — дітей загинули,  * 963 — дитини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9" text:anchor-type="as-char" svg:width="6.9236in" svg:height="4.448413in" draw:z-index="0">
<draw:image xlink:href="../Images/AРМІЯINFORM/2023-05-05T62-00-00-04-00/warcrime-05052023en.jpg" xlink:type="simple" xlink:show="embed" xlink:actuate="onLoad" draw:mime-type="image/jpeg"/>
</draw:frame>
</text:p>
      <text:p text:style-name="P4">
Source: <text:a xlink:type="simple" xlink:href="https://armyinform.com.ua/2023/05/05/ofis-genprokurora-ukrayiny-zadokumentovano-ponad-17-tysyach-zlochyniv-proty-naczbezpeky-3/" text:style-name="Internet_20_link" text:visited-style-name="Visited_20_Internet_20_Link">
https://armyinform.com.ua/2023/05/05/ofis-genprokurora-ukrayiny-zadokumentovano-ponad-17-tysyach-zlochyniv-proty-naczbezpeky-3/</text:a>
</text:p>
      <!--NEWS-->
      <text:h text:style-name="P10" text:outline-level="1">
<text:span text:style-name="T4">
Щотижня омбудсман надсилає запити рф щодо зниклих безвісти — Координаційний штаб</text:span>
</text:h>
      <text:p text:style-name="P4">
Author: ['АРМІЯINFORM']</text:p>
      <text:p text:style-name="P4">
Time: 2023-05-05T63:00:00-04:00</text:p>
      <text:p text:style-name="P4">
Description: У Координаційному штабі відбулася зустріч з родинами військовослужбовців окрем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ez-imeni-5.jpg" text:style-name="Internet_20_link" text:visited-style-name="Visited_20_Internet_20_Link">
bez-imeni-5.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0" text:anchor-type="as-char" svg:width="6.9236in" svg:height="4.579101in" draw:z-index="0">
<draw:image xlink:href="../Images/AРМІЯINFORM/2023-05-05T63-00-00-04-00/bez-imeni-5.jpg" xlink:type="simple" xlink:show="embed" xlink:actuate="onLoad" draw:mime-type="image/jpeg"/>
</draw:frame>
</text:p>
      <text:p text:style-name="P4">
У Координаційному штабі відбулася зустріч з родинами військовослужбовцівокремої штурмової бригади, під час якої представник Офісу УповноваженогоВерховної Ради з прав людини підкреслив, що кожного тижня українськийомбудсман надсилає запити російському щодо зниклих безвісти, але відповідей неотримує.</text:p>
      <text:p text:style-name="P4">
Про це <text:a xlink:type="simple" xlink:href="https://t.me/Koord_shtab/958" text:style-name="Internet_20_link" text:visited-style-name="Visited_20_Internet_20_Link">
повідомляє</text:a>
 Координаційний штаб з питаньповодження з військовополоненими.</text:p>
      <text:p text:style-name="P4">
Крім того, обговорили збір інформації про полонених і зниклих: Штаб обліковуєвеликий обсяг відомостей у тому числі й з відкритих джерел. Багато данихнадходить від рідних.</text:p>
      <text:p text:style-name="P4">
Коли рідні отримують нові дані про своїх захисників і захисниць, їх сліднадіслати до таких установ:</text:p>
      <ul>
        <li>
Національне інформаційне бюро,  * Координаційний штаб,  * СБУ (Обєднаний центр),  * Національної поліції (слідчому, який веде справу).</li>
      </ul>
      <text:p text:style-name="P4">
Як зауважив представник військової частини, не завжди свідчення побратимів услужбовому розслідуванні можуть бути достовірними:</text:p>
      <text:p text:style-name="P4">
«Через стрес і контузії хлопці можуть сприймати події на полі бою по-різному.Буває, що тих, кого вважали загиблими, потім знаходять в полоні. Був випадок,коли побратими думали, що в хлопця поранення шиї і він загинув. А потімвиявилося, що в нього на шиї й подряпини не було. Просто побратим торкнувсяпораненою рукою. Хлопець виявився живим».</text:p>
      <text:p text:style-name="P4">
Source: <text:a xlink:type="simple" xlink:href="https://armyinform.com.ua/2023/05/05/shhotyzhnya-ombudsman-nadsylaye-zapyty-rf-shhodo-znyklyh-bezvisty-koordynaczijnyj-shtab/" text:style-name="Internet_20_link" text:visited-style-name="Visited_20_Internet_20_Link">
https://armyinform.com.ua/2023/05/05/shhotyzhnya-ombudsman-nadsylaye-zapyty-rf-shhodo-znyklyh-bezvisty-koordynaczijnyj-shtab/</text:a>
</text:p>
      <!--NEWS-->
      <text:h text:style-name="P10" text:outline-level="1">
<text:span text:style-name="T4">
Сьогодні вранці рашисти двічі атакували Сумщину керованими авіаракетами</text:span>
</text:h>
      <text:p text:style-name="P4">
Author: ['АРМІЯINFORM']</text:p>
      <text:p text:style-name="P4">
Time: 2023-05-05T64:00:00-04:00</text:p>
      <text:p text:style-name="P4">
Description: Про це повідомляє ОК «Північ» на своїй офіційній сторінці у соціальній мережі Facebook.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original.jpg" text:style-name="Internet_20_link" text:visited-style-name="Visited_20_Internet_20_Link">
original.jpg</text:a>
']</text:p>
      <text:p text:style-name="P4">
Tags: ['STOPRUSSIA', 'АГРЕСІЯ РФ', 'ВІЙНА', 'ВТОРГНЕННЯ РФ', 'ОК «ПІВНІЧ»']</text:p>
      <text:p text:style-name="P4">
Category: News</text:p>
      <!--METADATA-->
      <text:p text:style-name="P4">
<draw:frame draw:style-name="fr1" draw:name="Image31" text:anchor-type="as-char" svg:width="6.9236in" svg:height="4.446249in" draw:z-index="0">
<draw:image xlink:href="../Images/AРМІЯINFORM/2023-05-05T64-00-00-04-00/original.jpg" xlink:type="simple" xlink:show="embed" xlink:actuate="onLoad" draw:mime-type="image/jpeg"/>
</draw:frame>
Ілюстративне фото</text:p>
      <text:p text:style-name="P4">
Про це<text:a xlink:type="simple" xlink:href="https://www.facebook.com/kommander.nord/posts/pfbid02zthay52i2Psu129eJkvuFKuCXrPxskFUG1PT8xANxARUqKDZTBT5fcbgMVZ6hjaHl" text:style-name="Internet_20_link" text:visited-style-name="Visited_20_Internet_20_Link">
повідомляє</text:a>
ОК «Північ» на своїй офіційній сторінці у соціальній мережі Facebook.</text:p>
      <text:p text:style-name="P4">
<text:span text:style-name="T4">
Станом на 12:00 5 травня</text:span>
 російські війська 2 рази обстріляли прикордонняСумської області.</text:p>
      <text:p text:style-name="P4">
<text:span text:style-name="T4">
Близько 09:40 зафіксовано 5 приходів</text:span>
 , ймовірно некеровані авіаракети згвинтокрилу, по н.п. Зноб-Трубчевське. Про втрати серед місцевого населення чипошкодження цивільної інфраструктури інформація не надходила.</text:p>
      <text:p text:style-name="P4">
<text:span text:style-name="T4">
Близько 09:30 зафіксовано 4 приходи</text:span>
 , ймовірно некеровані авіаракети згвинтокрилу, в районі н.п Бучки. Про втрати серед місцевого населення чипошкодження цивільної інфраструктури інформація не надходила.</text:p>
      <text:p text:style-name="P4">
Source: <text:a xlink:type="simple" xlink:href="https://armyinform.com.ua/2023/05/05/sogodni-vranczi-rashysty-dvichi-atakuvaly-sumshhynu-kerovanymy-aviaraketamy/" text:style-name="Internet_20_link" text:visited-style-name="Visited_20_Internet_20_Link">
https://armyinform.com.ua/2023/05/05/sogodni-vranczi-rashysty-dvichi-atakuvaly-sumshhynu-kerovanymy-aviaraketamy/</text:a>
</text:p>
      <!--NEWS-->
      <text:h text:style-name="P10" text:outline-level="1">
<text:span text:style-name="T4">
Ворог з усіх сил намагається взяти Бахмут під контроль до 9 травня</text:span>
</text:h>
      <text:p text:style-name="P4">
Author: ['АРМІЯINFORM']</text:p>
      <text:p text:style-name="P4">
Time: 2023-05-05T65:00:00-04:00</text:p>
      <text:p text:style-name="P4">
Description: Про це пише у своєму Telegram-каналі заступник Міністра оборони України Ганна Маляр.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2.jpg" text:style-name="Internet_20_link" text:visited-style-name="Visited_20_Internet_20_Link">
bahmut-2.jpg</text:a>
']</text:p>
      <text:p text:style-name="P4">
Tags: ['STOPRUSSIA', 'АГРЕСІЯ РФ', 'БАХМУТ', 'ВІЙНА', 'ВТОРГНЕННЯ РФ', 'ГАННА МАЛЯР']</text:p>
      <text:p text:style-name="P4">
Category: News</text:p>
      <!--METADATA-->
      <text:p text:style-name="P4">
<draw:frame draw:style-name="fr1" draw:name="Image32" text:anchor-type="as-char" svg:width="6.9236in" svg:height="4.609964in" draw:z-index="0">
<draw:image xlink:href="../Images/AРМІЯINFORM/2023-05-05T65-00-00-04-00/bahmut-2.jpg" xlink:type="simple" xlink:show="embed" xlink:actuate="onLoad" draw:mime-type="image/jpeg"/>
</draw:frame>
</text:p>
      <text:p text:style-name="P4">
Про це <text:a xlink:type="simple" xlink:href="https://t.me/annamaliar/703" text:style-name="Internet_20_link" text:visited-style-name="Visited_20_Internet_20_Link">
пише</text:a>
 у своєму Telegram-каналі заступникМіністра оборони України Ганна Маляр.</text:p>
      <text:p text:style-name="P4">
Задля виконання цієї задачі вони стягують вагнерівців з інших напрямків ізамінюють ними штурмові загони десантників, які зараз воюють на Бахмутськомунапрямку.</text:p>
      <text:p text:style-name="P4">
Наші бійці не дають ворогу прорвати оборону.</text:p>
      <text:p text:style-name="P4">
Крім того, вогнем української артилерії були знищені місця зберіганнябоєприпасів вагнерівців.</text:p>
      <text:p text:style-name="P4">
Source: <text:a xlink:type="simple" xlink:href="https://armyinform.com.ua/2023/05/05/vorog-z-usih-syl-namagayetsya-vzyaty-bahmut-pid-kontrol-do-9-travnya/" text:style-name="Internet_20_link" text:visited-style-name="Visited_20_Internet_20_Link">
https://armyinform.com.ua/2023/05/05/vorog-z-usih-syl-namagayetsya-vzyaty-bahmut-pid-kontrol-do-9-travnya/</text:a>
</text:p>
      <!--NEWS-->
      <text:h text:style-name="P10" text:outline-level="1">
<text:span text:style-name="T4">
Типовий російський полонений воювати пішов заради «стабільності» та «можливості просунутися»</text:span>
</text:h>
      <text:p text:style-name="P4">
Author: ['АРМІЯINFORM']</text:p>
      <text:p text:style-name="P4">
Time: 2023-05-05T66:00:00-04:00</text:p>
      <text:p text:style-name="P4">
Description: Про це повідомляє ГУР МОУ.    Представник Головного управління розвідки Міністерс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05-02.jpeg" text:style-name="Internet_20_link" text:visited-style-name="Visited_20_Internet_20_Link">
20230505-02.jpeg</text:a>
']</text:p>
      <text:p text:style-name="P4">
Tags: ['STOPRUSSIA', 'АГРЕСІЯ РФ', 'ВІЙНА', 'ВТОРГНЕННЯ РФ', 'ГУР МО УКРАЇНИ', 'ГУР МОУ']</text:p>
      <text:p text:style-name="P4">
Category: News</text:p>
      <!--METADATA-->
      <text:p text:style-name="P4">
<draw:frame draw:style-name="fr1" draw:name="Image33" text:anchor-type="as-char" svg:width="6.9236in" svg:height="4.330592in" draw:z-index="0">
<draw:image xlink:href="../Images/AРМІЯINFORM/2023-05-05T66-00-00-04-00/20230505-02.jpeg" xlink:type="simple" xlink:show="embed" xlink:actuate="onLoad" draw:mime-type="image/jpeg"/>
</draw:frame>
</text:p>
      <text:p text:style-name="P4">
Про це <text:a xlink:type="simple" xlink:href="https://gur.gov.ua/content/typovyi-rosiiskyi-polonenyi-voiuvaty-pishov-zarady-stabilnosti-ta-mozhlyvosti-prosunutysia.html" text:style-name="Internet_20_link" text:visited-style-name="Visited_20_Internet_20_Link">
повідомляє</text:a>
 ГУР МОУ.</text:p>
      <text:p text:style-name="P4">
Представник Головного управління розвідки Міністерства оборони України АндрійЮсов представив експериментальне перше соціологічне дослідження російськихвійськовополонених, проведене Координаційним штабом у рамках проєкту «Хочужити».</text:p>
      <text:p text:style-name="P4">
«Зрозуміти докладніше, хто такий середньостатистичний окупант, який йогосоціальний портрет, його мотиви. Як він бачить та сприймає світ і реальність.І, врешті-решт, що його насправді спонукає», — зазначив Андрій Юсов та додав,що дослідження було проведено у квітні 2023 року.</text:p>
      <text:p text:style-name="P4">
Згідно з дослідженням, у бойових діях проти України беруть участь представникипрактично всіх регіонів росії, а також незаконно мобілізовані на тимчасовоокупованих територіях ОРДЛО та Криму та контрактники так званої «народноїміліції лнр».</text:p>
      <text:p text:style-name="P4">
40% опитаних зазначили, що потрапили в полон добровільно, що свідчить пронизький моральний дух ворога.</text:p>
      <text:p text:style-name="P4">
80% російських військовополонених незадоволені наказами свого керівництва,понад 50% стверджують, що у разі відступу командири відступлять, а особовийсклад залишать.</text:p>
      <text:p text:style-name="P4">
Щодо мотивації окупантів, то найбільш сильним чинником, який стимулював їхпіти воювати проти України 54,8% полонених росіян назвали «бажання життєвоїстабільності», а 35,9% росіян мотивували «можливість просунутися в житті».</text:p>
      <text:p text:style-name="P4">
Наголошується, що абсолютно не знайшли підтримки у респондентів такітвердження — «бажання помститися за товаришів» та «бажання бути професійнимвійськовим».</text:p>
      <text:p text:style-name="P4">
60% опитаних оцінюючи особисті якості своїх командирів за п’ятибальною шкалою,ставлять їм найнижчу оцінку — 1. Оцінку 5 поставили лише 1,3% респондентів.</text:p>
      <text:p text:style-name="P4">
Тільки 17% російських військовополонених заявили, що були повністю забезпеченібоєкомплектом і лише 6% зазначили, що могли розраховувати на підтримку іншихпідрозділів.</text:p>
      <text:p text:style-name="P4">
Згідно з дослідженням, основним джерелом інформації в армії росії є розмови зтоваришами по службі та дзвінки додому. Ці джерела інформації користуютьсянайбільшою довірою, тоді як телебаченню довіряють лише 20% респондентів.</text:p>
      <text:p text:style-name="P4">
Source: <text:a xlink:type="simple" xlink:href="https://armyinform.com.ua/2023/05/05/typovyj-rosijskyj-polonenyj-voyuvaty-pishov-zarady-stabilnosti-ta-mozhlyvosti-prosunutysya/" text:style-name="Internet_20_link" text:visited-style-name="Visited_20_Internet_20_Link">
https://armyinform.com.ua/2023/05/05/typovyj-rosijskyj-polonenyj-voyuvaty-pishov-zarady-stabilnosti-ta-mozhlyvosti-prosunutysya/</text:a>
</text:p>
      <!--NEWS-->
      <text:h text:style-name="P10" text:outline-level="1">
<text:span text:style-name="T4">
На сході України затримали російських агентів, які «полювали» на HIMARS</text:span>
</text:h>
      <text:p text:style-name="P4">
Author: ['АРМІЯINFORM']</text:p>
      <text:p text:style-name="P4">
Time: 2023-05-05T67:00:00-04:00</text:p>
      <text:p text:style-name="P4">
Description: Затримано ще двох учасників розгалуженої агентурної мережі фсб, які провод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29334245c79680a766fb7841d8e29e5.jpg" text:style-name="Internet_20_link" text:visited-style-name="Visited_20_Internet_20_Link">
129334245c79680a766fb7841d8e29e5.jpg</text:a>
']</text:p>
      <text:p text:style-name="P4">
Tags: ['STOPRUSSIA', 'АГРЕСІЯ РФ', 'ВТОРГНЕННЯ РФ', 'СБУ']</text:p>
      <text:p text:style-name="P4">
Category: News</text:p>
      <!--METADATA-->
      <text:p text:style-name="P4">
<draw:frame draw:style-name="fr1" draw:name="Image34" text:anchor-type="as-char" svg:width="6.9236in" svg:height="4.615733in" draw:z-index="0">
<draw:image xlink:href="../Images/AРМІЯINFORM/2023-05-05T67-00-00-04-00/129334245c79680a766fb7841d8e29e5.jpg" xlink:type="simple" xlink:show="embed" xlink:actuate="onLoad" draw:mime-type="image/jpeg"/>
</draw:frame>
</text:p>
      <text:p text:style-name="P4">
Затримано ще двох учасників розгалуженої агентурної мережі фсб, які проводилирозвідувально-підривну діяльність у прифронтових районах Донеччини.</text:p>
      <text:p text:style-name="P4">
П’ятьох їхніх спільників було затримано під час контрдиверсійних заходівукраїнської спецслужби у грудні 2022 та на початку весни поточного року.</text:p>
      <text:p text:style-name="P4">
Цього разу вдалося затримати агентів, які збирали розвіддані про місцябазування та переміщення підрозділів Сил оборони на території Краматорськогорайону.</text:p>
      <text:p text:style-name="P4">
Передусім вони намагались виявити бойові позиції реактивних артилерійськихсистем HIMARS та передати відповідні координати агресору.</text:p>
      <text:p text:style-name="P4">
Співробітники СБУ своєчасно викрили, задокументували злочинні дії і затрималиобох зловмисників під час виконання ними ворожого завдання.</text:p>
      <text:p text:style-name="P4">
За даними слідства, фігурантами є двоє мешканців Донецької та Харківськоїобластей, яких російська спецслужба дистанційно завербувала на початкуповномасштабного вторгнення.</text:p>
      <text:p text:style-name="P4">
Комунікацію з окупантами вони підтримували через свого родича, що проживає умоскві та перебуває «на зв’язку» з кадровими співробітниками фсб.</text:p>
      <text:p text:style-name="P4">
При обшуках за місцями проживання затриманих виявлено мобільні телефони таінші речові докази незаконної діяльності.</text:p>
      <text:p text:style-name="P4">
На підставі зібраних доказів слідчі Служби безпеки повідомили обом фігурантампро підозру у державній зраді, вчиненій в умовах воєнного стану.</text:p>
      <text:p text:style-name="P4">
Наразі вони перебувають під вартою.</text:p>
      <text:p text:style-name="P4">
<text:span text:style-name="T4">
Джерело:</text:span>
 <text:a xlink:type="simple" xlink:href="https://ssu.gov.ua/novyny/sbu-zatrymala-na-skhodi-ukrainy-rosiiskykh-ahentiv-yaki-poliuvaly-na-himars" text:style-name="Internet_20_link" text:visited-style-name="Visited_20_Internet_20_Link">
<text:span text:style-name="T5">
СБУ</text:span>
</text:a>
</text:p>
      <text:p text:style-name="P4">
Source: <text:a xlink:type="simple" xlink:href="https://armyinform.com.ua/2023/05/05/na-shodi-ukrayiny-zatrymaly-rosijskyh-agentiv-yaki-polyuvaly-na-himars/" text:style-name="Internet_20_link" text:visited-style-name="Visited_20_Internet_20_Link">
https://armyinform.com.ua/2023/05/05/na-shodi-ukrayiny-zatrymaly-rosijskyh-agentiv-yaki-polyuvaly-na-himars/</text:a>
</text:p>
      <!--NEWS-->
      <text:h text:style-name="P10" text:outline-level="1">
<text:span text:style-name="T4">
Заява про вихід «вагнера» з Бахмута може бути військовою хитрістю — Петро Черник</text:span>
</text:h>
      <text:p text:style-name="P4">
Author: ['АРМІЯINFORM']</text:p>
      <text:p text:style-name="P4">
Time: 2023-05-05T68:00:00-04:00</text:p>
      <text:p text:style-name="P4">
Description: Таке припущення у коментарі Military Media Center висловив військовий аналітик полко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chernyk.jpg" text:style-name="Internet_20_link" text:visited-style-name="Visited_20_Internet_20_Link">
chernyk.jpg</text:a>
']</text:p>
      <text:p text:style-name="P4">
Tags: ['STOPRUSSIA', 'БАХМУТСЬКИЙ НАПРЯМОК', 'ВТОРГНЕННЯ РФ', 'ПЕТРО ЧЕРНИК']</text:p>
      <text:p text:style-name="P4">
Category: News</text:p>
      <!--METADATA-->
      <text:p text:style-name="P4">
<draw:frame draw:style-name="fr1" draw:name="Image35" text:anchor-type="as-char" svg:width="6.9236in" svg:height="3.894525in" draw:z-index="0">
<draw:image xlink:href="../Images/AРМІЯINFORM/2023-05-05T68-00-00-04-00/chernyk.jpg" xlink:type="simple" xlink:show="embed" xlink:actuate="onLoad" draw:mime-type="image/jpeg"/>
</draw:frame>
</text:p>
      <text:p text:style-name="P4">
Таке припущення у коментарі <text:a xlink:type="simple" xlink:href="https://t.me/militarymediacenter/1870" text:style-name="Internet_20_link" text:visited-style-name="Visited_20_Internet_20_Link">
Military MediaCenter</text:a>
 висловив військовий аналітикполковник Петро Черник.</text:p>
      <text:p text:style-name="P4">
Наближений до путіна бізнесмен прігожин у п’ятницю заявив, що його приватнавійськова компанія «вагнера» з 10 травня вийде з Бахмута через відмовуміноборони росії надати їм достатню кількість боєприпасів. Однак Петро Черниквважає, що ця заява з «великою ймовірністю» є імітацією слабкості противника —поширене явище у веденні бойових дій протягом століть.</text:p>
      <text:p text:style-name="P4">
За словами аналітика, часто одна із сторін протистояння намагається показатисебе слабшою, чим заманює противника, неготового до ведення бою.</text:p>
      <text:p text:style-name="P4">
«Тут може бути тонка сатанинська деталь, що вони нібито відходять, миспокушаємось на якісь контрнаступальні дії, а насправді ніхто нікуди неподівся, — сказав Петро Черник. — Я не вірю росіянам як таким, до них требадуже акуратно ставитись у всьому тому, що вони говорять. Чи йде загостренняборотьби між шойгу (міністром оборони росії) і прігожиним? Однозначно так. Алев частині російсько-української війни вони абсолютно всі однакові».</text:p>
      <text:p text:style-name="P4">
Бахмут разом з іншими містами Донецької області – Мар’їнкою та Авдіївкою –залишається епіцентром наступальних дій ворога.</text:p>
      <text:p text:style-name="P4">
У той же час, за наявною інформацією, проведення наступу з північногонапрямку, з території білорусі є малоймовірним. Однак при цьому зберігаєтьсязагроза масованих ракетних ударів по об’єктах цивільної та військовоїінфраструктури України.</text:p>
      <text:p text:style-name="P4">
Source: <text:a xlink:type="simple" xlink:href="https://armyinform.com.ua/2023/05/05/zayava-pro-vyhid-vagnera-z-bahmuta-mozhe-buty-vijskovoyu-hytristyu-petro-chernyk/" text:style-name="Internet_20_link" text:visited-style-name="Visited_20_Internet_20_Link">
https://armyinform.com.ua/2023/05/05/zayava-pro-vyhid-vagnera-z-bahmuta-mozhe-buty-vijskovoyu-hytristyu-petro-chernyk/</text:a>
</text:p>
      <!--NEWS-->
      <text:h text:style-name="P10" text:outline-level="1">
<text:span text:style-name="T4">
На лікування за кордон евакуювали українських військових та цивільних</text:span>
</text:h>
      <text:p text:style-name="P4">
Author: ['АРМІЯINFORM']</text:p>
      <text:p text:style-name="P4">
Time: 2023-05-05T69:00:00-04:00</text:p>
      <text:p text:style-name="P4">
Description: У співпраці Міністерства охорони здоров’я України та Європейської комісії, а також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edychna-evakuacziya.jpg" text:style-name="Internet_20_link" text:visited-style-name="Visited_20_Internet_20_Link">
medychna-evakuacziya.jpg</text:a>
']</text:p>
      <text:p text:style-name="P4">
Tags: ['АГРЕСІЯ РФ', 'ЕВАКУАЦІЯ ПОРАНЕНИХ', 'МІНІСТЕРСТВО ОХОРОНИ ЗДОРОВ’Я УКРАЇНИ']</text:p>
      <text:p text:style-name="P4">
Category: News</text:p>
      <!--METADATA-->
      <text:p text:style-name="P4">
<draw:frame draw:style-name="fr1" draw:name="Image36" text:anchor-type="as-char" svg:width="6.9236in" svg:height="3.894525in" draw:z-index="0">
<draw:image xlink:href="../Images/AРМІЯINFORM/2023-05-05T69-00-00-04-00/medychna-evakuacziya.jpg" xlink:type="simple" xlink:show="embed" xlink:actuate="onLoad" draw:mime-type="image/jpeg"/>
</draw:frame>
</text:p>
      <text:p text:style-name="P4">
У співпраці Міністерства охорони здоров’я України та Європейської комісії, атакож за активного сприяння обласних військових адміністрацій і медзакладів,за підтримки Державної прикордонної служби України та Державної міграційноїслужби України відбулося медичне транспортування постраждалих українців закордон.</text:p>
      <text:p text:style-name="P4">
Про це <text:a xlink:type="simple" xlink:href="https://www.kmu.gov.ua/news/moz-razom-z-ievrokomisiieiu-orhanizuvaly-shche-odyn-evakuatsiinyi-reis-dlia-poriatunku-postrazhdalykh-ukraintsiv" text:style-name="Internet_20_link" text:visited-style-name="Visited_20_Internet_20_Link">
повідомляє</text:a>
 Урядовий портал.</text:p>
      <text:p text:style-name="P4">
Евакуйовано 28 військових та цивільних з Дніпропетровщини, Київщини, Одещини,Рівненщини, Івано-Франківщини, Львівщини, Вінниччини і територій активнихбойових дій.</text:p>
      <text:p text:style-name="P4">
Це — пацієнти з мінно-вибуховими пораненнями та онкопацієнти. Їх погодилисяприйняти на лікування у медзакладах Данії, Франції, Норвегії та Німеччини.</text:p>
      <text:p text:style-name="P4">
Евакуюють як дорослих, так і дітей, які потребують спеціалізованої таневідкладної медичної допомоги.</text:p>
      <text:p text:style-name="P4">
Такі евакуаційні рейси відбуваються вже понад рік та здійснюються практичнощодня. Адже постійні бойові дії, обстріли та пошкодження інфраструктурисуттєво ускладнюють надання медичної допомоги на сході та прифронтовихтериторіях.</text:p>
      <text:p text:style-name="P4">
За потреби пацієнтів супроводжують родичі або близькі — враховуючинеобхідність у сторонній допомозі та підтримці через важкий стан, а також уподальшому післяопераційному догляді.</text:p>
      <text:p text:style-name="P4">
Міжнародні партнери у взаємодії зі службою екстреної медичної допомоги МОЗУкраїни забезпечують транспортування пацієнтів від лікарні у прифронтовійтериторії через медичний хаб у Львові до аеродрому в Польщі. Далі повітрянимигоспіталями чи спеціальним авіатранспортом доставляють українців в країниЄвропи для спеціалізованого лікування.</text:p>
      <text:p text:style-name="P4">
Від початку війни Міністерство охорони здоров’я разом із міжнароднимипартнерами продовжують робити усе можливе, аби врятувати наших людей та надатиїм необхідну медичну допомогу. Загалом вже евакуйовано понад 3000 українців.</text:p>
      <text:p text:style-name="P4">
Source: <text:a xlink:type="simple" xlink:href="https://armyinform.com.ua/2023/05/05/na-likuvannya-za-kordon-evakuyuvaly-ukrayinskyh-vijskovyh-ta-czyvilnyh/" text:style-name="Internet_20_link" text:visited-style-name="Visited_20_Internet_20_Link">
https://armyinform.com.ua/2023/05/05/na-likuvannya-za-kordon-evakuyuvaly-ukrayinskyh-vijskovyh-ta-czyvilnyh/</text:a>
</text:p>
      <!--NEWS-->
      <text:h text:style-name="P10" text:outline-level="1">
<text:span text:style-name="T4">
Митрополит Епіфаній обговорив посилення співпраці з капеланом Командування Об’єднаних Сил ЗСУ</text:span>
</text:h>
      <text:p text:style-name="P4">
Author: ['АРМІЯINFORM']</text:p>
      <text:p text:style-name="P4">
Time: 2023-05-05T70:00:00-04:00</text:p>
      <text:p text:style-name="P4">
Description: Блаженнійший Митрополит Київський і всієї України Епіфаній у Митрополичому домі про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280387_1470306557120087_7961572618843076051_n.jpg" text:style-name="Internet_20_link" text:visited-style-name="Visited_20_Internet_20_Link">
345280387_1470306557120087_7961572618843076051_n.jpg</text:a>
']</text:p>
      <text:p text:style-name="P4">
Tags: ['КАПЕЛАНСТВО', 'КОМАНДУВАННЯ ОБʼЄДНАНИХ СИЛ ЗС УКРАЇНИ', 'МИТРОПОЛИТ ЕПІФАНІЙ']</text:p>
      <text:p text:style-name="P4">
Category: News</text:p>
      <!--METADATA-->
      <text:p text:style-name="P4">
<draw:frame draw:style-name="fr1" draw:name="Image37" text:anchor-type="as-char" svg:width="6.9236in" svg:height="4.601914in" draw:z-index="0">
<draw:image xlink:href="../Images/AРМІЯINFORM/2023-05-05T70-00-00-04-00/345280387_1470306557120087_7961572618843076051_n.jpg" xlink:type="simple" xlink:show="embed" xlink:actuate="onLoad" draw:mime-type="image/jpeg"/>
</draw:frame>
</text:p>
      <text:p text:style-name="P4">
Блаженнійший Митрополит Київський і всієї України Епіфаній у Митрополичомудомі провів зустріч з керівництвом компанії «Київський БКК», у якій взявучасть й капелан Командування Об’єднаних Сил Збройних Сил України підполковникБорис Кутовий.</text:p>
      <text:p text:style-name="P4">
Про це<text:a xlink:type="simple" xlink:href="https://www.facebook.com/JointForcesCommandAFU/posts/pfbid03XGZgeCBpgTjzrVyqGex57a6NJyDPMZmZT6FYHMxXRfxRqQ4mZ4Kq2ouCebYAiL2l" text:style-name="Internet_20_link" text:visited-style-name="Visited_20_Internet_20_Link">
інформує</text:a>
відділ звʼязків з громадськістю Командування Обʼєднаних Сил ЗС України.</text:p>
      <text:p text:style-name="P4">
Сторони обговорили посилення співпраці, спрямованої на підтримку захисниківнашої країни, а також створення різних благодійних проєктів для допомогивимушеним переселенцям та дітям українських військовослужбовців.</text:p>
      <text:p text:style-name="P4">
— Ми покликані виказувати любов і шану тим, хто щодня, захищаючи нас, ризикуєсвоїм найдорожчим — життям. Також наша увага має приділятися маленькимукраїнцям, які постраждали від російської агресії, адже вони особливопотребують підтримки у такий складний й непростий час, — наголосивБлаженнійший Митрополит Епіфаній.</text:p>
      <text:p text:style-name="P4">
Source: <text:a xlink:type="simple" xlink:href="https://armyinform.com.ua/2023/05/05/mytropolyt-epifanij-obgovoryv-posylennya-spivpraczi-z-kapelanom-komanduvannya-obyednanyh-syl-zsu/" text:style-name="Internet_20_link" text:visited-style-name="Visited_20_Internet_20_Link">
https://armyinform.com.ua/2023/05/05/mytropolyt-epifanij-obgovoryv-posylennya-spivpraczi-z-kapelanom-komanduvannya-obyednanyh-syl-zsu/</text:a>
</text:p>
      <!--NEWS-->
      <text:h text:style-name="P10" text:outline-level="1">
<text:span text:style-name="T4">
За добу піротехніки ДСНС знешкодили понад 1200 вибухонебезпечних предметів</text:span>
</text:h>
      <text:p text:style-name="P4">
Author: ['АРМІЯINFORM']</text:p>
      <text:p text:style-name="P4">
Time: 2023-05-05T71:00:00-04:00</text:p>
      <text:p text:style-name="P4">
Description: Протягом минулої доби, 4 тра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c0dcc28bebeeb3211a1b8c44265196e8.jpeg" text:style-name="Internet_20_link" text:visited-style-name="Visited_20_Internet_20_Link">
c0dcc28bebeeb3211a1b8c44265196e8.jpeg</text:a>
']</text:p>
      <text:p text:style-name="P4">
Tags: ['STOPRUSSIA', 'АГРЕСІЯ РФ', 'ВІЙНА', 'ВТОРГНЕННЯ РФ', 'ДСНС УКРАЇНИ', 'РОЗМІНУВАННЯ']</text:p>
      <text:p text:style-name="P4">
Category: News</text:p>
      <!--METADATA-->
      <text:p text:style-name="P4">
<draw:frame draw:style-name="fr1" draw:name="Image38" text:anchor-type="as-char" svg:width="6.9236in" svg:height="3.896076in" draw:z-index="0">
<draw:image xlink:href="../Images/AРМІЯINFORM/2023-05-05T71-00-00-04-00/c0dcc28bebeeb3211a1b8c44265196e8.jpeg" xlink:type="simple" xlink:show="embed" xlink:actuate="onLoad" draw:mime-type="image/jpeg"/>
</draw:frame>
 Ілюстративнефото</text:p>
      <text:p text:style-name="P4">
Протягом минулої доби, <text:span text:style-name="T4">
4 травня</text:span>
 , піротехнічні підрозділи Державної службиУкраїни з надзвичайних ситуацій <text:span text:style-name="T4">
170 разів</text:span>
 залучалися до виконання завданьз розмінування.</text:p>
      <text:p text:style-name="P4">
Про це <text:span text:style-name="T5">
<text:a xlink:type="simple" xlink:href="https://dsns.gov.ua/uk/news/nadzvicaini-podiyi/informaciia-shhodo-diialnosti-pirotexnicnix-pidrozdiliv-dsns-109" text:style-name="Internet_20_link" text:visited-style-name="Visited_20_Internet_20_Link">
повідомляє</text:a>
</text:span>
 ДСНСУкраїни.</text:p>
      <text:p text:style-name="P4">
Піротехнічними підрозділами виявлено, вилучено і знешкоджено <text:span text:style-name="T4">
1273</text:span>
<text:span text:style-name="T4">
вибухонебезпечних</text:span>
 <text:span text:style-name="T4">
предмети.</text:span>
 Обстежено (очищено) територію площею <text:span text:style-name="T4">
208гектарів</text:span>
.</text:p>
      <text:p text:style-name="P4">
Найчастіше піротехнічні підрозділи працювали: на Харківщині 17 611 раз,Київщині — 7611, Донеччині — 5076, Миколаївщині — 4765, Херсонщині — 4587,Чернігівщині — 4568, Сумщині — 1942, Черкащині — 1091.</text:p>
      <text:p text:style-name="P4">
Довідково: Всього з початку широкомасштабної агресії російської федерації натериторії України знешкоджено 356 030 одиниць вибухонебезпечних предметів та2891 кг вибухової речовини, у тому числі 2218 авіаційних бомб. Обстеженотериторію площею близько 84 345 гектарів.</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5/05/za-dobu-pirotehniky-dsns-zneshkodyly-ponad-1200-vybuhonebezpechnyh-predmetiv/" text:style-name="Internet_20_link" text:visited-style-name="Visited_20_Internet_20_Link">
https://armyinform.com.ua/2023/05/05/za-dobu-pirotehniky-dsns-zneshkodyly-ponad-1200-vybuhonebezpechnyh-predmetiv/</text:a>
</text:p>
      <!--NEWS-->
      <text:h text:style-name="P10" text:outline-level="1">
<text:span text:style-name="T4">
Запис до військово-лікарських комісій стане електронним до кінця травня</text:span>
</text:h>
      <text:p text:style-name="P4">
Author: ['АРМІЯINFORM']</text:p>
      <text:p text:style-name="P4">
Time: 2023-05-05T72:00:00-04:00</text:p>
      <text:p text:style-name="P4">
Description: Міністерство оборони робить перші кроки з ліквідації черг на ВЛК як явища.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alyar-53.jpg" text:style-name="Internet_20_link" text:visited-style-name="Visited_20_Internet_20_Link">
malyar-53.jpg</text:a>
', '<text:a xlink:type="simple" xlink:href="https://armyinform.com.ua/wp-content/uploads/2023/05/b5744a9d-4304-4d54-9d82-40b28c2b08fd.jpg" text:style-name="Internet_20_link" text:visited-style-name="Visited_20_Internet_20_Link">
b5744a9d-4304-4d54-9d82-40b28c2b08fd.jpg</text:a>
']</text:p>
      <text:p text:style-name="P4">
Tags: ['ВЛК', 'ГАННА МАЛЯР']</text:p>
      <text:p text:style-name="P4">
Category: News</text:p>
      <!--METADATA-->
      <text:p text:style-name="P4">
<draw:frame draw:style-name="fr1" draw:name="Image39" text:anchor-type="as-char" svg:width="6.9236in" svg:height="4.615733in" draw:z-index="0">
<draw:image xlink:href="../Images/AРМІЯINFORM/2023-05-05T72-00-00-04-00/malyar-53.jpg" xlink:type="simple" xlink:show="embed" xlink:actuate="onLoad" draw:mime-type="image/jpeg"/>
</draw:frame>
 ФотоДмитра Юрченка</text:p>
      <text:p text:style-name="P4">
Міністерство оборони робить перші кроки з ліквідації черг на ВЛК як явища.</text:p>
      <text:p text:style-name="P4">
Про це <text:a xlink:type="simple" xlink:href="https://t.me/annamaliar/704" text:style-name="Internet_20_link" text:visited-style-name="Visited_20_Internet_20_Link">
написала</text:a>
 заступниця Міністра оборониУкраїни Ганна Маляр у Телеграм-каналі.</text:p>
      <text:p text:style-name="P4">
«На фото — скрін інтерфейсу системи електронного запису до лікарів. Післястарту проєкту начальник медичної частини зможе завчасно записувати бійців напроходження медичного огляду або до конкретного лікаря-спеціаліста — напотрібний день та час», — зазначила вона.</text:p>
      <text:p text:style-name="P4">
<draw:frame draw:style-name="fr1" draw:name="Image40" text:anchor-type="as-char" svg:width="5.033333in" svg:height="10.0in" draw:z-index="0">
<draw:image xlink:href="../Images/AРМІЯINFORM/2023-05-05T72-00-00-04-00/b5744a9d-4304-4d54-9d82-40b28c2b08fd.jpg" xlink:type="simple" xlink:show="embed" xlink:actuate="onLoad" draw:mime-type="image/jpeg"/>
</draw:frame>
</text:p>
      <text:p text:style-name="P4">
З її слів, потреби очікувати в чергах не буде. Військовослужбовці знатимутьточний час, на який необхідно прийти.</text:p>
      <text:p text:style-name="P4">
«Зараз ми запустили проєкт в тестовому режимі в таких містах: Харків, Львів,Київ, Вінниця та Одеса. Там наразі найбільше людей проходять ВЛК. У планах —перевести всі військово-лікарські комісії на роботу з електронним записом. Цевідбудеться протягом травня», — наголосила Ганна Маляр.</text:p>
      <text:p text:style-name="P4">
Source: <text:a xlink:type="simple" xlink:href="https://armyinform.com.ua/2023/05/05/zapys-do-vijskovo-likarskyh-komisij-stane-elektronnym-do-kinczya-travnya/" text:style-name="Internet_20_link" text:visited-style-name="Visited_20_Internet_20_Link">
https://armyinform.com.ua/2023/05/05/zapys-do-vijskovo-likarskyh-komisij-stane-elektronnym-do-kinczya-travnya/</text:a>
</text:p>
      <!--NEWS-->
      <text:h text:style-name="P10" text:outline-level="1">
<text:span text:style-name="T4">
Тактика росіян не змінюється — Ганна Маляр</text:span>
</text:h>
      <text:p text:style-name="P4">
Author: ['Олексій Мосейченок']</text:p>
      <text:p text:style-name="P4">
Time: 2023-05-05T73:00:00-04:00</text:p>
      <text:p text:style-name="P4">
Description: Про це під час телевізійного марафону «Єдині новини» розповіла заступник Міністра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2022-12-15_12-35-57.jpg" text:style-name="Internet_20_link" text:visited-style-name="Visited_20_Internet_20_Link">
photo_2022-12-15_12-35-57.jpg</text:a>
']</text:p>
      <text:p text:style-name="P4">
Tags: ['БАХМУТ', 'ВТОРГНЕННЯ РФ', 'ГАННА МАЛЯР', 'ЄДИНІ НОВИНИ', 'ПВК ВАГНЕРА']</text:p>
      <text:p text:style-name="P4">
Category: News</text:p>
      <!--METADATA-->
      <text:p text:style-name="P4">
<draw:frame draw:style-name="fr1" draw:name="Image41" text:anchor-type="as-char" svg:width="6.9236in" svg:height="4.615733in" draw:z-index="0">
<draw:image xlink:href="../Images/AРМІЯINFORM/2023-05-05T73-00-00-04-00/photo_2022-12-15_12-35-57.jpg" xlink:type="simple" xlink:show="embed" xlink:actuate="onLoad" draw:mime-type="image/jpeg"/>
</draw:frame>
 Заступник Міністраоборони Ганна Маляр. Фото Дмитра Юрченка.</text:p>
      <text:p text:style-name="P4">
Про це під час телевізійного марафону <text:a xlink:type="simple" xlink:href="https://www.youtube.com/live/WY8sDvZdWEA" text:style-name="Internet_20_link" text:visited-style-name="Visited_20_Internet_20_Link">
«Єдиніновини»</text:a>
 розповіла заступникМіністра оборони України Ганна Маляр.</text:p>
      <text:p text:style-name="P4">
— Кожна ракетна атака сприймається, як щось нове та ексклюзивне, тому що цезазвичай — втрати і руйнування. Але якщо загалом дивитися на динаміку дійросії і війни, то ніякої зміни тактики наразі не спостерігається. рф діє уміру своїх можливостей, налагоджує виробництво певних видів озброєння тапродовжує його випробовування. Це просто хід війни відповідно до їхніхпоточних можливостей. Ракетні обстріли та атаки дронами — це перевіркапотенціалу нашої протиповітряної оборони.</text:p>
      <text:p text:style-name="P4">
Ганна Маляр зазначила, що росіяни схильні до символізму. «9 травня» — їхнійключовий історичний міф.</text:p>
      <text:p text:style-name="P4">
— Наприклад, що вони роблять, щоб взяти Бахмут до 9 травня? Зараз миспостерігаємо, як вони стягують з усієї лінії фронту вагнерівців наБахмутський напрямок. Там, де були підрозділи російських десантників, на їхнємісце перекидають представників ПВК «вагнер». Треба сказати, що йроспропаганда теж не відстає. Активізувалися не тільки офіційні ЗМІ тателеграм-канали, але й очільники цих приватних угруповань. З іншого боку, Силиоборони України чинять потужний опір та не дають прорвати оборону. Такожвідбуваються й активні штурмові дії. Вже маємо новину, що наші бійці знищилимісця зберігання боєприпасів вагнерівців.</text:p>
      <text:p text:style-name="P4">
Source: <text:a xlink:type="simple" xlink:href="https://armyinform.com.ua/2023/05/05/taktyka-rosiyan-ne-zminyuyetsya-ganna-malyar/" text:style-name="Internet_20_link" text:visited-style-name="Visited_20_Internet_20_Link">
https://armyinform.com.ua/2023/05/05/taktyka-rosiyan-ne-zminyuyetsya-ganna-malyar/</text:a>
</text:p>
      <!--NEWS-->
      <text:h text:style-name="P10" text:outline-level="1">
<text:span text:style-name="T4">
Одесит, який здавав окупанту дислокації систем ППО, проведе 15 років за ґратами</text:span>
</text:h>
      <text:p text:style-name="P4">
Author: ['АРМІЯINFORM']</text:p>
      <text:p text:style-name="P4">
Time: 2023-05-05T74:00:00-04:00</text:p>
      <text:p text:style-name="P4">
Description: Прокурори довели, що мешканець Одеси, будучи прихильником росії та не цураючис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5377595558115526149-y-e1683288087315.jpg" text:style-name="Internet_20_link" text:visited-style-name="Visited_20_Internet_20_Link">
photo-5377595558115526149-y-e1683288087315.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42" text:anchor-type="as-char" svg:width="6.9236in" svg:height="5.969561in" draw:z-index="0">
<draw:image xlink:href="../Images/AРМІЯINFORM/2023-05-05T74-00-00-04-00/photo-5377595558115526149-y-e1683288087315.jpg" xlink:type="simple" xlink:show="embed" xlink:actuate="onLoad" draw:mime-type="image/jpeg"/>
</draw:frame>
</text:p>
      <text:p text:style-name="P4">
Прокурори довели, що мешканець Одеси, будучи прихильником росії та нецураючись «брудного» заробітку, за винагороду збирав для спецслужб рфінформацію про місця дислокації особового складу і військової технікипідрозділів ЗСУ, блокпостів, адміністративних будівель правоохоронних органівта військових об’єктів в Одесі та області.</text:p>
      <text:p text:style-name="P4">
Йому призначено покарання у вигляді 15 років позбавлення волі з конфіскацієюмайна.</text:p>
      <text:p text:style-name="P4">
Засуджений встановив та зафіксував на відео базування засобів протиповітряноїоборони в Одесі. При цьому свою «допомогу» зрадник оцінив у 70 000 грн.</text:p>
      <text:p text:style-name="P4">
Для збору розвідувальної інформації він виїжджав до різних районів Одеси тапередмістя обласного центру, де здійснював фото- та відеофіксацію об’єктів.</text:p>
      <text:p text:style-name="P4">
Інформатора ворога затримали під час передачі відеоматеріалу з дислокацієюсистем ППО представникам спецслужб рф за допомогою одного з месенджерів.</text:p>
      <text:p text:style-name="P4">
Наразі він перебуває під вартою.</text:p>
      <text:p text:style-name="P4">
<text:span text:style-name="T4">
Джерело:</text:span>
 <text:a xlink:type="simple" xlink:href="https://www.gp.gov.ua/ua/posts/za-derzzradu-do-15-rokiv-za-gratami-zasudzeno-meskancya-odesi-yakii-za-70-tis-grn-zdavav-vorogu-miscya-dislokaciyi-sistem-ppo" text:style-name="Internet_20_link" text:visited-style-name="Visited_20_Internet_20_Link">
<text:span text:style-name="T5">
Офіс Генерального прокурораУкраїни</text:span>
</text:a>
</text:p>
      <text:p text:style-name="P4">
Source: <text:a xlink:type="simple" xlink:href="https://armyinform.com.ua/2023/05/05/odesyt-yakyj-zdavav-okupantu-dyslokacziyi-system-ppo-provede-15-rokiv-za-gratamy/" text:style-name="Internet_20_link" text:visited-style-name="Visited_20_Internet_20_Link">
https://armyinform.com.ua/2023/05/05/odesyt-yakyj-zdavav-okupantu-dyslokacziyi-system-ppo-provede-15-rokiv-za-gratamy/</text:a>
</text:p>
      <!--NEWS-->
      <text:h text:style-name="P10" text:outline-level="1">
<text:span text:style-name="T4">
Легендарний актор із «Зоряних війн» зібрав понад $1,5 млн на дрони для українських військових</text:span>
</text:h>
      <text:p text:style-name="P4">
Author: ['АРМІЯINFORM']</text:p>
      <text:p text:style-name="P4">
Time: 2023-05-05T75:00:00-04:00</text:p>
      <text:p text:style-name="P4">
Description: Легендарний Марк Гемілл, який зіграв Люка Скайвокера у «Зоряних війнах» і який 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hamill.jpg" text:style-name="Internet_20_link" text:visited-style-name="Visited_20_Internet_20_Link">
hamill.jpg</text:a>
']</text:p>
      <text:p text:style-name="P4">
Tags: ['RQ-35 HEIDRUN', 'UNITED24', 'БПЛА']</text:p>
      <text:p text:style-name="P4">
Category: News</text:p>
      <!--METADATA-->
      <text:p text:style-name="P4">
<draw:frame draw:style-name="fr1" draw:name="Image43" text:anchor-type="as-char" svg:width="6.9236in" svg:height="3.894525in" draw:z-index="0">
<draw:image xlink:href="../Images/AРМІЯINFORM/2023-05-05T75-00-00-04-00/hamill.jpg" xlink:type="simple" xlink:show="embed" xlink:actuate="onLoad" draw:mime-type="image/jpeg"/>
</draw:frame>
</text:p>
      <text:p text:style-name="P4">
Легендарний Марк Гемілл, який зіграв Люка Скайвокера у «Зоряних війнах» і якийє амбасадором глобальної ініціативи з підтримки України UNITED24, зібрав 1 517205 доларів на дрони RQ-35 Heidrun для українських військових.</text:p>
      <text:p text:style-name="P4">
Про це <text:a xlink:type="simple" xlink:href="https://t.me/zedigital/3093" text:style-name="Internet_20_link" text:visited-style-name="Visited_20_Internet_20_Link">
повідомив</text:a>
 віцепрем’єр-міністр зінновацій, розвитку освіти, науки та технологій — міністр цифровоїтрансформації Михайло Федоров.</text:p>
      <text:p text:style-name="P4">
«Тепер наші захисники і захисниці отримають <text:span text:style-name="T4">
10</text:span>
 потужних розвідувальнихбезпілотників данського виробництва. RQ-35 Heidrun — ефективний та простий укеруванні БПЛА для якісних розвідувальних місій. Також він може протистоятизасобам радіоелектронної боротьби росіян», — сказав Михайло Федоров.</text:p>
      <text:p text:style-name="P4">
Нагадаємо, зірка «Зоряних війн» Марк Гемілл<text:a xlink:type="simple" xlink:href="https://armyinform.com.ua/2022/12/18/zirka-zoryanyh-vijn-mark-gemill-rozpochav-zbir-na-10-potuzhnyh-droniv-rozvidnykiv/" text:style-name="Internet_20_link" text:visited-style-name="Visited_20_Internet_20_Link">
розпочав</text:a>
 збір на 10 потужнихдронів для ЗСУ у грудні 2022 року.</text:p>
      <text:p text:style-name="P4">
Президент України Володимир Зеленський<text:a xlink:type="simple" xlink:href="https://armyinform.com.ua/2023/05/05/cherez-platformu-united24-zapochatkovanyj-pershyj-u-sviti-flot-morskyh-droniv-prezydent/" text:style-name="Internet_20_link" text:visited-style-name="Visited_20_Internet_20_Link">
повідомив</text:a>
, щочерез платформу UNITED24 започаткований перший у світі флот морських дронів.</text:p>
      <text:p text:style-name="P4">
Source: <text:a xlink:type="simple" xlink:href="https://armyinform.com.ua/2023/05/05/legendarnyj-aktor-iz-zoryanyh-vijn-zibrav-ponad-15-mln-na-drony-dlya-ukrayinskyh-vijskovyh/" text:style-name="Internet_20_link" text:visited-style-name="Visited_20_Internet_20_Link">
https://armyinform.com.ua/2023/05/05/legendarnyj-aktor-iz-zoryanyh-vijn-zibrav-ponad-15-mln-na-drony-dlya-ukrayinskyh-vijskovyh/</text:a>
</text:p>
      <!--NEWS-->
      <text:h text:style-name="P10" text:outline-level="1">
<text:span text:style-name="T4">
Бельгія спрямує відсотки від заморожених російських активів на відновлення України — Прем’єр країни</text:span>
</text:h>
      <text:p text:style-name="P4">
Author: ['АРМІЯINFORM']</text:p>
      <text:p text:style-name="P4">
Time: 2023-05-05T76:00:00-04:00</text:p>
      <text:p text:style-name="P4">
Description: Прем'єр-міністр Бельгії Александер Де Кроо має намір спрямувати відсотки, отримані в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elgium-1.jpg" text:style-name="Internet_20_link" text:visited-style-name="Visited_20_Internet_20_Link">
belgium-1.jpg</text:a>
']</text:p>
      <text:p text:style-name="P4">
Tags: ['АГРЕСІЯ РФ', 'БЕЛЬГІЯ', 'ДОПОМОГА ПАРТНЕРІВ', 'СВІТ ПІДТРИМУЄ УКРАЇНУ']</text:p>
      <text:p text:style-name="P4">
Category: News</text:p>
      <!--METADATA-->
      <text:p text:style-name="P4">
<draw:frame draw:style-name="fr1" draw:name="Image44" text:anchor-type="as-char" svg:width="6.9236in" svg:height="3.894525in" draw:z-index="0">
<draw:image xlink:href="../Images/AРМІЯINFORM/2023-05-05T76-00-00-04-00/belgium-1.jpg" xlink:type="simple" xlink:show="embed" xlink:actuate="onLoad" draw:mime-type="image/jpeg"/>
</draw:frame>
</text:p>
      <text:p text:style-name="P4">
Прем'єр-міністр Бельгії Александер Де Кроо має намір спрямувати відсотки,отримані від заморожених Бельгією російських активів, на відновлення України.</text:p>
      <text:p text:style-name="P4">
Про це бельгійський прем’єр<text:a xlink:type="simple" xlink:href="https://www.premier.be/fr/soutien-%C3%A0-la-reconstruction-de-lukraine" text:style-name="Internet_20_link" text:visited-style-name="Visited_20_Internet_20_Link">
сказав</text:a>
 після <text:a xlink:type="simple" xlink:href="https://armyinform.com.ua/2023/05/04/my-zustrichayemos-u-gaazi-shhob-nablyzyty-myr-i-povernuty-spravedlyvist-prezydent-ukrayiny/" text:style-name="Internet_20_link" text:visited-style-name="Visited_20_Internet_20_Link">
зустрічі</text:a>
 з Президентом України Володимиром Зеленським і прем'єр-міністром Нідерландів Марком Рютте в Гаазі.</text:p>
      <text:p text:style-name="P4">
Як зазначено в повідомленні пресслужби бельгійського прем’єра, офіційнийБрюссель наразі заморозив російських активів на суму близько 180 мільярдівєвро.</text:p>
      <text:p text:style-name="P4">
Нагадаємо, раніше прем’єр-міністр Бельгії Александер Де Кроо та Генеральнийсекретар НАТО Єнс Столтенберг<text:a xlink:type="simple" xlink:href="https://armyinform.com.ua/2023/04/27/gensek-nato-obgovoryv-z-premyerom-belgiyi-pidtrymku-ukrayiny/" text:style-name="Internet_20_link" text:visited-style-name="Visited_20_Internet_20_Link">
обговорили</text:a>
 подальшу підтримку України.</text:p>
      <text:p text:style-name="P4">
Source: <text:a xlink:type="simple" xlink:href="https://armyinform.com.ua/2023/05/05/belgiya-spryamuye-vidsotky-vid-zamorozhenyh-rosijskyh-aktyviv-na-vidnovlennya-ukrayiny-premyer-krayiny/" text:style-name="Internet_20_link" text:visited-style-name="Visited_20_Internet_20_Link">
https://armyinform.com.ua/2023/05/05/belgiya-spryamuye-vidsotky-vid-zamorozhenyh-rosijskyh-aktyviv-na-vidnovlennya-ukrayiny-premyer-krayiny/</text:a>
</text:p>
      <!--NEWS-->
      <text:h text:style-name="P10" text:outline-level="1">
<text:span text:style-name="T4">
Спецпредставник Генсека НАТО в Києві: Українські жінки надихають світ</text:span>
</text:h>
      <text:p text:style-name="P4">
Author: ['АРМІЯINFORM']</text:p>
      <text:p text:style-name="P4">
Time: 2023-05-05T77:00:00-04:00</text:p>
      <text:p text:style-name="P4">
Description: Рішучість українських жінок захищати свободу та цінності є натхненням для всього світу.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ren-fellin.jpg" text:style-name="Internet_20_link" text:visited-style-name="Visited_20_Internet_20_Link">
iren-fellin.jpg</text:a>
']</text:p>
      <text:p text:style-name="P4">
Tags: ['STOPRUSSIA', 'ІРЕН ФЕЛЛІН', 'СВІТ ПІДТРИМУЄ УКРАЇНУ', 'СПЕЦПРЕДСТАВНИК ГЕНСЕКА НАТО']</text:p>
      <text:p text:style-name="P4">
Category: News</text:p>
      <!--METADATA-->
      <text:p text:style-name="P4">
<draw:frame draw:style-name="fr1" draw:name="Image45" text:anchor-type="as-char" svg:width="6.9236in" svg:height="3.894525in" draw:z-index="0">
<draw:image xlink:href="../Images/AРМІЯINFORM/2023-05-05T77-00-00-04-00/iren-fellin.jpg" xlink:type="simple" xlink:show="embed" xlink:actuate="onLoad" draw:mime-type="image/jpeg"/>
</draw:frame>
</text:p>
      <text:p text:style-name="P4">
Рішучість українських жінок захищати свободу та цінності є натхненням длявсього світу.</text:p>
      <text:p text:style-name="P4">
Про це під час виступу на Українському Жіночому Конгресі у Києві<text:a xlink:type="simple" xlink:href="https://www.nato.int/cps/en/natohq/news_214342.htm" text:style-name="Internet_20_link" text:visited-style-name="Visited_20_Internet_20_Link">
заявила</text:a>
 спеціальнапредставниця Генерального секретаря НАТО з питань жінок, миру та безпеки ІренФеллін.</text:p>
      <text:p text:style-name="P4">
«Ваша рішучість захищати свободу та цінності вашої країни є натхненням длямене та для всього світу», — сказала Ірен Феллін.</text:p>
      <text:p text:style-name="P4">
Вона додала, що одним із ключових уроків, отриманих із російської війни, є те,що «жінки повинні брати участь у житті своїх суспільств у будь-який час, чи топід час війни, чи під час миру. Ірен Феллін додала, що використаннясексуального насильства під час війни підкреслює важливість інтеграціїґендерної перспективи в управління конфліктами, їх вирішення, розбудову миру,реконструкцію та розвиток обороноздатності.</text:p>
      <text:p text:style-name="P4">
Спецпредставник Генсека НАТО в Києві зазначила, що нові пріоритети, включаючиборотьбу з тероризмом, зміну клімату, кібербезпеку та стійкість, значнорозширили порядок денний «Жінки, мир і безпека» після прийняття Радою БезпекиООН резолюції 1325 майже 23 роки тому. Вона виокремила, що головне завданнямна сьогодні є «захист та використання досягнень, над якими ми так наполегливопрацювали». Вона підкреслила важливість «рівноправної участі жінок у прийняттірішень під час війни та після перемоги України» та підтвердила, що працює надтим, аби ініціативи, які фінансуються в рамках Комплексного пакету допомогиНАТО, «були ґендерно реагуючими та щоб потреби жінок були задоволені».</text:p>
      <text:p text:style-name="P4">
Нагадаємо, в рамках Українського Жіночого Конгресу Посол США в Україні БріджитБрінк <text:a xlink:type="simple" xlink:href="https://armyinform.com.ua/2023/05/05/posol-ssha-genderna-rivnist-ta-inklyuzyvnist-roblyat-ukrayinu-sylnishoyu-proty-agresiyi-rf/" text:style-name="Internet_20_link" text:visited-style-name="Visited_20_Internet_20_Link">
заявила</text:a>
, щоґендерна рівність та інклюзивність роблять Україну сильнішою проти агресії рф.А заступниця Міністра оборони України Ганна Маляр<text:a xlink:type="simple" xlink:href="https://armyinform.com.ua/2023/05/04/sogodni-ukrayinky-mozhut-obijmaty-bud-yaki-posady-v-zbrojnyh-sylah-ukrayiny-ganna-malyar/" text:style-name="Internet_20_link" text:visited-style-name="Visited_20_Internet_20_Link">
повідомила</text:a>
, що вМіноборони постійно триває робота щодо впровадження ґендерного підходу уповсякденну життєдіяльність українського війська.</text:p>
      <text:p text:style-name="P4">
Source: <text:a xlink:type="simple" xlink:href="https://armyinform.com.ua/2023/05/05/speczpredstavnyk-genseka-nato-v-kyyevi-ukrayinski-zhinky-nadyhayut-svit/" text:style-name="Internet_20_link" text:visited-style-name="Visited_20_Internet_20_Link">
https://armyinform.com.ua/2023/05/05/speczpredstavnyk-genseka-nato-v-kyyevi-ukrayinski-zhinky-nadyhayut-svit/</text:a>
</text:p>
      <!--NEWS-->
      <text:h text:style-name="P10" text:outline-level="1">
<text:span text:style-name="T4">
Міністри оборони ФРН та Данії відвідали базу, де на Leopard тренуються українські танкісти</text:span>
</text:h>
      <text:p text:style-name="P4">
Author: ['АРМІЯINFORM']</text:p>
      <text:p text:style-name="P4">
Time: 2023-05-05T78:00:00-04:00</text:p>
      <text:p text:style-name="P4">
Description: Міністр оборони Німеччини Борис Пісторіус разом зі своїм данським колегою Троельс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mvg02.jpg" text:style-name="Internet_20_link" text:visited-style-name="Visited_20_Internet_20_Link">
bmvg02.jpg</text:a>
', '<text:a xlink:type="simple" xlink:href="https://armyinform.com.ua/wp-content/uploads/2023/05/bmvg03-150x150.jpg" text:style-name="Internet_20_link" text:visited-style-name="Visited_20_Internet_20_Link">
bmvg03-150x150.jpg</text:a>
', '<text:a xlink:type="simple" xlink:href="https://armyinform.com.ua/wp-content/uploads/2023/05/bmvg01-150x150.jpg" text:style-name="Internet_20_link" text:visited-style-name="Visited_20_Internet_20_Link">
bmvg01-150x150.jpg</text:a>
']</text:p>
      <text:p text:style-name="P4">
Tags: ['ДОПОМОГА ПАРТНЕРІВ', 'ЛЕОПАРДИ', 'СВІТ ПІДТРИМУЄ УКРАЇНУ', 'ТАНКИ']</text:p>
      <text:p text:style-name="P4">
Category: News</text:p>
      <!--METADATA-->
      <text:p text:style-name="P4">
<draw:frame draw:style-name="fr1" draw:name="Image46" text:anchor-type="as-char" svg:width="6.9236in" svg:height="3.894525in" draw:z-index="0">
<draw:image xlink:href="../Images/AРМІЯINFORM/2023-05-05T78-00-00-04-00/bmvg02.jpg" xlink:type="simple" xlink:show="embed" xlink:actuate="onLoad" draw:mime-type="image/jpeg"/>
</draw:frame>
</text:p>
      <text:p text:style-name="P4">
Міністр оборони Німеччини Борис Пісторіус разом зі своїм данським колегоюТроельсом Лундом сьогодні, 5 травня 2023 року, відвідали базу HUB North, депроходять навчання українські танкісти. На цій базі інструктори навчаютьукраїнських військових управлінню танками Leopard 1A5, які для ЗСУ<text:a xlink:type="simple" xlink:href="https://armyinform.com.ua/2023/04/20/daniya-ta-niderlandy-peredadut-ukrayini-shhe-14-tankiv-leopard-2/" text:style-name="Internet_20_link" text:visited-style-name="Visited_20_Internet_20_Link">
передає</text:a>
 Данія.</text:p>
      <text:p text:style-name="P4">
Про це<text:a xlink:type="simple" xlink:href="https://twitter.com/BMVg_Bundeswehr/status/1654470626868965377" text:style-name="Internet_20_link" text:visited-style-name="Visited_20_Internet_20_Link">
йдеться</text:a>
 уповідомленні німецького оборонного відомства.</text:p>
      <text:p text:style-name="P4">
«Разом із Нідерландами та Данією Німеччина фінансує ремонт основних бойовихтанків <text:a xlink:type="simple" xlink:href="https://armyinform.com.ua/2023/02/09/leopard-1-staryj-ale-efektyvnyj-tank-z-mynulogo-stolittya/" text:style-name="Internet_20_link" text:visited-style-name="Visited_20_Internet_20_Link">
Leopard 1 A5</text:a>
 зі складів галузі», — йдеться уповідомленні.</text:p>
      <text:p text:style-name="P4">
<text:a xlink:type="simple" xlink:href="https://armyinform.com.ua/wp-content/uploads/2023/05/bmvg03.jpg" text:style-name="Internet_20_link" text:visited-style-name="Visited_20_Internet_20_Link">
<draw:frame draw:style-name="fr1" draw:name="Image47" text:anchor-type="as-char" svg:width="6.9236in" svg:height="6.9236in" draw:z-index="0">
<draw:image xlink:href="../Images/AРМІЯINFORM/2023-05-05T78-00-00-04-00/bmvg03-150x150.jpg" xlink:type="simple" xlink:show="embed" xlink:actuate="onLoad" draw:mime-type="image/jpeg"/>
</draw:frame>
</text:a>
</text:p>
      <text:p text:style-name="P4">
<text:a xlink:type="simple" xlink:href="https://armyinform.com.ua/wp-content/uploads/2023/05/bmvg01.jpg" text:style-name="Internet_20_link" text:visited-style-name="Visited_20_Internet_20_Link">
<draw:frame draw:style-name="fr1" draw:name="Image48" text:anchor-type="as-char" svg:width="6.9236in" svg:height="6.9236in" draw:z-index="0">
<draw:image xlink:href="../Images/AРМІЯINFORM/2023-05-05T78-00-00-04-00/bmvg01-150x150.jpg" xlink:type="simple" xlink:show="embed" xlink:actuate="onLoad" draw:mime-type="image/jpeg"/>
</draw:frame>
</text:a>
</text:p>
      <text:p text:style-name="P4">
Source: <text:a xlink:type="simple" xlink:href="https://armyinform.com.ua/2023/05/05/ministry-oborony-frn-ta-daniyi-vidvidaly-bazu-de-na-leopard-1-trenuyutsya-ukrayinski-tankisty/" text:style-name="Internet_20_link" text:visited-style-name="Visited_20_Internet_20_Link">
https://armyinform.com.ua/2023/05/05/ministry-oborony-frn-ta-daniyi-vidvidaly-bazu-de-na-leopard-1-trenuyutsya-ukrayinski-tankisty/</text:a>
</text:p>
      <!--NEWS-->
      <text:h text:style-name="P10" text:outline-level="1">
<text:span text:style-name="T4">
За минулий тиждень військовим з ВМС ЗСУ вдалось знищити 77 окупантів та  4 артилерійські системи</text:span>
</text:h>
      <text:p text:style-name="P4">
Author: ['АРМІЯINFORM']</text:p>
      <text:p text:style-name="P4">
Time: 2023-05-05T79:00:00-04:00</text:p>
      <text:p text:style-name="P4">
Description: Про це повідомляють ВМС ЗС України.    Тижневе зведення Військово-Морських Сил Збро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3985509_551048173771415_7107345561752319416_n.jpg" text:style-name="Internet_20_link" text:visited-style-name="Visited_20_Internet_20_Link">
343985509_551048173771415_7107345561752319416_n.jpg</text:a>
']</text:p>
      <text:p text:style-name="P4">
Tags: ['STOPRUSSIA', 'АГРЕСІЯ РФ', 'ВІЙНА', 'ВМС ЗС УКРАЇНИ', 'ВТОРГНЕННЯ РФ', 'ВТРАТИ ВОРОГА']</text:p>
      <text:p text:style-name="P4">
Category: News</text:p>
      <!--METADATA-->
      <text:p text:style-name="P4">
<draw:frame draw:style-name="fr1" draw:name="Image49" text:anchor-type="as-char" svg:width="6.9236in" svg:height="3.894525in" draw:z-index="0">
<draw:image xlink:href="../Images/AРМІЯINFORM/2023-05-05T79-00-00-04-00/343985509_551048173771415_7107345561752319416_n.jpg" xlink:type="simple" xlink:show="embed" xlink:actuate="onLoad" draw:mime-type="image/jpeg"/>
</draw:frame>
</text:p>
      <text:p text:style-name="P4">
Про це<text:a xlink:type="simple" xlink:href="https://www.facebook.com/navy.mil.gov.ua/videos/1391000665083684/" text:style-name="Internet_20_link" text:visited-style-name="Visited_20_Internet_20_Link">
повідомляють</text:a>
ВМС ЗС України.</text:p>
      <text:p text:style-name="P4">
<text:span text:style-name="T4">
Тижневе зведення Військово-Морських Сил Збройних Сил України.</text:span>
</text:p>
      <text:p text:style-name="P4">
Підрозділи ВМС у складі створених угруповань продовжують виконувати завданнящодо відсічі широкомасштабної збройної агресії російської федерації.</text:p>
      <text:p text:style-name="P4">
Так, за минулий тиждень нашим військовим вдалось знищити: 77 окупантів, 1одиницю бойових броньованих машин, 4 артилерійські системи, 1 одиницюавтомобільної техніки, 1 пункт управління, 5 мінометних розрахунків, 2 одиниціспеціальної техніки та 1 засіб протиповітряної оборони.</text:p>
      <text:p text:style-name="P4">
Також Військово-Морські Сили Збройних Сил України разом з побратимами у складіугруповань докладають усіх зусиль із забезпечення безпеки судноплавства дляподолання продовольчої кризи.</text:p>
      <text:p text:style-name="P4">
Так, за минулий тиждень у рамках Чорноморської зернової ініціативи 11 суденпокинули українські порти, на борту яких було майже пів мільйона тонн зерна таінших продуктів харчування.</text:p>
      <text:p text:style-name="P4">
<text:span text:style-name="T4">
За тиждень в інтересах рф прохід Керч-Єнікальською протокою здійснили:</text:span>
</text:p>
      <ul>
        <li>
до Чорного моря — 167 судна, з них 46 продовжило рух у напрямку протоки Босфор;  * до Азовського моря — 120 суден, з них 27 рухались з протоки Босфор.</li>
      </ul>
      <text:p text:style-name="P4">
<text:span text:style-name="T4">
Зазначені судна здійснювали рух із порушенням Міжнародної конвенції зохорони людського життя на морі (SOLAS), вимикаючи системи автоматичноїідентифікації (AIS).</text:span>
</text:p>
      <text:p text:style-name="P4">
<text:span text:style-name="T4">
Станом на сьогодні на 10-ту ранку ситуація така:</text:span>
</text:p>
      <ul>
        <li>
у Чорному морі на бойовому чергуванні перебувають 5 ворожих кораблів, серед яких 1 носій крилатих ракет «калібр», загальний залп становить до 8 ракет;  * в Азовському морі перебуває 1 ворожий корабель;  * у Середземному морі — 5 ворожих кораблі, з них 1 носій крилатих ракет «калібр», загальний залп яких становить — 4 ракети.</li>
      </ul>
      <text:p text:style-name="P4">
<text:span text:style-name="T4">
Довіряйте офіційним джерелам і пам’ятайте — ми даємо гідну відсіч агресору ізнищуємо його в морі, на землі та у повітрі!</text:span>
</text:p>
      <text:p text:style-name="P4">
Вірте у Збройні Сили України!</text:p>
      <text:p text:style-name="P4">
Слава Україні!</text:p>
      <text:p text:style-name="P4">
Source: <text:a xlink:type="simple" xlink:href="https://armyinform.com.ua/2023/05/05/za-mynulyj-tyzhden-vijskovym-z-vms-zsu-vdalos-znyshhyty-77-okupantiv-ta-4-artylerijski-systemy/" text:style-name="Internet_20_link" text:visited-style-name="Visited_20_Internet_20_Link">
https://armyinform.com.ua/2023/05/05/za-mynulyj-tyzhden-vijskovym-z-vms-zsu-vdalos-znyshhyty-77-okupantiv-ta-4-artylerijski-systemy/</text:a>
</text:p>
      <!--NEWS-->
      <text:h text:style-name="P10" text:outline-level="1">
<text:span text:style-name="T4">
Маскування рашистської техніки, складів БК та ПММ фактично нівельовані можливостями «народного супутника»</text:span>
</text:h>
      <text:p text:style-name="P4">
Author: ['АРМІЯINFORM']</text:p>
      <text:p text:style-name="P4">
Time: 2023-05-05T80:00:00-04:00</text:p>
      <text:p text:style-name="P4">
Description: Про це повідомляє ГУР МОУ.    Спроможності Головного управління розвідки Міністерс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rticleimage_30737.webp" text:style-name="Internet_20_link" text:visited-style-name="Visited_20_Internet_20_Link">
articleimage_30737.webp</text:a>
']</text:p>
      <text:p text:style-name="P4">
Tags: ['STOPRUSSIA', 'АГРЕСІЯ РФ', 'ВІЙНА', 'ВТОРГНЕННЯ РФ', 'ГУР МО УКРАЇНИ']</text:p>
      <text:p text:style-name="P4">
Category: News</text:p>
      <!--METADATA-->
      <text:p text:style-name="P4">
<draw:frame draw:style-name="fr1" draw:name="Image50" text:anchor-type="as-char" svg:width="6.9236in" svg:height="3.894525in" draw:z-index="0">
<draw:image xlink:href="../ConvertedIMGs/AРМІЯINFORM/2023-05-05T80-00-00-04-00/articleimage_30737.png" xlink:type="simple" xlink:show="embed" xlink:actuate="onLoad" draw:mime-type="image/png"/>
</draw:frame>
 Ілюстративне фото</text:p>
      <text:p text:style-name="P4">
Про це <text:a xlink:type="simple" xlink:href="https://gur.gov.ua/content/narodnyi-suputnyk-bachyt-vse.html" text:style-name="Internet_20_link" text:visited-style-name="Visited_20_Internet_20_Link">
повідомляє</text:a>
 ГУР МОУ.</text:p>
      <text:p text:style-name="P4">
Спроможності Головного управління розвідки Міністерства оборони Українивиявляти ворожі цілі для подальшого пріоритетного ураження, аби завдативідчутних втрат російським окупантам, з вересня 2022 року кратно зросли.</text:p>
      <text:p text:style-name="P4">
Відтоді у розпорядженні воєнних розвідників опинився космічний апарт ICEYE,придбаний за пожертви українців, які скинулись у благодійний фонд СергіяПритули.</text:p>
      <text:p text:style-name="P4">
Маскування московитської техніки, складів БК та ПММ фактично нівельованіможливостями «народного супутника» — для роботи з ним не важливі ані погода,ані час доби.</text:p>
      <text:p text:style-name="P4">
Результати вражають: за півроку використання отриманих завдяки космічномуапарату розвідданих Україна перетворила в металобрухт російської військовоїтехніки на мільярди доларів, не кажучи про скупчення ворожої (тимчасово) живоїсили, а також об’єкти воєнної логістики.</text:p>
      <text:p text:style-name="P4">
Співробітники ГУР відзначають особливу роль «народного супутника» дляпланування та реалізації важливих та вкрай очікуваних військових операційУкраїни та вкотре висловлюють вдячність усім українцям, хто допоміг з ICEYE.</text:p>
      <text:p text:style-name="P4">
Разом до перемоги!</text:p>
      <text:p text:style-name="P4">
Слава Україні!</text:p>
      <text:p text:style-name="P4">
Source: <text:a xlink:type="simple" xlink:href="https://armyinform.com.ua/2023/05/05/maskuvannya-rashystskoyi-tehniky-skladiv-bk-ta-pmm-faktychno-nivelovani-mozhlyvostyamy-narodnogo-suputnyka/" text:style-name="Internet_20_link" text:visited-style-name="Visited_20_Internet_20_Link">
https://armyinform.com.ua/2023/05/05/maskuvannya-rashystskoyi-tehniky-skladiv-bk-ta-pmm-faktychno-nivelovani-mozhlyvostyamy-narodnogo-suputnyka/</text:a>
</text:p>
      <!--NEWS-->
      <text:h text:style-name="P10" text:outline-level="1">
<text:span text:style-name="T4">
Воював проти ЗСУ у Покровському районі — судитимуть кулеметника «днр»</text:span>
</text:h>
      <text:p text:style-name="P4">
Author: ['АРМІЯINFORM']</text:p>
      <text:p text:style-name="P4">
Time: 2023-05-05T81:00:00-04:00</text:p>
      <text:p text:style-name="P4">
Description: Встановлено, що у жовтні 2014 року мешканець м. Єнакієва, підтримуючи тимчасову окупаці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360_240_1582135276-970.jpg" text:style-name="Internet_20_link" text:visited-style-name="Visited_20_Internet_20_Link">
360_240_1582135276-970.jpg</text:a>
']</text:p>
      <text:p text:style-name="P4">
Tags: ['STOPRUSSIA', 'АГРЕСІЯ РФ', 'ВІЙНА', 'ВТОРГНЕННЯ РФ', 'КОЛАБОРАНТ', 'ОФІС ГЕНЕРАЛЬНОГО ПРОКУРОРА']</text:p>
      <text:p text:style-name="P4">
Category: News</text:p>
      <!--METADATA-->
      <text:p text:style-name="P4">
<draw:frame draw:style-name="fr1" draw:name="Image51" text:anchor-type="as-char" svg:width="6.9236in" svg:height="4.617974in" draw:z-index="0">
<draw:image xlink:href="../Images/AРМІЯINFORM/2023-05-05T81-00-00-04-00/360_240_1582135276-970.jpg" xlink:type="simple" xlink:show="embed" xlink:actuate="onLoad" draw:mime-type="image/jpeg"/>
</draw:frame>
 Ілюстративне фото</text:p>
      <text:p text:style-name="P4">
Встановлено, що у жовтні 2014 року мешканець м. Єнакієва, підтримуючитимчасову окупацію частини Донеччини незаконними збройними формуваннями рф,добровільно вступив до так званого народного ополчення Донбасу.</text:p>
      <text:p text:style-name="P4">
Про це <text:a xlink:type="simple" xlink:href="https://www.gp.gov.ua/ua/posts/voyuvav-proti-zsu-u-pokrovskomu-raioni-suditimut-kulemetnikv-dnr" text:style-name="Internet_20_link" text:visited-style-name="Visited_20_Internet_20_Link">
інформує</text:a>
 Офіс Генерального прокурораУкраїни.</text:p>
      <text:p text:style-name="P4">
Після проходження «курсу навчання» на території м. Донецька він обійняв посадустрілка у комендантській роті «козачого союзу області війська донського днр».Отримавши позивний «Джек», новобранець, озброєний автоматом Калашникова,виконував функції чергового, а також залучався до патрулювання населенихпунктів Амвросіївського району. За службу на окупантів він отримував«заробітну платню».</text:p>
      <text:p text:style-name="P4">
У квітні 2022 року після широкомасштабного вторгнення країни-агресора вУкраїну «ополченець» воював на посаді помічника кулеметника 2-гомотострілкового батальйону 3-ї ОМСБр, який дислокувався у м. Єнакієвому.Виконував бойові завдання у складі окупаційних військ рф в районі с.Новобахмутівка Покровського району.</text:p>
      <text:p text:style-name="P4">
Поблизу вказаного населеного пункту його затримано військовослужбовцямиЗбройних Сил України.</text:p>
      <text:p text:style-name="P4">
Стосовно чоловіка висунуто обвинувальний акт за фактами державної зради таучасті у терористичній організації.</text:p>
      <text:p text:style-name="P4">
Source: <text:a xlink:type="simple" xlink:href="https://armyinform.com.ua/2023/05/05/voyuvav-proty-zsu-u-pokrovskomu-rajoni-sudytymut-kulemetnykv-dnr/" text:style-name="Internet_20_link" text:visited-style-name="Visited_20_Internet_20_Link">
https://armyinform.com.ua/2023/05/05/voyuvav-proty-zsu-u-pokrovskomu-rajoni-sudytymut-kulemetnykv-dnr/</text:a>
</text:p>
      <!--NEWS-->
      <text:h text:style-name="P10" text:outline-level="1">
<text:span text:style-name="T4">
Командування Медичних сил вже декілька тижнів тестує проєкт запису в електронну чергу на ВЛК</text:span>
</text:h>
      <text:p text:style-name="P4">
Author: ['АРМІЯINFORM']</text:p>
      <text:p text:style-name="P4">
Time: 2023-05-05T82:00:00-04:00</text:p>
      <text:p text:style-name="P4">
Description: Про це Командування Медичних сил Збройних Сил України повідомило у Facebook:    «Ми вж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4745344_1228035898084215_8226954711124856031_n.jpg" text:style-name="Internet_20_link" text:visited-style-name="Visited_20_Internet_20_Link">
344745344_1228035898084215_8226954711124856031_n.jpg</text:a>
']</text:p>
      <text:p text:style-name="P4">
Tags: ['ВЛК', 'КОМАНДУВАННЯ МЕДИЧНИХ СИЛ ЗБРОЙНИХ СИЛ УКРАЇНИ']</text:p>
      <text:p text:style-name="P4">
Category: News</text:p>
      <!--METADATA-->
      <text:p text:style-name="P4">
<draw:frame draw:style-name="fr1" draw:name="Image52" text:anchor-type="as-char" svg:width="6.9236in" svg:height="5.1927in" draw:z-index="0">
<draw:image xlink:href="../Images/AРМІЯINFORM/2023-05-05T82-00-00-04-00/344745344_1228035898084215_8226954711124856031_n.jpg" xlink:type="simple" xlink:show="embed" xlink:actuate="onLoad" draw:mime-type="image/jpeg"/>
</draw:frame>
</text:p>
      <text:p text:style-name="P4">
Про це Командування Медичних сил Збройних Сил України<text:a xlink:type="simple" xlink:href="https://www.facebook.com/Ukrmilitarymedic/posts/pfbid0339eJPJbayhSXtCfiJZo3tZy3BLRXVpt86ymmEvCDbZRqmUKCFQ22UUQqfAhEfq4Bl" text:style-name="Internet_20_link" text:visited-style-name="Visited_20_Internet_20_Link">
повідомило</text:a>
у Facebook:</text:p>
      <text:p text:style-name="P4">
«Ми вже декілька тижнів тестуємо проєкт запису в електронну чергу на ВЛКвідразу у 5 містах України, де навантаження медичних закладів суттєво зросло узв’язку з повномасштабним вторгненням.</text:p>
      <text:p text:style-name="P4">
Наразі проєкт працює у пілотному форматі. Втім, вже сьогодні можна поділитисяфотозвітом позитивних результатів ініціативи✅.</text:p>
      <text:p text:style-name="P4">
Дякуємо усім причетним завдяки кому вдається удосконалювати військово-медичнусистему, зокрема, міжвідомчий робочій групі, фахівцям із цифровізації тагромадськості».</text:p>
      <text:p text:style-name="P4">
Source: <text:a xlink:type="simple" xlink:href="https://armyinform.com.ua/2023/05/05/komanduvannya-medychnyh-syl-vzhe-dekilka-tyzhniv-testuye-proyekt-zapysu-v-elektronnu-chergu-na-vlk/" text:style-name="Internet_20_link" text:visited-style-name="Visited_20_Internet_20_Link">
https://armyinform.com.ua/2023/05/05/komanduvannya-medychnyh-syl-vzhe-dekilka-tyzhniv-testuye-proyekt-zapysu-v-elektronnu-chergu-na-vlk/</text:a>
</text:p>
      <!--NEWS-->
      <text:h text:style-name="P10" text:outline-level="1">
<text:span text:style-name="T4">
Бельгійські партнери передали ще 4 медичні реанімобілі для ЗСУ</text:span>
</text:h>
      <text:p text:style-name="P4">
Author: ['Ольга Мосьондз']</text:p>
      <text:p text:style-name="P4">
Time: 2023-05-05T87:00:00-04:00</text:p>
      <text:p text:style-name="P4">
Description: Сьогодні з Бельгії до Києва, а потім на фронт, поїдуть ще чотири медичні спецавтомобі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e-foto-.jpg" text:style-name="Internet_20_link" text:visited-style-name="Visited_20_Internet_20_Link">
golovne-foto-.jpg</text:a>
', '<text:a xlink:type="simple" xlink:href="https://armyinform.com.ua/wp-content/uploads/2023/05/foto-1-6.jpg" text:style-name="Internet_20_link" text:visited-style-name="Visited_20_Internet_20_Link">
foto-1-6.jpg</text:a>
', '<text:a xlink:type="simple" xlink:href="https://armyinform.com.ua/wp-content/uploads/2023/05/foto-2-7.jpg" text:style-name="Internet_20_link" text:visited-style-name="Visited_20_Internet_20_Link">
foto-2-7.jpg</text:a>
', '<text:a xlink:type="simple" xlink:href="https://armyinform.com.ua/wp-content/uploads/2023/05/foto-3-7.jpg" text:style-name="Internet_20_link" text:visited-style-name="Visited_20_Internet_20_Link">
foto-3-7.jpg</text:a>
', '<text:a xlink:type="simple" xlink:href="https://armyinform.com.ua/wp-content/uploads/2023/05/foto-4-6.jpg" text:style-name="Internet_20_link" text:visited-style-name="Visited_20_Internet_20_Link">
foto-4-6.jpg</text:a>
', '<text:a xlink:type="simple" xlink:href="https://armyinform.com.ua/wp-content/uploads/2023/05/foto-5-4.jpg" text:style-name="Internet_20_link" text:visited-style-name="Visited_20_Internet_20_Link">
foto-5-4.jpg</text:a>
', '<text:a xlink:type="simple" xlink:href="https://armyinform.com.ua/wp-content/uploads/2022/06/olga-mosondz.jpg" text:style-name="Internet_20_link" text:visited-style-name="Visited_20_Internet_20_Link">
olga-mosondz.jpg</text:a>
']</text:p>
      <text:p text:style-name="P4">
Tags: ['STOPRUSSIA', 'АГРЕСІЯ РФ', 'ВІЙНА', 'ВТОРГНЕННЯ РФ', 'ДОПОМОГА ПАРТНЕРІВ', 'КОРОЛІВСТВО БЕЛЬГІЯ']</text:p>
      <text:p text:style-name="P4">
Category: News</text:p>
      <!--METADATA-->
      <text:p text:style-name="P4">
<draw:frame draw:style-name="fr1" draw:name="Image53" text:anchor-type="as-char" svg:width="6.9236in" svg:height="3.946452in" draw:z-index="0">
<draw:image xlink:href="../Images/AРМІЯINFORM/2023-05-05T87-00-00-04-00/golovne-foto-.jpg" xlink:type="simple" xlink:show="embed" xlink:actuate="onLoad" draw:mime-type="image/jpeg"/>
</draw:frame>
</text:p>
      <text:p text:style-name="P4">
Сьогодні з Бельгії до Києва, а потім на фронт, поїдуть ще чотири медичніспецавтомобілі, призначені для транспортування поранених військовослужбовців зрайону ведення активних бойових дій. Спецавтомобілі придбано в межахсоціального проєкту з підтримки фронтової медицини Ukraine Mission of IhorVitenko.</text:p>
      <text:p text:style-name="P4">
Ця волонтерська ініціатива стала можливою завдяки засновнику соціальногопроєкту Ukraine Mission of Ihor Vitenko Ігорю Вітенку, який одночаснопредставляє Міжнародну громадську організацію «Рада з екологічної безпеки» вКоролівстві Бельгія, а також завдяки волонтерській спільноті Бельгії та заучастю Посольства Королівства Бельгія в Україні та Української Ради Миру.</text:p>
      <text:p text:style-name="P4">
Загалом завдяки соціальному проєкту Ukraine Mission of Ihor Vitenko на потребиЗСУ передано 64 машини швидкої допомоги. Також із Бельгії до України за участюІгоря Вітенка було направлено допомоги медичного призначення на загальна сумумайже 3,5 млн євро.</text:p>
      <text:p text:style-name="P4">
<draw:frame draw:style-name="fr1" draw:name="Image54" text:anchor-type="as-char" svg:width="6.9236in" svg:height="4.459952in" draw:z-index="0">
<draw:image xlink:href="../Images/AРМІЯINFORM/2023-05-05T87-00-00-04-00/foto-1-6.jpg" xlink:type="simple" xlink:show="embed" xlink:actuate="onLoad" draw:mime-type="image/jpeg"/>
</draw:frame>
</text:p>
      <text:p text:style-name="P4">
— Сьогодні ми передаємо ще чотири медичні спецавтомобілі на потреби ЗбройнихСил України. Маємо сказати особливі слова вдячності Ігорю Вітенку. Цеукраїнець, який понад 20 років живе в Бельгії. Лікар за професією, він є одниміз небагатьох офіційно визнаних у Бельгії фахівців із лікування ран. Коли 24лютого 2022 року почалося широкомасштабне вторгнення, пан Ігор одразу приїхавдо України, де прооперував у важких умовах кілька сотень поранених бійців,чимсуттєво зменшив кількість ампутації кінцівок. Варто зазначити, що інколидоводилось оперувати і без анестезії. Також він навчив понад 150 лікарів імедсестер з України новим методам лікування ран, — сказав голова УкраїнськоїРади Миру, ректор КПІ ім. Ігоря Сікорського Михайло Згуровський.</text:p>
      <text:p text:style-name="P4">
Засновник місії Ігор Вітенко зазначив, що лише завдяки співдружності йспівпраці людей з різних країн світу вдалося розпочати і реалізувати цейсоціальний проєкт з медичної допомоги Україні. Він подякував бельгійцям іпосольству Бельгії, які сприяли в його реалізації.</text:p>
      <text:p text:style-name="P4">
<draw:frame draw:style-name="fr1" draw:name="Image55" text:anchor-type="as-char" svg:width="6.9236in" svg:height="5.215779in" draw:z-index="0">
<draw:image xlink:href="../Images/AРМІЯINFORM/2023-05-05T87-00-00-04-00/foto-2-7.jpg" xlink:type="simple" xlink:show="embed" xlink:actuate="onLoad" draw:mime-type="image/jpeg"/>
</draw:frame>
</text:p>
      <text:p text:style-name="P4">
— Без підтримки бельгійців ми б не змогли реалізувати те, що наразіреалізували. Я сам не очікував, що проєкт набуде такого масштабу. У 2022 роція приїхав в Україну і думав, що буде так само, як у 2014 році, коли я такожмісяць оперував у військовому госпіталі українських поранених захисників. Алецього разу разом з українською діаспорою в Бельгії ми зібрали кошти тазакупили 4 реанімобілі, завантажили їх необхідною технікою та препаратами. Зцього все почалося. До моєї ініціативи доєдналися сотні людей, мої колеги нетільки в Бельгії, а й родичі з Америки та Канади.</text:p>
      <text:p text:style-name="P4">
Я надзвичайно вдячний усім людям, які мобілізувалися і зрозуміли, що церосійське зло треба перемогти. І перемагати його треба усім світом, — сказавІгор Вітенко.</text:p>
      <text:p text:style-name="P4">
У церемонії передачі реанімобілів узяв участь надзвичайний уповноважений ПосолБельгії в Україні Пітер Ван Де Вельде, який зазначив, що Європа допомагаєУкраїні, розуміючи, що росія сіє лише смерть і розруху.</text:p>
      <text:p text:style-name="P4">
<draw:frame draw:style-name="fr1" draw:name="Image56" text:anchor-type="as-char" svg:width="6.9236in" svg:height="5.181161in" draw:z-index="0">
<draw:image xlink:href="../Images/AРМІЯINFORM/2023-05-05T87-00-00-04-00/foto-3-7.jpg" xlink:type="simple" xlink:show="embed" xlink:actuate="onLoad" draw:mime-type="image/jpeg"/>
</draw:frame>
</text:p>
      <text:p text:style-name="P4">
— Минулого тижня росія атакувала Умань, загинуло 25 людей, з них 5 дітей.Кілька днів тому був атакований Херсон — 16 людей загинуло. І останні кільканочей росіяни атакували Київ. Це те, що робить росія в Україні. Смерть,руйнування. Але Україна не одна. Коаліція з 50 країн надає допомогу Україні.Європейський Союз, засновником якого є Королівство Бельгія, надає юридичну,фінансову, гуманітарну допомогу. Це не лише допомога, яку надає Уряд, сьогодніми стали свідками, що ця допомога надається бельгійцями. Це гроші та допомога,яку зібрали громадяни Бельгії. Ми також захоплюємося тою підтримкою, яку надаєпан Вітенко Україні. Я сподіваюся, що так триватиме і надалі до самої перемогиУкраїни, — сказав Посол Бельгії в Україні Пітер Ван Де Вельде.</text:p>
      <text:p text:style-name="P4">
<draw:frame draw:style-name="fr1" draw:name="Image57" text:anchor-type="as-char" svg:width="6.9236in" svg:height="4.806132in" draw:z-index="0">
<draw:image xlink:href="../Images/AРМІЯINFORM/2023-05-05T87-00-00-04-00/foto-4-6.jpg" xlink:type="simple" xlink:show="embed" xlink:actuate="onLoad" draw:mime-type="image/jpeg"/>
</draw:frame>
</text:p>
      <text:p text:style-name="P4">
Голова Української Ради Миру Михайло Згуровський подякував Бельгії в особіпана Посла за допомогу Україні.</text:p>
      <text:p text:style-name="P4">
— Я хотів би подякувати Королівству Бельгія за підтримку України. Ця країнавже передала 146 млн євро військової допомоги. Додатково 27 січня цього рокуУряд Бельгії схвалив рішення про надання Україні військової допомоги ще насуму 92 млн євро і гуманітарної допомоги на суму 69 млн євро. Бельгія надалаприхисток 60 тис. українцям і забезпечила лікування поранених українськихвоїнів, і допомога лише збільшується, — сказав голова Української Ради МируМихайло Згуровський.</text:p>
      <text:p text:style-name="P4">
<draw:frame draw:style-name="fr1" draw:name="Image58" text:anchor-type="as-char" svg:width="6.9236in" svg:height="4.367638in" draw:z-index="0">
<draw:image xlink:href="../Images/AРМІЯINFORM/2023-05-05T87-00-00-04-00/foto-5-4.jpg" xlink:type="simple" xlink:show="embed" xlink:actuate="onLoad" draw:mime-type="image/jpeg"/>
</draw:frame>
</text:p>
      <text:p text:style-name="P4">
Під час церемонії Ігор Вітенко передав ключі від медичних реанімобілівпредставникам Харківської ВЦА. Спецавтомобілі уже сьогодні вирушили наХарківщину рятувати українських захисників, які боронять там нашу землю відросійських загарбників.</text:p>
      <text:p text:style-name="P4">
— Сподіваюся, що ці реанімобілі будуть мати мало роботи, а наші захисникизалишатимуться живими та неушкодженими. Слава Героям! Слава Україні, — сказавІгор Вітенко.</text:p>
      <text:p text:style-name="P4">
<draw:frame draw:style-name="fr1" draw:name="Image59" text:anchor-type="as-char" svg:width="6.9236in" svg:height="6.9236in" draw:z-index="0">
<draw:image xlink:href="../Images/AРМІЯINFORM/2023-05-05T87-00-00-04-00/olga-mosondz.jpg" xlink:type="simple" xlink:show="embed" xlink:actuate="onLoad" draw:mime-type="image/jpeg"/>
</draw:frame>
</text:p>
      <text:p text:style-name="P4">
<text:a xlink:type="simple" xlink:href="https://armyinform.com.ua/army-authors/olga-mosondz/" text:style-name="Internet_20_link" text:visited-style-name="Visited_20_Internet_20_Link">
Ольга Мосьондз</text:a>
</text:p>
      <text:p text:style-name="P4">
Кореспондент АрміяInform</text:p>
      <text:p text:style-name="P4">
Source: <text:a xlink:type="simple" xlink:href="https://armyinform.com.ua/2023/05/05/belgijski-partnery-peredaly-shhe-4-medychni-reanimobili-dlya-zsu/" text:style-name="Internet_20_link" text:visited-style-name="Visited_20_Internet_20_Link">
https://armyinform.com.ua/2023/05/05/belgijski-partnery-peredaly-shhe-4-medychni-reanimobili-dlya-zsu/</text:a>
</text:p>
      <!--NEWS-->
      <text:h text:style-name="P10" text:outline-level="1">
<text:span text:style-name="T4">
Коротко. Війна. День 436. Відеодайджест</text:span>
</text:h>
      <text:p text:style-name="P4">
Author: ['АРМІЯINFORM']</text:p>
      <text:p text:style-name="P4">
Time: 2023-05-05T99:00:00-04:00</text:p>
      <text:p text:style-name="P4">
Description: Джерело: ГШ ЗС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ВТОРГНЕННЯ РФ', 'ГЕНЕРАЛЬНИЙ ШТАБ ЗСУ']</text:p>
      <text:p text:style-name="P4">
Category: News</text:p>
      <!--METADATA-->
      <text:p text:style-name="P4">
<text:span text:style-name="T5">
Джерело:<text:a xlink:type="simple" xlink:href="https://www.facebook.com/GeneralStaff.ua/videos/827555385394616/" text:style-name="Internet_20_link" text:visited-style-name="Visited_20_Internet_20_Link">
ГШ ЗСУкраїни</text:a>
</text:span>
</text:p>
      <text:p text:style-name="P4">
Source: <text:a xlink:type="simple" xlink:href="https://armyinform.com.ua/2023/05/05/korotko-vijna-den-436-videodajdzhest/" text:style-name="Internet_20_link" text:visited-style-name="Visited_20_Internet_20_Link">
https://armyinform.com.ua/2023/05/05/korotko-vijna-den-436-videodajdzhest/</text:a>
</text:p>
      <!--NEWS-->
      <text:h text:style-name="P10" text:outline-level="1">
<text:span text:style-name="T4">
Україна готує заборону імпорту з Молдови - торговий представник</text:span>
</text:h>
      <text:p text:style-name="P4">
Authors: Ukrinform (Person)</text:p>
      <text:p text:style-name="P4">
Publisher: Укринформ (Organization)</text:p>
      <text:p text:style-name="P4">
Published Time: 2023-05-06T-10:54:00+03:00</text:p>
      <text:p text:style-name="P4">
Modified Time: 2023-05-06T23:54:00+03:00</text:p>
      <text:p text:style-name="P4">
Description: У відповідь на обмеження, введені Молдовою, проти українського агроекспорту, в уряді готують постанову про заборону молдовського імпорту. — Укрінформ.</text:p>
      <text:p text:style-name="P4">
Images: ["<text:a xlink:type="simple" xlink:href="https://static.ukrinform.com/photos/2021_07/thumb_files/630_360_1626884330-852.jpg" text:style-name="Internet_20_link" text:visited-style-name="Visited_20_Internet_20_Link">
630_360_16268...</text:a>
"]</text:p>
      <text:p text:style-name="P4">
Tags: ['Економіка', 'Імпорт', 'Молдова', 'Україна', 'Заборона', 'Тарас Качка']</text:p>
      <text:p text:style-name="P4">
Type: Article</text:p>
      <!--METADATA-->
      <text:p text:style-name="P4">
<draw:frame draw:style-name="fr1" draw:name="Image60" text:anchor-type="as-char" svg:width="6.9236in" svg:height="3.956343in" draw:z-index="0">
<draw:image xlink:href="../Images/yкринформ/2023-05-06T-10-54-00-03-00/630_360_1626884330-852.jpg" xlink:type="simple" xlink:show="embed" xlink:actuate="onLoad" draw:mime-type="image/jpeg"/>
</draw:frame>
 Увідповідь на обмеження, введені Молдовою, проти українського агроекспорту, вуряді готують постанову про заборону молдовського імпорту.</text:p>
      <text:p text:style-name="P4">
Про це " <text:a xlink:type="simple" xlink:href="https://www.eurointegration.com.ua/news/2023/05/6/7161160/" text:style-name="Internet_20_link" text:visited-style-name="Visited_20_Internet_20_Link">
 </text:a>
 "сказав заступник міністра розвитку економіки, торгівлі та сільськогогосподарства – Торговий представник України Тарас Качка, передає Укрінформ.</text:p>
      <text:p text:style-name="P4">
"Ми повідомили Кишинів – будь-яке обмеження з боку Молдови буде вважатисявкрай недружнім кроком і потягне за собою невідкладну заборону всього імпортуз Молдови", - зазначає посадовець.</text:p>
      <text:p text:style-name="P4">
<text:span text:style-name="T4">
Читайте також:</text:span>
 <text:span text:style-name="T4">
<text:a xlink:type="simple" xlink:href="https://www.ukrinform.ua/rubric-economy/3705761-solskij-zaaviv-pro-nezgodu-z-risennam-moldovi-obmeziti-import-ukrainskoi-agroprodukcii.html" text:style-name="Internet_20_link" text:visited-style-name="Visited_20_Internet_20_Link">
 </text:a>
 </text:span>
</text:p>
      <text:p text:style-name="P4">
За його словами, введення такої заборони вже погоджено та запущено упідготовку.</text:p>
      <text:p text:style-name="P4">
Як повідомляв Укрінформ, 5 травня під час зустрічі з головою делегаціїЄвропейського Союзу Янісом Мажейксом Боля заявив про намір <text:span text:style-name="T4">
<text:a xlink:type="simple" xlink:href="https://www.ukrinform.ua/tag-moldova" text:style-name="Internet_20_link" text:visited-style-name="Visited_20_Internet_20_Link">
</text:a>
 </text:span>
 запровадити тимчасові обмеження наімпорт зернових та олійних культур з України.</text:p>
      <text:p text:style-name="P4">
Раніше Європейська Комісія офіційно оголосила про _<text:span text:style-name="T4">
<text:a xlink:type="simple" xlink:href="https://www.ukrinform.ua/rubric-economy/3703840-evrokomisia-zaboronila-import-okremih-agroproduktiv-z-ukraini.html" text:style-name="Internet_20_link" text:visited-style-name="Visited_20_Internet_20_Link">
</text:a>
 </text:span>
 _ проти імпорту з України, щообмежують надходження сільськогосподарських товарів українського виробництвадо п'яти країн ЄС.</text:p>
      <text:p text:style-name="P4">
<text:span text:style-name="T4">
Читайте також:</text:span>
 <text:span text:style-name="T4">
<text:a xlink:type="simple" xlink:href="https://www.ukrinform.ua/rubric-economy/3705220-u-moldovi-planuut-timcasovo-obmeziti-import-ukrainskoi-agroprodukcii.html" text:style-name="Internet_20_link" text:visited-style-name="Visited_20_Internet_20_Link">
 </text:a>
 </text:span>
</text:p>
      <text:p text:style-name="P4">
Запобіжні заходи стосуватимуться чотирьох сільськогосподарських продуктів:зерна, кукурудзи, ріпаку та насіння соняшника.</text:p>
      <text:p text:style-name="P4">
Source: <text:a xlink:type="simple" xlink:href="https://www.ukrinform.ua/rubric-economy/3705779-ukraina-gotue-zaboronu-importu-z-moldovi-kacka.html" text:style-name="Internet_20_link" text:visited-style-name="Visited_20_Internet_20_Link">
https://www.ukrinform.ua/rubric-economy/3705779-ukraina-gotue-zaboronu-importu-z-moldovi-kacka.html</text:a>
</text:p>
      <!--NEWS-->
      <text:h text:style-name="P10" text:outline-level="1">
<text:span text:style-name="T4">
Британська письменниця: Коронація - це укладення королем контракту з народом</text:span>
</text:h>
      <text:p text:style-name="P4">
Authors: Ukrinform (Person)</text:p>
      <text:p text:style-name="P4">
Publisher: Укринформ (Organization)</text:p>
      <text:p text:style-name="P4">
Published Time: 2023-05-06T-128:16:00+03:00</text:p>
      <text:p text:style-name="P4">
Modified Time: 2023-05-06T14:16:00+03:00</text:p>
      <text:p text:style-name="P4">
Description: Церемонія коронації, в якій наразі беруть участь король Сполученого Королівства Чарльз ІІІ і його дружина, королева-консорт Камілла, є у певному сенсі укладенням контракту монарха з народом Великої Британії і публічною обіцянкою стояти на варті законів . — Укрінформ.</text:p>
      <text:p text:style-name="P4">
Images: ["<text:a xlink:type="simple" xlink:href="https://static.ukrinform.com/photos/2023_05/thumb_files/630_360_1683371703-230.jpg" text:style-name="Internet_20_link" text:visited-style-name="Visited_20_Internet_20_Link">
630_360_16833...</text:a>
"]</text:p>
      <text:p text:style-name="P4">
Tags: ['Британія', 'Письменниця', 'Чарльз ІІІ', 'Коронація']</text:p>
      <text:p text:style-name="P4">
Type: Article</text:p>
      <!--METADATA-->
      <text:p text:style-name="P4">
<draw:frame draw:style-name="fr1" draw:name="Image61" text:anchor-type="as-char" svg:width="6.9236in" svg:height="3.956343in" draw:z-index="0">
<draw:image xlink:href="../Images/yкринформ/2023-05-06T-128-16-00-03-00/630_360_1683371703-230.jpg" xlink:type="simple" xlink:show="embed" xlink:actuate="onLoad" draw:mime-type="image/jpeg"/>
</draw:frame>
Церемонія коронації, в якій наразі беруть участь король СполученогоКоролівства Чарльз ІІІ і його дружина, королева-консорт Камілла, є у певномусенсі укладенням контракту монарха з народом Великої Британії і публічноюобіцянкою стояти на варті законів .</text:p>
      <text:p text:style-name="P4">
Таке пояснення вікової традиції дала британська журналістка і письменницяКаріна Кокрелл-Фере в інтерв’ю <text:a xlink:type="simple" xlink:href="https://www.youtube.com/watch" text:style-name="Internet_20_link" text:visited-style-name="Visited_20_Internet_20_Link">
 </text:a>
 , передає Укрінформ.</text:p>
      <text:p text:style-name="P4">
«Коронація – це укладення королем Великої <text:a xlink:type="simple" xlink:href="https://www.ukrinform.ua/tag-britania" text:style-name="Internet_20_link" text:visited-style-name="Visited_20_Internet_20_Link">
 </text:a>
 контракту з народом. Він обіцяє нам, що зробить усе, щоб стояти наварті законів Великої Британії і Англіканської церкви», - сказала Кокрелл-Фере.</text:p>
      <text:p text:style-name="P4">
Вона привернула увагу до, за її словами, цікавого британського парадокса –країна, яка відкрила світові парламентську демократію, зберегла такий найбільшнедемократичний вид правління, як монархію. «І не просто зберегла – він діє»,- акцентувала письменниця.</text:p>
      <text:p text:style-name="P4">
У цьому контексті вона нагадала, що у Великій Британії немає такого документа,як конституція, а є конституційні прецедентні акти.</text:p>
      <text:p text:style-name="P4">
«Без монарха всі урядові акти нелегітимні, тобто це у певному сенсі найвищийнотаріус, який має надати всьому юридичної легітимності», - зазначила Кокрелл-Фере.</text:p>
      <text:p text:style-name="P4">
Як приклад вона навела щорічну церемонію відкриття парламенту у СполученомуКоролівстві.</text:p>
      <text:p text:style-name="P4">
<text:span text:style-name="T4">
Читайте також:</text:span>
 <text:a xlink:type="simple" xlink:href="https://www.ukrinform.ua/rubric-regions/3704912-odesitka-peremogla-u-konkursi-na-neoficijnij-logotip-dla-koronacii-carlza-iii.html" text:style-name="Internet_20_link" text:visited-style-name="Visited_20_Internet_20_Link">
 <text:span text:style-name="T4">
Одеситка</text:span>
 </text:a>
</text:p>
      <text:p text:style-name="P4">
«Це не лише гарне шоу із золотою каретою, а й підкреслення його легітимності:я (король, - ред.) визнаю цей парламент і країна його визнає», - пояснилабританська письменниця.</text:p>
      <text:p text:style-name="P4">
Як відомо, Сполучене Королівство — унітарна держава та конституційна монархіяз парламентською системою управління. У формі єдиного документа у ВеликійБританії конституції не існує. Конституційне значення мають традиції,законодавчі акти парламенту та судові прецеденти.</text:p>
      <text:p text:style-name="P4">
Source: <text:a xlink:type="simple" xlink:href="https://www.ukrinform.ua/rubric-culture/3705628-britanska-pismennica-koronacia-ce-ukladenna-korolem-britanii-kontraktu-z-narodom.html" text:style-name="Internet_20_link" text:visited-style-name="Visited_20_Internet_20_Link">
https://www.ukrinform.ua/rubric-culture/3705628-britanska-pismennica-koronacia-ce-ukladenna-korolem-britanii-kontraktu-z-narodom.html</text:a>
</text:p>
      <!--NEWS-->
      <text:h text:style-name="P10" text:outline-level="1">
<text:span text:style-name="T4">
Гвоздик: Сьогодні слово «українець» – те, яким можна пишатися</text:span>
</text:h>
      <text:p text:style-name="P4">
Authors: Ukrinform (Person)</text:p>
      <text:p text:style-name="P4">
Publisher: Укринформ (Organization)</text:p>
      <text:p text:style-name="P4">
Published Time: 2023-05-06T-12:42:28+03:00</text:p>
      <text:p text:style-name="P4">
Modified Time: 2023-05-06T23:42:28+03:00</text:p>
      <text:p text:style-name="P4">
Description: Колишній чемпіон світу у напівважкій вазі Олександр Гвоздик (18-1, 14 КО) звернувся до українців напередодні бою з Річардсом Болотніксом (19-6-1, 8 КО). — Укрінформ.</text:p>
      <text:p text:style-name="P4">
Images: ["<text:a xlink:type="simple" xlink:href="https://static.ukrinform.com/photos/2023_05/thumb_files/630_360_1683405639-932.jpg" text:style-name="Internet_20_link" text:visited-style-name="Visited_20_Internet_20_Link">
630_360_16834...</text:a>
"]</text:p>
      <text:p text:style-name="P4">
Tags: ['Бокс', 'Гвоздик']</text:p>
      <text:p text:style-name="P4">
Type: Article</text:p>
      <!--METADATA-->
      <text:p text:style-name="P4">
<draw:frame draw:style-name="fr1" draw:name="Image62" text:anchor-type="as-char" svg:width="6.9236in" svg:height="3.956343in" draw:z-index="0">
<draw:image xlink:href="../Images/yкринформ/2023-05-06T-12-42-28-03-00/630_360_1683405639-932.jpg" xlink:type="simple" xlink:show="embed" xlink:actuate="onLoad" draw:mime-type="image/jpeg"/>
</draw:frame>
 Колишнійчемпіон світу у напівважкій вазі Олександр Гвоздик (18-1, 14 КО) звернувся доукраїнців напередодні бою з Річардсом Болотніксом (19-6-1, 8 КО).</text:p>
      <text:p text:style-name="P4">
Гвоздик звернувся до українців в <text:a xlink:type="simple" xlink:href="https://www.instagram.com/p/Crvsr-lIwM4/" text:style-name="Internet_20_link" text:visited-style-name="Visited_20_Internet_20_Link">
 </text:a>
Luckypunchnet , передає Укрінформ.</text:p>
      <text:p text:style-name="P4">
«Ви тримаєте кулаки за мене, я тримаю кулаки за вас. Ми – сильна нація.Сьогодні слово «українець» – це те слово, яким можна пишатися. Ми обов’язковопереможемо і Слава Україні», - сказав Гвоздик.</text:p>
      <text:p text:style-name="P4">
Поєдинок Олександр Гвоздик – Річард Болотнікс відбудеться в ніч проти неділі,7 травня, в Гвадалахарі (Мексика).</text:p>
      <text:p text:style-name="P4">
<text:span text:style-name="T4">
Читайте також:</text:span>
 <text:a xlink:type="simple" xlink:href="https://www.ukrinform.ua/rubric-sports/3704790-cempion-svitu-z-boksu-saul-alvares-z-bratami-uvijsov-do-knigi-rekordiv-ginnesa.html" text:style-name="Internet_20_link" text:visited-style-name="Visited_20_Internet_20_Link">
 <text:span text:style-name="T4">
Альварес</text:span>
 </text:a>
</text:p>
      <text:p text:style-name="P4">
Як повідомляв Укрінформ, бій Гвоздика пройде в андеркарді поєдинку СаульАльварес – Джон Райдер.</text:p>
      <text:p text:style-name="P4">
Фото: instagram.com/toprank</text:p>
      <text:p text:style-name="P4">
Source: <text:a xlink:type="simple" xlink:href="https://www.ukrinform.ua/rubric-sports/3705777-gvozdik-sogodni-slovo-ukrainec-te-akim-mozna-pisatisa.html" text:style-name="Internet_20_link" text:visited-style-name="Visited_20_Internet_20_Link">
https://www.ukrinform.ua/rubric-sports/3705777-gvozdik-sogodni-slovo-ukrainec-te-akim-mozna-pisatisa.html</text:a>
</text:p>
      <!--NEWS-->
      <text:h text:style-name="P10" text:outline-level="1">
<text:span text:style-name="T4">
У Нижньому Новгороді підірвали авто із прихильником російської агресії Прилєпіним</text:span>
</text:h>
      <text:p text:style-name="P4">
Authors: Ukrinform (Person)</text:p>
      <text:p text:style-name="P4">
Publisher: Укринформ (Organization)</text:p>
      <text:p text:style-name="P4">
Published Time: 2023-05-06T-142:07:00+03:00</text:p>
      <text:p text:style-name="P4">
Modified Time: 2023-05-06T13:07:00+03:00</text:p>
      <text:p text:style-name="P4">
Description: У російському Нижньому Новгороді підірвали авто, в якому перебував російський письменник, з 2014 року активний прихильник агресії рф проти України, Захар Прилєпін. — Укрінформ.</text:p>
      <text:p text:style-name="P4">
Images: ["<text:a xlink:type="simple" xlink:href="https://static.ukrinform.com/photos/2023_05/thumb_files/630_360_1683370212-941.jpg" text:style-name="Internet_20_link" text:visited-style-name="Visited_20_Internet_20_Link">
630_360_16833...</text:a>
"]</text:p>
      <text:p text:style-name="P4">
Tags: ['Автомобіль', 'Вибух', 'росія']</text:p>
      <text:p text:style-name="P4">
Type: Article</text:p>
      <!--METADATA-->
      <text:p text:style-name="P4">
<draw:frame draw:style-name="fr1" draw:name="Image63" text:anchor-type="as-char" svg:width="6.9236in" svg:height="3.956343in" draw:z-index="0">
<draw:image xlink:href="../Images/yкринформ/2023-05-06T-142-07-00-03-00/630_360_1683370212-941.jpg" xlink:type="simple" xlink:show="embed" xlink:actuate="onLoad" draw:mime-type="image/jpeg"/>
</draw:frame>
 Уросійському Нижньому Новгороді підірвали авто, в якому перебував російськийписьменник, з 2014 року активний прихильник агресії рф проти України, ЗахарПрилєпін.</text:p>
      <text:p text:style-name="P4">
Про це повідомляє Укрінформ із посиланням на російський новинний <text:a xlink:type="simple" xlink:href="https://t.me/ENews112/13733" text:style-name="Internet_20_link" text:visited-style-name="Visited_20_Internet_20_Link">
</text:a>
</text:p>
      <text:p text:style-name="P4">
«У Нижньому Новгороді підірвали автомобіль Audi Q7, в якому знаходився ЗахарПрілєпін. Письменнику надають медичну допомогу. На місці працюють екстреніслужби», - йдеться у повідомленні.</text:p>
      <text:p text:style-name="P4">
російські ЗМІ уточнюють, що спрацював <text:a xlink:type="simple" xlink:href="https://t.me/charter97_org/104146" text:style-name="Internet_20_link" text:visited-style-name="Visited_20_Internet_20_Link">
 </text:a>
під дном автівки Прилєпіна. Водій загинув, сам Прилєпін, за деякими даними,отримав <text:a xlink:type="simple" xlink:href="https://t.me/charter97_org/104148" text:style-name="Internet_20_link" text:visited-style-name="Visited_20_Internet_20_Link">
 </text:a>
</text:p>
      <text:p text:style-name="P4">
<text:span text:style-name="T4">
Читайте також:</text:span>
 <text:a xlink:type="simple" xlink:href="https://www.ukrinform.ua/rubric-regions/3701298-u-melitopoli-pidirvali-kolaboranta-akij-komanduvav-v-okupacijnij-policii.html" text:style-name="Internet_20_link" text:visited-style-name="Visited_20_Internet_20_Link">
 <text:span text:style-name="T4">
підірвали</text:span>
 </text:a>
</text:p>
      <text:p text:style-name="P4">
У Нижегородській області після вибуху автомобіля Прилєпіна <text:a xlink:type="simple" xlink:href="https://t.me/charter97_org/104150" text:style-name="Internet_20_link" text:visited-style-name="Visited_20_Internet_20_Link">
</text:a>
 . Усі екіпажі ДАІ та поліції орієнтованіна пошук причетних до вибуху. На блокпостах перевірятимуть усі машини.</text:p>
      <text:p text:style-name="P4">
Тим часом військовий партизанський рух на тимчасово окупованих територіяхУкраїни, а також на території росії «Атеш» заявив у своєму <text:a xlink:type="simple" xlink:href="https://t.me/atesh_ua/819" text:style-name="Internet_20_link" text:visited-style-name="Visited_20_Internet_20_Link">
</text:a>
 про пряму причетність до замаху.</text:p>
      <text:p text:style-name="P4">
«Рух «АТЕШ» полював на Прилепіна з початку року. Його дістали… Було відчуття,що його рано чи пізно підірвуть. Ось як відчували. І збулося — їхав своєюкозирною Audi Q7 до родичів у Нижній Новгород. Але їхав не сам, а із сюрпризомна днищі автомобіля. Сюрприз спрацював. Захар у лікарні. Наші прогнози завждизбуваються, тому що ми не лише говоримо, а й робимо», - йдеться уповідомленні.</text:p>
      <text:p text:style-name="P4">
У ньому ж є посилання на публікацію в тому ж ТГ-каналі від 28 січня:«Замовлення на Прилєпіна видано! Ми розіслали понад 5 тисяч СМС нашим агентамта російським військовим, щоб знайти та ліквідувати відомого рашиста. ЗахарПрілєпін - колишній депутат держдуми рф, шовініст і людиноненависник. Захаре,ми йдемо за тобою, на добраніч)».</text:p>
      <text:p text:style-name="P4">
У своєму <text:a xlink:type="simple" xlink:href="https://t.me/MariaVladimirovnaZakharova/5397" text:style-name="Internet_20_link" text:visited-style-name="Visited_20_Internet_20_Link">
 </text:a>
 офіційнапредставниця МЗС рф Марія Захарова у зв’язку із вибухом авто письменниказаявила про «пряму відповідальність США і Британії».</text:p>
      <text:p text:style-name="P4">
російський письменник, лауреат низки премій Захар Прилєпін є давнім, активнимприхильником агресії рф проти України. Він сам брав участь у створенні,підготовці та підтримці терористичних збройних угруповань на тимчасовоокупованій територіях. Також Прилєпін веде мілітаристську, антиукраїнськупропаганду на росТБ.</text:p>
      <text:p text:style-name="P4">
Source: <text:a xlink:type="simple" xlink:href="https://www.ukrinform.ua/rubric-world/3705602-u-niznomu-novgorodi-pidirvali-avto-iz-prihilnikom-rosijskoi-agresii-prilepinim.html" text:style-name="Internet_20_link" text:visited-style-name="Visited_20_Internet_20_Link">
https://www.ukrinform.ua/rubric-world/3705602-u-niznomu-novgorodi-pidirvali-avto-iz-prihilnikom-rosijskoi-agresii-prilepinim.html</text:a>
</text:p>
      <!--NEWS-->
      <text:h text:style-name="P10" text:outline-level="1">
<text:span text:style-name="T4">
Українська гімнастка Христина Погранична здобула «срібло» на турнірі в Польщі</text:span>
</text:h>
      <text:p text:style-name="P4">
Authors: Ukrinform (Person)</text:p>
      <text:p text:style-name="P4">
Publisher: Укринформ (Organization)</text:p>
      <text:p text:style-name="P4">
Published Time: 2023-05-06T-14:31:00+03:00</text:p>
      <text:p text:style-name="P4">
Modified Time: 2023-05-06T23:31:00+03:00</text:p>
      <text:p text:style-name="P4">
Description: Українка тріумфувала в багатоборстві. — Укрінформ.</text:p>
      <text:p text:style-name="P4">
Images: ["<text:a xlink:type="simple" xlink:href="https://static.ukrinform.com/photos/2023_05/thumb_files/630_360_1683404989-520.jpg" text:style-name="Internet_20_link" text:visited-style-name="Visited_20_Internet_20_Link">
630_360_16834...</text:a>
"]</text:p>
      <text:p text:style-name="P4">
Tags: ['Гімнастика']</text:p>
      <text:p text:style-name="P4">
Type: Article</text:p>
      <!--METADATA-->
      <text:p text:style-name="P4">
<draw:frame draw:style-name="fr1" draw:name="Image64" text:anchor-type="as-char" svg:width="6.9236in" svg:height="3.956343in" draw:z-index="0">
<draw:image xlink:href="../Images/yкринформ/2023-05-06T-14-31-00-03-00/630_360_1683404989-520.jpg" xlink:type="simple" xlink:show="embed" xlink:actuate="onLoad" draw:mime-type="image/jpeg"/>
</draw:frame>
 Українкатріумфувала в багатоборстві.</text:p>
      <text:p text:style-name="P4">
У Польщі проходить міжнародний турнір з художньої гімнастики Gdynia RhythmicStars 2023, передає Укрінформ.</text:p>
      <text:p text:style-name="P4">
Українка Христина Погранична стала другою в багатоборстві, її результат122,350.</text:p>
      <text:p text:style-name="P4">
Перемогу в змаганнях здобула представниця Болгарії Стіліана Ніколова, яканабрала 131,400 балів. Представниця Польщі Емілія Гейхель посіла третє місце,в її активі 117,800 пунктів.</text:p>
      <text:p text:style-name="P4">
<text:span text:style-name="T4">
Читайте також:</text:span>
 <text:span text:style-name="T4">
<text:a xlink:type="simple" xlink:href="https://www.ukrinform.ua/rubric-sports/3703342-kalendar-golovnih-sportivnih-podij-travna-rozpocav-cempionat-svitu-z-boksu.html" text:style-name="Internet_20_link" text:visited-style-name="Visited_20_Internet_20_Link">
 </text:a>
 </text:span>
</text:p>
      <text:p text:style-name="P4">
Як повідомляв Укрінформ, з 17 по 21 травня у Баку пройде чемпіонат Європи зхудожньої гімнастики.</text:p>
      <text:p text:style-name="P4">
<text:span text:style-name="T5">
Фото: facebook.com/team.ukraine</text:span>
</text:p>
      <text:p text:style-name="P4">
Source: <text:a xlink:type="simple" xlink:href="https://www.ukrinform.ua/rubric-sports/3705776-ukrainska-gimnastka-hristina-pogranicna-zdobula-sriblo-na-turniri-v-polsi.html" text:style-name="Internet_20_link" text:visited-style-name="Visited_20_Internet_20_Link">
https://www.ukrinform.ua/rubric-sports/3705776-ukrainska-gimnastka-hristina-pogranicna-zdobula-sriblo-na-turniri-v-polsi.html</text:a>
</text:p>
      <!--NEWS-->
      <text:h text:style-name="P10" text:outline-level="1">
<text:span text:style-name="T4">
Загарбники вивели у Чорне море ракетоносії з 32 «Калібрами»</text:span>
</text:h>
      <text:p text:style-name="P4">
Authors: Ukrinform (Person)</text:p>
      <text:p text:style-name="P4">
Publisher: Укринформ (Organization)</text:p>
      <text:p text:style-name="P4">
Published Time: 2023-05-06T-16:11:00+03:00</text:p>
      <text:p text:style-name="P4">
Modified Time: 2023-05-06T23:11:00+03:00</text:p>
      <text:p text:style-name="P4">
Description: росіяни поповнили своє корабельне угруповання у Чорному морі чотирма надводними ракетоносіями. Сумарний залп ракет типу «Калібр» — до 32 одиниць. — Укрінформ.</text:p>
      <text:p text:style-name="P4">
Images: ["<text:a xlink:type="simple" xlink:href="https://static.ukrinform.com/photos/2022_12/thumb_files/630_360_1670245790-453.jpeg" text:style-name="Internet_20_link" text:visited-style-name="Visited_20_Internet_20_Link">
630_360_16702...</text:a>
"]</text:p>
      <text:p text:style-name="P4">
Tags: ['ЗСУ', 'Війна з росією', 'Південь України']</text:p>
      <text:p text:style-name="P4">
Type: Article</text:p>
      <!--METADATA-->
      <text:p text:style-name="P4">
<draw:frame draw:style-name="fr1" draw:name="Image65" text:anchor-type="as-char" svg:width="6.9236in" svg:height="3.956343in" draw:z-index="0">
<draw:image xlink:href="../Images/yкринформ/2023-05-06T-16-11-00-03-00/630_360_1670245790-453.jpeg" xlink:type="simple" xlink:show="embed" xlink:actuate="onLoad" draw:mime-type="image/jpeg"/>
</draw:frame>
 росіянипоповнили своє корабельне угруповання у Чорному морі чотирма надводнимиракетоносіями. Сумарний залп ракет типу «Калібр» — до 32 одиниць.</text:p>
      <text:p text:style-name="P4">
Про це оперативне командування «Південь» <text:a xlink:type="simple" xlink:href="https://www.facebook.com/OperationalCommandSouth/posts/pfbid08Ks867oTmgGXi9c7NrxCs2WSE3jUGUwCZqWGMDxyzp2jt4vViqovDMfeH9y4vWD1l" text:style-name="Internet_20_link" text:visited-style-name="Visited_20_Internet_20_Link">
</text:a>
ввечері 6 травня, передає Укрінформ.</text:p>
      <text:p text:style-name="P4">
«На тлі активності стратегічної авіації, рівень ракетної небезпеки максимальновисокий. Не нехтуйте сигналами повітряної тривоги!» — йдеться у повідомленні.</text:p>
      <text:p text:style-name="P4">
Нагадаємо: ввечері 6 травня у більшості областей України _<text:span text:style-name="T4">
<text:a xlink:type="simple" xlink:href="https://www.ukrinform.ua/rubric-ato/3705772-u-bilsosti-regioniv-trivoga-zagarbniki-pidnali-aviaciu-mozlivij-zapusk-raket.html" text:style-name="Internet_20_link" text:visited-style-name="Visited_20_Internet_20_Link">
</text:a>
 </text:span>
 _</text:p>
      <text:p text:style-name="P4">
Source: <text:a xlink:type="simple" xlink:href="https://www.ukrinform.ua/rubric-ato/3705778-zagarbniki-viveli-u-corne-more-raketonosii-z-32-kalibrami.html" text:style-name="Internet_20_link" text:visited-style-name="Visited_20_Internet_20_Link">
https://www.ukrinform.ua/rubric-ato/3705778-zagarbniki-viveli-u-corne-more-raketonosii-z-32-kalibrami.html</text:a>
</text:p>
      <!--NEWS-->
      <text:h text:style-name="P10" text:outline-level="1">
<text:span text:style-name="T4">
Піротехніки на Херсонщині загинули через скидання вибухівки з безпілотника</text:span>
</text:h>
      <text:p text:style-name="P4">
Authors: Ukrinform (Person)</text:p>
      <text:p text:style-name="P4">
Publisher: Укринформ (Organization)</text:p>
      <text:p text:style-name="P4">
Published Time: 2023-05-06T-19:57:00+03:00</text:p>
      <text:p text:style-name="P4">
Modified Time: 2023-05-06T22:57:00+03:00</text:p>
      <text:p text:style-name="P4">
Description: У Херсонській області група піротехніків Державної служби з надзвичайних ситуацій загинула внаслідок скидання вибухівки з російського безпілотника, правоохоронцями розпочате досудове розслідування.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Безпілотник', 'Вибухівка', 'Офіс генпрокурора', 'Війна з росією']</text:p>
      <text:p text:style-name="P4">
Type: Article</text:p>
      <!--METADATA-->
      <text:p text:style-name="P4">
<draw:frame draw:style-name="fr1" draw:name="Image66" text:anchor-type="as-char" svg:width="6.9236in" svg:height="3.956343in" draw:z-index="0">
<draw:image xlink:href="../Images/yкринформ/2023-05-06T-19-57-00-03-00/630_360_1667124180-530.jpg" xlink:type="simple" xlink:show="embed" xlink:actuate="onLoad" draw:mime-type="image/jpeg"/>
</draw:frame>
 УХерсонській області група піротехніків Державної служби з надзвичайнихситуацій загинула внаслідок скидання вибухівки з російського безпілотника,правоохоронцями розпочате досудове розслідування.</text:p>
      <text:p text:style-name="P4">
Як передає Укрінформ, про це Офіс генерального прокурора повідомив у <text:a xlink:type="simple" xlink:href="https://www.facebook.com/pgo.gov.ua/posts/pfbid03cqdeDKo1PWE8PwEy3ifgxX6zeARqdMewciimev9oGHtkjjzEMKGwSpAEPKNMVMYl" text:style-name="Internet_20_link" text:visited-style-name="Visited_20_Internet_20_Link">
</text:a>
.</text:p>
      <text:p text:style-name="P4">
Провадження відкрите за фактом порушення законів і звичаїв війни, поєднаного зумисним вбивством (ч. 2 ст. 438 Кримінального кодексу України).</text:p>
      <text:p text:style-name="P4">
За попередніми даними, 6 травня російські військові скинули з безпілотника <text:a xlink:type="simple" xlink:href="https://www.ukrinform.ua/tag-vibuhivka" text:style-name="Internet_20_link" text:visited-style-name="Visited_20_Internet_20_Link">
</text:a>
 предмет на піротехнічну групу, якапрацювала біля населеного пункту. На місці події виявлені шестеро загиблих —усі вони працівники ДСНС.</text:p>
      <text:p text:style-name="P4">
Ще двоє співробітників служби з тяжкими травмами доправлені в лікарню.</text:p>
      <text:p text:style-name="P4">
<text:span text:style-name="T4">
Читайте також:</text:span>
 <text:span text:style-name="T4">
<text:a xlink:type="simple" xlink:href="https://www.ukrinform.ua/rubric-regions/3705577-na-kiivsini-traktorist-pidirvavsa-na-protitankovij-mini.html" text:style-name="Internet_20_link" text:visited-style-name="Visited_20_Internet_20_Link">
 </text:a>
 </text:span>
</text:p>
      <text:p text:style-name="P4">
Проводяться першочергові заходи для фіксування злочину, скоєного армією рф.</text:p>
      <text:p text:style-name="P4">
Як повідомляв <text:a xlink:type="simple" xlink:href="https://www.ukrinform.ua/rubric-ato/3705722-na-hersonsini-pid-cas-rozminuvanna-pirotehniki-potrapili-pid-obstril-sestero-zagiblih.html" text:style-name="Internet_20_link" text:visited-style-name="Visited_20_Internet_20_Link">
 </text:a>
, у Херсонській області під час виконання завдань з розмінування піротехнікипотрапили під обстріл, шестеро фахівців загинули.</text:p>
      <text:p text:style-name="P4">
Source: <text:a xlink:type="simple" xlink:href="https://www.ukrinform.ua/rubric-ato/3705768-pirotehniki-na-hersonsini-zaginuli-cerez-skidanna-vibuhivki-z-bezpilotnika.html" text:style-name="Internet_20_link" text:visited-style-name="Visited_20_Internet_20_Link">
https://www.ukrinform.ua/rubric-ato/3705768-pirotehniki-na-hersonsini-zaginuli-cerez-skidanna-vibuhivki-z-bezpilotnika.html</text:a>
</text:p>
      <!--NEWS-->
      <text:h text:style-name="P10" text:outline-level="1">
<text:span text:style-name="T4">
Єрмак: Пісні з нового альбому Джамали стануть дороговказами до повернення Криму додому</text:span>
</text:h>
      <text:p text:style-name="P4">
Authors: Ukrinform (Person)</text:p>
      <text:p text:style-name="P4">
Publisher: Укринформ (Organization)</text:p>
      <text:p text:style-name="P4">
Published Time: 2023-05-06T-21:43:00+03:00</text:p>
      <text:p text:style-name="P4">
Modified Time: 2023-05-06T22:43:00+03:00</text:p>
      <text:p text:style-name="P4">
Description: Керівник Офісу Президента Андрій Єрмак переконаний, що пісні з нового альбому Джамали Qirim стануть дороговказами до повернення Криму. — Укрінформ.</text:p>
      <text:p text:style-name="P4">
Images: ["<text:a xlink:type="simple" xlink:href="https://static.ukrinform.com/photos/2023_05/thumb_files/630_360_1683402237-872.jpg" text:style-name="Internet_20_link" text:visited-style-name="Visited_20_Internet_20_Link">
630_360_16834...</text:a>
"]</text:p>
      <text:p text:style-name="P4">
Tags: ['Джамала', 'Крим', 'Культура', 'Єрмак']</text:p>
      <text:p text:style-name="P4">
Type: Article</text:p>
      <!--METADATA-->
      <text:p text:style-name="P4">
<draw:frame draw:style-name="fr1" draw:name="Image67" text:anchor-type="as-char" svg:width="6.9236in" svg:height="3.956343in" draw:z-index="0">
<draw:image xlink:href="../Images/yкринформ/2023-05-06T-21-43-00-03-00/630_360_1683402237-872.jpg" xlink:type="simple" xlink:show="embed" xlink:actuate="onLoad" draw:mime-type="image/jpeg"/>
</draw:frame>
 КерівникОфісу Президента Андрій Єрмак переконаний, що пісні з нового альбому ДжамалиQirim стануть дороговказами до повернення Криму.</text:p>
      <text:p text:style-name="P4">
Як передає Укрінформ, про це він написав у <text:a xlink:type="simple" xlink:href="https://t.me/ermaka2022/2610" text:style-name="Internet_20_link" text:visited-style-name="Visited_20_Internet_20_Link">
 </text:a>
 .</text:p>
      <text:p text:style-name="P4">
""Боротьба за правду ніколи не була простою справою". Так Джамала сказала просвій новий альбом Qirim. Це дуже сильні слова. Це дуже сильний виступ. І цедуже сильний альбом, з виходом якого вітаю Джамалу", — зазначив Єрмак.</text:p>
      <text:p text:style-name="P4">
<text:span text:style-name="T4">
Читайте також:</text:span>
 <text:span text:style-name="T4">
<text:a xlink:type="simple" xlink:href="https://www.ukrinform.ua/rubric-culture/3705402-dzamala-prezentuvala-albom-qirim-zi-starovinnimi-krimskotatarskimi-pisnami.html" text:style-name="Internet_20_link" text:visited-style-name="Visited_20_Internet_20_Link">
 </text:a>
 </text:span>
</text:p>
      <text:p text:style-name="P4">
За його словами, цей альбом показує всьому світу, що, попри будь-які спробипереписати історію Криму, українці не дозволять забути правду.</text:p>
      <text:p text:style-name="P4">
"Я впевнений, пісні з цього альбому стануть дороговказами до повернення Кримудодому. До України. Ми чекали на вихід цього альбому і дочекались. Теперчекаємо на <text:span text:style-name="T4">
<text:a xlink:type="simple" xlink:href="https://www.ukrinform.ua/rubric-crimea" text:style-name="Internet_20_link" text:visited-style-name="Visited_20_Internet_20_Link">
 </text:a>
 </text:span>
 ", — заявивочільник ОП.</text:p>
      <text:p text:style-name="P4">
Як повідомляв Укрінформ, днями українська співачка Джамала представила новийальбом Qirim, до якого ввійшли старовинні пісні кримськотатарського народу.</text:p>
      <text:p text:style-name="P4">
Source: <text:a xlink:type="simple" xlink:href="https://www.ukrinform.ua/rubric-crimea/3705774-ermak-pisni-z-novogo-albomu-dzamali-stanut-dorogovkazami-do-povernenna-krimu-dodomu.html" text:style-name="Internet_20_link" text:visited-style-name="Visited_20_Internet_20_Link">
https://www.ukrinform.ua/rubric-crimea/3705774-ermak-pisni-z-novogo-albomu-dzamali-stanut-dorogovkazami-do-povernenna-krimu-dodomu.html</text:a>
</text:p>
      <!--NEWS-->
      <text:h text:style-name="P10" text:outline-level="1">
<text:span text:style-name="T4">
Заяви пригожина є проявом внутрішньої війни, яка розпочалася у росії - Подоляк</text:span>
</text:h>
      <text:p text:style-name="P4">
Authors: Ukrinform (Person)</text:p>
      <text:p text:style-name="P4">
Publisher: Укринформ (Organization)</text:p>
      <text:p text:style-name="P4">
Published Time: 2023-05-06T-23:37:00+03:00</text:p>
      <text:p text:style-name="P4">
Modified Time: 2023-05-06T22:37:00+03:00</text:p>
      <text:p text:style-name="P4">
Description: Погрози очільника приватної військової компанії "вагнера" євгена пригожина щодо виводу своїх найманців з Бахмута є лише одним з проявів внутрішньої війни, яка розпочалася в росії. — Укрінформ.</text:p>
      <text:p text:style-name="P4">
Images: ["<text:a xlink:type="simple" xlink:href="https://static.ukrinform.com/photos/2022_11/thumb_files/630_360_1669378256-680.jpg" text:style-name="Internet_20_link" text:visited-style-name="Visited_20_Internet_20_Link">
630_360_16693...</text:a>
"]</text:p>
      <text:p text:style-name="P4">
Tags: ['Бахмут', 'Пригожин', 'Подоляк', 'Війна з росією', 'Єдині новини']</text:p>
      <text:p text:style-name="P4">
Type: Article</text:p>
      <!--METADATA-->
      <text:p text:style-name="P4">
<draw:frame draw:style-name="fr1" draw:name="Image68" text:anchor-type="as-char" svg:width="6.9236in" svg:height="3.956343in" draw:z-index="0">
<draw:image xlink:href="../Images/yкринформ/2023-05-06T-23-37-00-03-00/630_360_1669378256-680.jpg" xlink:type="simple" xlink:show="embed" xlink:actuate="onLoad" draw:mime-type="image/jpeg"/>
</draw:frame>
 Погрозиочільника приватної військової компанії "вагнера" євгена пригожина щодо виводусвоїх найманців з Бахмута є лише одним з проявів внутрішньої війни, якарозпочалася в росії.</text:p>
      <text:p text:style-name="P4">
Як передає Укрінформ, про це сказав радник керівника Офісу Президента МихайлоПодоляк в ефірі телемарафону «Єдині новини».</text:p>
      <text:p text:style-name="P4">
«пригожин сьогодні не є монополістом, який раніше був для кремля дуже важливоюскладовою мілітарної системи, щоб вирішувати ті чи інші важливі питання втретіх країнах. пригожин вже не отримує бюджетне фінансування, не отримуєресурсу через Міноборони», – сказав Подоляк.</text:p>
      <text:p text:style-name="P4">
<text:span text:style-name="T4">
Читайте також:</text:span>
 <text:span text:style-name="T4">
<text:a xlink:type="simple" xlink:href="https://www.ukrinform.ua/rubric-ato/3705703-u-minoboroni-zaklikali-ne-sukati-glibokih-sensiv-u-zaavah-rosijskih-vatazkiv.html" text:style-name="Internet_20_link" text:visited-style-name="Visited_20_Internet_20_Link">
 </text:a>
 </text:span>
</text:p>
      <text:p text:style-name="P4">
За його словами, пригожин не має прямих комунікацій з кремлем, а погрозививоду його найманців з Бахмута є тільки одним з проявів внутрішньої війни,яка розпочалася в росії. Зокрема, в росії зараз формується багато «маленькихкланів, і всі ці клани у великому клані путіна».</text:p>
      <text:p text:style-name="P4">
«І всі ці маленькі клани сьогодні шукають можливість «спригнути» звідповідальності разом з путіним і перекласти її на когось. І для цього їмтреба поступово знищувати один одного чи перекидати публічну відповідальністьза провалені плани атаки на Україну», – додав Подоляк.</text:p>
      <text:p text:style-name="P4">
<text:span text:style-name="T4">
Читайте також:</text:span>
 <text:span text:style-name="T4">
<text:a xlink:type="simple" xlink:href="https://www.ukrinform.ua/rubric-ato/3704222-proval-svo-zmusue-rosijskih-pridvornih-savok-sukati-novih-pokroviteliv.html" text:style-name="Internet_20_link" text:visited-style-name="Visited_20_Internet_20_Link">
 </text:a>
 </text:span>
</text:p>
      <text:p text:style-name="P4">
Як повідомлялося, днями очільник приватної військової компанії "вагнера" <text:span text:style-name="T4">
<text:a xlink:type="simple" xlink:href="https://www.ukrinform.ua/tag-prigozin" text:style-name="Internet_20_link" text:visited-style-name="Visited_20_Internet_20_Link">
</text:a>
 </text:span>
 заявив, ніби з 10 травня виведе зБахмута Донецької області своїх найманців. Причиною він назвав відмовуміністерства оборони росії надати їм достатню кількість боєприпасів.</text:p>
      <text:p text:style-name="P4">
<text:span text:style-name="T4">
Читайте також:</text:span>
 <text:span text:style-name="T4">
<text:a xlink:type="simple" xlink:href="https://www.ukrinform.ua/rubric-ato/3702671-prigozin-boitsa-kontratak-zsu-u-bahmuti-institut-vivcenna-vijni.html" text:style-name="Internet_20_link" text:visited-style-name="Visited_20_Internet_20_Link">
 </text:a>
 </text:span>
</text:p>
      <text:p text:style-name="P4">
Така погроза стала лише останнім епізодом у багатомісячній ворожнечі між цієюгрупою та військовим керівництвом москви.</text:p>
      <text:p text:style-name="P4">
Source: <text:a xlink:type="simple" xlink:href="https://www.ukrinform.ua/rubric-ato/3705773-zaavi-prigozina-e-proavom-vnutrisnoi-vijni-aka-rozpocalasa-v-rosii-podolak.html" text:style-name="Internet_20_link" text:visited-style-name="Visited_20_Internet_20_Link">
https://www.ukrinform.ua/rubric-ato/3705773-zaavi-prigozina-e-proavom-vnutrisnoi-vijni-aka-rozpocalasa-v-rosii-podolak.html</text:a>
</text:p>
      <!--NEWS-->
      <text:h text:style-name="P10" text:outline-level="1">
<text:span text:style-name="T4">
У більшості регіонів тривога: загарбники підняли авіацію, можливий запуск ракет</text:span>
</text:h>
      <text:p text:style-name="P4">
Authors: Ukrinform (Person)</text:p>
      <text:p text:style-name="P4">
Publisher: Укринформ (Organization)</text:p>
      <text:p text:style-name="P4">
Published Time: 2023-05-06T-25:26:00+03:00</text:p>
      <text:p text:style-name="P4">
Modified Time: 2023-05-06T22:26:00+03:00</text:p>
      <text:p text:style-name="P4">
Description:  Увечері 6 травня у більшості областей оголосили повітряну тривогу. Причиною того стало те, що росія здійняла у повітря бомбардувальники, зокрема носії ракет Х-22. — Укрінформ.</text:p>
      <text:p text:style-name="P4">
Images: ["<text:a xlink:type="simple" xlink:href="https://static.ukrinform.com/photos/2018_10/thumb_files/630_360_1538997471-852.jpg" text:style-name="Internet_20_link" text:visited-style-name="Visited_20_Internet_20_Link">
630_360_15389...</text:a>
", "<text:a xlink:type="simple" xlink:href="https://static.ukrinform.com/photos/2023_05/1683401202-240.jpg" text:style-name="Internet_20_link" text:visited-style-name="Visited_20_Internet_20_Link">
1683401202-24...</text:a>
"]</text:p>
      <text:p text:style-name="P4">
Tags: ['Обстріл', 'Агресія РФ', 'Війна з росією', 'Повітряна тривога']</text:p>
      <text:p text:style-name="P4">
Type: Article</text:p>
      <!--METADATA-->
      <text:p text:style-name="P4">
<draw:frame draw:style-name="fr1" draw:name="Image69" text:anchor-type="as-char" svg:width="6.9236in" svg:height="3.956343in" draw:z-index="0">
<draw:image xlink:href="../Images/yкринформ/2023-05-06T-25-26-00-03-00/630_360_1538997471-852.jpg" xlink:type="simple" xlink:show="embed" xlink:actuate="onLoad" draw:mime-type="image/jpeg"/>
</draw:frame>
 Увечері 6травня у більшості областей оголосили повітряну тривогу. Причиною того сталоте, що росія здійняла у повітря бомбардувальники, зокрема носії ракет Х-22.</text:p>
      <text:p text:style-name="P4">
Про це передає Укрінформ із посиланням на <text:a xlink:type="simple" xlink:href="https://alerts.in.ua" text:style-name="Internet_20_link" text:visited-style-name="Visited_20_Internet_20_Link">
 </text:a>
 тамоніторингові групи.</text:p>
      <text:p text:style-name="P4">
<draw:frame draw:style-name="fr1" draw:name="Image70" text:anchor-type="as-char" svg:width="6.9236in" svg:height="4.320839in" draw:z-index="0">
<draw:image xlink:href="../Images/yкринформ/2023-05-06T-25-26-00-03-00/1683401202-240.jpg" xlink:type="simple" xlink:show="embed" xlink:actuate="onLoad" draw:mime-type="image/jpeg"/>
</draw:frame>
</text:p>
      <text:p text:style-name="P4">
Моніторингові групи повідомляють, що в росії злетіли Ту-22м3, носіїнадзвукових Х-22.</text:p>
      <text:p text:style-name="P4">
Також помічена активність російської тактичної авіації у Брянській області, єзагроза удару по Сумщині найближчим часом.</text:p>
      <text:p text:style-name="P4">
Нагадаємо: нещодавно у Дніпрі прогриміли вибухи. Наразі в регіоні оголошеноповітряну тривогу.</text:p>
      <text:p text:style-name="P4">
Source: <text:a xlink:type="simple" xlink:href="https://www.ukrinform.ua/rubric-ato/3705772-u-bilsosti-regioniv-trivoga-zagarbniki-pidnali-aviaciu-mozlivij-zapusk-raket.html" text:style-name="Internet_20_link" text:visited-style-name="Visited_20_Internet_20_Link">
https://www.ukrinform.ua/rubric-ato/3705772-u-bilsosti-regioniv-trivoga-zagarbniki-pidnali-aviaciu-mozlivij-zapusk-raket.html</text:a>
</text:p>
      <!--NEWS-->
      <text:h text:style-name="P10" text:outline-level="1">
<text:span text:style-name="T4">
Швьонтек поступилась у фіналі турніру в Мадриді</text:span>
</text:h>
      <text:p text:style-name="P4">
Authors: Ukrinform (Person)</text:p>
      <text:p text:style-name="P4">
Publisher: Укринформ (Organization)</text:p>
      <text:p text:style-name="P4">
Published Time: 2023-05-06T-27:21:00+03:00</text:p>
      <text:p text:style-name="P4">
Modified Time: 2023-05-06T22:21:00+03:00</text:p>
      <text:p text:style-name="P4">
Description: Полька програла Соболенко у трьох сетах. — Укрінформ.</text:p>
      <text:p text:style-name="P4">
Images: ["<text:a xlink:type="simple" xlink:href="https://static.ukrinform.com/photos/2023_05/thumb_files/630_360_1683400619-789.jpg" text:style-name="Internet_20_link" text:visited-style-name="Visited_20_Internet_20_Link">
630_360_16834...</text:a>
"]</text:p>
      <text:p text:style-name="P4">
Tags: ['Теніс']</text:p>
      <text:p text:style-name="P4">
Type: Article</text:p>
      <!--METADATA-->
      <text:p text:style-name="P4">
<draw:frame draw:style-name="fr1" draw:name="Image71" text:anchor-type="as-char" svg:width="6.9236in" svg:height="3.956343in" draw:z-index="0">
<draw:image xlink:href="../Images/yкринформ/2023-05-06T-27-21-00-03-00/630_360_1683400619-789.jpg" xlink:type="simple" xlink:show="embed" xlink:actuate="onLoad" draw:mime-type="image/jpeg"/>
</draw:frame>
 Полькапрограла Соболенко у трьох сетах.</text:p>
      <text:p text:style-name="P4">
Перша ракетка світу Іга Швьонтек (Польща) не змогла виграти трофей наґрунтовому турнірі серії WTA 1000 у Мадриді (Іспанія), передає Укрінформ.</text:p>
      <text:p text:style-name="P4">
У фіналі змагань польська тенісистка у трьох сетах програла Аріні Соболенко(WTA 2) – 3:6, 6:3, 4:6.</text:p>
      <text:p text:style-name="P4">
Матч тривав 2 години та 27 хвилин.</text:p>
      <text:p text:style-name="P4">
Швьонтек зазнала першої поразки за останні 10 зіграних матчів. Перед турнірому столиці Іспанії Швьонтек виграла титул WTA 500 у Штутгарті, обігравши уфіналі ту ж Соболенко.</text:p>
      <text:p text:style-name="P4">
<text:span text:style-name="T4">
Читайте також:</text:span>
 <text:a xlink:type="simple" xlink:href="https://www.ukrinform.ua/rubric-sports/3705724-ukrainka-svitolina-zupinilasa-u-pivfinali-turniru-wta-125-u-francii.html" text:style-name="Internet_20_link" text:visited-style-name="Visited_20_Internet_20_Link">
 <text:span text:style-name="T4">
Світол</text:span>
 </text:a>
</text:p>
      <text:p text:style-name="P4">
Як повідомляв Укрінформ, Еліна Світоліна програла американці Слоун Стівенс в1/2 фіналу турніру WTA 125 у Франції.</text:p>
      <text:p text:style-name="P4">
Фото: Getty Images</text:p>
      <text:p text:style-name="P4">
Source: <text:a xlink:type="simple" xlink:href="https://www.ukrinform.ua/rubric-sports/3705770-svontek-postupilas-u-finali-turniru-v-madridi.html" text:style-name="Internet_20_link" text:visited-style-name="Visited_20_Internet_20_Link">
https://www.ukrinform.ua/rubric-sports/3705770-svontek-postupilas-u-finali-turniru-v-madridi.html</text:a>
</text:p>
      <!--NEWS-->
      <text:h text:style-name="P10" text:outline-level="1">
<text:span text:style-name="T4">
У свердловській області рф горять склади з порохом, оголошена евакуація</text:span>
</text:h>
      <text:p text:style-name="P4">
Authors: Ukrinform (Person)</text:p>
      <text:p text:style-name="P4">
Publisher: Укринформ (Organization)</text:p>
      <text:p text:style-name="P4">
Published Time: 2023-05-06T-29:16:00+03:00</text:p>
      <text:p text:style-name="P4">
Modified Time: 2023-05-06T22:16:00+03:00</text:p>
      <text:p text:style-name="P4">
Description: Внаслідок лісової пожежі у селищі первомайський свердловської області росії загорілися склади з порохом. Влада регіону розпочала евакуацію жителів населеного пункту. — Укрінформ.</text:p>
      <text:p text:style-name="P4">
Images: ["<text:a xlink:type="simple" xlink:href="https://static.ukrinform.com/photos/2023_05/thumb_files/630_360_1683400566-195.jpg" text:style-name="Internet_20_link" text:visited-style-name="Visited_20_Internet_20_Link">
630_360_16834...</text:a>
"]</text:p>
      <text:p text:style-name="P4">
Tags: ['Артсклад', 'Пожежа', 'росія']</text:p>
      <text:p text:style-name="P4">
Type: Article</text:p>
      <!--METADATA-->
      <text:p text:style-name="P4">
<draw:frame draw:style-name="fr1" draw:name="Image72" text:anchor-type="as-char" svg:width="6.9236in" svg:height="3.956343in" draw:z-index="0">
<draw:image xlink:href="../Images/yкринформ/2023-05-06T-29-16-00-03-00/630_360_1683400566-195.jpg" xlink:type="simple" xlink:show="embed" xlink:actuate="onLoad" draw:mime-type="image/jpeg"/>
</draw:frame>
 Внаслідоклісової пожежі у селищі первомайський свердловської області росії загорілисясклади з порохом. Влада регіону розпочала евакуацію жителів населеного пункту.</text:p>
      <text:p text:style-name="P4">
Про це повідомив російський пропагандистський ресурс <text:a xlink:type="simple" xlink:href="https://t.me/tass_agency/190888" text:style-name="Internet_20_link" text:visited-style-name="Visited_20_Internet_20_Link">
</text:a>
 із посиланням на екстрені служби, передаєУкрінформ.</text:p>
      <text:p text:style-name="P4">
За даними пропагандистів, вогонь загрожує 18 сусіднім складам, на яких такожзберігається порох.</text:p>
      <text:p text:style-name="P4">
<text:span text:style-name="T4">
Читайте також:</text:span>
 <text:span text:style-name="T4">
<text:a xlink:type="simple" xlink:href="https://www.ukrinform.ua/rubric-world/3704508-u-rosii-vnoci-stalisa-pozezi-na-dvoh-naftopererobnih-zavodah.html" text:style-name="Internet_20_link" text:visited-style-name="Visited_20_Internet_20_Link">
 </text:a>
 </text:span>
</text:p>
      <text:p text:style-name="P4">
Влада вже розпочала евакуацію мешканців селища первомайський. росіянивиїжджають автобусами та особистим транспортом. У селищі, яке вирішилиевакуювати, живуть приблизно 400 людей.</text:p>
      <text:p text:style-name="P4">
На сайті Авіалісоохорони рф сьогодні <text:a xlink:type="simple" xlink:href="https://aviales.ru/popup.aspx" text:style-name="Internet_20_link" text:visited-style-name="Visited_20_Internet_20_Link">
</text:a>
 , що в Свердловській області палає37 пожеж на землях лісового фонду на площі, пройденій вогнем, 12 084 га.</text:p>
      <text:p text:style-name="P4">
Нагадаємо: у ніч проти четверга у росії виникли <text:span text:style-name="T4">
<text:a xlink:type="simple" xlink:href="https://www.ukrinform.ua/tag-pozeza" text:style-name="Internet_20_link" text:visited-style-name="Visited_20_Internet_20_Link">
</text:a>
 </text:span>
 на двох нафтопереробних заводах - уростовській області та краснодарському краї.</text:p>
      <text:p text:style-name="P4">
Source: <text:a xlink:type="simple" xlink:href="https://www.ukrinform.ua/rubric-world/3705769-u-sverdlovskij-oblasti-rf-gorat-skladi-z-porohom-ogolosena-evakuacia.html" text:style-name="Internet_20_link" text:visited-style-name="Visited_20_Internet_20_Link">
https://www.ukrinform.ua/rubric-world/3705769-u-sverdlovskij-oblasti-rf-gorat-skladi-z-porohom-ogolosena-evakuacia.html</text:a>
</text:p>
      <!--NEWS-->
      <text:h text:style-name="P10" text:outline-level="1">
<text:span text:style-name="T4">
Ворог за добу 11 разів обстріляв прикордоння Сумщини</text:span>
</text:h>
      <text:p text:style-name="P4">
Authors: Ukrinform (Person)</text:p>
      <text:p text:style-name="P4">
Publisher: Укринформ (Organization)</text:p>
      <text:p text:style-name="P4">
Published Time: 2023-05-06T-32:57:00+03:00</text:p>
      <text:p text:style-name="P4">
Modified Time: 2023-05-06T21:57:00+03:00</text:p>
      <text:p text:style-name="P4">
Description: Війська російської федерації в суботу, 6 травня, одинадцять разів атакували з різних видів зброї прикордонні населені пункти Сумської області, загалом зафіксовані 84 вибухи.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Війна з росією']</text:p>
      <text:p text:style-name="P4">
Type: Article</text:p>
      <!--METADATA-->
      <text:p text:style-name="P4">
<draw:frame draw:style-name="fr1" draw:name="Image73" text:anchor-type="as-char" svg:width="6.9236in" svg:height="3.956343in" draw:z-index="0">
<draw:image xlink:href="../Images/yкринформ/2023-05-06T-32-57-00-03-00/630_360_1640330796-210.jpeg" xlink:type="simple" xlink:show="embed" xlink:actuate="onLoad" draw:mime-type="image/jpeg"/>
</draw:frame>
 Військаросійської федерації в суботу, 6 травня, одинадцять разів атакували з різнихвидів зброї прикордонні населені пункти Сумської області, загалом зафіксовані84 вибухи.</text:p>
      <text:p text:style-name="P4">
Як передає Укрінформ, про це Сумська обласна військова адміністраціяповідомила в <text:a xlink:type="simple" xlink:href="https://t.me/Sumy_news_ODA/15989" text:style-name="Internet_20_link" text:visited-style-name="Visited_20_Internet_20_Link">
 </text:a>
 .</text:p>
      <text:p text:style-name="P4">
Зокрема, по Білопільській громаді загарбники <text:a xlink:type="simple" xlink:href="https://www.ukrinform.ua/tag-obstril" text:style-name="Internet_20_link" text:visited-style-name="Visited_20_Internet_20_Link">
 </text:a>
 з мінометів і ствольної артилерії – відбулися 28 і три вибухивідповідно. Унаслідок одного з мінометних обстрілів загорілося приватнедомоволодіння.</text:p>
      <text:p text:style-name="P4">
Новослобідська громада зазнала від росіян мінометного удару – пролунали 12вибухів.</text:p>
      <text:p text:style-name="P4">
По Миропільській громаді ворог ударив зі станкових гранатометів (АГС),унаслідок чого відбувся один вибух.</text:p>
      <text:p text:style-name="P4">
На територію Великописарівської громади росіяни скинули 27 мін. З мінометіввійська рф обстріляли також Есманську громаду, спричинивши чотири вибухи.</text:p>
      <text:p text:style-name="P4">
<text:span text:style-name="T4">
Читайте також:</text:span>
 <text:a xlink:type="simple" xlink:href="https://www.ukrinform.ua/rubric-ato/3705749-vorog-uden-obstrilav-nikopolskij-rajon-iz-gradiv-i-vazkoi-artilerii-semero-postrazdalih.html" text:style-name="Internet_20_link" text:visited-style-name="Visited_20_Internet_20_Link">
 <text:span text:style-name="T4">
обстріл</text:span>
 </text:a>
</text:p>
      <text:p text:style-name="P4">
Зноб-Новгородська громада зазнала удару зі ствольної артилерії ворога –пролунали дев'ять вибухів.</text:p>
      <text:p text:style-name="P4">
Як повідомляв Укрінформ, 5 травня під ударами російських військ перебувалишість прикордонних громад Сумської області. Загалом зафіксовані дев'ятьобстрілів і 33 вибухи.</text:p>
      <text:p text:style-name="P4">
Source: <text:a xlink:type="simple" xlink:href="https://www.ukrinform.ua/rubric-ato/3705766-vorog-za-dobu-11-raziv-obstrilav-prikordonna-sumsini.html" text:style-name="Internet_20_link" text:visited-style-name="Visited_20_Internet_20_Link">
https://www.ukrinform.ua/rubric-ato/3705766-vorog-za-dobu-11-raziv-obstrilav-prikordonna-sumsini.html</text:a>
</text:p>
      <!--NEWS-->
      <text:h text:style-name="P10" text:outline-level="1">
<text:span text:style-name="T4">
Подоляк назвав вибух машини Прилєпіна спробою внутрішньої ескалації у рф</text:span>
</text:h>
      <text:p text:style-name="P4">
Authors: Ukrinform (Person)</text:p>
      <text:p text:style-name="P4">
Publisher: Укринформ (Organization)</text:p>
      <text:p text:style-name="P4">
Published Time: 2023-05-06T-34:48:00+03:00</text:p>
      <text:p text:style-name="P4">
Modified Time: 2023-05-06T21:48:00+03:00</text:p>
      <text:p text:style-name="P4">
Description: Вибух машини антиукраїнського пропагандиста Захара Прилєпіна - це спроба внутрішньої ескалації, що має допомогти росії зберегти контроль над населенням та елітами. — Укрінформ.</text:p>
      <text:p text:style-name="P4">
Images: ["<text:a xlink:type="simple" xlink:href="https://static.ukrinform.com/photos/2022_11/thumb_files/630_360_1669378255-230.jpg" text:style-name="Internet_20_link" text:visited-style-name="Visited_20_Internet_20_Link">
630_360_16693...</text:a>
"]</text:p>
      <text:p text:style-name="P4">
Tags: ['Прилєпін', 'Пропаганда', 'росія', 'Замах', 'Подоляк', 'Єдині новини']</text:p>
      <text:p text:style-name="P4">
Type: Article</text:p>
      <!--METADATA-->
      <text:p text:style-name="P4">
<draw:frame draw:style-name="fr1" draw:name="Image74" text:anchor-type="as-char" svg:width="6.9236in" svg:height="3.956343in" draw:z-index="0">
<draw:image xlink:href="../Images/yкринформ/2023-05-06T-34-48-00-03-00/630_360_1669378255-230.jpg" xlink:type="simple" xlink:show="embed" xlink:actuate="onLoad" draw:mime-type="image/jpeg"/>
</draw:frame>
 Вибухмашини антиукраїнського пропагандиста Захара Прилєпіна - це спроба внутрішньоїескалації, що має допомогти росії зберегти контроль над населенням та елітами.</text:p>
      <text:p text:style-name="P4">
Як передає Укрінформ, про це сказав радник керівника Офісу Президента МихайлоПодоляк в ефірі телемарафону «Єдині новини».</text:p>
      <text:p text:style-name="P4">
«Дивні інциденти, куди потрапляють люди, які не мають жодного впливу наперебіг подій на лінії фронту і які, зокрема, дуже потрібні для модеруванняінформації на внутрішньоросійському ринку, тобто ці пропагандисти, меніздається, є великою програмою ескалації. Вона направлена на внутрішній ринокросії, нею опікуються спеціальні служби російської федерації, як мінімум. Їмце потрібно, оскільки вони втрачають поступово контроль над управлінськоювертикаллю, втрачають контроль над тим, що відбувається в росії», – сказавПодоляк.</text:p>
      <text:p text:style-name="P4">
<text:span text:style-name="T4">
Читайте також:</text:span>
 <text:span text:style-name="T4">
<text:a xlink:type="simple" xlink:href="https://www.ukrinform.ua/rubric-ato/3705756-u-sbu-prokomentuvali-vibuh-masini-prilepina.html" text:style-name="Internet_20_link" text:visited-style-name="Visited_20_Internet_20_Link">
 </text:a>
 </text:span>
</text:p>
      <text:p text:style-name="P4">
За його словами, вони намагаються зберегти контроль над російським просторомсаме через ескалацію страхів, адже саме через цю емоцію росія може згуртуватисвоє населення.</text:p>
      <text:p text:style-name="P4">
«Такі події мають трошки повпливати на еліти. Для того, щоб вони не починалидумати, як виходити з цієї ситуації вже без путіна, наприклад. І це маєповпливати взагалі на керованість тими чи іншими процесами в росії. Тому отакіінциденти і є ознакою спроби внутрішньої ескалації, не більше, але й неменше», – додав Подоляк.</text:p>
      <text:p text:style-name="P4">
<text:span text:style-name="T4">
Читайте також:</text:span>
 <text:span text:style-name="T4">
<text:a xlink:type="simple" xlink:href="https://www.ukrinform.ua/rubric-world/3705691-u-rosii-zatrimali-pidozruvanogo-u-zamahu-na-prilepina.html" text:style-name="Internet_20_link" text:visited-style-name="Visited_20_Internet_20_Link">
 </text:a>
 </text:span>
</text:p>
      <text:p text:style-name="P4">
Як повідомлялося, машина антиукраїнського пропагандиста Захара Прилєпінавибухнула 6 травня у Борському районі Нижегородської області. Водій загинув,сам <text:span text:style-name="T4">
<text:a xlink:type="simple" xlink:href="https://www.ukrinform.ua/tag-prilepin" text:style-name="Internet_20_link" text:visited-style-name="Visited_20_Internet_20_Link">
 </text:a>
 </text:span>
 отримав важкі поранення,його мають оперувати. Слідчий комітет рф порушив у зв'язку із вибухомкримінальну справу за статтею про теракт.</text:p>
      <text:p text:style-name="P4">
Пізніше слідком повідомив, що Олександр Пермяков, затриманий у справі прозамах на антиукраїнського пропагандиста Захара Прилєпіна, <text:span text:style-name="T4">
_<text:a xlink:type="simple" xlink:href="https://www.ukrinform.ua/rubric-world/3705746-zamah-na-prilepina-slidkom-rf-zaaviv-so-zatrimanij-u-spravi-dav-svidcenna.html" text:style-name="Internet_20_link" text:visited-style-name="Visited_20_Internet_20_Link">
</text:a>
 _ </text:span>
</text:p>
      <text:p text:style-name="P4">
Source: <text:a xlink:type="simple" xlink:href="https://www.ukrinform.ua/rubric-ato/3705764-podolak-nazvav-vibuh-masini-prilepina-sprobou-vnutrisnoi-eskalacii-u-rf.html" text:style-name="Internet_20_link" text:visited-style-name="Visited_20_Internet_20_Link">
https://www.ukrinform.ua/rubric-ato/3705764-podolak-nazvav-vibuh-masini-prilepina-sprobou-vnutrisnoi-eskalacii-u-rf.html</text:a>
</text:p>
      <!--NEWS-->
      <text:h text:style-name="P10" text:outline-level="1">
<text:span text:style-name="T4">
АПЛ: Гол Салаха приніс «Ліверпулю» перемогу над «Брентфордом»</text:span>
</text:h>
      <text:p text:style-name="P4">
Authors: Ukrinform (Person)</text:p>
      <text:p text:style-name="P4">
Publisher: Укринформ (Organization)</text:p>
      <text:p text:style-name="P4">
Published Time: 2023-05-06T-36:41:00+03:00</text:p>
      <text:p text:style-name="P4">
Modified Time: 2023-05-06T21:41:00+03:00</text:p>
      <text:p text:style-name="P4">
Description: «Червоні» наблизилися до топ-4. — Укрінформ.</text:p>
      <text:p text:style-name="P4">
Images: ["<text:a xlink:type="simple" xlink:href="https://static.ukrinform.com/photos/2023_05/thumb_files/630_360_1683398426-417.jpg" text:style-name="Internet_20_link" text:visited-style-name="Visited_20_Internet_20_Link">
630_360_16833...</text:a>
"]</text:p>
      <text:p text:style-name="P4">
Tags: ['Футбол', 'Ліверпуль', 'АПЛ']</text:p>
      <text:p text:style-name="P4">
Type: Article</text:p>
      <!--METADATA-->
      <text:p text:style-name="P4">
<draw:frame draw:style-name="fr1" draw:name="Image75" text:anchor-type="as-char" svg:width="6.9236in" svg:height="3.956343in" draw:z-index="0">
<draw:image xlink:href="../Images/yкринформ/2023-05-06T-36-41-00-03-00/630_360_1683398426-417.jpg" xlink:type="simple" xlink:show="embed" xlink:actuate="onLoad" draw:mime-type="image/jpeg"/>
</draw:frame>
 «Червоні»наблизилися до топ-4.</text:p>
      <text:p text:style-name="P4">
У матчі 35-го туру чемпіонату Англії «Ліверпуль» на своєму стадіоні мінімальнопереміг «Брентфорд» із рахунком 1:0, передає Укрінформ.</text:p>
      <text:p text:style-name="P4">
Єдиний гол у поєдинку був забитий у першому таймі – відзначився Мохамед Салах.Гості ще до перерви зрівняли рахунок, але взяття воріт було скасовано. Удругому таймі рахунок на табло не змінився.</text:p>
      <text:p text:style-name="P4">
«Ліверпуль» після цього матчу набрав набрав 62 очки і посідає п’яте місце утурнірній таблиці АПЛ, «Брентфорд» знаходиться на дев’ятій позиції.</text:p>
      <text:p text:style-name="P4">
У наступному турі чемпіонату Англії «Ліверпуль» зіграє на виїзді проти«Лестера», а «Брентфорд» гратиме з «Вест Гемом».</text:p>
      <text:p text:style-name="P4">
<text:span text:style-name="T4">
Читайте також:</text:span>
 <text:a xlink:type="simple" xlink:href="https://www.ukrinform.ua/rubric-sports/3705719-man-siti-peremig-lids-i-zmicniv-liderstvo-v-apl.html" text:style-name="Internet_20_link" text:visited-style-name="Visited_20_Internet_20_Link">
 <text:span text:style-name="T4">
АПЛ</text:span>
 </text:a>
</text:p>
      <text:p text:style-name="P4">
Як повідомляв Укрінформ, в іншому маті ігрового дня «Тоттенгем» здолав«Кристал Пелес» - 1:0.</text:p>
      <text:p text:style-name="P4">
Фото: Getty Images</text:p>
      <text:p text:style-name="P4">
Source: <text:a xlink:type="simple" xlink:href="https://www.ukrinform.ua/rubric-sports/3705765-apl-gol-salaha-prinis-liverpulu-peremogu-nad-brentfordom.html" text:style-name="Internet_20_link" text:visited-style-name="Visited_20_Internet_20_Link">
https://www.ukrinform.ua/rubric-sports/3705765-apl-gol-salaha-prinis-liverpulu-peremogu-nad-brentfordom.html</text:a>
</text:p>
      <!--NEWS-->
      <text:h text:style-name="P10" text:outline-level="1">
<text:span text:style-name="T4">
Сольський заявив про незгоду з рішенням Молдови обмежити імпорт української агропродукції</text:span>
</text:h>
      <text:p text:style-name="P4">
Authors: Ukrinform (Person)</text:p>
      <text:p text:style-name="P4">
Publisher: Укринформ (Organization)</text:p>
      <text:p text:style-name="P4">
Published Time: 2023-05-06T-38:33:00+03:00</text:p>
      <text:p text:style-name="P4">
Modified Time: 2023-05-06T21:33:00+03:00</text:p>
      <text:p text:style-name="P4">
Description: Міністр аграрної політики та продовольства Микола Сольський у ході робочого візиту в Кишинів висловив незгоду з рішенням Молдови обмежити імпорт з України зернових та олійних культур. — Укрінформ.</text:p>
      <text:p text:style-name="P4">
Images: ["<text:a xlink:type="simple" xlink:href="https://static.ukrinform.com/photos/2023_01/thumb_files/630_360_1672835822-745.jpg" text:style-name="Internet_20_link" text:visited-style-name="Visited_20_Internet_20_Link">
630_360_16728...</text:a>
"]</text:p>
      <text:p text:style-name="P4">
Tags: ['Економіка', 'Імпорт', 'Молдова', 'Україна', 'Сольський', 'Агропродукція']</text:p>
      <text:p text:style-name="P4">
Type: Article</text:p>
      <!--METADATA-->
      <text:p text:style-name="P4">
<draw:frame draw:style-name="fr1" draw:name="Image76" text:anchor-type="as-char" svg:width="6.9236in" svg:height="3.956343in" draw:z-index="0">
<draw:image xlink:href="../Images/yкринформ/2023-05-06T-38-33-00-03-00/630_360_1672835822-745.jpg" xlink:type="simple" xlink:show="embed" xlink:actuate="onLoad" draw:mime-type="image/jpeg"/>
</draw:frame>
 Міністраграрної політики та продовольства Микола Сольський у ході робочого візиту вКишинів висловив незгоду з рішенням Молдови обмежити імпорт з України зерновихта олійних культур.</text:p>
      <text:p text:style-name="P4">
Про це <text:a xlink:type="simple" xlink:href="https://minagro.gov.ua/news/ministr-mikola-solskij-zustrivsya-v-kishinevi-z-volodimirom-bolya" text:style-name="Internet_20_link" text:visited-style-name="Visited_20_Internet_20_Link">
 </text:a>
 Міністерство аграрної політики тапродовольства України, передає Укрінформ.</text:p>
      <text:p text:style-name="P4">
Відповідну заяву Сольський зробив під час зустрічі зі своїм молдовськимколегою — міністром сільського господарства та харчової промисловостіРеспубліки Молдова Володимиром Боля.</text:p>
      <text:p text:style-name="P4">
"Міністр вирушив до Молдови після заяв молдовської сторони про намір тимчасововжити заходів щодо імпорту <text:span text:style-name="T4">
<text:a xlink:type="simple" xlink:href="https://www.ukrinform.ua/tag-agroprodukcia" text:style-name="Internet_20_link" text:visited-style-name="Visited_20_Internet_20_Link">
 </text:a>
</text:span>
 з України, як це раніше зробили деякі країни ЄС. Сольський висловив незгодуз подібним рішенням з боку Молдови", — зазначили у відомстві.</text:p>
      <text:p text:style-name="P4">
<text:span text:style-name="T4">
Читайте також:</text:span>
 <text:span text:style-name="T4">
<text:a xlink:type="simple" xlink:href="https://www.ukrinform.ua/rubric-economy/3705220-u-moldovi-planuut-timcasovo-obmeziti-import-ukrainskoi-agroprodukcii.html" text:style-name="Internet_20_link" text:visited-style-name="Visited_20_Internet_20_Link">
 </text:a>
 </text:span>
</text:p>
      <text:p text:style-name="P4">
У ході зустрічі очільник Мінагрополітики також зауважив, що підстави длятакого рішення є незрозумілими, оскільки Україна не імпортує ці культури доРеспубліки Молдова.</text:p>
      <text:p text:style-name="P4">
Боля запевнив, що транзит української агропродукції через Молдовуздійснюватиметься в повному обсязі. Переговори триватимуть.</text:p>
      <text:p text:style-name="P4">
<text:span text:style-name="T4">
Читайте також:</text:span>
 <text:span text:style-name="T4">
<text:a xlink:type="simple" xlink:href="https://www.ukrinform.ua/rubric-ato/3705445-sandu-mi-v-bezpeci-lise-zavdaki-ukraini-rosia-pragne-vidroditi-srsr.html" text:style-name="Internet_20_link" text:visited-style-name="Visited_20_Internet_20_Link">
 </text:a>
 </text:span>
</text:p>
      <text:p text:style-name="P4">
Як повідомляв Укрінформ, 5 травня під час зустрічі з головою делегаціїЄвропейського Союзу Янісом Мажейксом Боля заявив про намір Молдови запровадититимчасові обмеження на імпорт зернових та олійних культур з України.</text:p>
      <text:p text:style-name="P4">
Раніше Європейська Комісія офіційно оголосила про запровадження _<text:span text:style-name="T4">
<text:a xlink:type="simple" xlink:href="https://www.ukrinform.ua/rubric-economy/3703840-evrokomisia-zaboronila-import-okremih-agroproduktiv-z-ukraini.html" text:style-name="Internet_20_link" text:visited-style-name="Visited_20_Internet_20_Link">
</text:a>
 </text:span>
 _ проти імпорту з України, щообмежують надходження сільськогосподарських товарів українського виробництвадо п'яти країн ЄС.</text:p>
      <text:p text:style-name="P4">
<text:span text:style-name="T4">
Читайте також:</text:span>
 <text:span text:style-name="T4">
<text:a xlink:type="simple" xlink:href="https://www.ukrinform.ua/rubric-economy/3705146-solskij-obgovoriv-iz-bolgarskim-kolegou-eksport-ta-tranzit-ukrainskoi-agroprodukcii.html" text:style-name="Internet_20_link" text:visited-style-name="Visited_20_Internet_20_Link">
 </text:a>
 </text:span>
</text:p>
      <text:p text:style-name="P4">
Запобіжні заходи стосуватимуться чотирьох сільськогосподарських продуктів:зерна, кукурудзи, ріпаку та насіння соняшника.</text:p>
      <text:p text:style-name="P4">
Source: <text:a xlink:type="simple" xlink:href="https://www.ukrinform.ua/rubric-economy/3705761-solskij-zaaviv-pro-nezgodu-z-risennam-moldovi-obmeziti-import-ukrainskoi-agroprodukcii.html" text:style-name="Internet_20_link" text:visited-style-name="Visited_20_Internet_20_Link">
https://www.ukrinform.ua/rubric-economy/3705761-solskij-zaaviv-pro-nezgodu-z-risennam-moldovi-obmeziti-import-ukrainskoi-agroprodukcii.html</text:a>
</text:p>
      <!--NEWS-->
      <text:h text:style-name="P10" text:outline-level="1">
<text:span text:style-name="T4">
У російському Оренбурзі впала карусель - 20 постраждалих</text:span>
</text:h>
      <text:p text:style-name="P4">
Authors: Ukrinform (Person)</text:p>
      <text:p text:style-name="P4">
Publisher: Укринформ (Organization)</text:p>
      <text:p text:style-name="P4">
Published Time: 2023-05-06T-40:22:00+03:00</text:p>
      <text:p text:style-name="P4">
Modified Time: 2023-05-06T21:22:00+03:00</text:p>
      <text:p text:style-name="P4">
Description: У російському обласному центрі Оренбурзі в парку відпочинку впала карусель «Ланцюжок», постраждали близько 20 осіб, в тому числі діти. — Укрінформ.</text:p>
      <text:p text:style-name="P4">
Images: ["<text:a xlink:type="simple" xlink:href="https://static.ukrinform.com/photos/2023_05/thumb_files/630_360_1683397348-534.jpg" text:style-name="Internet_20_link" text:visited-style-name="Visited_20_Internet_20_Link">
630_360_16833...</text:a>
"]</text:p>
      <text:p text:style-name="P4">
Tags: ['Діти', 'Лікарня', 'росія', 'Атракціон']</text:p>
      <text:p text:style-name="P4">
Type: Article</text:p>
      <!--METADATA-->
      <text:p text:style-name="P4">
<draw:frame draw:style-name="fr1" draw:name="Image77" text:anchor-type="as-char" svg:width="6.9236in" svg:height="3.956343in" draw:z-index="0">
<draw:image xlink:href="../Images/yкринформ/2023-05-06T-40-22-00-03-00/630_360_1683397348-534.jpg" xlink:type="simple" xlink:show="embed" xlink:actuate="onLoad" draw:mime-type="image/jpeg"/>
</draw:frame>
 Уросійському обласному центрі Оренбурзі в парку відпочинку впала карусель«Ланцюжок», постраждали близько 20 осіб, в тому числі діти.</text:p>
      <text:p text:style-name="P4">
Як передає Укрінформ, про це повідомляє <text:a xlink:type="simple" xlink:href="https://www.interfax.ru/russia/900444" text:style-name="Internet_20_link" text:visited-style-name="Visited_20_Internet_20_Link">
</text:a>
 з посиланням на МОЗ рф.</text:p>
      <text:p text:style-name="P4">
За даними пресслужби відомства, серед 20 постраждалих – 12 дітей. Наамбулаторне лікування направлено 8 осіб, 12 людей госпіталізовано до <text:a xlink:type="simple" xlink:href="https://www.ukrinform.ua/tag-bolnica" text:style-name="Internet_20_link" text:visited-style-name="Visited_20_Internet_20_Link">
</text:a>
 Оренбурга, у тому числі шестеро дітей.</text:p>
      <text:p text:style-name="P4">
Одна жінка з множинними травмами у вкрай тяжкому стані перебуває у відділенніреанімації. Також у реанімації в тяжкому стані одна дитина 10 років. Десятьпацієнтів отримують лікування в травматологічних відділеннях.</text:p>
      <text:p text:style-name="P4">
<text:span text:style-name="T4">
Читайте також:</text:span>
 <text:a xlink:type="simple" xlink:href="https://www.ukrinform.ua/rubric-world/3705648-u-kanadi-pid-potagom-iz-nebezpecnim-vantazem-provalivsa-mist-castina-vagoniv-upala-v-ricku.html" text:style-name="Internet_20_link" text:visited-style-name="Visited_20_Internet_20_Link">
 </text:a>
</text:p>
      <text:p text:style-name="P4">
За даними пресслужби мерії, падіння кабінок сталося через поломку в механізмікаруселі.</text:p>
      <text:p text:style-name="P4">
Як повідомлялося, напередодні <text:a xlink:type="simple" xlink:href="https://www.ukrinform.ua/rubric-world/3704633-u-nimeccini-poizd-naihav-na-grupu-zaliznicnikiv-dvoe-zagiblih.html" text:style-name="Internet_20_link" text:visited-style-name="Visited_20_Internet_20_Link">
 </text:a>
 , внаслідок чого двоє осіб загинули.</text:p>
      <text:p text:style-name="P4">
Source: <text:a xlink:type="simple" xlink:href="https://www.ukrinform.ua/rubric-world/3705762-u-rosijskomu-orenburzi-vpala-karusel-20-postrazdalih.html" text:style-name="Internet_20_link" text:visited-style-name="Visited_20_Internet_20_Link">
https://www.ukrinform.ua/rubric-world/3705762-u-rosijskomu-orenburzi-vpala-karusel-20-postrazdalih.html</text:a>
</text:p>
      <!--NEWS-->
      <text:h text:style-name="P10" text:outline-level="1">
<text:span text:style-name="T4">
Через оголошену росіянами евакуацію на Чонгарі утворився величезний затор</text:span>
</text:h>
      <text:p text:style-name="P4">
Authors: Ukrinform (Person)</text:p>
      <text:p text:style-name="P4">
Publisher: Укринформ (Organization)</text:p>
      <text:p text:style-name="P4">
Published Time: 2023-05-06T-42:18:00+03:00</text:p>
      <text:p text:style-name="P4">
Modified Time: 2023-05-06T21:18:00+03:00</text:p>
      <text:p text:style-name="P4">
Description: На КПП "Чонгар" утворилися величезні черги автомобілів, які намагаються виїхати з Мелітополя через оголошену окупантами евакуацію. — Укрінформ.</text:p>
      <text:p text:style-name="P4">
Images: ["<text:a xlink:type="simple" xlink:href="https://static.ukrinform.com/photos/2023_05/thumb_files/630_360_1683396967-903.jpg" text:style-name="Internet_20_link" text:visited-style-name="Visited_20_Internet_20_Link">
630_360_16833...</text:a>
", "<text:a xlink:type="simple" xlink:href="https://static.ukrinform.com/photos/2023_05/1683396967-879.jpg" text:style-name="Internet_20_link" text:visited-style-name="Visited_20_Internet_20_Link">
1683396967-87...</text:a>
", "<text:a xlink:type="simple" xlink:href="https://static.ukrinform.com/photos/2023_05/1683396967-672.jpg" text:style-name="Internet_20_link" text:visited-style-name="Visited_20_Internet_20_Link">
1683396967-67...</text:a>
"]</text:p>
      <text:p text:style-name="P4">
Tags: ['Чонгар', 'Евакуація', 'Мелітополь', 'затори']</text:p>
      <text:p text:style-name="P4">
Type: Article</text:p>
      <!--METADATA-->
      <text:p text:style-name="P4">
<draw:frame draw:style-name="fr1" draw:name="Image78" text:anchor-type="as-char" svg:width="6.9236in" svg:height="3.956343in" draw:z-index="0">
<draw:image xlink:href="../Images/yкринформ/2023-05-06T-42-18-00-03-00/630_360_1683396967-903.jpg" xlink:type="simple" xlink:show="embed" xlink:actuate="onLoad" draw:mime-type="image/jpeg"/>
</draw:frame>
 На КПП"Чонгар" утворилися величезні черги автомобілів, які намагаються виїхати зМелітополя через оголошену окупантами евакуацію.</text:p>
      <text:p text:style-name="P4">
Фото, на яких видно затор, оприлюднив у <text:a xlink:type="simple" xlink:href="https://t.me/ivan_fedorov_melitopol/1891" text:style-name="Internet_20_link" text:visited-style-name="Visited_20_Internet_20_Link">
</text:a>
 міський голова МелітополяІван Федоров, передає Укрінформ.</text:p>
      <text:p text:style-name="P4">
"Окупанти догралися в « <text:a xlink:type="simple" xlink:href="https://www.ukrinform.ua/tag-evakuacia" text:style-name="Internet_20_link" text:visited-style-name="Visited_20_Internet_20_Link">
 </text:a>
 »:спровокували шалену паніку і не менш шалені черги. Фото «без слів» на КППЧонгар по дорозі від Мелітополя до Криму", - написав він.</text:p>
      <text:p text:style-name="P4">
<draw:frame draw:style-name="fr1" draw:name="Image79" text:anchor-type="as-char" svg:width="6.9236in" svg:height="9.231467in" draw:z-index="0">
<draw:image xlink:href="../Images/yкринформ/2023-05-06T-42-18-00-03-00/1683396967-879.jpg" xlink:type="simple" xlink:show="embed" xlink:actuate="onLoad" draw:mime-type="image/jpeg"/>
</draw:frame>
</text:p>
      <text:p text:style-name="P4">
За його інформацією, військові та власники спецперепусток проїжджають позачергою.</text:p>
      <text:p text:style-name="P4">
<draw:frame draw:style-name="fr1" draw:name="Image80" text:anchor-type="as-char" svg:width="6.9236in" svg:height="9.231467in" draw:z-index="0">
<draw:image xlink:href="../Images/yкринформ/2023-05-06T-42-18-00-03-00/1683396967-672.jpg" xlink:type="simple" xlink:show="embed" xlink:actuate="onLoad" draw:mime-type="image/jpeg"/>
</draw:frame>
</text:p>
      <text:p text:style-name="P4">
"Вантажівки з награбованим - в окремій черзі. А тисячам легкових авто -мінімум 5 годин очікування", - написав мер.</text:p>
      <text:p text:style-name="P4">
<text:span text:style-name="T4">
Читайте також:</text:span>
 <text:a xlink:type="simple" xlink:href="https://www.ukrinform.ua/rubric-regions/3705554-na-zaporizzi-zagarbniki-pid-prikrittam-evakuacii-civilnogo-naselenna-vivozat-svoih-soldat.html" text:style-name="Internet_20_link" text:visited-style-name="Visited_20_Internet_20_Link">
 </text:a>
</text:p>
      <text:p text:style-name="P4">
Як повідомлялось, окупанти оголосили евакуацію з щонайменше 15 населенихпунктів захопленої території Запорізької області.</text:p>
      <text:p text:style-name="P4">
<text:span text:style-name="T5">
Фото: Іван Федоров / Телеграм</text:span>
</text:p>
      <text:p text:style-name="P4">
Source: <text:a xlink:type="simple" xlink:href="https://www.ukrinform.ua/rubric-regions/3705760-cerez-ogolosenu-rosianami-evakuaciu-na-congari-utvorivsa-veliceznij-zator.html" text:style-name="Internet_20_link" text:visited-style-name="Visited_20_Internet_20_Link">
https://www.ukrinform.ua/rubric-regions/3705760-cerez-ogolosenu-rosianami-evakuaciu-na-congari-utvorivsa-veliceznij-zator.html</text:a>
</text:p>
      <!--NEWS-->
      <text:h text:style-name="P10" text:outline-level="1">
<text:span text:style-name="T4">
At Sivershchyna and Slobozhanschyna directions Russian army shelled Stara Huta, Baranivka, To...</text:span>
</text:h>
      <text:p text:style-name="P4">
Authors: liveuamap (Language: en)</text:p>
      <text:p text:style-name="P4">
Time: 2023-05-06T-43:27:00</text:p>
      <text:p text:style-name="P4">
Location: Chernihiv (Latitude:52.30465 Longtitude:33.11236)</text:p>
      <text:p text:style-name="P4">
Videos: []</text:p>
      <text:p text:style-name="P4">
Images: []</text:p>
      <text:p text:style-name="P4">
Tags: ["Russia"]</text:p>
      <text:p text:style-name="P4">
ID: 22560817</text:p>
      <!--METADATA-->
      <text:p text:style-name="P4">
At Sivershchyna and Slobozhanschyna directions Russian army shelled StaraHuta, Baranivka, Tovstodubove, Bachivsk, Khodyne, Volfyne of Sumy region, alsoChervona Zorya, Udy, Veterynarne, Hraniv, Kozacha Lopan, Hoptivka, Hlyboke,Lukyantsi, Neskuchne, Starytsya of Kharkiv region. Russian aviation conductedairstrikes at Ivanivka, Leonivka, Buchky of Chernihiv region and Znob-Trubchevskiy of Sumy region, - General Staff of Armed Forces of Ukraine saysin the morning report</text:p>
      <text:p text:style-name="P4">
News Collection Link: <text:a xlink:type="simple" xlink:href="https://liveuamap.com/en/2023/6-may-at-sivershchyna-and-slobozhanschyna-directions-russian" text:style-name="Internet_20_link" text:visited-style-name="Visited_20_Internet_20_Link">
https://liveuamap.com/en/2023/6-may-at-sivershchyna-and-slobozhanschyna-directions-russian</text:a>
</text:p>
      <text:p text:style-name="P4">
Source: <text:a xlink:type="simple" xlink:href="https://t.me/lumsrc/4698" text:style-name="Internet_20_link" text:visited-style-name="Visited_20_Internet_20_Link">
https://t.me/lumsrc/4698</text:a>
</text:p>
      <!--NEWS-->
      <text:h text:style-name="P10" text:outline-level="1">
<text:span text:style-name="T4">
У СБУ прокоментували вибух машини Прилєпіна</text:span>
</text:h>
      <text:p text:style-name="P4">
Authors: Ukrinform (Person)</text:p>
      <text:p text:style-name="P4">
Publisher: Укринформ (Organization)</text:p>
      <text:p text:style-name="P4">
Published Time: 2023-05-06T-44:07:00+03:00</text:p>
      <text:p text:style-name="P4">
Modified Time: 2023-05-06T21:07:00+03:00</text:p>
      <text:p text:style-name="P4">
Description: Служба безпеки України не підтверджує і не спростовує причетності до вибуху машини антиукраїнського пропагандиста Захара Прилєпіна, але наголошує, що єдина перспектива, яку вона можуть запропонувати окупантам, - це смерть. — Укрінформ.</text:p>
      <text:p text:style-name="P4">
Images: ["<text:a xlink:type="simple" xlink:href="https://static.ukrinform.com/photos/2015_10/thumb_files/630_360_1445544717-5978-sbu.jpg" text:style-name="Internet_20_link" text:visited-style-name="Visited_20_Internet_20_Link">
630_360_14455...</text:a>
"]</text:p>
      <text:p text:style-name="P4">
Tags: ['Прилєпін', 'СБУ', 'Вибух', 'Війна з росією']</text:p>
      <text:p text:style-name="P4">
Type: Article</text:p>
      <!--METADATA-->
      <text:p text:style-name="P4">
<draw:frame draw:style-name="fr1" draw:name="Image81" text:anchor-type="as-char" svg:width="6.9236in" svg:height="3.956343in" draw:z-index="0">
<draw:image xlink:href="../Images/yкринформ/2023-05-06T-44-07-00-03-00/630_360_1445544717-5978-sbu.jpg" xlink:type="simple" xlink:show="embed" xlink:actuate="onLoad" draw:mime-type="image/jpeg"/>
</draw:frame>
Служба безпеки України не підтверджує і не спростовує причетності до вибухумашини антиукраїнського пропагандиста Захара Прилєпіна, але наголошує, щоєдина перспектива, яку вона можуть запропонувати окупантам, - це смерть.</text:p>
      <text:p text:style-name="P4">
Про це повідомили у пресслужбі СБУ у відповідь на запит Укрінформу.</text:p>
      <text:p text:style-name="P4">
«Офіційно ми не можемо ні підтвердити, ні спростувати причетність <text:a xlink:type="simple" xlink:href="https://www.ukrinform.ua/tag-sbu" text:style-name="Internet_20_link" text:visited-style-name="Visited_20_Internet_20_Link">
</text:a>
 до тієї чи іншої бавовни, яка трапляєтьсяз окупантами та їхніми поплічниками. Разом з тим, як раніше неодноразовозазначав очільник СБУ Василь Малюк, для росіян, які принесли на нашу землювійну, загибель людей та насилля, бавовна палала, палає і буде палати», -зазначили у пресслужбі.</text:p>
      <text:p text:style-name="P4">
У відомстві додали, що смерть – це єдина перспектива, яку вони можутьзапропонувати окупантам.</text:p>
      <text:p text:style-name="P4">
«Про те, хто стоїть за тим чи іншим випадком, зможемо говорити уже після нашоїперемоги. Яка однозначно скоро настане», - акцентували в СБУ.</text:p>
      <text:p text:style-name="P4">
<text:span text:style-name="T4">
Читайте також:</text:span>
 <text:a xlink:type="simple" xlink:href="https://www.ukrinform.ua/rubric-ato/3690810-u-melitopoli-pidirvali-avtomobil-kolaboranta.html" text:style-name="Internet_20_link" text:visited-style-name="Visited_20_Internet_20_Link">
 <text:span text:style-name="T4">
підірвали</text:span>
 <text:span text:style-name="T4">
авто</text:span>
 </text:a>
</text:p>
      <text:p text:style-name="P4">
Як повідомлялося, <text:a xlink:type="simple" xlink:href="https://www.ukrinform.ua/rubric-world/3705602-u-niznomu-novgorodi-pidirvali-avto-iz-prihilnikom-rosijskoi-agresii-prilepinim.html" text:style-name="Internet_20_link" text:visited-style-name="Visited_20_Internet_20_Link">
 </text:a>
 6травня у Борському районі Нижегородської області. Водій загинув, сам Прилєпінотримав важкі поранення, його мають оперувати. Слідчий комітет РФ порушив узв'язку із вибухом кримінальну справу за статтею про теракт. Пізніше Слідкомрф повідомив, що Олександр Пермяков, <text:a xlink:type="simple" xlink:href="https://www.ukrinform.ua/rubric-world/3705691-u-rosii-zatrimali-pidozruvanogo-u-zamahu-na-prilepina.html" text:style-name="Internet_20_link" text:visited-style-name="Visited_20_Internet_20_Link">
 </text:a>
 наантиукраїнського пропагандиста Захара Прилєпіна, <text:a xlink:type="simple" xlink:href="https://www.ukrinform.ua/rubric-world/3705746-zamah-na-prilepina-slidkom-rf-zaaviv-so-zatrimanij-u-spravi-dav-svidcenna.html" text:style-name="Internet_20_link" text:visited-style-name="Visited_20_Internet_20_Link">
</text:a>
 .</text:p>
      <text:p text:style-name="P4">
Source: <text:a xlink:type="simple" xlink:href="https://www.ukrinform.ua/rubric-ato/3705756-u-sbu-prokomentuvali-vibuh-masini-prilepina.html" text:style-name="Internet_20_link" text:visited-style-name="Visited_20_Internet_20_Link">
https://www.ukrinform.ua/rubric-ato/3705756-u-sbu-prokomentuvali-vibuh-masini-prilepina.html</text:a>
</text:p>
      <!--NEWS-->
      <text:h text:style-name="P10" text:outline-level="1">
<text:span text:style-name="T4">
At Kupiansk direction Russian army shelled Bolohivka, Krasne Pershe, Fyholivka, Novomlynsk, D...</text:span>
</text:h>
      <text:p text:style-name="P4">
Authors: liveuamap (Language: en)</text:p>
      <text:p text:style-name="P4">
Time: 2023-05-06T-46:27:00</text:p>
      <text:p text:style-name="P4">
Location: Svatove (Latitude:49.46757 Longtitude:37.91159)</text:p>
      <text:p text:style-name="P4">
Videos: []</text:p>
      <text:p text:style-name="P4">
Images: []</text:p>
      <text:p text:style-name="P4">
Tags: ["Russia"]</text:p>
      <text:p text:style-name="P4">
ID: 22560815</text:p>
      <!--METADATA-->
      <text:p text:style-name="P4">
At Kupiansk direction Russian army shelled Bolohivka, Krasne Pershe,Fyholivka, Novomlynsk, Dvorichna, Lyman Pershyy, Pischane and Stelmakhivka ofKharkiv region, - General Staff of Armed Forces of Ukraine says in the morningreport</text:p>
      <text:p text:style-name="P4">
News Collection Link: <text:a xlink:type="simple" xlink:href="https://liveuamap.com/en/2023/6-may-at-kupiansk-direction-russian-army-shelled-bolohivka" text:style-name="Internet_20_link" text:visited-style-name="Visited_20_Internet_20_Link">
https://liveuamap.com/en/2023/6-may-at-kupiansk-direction-russian-army-shelled-bolohivka</text:a>
</text:p>
      <text:p text:style-name="P4">
Source: <text:a xlink:type="simple" xlink:href="https://t.me/lumsrc/4699" text:style-name="Internet_20_link" text:visited-style-name="Visited_20_Internet_20_Link">
https://t.me/lumsrc/4699</text:a>
</text:p>
      <!--NEWS-->
      <text:h text:style-name="P10" text:outline-level="1">
<text:span text:style-name="T4">
У Лондоні під час коронації Чарльза III затримали понад пів сотні протестувальників</text:span>
</text:h>
      <text:p text:style-name="P4">
Authors: Ukrinform (Person)</text:p>
      <text:p text:style-name="P4">
Publisher: Укринформ (Organization)</text:p>
      <text:p text:style-name="P4">
Published Time: 2023-05-06T-47:56:00+03:00</text:p>
      <text:p text:style-name="P4">
Modified Time: 2023-05-06T20:56:00+03:00</text:p>
      <text:p text:style-name="P4">
Description: Поліція Лондона заарештувала 52 людини сьогодні, коли в місті проходила урочиста церемонія коронації нового короля Чарльза III. — Укрінформ.</text:p>
      <text:p text:style-name="P4">
Images: ["<text:a xlink:type="simple" xlink:href="https://static.ukrinform.com/photos/2016_08/thumb_files/630_360_1472258510-5840.jpg" text:style-name="Internet_20_link" text:visited-style-name="Visited_20_Internet_20_Link">
630_360_14722...</text:a>
"]</text:p>
      <text:p text:style-name="P4">
Tags: ['Протест', 'Затримання', 'Чарльз ІІІ', 'Коронація']</text:p>
      <text:p text:style-name="P4">
Type: Article</text:p>
      <!--METADATA-->
      <text:p text:style-name="P4">
<draw:frame draw:style-name="fr1" draw:name="Image82" text:anchor-type="as-char" svg:width="6.9236in" svg:height="3.956343in" draw:z-index="0">
<draw:image xlink:href="../Images/yкринформ/2023-05-06T-47-56-00-03-00/630_360_1472258510-5840.jpg" xlink:type="simple" xlink:show="embed" xlink:actuate="onLoad" draw:mime-type="image/jpeg"/>
</draw:frame>
 ПоліціяЛондона заарештувала 52 людини сьогодні, коли в місті проходила урочистацеремонія коронації нового короля Чарльза III.</text:p>
      <text:p text:style-name="P4">
Як передає Укрінформ, про це повідомляє <text:a xlink:type="simple" xlink:href="https://www.bbc.com/news/live/uk-65474712" text:style-name="Internet_20_link" text:visited-style-name="Visited_20_Internet_20_Link">
</text:a>
.</text:p>
      <text:p text:style-name="P4">
У заяві лондонської поліції йдеться, що людей було <text:a xlink:type="simple" xlink:href="https://www.ukrinform.ua/tag-arest" text:style-name="Internet_20_link" text:visited-style-name="Visited_20_Internet_20_Link">
</text:a>
 за підозрою у порушенні громадськогопорядку.</text:p>
      <text:p text:style-name="P4">
«Ми забезпечували правопорядок на численних акціях протесту, не втручаючисьпід час мітингів до початку коронації та під час неї. Наш обов’язок — робитице пропорційно згідно з відповідним законодавством. Ми також маємо обов’язоквтрутитися, коли захід стає злочинним та може призвести до серйознихпорушень", - сказала офіцер Карен Фіндлі, відповідальна за операцію столичноїполіції "Коронація".</text:p>
      <text:p text:style-name="P4">
<text:span text:style-name="T4">
Читайте також:</text:span>
 <text:a xlink:type="simple" xlink:href="https://www.ukrinform.ua/rubric-world/3705611-u-britanii-naperedodni-koronacii-carlza-iii-zatrimali-ucasnikiv-antimonarhicnih-protestiv.html" text:style-name="Internet_20_link" text:visited-style-name="Visited_20_Internet_20_Link">
 <text:span text:style-name="T4">
Британії</text:span>
 </text:a>
</text:p>
      <text:p text:style-name="P4">
Як повідомлялося, <text:a xlink:type="simple" xlink:href="https://www.ukrinform.ua/rubric-world/3705656-u-britanii-koronuvali-carlza-iii.html" text:style-name="Internet_20_link" text:visited-style-name="Visited_20_Internet_20_Link">
 </text:a>
 у Вестмінстерськомуабатстві в суботу під час першої за останні сімдесят років подібної церемонії.</text:p>
      <text:p text:style-name="P4">
Source: <text:a xlink:type="simple" xlink:href="https://www.ukrinform.ua/rubric-world/3705753-u-londoni-pid-cas-koronacii-carlza-iii-zatrimali-ponad-piv-sotni-protestuvalnikiv.html" text:style-name="Internet_20_link" text:visited-style-name="Visited_20_Internet_20_Link">
https://www.ukrinform.ua/rubric-world/3705753-u-londoni-pid-cas-koronacii-carlza-iii-zatrimali-ponad-piv-sotni-protestuvalnikiv.html</text:a>
</text:p>
      <!--NEWS-->
      <text:h text:style-name="P10" text:outline-level="1">
<text:span text:style-name="T4">
At Lyman direction Russian army shelled Makiyivka of Luhansk region and Nevske, Yampolivka, B...</text:span>
</text:h>
      <text:p text:style-name="P4">
Authors: liveuamap (Language: en)</text:p>
      <text:p text:style-name="P4">
Time: 2023-05-06T-48:27:00</text:p>
      <text:p text:style-name="P4">
Location: Bakhmut (Latitude:48.80596 Longtitude:38.24598)</text:p>
      <text:p text:style-name="P4">
Videos: []</text:p>
      <text:p text:style-name="P4">
Images: []</text:p>
      <text:p text:style-name="P4">
Tags: ["Russia"]</text:p>
      <text:p text:style-name="P4">
ID: 22560814</text:p>
      <!--METADATA-->
      <text:p text:style-name="P4">
At Lyman direction Russian army shelled Makiyivka of Luhansk region andNevske, Yampolivka, Bilohorivka, Verkhnokamyanske and Spirne of Donetskregion, - General Staff of Armed Forces of Ukraine says in the morning report</text:p>
      <text:p text:style-name="P4">
News Collection Link: <text:a xlink:type="simple" xlink:href="https://liveuamap.com/en/2023/6-may-at-lyman-direction-russian-army-shelled-makiyivka-of" text:style-name="Internet_20_link" text:visited-style-name="Visited_20_Internet_20_Link">
https://liveuamap.com/en/2023/6-may-at-lyman-direction-russian-army-shelled-makiyivka-of</text:a>
</text:p>
      <text:p text:style-name="P4">
Source: <text:a xlink:type="simple" xlink:href="https://t.me/lumsrc/4700" text:style-name="Internet_20_link" text:visited-style-name="Visited_20_Internet_20_Link">
https://t.me/lumsrc/4700</text:a>
</text:p>
      <!--NEWS-->
      <text:h text:style-name="P10" text:outline-level="1">
<text:span text:style-name="T4">
Десята ракетка світу не зіграє на турнірі в Римі</text:span>
</text:h>
      <text:p text:style-name="P4">
Authors: Ukrinform (Person)</text:p>
      <text:p text:style-name="P4">
Publisher: Укринформ (Organization)</text:p>
      <text:p text:style-name="P4">
Published Time: 2023-05-06T-49:52:00+03:00</text:p>
      <text:p text:style-name="P4">
Modified Time: 2023-05-06T20:52:00+03:00</text:p>
      <text:p text:style-name="P4">
Description: Петра Квітова пропустить турнір WTA 1000 в Римі через травму. — Укрінформ.</text:p>
      <text:p text:style-name="P4">
Images: ["<text:a xlink:type="simple" xlink:href="https://static.ukrinform.com/photos/2023_05/thumb_files/630_360_1683395601-158.jpg" text:style-name="Internet_20_link" text:visited-style-name="Visited_20_Internet_20_Link">
630_360_16833...</text:a>
"]</text:p>
      <text:p text:style-name="P4">
Tags: ['Теніс']</text:p>
      <text:p text:style-name="P4">
Type: Article</text:p>
      <!--METADATA-->
      <text:p text:style-name="P4">
<draw:frame draw:style-name="fr1" draw:name="Image83" text:anchor-type="as-char" svg:width="6.9236in" svg:height="3.956343in" draw:z-index="0">
<draw:image xlink:href="../Images/yкринформ/2023-05-06T-49-52-00-03-00/630_360_1683395601-158.jpg" xlink:type="simple" xlink:show="embed" xlink:actuate="onLoad" draw:mime-type="image/jpeg"/>
</draw:frame>
 ПетраКвітова пропустить турнір WTA 1000 в Римі через травму.</text:p>
      <text:p text:style-name="P4">
Про це вона <text:a xlink:type="simple" xlink:href="https://twitter.com/Petra_Kvitova/status/1654889039990759424" text:style-name="Internet_20_link" text:visited-style-name="Visited_20_Internet_20_Link">
 </text:a>
в своєму Твіттері, передає Укрінформ.</text:p>
      <text:p text:style-name="P4">
«На жаль, моя права нога все ще завдає мені болю, тому, порадившись зі своєюкомандою, я вирішила відмовитися від виступу в Римі. Я сумуватиму за чудовиммісцем, італійським уболівальникам і бажаю турніру чудового тижня. Янаполегливо працюватиму, щоб бути готовою до Відкритого чемпіонату Франції», -написала Квітова.</text:p>
      <text:p text:style-name="P4">
Турнір пройде з 8 до 21 травня.</text:p>
      <text:p text:style-name="P4">
<text:span text:style-name="T4">
Читайте також:</text:span>
 <text:a xlink:type="simple" xlink:href="https://www.ukrinform.ua/rubric-sports/3705724-ukrainka-svitolina-zupinilasa-u-pivfinali-turniru-wta-125-u-francii.html" text:style-name="Internet_20_link" text:visited-style-name="Visited_20_Internet_20_Link">
 <text:span text:style-name="T4">
Світоліна</text:span>
 </text:a>
</text:p>
      <text:p text:style-name="P4">
Як повідомляв Укрінформ, Еліна Світоліна (№1088 WTA) програла американці СлоунСтівенс (№48 WTA) в 1/2 фіналу турніру WTA 125 у Франції.</text:p>
      <text:p text:style-name="P4">
Фото: Getty Images</text:p>
      <text:p text:style-name="P4">
Source: <text:a xlink:type="simple" xlink:href="https://www.ukrinform.ua/rubric-sports/3705752-desata-raketka-svitu-ne-zigrae-na-turniri-v-rimi.html" text:style-name="Internet_20_link" text:visited-style-name="Visited_20_Internet_20_Link">
https://www.ukrinform.ua/rubric-sports/3705752-desata-raketka-svitu-ne-zigrae-na-turniri-v-rimi.html</text:a>
</text:p>
      <!--NEWS-->
      <text:h text:style-name="P10" text:outline-level="1">
<text:span text:style-name="T4">
At Bakhmut direction Russian army shelled Vasukivka, Minkivka, Orikhovo-Vasylivka, Markove, H...</text:span>
</text:h>
      <text:p text:style-name="P4">
Authors: liveuamap (Language: en)</text:p>
      <text:p text:style-name="P4">
Time: 2023-05-06T-50:27:00</text:p>
      <text:p text:style-name="P4">
Location: Novhorods'ke, Donetsk Oblast (Latitude:48.33514 Longtitude:37.84189)</text:p>
      <text:p text:style-name="P4">
Videos: []</text:p>
      <text:p text:style-name="P4">
Images: []</text:p>
      <text:p text:style-name="P4">
Tags: ["Russia"]</text:p>
      <text:p text:style-name="P4">
ID: 22560813</text:p>
      <!--METADATA-->
      <text:p text:style-name="P4">
At Bakhmut direction Russian army shelled Vasukivka, Minkivka, Orikhovo-Vasylivka, Markove, Hryhorivka, Bakhmut, Ivanivske, Chasiv Yar,Kostyantynivka, Kramatorsk, Slovyansk, Oleksandro-Shultyne, Pivdenne, Toretsk,Pivnichne and New York of Donetsk region, - General Staff of Armed Forces ofUkraine says in the morning report</text:p>
      <text:p text:style-name="P4">
News Collection Link: <text:a xlink:type="simple" xlink:href="https://liveuamap.com/en/2023/6-may-at-bakhmut-direction-russian-army-shelled-vasukivka" text:style-name="Internet_20_link" text:visited-style-name="Visited_20_Internet_20_Link">
https://liveuamap.com/en/2023/6-may-at-bakhmut-direction-russian-army-shelled-vasukivka</text:a>
</text:p>
      <text:p text:style-name="P4">
Source: <text:a xlink:type="simple" xlink:href="https://t.me/lumsrc/4701" text:style-name="Internet_20_link" text:visited-style-name="Visited_20_Internet_20_Link">
https://t.me/lumsrc/4701</text:a>
</text:p>
      <!--NEWS-->
      <text:h text:style-name="P10" text:outline-level="1">
<text:span text:style-name="T4">
Зеленський зустрівся з делегацією американського штату Юта</text:span>
</text:h>
      <text:p text:style-name="P4">
Authors: Ukrinform (Person)</text:p>
      <text:p text:style-name="P4">
Publisher: Укринформ (Organization)</text:p>
      <text:p text:style-name="P4">
Published Time: 2023-05-06T-51:41:00+03:00</text:p>
      <text:p text:style-name="P4">
Modified Time: 2023-05-06T20:41:00+03:00</text:p>
      <text:p text:style-name="P4">
Description: Президент України Володимир Зеленський провів зустріч із делегацією американського штату Юта у складі представників бізнесу й благодійних організацій, очолюваною президентом місцевого Сенату Стюартом Адамсом. — Укрінформ.</text:p>
      <text:p text:style-name="P4">
Images: ["<text:a xlink:type="simple" xlink:href="https://static.ukrinform.com/photos/2023_03/thumb_files/630_360_1679422598-802.jpg" text:style-name="Internet_20_link" text:visited-style-name="Visited_20_Internet_20_Link">
630_360_16794...</text:a>
"]</text:p>
      <text:p text:style-name="P4">
Tags: ['Бізнес', 'США', 'Благодійність', 'Зеленський']</text:p>
      <text:p text:style-name="P4">
Type: Article</text:p>
      <!--METADATA-->
      <text:p text:style-name="P4">
<draw:frame draw:style-name="fr1" draw:name="Image84" text:anchor-type="as-char" svg:width="6.9236in" svg:height="3.956343in" draw:z-index="0">
<draw:image xlink:href="../Images/yкринформ/2023-05-06T-51-41-00-03-00/630_360_1679422598-802.jpg" xlink:type="simple" xlink:show="embed" xlink:actuate="onLoad" draw:mime-type="image/jpeg"/>
</draw:frame>
 ПрезидентУкраїни Володимир Зеленський провів зустріч із делегацією американського штатуЮта у складі представників бізнесу й благодійних організацій, очолюваноюпрезидентом місцевого Сенату Стюартом Адамсом.</text:p>
      <text:p text:style-name="P4">
Як передає Укрінформ, про це глава держави повідомив у <text:a xlink:type="simple" xlink:href="https://t.me/V_Zelenskiy_official/6146" text:style-name="Internet_20_link" text:visited-style-name="Visited_20_Internet_20_Link">
</text:a>
 .</text:p>
      <text:p text:style-name="P4">
"Такі візити є сигналами підтримки нашої держави не лише на загальнодержавномурівні, але й на регіональних", – зауважив Зеленський.</text:p>
      <text:p text:style-name="P4">
_Відео:<text:a xlink:type="simple" xlink:href="https://t.me/V_Zelenskiy_official/6146" text:style-name="Internet_20_link" text:visited-style-name="Visited_20_Internet_20_Link">
 </text:a>
 _</text:p>
      <text:p text:style-name="P4">
Від імені українського народу Президент подякував за підтримку, яку <text:a xlink:type="simple" xlink:href="https://www.ukrinform.ua/tag-ssa" text:style-name="Internet_20_link" text:visited-style-name="Visited_20_Internet_20_Link">
</text:a>
 надають Україні.</text:p>
      <text:p text:style-name="P4">
За словами глави держави, "від самого початку повномасштабної війни, відсамого початку російської агресії наше суспільство відчуває й покладається навашу підтримку – підтримку США".</text:p>
      <text:p text:style-name="P4">
Як додала <text:a xlink:type="simple" xlink:href="https://www.president.gov.ua/news/volodimir-zelenskij-zustrivsya-z-predstavnikami-shtatu-yuta-82741" text:style-name="Internet_20_link" text:visited-style-name="Visited_20_Internet_20_Link">
 </text:a>
 , під час зустрічі Зеленськийакцентував, що допомога від США надходить не лише на рівні федерального уряду,а й на рівні окремих штатів, зокрема відзначив проєкти з відбудови житла,допомогу внутрішньо переміщеним особам та гуманітарну підтримку.</text:p>
      <text:p text:style-name="P4">
Звертаючись до делегації, глава держави закликав американський бізнес ужезараз активно інвестувати в Україну й створювати нові робочі місця.</text:p>
      <text:p text:style-name="P4">
"Для нас важливо створювати нові робочі місця. Якщо ви можете допомогти уцьому – зробіть це. Це також внесок у нашу перемогу", – наголосив він.</text:p>
      <text:p text:style-name="P4">
Президент додав, що Україна потребує підтримки приватного бізнесу у відбудовізнищеного агресором житла, шкіл й університетів, зруйнованої внаслідокросійського ракетного терору енергетичної інфраструктури.</text:p>
      <text:p text:style-name="P4">
Також він закликав інвестувати в українську аграрну промисловість й ІТ-сектор,підкресливши взаємовигідність такої співпраці.</text:p>
      <text:p text:style-name="P4">
<text:span text:style-name="T4">
Читайте також:</text:span>
 <text:a xlink:type="simple" xlink:href="https://www.ukrinform.ua/rubric-economy/3705687-ukraina-zacikavlena-v-dosvidi-statu-uta-sodo-rozvitku-vidnovluvalnih-dzerel-energii-minenergo.html" text:style-name="Internet_20_link" text:visited-style-name="Visited_20_Internet_20_Link">
 <text:span text:style-name="T4">
Юта</text:span>
 </text:a>
</text:p>
      <text:p text:style-name="P4">
Серед іншого, Президент поінформував представників Юти про ситуацію в Україній обмінявся думками щодо кроків, які представники штату можуть здійснити длядопомоги в боротьбі з агресором.</text:p>
      <text:p text:style-name="P4">
Окремо глава держави наголосив, що вітатиме поглиблення двосторонньоїспівпраці з американським бізнесом у галузі виробництва озброєння та створеннянових оборонних технологій.</text:p>
      <text:p text:style-name="P4">
"Ми відкриті до цього. Запрошуємо вас", – зазначив Зеленський.</text:p>
      <text:p text:style-name="P4">
За результатами зустрічі з представниками штату Юта Президент ВолодимирЗеленський <text:a xlink:type="simple" xlink:href="https://t.me/V_Zelenskiy_official/6147" text:style-name="Internet_20_link" text:visited-style-name="Visited_20_Internet_20_Link">
 </text:a>
 , що Україна маєдостатньо можливостей, щоб працювати разом заради спільних інтересів українцівта американців.</text:p>
      <text:p text:style-name="P4">
_Відео:<text:a xlink:type="simple" xlink:href="https://t.me/V_Zelenskiy_official/6147" text:style-name="Internet_20_link" text:visited-style-name="Visited_20_Internet_20_Link">
 </text:a>
 _</text:p>
      <text:p text:style-name="P4">
«Сьогодні ж зустрівся з представниками штату Юта – одного з найсильнішихштатів Америки. Ми обговорили нашу взаємодію, і це гарний приклад того, якконкретний штат може допомагати захищати свободу й людей», – сказавЗеленський.</text:p>
      <text:p text:style-name="P4">
За його словами, Україна має все: гуманітарну підтримку, допомогу відновленнюта політичну взаємодію, «щоб працювати разом заради спільних інтересівукраїнців та американців».</text:p>
      <text:p text:style-name="P4">
Як повідомляв <text:a xlink:type="simple" xlink:href="https://www.ukrinform.ua/rubric-polytics/3705406-prezident-zustrivsa-iz-predstavnikami-venecianskoi-komisii.html" text:style-name="Internet_20_link" text:visited-style-name="Visited_20_Internet_20_Link">
 </text:a>
 , 5 травня відбуласязустріч Президента України з представниками Венеціанської комісії та зделегацією Конгресу США.</text:p>
      <text:p text:style-name="P4">
<text:span text:style-name="T5">
Фото: ОП</text:span>
</text:p>
      <text:p text:style-name="P4">
Source: <text:a xlink:type="simple" xlink:href="https://www.ukrinform.ua/rubric-economy/3705750-zelenskij-zustrivsa-z-delegacieu-amerikanskogo-statu-uta.html" text:style-name="Internet_20_link" text:visited-style-name="Visited_20_Internet_20_Link">
https://www.ukrinform.ua/rubric-economy/3705750-zelenskij-zustrivsa-z-delegacieu-amerikanskogo-statu-uta.html</text:a>
</text:p>
      <!--NEWS-->
      <text:h text:style-name="P10" text:outline-level="1">
<text:span text:style-name="T4">
At Avdiyivka direction Russian army shelled Orlivka, Lastochkyne, Avdiyivka, Tonenke, Karlivk...</text:span>
</text:h>
      <text:p text:style-name="P4">
Authors: liveuamap (Language: en)</text:p>
      <text:p text:style-name="P4">
Time: 2023-05-06T-53:27:00</text:p>
      <text:p text:style-name="P4">
Location: Donetsk (Latitude:48.09528 Longtitude:37.59144)</text:p>
      <text:p text:style-name="P4">
Videos: []</text:p>
      <text:p text:style-name="P4">
Images: []</text:p>
      <text:p text:style-name="P4">
Tags: ["Russia"]</text:p>
      <text:p text:style-name="P4">
ID: 22560807</text:p>
      <!--METADATA-->
      <text:p text:style-name="P4">
At Avdiyivka direction Russian army shelled Orlivka, Lastochkyne, Avdiyivka,Tonenke, Karlivka, Netaylove and Pervomayske of Donetsk region, - GeneralStaff of Armed Forces of Ukraine says in the morning report</text:p>
      <text:p text:style-name="P4">
News Collection Link: <text:a xlink:type="simple" xlink:href="https://liveuamap.com/en/2023/6-may-at-avdiyivka-direction-russian-army-shelled-orlivka" text:style-name="Internet_20_link" text:visited-style-name="Visited_20_Internet_20_Link">
https://liveuamap.com/en/2023/6-may-at-avdiyivka-direction-russian-army-shelled-orlivka</text:a>
</text:p>
      <text:p text:style-name="P4">
Source: <text:a xlink:type="simple" xlink:href="https://t.me/lumsrc/4702" text:style-name="Internet_20_link" text:visited-style-name="Visited_20_Internet_20_Link">
https://t.me/lumsrc/4702</text:a>
</text:p>
      <!--NEWS-->
      <text:h text:style-name="P10" text:outline-level="1">
<text:span text:style-name="T4">
Ворог удень обстріляв Нікопольський район із «Градів» і важкої артилерії, семеро постраждалих</text:span>
</text:h>
      <text:p text:style-name="P4">
Authors: Ukrinform (Person)</text:p>
      <text:p text:style-name="P4">
Publisher: Укринформ (Organization)</text:p>
      <text:p text:style-name="P4">
Published Time: 2023-05-06T-53:39:00+03:00</text:p>
      <text:p text:style-name="P4">
Modified Time: 2023-05-06T20:39:00+03:00</text:p>
      <text:p text:style-name="P4">
Description: Удень ворог вісім разів ударив по Нікопольському району, внаслідок чого постраждали 7 людей. — Укрінформ.</text:p>
      <text:p text:style-name="P4">
Images: ["<text:a xlink:type="simple" xlink:href="https://static.ukrinform.com/photos/2022_06/thumb_files/630_360_1654768443-794.jpg" text:style-name="Internet_20_link" text:visited-style-name="Visited_20_Internet_20_Link">
630_360_16547...</text:a>
"]</text:p>
      <text:p text:style-name="P4">
Tags: ['Дніпропетровщина', 'Нікополь', 'Обстріл', 'Поранені', 'Війна з росією']</text:p>
      <text:p text:style-name="P4">
Type: Article</text:p>
      <!--METADATA-->
      <text:p text:style-name="P4">
<draw:frame draw:style-name="fr1" draw:name="Image85" text:anchor-type="as-char" svg:width="6.9236in" svg:height="3.956343in" draw:z-index="0">
<draw:image xlink:href="../Images/yкринформ/2023-05-06T-53-39-00-03-00/630_360_1654768443-794.jpg" xlink:type="simple" xlink:show="embed" xlink:actuate="onLoad" draw:mime-type="image/jpeg"/>
</draw:frame>
 Уденьворог вісім разів ударив по Нікопольському району, внаслідок чого постраждали7 людей.</text:p>
      <text:p text:style-name="P4">
Про це у <text:a xlink:type="simple" xlink:href="https://t.me/mykola_lukashuk/4425" text:style-name="Internet_20_link" text:visited-style-name="Visited_20_Internet_20_Link">
 </text:a>
 повідомляє головаДніпропетровської обласної ради Микола Лукашук, передає Укрінформ.</text:p>
      <text:p text:style-name="P4">
"Вісім обстрілів Нікопольського району, семеро людей постраждали від дійагресора", - йдеться у дописі.</text:p>
      <text:p text:style-name="P4">
Зазначається, що по Нікополю ворог гатив з «Градів» та важкої артилерії.Пʼятеро чоловіків віком від 44 до 60 років дістали поранення. Четверо з нихушпиталені, один постраждалий лікуватиметься вдома.</text:p>
      <text:p text:style-name="P4">
<text:span text:style-name="T4">
Читайте також:</text:span>
 <text:a xlink:type="simple" xlink:href="https://www.ukrinform.ua/rubric-ato/3705717-armia-rf-obstrilala-hersonsinu-poranena-zinka.html" text:style-name="Internet_20_link" text:visited-style-name="Visited_20_Internet_20_Link">
 <text:span text:style-name="T4">
обстріл</text:span>
 </text:a>
</text:p>
      <text:p text:style-name="P4">
В обласній раді додали, що в місті понівечено 14 приватних будинків і 13господарських споруд, газогони, промислове підприємство. Пошкоджень зазнала йодна будівля, що не експлуатується.</text:p>
      <text:p text:style-name="P4">
"Ще три громади району – Марганецька, Мирівська, Покровська – потрапили підвогонь з важкої артилерії. В останній внаслідок обстрілів постраждала 63-річнажінка, вона у лікарні. Пошкоджено будівлю ліцею, півдесятка приватнихбудинків, господарська споруда, електромережі", - написав Лукашук.</text:p>
      <text:p text:style-name="P4">
Надвечір окупанти з «Градів» знову <text:a xlink:type="simple" xlink:href="https://www.ukrinform.ua/tag-obstril" text:style-name="Internet_20_link" text:visited-style-name="Visited_20_Internet_20_Link">
 </text:a>
по Мирівській ТГ. Попередньо відомо, що поранено одного чоловіка 43 років.Понівечено 2 житлові будинки, господарську споруду, авто. Наразі деталі щеуточнюються.</text:p>
      <text:p text:style-name="P4">
<text:span text:style-name="T4">
Читайте також:</text:span>
 <text:a xlink:type="simple" xlink:href="https://www.ukrinform.ua/rubric-ato/3705485-vnoci-nad-dnipropetrovsinou-ppo-znisila-cotiri-sahedi.html" text:style-name="Internet_20_link" text:visited-style-name="Visited_20_Internet_20_Link">
 <text:span text:style-name="T4">
Дніпропетровщино</text:span>
 </text:a>
</text:p>
      <text:p text:style-name="P4">
Інші райони Дніпропетровщини ворожих атак не зазнали.</text:p>
      <text:p text:style-name="P4">
Як повідомлялось, внаслідок ракетної атаки 1 травня у Павлограді пошкодженопромислове підприємство, 24 багатоповерхівки і 80 приватних будинків,понівечено п'ять шкіл, стільки ж дитсадків та магазинів, амбулаторію,банківську установу та гуртожиток. Загинуло двоє людей, постраждало 48, з нихшість - діти.</text:p>
      <text:p text:style-name="P4">
Source: <text:a xlink:type="simple" xlink:href="https://www.ukrinform.ua/rubric-ato/3705749-vorog-uden-obstrilav-nikopolskij-rajon-iz-gradiv-i-vazkoi-artilerii-semero-postrazdalih.html" text:style-name="Internet_20_link" text:visited-style-name="Visited_20_Internet_20_Link">
https://www.ukrinform.ua/rubric-ato/3705749-vorog-uden-obstrilav-nikopolskij-rajon-iz-gradiv-i-vazkoi-artilerii-semero-postrazdalih.html</text:a>
</text:p>
      <!--NEWS-->
      <text:h text:style-name="P10" text:outline-level="1">
<text:span text:style-name="T4">
At Maryinka direction Russian army shelled Kurakhove, Heorhiyivka, Pobyeda, Yelyzavetivka, Ka...</text:span>
</text:h>
      <text:p text:style-name="P4">
Authors: liveuamap (Language: en)</text:p>
      <text:p text:style-name="P4">
Time: 2023-05-06T-55:27:00</text:p>
      <text:p text:style-name="P4">
Location: Donetsk (Latitude:47.87515 Longtitude:37.34094)</text:p>
      <text:p text:style-name="P4">
Videos: []</text:p>
      <text:p text:style-name="P4">
Images: []</text:p>
      <text:p text:style-name="P4">
Tags: []</text:p>
      <text:p text:style-name="P4">
ID: 22560793</text:p>
      <!--METADATA-->
      <text:p text:style-name="P4">
None</text:p>
      <text:p text:style-name="P4">
News Collection Link: <text:a xlink:type="simple" xlink:href="https://liveuamap.com/en/2023/6-may-at-maryinka-direction-russian-army-shelled-kurakhove" text:style-name="Internet_20_link" text:visited-style-name="Visited_20_Internet_20_Link">
https://liveuamap.com/en/2023/6-may-at-maryinka-direction-russian-army-shelled-kurakhove</text:a>
</text:p>
      <text:p text:style-name="P4">
Source: <text:a xlink:type="simple" xlink:href="https://liveuamap.com/en/2023/6-may-at-maryinka-direction-russian-army-shelled-kurakhove" text:style-name="Internet_20_link" text:visited-style-name="Visited_20_Internet_20_Link">
https://liveuamap.com/en/2023/6-may-at-maryinka-direction-russian-army-shelled-kurakhove</text:a>
</text:p>
      <!--NEWS-->
      <text:h text:style-name="P10" text:outline-level="1">
<text:span text:style-name="T4">
Кулеба у Гарварді закликав країни Азії відмовитися від нейтральності та підтримати Україну</text:span>
</text:h>
      <text:p text:style-name="P4">
Authors: Ukrinform (Person)</text:p>
      <text:p text:style-name="P4">
Publisher: Укринформ (Organization)</text:p>
      <text:p text:style-name="P4">
Published Time: 2023-05-06T-55:30:00+03:00</text:p>
      <text:p text:style-name="P4">
Modified Time: 2023-05-06T20:30:00+03:00</text:p>
      <text:p text:style-name="P4">
Description: російська агресія проти України має негативні наслідки для Азії та всього світу, тому в інтересах держав регіону зайняти чітку позицію на підтримку нашої держави та статуту ООН. — Укрінформ.</text:p>
      <text:p text:style-name="P4">
Images: ["<text:a xlink:type="simple" xlink:href="https://static.ukrinform.com/photos/2023_05/thumb_files/630_360_1683309948-158.png" text:style-name="Internet_20_link" text:visited-style-name="Visited_20_Internet_20_Link">
630_360_16833...</text:a>
"]</text:p>
      <text:p text:style-name="P4">
Tags: ['Дмитро Кулеба', 'Україна', 'Азія', 'Війна з росією']</text:p>
      <text:p text:style-name="P4">
Type: Article</text:p>
      <!--METADATA-->
      <text:p text:style-name="P4">
<draw:frame draw:style-name="fr1" draw:name="Image86" text:anchor-type="as-char" svg:width="6.9236in" svg:height="3.956343in" draw:z-index="0">
<draw:image xlink:href="../Images/yкринформ/2023-05-06T-55-30-00-03-00/630_360_1683309948-158.png" xlink:type="simple" xlink:show="embed" xlink:actuate="onLoad" draw:mime-type="image/png"/>
</draw:frame>
 російськаагресія проти України має негативні наслідки для Азії та всього світу, тому вінтересах держав регіону зайняти чітку позицію на підтримку нашої держави тастатуту ООН.</text:p>
      <text:p text:style-name="P4">
Про це заявив міністр закордонних справ України Дмитро Кулеба під час онлайн-виступу на заході Азійського Центру Гарвардського університету (США), передаєУкрінформ із посиланням на <text:a xlink:type="simple" xlink:href="https://mfa.gov.ua/news/dmitro-kuleba-u-garvardi-zaklikav-krayini-aziyi-vidmovitisya-vid-nejtralnosti-ta-pidtrimati-ukrayinu" text:style-name="Internet_20_link" text:visited-style-name="Visited_20_Internet_20_Link">
 </text:a>
</text:p>
      <text:p text:style-name="P4">
«Два слова, які я чую від азійських колег дещо частіше, ніж хотілося би, це«солідарність» та «нейтральність». Вони висловлюють солідарність з Україною,за що ми вдячні, але декларують нейтральність щодо нас та росії. Водночас прожодну нейтральність не може бути мови, коли йдеться про агресію, вбивства,терор, зґвалтування, мародерство і масові звірства. Країни Азії мають зайнятичітку позицію на підтримку України та Статуту ООН», - наголосив <text:a xlink:type="simple" xlink:href="https://www.ukrinform.ua/tag-kuleba" text:style-name="Internet_20_link" text:visited-style-name="Visited_20_Internet_20_Link">
</text:a>
</text:p>
      <text:p text:style-name="P4">
Очільник МЗС висловив переконання, що поділ світу на Глобальний південь тапівніч є штучним. Натомість універсальними для всіх цінностями є принципиСтатуту ООН, які необхідно захистити від імперіалізму.</text:p>
      <text:p text:style-name="P4">
«Новий імперіалізм вже не просто стукає в двері, а вибиває їх. Усе через те,що протягом десятиліть світ мав сліпу пляму розміром з росію. На щастя, це уминулому. росія програє війну - не лише проти України, але і проти сучасності,розуму та здорового глузду», - заявив він.</text:p>
      <text:p text:style-name="P4">
<text:span text:style-name="T4">
Читайте також:</text:span>
 <text:a xlink:type="simple" xlink:href="https://www.ukrinform.ua/rubric-polytics/3705271-dmitro-kuleba-zaklikav-do-pogliblenna-dialogu-z-bahrejnom.html" text:style-name="Internet_20_link" text:visited-style-name="Visited_20_Internet_20_Link">
 <text:span text:style-name="T4">
Кулеба</text:span>
 </text:a>
</text:p>
      <text:p text:style-name="P4">
Міністр наголосив, що Україна переможе, а росії знадобляться «покоління, щобвибратися з ями, в яку вона себе загнала». Головним уроком буде те, що«агресія не дає жодних результатів», і він буде однаково актуальним длязаходу, сходу, півдня та півночі світу.</text:p>
      <text:p text:style-name="P4">
«Уникнути зіткнення цивілізацій все ще можливо. Світ, в якому країнипідтримують одна одну, все ще актуальний. Якщо ми зможемо разом захиститисвободу, то так зможемо протистояти й іншим викликам: змінам клімату,продовольчій кризі, глобальній нерівності», - підсумував він.</text:p>
      <text:p text:style-name="P4">
Як повідомлялося, міністр закордонних справ Дмитро Кулеба у інтервʼю <text:a xlink:type="simple" xlink:href="https://www.youtube.com/watch" text:style-name="Internet_20_link" text:visited-style-name="Visited_20_Internet_20_Link">
</text:a>
 заявив, що для Заходу планомурегулювання є перемога України, і альтернативи йому немає.</text:p>
      <text:p text:style-name="P4">
Source: <text:a xlink:type="simple" xlink:href="https://www.ukrinform.ua/rubric-polytics/3705748-kuleba-u-garvardi-zaklikav-kraini-azii-vidmovitisa-vid-nejtralnosti-ta-pidtrimati-ukrainu.html" text:style-name="Internet_20_link" text:visited-style-name="Visited_20_Internet_20_Link">
https://www.ukrinform.ua/rubric-polytics/3705748-kuleba-u-garvardi-zaklikav-kraini-azii-vidmovitisa-vid-nejtralnosti-ta-pidtrimati-ukrainu.html</text:a>
</text:p>
      <!--NEWS-->
      <text:h text:style-name="P10" text:outline-level="1">
<text:span text:style-name="T4">
Замах на Прилєпіна: Слідком рф заявив, що затриманий у справі дав свідчення</text:span>
</text:h>
      <text:p text:style-name="P4">
Authors: Ukrinform (Person)</text:p>
      <text:p text:style-name="P4">
Publisher: Укринформ (Organization)</text:p>
      <text:p text:style-name="P4">
Published Time: 2023-05-06T-57:19:00+03:00</text:p>
      <text:p text:style-name="P4">
Modified Time: 2023-05-06T20:19:00+03:00</text:p>
      <text:p text:style-name="P4">
Description: Слідчий комітет росії повідомив, що Олександр Пермяков, затриманий у справі про замах на антукраїнського пропагандиста Захара Прилепіна, дав свідчення. — Укрінформ.</text:p>
      <text:p text:style-name="P4">
Images: ["<text:a xlink:type="simple" xlink:href="https://static.ukrinform.com/photos/2018_07/thumb_files/630_360_1530711759-3858.jpg" text:style-name="Internet_20_link" text:visited-style-name="Visited_20_Internet_20_Link">
630_360_15307...</text:a>
"]</text:p>
      <text:p text:style-name="P4">
Tags: ['Прилєпін', 'росія', 'Слідком РФ', 'Замах', 'Затримання']</text:p>
      <text:p text:style-name="P4">
Type: Article</text:p>
      <!--METADATA-->
      <text:p text:style-name="P4">
<draw:frame draw:style-name="fr1" draw:name="Image87" text:anchor-type="as-char" svg:width="6.9236in" svg:height="3.956343in" draw:z-index="0">
<draw:image xlink:href="../Images/yкринформ/2023-05-06T-57-19-00-03-00/630_360_1530711759-3858.jpg" xlink:type="simple" xlink:show="embed" xlink:actuate="onLoad" draw:mime-type="image/jpeg"/>
</draw:frame>
 Слідчийкомітет росії повідомив, що Олександр Пермяков, затриманий у справі про замахна антукраїнського пропагандиста Захара Прилепіна, дав свідчення.</text:p>
      <text:p text:style-name="P4">
Як передає Укрінформ, про це повідомляє у <text:a xlink:type="simple" xlink:href="https://t.me/sledcom_press/6657" text:style-name="Internet_20_link" text:visited-style-name="Visited_20_Internet_20_Link">
 </text:a>
пресслужба СКР.</text:p>
      <text:p text:style-name="P4">
Згідно з даними відомства, затриманий заявив, що нібито діяв за завданнямспівробітників українських спецслужб. За його словами, він заклав вибуховийпристрій на дорозі, якою мав проїхати Прилєпін. Детонацію пристрою Пермяковздійснив дистанційно, пише слідком рф.</text:p>
      <text:p text:style-name="P4">
У пресслужбі додали, що допит затриманого Пермякова продовжується. Експертамивзято змиви з його рук та одягу для призначення та проведення судовихекспертиз. На відео від СКР Пермяков 1993 року народження каже, що він родом зміста Дружківка Донецької області України, в рф заїхав у 2022 році з метоювбивства Прилєпіна за допомогою <text:a xlink:type="simple" xlink:href="https://t.me/sledcom_press/6659" text:style-name="Internet_20_link" text:visited-style-name="Visited_20_Internet_20_Link">
 </text:a>
</text:p>
      <text:p text:style-name="P4">
Водночас російський новинний <text:a xlink:type="simple" xlink:href="https://t.me/ENews112/13766" text:style-name="Internet_20_link" text:visited-style-name="Visited_20_Internet_20_Link">
 </text:a>
 повідомляє, щонеподалік місця події було затримано другого підозрюваного. За даними каналу,у москві також проходять обшуки за декількома адресами, які нібито повідомилипідозрювані.</text:p>
      <text:p text:style-name="P4">
Як повідомлялося, <text:a xlink:type="simple" xlink:href="https://www.ukrinform.ua/rubric-world/3705602-u-niznomu-novgorodi-pidirvali-avto-iz-prihilnikom-rosijskoi-agresii-prilepinim.html" text:style-name="Internet_20_link" text:visited-style-name="Visited_20_Internet_20_Link">
 </text:a>
Водій загинув, сам Прилєпін отримав важкі поранення, його мають оперувати.Слідчий комітет РФ порушив у зв'язку із вибухом кримінальну справу за статтеюпро теракт.</text:p>
      <text:p text:style-name="P4">
Source: <text:a xlink:type="simple" xlink:href="https://www.ukrinform.ua/rubric-world/3705746-zamah-na-prilepina-slidkom-rf-zaaviv-so-zatrimanij-u-spravi-dav-svidcenna.html" text:style-name="Internet_20_link" text:visited-style-name="Visited_20_Internet_20_Link">
https://www.ukrinform.ua/rubric-world/3705746-zamah-na-prilepina-slidkom-rf-zaaviv-so-zatrimanij-u-spravi-dav-svidcenna.html</text:a>
</text:p>
      <!--NEWS-->
      <text:h text:style-name="P10" text:outline-level="1">
<text:span text:style-name="T4">
At Shakhtarske direction Russian army shelled Shakhtarske, Prechystivka and Vuhledar of Donet...</text:span>
</text:h>
      <text:p text:style-name="P4">
Authors: liveuamap (Language: en)</text:p>
      <text:p text:style-name="P4">
Time: 2023-05-06T-57:27:00</text:p>
      <text:p text:style-name="P4">
Location: Zaporizhzhia (Latitude:47.7785 Longtitude:37.07748)</text:p>
      <text:p text:style-name="P4">
Videos: []</text:p>
      <text:p text:style-name="P4">
Images: []</text:p>
      <text:p text:style-name="P4">
Tags: ["Russia"]</text:p>
      <text:p text:style-name="P4">
ID: 22560788</text:p>
      <!--METADATA-->
      <text:p text:style-name="P4">
At Shakhtarske direction Russian army shelled Shakhtarske, Prechystivka andVuhledar of Donetsk region, - General Staff of Armed Forces of Ukraine says inthe morning report</text:p>
      <text:p text:style-name="P4">
News Collection Link: <text:a xlink:type="simple" xlink:href="https://liveuamap.com/en/2023/6-may-at-shakhtarske-direction-russian-army-shelled-shakhtarske" text:style-name="Internet_20_link" text:visited-style-name="Visited_20_Internet_20_Link">
https://liveuamap.com/en/2023/6-may-at-shakhtarske-direction-russian-army-shelled-shakhtarske</text:a>
</text:p>
      <text:p text:style-name="P4">
Source: <text:a xlink:type="simple" xlink:href="https://t.me/lumsrc/4704" text:style-name="Internet_20_link" text:visited-style-name="Visited_20_Internet_20_Link">
https://t.me/lumsrc/4704</text:a>
</text:p>
      <!--NEWS-->
      <text:h text:style-name="P10" text:outline-level="1">
<text:span text:style-name="T4">
Зеленський привітав Чарльза ІІІ з коронацією</text:span>
</text:h>
      <text:p text:style-name="P4">
Authors: Ukrinform (Person)</text:p>
      <text:p text:style-name="P4">
Publisher: Укринформ (Organization)</text:p>
      <text:p text:style-name="P4">
Published Time: 2023-05-06T-59:10:00+03:00</text:p>
      <text:p text:style-name="P4">
Modified Time: 2023-05-06T20:10:00+03:00</text:p>
      <text:p text:style-name="P4">
Description: Президент Володимир Зеленський привітав Короля Чарльза ІІІ з коронацією та побажав довгих років успішного правління. — Укрінформ.</text:p>
      <text:p text:style-name="P4">
Images: ["<text:a xlink:type="simple" xlink:href="https://static.ukrinform.com/photos/2023_02/thumb_files/630_360_1677434079-719.jpeg" text:style-name="Internet_20_link" text:visited-style-name="Visited_20_Internet_20_Link">
630_360_16774...</text:a>
"]</text:p>
      <text:p text:style-name="P4">
Tags: ['Британія', 'Зеленський', 'Чарльз ІІІ', 'Коронація']</text:p>
      <text:p text:style-name="P4">
Type: Article</text:p>
      <!--METADATA-->
      <text:p text:style-name="P4">
<draw:frame draw:style-name="fr1" draw:name="Image88" text:anchor-type="as-char" svg:width="6.9236in" svg:height="3.956343in" draw:z-index="0">
<draw:image xlink:href="../Images/yкринформ/2023-05-06T-59-10-00-03-00/630_360_1677434079-719.jpeg" xlink:type="simple" xlink:show="embed" xlink:actuate="onLoad" draw:mime-type="image/jpeg"/>
</draw:frame>
Президент Володимир Зеленський привітав Короля Чарльза ІІІ з коронацією тапобажав довгих років успішного правління.</text:p>
      <text:p text:style-name="P4">
Як передає Укрінформ, про це Зеленський сказав у вечірньому <text:a xlink:type="simple" xlink:href="https://t.me/V_Zelenskiy_official/6147" text:style-name="Internet_20_link" text:visited-style-name="Visited_20_Internet_20_Link">
</text:a>
</text:p>
      <text:p text:style-name="P4">
«Від імені всього українського народу я вітаю Їх Величностей – справжніхдрузів України – із цією історичною подією, яка починає нову епоху британськоїмонархії. Бажаю Королю Чарльзу ІІІ довгих років успішного правління, а народуСполученого Королівства – процвітання та спільних із нами перемог», – сказавЗеленський.</text:p>
      <text:p text:style-name="P4">
<text:span text:style-name="T5">
Відео: ОП</text:span>
</text:p>
      <text:p text:style-name="P4">
Він нагадав, що сьогодні голова уряду України та перша леді Українипредставляють нашу державу у Сполученому Королівстві, де відбулася коронаціяКороля <text:a xlink:type="simple" xlink:href="https://www.ukrinform.ua/tag-carlz-iii" text:style-name="Internet_20_link" text:visited-style-name="Visited_20_Internet_20_Link">
 </text:a>
 і Королеви Камілли. ТакожПрезидент подякував всім британцям за підтримку.</text:p>
      <text:p text:style-name="P4">
<text:span text:style-name="T4">
Читайте також:</text:span>
 <text:a xlink:type="simple" xlink:href="https://www.ukrinform.ua/rubric-ato/3705694-zelenskij-nagorodiv-tri-brigadi-zsu-vidznakou-za-muznist-ta-vidvagu.html" text:style-name="Internet_20_link" text:visited-style-name="Visited_20_Internet_20_Link">
 <text:span text:style-name="T4">
Зеленський</text:span>
 </text:a>
</text:p>
      <text:p text:style-name="P4">
«Для мене було честю зустрітися особисто з Його Величністю в Лондоні, япам’ятаю нашу розмову, я пам’ятаю щиру емоцію до України й українців. І дякуюза підтримку! Дякую всім британцям!» - резюмував Президент.</text:p>
      <text:p text:style-name="P4">
Як повідомлялося, 6 травня <text:a xlink:type="simple" xlink:href="https://www.ukrinform.ua/rubric-world/3705656-u-britanii-koronuvali-carlza-iii.html" text:style-name="Internet_20_link" text:visited-style-name="Visited_20_Internet_20_Link">
 </text:a>
 До Лондона запрошенівисокі делегації, серед них буде українська, тоді як російську не запросили.</text:p>
      <text:p text:style-name="P4">
Source: <text:a xlink:type="simple" xlink:href="https://www.ukrinform.ua/rubric-polytics/3705744-zelenskij-privitav-carlza-iii-z-koronacieu.html" text:style-name="Internet_20_link" text:visited-style-name="Visited_20_Internet_20_Link">
https://www.ukrinform.ua/rubric-polytics/3705744-zelenskij-privitav-carlza-iii-z-koronacieu.html</text:a>
</text:p>
      <!--NEWS-->
      <text:h text:style-name="P10" text:outline-level="1">
<text:span text:style-name="T4">
At Zaporizhzhia and Kherson directions Russian army shelled Burlatske, Vremivka, Novosilka, Z...</text:span>
</text:h>
      <text:p text:style-name="P4">
Authors: liveuamap (Language: en)</text:p>
      <text:p text:style-name="P4">
Time: 2023-05-06T-59:27:00</text:p>
      <text:p text:style-name="P4">
Location: Kherson (Latitude:46.62315 Longtitude:32.59429)</text:p>
      <text:p text:style-name="P4">
Videos: []</text:p>
      <text:p text:style-name="P4">
Images: []</text:p>
      <text:p text:style-name="P4">
Tags: ["Russia"]</text:p>
      <text:p text:style-name="P4">
ID: 22560783</text:p>
      <!--METADATA-->
      <text:p text:style-name="P4">
At Zaporizhzhia and Kherson directions Russian army shelled Burlatske,Vremivka, Novosilka, Zelene Pole, Novopil of Donetsk region; Olhivske,Malynivka, Huliaipole, Zaliznychne, Huliaipilske, Bilohirya, Mala Tokmachka,Mali Scherbaky, Kamyanske and Stepnohirsk of Zaporizhzhia region; Nikopol ofDnipropetrovsk region; Zolota Balka, Dudchany, Vesele, Dniprovske, Kizomys ofKherson region and Kherson city, - General Staff of Armed Forces of Ukrainesays in the morning report</text:p>
      <text:p text:style-name="P4">
News Collection Link: <text:a xlink:type="simple" xlink:href="https://liveuamap.com/en/2023/6-may-at-zaporizhzhia-and-kherson-directions-russian-army" text:style-name="Internet_20_link" text:visited-style-name="Visited_20_Internet_20_Link">
https://liveuamap.com/en/2023/6-may-at-zaporizhzhia-and-kherson-directions-russian-army</text:a>
</text:p>
      <text:p text:style-name="P4">
Source: <text:a xlink:type="simple" xlink:href="https://t.me/lumsrc/4705" text:style-name="Internet_20_link" text:visited-style-name="Visited_20_Internet_20_Link">
https://t.me/lumsrc/4705</text:a>
</text:p>
      <!--NEWS-->
      <text:h text:style-name="P10" text:outline-level="1">
<text:span text:style-name="T4">
Міжнародна федерація гольфу допустила до змагань спортсменів з рф та білорусі</text:span>
</text:h>
      <text:p text:style-name="P4">
Authors: Ukrinform (Person)</text:p>
      <text:p text:style-name="P4">
Publisher: Укринформ (Organization)</text:p>
      <text:p text:style-name="P4">
Published Time: 2023-05-06T-61:03:00+03:00</text:p>
      <text:p text:style-name="P4">
Modified Time: 2023-05-06T20:03:00+03:00</text:p>
      <text:p text:style-name="P4">
Description: Міжнародна федерація гольфу (IGF) вирішила, що російські та білоруські спортсмени можуть повернутися до участі в міжнародних змаганнях як нейтральні особи. — Укрінформ.</text:p>
      <text:p text:style-name="P4">
Images: ["<text:a xlink:type="simple" xlink:href="https://static.ukrinform.com/photos/2023_05/thumb_files/630_360_1683392061-562.jpg" text:style-name="Internet_20_link" text:visited-style-name="Visited_20_Internet_20_Link">
630_360_16833...</text:a>
"]</text:p>
      <text:p text:style-name="P4">
Tags: ['білорусь', 'Спорт', 'росія', 'Гольф', 'Війна з росією']</text:p>
      <text:p text:style-name="P4">
Type: Article</text:p>
      <!--METADATA-->
      <text:p text:style-name="P4">
<draw:frame draw:style-name="fr1" draw:name="Image89" text:anchor-type="as-char" svg:width="6.9236in" svg:height="3.956343in" draw:z-index="0">
<draw:image xlink:href="../Images/yкринформ/2023-05-06T-61-03-00-03-00/630_360_1683392061-562.jpg" xlink:type="simple" xlink:show="embed" xlink:actuate="onLoad" draw:mime-type="image/jpeg"/>
</draw:frame>
Міжнародна федерація гольфу (IGF) вирішила, що російські та білоруськіспортсмени можуть повернутися до участі в міжнародних змаганнях як нейтральніособи.</text:p>
      <text:p text:style-name="P4">
Як передає Укрінформ, про це повідомляє агенція <text:a xlink:type="simple" xlink:href="https://www.reuters.com/sports/golf/russian-belarusian-golfers-allowed-return-neutrals-2023-05-06/" text:style-name="Internet_20_link" text:visited-style-name="Visited_20_Internet_20_Link">
</text:a>
.</text:p>
      <text:p text:style-name="P4">
Зазначається, що Міжнародний олімпійський комітет (МОК) запровадив санкціїпроти москви та її союзника білорусі після того, як війська рф вторглися вУкраїну у лютому 2022 року.</text:p>
      <text:p text:style-name="P4">
Однак настільний теніс, п'ятиборство, фехтування, дзюдо та тхеквондо належатьдо олімпійських видів спорту, до яких повернулися <text:a xlink:type="simple" xlink:href="https://www.ukrinform.ua/tag-sport" text:style-name="Internet_20_link" text:visited-style-name="Visited_20_Internet_20_Link">
</text:a>
 з обох країн.</text:p>
      <text:p text:style-name="P4">
«... МОК не ухвалив рішення щодо участі російських та білоруських спортсменівв Олімпійських іграх у Парижі 2024 року, і тому правління IGF відтермінувалорішення щодо їх участі в олімпійських змаганнях з гольфу», - йдеться уповідомленні.</text:p>
      <text:p text:style-name="P4">
<text:span text:style-name="T4">
Читайте також:</text:span>
 <text:a xlink:type="simple" xlink:href="https://www.ukrinform.ua/rubric-sports/3703697-vismoh-rosian-ne-dopustili-do-ucasti-na-cs2023-z-dzudo.html" text:style-name="Internet_20_link" text:visited-style-name="Visited_20_Internet_20_Link">
 </text:a>
</text:p>
      <text:p text:style-name="P4">
Як повідомлялося, російських та білоруських спортсменів відсторонили відучасті у міжнародних змагань у відповідь на повномасштабне вторгнення росії вУкраїну. У січні 2023 року МОК запропонував дозволити їм змагатися, якщо вонине висловлювалися за війну в Україні та не вживають допінгу.</text:p>
      <text:p text:style-name="P4">
У лютому 2023 року 35 країн заявили, що <text:a xlink:type="simple" xlink:href="https://www.ukrinform.ua/rubric-sports/3681001-britania-zaklikala-sponsoriv-olimpiadi-ne-dopustiti-povernenna-rosian-i-bilorusiv.html" text:style-name="Internet_20_link" text:visited-style-name="Visited_20_Internet_20_Link">
 </text:a>
</text:p>
      <text:p text:style-name="P4">
Спортивні федерації України з олімпійських видів спорту підписали спільнийлист до МОК із закликом не допустити росіян і білорусів до змагань.</text:p>
      <text:p text:style-name="P4">
Олімпійські ігри пройдуть у 2024 році в Парижі.</text:p>
      <text:p text:style-name="P4">
Source: <text:a xlink:type="simple" xlink:href="https://www.ukrinform.ua/rubric-sports/3705739-miznarodna-federacia-golfu-dopustila-do-zmagan-sportsmeniv-z-rf-ta-bilorusi.html" text:style-name="Internet_20_link" text:visited-style-name="Visited_20_Internet_20_Link">
https://www.ukrinform.ua/rubric-sports/3705739-miznarodna-federacia-golfu-dopustila-do-zmagan-sportsmeniv-z-rf-ta-bilorusi.html</text:a>
</text:p>
      <!--NEWS-->
      <text:h text:style-name="P10" text:outline-level="1">
<text:span text:style-name="T4">
Russian forces conducting offensive actions at Bakhmut, Avdiivka and Maryinka directions. Ukr...</text:span>
</text:h>
      <text:p text:style-name="P4">
Authors: liveuamap (Language: en)</text:p>
      <text:p text:style-name="P4">
Time: 2023-05-06T-62:27:00</text:p>
      <text:p text:style-name="P4">
Location: Marinka, Donetsk Oblast (Latitude:47.94291 Longtitude:37.49376)</text:p>
      <text:p text:style-name="P4">
Videos: []</text:p>
      <text:p text:style-name="P4">
Images: []</text:p>
      <text:p text:style-name="P4">
Tags: ["Russia"]</text:p>
      <text:p text:style-name="P4">
ID: 22560762</text:p>
      <!--METADATA-->
      <text:p text:style-name="P4">
Russian forces conducting offensive actions at Bakhmut, Avdiivka and Maryinkadirections. Ukrainian military repelled about 50 Russian attacks. Russianforces attempting to advance near Bakhmut, Hryhorivka, Ivanivske and New York,Avdiyivka, Maryinka, - General Staff of Armed Forces of Ukraine says in themorning report</text:p>
      <text:p text:style-name="P4">
News Collection Link: <text:a xlink:type="simple" xlink:href="https://liveuamap.com/en/2023/6-may-russian-forces-conducting-offensive-actions-at-bakhmut" text:style-name="Internet_20_link" text:visited-style-name="Visited_20_Internet_20_Link">
https://liveuamap.com/en/2023/6-may-russian-forces-conducting-offensive-actions-at-bakhmut</text:a>
</text:p>
      <text:p text:style-name="P4">
Source: <text:a xlink:type="simple" xlink:href="https://t.me/lumsrc/4706" text:style-name="Internet_20_link" text:visited-style-name="Visited_20_Internet_20_Link">
https://t.me/lumsrc/4706</text:a>
</text:p>
      <!--NEWS-->
      <text:h text:style-name="P10" text:outline-level="1">
<text:span text:style-name="T4">
Маємо повернути усіх наших людей із російського полону - Президент</text:span>
</text:h>
      <text:p text:style-name="P4">
Authors: Ukrinform (Person)</text:p>
      <text:p text:style-name="P4">
Publisher: Укринформ (Organization)</text:p>
      <text:p text:style-name="P4">
Published Time: 2023-05-06T-63:00:00+03:00</text:p>
      <text:p text:style-name="P4">
Modified Time: 2023-05-06T20:00:00+03:00</text:p>
      <text:p text:style-name="P4">
Description: Ми маємо повернути й повернемо всіх наших людей із російської неволі.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Військові', 'Полонені', 'Зеленський', 'Чарльз ІІІ']</text:p>
      <text:p text:style-name="P4">
Type: Article</text:p>
      <!--METADATA-->
      <text:p text:style-name="P4">
<draw:frame draw:style-name="fr1" draw:name="Image90" text:anchor-type="as-char" svg:width="6.9236in" svg:height="3.956343in" draw:z-index="0">
<draw:image xlink:href="../Images/yкринформ/2023-05-06T-63-00-00-03-00/630_360_1679682020-565.jpeg" xlink:type="simple" xlink:show="embed" xlink:actuate="onLoad" draw:mime-type="image/jpeg"/>
</draw:frame>
 Ми маємоповернути й повернемо всіх наших людей із російської неволі.</text:p>
      <text:p text:style-name="P4">
Про це у своєму <text:a xlink:type="simple" xlink:href="https://www.youtube.com/watch" text:style-name="Internet_20_link" text:visited-style-name="Visited_20_Internet_20_Link">
 </text:a>
 сказавПрезидент України Володимир Зеленський, передає Укрінформ.</text:p>
      <text:p text:style-name="P4">
_Відео:<text:a xlink:type="simple" xlink:href="https://t.me/OP_UA/9445" text:style-name="Internet_20_link" text:visited-style-name="Visited_20_Internet_20_Link">
 </text:a>
 _</text:p>
      <text:p text:style-name="P4">
<text:span text:style-name="T4">
Бажаю здоров’я, шановні українці!</text:span>
</text:p>
      <text:p text:style-name="P4">
Сьогодні важливий день для наших воїнів, сьогодні – день української піхоти.</text:p>
      <text:p text:style-name="P4">
Це професійне свято захисників і захисниць, яке завжди заслуговує наспеціальну увагу.</text:p>
      <text:p text:style-name="P4">
Найчисленніша складова Сухопутних військ, ті, чия стійкість найважливіша дляоборони. Ті, чия результативність особливо важлива.</text:p>
      <text:p text:style-name="P4">
Мав честь привітати сьогодні наших піхотинців, передати державні нагородибійцям і почесні відзнаки нашим бригадам за мужність і відвагу. 10-та окремагірсько-штурмова бригада, 14-та окрема механізована, 56-та окрема мотопіхотна…Дякую вам, воїни, за вашу результативність! Дякую кожному й кожній, хто маєчесть служити в українській піхоті!</text:p>
      <text:p text:style-name="P4">
Сьогодні ж передав орден «Золота Зірка» рідним нашого Героя – капітана ВалеріяГлєбова. Він загинув у бою. Він був командиром мотопіхотної роти мотопіхотногобатальйону 93-ї окремої механізованої бригади «Холодний Яр».</text:p>
      <text:p text:style-name="P4">
Цей шеврон, шеврон Героя України, мені передала його донька Вікторія. Я будуберегти його. Це велика честь для мене.</text:p>
      <text:p text:style-name="P4">
Сьогодні ж нашій команді вдалося повернути з російського полону ще 45 нашихвоїнів. 42 захисники України й три захисниці. Вони всі захищали «Азовсталь».Нацгвардійці. 35 рядових і сержантів, десять – офіцери.</text:p>
      <text:p text:style-name="P4">
Ми маємо повернути й повернемо всіх наших людей із російської неволі! Я дякуюнашій команді, яка займається обмінами. Буданов, Єрмак, Усов, Малюк, Лубінець.Дякую, хлопці!</text:p>
      <text:p text:style-name="P4">
Сьогодні ж зустрівся з представниками штату Юта – одного з найсильніших штатівАмерики. Ми обговорили нашу взаємодію, і це гарний приклад того, як конкретнийштат може допомагати захищати свободу й людей. Гуманітарна підтримка, допомогавідновленню, політична взаємодія. Ми маємо достатньо можливостей, щобпрацювати разом заради спільних інтересів українців та американців.</text:p>
      <text:p text:style-name="P4">
І ще одне. Сьогодні голова уряду України та перша леді України представляютьнашу державу у Сполученому Королівстві, де відбулася коронація Короля ЧарльзаIII і Королеви Камілли.</text:p>
      <text:p text:style-name="P4">
Від імені всього українського народу я вітаю Їх Величностей – справжніх друзівУкраїни – із цією історичною подією, яка починає нову епоху британськоїмонархії. Бажаю Королю Чарльзу III довгих років успішного правління, а народуСполученого Королівства – процвітання та спільних із нами перемог.</text:p>
      <text:p text:style-name="P4">
Для мене було честю зустрітися особисто з Його Величністю в Лондоні, япам’ятаю нашу розмову, я пам’ятаю щиру емоцію до України й українців. І дякуюза підтримку! Дякую всім британцям!</text:p>
      <text:p text:style-name="P4">
<text:span text:style-name="T4">
Дякую кожному й кожній, хто допомагає захищати життя та свободу!</text:span>
</text:p>
      <text:p text:style-name="P4">
<text:span text:style-name="T4">
Слава всім нашим воїнам, які зараз у бою! Слава нашому прекрасному народу!</text:span>
</text:p>
      <text:p text:style-name="P4">
<text:span text:style-name="T4">
Слава Україні!</text:span>
</text:p>
      <text:p text:style-name="P4">
<text:span text:style-name="T5">
Фото: ОП</text:span>
</text:p>
      <text:p text:style-name="P4">
Source: <text:a xlink:type="simple" xlink:href="https://www.ukrinform.ua/rubric-ato/3705743-maemo-povernuti-usih-nasih-ludej-iz-rosijskogo-polonu-prezident.html" text:style-name="Internet_20_link" text:visited-style-name="Visited_20_Internet_20_Link">
https://www.ukrinform.ua/rubric-ato/3705743-maemo-povernuti-usih-nasih-ludej-iz-rosijskogo-polonu-prezident.html</text:a>
</text:p>
      <!--NEWS-->
      <text:h text:style-name="P10" text:outline-level="1">
<text:span text:style-name="T4">
Чоловіча збірна України з настільного тенісу вийшла до фінальної частини командного ЧЄ</text:span>
</text:h>
      <text:p text:style-name="P4">
Authors: Ukrinform (Person)</text:p>
      <text:p text:style-name="P4">
Publisher: Укринформ (Organization)</text:p>
      <text:p text:style-name="P4">
Published Time: 2023-05-06T-66:48:47+03:00</text:p>
      <text:p text:style-name="P4">
Modified Time: 2023-05-06T19:48:47+03:00</text:p>
      <text:p text:style-name="P4">
Description: Євро-2023 пройде у шведському Мальме. — Укрінформ.</text:p>
      <text:p text:style-name="P4">
Images: ["<text:a xlink:type="simple" xlink:href="https://static.ukrinform.com/photos/2023_05/thumb_files/630_360_1683391636-693.jpg" text:style-name="Internet_20_link" text:visited-style-name="Visited_20_Internet_20_Link">
630_360_16833...</text:a>
"]</text:p>
      <text:p text:style-name="P4">
Tags: ['настільний теніс']</text:p>
      <text:p text:style-name="P4">
Type: Article</text:p>
      <!--METADATA-->
      <text:p text:style-name="P4">
<draw:frame draw:style-name="fr1" draw:name="Image91" text:anchor-type="as-char" svg:width="6.9236in" svg:height="3.956343in" draw:z-index="0">
<draw:image xlink:href="../Images/yкринформ/2023-05-06T-66-48-47-03-00/630_360_1683391636-693.jpg" xlink:type="simple" xlink:show="embed" xlink:actuate="onLoad" draw:mime-type="image/jpeg"/>
</draw:frame>
 Євро-2023пройде у шведському Мальме.</text:p>
      <text:p text:style-name="P4">
Чоловіча збірна України з настільного тенісу посіла перше місце в групівідбору до фінальної частини командного чемпіонату Європи, передає Укрінформ.</text:p>
      <text:p text:style-name="P4">
Збірну України представляли Євген Прищепа, Віктор Єфімов, Ярослав Жмуденко таАнтон Лімонов.</text:p>
      <text:p text:style-name="P4">
У хорватському Осієку українці грали в одній групі з Ізраїлем (3:2),Нідерландами (3:0) та Латвією (3:0). Україна виграла групу та разом зНідерландами вийшла на Євро, Ізраїль гратиме у плей-оф.</text:p>
      <text:p text:style-name="P4">
Євро-2023 проведуть у шведському Мальме з 10 по 17 вересня.</text:p>
      <text:p text:style-name="P4">
<text:span text:style-name="T4">
Читайте також:</text:span>
 <text:a xlink:type="simple" xlink:href="https://www.ukrinform.ua/rubric-sports/3705724-ukrainka-svitolina-zupinilasa-u-pivfinali-turniru-wta-125-u-francii.html" text:style-name="Internet_20_link" text:visited-style-name="Visited_20_Internet_20_Link">
 </text:a>
</text:p>
      <text:p text:style-name="P4">
Як повідомляв Укрінформ, жіноча збірна України братиме участь як одна знайкращих команд у рейтингу, у 2015 році українки здобули «бронзу» змагань.</text:p>
      <text:p text:style-name="P4">
Фото: facebook.com/UTTFofficial</text:p>
      <text:p text:style-name="P4">
Source: <text:a xlink:type="simple" xlink:href="https://www.ukrinform.ua/rubric-sports/3705734-colovica-zbirna-ukraini-z-nastilnogo-tenisu-vijsla-do-finalnoi-castini-komandnogo-ce.html" text:style-name="Internet_20_link" text:visited-style-name="Visited_20_Internet_20_Link">
https://www.ukrinform.ua/rubric-sports/3705734-colovica-zbirna-ukraini-z-nastilnogo-tenisu-vijsla-do-finalnoi-castini-komandnogo-ce.html</text:a>
</text:p>
      <!--NEWS-->
      <text:h text:style-name="P10" text:outline-level="1">
<text:span text:style-name="T4">
Dnipro, Dnipropetrovska Oblast(07:00). Red Alert: aerial threat. Sirens sounding. Take cover ...</text:span>
</text:h>
      <text:p text:style-name="P4">
Authors: liveuamap (Language: en)</text:p>
      <text:p text:style-name="P4">
Time: 2023-05-06T01:03:00</text:p>
      <text:p text:style-name="P4">
Location: Dnipro (Latitude:48.45837 Longtitude:35.0374)</text:p>
      <text:p text:style-name="P4">
Videos: []</text:p>
      <text:p text:style-name="P4">
Images: []</text:p>
      <text:p text:style-name="P4">
Tags: ["Europe", "Central and Eastern Europe"]</text:p>
      <text:p text:style-name="P4">
ID: 22560730</text:p>
      <!--METADATA-->
      <text:p text:style-name="P4">
Dnipro, Dnipropetrovska Oblast(07:00). Red Alert: aerial threat. Sirenssounding. Take cover now!</text:p>
      <text:p text:style-name="P4">
News Collection Link: <text:a xlink:type="simple" xlink:href="https://liveuamap.com/en/2023/06-may-dnipro-dnipropetrovska-oblast0700-red-g" text:style-name="Internet_20_link" text:visited-style-name="Visited_20_Internet_20_Link">
https://liveuamap.com/en/2023/06-may-dnipro-dnipropetrovska-oblast0700-red-g</text:a>
</text:p>
      <text:p text:style-name="P4">
Source: <text:a xlink:type="simple" xlink:href="https://t.me/suspilnednipro/15103" text:style-name="Internet_20_link" text:visited-style-name="Visited_20_Internet_20_Link">
https://t.me/suspilnednipro/15103</text:a>
</text:p>
      <!--NEWS-->
      <text:h text:style-name="P10" text:outline-level="1">
<text:span text:style-name="T4">
Explosions were audible in Dnipro city, possible due to air defense working</text:span>
</text:h>
      <text:p text:style-name="P4">
Authors: liveuamap (Language: en)</text:p>
      <text:p text:style-name="P4">
Time: 2023-05-06T01:20:53</text:p>
      <text:p text:style-name="P4">
Location: Dnipro (Latitude:48.42385 Longtitude:35.09171)</text:p>
      <text:p text:style-name="P4">
Videos: []</text:p>
      <text:p text:style-name="P4">
Images: []</text:p>
      <text:p text:style-name="P4">
Tags: ["Europe", "Central and Eastern Europe"]</text:p>
      <text:p text:style-name="P4">
ID: 22560732</text:p>
      <!--METADATA-->
      <text:p text:style-name="P4">
Explosions were audible in Dnipro city, possible due to air defense working</text:p>
      <text:p text:style-name="P4">
News Collection Link: <text:a xlink:type="simple" xlink:href="https://liveuamap.com/en/2023/6-may-explosions-were-audible-in-dnipro-city-possible-due" text:style-name="Internet_20_link" text:visited-style-name="Visited_20_Internet_20_Link">
https://liveuamap.com/en/2023/6-may-explosions-were-audible-in-dnipro-city-possible-due</text:a>
</text:p>
      <text:p text:style-name="P4">
Source: <text:a xlink:type="simple" xlink:href="https://t.me/dneproperatyv/62029" text:style-name="Internet_20_link" text:visited-style-name="Visited_20_Internet_20_Link">
https://t.me/dneproperatyv/62029</text:a>
</text:p>
      <!--NEWS-->
      <text:h text:style-name="P10" text:outline-level="1">
<text:span text:style-name="T4">
Explosions were reported in Northern Crimea near Dzhankoi</text:span>
</text:h>
      <text:p text:style-name="P4">
Authors: liveuamap (Language: en)</text:p>
      <text:p text:style-name="P4">
Time: 2023-05-06T01:34:08</text:p>
      <text:p text:style-name="P4">
Location: Dzhankoi (Latitude:45.73542 Longtitude:34.3824)</text:p>
      <text:p text:style-name="P4">
Videos: []</text:p>
      <text:p text:style-name="P4">
Images: ["<text:a xlink:type="simple" xlink:href="https://liveuamap.com/pics/2023/05/06/22560734_0.jpg" text:style-name="Internet_20_link" text:visited-style-name="Visited_20_Internet_20_Link">
22560734_0.jpg</text:a>
"]</text:p>
      <text:p text:style-name="P4">
Tags: ["Europe", "Central and Eastern Europe"]</text:p>
      <text:p text:style-name="P4">
ID: 22560734</text:p>
      <!--METADATA-->
      <text:p text:style-name="P4">
Explosions were reported in Northern Crimea near Dzhankoi</text:p>
      <text:p text:style-name="P4">
<draw:frame draw:style-name="fr1" draw:name="Image92" text:anchor-type="as-char" svg:width="6.9236in" svg:height="1.947263in" draw:z-index="0">
<draw:image xlink:href="../Images/liveuamap/2023-05-06T01-34-08/22560734_0.jpg" xlink:type="simple" xlink:show="embed" xlink:actuate="onLoad" draw:mime-type="image/jpeg"/>
</draw:frame>
</text:p>
      <text:p text:style-name="P4">
News Collection Link: <text:a xlink:type="simple" xlink:href="https://liveuamap.com/en/2023/6-may-explosions-were-reported-in-northern-crimea-near-dzhankoi" text:style-name="Internet_20_link" text:visited-style-name="Visited_20_Internet_20_Link">
https://liveuamap.com/en/2023/6-may-explosions-were-reported-in-northern-crimea-near-dzhankoi</text:a>
</text:p>
      <text:p text:style-name="P4">
Source: <text:a xlink:type="simple" xlink:href="https://t.me/Tsaplienko/31203" text:style-name="Internet_20_link" text:visited-style-name="Visited_20_Internet_20_Link">
https://t.me/Tsaplienko/31203</text:a>
</text:p>
      <!--NEWS-->
      <text:h text:style-name="P10" text:outline-level="1">
<text:span text:style-name="T4">
Ukrainian air defense of command East shot down 8 drones</text:span>
</text:h>
      <text:p text:style-name="P4">
Authors: liveuamap (Language: en)</text:p>
      <text:p text:style-name="P4">
Time: 2023-05-06T02:17:00</text:p>
      <text:p text:style-name="P4">
Location: Dnipro (Latitude:48.42666 Longtitude:35.09569)</text:p>
      <text:p text:style-name="P4">
Videos: []</text:p>
      <text:p text:style-name="P4">
Images: ["<text:a xlink:type="simple" xlink:href="https://liveuamap.com/pics/2023/05/06/22560759_0.jpg" text:style-name="Internet_20_link" text:visited-style-name="Visited_20_Internet_20_Link">
22560759_0.jpg</text:a>
"]</text:p>
      <text:p text:style-name="P4">
Tags: ["Europe", "Central and Eastern Europe"]</text:p>
      <text:p text:style-name="P4">
ID: 22560759</text:p>
      <!--METADATA-->
      <text:p text:style-name="P4">
Ukrainian air defense of command East shot down 8 drones</text:p>
      <text:p text:style-name="P4">
<draw:frame draw:style-name="fr1" draw:name="Image93" text:anchor-type="as-char" svg:width="6.9236in" svg:height="9.855658in" draw:z-index="0">
<draw:image xlink:href="../Images/liveuamap/2023-05-06T02-17-00/22560759_0.jpg" xlink:type="simple" xlink:show="embed" xlink:actuate="onLoad" draw:mime-type="image/jpeg"/>
</draw:frame>
</text:p>
      <text:p text:style-name="P4">
News Collection Link: <text:a xlink:type="simple" xlink:href="https://liveuamap.com/en/2023/6-may-ukrainian-air-defense-of-command-east-shot-down-8-drones" text:style-name="Internet_20_link" text:visited-style-name="Visited_20_Internet_20_Link">
https://liveuamap.com/en/2023/6-may-ukrainian-air-defense-of-command-east-shot-down-8-drones</text:a>
</text:p>
      <text:p text:style-name="P4">
Source: <text:a xlink:type="simple" xlink:href="https://t.me/kyivoperativ/121653" text:style-name="Internet_20_link" text:visited-style-name="Visited_20_Internet_20_Link">
https://t.me/kyivoperativ/121653</text:a>
</text:p>
      <!--NEWS-->
      <text:h text:style-name="P10" text:outline-level="1">
<text:span text:style-name="T4">
Occupation authorities closed Kerch bridge for civilian vehicles</text:span>
</text:h>
      <text:p text:style-name="P4">
Authors: liveuamap (Language: en)</text:p>
      <text:p text:style-name="P4">
Time: 2023-05-06T02:17:44</text:p>
      <text:p text:style-name="P4">
Location: Kerch Strait (Latitude:45.32754 Longtitude:36.47354)</text:p>
      <text:p text:style-name="P4">
Videos: []</text:p>
      <text:p text:style-name="P4">
Images: []</text:p>
      <text:p text:style-name="P4">
Tags: ["Central and Eastern Europe"]</text:p>
      <text:p text:style-name="P4">
ID: 22560735</text:p>
      <!--METADATA-->
      <text:p text:style-name="P4">
Occupation authorities closed Kerch bridge for civilian vehicles</text:p>
      <text:p text:style-name="P4">
News Collection Link: <text:a xlink:type="simple" xlink:href="https://liveuamap.com/en/2023/6-may-occupation-authorities-closed-kerch-bridge-for-civilian" text:style-name="Internet_20_link" text:visited-style-name="Visited_20_Internet_20_Link">
https://liveuamap.com/en/2023/6-may-occupation-authorities-closed-kerch-bridge-for-civilian</text:a>
</text:p>
      <text:p text:style-name="P4">
Source: <text:a xlink:type="simple" xlink:href="https://t.me/operativnoZSU/94983" text:style-name="Internet_20_link" text:visited-style-name="Visited_20_Internet_20_Link">
https://t.me/operativnoZSU/94983</text:a>
</text:p>
      <!--NEWS-->
      <text:h text:style-name="P10" text:outline-level="1">
<text:span text:style-name="T4">
Kirovohradska Oblast(08:18). Red Alert: aerial threat. Sirens sounding. Take cover now!</text:span>
</text:h>
      <text:p text:style-name="P4">
Authors: liveuamap (Language: en)</text:p>
      <text:p text:style-name="P4">
Time: 2023-05-06T02:19:00</text:p>
      <text:p text:style-name="P4">
Location: Kirovohradska Oblast (Latitude:48.50037 Longtitude:32.00081)</text:p>
      <text:p text:style-name="P4">
Videos: []</text:p>
      <text:p text:style-name="P4">
Images: []</text:p>
      <text:p text:style-name="P4">
Tags: ["Europe", "Central and Eastern Europe"]</text:p>
      <text:p text:style-name="P4">
ID: 22560737</text:p>
      <!--METADATA-->
      <text:p text:style-name="P4">
Kirovohradska Oblast(08:18). Red Alert: aerial threat. Sirens sounding. Takecover now!</text:p>
      <text:p text:style-name="P4">
News Collection Link: <text:a xlink:type="simple" xlink:href="https://liveuamap.com/en/2023/06-may-kirovohradska-oblast0818-red-alert-aerg" text:style-name="Internet_20_link" text:visited-style-name="Visited_20_Internet_20_Link">
https://liveuamap.com/en/2023/06-may-kirovohradska-oblast0818-red-alert-aerg</text:a>
</text:p>
      <text:p text:style-name="P4">
Source: <text:a xlink:type="simple" xlink:href="https://t.me/air_alert_ua/44549" text:style-name="Internet_20_link" text:visited-style-name="Visited_20_Internet_20_Link">
https://t.me/air_alert_ua/44549</text:a>
</text:p>
      <!--NEWS-->
      <text:h text:style-name="P10" text:outline-level="1">
<text:span text:style-name="T4">
Russian army conducted 8 missile strikes, 49 airstrikes and over 82 shelling with MLRS, - Gen...</text:span>
</text:h>
      <text:p text:style-name="P4">
Authors: liveuamap (Language: en)</text:p>
      <text:p text:style-name="P4">
Time: 2023-05-06T02:27:00</text:p>
      <text:p text:style-name="P4">
Location: Chernihiv (Latitude:52.31945 Longtitude:33.08713)</text:p>
      <text:p text:style-name="P4">
Videos: []</text:p>
      <text:p text:style-name="P4">
Images: []</text:p>
      <text:p text:style-name="P4">
Tags: ["Russia"]</text:p>
      <text:p text:style-name="P4">
ID: 22560818</text:p>
      <!--METADATA-->
      <text:p text:style-name="P4">
Russian army conducted 8 missile strikes, 49 airstrikes and over 82 shellingwith MLRS, - General Staff of Armed Forces of Ukraine says in the morningreport</text:p>
      <text:p text:style-name="P4">
News Collection Link: <text:a xlink:type="simple" xlink:href="https://liveuamap.com/en/2023/6-may-russian-army-conducted-8-missile-strikes-49-airstrikes" text:style-name="Internet_20_link" text:visited-style-name="Visited_20_Internet_20_Link">
https://liveuamap.com/en/2023/6-may-russian-army-conducted-8-missile-strikes-49-airstrikes</text:a>
</text:p>
      <text:p text:style-name="P4">
Source: <text:a xlink:type="simple" xlink:href="https://t.me/lumsrc/4697" text:style-name="Internet_20_link" text:visited-style-name="Visited_20_Internet_20_Link">
https://t.me/lumsrc/4697</text:a>
</text:p>
      <!--NEWS-->
      <text:h text:style-name="P10" text:outline-level="1">
<text:span text:style-name="T4">
Commander of Air Forces Mykola Oleschuk confirms earlier information in media, claiming Ukrai...</text:span>
</text:h>
      <text:p text:style-name="P4">
Authors: liveuamap (Language: en)</text:p>
      <text:p text:style-name="P4">
Time: 2023-05-06T02:37:26</text:p>
      <text:p text:style-name="P4">
Location: Kyiv, Kyiv city (Latitude:50.44159 Longtitude:30.52213)</text:p>
      <text:p text:style-name="P4">
Videos: []</text:p>
      <text:p text:style-name="P4">
Images: []</text:p>
      <text:p text:style-name="P4">
Tags: ["Europe", "Central and Eastern Europe"]</text:p>
      <text:p text:style-name="P4">
ID: 22560768</text:p>
      <!--METADATA-->
      <text:p text:style-name="P4">
Commander of Air Forces Mykola Oleschuk confirms earlier information in media,claiming Ukrainian Patriot air defense unit shot down Russian hypersonic Kh-47Kinzhal missile over Kyiv on 4th May</text:p>
      <text:p text:style-name="P4">
News Collection Link: <text:a xlink:type="simple" xlink:href="https://liveuamap.com/en/2023/6-may-commander-of-air-forces-mykola-oleschuk-confirms-earlier" text:style-name="Internet_20_link" text:visited-style-name="Visited_20_Internet_20_Link">
https://liveuamap.com/en/2023/6-may-commander-of-air-forces-mykola-oleschuk-confirms-earlier</text:a>
</text:p>
      <text:p text:style-name="P4">
Source: <text:a xlink:type="simple" xlink:href="https://t.me/babel/31953" text:style-name="Internet_20_link" text:visited-style-name="Visited_20_Internet_20_Link">
https://t.me/babel/31953</text:a>
</text:p>
      <!--NEWS-->
      <text:h text:style-name="P10" text:outline-level="1">
<text:span text:style-name="T4">
The occupation authorities of Crimea announced the resumption of traffic on the Crimean bridge</text:span>
</text:h>
      <text:p text:style-name="P4">
Authors: liveuamap (Language: en)</text:p>
      <text:p text:style-name="P4">
Time: 2023-05-06T02:45:00</text:p>
      <text:p text:style-name="P4">
Location: Kerch Strait (Latitude:45.32572 Longtitude:36.47718)</text:p>
      <text:p text:style-name="P4">
Videos: []</text:p>
      <text:p text:style-name="P4">
Images: []</text:p>
      <text:p text:style-name="P4">
Tags: ["Central and Eastern Europe"]</text:p>
      <text:p text:style-name="P4">
ID: 22560820</text:p>
      <!--METADATA-->
      <text:p text:style-name="P4">
The occupation authorities of Crimea announced the resumption of traffic onthe Crimean bridge</text:p>
      <text:p text:style-name="P4">
News Collection Link: <text:a xlink:type="simple" xlink:href="https://liveuamap.com/en/2023/6-may-the-occupation-authorities-of-crimea-announced-the" text:style-name="Internet_20_link" text:visited-style-name="Visited_20_Internet_20_Link">
https://liveuamap.com/en/2023/6-may-the-occupation-authorities-of-crimea-announced-the</text:a>
</text:p>
      <text:p text:style-name="P4">
Source: <text:a xlink:type="simple" xlink:href="https://t.me/bbbreaking/154707" text:style-name="Internet_20_link" text:visited-style-name="Visited_20_Internet_20_Link">
https://t.me/bbbreaking/154707</text:a>
</text:p>
      <!--NEWS-->
      <text:h text:style-name="P10" text:outline-level="1">
<text:span text:style-name="T4">
Sumska Oblast, Chernihivska Oblast(08:48). Red Alert: aerial threat. Sirens sounding. Take co...</text:span>
</text:h>
      <text:p text:style-name="P4">
Authors: liveuamap (Language: en)</text:p>
      <text:p text:style-name="P4">
Time: 2023-05-06T02:53:00</text:p>
      <text:p text:style-name="P4">
Location: Sumska Oblast (Latitude:50.99961 Longtitude:33.99988)</text:p>
      <text:p text:style-name="P4">
Videos: []</text:p>
      <text:p text:style-name="P4">
Images: []</text:p>
      <text:p text:style-name="P4">
Tags: ["Europe", "Central and Eastern Europe"]</text:p>
      <text:p text:style-name="P4">
ID: 22560812</text:p>
      <!--METADATA-->
      <text:p text:style-name="P4">
Sumska Oblast, Chernihivska Oblast(08:48). Red Alert: aerial threat. Sirenssounding. Take cover now!</text:p>
      <text:p text:style-name="P4">
News Collection Link: <text:a xlink:type="simple" xlink:href="https://liveuamap.com/en/2023/06-may-sumska-oblast-chernihivska-oblast0848-g" text:style-name="Internet_20_link" text:visited-style-name="Visited_20_Internet_20_Link">
https://liveuamap.com/en/2023/06-may-sumska-oblast-chernihivska-oblast0848-g</text:a>
</text:p>
      <text:p text:style-name="P4">
Source: <text:a xlink:type="simple" xlink:href="https://t.me/air_alert_ua/44552" text:style-name="Internet_20_link" text:visited-style-name="Visited_20_Internet_20_Link">
https://t.me/air_alert_ua/44552</text:a>
</text:p>
      <!--NEWS-->
      <text:h text:style-name="P10" text:outline-level="1">
<text:span text:style-name="T4">
Dnipro, Dnipropetrovska Oblast(09:00). Red Alert: aerial threat. Sirens sounding. Take cover ...</text:span>
</text:h>
      <text:p text:style-name="P4">
Authors: liveuamap (Language: en)</text:p>
      <text:p text:style-name="P4">
Time: 2023-05-06T03:02:00</text:p>
      <text:p text:style-name="P4">
Location: Dnipro (Latitude:48.4597 Longtitude:35.03807)</text:p>
      <text:p text:style-name="P4">
Videos: []</text:p>
      <text:p text:style-name="P4">
Images: []</text:p>
      <text:p text:style-name="P4">
Tags: ["Europe", "Central and Eastern Europe"]</text:p>
      <text:p text:style-name="P4">
ID: 22560816</text:p>
      <!--METADATA-->
      <text:p text:style-name="P4">
Dnipro, Dnipropetrovska Oblast(09:00). Red Alert: aerial threat. Sirenssounding. Take cover now!</text:p>
      <text:p text:style-name="P4">
News Collection Link: <text:a xlink:type="simple" xlink:href="https://liveuamap.com/en/2023/06-may-dnipro-dnipropetrovska-oblast0900-red-g" text:style-name="Internet_20_link" text:visited-style-name="Visited_20_Internet_20_Link">
https://liveuamap.com/en/2023/06-may-dnipro-dnipropetrovska-oblast0900-red-g</text:a>
</text:p>
      <text:p text:style-name="P4">
Source: <text:a xlink:type="simple" xlink:href="https://t.me/air_alert_ua/44554" text:style-name="Internet_20_link" text:visited-style-name="Visited_20_Internet_20_Link">
https://t.me/air_alert_ua/44554</text:a>
</text:p>
      <!--NEWS-->
      <text:h text:style-name="P10" text:outline-level="1">
<text:span text:style-name="T4">
Zaporizka Oblast(09:15). Red Alert: aerial threat. Sirens sounding. Take cover now!</text:span>
</text:h>
      <text:p text:style-name="P4">
Authors: liveuamap (Language: en)</text:p>
      <text:p text:style-name="P4">
Time: 2023-05-06T03:16:00</text:p>
      <text:p text:style-name="P4">
Location: Zaporizka Oblast (Latitude:47.612021 Longtitude:35.765261)</text:p>
      <text:p text:style-name="P4">
Videos: []</text:p>
      <text:p text:style-name="P4">
Images: []</text:p>
      <text:p text:style-name="P4">
Tags: ["Europe", "Central and Eastern Europe"]</text:p>
      <text:p text:style-name="P4">
ID: 22560842</text:p>
      <!--METADATA-->
      <text:p text:style-name="P4">
Zaporizka Oblast(09:15). Red Alert: aerial threat. Sirens sounding. Take covernow!</text:p>
      <text:p text:style-name="P4">
News Collection Link: <text:a xlink:type="simple" xlink:href="https://liveuamap.com/en/2023/06-may-zaporizka-oblast0915-red-alert-aerial-g" text:style-name="Internet_20_link" text:visited-style-name="Visited_20_Internet_20_Link">
https://liveuamap.com/en/2023/06-may-zaporizka-oblast0915-red-alert-aerial-g</text:a>
</text:p>
      <text:p text:style-name="P4">
Source: <text:a xlink:type="simple" xlink:href="https://t.me/air_alert_ua/44556" text:style-name="Internet_20_link" text:visited-style-name="Visited_20_Internet_20_Link">
https://t.me/air_alert_ua/44556</text:a>
</text:p>
      <!--NEWS-->
      <text:h text:style-name="P10" text:outline-level="1">
<text:span text:style-name="T4">
Donetsk Oblast(09:19). Red Alert: aerial threat. Sirens sounding. Take cover now!</text:span>
</text:h>
      <text:p text:style-name="P4">
Authors: liveuamap (Language: en)</text:p>
      <text:p text:style-name="P4">
Time: 2023-05-06T03:22:00</text:p>
      <text:p text:style-name="P4">
Location: Donetsk Oblast (Latitude:48.72744 Longtitude:37.5781)</text:p>
      <text:p text:style-name="P4">
Videos: []</text:p>
      <text:p text:style-name="P4">
Images: []</text:p>
      <text:p text:style-name="P4">
Tags: ["Europe", "Central and Eastern Europe"]</text:p>
      <text:p text:style-name="P4">
ID: 22560853</text:p>
      <!--METADATA-->
      <text:p text:style-name="P4">
Donetsk Oblast(09:19). Red Alert: aerial threat. Sirens sounding. Take covernow!</text:p>
      <text:p text:style-name="P4">
News Collection Link: <text:a xlink:type="simple" xlink:href="https://liveuamap.com/en/2023/06-may-donetsk-oblast0919-red-alert-aerial-thg" text:style-name="Internet_20_link" text:visited-style-name="Visited_20_Internet_20_Link">
https://liveuamap.com/en/2023/06-may-donetsk-oblast0919-red-alert-aerial-thg</text:a>
</text:p>
      <text:p text:style-name="P4">
Source: <text:a xlink:type="simple" xlink:href="https://t.me/air_alert_ua/44557" text:style-name="Internet_20_link" text:visited-style-name="Visited_20_Internet_20_Link">
https://t.me/air_alert_ua/44557</text:a>
</text:p>
      <!--NEWS-->
      <text:h text:style-name="P10" text:outline-level="1">
<text:span text:style-name="T4">
Several explosions were reported in Kryvyi Rih</text:span>
</text:h>
      <text:p text:style-name="P4">
Authors: liveuamap (Language: en)</text:p>
      <text:p text:style-name="P4">
Time: 2023-05-06T03:23:28</text:p>
      <text:p text:style-name="P4">
Location: Kryvyi Rih (Latitude:47.86535 Longtitude:33.41972)</text:p>
      <text:p text:style-name="P4">
Videos: []</text:p>
      <text:p text:style-name="P4">
Images: []</text:p>
      <text:p text:style-name="P4">
Tags: ["Europe", "Central and Eastern Europe"]</text:p>
      <text:p text:style-name="P4">
ID: 22560850</text:p>
      <!--METADATA-->
      <text:p text:style-name="P4">
Several explosions were reported in Kryvyi Rih</text:p>
      <text:p text:style-name="P4">
News Collection Link: <text:a xlink:type="simple" xlink:href="https://liveuamap.com/en/2023/6-may-several-explosions-were-reported-in-kryvyi-rih" text:style-name="Internet_20_link" text:visited-style-name="Visited_20_Internet_20_Link">
https://liveuamap.com/en/2023/6-may-several-explosions-were-reported-in-kryvyi-rih</text:a>
</text:p>
      <text:p text:style-name="P4">
Source: <text:a xlink:type="simple" xlink:href="https://t.me/dnepr_operativ/41284" text:style-name="Internet_20_link" text:visited-style-name="Visited_20_Internet_20_Link">
https://t.me/dnepr_operativ/41284</text:a>
</text:p>
      <!--NEWS-->
      <text:h text:style-name="P10" text:outline-level="1">
<text:span text:style-name="T4">
Air defense shot down a drone near Kryvyi Rih</text:span>
</text:h>
      <text:p text:style-name="P4">
Authors: liveuamap (Language: en)</text:p>
      <text:p text:style-name="P4">
Time: 2023-05-06T03:35:41</text:p>
      <text:p text:style-name="P4">
Location: Kryvyi Rih (Latitude:47.8893 Longtitude:33.39724)</text:p>
      <text:p text:style-name="P4">
Videos: []</text:p>
      <text:p text:style-name="P4">
Images: []</text:p>
      <text:p text:style-name="P4">
Tags: ["Europe", "Central and Eastern Europe"]</text:p>
      <text:p text:style-name="P4">
ID: 22560867</text:p>
      <!--METADATA-->
      <text:p text:style-name="P4">
Air defense shot down a drone near Kryvyi Rih</text:p>
      <text:p text:style-name="P4">
News Collection Link: <text:a xlink:type="simple" xlink:href="https://liveuamap.com/en/2023/6-may-air-defense-shot-down-a-drone-near-kryvyi-rih" text:style-name="Internet_20_link" text:visited-style-name="Visited_20_Internet_20_Link">
https://liveuamap.com/en/2023/6-may-air-defense-shot-down-a-drone-near-kryvyi-rih</text:a>
</text:p>
      <text:p text:style-name="P4">
Source: <text:a xlink:type="simple" xlink:href="https://t.me/suspilnenews/20477" text:style-name="Internet_20_link" text:visited-style-name="Visited_20_Internet_20_Link">
https://t.me/suspilnenews/20477</text:a>
</text:p>
      <!--NEWS-->
      <text:h text:style-name="P10" text:outline-level="1">
<text:span text:style-name="T4">
Suspected saboteur group attempted to infiltrate area near Novaya Tavolzhanka village in Belg...</text:span>
</text:h>
      <text:p text:style-name="P4">
Authors: liveuamap (Language: en)</text:p>
      <text:p text:style-name="P4">
Time: 2023-05-06T03:38:28</text:p>
      <text:p text:style-name="P4">
Location: Belgorod, Belgorodskaya oblast' (Latitude:50.33728 Longtitude:36.84475)</text:p>
      <text:p text:style-name="P4">
Videos: []</text:p>
      <text:p text:style-name="P4">
Images: []</text:p>
      <text:p text:style-name="P4">
Tags: ["Russia"]</text:p>
      <text:p text:style-name="P4">
ID: 22560869</text:p>
      <!--METADATA-->
      <text:p text:style-name="P4">
Suspected saboteur group attempted to infiltrate area near Novaya Tavolzhankavillage in Belgorod region, but Russian border guards repelled the attack, -according to Russian media</text:p>
      <text:p text:style-name="P4">
News Collection Link: <text:a xlink:type="simple" xlink:href="https://liveuamap.com/en/2023/6-may-suspected-saboteur-group-attempted-to-infiltrate-area" text:style-name="Internet_20_link" text:visited-style-name="Visited_20_Internet_20_Link">
https://liveuamap.com/en/2023/6-may-suspected-saboteur-group-attempted-to-infiltrate-area</text:a>
</text:p>
      <text:p text:style-name="P4">
Source: <text:a xlink:type="simple" xlink:href="https://t.me/bbbreaking/154710" text:style-name="Internet_20_link" text:visited-style-name="Visited_20_Internet_20_Link">
https://t.me/bbbreaking/154710</text:a>
</text:p>
      <!--NEWS-->
      <text:h text:style-name="P10" text:outline-level="1">
<text:span text:style-name="T4">
The representatives of Russia, Ukraine, Turkey and the UN have not been able to reach an agre...</text:span>
</text:h>
      <text:p text:style-name="P4">
Authors: liveuamap (Language: en)</text:p>
      <text:p text:style-name="P4">
Time: 2023-05-06T03:52:00</text:p>
      <text:p text:style-name="P4">
Location: İstanbul (Latitude:41.02783 Longtitude:28.9785)</text:p>
      <text:p text:style-name="P4">
Videos: []</text:p>
      <text:p text:style-name="P4">
Images: []</text:p>
      <text:p text:style-name="P4">
Tags: ["Turkey", "Russia"]</text:p>
      <text:p text:style-name="P4">
ID: 22560875</text:p>
      <!--METADATA-->
      <text:p text:style-name="P4">
The representatives of Russia, Ukraine, Turkey and the UN have not been ableto reach an agreement on the continuation of Ukrainian grain exports fromBlack Sea ports. A UN spokesperson said the Secretary General @antonioguterressubmitted to all parties a proposal for further actions "aimed at improvingand expanding the "grain initiative," taking into account the positionsexpressed by the parties</text:p>
      <text:p text:style-name="P4">
News Collection Link: <text:a xlink:type="simple" xlink:href="https://liveuamap.com/en/2023/6-may-the-representatives-of-russia-ukraine-turkey-and-the" text:style-name="Internet_20_link" text:visited-style-name="Visited_20_Internet_20_Link">
https://liveuamap.com/en/2023/6-may-the-representatives-of-russia-ukraine-turkey-and-the</text:a>
</text:p>
      <text:p text:style-name="P4">
Source: <text:a xlink:type="simple" xlink:href="https://twitter.com/WorldAffairsPro/status/1654740831566278656" text:style-name="Internet_20_link" text:visited-style-name="Visited_20_Internet_20_Link">
https://twitter.com/WorldAffairsPro/status/1654740831566278656</text:a>
</text:p>
      <!--NEWS-->
      <text:h text:style-name="P10" text:outline-level="1">
<text:span text:style-name="T4">
As a result of the air strike on Hlukhiv, about 50 buildings were damaged, some were destroye...</text:span>
</text:h>
      <text:p text:style-name="P4">
Authors: liveuamap (Language: en)</text:p>
      <text:p text:style-name="P4">
Time: 2023-05-06T03:59:09</text:p>
      <text:p text:style-name="P4">
Location: Hlukhov (Latitude:51.67719 Longtitude:33.93303)</text:p>
      <text:p text:style-name="P4">
Videos: []</text:p>
      <text:p text:style-name="P4">
Images: ["<text:a xlink:type="simple" xlink:href="https://liveuamap.com/pics/2023/05/06/22560876_0.jpg" text:style-name="Internet_20_link" text:visited-style-name="Visited_20_Internet_20_Link">
22560876_0.jpg</text:a>
"]</text:p>
      <text:p text:style-name="P4">
Tags: ["Europe", "Central and Eastern Europe"]</text:p>
      <text:p text:style-name="P4">
ID: 22560876</text:p>
      <!--METADATA-->
      <text:p text:style-name="P4">
As a result of the air strike on Hlukhiv, about 50 buildings were damaged,some were destroyed. 4 person wounded, including a child</text:p>
      <text:p text:style-name="P4">
<draw:frame draw:style-name="fr1" draw:name="Image94" text:anchor-type="as-char" svg:width="6.9236in" svg:height="4.612849in" draw:z-index="0">
<draw:image xlink:href="../Images/liveuamap/2023-05-06T03-59-09/22560876_0.jpg" xlink:type="simple" xlink:show="embed" xlink:actuate="onLoad" draw:mime-type="image/jpeg"/>
</draw:frame>
</text:p>
      <text:p text:style-name="P4">
News Collection Link: <text:a xlink:type="simple" xlink:href="https://liveuamap.com/en/2023/6-may-as-a-result-of-the-air-strike-on-hlukhiv-about-50-buildings" text:style-name="Internet_20_link" text:visited-style-name="Visited_20_Internet_20_Link">
https://liveuamap.com/en/2023/6-may-as-a-result-of-the-air-strike-on-hlukhiv-about-50-buildings</text:a>
</text:p>
      <text:p text:style-name="P4">
Source: <text:a xlink:type="simple" xlink:href="https://t.me/suspilnesumy/11694" text:style-name="Internet_20_link" text:visited-style-name="Visited_20_Internet_20_Link">
https://t.me/suspilnesumy/11694</text:a>
</text:p>
      <!--NEWS-->
      <text:h text:style-name="P10" text:outline-level="1">
<text:span text:style-name="T4">
Russian army shelled Nikopol with heavy artillery and MLRS GRAD, 3 person wounded</text:span>
</text:h>
      <text:p text:style-name="P4">
Authors: liveuamap (Language: en)</text:p>
      <text:p text:style-name="P4">
Time: 2023-05-06T04:13:55</text:p>
      <text:p text:style-name="P4">
Location: Zaporizhia (Latitude:47.58266 Longtitude:34.35888)</text:p>
      <text:p text:style-name="P4">
Videos: []</text:p>
      <text:p text:style-name="P4">
Images: []</text:p>
      <text:p text:style-name="P4">
Tags: ["Europe", "Central and Eastern Europe"]</text:p>
      <text:p text:style-name="P4">
ID: 22560879</text:p>
      <!--METADATA-->
      <text:p text:style-name="P4">
Russian army shelled Nikopol with heavy artillery and MLRS GRAD, 3 personwounded</text:p>
      <text:p text:style-name="P4">
News Collection Link: <text:a xlink:type="simple" xlink:href="https://liveuamap.com/en/2023/6-may-russian-army-shelled-nikopol-with-heavy-artillery-and" text:style-name="Internet_20_link" text:visited-style-name="Visited_20_Internet_20_Link">
https://liveuamap.com/en/2023/6-may-russian-army-shelled-nikopol-with-heavy-artillery-and</text:a>
</text:p>
      <text:p text:style-name="P4">
Source: <text:a xlink:type="simple" xlink:href="https://t.me/hyevuy_dnepr/51664" text:style-name="Internet_20_link" text:visited-style-name="Visited_20_Internet_20_Link">
https://t.me/hyevuy_dnepr/51664</text:a>
</text:p>
      <!--NEWS-->
      <text:h text:style-name="P10" text:outline-level="1">
<text:span text:style-name="T4">
Kartograf drone was shot down near Kryvyi Rih this morning</text:span>
</text:h>
      <text:p text:style-name="P4">
Authors: liveuamap (Language: en)</text:p>
      <text:p text:style-name="P4">
Time: 2023-05-06T04:15:43</text:p>
      <text:p text:style-name="P4">
Location: Kryvyi Rih (Latitude:47.88942 Longtitude:33.39471)</text:p>
      <text:p text:style-name="P4">
Videos: []</text:p>
      <text:p text:style-name="P4">
Images: ["<text:a xlink:type="simple" xlink:href="https://liveuamap.com/pics/2023/05/06/22560882_0.jpg" text:style-name="Internet_20_link" text:visited-style-name="Visited_20_Internet_20_Link">
22560882_0.jpg</text:a>
"]</text:p>
      <text:p text:style-name="P4">
Tags: ["Europe", "Central and Eastern Europe"]</text:p>
      <text:p text:style-name="P4">
ID: 22560882</text:p>
      <!--METADATA-->
      <text:p text:style-name="P4">
Kartograf drone was shot down near Kryvyi Rih this morning</text:p>
      <text:p text:style-name="P4">
<draw:frame draw:style-name="fr1" draw:name="Image95" text:anchor-type="as-char" svg:width="6.9236in" svg:height="6.9236in" draw:z-index="0">
<draw:image xlink:href="../Images/liveuamap/2023-05-06T04-15-43/22560882_0.jpg" xlink:type="simple" xlink:show="embed" xlink:actuate="onLoad" draw:mime-type="image/jpeg"/>
</draw:frame>
</text:p>
      <text:p text:style-name="P4">
News Collection Link: <text:a xlink:type="simple" xlink:href="https://liveuamap.com/en/2023/6-may-kartograf-drone-was-shot-down-near-kryvyi-rih-this" text:style-name="Internet_20_link" text:visited-style-name="Visited_20_Internet_20_Link">
https://liveuamap.com/en/2023/6-may-kartograf-drone-was-shot-down-near-kryvyi-rih-this</text:a>
</text:p>
      <text:p text:style-name="P4">
Source: <text:a xlink:type="simple" xlink:href="https://t.me/hyevuy_dnepr/51663" text:style-name="Internet_20_link" text:visited-style-name="Visited_20_Internet_20_Link">
https://t.me/hyevuy_dnepr/51663</text:a>
</text:p>
      <!--NEWS-->
      <text:h text:style-name="P10" text:outline-level="1">
<text:span text:style-name="T4">
Donetsk Oblast(10:48). Red Alert: aerial threat. Sirens sounding. Take cover now!</text:span>
</text:h>
      <text:p text:style-name="P4">
Authors: liveuamap (Language: en)</text:p>
      <text:p text:style-name="P4">
Time: 2023-05-06T04:48:00</text:p>
      <text:p text:style-name="P4">
Location: Donetsk Oblast (Latitude:48.7284 Longtitude:37.57729)</text:p>
      <text:p text:style-name="P4">
Videos: []</text:p>
      <text:p text:style-name="P4">
Images: []</text:p>
      <text:p text:style-name="P4">
Tags: ["Europe", "Central and Eastern Europe"]</text:p>
      <text:p text:style-name="P4">
ID: 22560888</text:p>
      <!--METADATA-->
      <text:p text:style-name="P4">
Donetsk Oblast(10:48). Red Alert: aerial threat. Sirens sounding. Take covernow!</text:p>
      <text:p text:style-name="P4">
News Collection Link: <text:a xlink:type="simple" xlink:href="https://liveuamap.com/en/2023/06-may-donetsk-oblast1048-red-alert-aerial-thg" text:style-name="Internet_20_link" text:visited-style-name="Visited_20_Internet_20_Link">
https://liveuamap.com/en/2023/06-may-donetsk-oblast1048-red-alert-aerial-thg</text:a>
</text:p>
      <text:p text:style-name="P4">
Source: <text:a xlink:type="simple" xlink:href="https://t.me/air_alert_ua/44562" text:style-name="Internet_20_link" text:visited-style-name="Visited_20_Internet_20_Link">
https://t.me/air_alert_ua/44562</text:a>
</text:p>
      <!--NEWS-->
      <text:h text:style-name="P10" text:outline-level="1">
<text:span text:style-name="T4">
Kharkiv, Kharkivska Oblast, Donetsk Oblast(11:37). Red Alert: aerial threat. Sirens sounding....</text:span>
</text:h>
      <text:p text:style-name="P4">
Authors: liveuamap (Language: en)</text:p>
      <text:p text:style-name="P4">
Time: 2023-05-06T05:39:00</text:p>
      <text:p text:style-name="P4">
Location: Kharkiv (Latitude:49.98081000 Longtitude:36.25272000)</text:p>
      <text:p text:style-name="P4">
Videos: []</text:p>
      <text:p text:style-name="P4">
Images: []</text:p>
      <text:p text:style-name="P4">
Tags: ["Europe", "Central and Eastern Europe"]</text:p>
      <text:p text:style-name="P4">
ID: 22560889</text:p>
      <!--METADATA-->
      <text:p text:style-name="P4">
Kharkiv, Kharkivska Oblast, Donetsk Oblast(11:37). Red Alert: aerial threat.Sirens sounding. Take cover now!</text:p>
      <text:p text:style-name="P4">
News Collection Link: <text:a xlink:type="simple" xlink:href="https://liveuamap.com/en/2023/06-may-kharkiv-kharkivska-oblast-donetsk-oblag" text:style-name="Internet_20_link" text:visited-style-name="Visited_20_Internet_20_Link">
https://liveuamap.com/en/2023/06-may-kharkiv-kharkivska-oblast-donetsk-oblag</text:a>
</text:p>
      <text:p text:style-name="P4">
Source: <text:a xlink:type="simple" xlink:href="https://t.me/air_alert_ua/44566" text:style-name="Internet_20_link" text:visited-style-name="Visited_20_Internet_20_Link">
https://t.me/air_alert_ua/44566</text:a>
</text:p>
      <!--NEWS-->
      <text:h text:style-name="P10" text:outline-level="1">
<text:span text:style-name="T4">
Blast hit a vehicle with Russian propagandist Zahar Prilepin, badly wounding him, killing a d...</text:span>
</text:h>
      <text:p text:style-name="P4">
Authors: liveuamap (Language: en)</text:p>
      <text:p text:style-name="P4">
Time: 2023-05-06T05:44:22</text:p>
      <text:p text:style-name="P4">
Location: Bor, Nizhniy Novgorod (Latitude:56.3568 Longtitude:44.06423)</text:p>
      <text:p text:style-name="P4">
Videos: []</text:p>
      <text:p text:style-name="P4">
Images: []</text:p>
      <text:p text:style-name="P4">
Tags: ["Russia"]</text:p>
      <text:p text:style-name="P4">
ID: 22560890</text:p>
      <!--METADATA-->
      <text:p text:style-name="P4">
Blast hit a vehicle with Russian propagandist Zahar Prilepin, badly woundinghim, killing a driver in Bor town of Nizhniy Novgorod region of Russia</text:p>
      <text:p text:style-name="P4">
News Collection Link: <text:a xlink:type="simple" xlink:href="https://liveuamap.com/en/2023/6-may-blast-hit-a-vehicle-with-russian-propagandist-zahar" text:style-name="Internet_20_link" text:visited-style-name="Visited_20_Internet_20_Link">
https://liveuamap.com/en/2023/6-may-blast-hit-a-vehicle-with-russian-propagandist-zahar</text:a>
</text:p>
      <text:p text:style-name="P4">
Source: <text:a xlink:type="simple" xlink:href="https://t.me/breakingmash/43796" text:style-name="Internet_20_link" text:visited-style-name="Visited_20_Internet_20_Link">
https://t.me/breakingmash/43796</text:a>
</text:p>
      <!--NEWS-->
      <text:h text:style-name="P10" text:outline-level="1">
<text:span text:style-name="T4">
Dnipro, Dnipropetrovska Oblast(12:33). Red Alert: aerial threat. Sirens sounding. Take cover ...</text:span>
</text:h>
      <text:p text:style-name="P4">
Authors: liveuamap (Language: en)</text:p>
      <text:p text:style-name="P4">
Time: 2023-05-06T06:35:00</text:p>
      <text:p text:style-name="P4">
Location: Dnipro (Latitude:48.45842 Longtitude:35.0378)</text:p>
      <text:p text:style-name="P4">
Videos: []</text:p>
      <text:p text:style-name="P4">
Images: []</text:p>
      <text:p text:style-name="P4">
Tags: ["Europe", "Central and Eastern Europe"]</text:p>
      <text:p text:style-name="P4">
ID: 22560891</text:p>
      <!--METADATA-->
      <text:p text:style-name="P4">
Dnipro, Dnipropetrovska Oblast(12:33). Red Alert: aerial threat. Sirenssounding. Take cover now!</text:p>
      <text:p text:style-name="P4">
News Collection Link: <text:a xlink:type="simple" xlink:href="https://liveuamap.com/en/2023/06-may-dnipro-dnipropetrovska-oblast1233-red-g" text:style-name="Internet_20_link" text:visited-style-name="Visited_20_Internet_20_Link">
https://liveuamap.com/en/2023/06-may-dnipro-dnipropetrovska-oblast1233-red-g</text:a>
</text:p>
      <text:p text:style-name="P4">
Source: <text:a xlink:type="simple" xlink:href="https://t.me/air_alert_ua/44568" text:style-name="Internet_20_link" text:visited-style-name="Visited_20_Internet_20_Link">
https://t.me/air_alert_ua/44568</text:a>
</text:p>
      <!--NEWS-->
      <text:h text:style-name="P10" text:outline-level="1">
<text:span text:style-name="T4">
Mykolaiv, Mykolayivska Oblast, Kherson, Khersonska Oblast(14:36). Red Alert: aerial threat. S...</text:span>
</text:h>
      <text:p text:style-name="P4">
Authors: liveuamap (Language: en)</text:p>
      <text:p text:style-name="P4">
Time: 2023-05-06T08:38:00</text:p>
      <text:p text:style-name="P4">
Location: Mykolaiv (Latitude:46.94866 Longtitude:32.00639)</text:p>
      <text:p text:style-name="P4">
Videos: []</text:p>
      <text:p text:style-name="P4">
Images: []</text:p>
      <text:p text:style-name="P4">
Tags: ["Europe", "Central and Eastern Europe"]</text:p>
      <text:p text:style-name="P4">
ID: 22560892</text:p>
      <!--METADATA-->
      <text:p text:style-name="P4">
Mykolaiv, Mykolayivska Oblast, Kherson, Khersonska Oblast(14:36). Red Alert:aerial threat. Sirens sounding. Take cover now!</text:p>
      <text:p text:style-name="P4">
News Collection Link: <text:a xlink:type="simple" xlink:href="https://liveuamap.com/en/2023/06-may-mykolaiv-mykolayivska-oblast-kherson-kg" text:style-name="Internet_20_link" text:visited-style-name="Visited_20_Internet_20_Link">
https://liveuamap.com/en/2023/06-may-mykolaiv-mykolayivska-oblast-kherson-kg</text:a>
</text:p>
      <text:p text:style-name="P4">
Source: <text:a xlink:type="simple" xlink:href="https://t.me/air_alert_ua/44573" text:style-name="Internet_20_link" text:visited-style-name="Visited_20_Internet_20_Link">
https://t.me/air_alert_ua/44573</text:a>
</text:p>
      <!--NEWS-->
      <text:h text:style-name="P10" text:outline-level="1">
<text:span text:style-name="T4">
Zaporizka Oblast(14:45). Red Alert: aerial threat. Sirens sounding. Take cover now!</text:span>
</text:h>
      <text:p text:style-name="P4">
Authors: liveuamap (Language: en)</text:p>
      <text:p text:style-name="P4">
Time: 2023-05-06T08:46:00</text:p>
      <text:p text:style-name="P4">
Location: Zaporizka Oblast (Latitude:47.610961 Longtitude:35.764721)</text:p>
      <text:p text:style-name="P4">
Videos: []</text:p>
      <text:p text:style-name="P4">
Images: []</text:p>
      <text:p text:style-name="P4">
Tags: ["Europe", "Central and Eastern Europe"]</text:p>
      <text:p text:style-name="P4">
ID: 22560893</text:p>
      <!--METADATA-->
      <text:p text:style-name="P4">
Zaporizka Oblast(14:45). Red Alert: aerial threat. Sirens sounding. Take covernow!</text:p>
      <text:p text:style-name="P4">
News Collection Link: <text:a xlink:type="simple" xlink:href="https://liveuamap.com/en/2023/06-may-zaporizka-oblast1445-red-alert-aerial-g" text:style-name="Internet_20_link" text:visited-style-name="Visited_20_Internet_20_Link">
https://liveuamap.com/en/2023/06-may-zaporizka-oblast1445-red-alert-aerial-g</text:a>
</text:p>
      <text:p text:style-name="P4">
Source: <text:a xlink:type="simple" xlink:href="https://t.me/air_alert_ua/44575" text:style-name="Internet_20_link" text:visited-style-name="Visited_20_Internet_20_Link">
https://t.me/air_alert_ua/44575</text:a>
</text:p>
      <!--NEWS-->
      <text:h text:style-name="P10" text:outline-level="1">
<text:span text:style-name="T4">
45 Ukrainian POWs were liberated from Russian captivity in a new swap</text:span>
</text:h>
      <text:p text:style-name="P4">
Authors: liveuamap (Language: en)</text:p>
      <text:p text:style-name="P4">
Time: 2023-05-06T09:22:00</text:p>
      <text:p text:style-name="P4">
Location: Kam'yans'ke,Zaporiz'ka oblast (Latitude:47.55753 Longtitude:35.35332)</text:p>
      <text:p text:style-name="P4">
Videos: []</text:p>
      <text:p text:style-name="P4">
Images: ["<text:a xlink:type="simple" xlink:href="https://liveuamap.com/pics/2023/05/06/22560940_0.jpg" text:style-name="Internet_20_link" text:visited-style-name="Visited_20_Internet_20_Link">
22560940_0.jpg</text:a>
", "<text:a xlink:type="simple" xlink:href="https://liveuamap.com/pics/2023/05/06/22560940_1.jpg" text:style-name="Internet_20_link" text:visited-style-name="Visited_20_Internet_20_Link">
22560940_1.jpg</text:a>
", "<text:a xlink:type="simple" xlink:href="https://liveuamap.com/pics/2023/05/06/22560940_2.jpg" text:style-name="Internet_20_link" text:visited-style-name="Visited_20_Internet_20_Link">
22560940_2.jpg</text:a>
", "<text:a xlink:type="simple" xlink:href="https://liveuamap.com/pics/2023/05/06/22560940_3.jpg" text:style-name="Internet_20_link" text:visited-style-name="Visited_20_Internet_20_Link">
22560940_3.jpg</text:a>
"]</text:p>
      <text:p text:style-name="P4">
Tags: ["Europe", "Central and Eastern Europe"]</text:p>
      <text:p text:style-name="P4">
ID: 22560940</text:p>
      <!--METADATA-->
      <text:p text:style-name="P4">
45 Ukrainian POWs were liberated from Russian captivity in a new swap</text:p>
      <text:p text:style-name="P4">
<draw:frame draw:style-name="fr1" draw:name="Image96" text:anchor-type="as-char" svg:width="6.9236in" svg:height="3.885871in" draw:z-index="0">
<draw:image xlink:href="../Images/liveuamap/2023-05-06T09-22-00/22560940_0.jpg" xlink:type="simple" xlink:show="embed" xlink:actuate="onLoad" draw:mime-type="image/jpeg"/>
</draw:frame>
<draw:frame draw:style-name="fr1" draw:name="Image97" text:anchor-type="as-char" svg:width="6.9236in" svg:height="3.894525in" draw:z-index="0">
<draw:image xlink:href="../Images/liveuamap/2023-05-06T09-22-00/22560940_1.jpg" xlink:type="simple" xlink:show="embed" xlink:actuate="onLoad" draw:mime-type="image/jpeg"/>
</draw:frame>
<draw:frame draw:style-name="fr1" draw:name="Image98" text:anchor-type="as-char" svg:width="6.9236in" svg:height="3.894525in" draw:z-index="0">
<draw:image xlink:href="../Images/liveuamap/2023-05-06T09-22-00/22560940_2.jpg" xlink:type="simple" xlink:show="embed" xlink:actuate="onLoad" draw:mime-type="image/jpeg"/>
</draw:frame>
<draw:frame draw:style-name="fr1" draw:name="Image99" text:anchor-type="as-char" svg:width="6.9236in" svg:height="3.894525in" draw:z-index="0">
<draw:image xlink:href="../Images/liveuamap/2023-05-06T09-22-00/22560940_3.jpg" xlink:type="simple" xlink:show="embed" xlink:actuate="onLoad" draw:mime-type="image/jpeg"/>
</draw:frame>
</text:p>
      <text:p text:style-name="P4">
News Collection Link: <text:a xlink:type="simple" xlink:href="https://liveuamap.com/en/2023/6-may-45-ukrainian-pows-were-liberated-from-russian-captivity" text:style-name="Internet_20_link" text:visited-style-name="Visited_20_Internet_20_Link">
https://liveuamap.com/en/2023/6-may-45-ukrainian-pows-were-liberated-from-russian-captivity</text:a>
</text:p>
      <text:p text:style-name="P4">
Source: <text:a xlink:type="simple" xlink:href="https://t.me/ermaka2022/2600" text:style-name="Internet_20_link" text:visited-style-name="Visited_20_Internet_20_Link">
https://t.me/ermaka2022/2600</text:a>
</text:p>
      <!--NEWS-->
      <text:h text:style-name="P10" text:outline-level="1">
<text:span text:style-name="T4">
Kherson, Khersonska Oblast(15:51). Red Alert: aerial threat. Sirens sounding. Take cover now!</text:span>
</text:h>
      <text:p text:style-name="P4">
Authors: liveuamap (Language: en)</text:p>
      <text:p text:style-name="P4">
Time: 2023-05-06T09:52:00</text:p>
      <text:p text:style-name="P4">
Location: Kherson (Latitude:46.65581000 Longtitude:32.61780000)</text:p>
      <text:p text:style-name="P4">
Videos: []</text:p>
      <text:p text:style-name="P4">
Images: []</text:p>
      <text:p text:style-name="P4">
Tags: ["Europe", "Central and Eastern Europe"]</text:p>
      <text:p text:style-name="P4">
ID: 22560894</text:p>
      <!--METADATA-->
      <text:p text:style-name="P4">
Kherson, Khersonska Oblast(15:51). Red Alert: aerial threat. Sirens sounding.Take cover now!</text:p>
      <text:p text:style-name="P4">
News Collection Link: <text:a xlink:type="simple" xlink:href="https://liveuamap.com/en/2023/06-may-kherson-khersonska-oblast1551-red-alerg" text:style-name="Internet_20_link" text:visited-style-name="Visited_20_Internet_20_Link">
https://liveuamap.com/en/2023/06-may-kherson-khersonska-oblast1551-red-alerg</text:a>
</text:p>
      <text:p text:style-name="P4">
Source: <text:a xlink:type="simple" xlink:href="https://t.me/air_alert_ua/44580" text:style-name="Internet_20_link" text:visited-style-name="Visited_20_Internet_20_Link">
https://t.me/air_alert_ua/44580</text:a>
</text:p>
      <!--NEWS-->
      <text:h text:style-name="P10" text:outline-level="1">
<text:span text:style-name="T4">
Russian army conducted a missile strike with Kh-101 missile at Chystovodivka town in Kharkiv ...</text:span>
</text:h>
      <text:p text:style-name="P4">
Authors: liveuamap (Language: en)</text:p>
      <text:p text:style-name="P4">
Time: 2023-05-06T10:34:13</text:p>
      <text:p text:style-name="P4">
Location: Chystovodivka (Latitude:49.40674 Longtitude:37.33993)</text:p>
      <text:p text:style-name="P4">
Videos: []</text:p>
      <text:p text:style-name="P4">
Images: []</text:p>
      <text:p text:style-name="P4">
Tags: ["Europe", "Central and Eastern Europe"]</text:p>
      <text:p text:style-name="P4">
ID: 22560895</text:p>
      <!--METADATA-->
      <text:p text:style-name="P4">
Russian army conducted a missile strike with Kh-101 missile at Chystovodivkatown in Kharkiv region yesterday</text:p>
      <text:p text:style-name="P4">
News Collection Link: <text:a xlink:type="simple" xlink:href="https://liveuamap.com/en/2023/6-may-russian-army-conducted-a-missile-strike-with-kh101" text:style-name="Internet_20_link" text:visited-style-name="Visited_20_Internet_20_Link">
https://liveuamap.com/en/2023/6-may-russian-army-conducted-a-missile-strike-with-kh101</text:a>
</text:p>
      <text:p text:style-name="P4">
Source: <text:a xlink:type="simple" xlink:href="https://t.me/suspilnekharkiv/24567" text:style-name="Internet_20_link" text:visited-style-name="Visited_20_Internet_20_Link">
https://t.me/suspilnekharkiv/24567</text:a>
</text:p>
      <!--NEWS-->
      <text:h text:style-name="P10" text:outline-level="1">
<text:span text:style-name="T4">
5 wounded as result of shelling at industrial enterprise in Nikopol</text:span>
</text:h>
      <text:p text:style-name="P4">
Authors: liveuamap (Language: en)</text:p>
      <text:p text:style-name="P4">
Time: 2023-05-06T10:35:06</text:p>
      <text:p text:style-name="P4">
Location: Zaporizhia (Latitude:47.58533 Longtitude:34.34137)</text:p>
      <text:p text:style-name="P4">
Videos: []</text:p>
      <text:p text:style-name="P4">
Images: []</text:p>
      <text:p text:style-name="P4">
Tags: ["Europe"]</text:p>
      <text:p text:style-name="P4">
ID: 22560896</text:p>
      <!--METADATA-->
      <text:p text:style-name="P4">
5 wounded as result of shelling at industrial enterprise in Nikopol</text:p>
      <text:p text:style-name="P4">
News Collection Link: <text:a xlink:type="simple" xlink:href="https://liveuamap.com/en/2023/6-may-5-wounded-as-result-of-shelling-at-industrial-enterprise" text:style-name="Internet_20_link" text:visited-style-name="Visited_20_Internet_20_Link">
https://liveuamap.com/en/2023/6-may-5-wounded-as-result-of-shelling-at-industrial-enterprise</text:a>
</text:p>
      <text:p text:style-name="P4">
Source: <text:a xlink:type="simple" xlink:href="https://t.me/suspilnenews/20494" text:style-name="Internet_20_link" text:visited-style-name="Visited_20_Internet_20_Link">
https://t.me/suspilnenews/20494</text:a>
</text:p>
      <!--NEWS-->
      <text:h text:style-name="P10" text:outline-level="1">
<text:span text:style-name="T4">
Occupation authorities in Crimea claim 2 Ukrainian Hrim-2 ballistic missile were shot down</text:span>
</text:h>
      <text:p text:style-name="P4">
Authors: liveuamap (Language: en)</text:p>
      <text:p text:style-name="P4">
Time: 2023-05-06T10:39:45</text:p>
      <text:p text:style-name="P4">
Location: Crimea (Latitude:45.03083 Longtitude:35.08759)</text:p>
      <text:p text:style-name="P4">
Videos: []</text:p>
      <text:p text:style-name="P4">
Images: []</text:p>
      <text:p text:style-name="P4">
Tags: ["Europe", "Central and Eastern Europe"]</text:p>
      <text:p text:style-name="P4">
ID: 22560898</text:p>
      <!--METADATA-->
      <text:p text:style-name="P4">
Occupation authorities in Crimea claim 2 Ukrainian Hrim-2 ballistic missilewere shot down</text:p>
      <text:p text:style-name="P4">
News Collection Link: <text:a xlink:type="simple" xlink:href="https://liveuamap.com/en/2023/6-may-occupation-authorities-in-crimea-claim-2-ukrainian" text:style-name="Internet_20_link" text:visited-style-name="Visited_20_Internet_20_Link">
https://liveuamap.com/en/2023/6-may-occupation-authorities-in-crimea-claim-2-ukrainian</text:a>
</text:p>
      <text:p text:style-name="P4">
Source: <text:a xlink:type="simple" xlink:href="https://t.me/interfaxonline/31977" text:style-name="Internet_20_link" text:visited-style-name="Visited_20_Internet_20_Link">
https://t.me/interfaxonline/31977</text:a>
</text:p>
      <!--NEWS-->
      <text:h text:style-name="P10" text:outline-level="1">
<text:span text:style-name="T4">
В ОП обговорили посилення співпраці з новим очільником делегації МКЧХ в Україні</text:span>
</text:h>
      <text:p text:style-name="P4">
Authors: Ukrinform (Person)</text:p>
      <text:p text:style-name="P4">
Publisher: Укринформ (Organization)</text:p>
      <text:p text:style-name="P4">
Published Time: 2023-05-06T11:10:00+03:00</text:p>
      <text:p text:style-name="P4">
Modified Time: 2023-05-06T11:10:00+03:00</text:p>
      <text:p text:style-name="P4">
Description: Заступник керівника Офісу Президента Олексій Кулеба обговорив з новим очільником делегації Міжнародного комітету Червоного Хреста в Україні Юргом Егліном питання посилення співпраці. — Укрінформ.</text:p>
      <text:p text:style-name="P4">
Images: ["<text:a xlink:type="simple" xlink:href="https://static.ukrinform.com/photos/2023_05/thumb_files/630_360_1683360390-929.jpeg" text:style-name="Internet_20_link" text:visited-style-name="Visited_20_Internet_20_Link">
630_360_16833...</text:a>
", "<text:a xlink:type="simple" xlink:href="https://static.ukrinform.com/photos/2023_05/1683360390-951.jpeg" text:style-name="Internet_20_link" text:visited-style-name="Visited_20_Internet_20_Link">
1683360390-95...</text:a>
", "<text:a xlink:type="simple" xlink:href="https://static.ukrinform.com/photos/2023_05/1683360391-646.jpeg" text:style-name="Internet_20_link" text:visited-style-name="Visited_20_Internet_20_Link">
1683360391-64...</text:a>
"]</text:p>
      <text:p text:style-name="P4">
Tags: ['МКЧХ', 'Офіс Президента']</text:p>
      <text:p text:style-name="P4">
Type: Article</text:p>
      <!--METADATA-->
      <text:p text:style-name="P4">
<draw:frame draw:style-name="fr1" draw:name="Image100" text:anchor-type="as-char" svg:width="6.9236in" svg:height="3.956343in" draw:z-index="0">
<draw:image xlink:href="../Images/yкринформ/2023-05-06T11-10-00-03-00/630_360_1683360390-929.jpeg" xlink:type="simple" xlink:show="embed" xlink:actuate="onLoad" draw:mime-type="image/jpeg"/>
</draw:frame>
 Заступниккерівника Офісу Президента Олексій Кулеба обговорив з новим очільникомделегації Міжнародного комітету Червоного Хреста в Україні Юргом Егліномпитання посилення співпраці.</text:p>
      <text:p text:style-name="P4">
Як передає Укрінформ, про це повідомляє <text:a xlink:type="simple" xlink:href="https://www.president.gov.ua/news/oleksij-kuleba-zustrivsya-z-novim-glavoyu-delegaciyi-mkchh-v-82733" text:style-name="Internet_20_link" text:visited-style-name="Visited_20_Internet_20_Link">
</text:a>
<text:a xlink:type="simple" xlink:href="https://www.president.gov.ua/news/oleksij-kuleba-zustrivsya-z-novim-glavoyu-delegaciyi-mkchh-v-82733" text:style-name="Internet_20_link" text:visited-style-name="Visited_20_Internet_20_Link">
 </text:a>
.</text:p>
      <text:p text:style-name="P4">
Сторони обговорили дотримання основоположних норм міжнародного гуманітарногоправа в умовах порушення росією усіх принципів ведення війни.</text:p>
      <text:p text:style-name="P4">
<draw:frame draw:style-name="fr1" draw:name="Image101" text:anchor-type="as-char" svg:width="6.9236in" svg:height="4.604691in" draw:z-index="0">
<draw:image xlink:href="../Images/yкринформ/2023-05-06T11-10-00-03-00/1683360390-951.jpeg" xlink:type="simple" xlink:show="embed" xlink:actuate="onLoad" draw:mime-type="image/jpeg"/>
</draw:frame>
</text:p>
      <text:p text:style-name="P4">
Кулеба подякував представникам <text:a xlink:type="simple" xlink:href="https://www.ukrinform.ua/tag-cervonij-hrest" text:style-name="Internet_20_link" text:visited-style-name="Visited_20_Internet_20_Link">
 </text:a>
 за допомогу Україні в умовах російської агресії.</text:p>
      <text:p text:style-name="P4">
«Евакуація людей із зони бойових дій та окупованих регіонів, гуманітарна,медична, фінансова допомога – Україна високо оцінює роль Міжнародного комітетуЧервоного Хреста у подоланні наслідків війни росії проти України. Вашадопомога виявилася справжнім порятунком для мільйонів мирних людей», -зазначив Кулеба.</text:p>
      <text:p text:style-name="P4">
<text:span text:style-name="T4">
Читайте також:</text:span>
 <text:a xlink:type="simple" xlink:href="https://www.ukrinform.ua/rubric-ato/3698967-ukraini-vdalosa-nalagoditi-peredacu-til-zagarbnikiv-u-rosiu-dopomig-cervonij-hrest.html" text:style-name="Internet_20_link" text:visited-style-name="Visited_20_Internet_20_Link">
 <text:span text:style-name="T4">
Червоний</text:span>
 <text:span text:style-name="T4">
Хрест</text:span>
 </text:a>
</text:p>
      <text:p text:style-name="P4">
Крім того, він висловив переконання щодо посилення співпраці, зокрема увідновленні життєдіяльності у звільнених регіонах, а також у задоволенніпотреб вимушених переселенців та дітей України.</text:p>
      <text:p text:style-name="P4">
«Нашим пріоритетом також є повернення всіх українських військовополонених,надання їм гуманітарної допомоги і медикаментів, включно з тими, хтоутримується на тимчасово окупованих територіях України», – сказав Кулеба.</text:p>
      <text:p text:style-name="P4">
У свою чергу, Еглін висловив готовність до подальшого співробітництва.</text:p>
      <text:p text:style-name="P4">
<draw:frame draw:style-name="fr1" draw:name="Image102" text:anchor-type="as-char" svg:width="6.9236in" svg:height="4.604691in" draw:z-index="0">
<draw:image xlink:href="../Images/yкринформ/2023-05-06T11-10-00-03-00/1683360391-646.jpeg" xlink:type="simple" xlink:show="embed" xlink:actuate="onLoad" draw:mime-type="image/jpeg"/>
</draw:frame>
</text:p>
      <text:p text:style-name="P4">
«Прибувши до України, я на власні очі побачив неймовірні страждання людей. Щобі далі якнайкраще допомагати українцям гуманітарно, я сповідаюся на подальшепоглиблення нашої взаємодії з Офісом Президента України», – зазначив Еглін.</text:p>
      <text:p text:style-name="P4">
<text:span text:style-name="T4">
Читайте також:</text:span>
 <text:a xlink:type="simple" xlink:href="https://www.ukrinform.ua/rubric-society/3686399-cervonij-hrest-ukraini-viplacuvatime-po-4-tisaci-ludam-z-invalidnistu.html" text:style-name="Internet_20_link" text:visited-style-name="Visited_20_Internet_20_Link">
 <text:span text:style-name="T4">
Червоний</text:span>
 <text:span text:style-name="T4">
Хрест</text:span>
 </text:a>
</text:p>
      <text:p text:style-name="P4">
Як повідомляв Укрінформ, Координаційний штаб із питань поводження звійськовополоненими під час зустрічі з представниками Міжнародного комітетуЧервоного Хреста <text:a xlink:type="simple" xlink:href="https://www.ukrinform.ua/rubric-society/3695259-koordstab-zaklikav-cervonij-hrest-dobivatisa-vikonanna-mandata-organizacii-u-rosii.html" text:style-name="Internet_20_link" text:visited-style-name="Visited_20_Internet_20_Link">
 </text:a>
 виконання мандата цієї організації в росії.</text:p>
      <text:p text:style-name="P4">
<text:span text:style-name="T5">
Фото: president.gov.ua</text:span>
</text:p>
      <text:p text:style-name="P4">
Source: <text:a xlink:type="simple" xlink:href="https://www.ukrinform.ua/rubric-polytics/3705553-v-op-obgovorili-posilenna-spivpraci-z-novim-ocilnikom-delegacii-mkch-v-ukraini.html" text:style-name="Internet_20_link" text:visited-style-name="Visited_20_Internet_20_Link">
https://www.ukrinform.ua/rubric-polytics/3705553-v-op-obgovorili-posilenna-spivpraci-z-novim-ocilnikom-delegacii-mkch-v-ukraini.html</text:a>
</text:p>
      <!--NEWS-->
      <text:h text:style-name="P10" text:outline-level="1">
<text:span text:style-name="T4">
На Запоріжжі загарбники під прикриттям евакуації цивільного населення вивозять своїх солдат</text:span>
</text:h>
      <text:p text:style-name="P4">
Authors: Ukrinform (Person)</text:p>
      <text:p text:style-name="P4">
Publisher: Укринформ (Organization)</text:p>
      <text:p text:style-name="P4">
Published Time: 2023-05-06T11:11:00+03:00</text:p>
      <text:p text:style-name="P4">
Modified Time: 2023-05-06T11:11:00+03:00</text:p>
      <text:p text:style-name="P4">
Description: На тимчасово окупованій території Запорізької області разом із мирним населенням російські загарбники вивозять своїх військових. — Укрінформ.</text:p>
      <text:p text:style-name="P4">
Images: ["<text:a xlink:type="simple" xlink:href="https://static.ukrinform.com/photos/2022_09/thumb_files/630_360_1663576850-585.jpg" text:style-name="Internet_20_link" text:visited-style-name="Visited_20_Internet_20_Link">
630_360_16635...</text:a>
"]</text:p>
      <text:p text:style-name="P4">
Tags: ['Евакуація', 'Російські військові', 'Запоріжжя', 'Війна з росією']</text:p>
      <text:p text:style-name="P4">
Type: Article</text:p>
      <!--METADATA-->
      <text:p text:style-name="P4">
<draw:frame draw:style-name="fr1" draw:name="Image103" text:anchor-type="as-char" svg:width="6.9236in" svg:height="3.956343in" draw:z-index="0">
<draw:image xlink:href="../Images/yкринформ/2023-05-06T11-11-00-03-00/630_360_1663576850-585.jpg" xlink:type="simple" xlink:show="embed" xlink:actuate="onLoad" draw:mime-type="image/jpeg"/>
</draw:frame>
 Натимчасово окупованій території Запорізької області разом із мирним населеннямросійські загарбники вивозять своїх військових.</text:p>
      <text:p text:style-name="P4">
Як передає Укрінформ, про це Бердянська міська військова адміністраціяповідомляє у <text:a xlink:type="simple" xlink:href="https://t.me/berdmisk/2850" text:style-name="Internet_20_link" text:visited-style-name="Visited_20_Internet_20_Link">
 </text:a>
 .</text:p>
      <text:p text:style-name="P4">
"Зранку до Бердянська заїхали евакуаційні автобуси. За попередніми даними,людей, евакуйованих із інших тимчасово окупованих територій Запорізькоїобласті, розселили на базах відпочинку на Косі. Але ми маємо свідчення, яківказують на те, що ця <text:a xlink:type="simple" xlink:href="https://www.ukrinform.ua/tag-evakuacia" text:style-name="Internet_20_link" text:visited-style-name="Visited_20_Internet_20_Link">
 </text:a>
 цивільнихмогла бути прикриттям", - йдеться у дописі.</text:p>
      <text:p text:style-name="P4">
Зазначається, що у Токмаку в батьків вимагали щось на кшталт довіреності надитину — дітей саджали в окремі автобуси. Жінок та невелику кількістьчоловіків — до іншого автобуса. В міській адміністрації додають, що зцивільними була лише третина автобусів, решта — з російськими військовими.</text:p>
      <text:p text:style-name="P4">
<text:span text:style-name="T4">
Читайте також:</text:span>
 <text:a xlink:type="simple" xlink:href="https://www.ukrinform.ua/rubric-regions/3705207-rosiani-na-zaporizzi-organizovuut-evakuaciu-do-berdanska-ditej-hocut-vivezti-primusovo-fedorov.html" text:style-name="Internet_20_link" text:visited-style-name="Visited_20_Internet_20_Link">
 <text:span text:style-name="T4">
евакуацію</text:span>
 </text:a>
</text:p>
      <text:p text:style-name="P4">
"Мирне населення заїхало до Бердянська, а армію загарбника повезли в бікМаріуполя. Є підстави вважати, що окупанти під прикриттям живого щита вивозилисвоїх солдатів", - йдеться в коментарі.</text:p>
      <text:p text:style-name="P4">
Раніше повідомлялось, що напередодні окупанти оголосили про евакуацію з 15населених пунктів на Запоріжжі. Людей вивозять на бази відпочинку <text:a xlink:type="simple" xlink:href="https://www.ukrinform.ua/rubric-regions/3705560-na-okupovanih-teritoriah-zaporizza-ludej-primusovo-vivozat-do-kirilivki-ta-berdanska.html" text:style-name="Internet_20_link" text:visited-style-name="Visited_20_Internet_20_Link">
</text:a>
</text:p>
      <text:p text:style-name="P4">
Source: <text:a xlink:type="simple" xlink:href="https://www.ukrinform.ua/rubric-regions/3705554-na-zaporizzi-zagarbniki-pid-prikrittam-evakuacii-civilnogo-naselenna-vivozat-svoih-soldat.html" text:style-name="Internet_20_link" text:visited-style-name="Visited_20_Internet_20_Link">
https://www.ukrinform.ua/rubric-regions/3705554-na-zaporizzi-zagarbniki-pid-prikrittam-evakuacii-civilnogo-naselenna-vivozat-svoih-soldat.html</text:a>
</text:p>
      <!--NEWS-->
      <text:h text:style-name="P10" text:outline-level="1">
<text:span text:style-name="T4">
Чарльз ІІІ. Що відомо про нового короля Великої Британії</text:span>
</text:h>
      <text:p text:style-name="P4">
Authors: Ukrinform (Person)</text:p>
      <text:p text:style-name="P4">
Publisher: Укринформ (Organization)</text:p>
      <text:p text:style-name="P4">
Published Time: 2023-05-06T11:15:00+03:00</text:p>
      <text:p text:style-name="P4">
Modified Time: 2023-05-06T11:15:00+03:00</text:p>
      <text:p text:style-name="P4">
Description: 6 травня у Вестмінстерському абатстві - коронація Чарльза III. До Лондону запрошені високі делегації, серед них буде українська, тоді як російську не запросили — Укрінформ.</text:p>
      <text:p text:style-name="P4">
Images: ["<text:a xlink:type="simple" xlink:href="https://static.ukrinform.com/photos/2023_05/thumb_files/630_360_1683351915-167.jpg" text:style-name="Internet_20_link" text:visited-style-name="Visited_20_Internet_20_Link">
630_360_16833...</text:a>
", "<text:a xlink:type="simple" xlink:href="https://static.ukrinform.com/photos/2023_05/1683351885-947.jpg" text:style-name="Internet_20_link" text:visited-style-name="Visited_20_Internet_20_Link">
1683351885-94...</text:a>
"]</text:p>
      <text:p text:style-name="P4">
Tags: None</text:p>
      <text:p text:style-name="P4">
Type: Article</text:p>
      <!--METADATA-->
      <text:p text:style-name="P4">
<draw:frame draw:style-name="fr1" draw:name="Image104" text:anchor-type="as-char" svg:width="6.9236in" svg:height="3.956343in" draw:z-index="0">
<draw:image xlink:href="../Images/yкринформ/2023-05-06T11-15-00-03-00/630_360_1683351915-167.jpg" xlink:type="simple" xlink:show="embed" xlink:actuate="onLoad" draw:mime-type="image/jpeg"/>
</draw:frame>
 6 травня уВестмінстерському абатстві - коронація Чарльза III. До Лондону запрошенівисокі делегації, серед них буде українська, тоді як російську не запросили<draw:frame draw:style-name="fr1" draw:name="Image105" text:anchor-type="as-char" svg:width="1.338788in" svg:height="10.0in" draw:z-index="0">
<draw:image xlink:href="../Images/yкринформ/2023-05-06T11-15-00-03-00/1683351885-947.jpg" xlink:type="simple" xlink:show="embed" xlink:actuate="onLoad" draw:mime-type="image/jpeg"/>
</draw:frame>
 За інформацією ЗМІ</text:p>
      <text:p text:style-name="P4">
Source: <text:a xlink:type="simple" xlink:href="https://www.ukrinform.ua/rubric-world/3705492-carlz-iii-so-vidomo-pro-novogo-korola-velikobritanii.html" text:style-name="Internet_20_link" text:visited-style-name="Visited_20_Internet_20_Link">
https://www.ukrinform.ua/rubric-world/3705492-carlz-iii-so-vidomo-pro-novogo-korola-velikobritanii.html</text:a>
</text:p>
      <!--NEWS-->
      <text:h text:style-name="P10" text:outline-level="1">
<text:span text:style-name="T4">
Українці Середа та Болюх здобули «срібло» на Кубку світу у Монреалі</text:span>
</text:h>
      <text:p text:style-name="P4">
Authors: Ukrinform (Person)</text:p>
      <text:p text:style-name="P4">
Publisher: Укринформ (Organization)</text:p>
      <text:p text:style-name="P4">
Published Time: 2023-05-06T11:16:36+03:00</text:p>
      <text:p text:style-name="P4">
Modified Time: 2023-05-06T11:16:36+03:00</text:p>
      <text:p text:style-name="P4">
Description: Українська збірна відкрили лік медалям на етапі Кубка світу зі стрибків у воду у Монреалі (Канада). — Укрінформ.</text:p>
      <text:p text:style-name="P4">
Images: ["<text:a xlink:type="simple" xlink:href="https://static.ukrinform.com/photos/2023_05/thumb_files/630_360_1683360582-322.jpg" text:style-name="Internet_20_link" text:visited-style-name="Visited_20_Internet_20_Link">
630_360_16833...</text:a>
"]</text:p>
      <text:p text:style-name="P4">
Tags: ['Канада', 'Спорт', 'Стрибки у воду', 'Збірна України']</text:p>
      <text:p text:style-name="P4">
Type: Article</text:p>
      <!--METADATA-->
      <text:p text:style-name="P4">
<draw:frame draw:style-name="fr1" draw:name="Image106" text:anchor-type="as-char" svg:width="6.9236in" svg:height="3.956343in" draw:z-index="0">
<draw:image xlink:href="../Images/yкринформ/2023-05-06T11-16-36-03-00/630_360_1683360582-322.jpg" xlink:type="simple" xlink:show="embed" xlink:actuate="onLoad" draw:mime-type="image/jpeg"/>
</draw:frame>
 Українськазбірна відкрили лік медалям на етапі Кубка світу зі стрибків у воду у Монреалі(Канада).</text:p>
      <text:p text:style-name="P4">
Олексій Середа та Кирило Болюх стали <text:a xlink:type="simple" xlink:href="https://www.facebook.com/minmolodsport/" text:style-name="Internet_20_link" text:visited-style-name="Visited_20_Internet_20_Link">
</text:a>
 у синхронних стрибках з вишки ізсумою 412,74 бала, передає Укрінформ.</text:p>
      <text:p text:style-name="P4">
Наші спортсмени поступились лише представникам Китаю Хао Янгу та ДжунджіЛіану.</text:p>
      <text:p text:style-name="P4">
17-річний Олексій на 18-річний Кирило були наймолодшими учасниками фіналу, уякому змагалися найтитулованіші спортсмени світу.</text:p>
      <text:p text:style-name="P4">
Нинішнього сезону наш дует вже вдруге здобуває медаль Кубка світу. Першу,бронзову, українці завоювали у квітні в Сіані (Китай).</text:p>
      <text:p text:style-name="P4">
<text:span text:style-name="T4">
Читайте також:</text:span>
 <text:a xlink:type="simple" xlink:href="https://www.ukrinform.ua/rubric-sports/3705364-ukrainci-rozpocali-vistup-na-kanadskomu-etapi-kubka-svitu-zi-stribkiv-u-vodu.html" text:style-name="Internet_20_link" text:visited-style-name="Visited_20_Internet_20_Link">
 </text:a>
</text:p>
      <text:p text:style-name="P4">
Змагання у Монреалі триватимуть до 7 травня.</text:p>
      <text:p text:style-name="P4">
Фото: facebook.com/minmolodsport.</text:p>
      <text:p text:style-name="P4">
Source: <text:a xlink:type="simple" xlink:href="https://www.ukrinform.ua/rubric-sports/3705558-ukrainci-sereda-ta-boluh-zdobuli-sriblo-na-kubku-svitu-u-monreali.html" text:style-name="Internet_20_link" text:visited-style-name="Visited_20_Internet_20_Link">
https://www.ukrinform.ua/rubric-sports/3705558-ukrainci-sereda-ta-boluh-zdobuli-sriblo-na-kubku-svitu-u-monreali.html</text:a>
</text:p>
      <!--NEWS-->
      <text:h text:style-name="P10" text:outline-level="1">
<text:span text:style-name="T4">
Zaporizka Oblast(17:22). Red Alert: aerial threat. Sirens sounding. Take cover now!</text:span>
</text:h>
      <text:p text:style-name="P4">
Authors: liveuamap (Language: en)</text:p>
      <text:p text:style-name="P4">
Time: 2023-05-06T11:22:00</text:p>
      <text:p text:style-name="P4">
Location: Zaporizka Oblast (Latitude:47.612571 Longtitude:35.766011)</text:p>
      <text:p text:style-name="P4">
Videos: []</text:p>
      <text:p text:style-name="P4">
Images: []</text:p>
      <text:p text:style-name="P4">
Tags: ["Europe", "Central and Eastern Europe"]</text:p>
      <text:p text:style-name="P4">
ID: 22560936</text:p>
      <!--METADATA-->
      <text:p text:style-name="P4">
Zaporizka Oblast(17:22). Red Alert: aerial threat. Sirens sounding. Take covernow!</text:p>
      <text:p text:style-name="P4">
News Collection Link: <text:a xlink:type="simple" xlink:href="https://liveuamap.com/en/2023/06-may-zaporizka-oblast1722-red-alert-aerial-g" text:style-name="Internet_20_link" text:visited-style-name="Visited_20_Internet_20_Link">
https://liveuamap.com/en/2023/06-may-zaporizka-oblast1722-red-alert-aerial-g</text:a>
</text:p>
      <text:p text:style-name="P4">
Source: <text:a xlink:type="simple" xlink:href="https://t.me/suspilnezaporizhzhya/12655" text:style-name="Internet_20_link" text:visited-style-name="Visited_20_Internet_20_Link">
https://t.me/suspilnezaporizhzhya/12655</text:a>
</text:p>
      <!--NEWS-->
      <text:h text:style-name="P10" text:outline-level="1">
<text:span text:style-name="T4">
У США учасника штурму Капітолію засудили до 14 років</text:span>
</text:h>
      <text:p text:style-name="P4">
Authors: Ukrinform (Person)</text:p>
      <text:p text:style-name="P4">
Publisher: Укринформ (Organization)</text:p>
      <text:p text:style-name="P4">
Published Time: 2023-05-06T11:26:00+03:00</text:p>
      <text:p text:style-name="P4">
Modified Time: 2023-05-06T11:26:00+03:00</text:p>
      <text:p text:style-name="P4">
Description: Чоловік, який застосував перцевий балончик проти поліцейських під час бунту біля Капітолію 6 січня, отримав 14 років ув'язнення.  — Укрінформ.</text:p>
      <text:p text:style-name="P4">
Images: ["<text:a xlink:type="simple" xlink:href="https://static.ukrinform.com/photos/2018_02/thumb_files/630_360_1518627452-9524.jpg" text:style-name="Internet_20_link" text:visited-style-name="Visited_20_Internet_20_Link">
630_360_15186...</text:a>
"]</text:p>
      <text:p text:style-name="P4">
Tags: ['США', 'Суд', "В'язниця", 'Штурм Капітолія']</text:p>
      <text:p text:style-name="P4">
Type: Article</text:p>
      <!--METADATA-->
      <text:p text:style-name="P4">
<draw:frame draw:style-name="fr1" draw:name="Image107" text:anchor-type="as-char" svg:width="6.9236in" svg:height="3.956343in" draw:z-index="0">
<draw:image xlink:href="../Images/yкринформ/2023-05-06T11-26-00-03-00/630_360_1518627452-9524.jpg" xlink:type="simple" xlink:show="embed" xlink:actuate="onLoad" draw:mime-type="image/jpeg"/>
</draw:frame>
 Чоловік,який застосував перцевий балончик проти поліцейських під час бунту біляКапітолію 6 січня, отримав 14 років ув'язнення.</text:p>
      <text:p text:style-name="P4">
Як передає Укрінформ, про це повідомляє <text:a xlink:type="simple" xlink:href="https://www.reuters.com/world/us/man-who-pepper-sprayed-police-gets-14-years-longest-jan-6-related-sentence-2023-05-06/" text:style-name="Internet_20_link" text:visited-style-name="Visited_20_Internet_20_Link">
</text:a>
</text:p>
      <text:p text:style-name="P4">
Чоловік із Пенсильванії, визнаний винним у тяжкому нападі та застосуванніперцевого балончика проти поліцейських біля Капітолію США, був засуджений до14 років ув'язнення, що є найдовшим терміном ув'язнення у зв'язку іззаворушеннями 6 січня 2021 року.</text:p>
      <text:p text:style-name="P4">
49-річний Пітер Шварц, зварювальник за фахом, був заарештований на початкулютого у своєму рідному місті Юніонтаун, штат Пенсильванія. Докази показали,що він був в авангарді натовпу, який атакував поліцію на нижній західнійтерасі <text:a xlink:type="simple" xlink:href="https://www.ukrinform.ua/tag-sturm-kapitolia" text:style-name="Internet_20_link" text:visited-style-name="Visited_20_Internet_20_Link">
 </text:a>
 , і пізніше хвалився,що він "почав бунт", "кинувши перший стілець".</text:p>
      <text:p text:style-name="P4">
Прокурори заявили, що потім Шварц захопив поліцейську сумку, повну балончиківз перцевим спреєм, і роздав їх іншим учасникам натовпу, в тому числі своїйдружині, щоб вони могли використати їх проти поліцейських.</text:p>
      <text:p text:style-name="P4">
<text:span text:style-name="T4">
Читайте також:</text:span>
 <text:a xlink:type="simple" xlink:href="https://www.ukrinform.ua/rubric-world/3696123-u-ssa-zasudili-do-75-roku-vaznici-napadnika-na-policejskogo-pid-cas-sturmu-kapitolia.html" text:style-name="Internet_20_link" text:visited-style-name="Visited_20_Internet_20_Link">
 <text:span text:style-name="T4">
Капітолія</text:span>
 </text:a>
</text:p>
      <text:p text:style-name="P4">
Згідно з версією уряду, Шварц почав переслідувати поліцейських, яківідступали, і обливати їх із перцевого балончика, а потім прорвався крізьнатовп до тунелю нижньої західної тераси, озброєний дерев'яною палицею.</text:p>
      <text:p text:style-name="P4">
Шварц і двоє співвідповідачів, Джеффрі Скотт Браун і Маркус Малі, сталипершими трьома особами, засудженими на суді за напад на поліцейських іззастосуванням перцевого балончика 6 січня.</text:p>
      <text:p text:style-name="P4">
Шварца визнали винним за чотирма пунктами нападу із застосуванням небезпечноїзброї та шістьма іншими звинуваченнями, включаючи перешкоджання офіційномупроцесу, проникнення в будівлю з обмеженим доступом з небезпечною зброєю тазастосування фізичного насильства в будівлі з обмеженим доступом.</text:p>
      <text:p text:style-name="P4">
Його 170-місячний тюремний термін перевищує попередній найдовший вирок,винесений у справі, пов'язаній з нападом 6 січня - 10 років.</text:p>
      <text:p text:style-name="P4">
Як повідомляв Укрінформ, <text:a xlink:type="simple" xlink:href="https://www.ukrinform.ua/rubric-world/3704518-sturm-kapitolia-u-napadi-zvinuvacuut-eksagenta-fbr.html" text:style-name="Internet_20_link" text:visited-style-name="Visited_20_Internet_20_Link">
 </text:a>
 США 6січня 2021 року та звинуватили у чотирьох правопорушеннях, зокрема незаконномупроникненні в закриту будівлю та хуліганстві.</text:p>
      <text:p text:style-name="P4">
Source: <text:a xlink:type="simple" xlink:href="https://www.ukrinform.ua/rubric-world/3705563-u-ssa-ucasnika-sturmu-kapitoliu-zasudili-do-14-rokiv.html" text:style-name="Internet_20_link" text:visited-style-name="Visited_20_Internet_20_Link">
https://www.ukrinform.ua/rubric-world/3705563-u-ssa-ucasnika-sturmu-kapitoliu-zasudili-do-14-rokiv.html</text:a>
</text:p>
      <!--NEWS-->
      <text:h text:style-name="P10" text:outline-level="1">
<text:span text:style-name="T4">
На Web Summit 2023 представили дев'ять українських стартапів</text:span>
</text:h>
      <text:p text:style-name="P4">
Authors: Ukrinform (Person)</text:p>
      <text:p text:style-name="P4">
Publisher: Укринформ (Organization)</text:p>
      <text:p text:style-name="P4">
Published Time: 2023-05-06T11:35:28+03:00</text:p>
      <text:p text:style-name="P4">
Modified Time: 2023-05-06T11:35:28+03:00</text:p>
      <text:p text:style-name="P4">
Description: На міжнародній конференції Web Summit 2023 представили дев'ять українських стартапів. — Укрінформ.</text:p>
      <text:p text:style-name="P4">
Images: ["<text:a xlink:type="simple" xlink:href="https://static.ukrinform.com/photos/2023_05/thumb_files/630_360_1683362062-701.jpeg" text:style-name="Internet_20_link" text:visited-style-name="Visited_20_Internet_20_Link">
630_360_16833...</text:a>
", "<text:a xlink:type="simple" xlink:href="https://static.ukrinform.com/photos/2023_05/1683362084-424.jpg" text:style-name="Internet_20_link" text:visited-style-name="Visited_20_Internet_20_Link">
1683362084-42...</text:a>
"]</text:p>
      <text:p text:style-name="P4">
Tags: ['Бразилія', 'IT-технології', 'Саміт', 'Стартап', 'Україна', 'Мінцифри']</text:p>
      <text:p text:style-name="P4">
Type: Article</text:p>
      <!--METADATA-->
      <text:p text:style-name="P4">
<draw:frame draw:style-name="fr1" draw:name="Image108" text:anchor-type="as-char" svg:width="6.9236in" svg:height="3.956343in" draw:z-index="0">
<draw:image xlink:href="../Images/yкринформ/2023-05-06T11-35-28-03-00/630_360_1683362062-701.jpeg" xlink:type="simple" xlink:show="embed" xlink:actuate="onLoad" draw:mime-type="image/jpeg"/>
</draw:frame>
 Наміжнародній конференції Web Summit 2023 представили дев'ять українськихстартапів.</text:p>
      <text:p text:style-name="P4">
Як передає Укрінформ, про це Міністерство цифрової трансформації повідомляє у<text:a xlink:type="simple" xlink:href="https://t.me/mintsyfra/4045" text:style-name="Internet_20_link" text:visited-style-name="Visited_20_Internet_20_Link">
 </text:a>
</text:p>
      <text:p text:style-name="P4">
<draw:frame draw:style-name="fr1" draw:name="Image109" text:anchor-type="as-char" svg:width="6.9236in" svg:height="6.9236in" draw:z-index="0">
<draw:image xlink:href="../Images/yкринформ/2023-05-06T11-35-28-03-00/1683362084-424.jpg" xlink:type="simple" xlink:show="embed" xlink:actuate="onLoad" draw:mime-type="image/jpeg"/>
</draw:frame>
</text:p>
      <text:p text:style-name="P4">
"Кращі серед кращих показали себе на конференції Web Summit 2023. Самітвідвідали більш як 500 інвесторів, 970 <text:a xlink:type="simple" xlink:href="https://www.ukrinform.ua/tag-startap" text:style-name="Internet_20_link" text:visited-style-name="Visited_20_Internet_20_Link">
 </text:a>
 та 21 000 гостей", - ідеться в повідомленні.</text:p>
      <text:p text:style-name="P4">
Україна представили низку розробок, серед яких:</text:p>
      <ul>
        <li>
система автоматичної перевірки та розпізнавання облич на фото чи відео;   * онлайн-простір для організації роботи малих та середніх компаній;   * платформа для оптимізації корпоративних витрат та інші.</li>
      </ul>
      <text:p text:style-name="P4">
Одразу декілька міжнародних компаній зацікавилось українською low-codeплатформою UBOS, яка допомагає розробляти програмні рішення на базі AI.</text:p>
      <text:p text:style-name="P4">
Українські команди скористалися усіма можливостями заходу такого масштабу:дослідили стартап-ринок Бразилії, поспілкувалися з інвесторами, журналістами,потенційними партнерами та клієнтами. "Вони підтверджують - світ у захваті віднаших розробок", - наголосили у Мінцифри.</text:p>
      <text:p text:style-name="P4">
<text:span text:style-name="T4">
Читайте також:</text:span>
 <text:a xlink:type="simple" xlink:href="https://www.ukrinform.ua/rubric-technology/3690718-ukraina-stane-odnieu-z-najsilnisih-krain-u-rozvitku-vijskovih-innovacij-fedorov.html" text:style-name="Internet_20_link" text:visited-style-name="Visited_20_Internet_20_Link">
 </text:a>
</text:p>
      <text:p text:style-name="P4">
Як відзначили у міністерстві, участь української делегації стала можливоюзавдяки спільними зусиллям співорганізаторів — Міністерства цифровоїтрансформації, Українського фонду стартапів (USF) та Ukrainian hub, запідтримки Програми USAID "Конкурентоспроможна економіка України" та партнерів— Ukrainian American Coordinating Council, Flyer One Ventures.</text:p>
      <text:p text:style-name="P4">
Як повідомляв Укрінформ, Міністерство цифрової трансформації і об’єднаннятехнологічних компаній України Techosystem <text:a xlink:type="simple" xlink:href="https://www.ukrinform.ua/rubric-technology/3698334-mincifri-pidpisalo-memorandum-z-techosystem-dla-rozvitku-itindustrii.html" text:style-name="Internet_20_link" text:visited-style-name="Visited_20_Internet_20_Link">
</text:a>
 про співробітництводля розвитку ІТ-індустрії.</text:p>
      <text:p text:style-name="P4">
<text:span text:style-name="T5">
Фото: biome-dx.co</text:span>
</text:p>
      <text:p text:style-name="P4">
Source: <text:a xlink:type="simple" xlink:href="https://www.ukrinform.ua/rubric-technology/3705565-na-web-summit-2023-predstavili-devat-ukrainskih-startapiv.html" text:style-name="Internet_20_link" text:visited-style-name="Visited_20_Internet_20_Link">
https://www.ukrinform.ua/rubric-technology/3705565-na-web-summit-2023-predstavili-devat-ukrainskih-startapiv.html</text:a>
</text:p>
      <!--NEWS-->
      <text:h text:style-name="P10" text:outline-level="1">
<text:span text:style-name="T4">
У Євпаторії окупанти вербують людей для приватної військової компанії</text:span>
</text:h>
      <text:p text:style-name="P4">
Authors: Ukrinform (Person)</text:p>
      <text:p text:style-name="P4">
Publisher: Укринформ (Organization)</text:p>
      <text:p text:style-name="P4">
Published Time: 2023-05-06T11:40:00+03:00</text:p>
      <text:p text:style-name="P4">
Modified Time: 2023-05-06T11:40:00+03:00</text:p>
      <text:p text:style-name="P4">
Description: У місті Євпаторія в тимчасово окупованому Криму загарбники вербують людей для приватної військової компанії.  — Укрінформ.</text:p>
      <text:p text:style-name="P4">
Images: ["<text:a xlink:type="simple" xlink:href="https://static.ukrinform.com/photos/2022_05/thumb_files/630_360_1651510922-985.jpg" text:style-name="Internet_20_link" text:visited-style-name="Visited_20_Internet_20_Link">
630_360_16515...</text:a>
"]</text:p>
      <text:p text:style-name="P4">
Tags: ['Крим', 'Мобілізація', 'Війна з росією']</text:p>
      <text:p text:style-name="P4">
Type: Article</text:p>
      <!--METADATA-->
      <text:p text:style-name="P4">
<draw:frame draw:style-name="fr1" draw:name="Image110" text:anchor-type="as-char" svg:width="6.9236in" svg:height="3.956343in" draw:z-index="0">
<draw:image xlink:href="../Images/yкринформ/2023-05-06T11-40-00-03-00/630_360_1651510922-985.jpg" xlink:type="simple" xlink:show="embed" xlink:actuate="onLoad" draw:mime-type="image/jpeg"/>
</draw:frame>
 У містіЄвпаторія в тимчасово окупованому Криму загарбники вербують людей дляприватної військової компанії.</text:p>
      <text:p text:style-name="P4">
Про це повідомляє у <text:a xlink:type="simple" xlink:href="https://t.me/Crimeanwind/29744" text:style-name="Internet_20_link" text:visited-style-name="Visited_20_Internet_20_Link">
 </text:a>
 «Крымский ветер»,передає Укрінформ.</text:p>
      <text:p text:style-name="P4">
Зазначається, що у Євпаторії загарбники почали вербувати жителів до ПВК, аленачебто не для участі у бойових діях на передовій.</text:p>
      <text:p text:style-name="P4">
«Умови обіцяють такі: щодня приходити на бойове навчання на полігон, видаютьзброю, яка зберігається вдома, а за тривогою треба стати на оборону міста.Нібито – без відправки за межі <text:a xlink:type="simple" xlink:href="https://www.ukrinform.ua/rubric-crimea" text:style-name="Internet_20_link" text:visited-style-name="Visited_20_Internet_20_Link">
 </text:a>
 »,- йдеться у дописі.</text:p>
      <text:p text:style-name="P4">
<text:span text:style-name="T4">
Читайте також:</text:span>
 <text:a xlink:type="simple" xlink:href="https://www.ukrinform.ua/rubric-crimea/3705529-zvilnenna-krimu-bude-serjoznim-udarom-po-rosijskomu-imperializmu-mzs-cehii.html" text:style-name="Internet_20_link" text:visited-style-name="Visited_20_Internet_20_Link">
 <text:span text:style-name="T4">
Крим</text:span>
 </text:a>
</text:p>
      <text:p text:style-name="P4">
Як повідомлялося, за даними ГУР Міноборони України, <text:a xlink:type="simple" xlink:href="https://www.ukrinform.ua/rubric-crimea/3689478-u-rozvidci-rozpovili-naviso-zagarbniki-stvoruut-pvk-u-krimu.html" text:style-name="Internet_20_link" text:visited-style-name="Visited_20_Internet_20_Link">
</text:a>
 в межах підготовки до бойових дій напівострові, але більше - заради особистої безпеки та для забезпеченнянедоторканності награбованого майна.</text:p>
      <text:p text:style-name="P4">
Source: <text:a xlink:type="simple" xlink:href="https://www.ukrinform.ua/rubric-crimea/3705567-u-evpatorii-okupanti-verbuut-ludej-dla-privatnoi-vijskovoi-kompanii.html" text:style-name="Internet_20_link" text:visited-style-name="Visited_20_Internet_20_Link">
https://www.ukrinform.ua/rubric-crimea/3705567-u-evpatorii-okupanti-verbuut-ludej-dla-privatnoi-vijskovoi-kompanii.html</text:a>
</text:p>
      <!--NEWS-->
      <text:h text:style-name="P10" text:outline-level="1">
<text:span text:style-name="T4">
росіяни знову обстріляли прикордоння Чернігівщини</text:span>
</text:h>
      <text:p text:style-name="P4">
Authors: Ukrinform (Person)</text:p>
      <text:p text:style-name="P4">
Publisher: Укринформ (Organization)</text:p>
      <text:p text:style-name="P4">
Published Time: 2023-05-06T11:43:00+03:00</text:p>
      <text:p text:style-name="P4">
Modified Time: 2023-05-06T11:43:00+03:00</text:p>
      <text:p text:style-name="P4">
Description: російські війська станом на 11:00 6 травня двічі обстріляли прикордоння Чернігівської області. — Укрінформ.</text:p>
      <text:p text:style-name="P4">
Images: ["<text:a xlink:type="simple" xlink:href="https://static.ukrinform.com/photos/2023_03/thumb_files/630_360_1679917009-251.jpg" text:style-name="Internet_20_link" text:visited-style-name="Visited_20_Internet_20_Link">
630_360_16799...</text:a>
"]</text:p>
      <text:p text:style-name="P4">
Tags: ['Обстріл', 'Чернігівщина', 'Війна з росією']</text:p>
      <text:p text:style-name="P4">
Type: Article</text:p>
      <!--METADATA-->
      <text:p text:style-name="P4">
<draw:frame draw:style-name="fr1" draw:name="Image111" text:anchor-type="as-char" svg:width="6.9236in" svg:height="3.956343in" draw:z-index="0">
<draw:image xlink:href="../Images/yкринформ/2023-05-06T11-43-00-03-00/630_360_1679917009-251.jpg" xlink:type="simple" xlink:show="embed" xlink:actuate="onLoad" draw:mime-type="image/jpeg"/>
</draw:frame>
 російськівійська станом на 11:00 6 травня двічі обстріляли прикордоння Чернігівськоїобласті.</text:p>
      <text:p text:style-name="P4">
Як передає Укрінформ, про це Оперативне командування "Північ" повідомляє у <text:a xlink:type="simple" xlink:href="https://t.me/ok_pivnich1/2369" text:style-name="Internet_20_link" text:visited-style-name="Visited_20_Internet_20_Link">
</text:a>
</text:p>
      <text:p text:style-name="P4">
О 10:12 був зафіксований один вибух, ймовірно, коригованої авіаційної бомби,випущеної з російського Су-35 в районі Заріччя.</text:p>
      <text:p text:style-name="P4">
Крім того, о 10:03 були зафіксовані 5 ударів, ймовірно, з вертольота ворога врайоні Леонівки.</text:p>
      <text:p text:style-name="P4">
<text:span text:style-name="T4">
Читайте також:</text:span>
 <text:a xlink:type="simple" xlink:href="https://www.ukrinform.ua/rubric-regions/3705510-rosijska-aviacia-zavdala-udaru-po-gluhovu-na-sumsini-patero-poranenih.html" text:style-name="Internet_20_link" text:visited-style-name="Visited_20_Internet_20_Link">
 </text:a>
</text:p>
      <text:p text:style-name="P4">
"Про втрати серед місцевого населення чи пошкодження цивільної інфраструктуриінформація не надходила", - ідеться в повідомленні.</text:p>
      <text:p text:style-name="P4">
Як повідомляв Укрінформ, російські війська вдень 5 травня шість разів <text:a xlink:type="simple" xlink:href="https://www.ukrinform.ua/rubric-ato/3705405-rosiani-znovu-obstrilali-prikordonna-cernigivsini.html" text:style-name="Internet_20_link" text:visited-style-name="Visited_20_Internet_20_Link">
</text:a>
</text:p>
      <text:p text:style-name="P4">
Source: <text:a xlink:type="simple" xlink:href="https://www.ukrinform.ua/rubric-ato/3705569-rosiani-znovu-obstrilali-prikordonna-cernigivsini.html" text:style-name="Internet_20_link" text:visited-style-name="Visited_20_Internet_20_Link">
https://www.ukrinform.ua/rubric-ato/3705569-rosiani-znovu-obstrilali-prikordonna-cernigivsini.html</text:a>
</text:p>
      <!--NEWS-->
      <text:h text:style-name="P10" text:outline-level="1">
<text:span text:style-name="T4">
Ворог обстріляв промислове підприємство у Нікополі, троє поранених</text:span>
</text:h>
      <text:p text:style-name="P4">
Authors: Ukrinform (Person)</text:p>
      <text:p text:style-name="P4">
Publisher: Укринформ (Organization)</text:p>
      <text:p text:style-name="P4">
Published Time: 2023-05-06T11:46:00+03:00</text:p>
      <text:p text:style-name="P4">
Modified Time: 2023-05-06T11:46:00+03:00</text:p>
      <text:p text:style-name="P4">
Description: російська армія з РСЗВ "Град" обстріляла Нікополь. Є влучання по промисловому підприємству. Троє постраждалих.  — Укрінформ.</text:p>
      <text:p text:style-name="P4">
Images: ["<text:a xlink:type="simple" xlink:href="https://static.ukrinform.com/photos/2017_02/thumb_files/630_360_1486210150-9834.jpg" text:style-name="Internet_20_link" text:visited-style-name="Visited_20_Internet_20_Link">
630_360_14862...</text:a>
"]</text:p>
      <text:p text:style-name="P4">
Tags: ['Дніпропетровщина', 'Нікополь', 'Обстріл', 'Завод', 'Війна з росією']</text:p>
      <text:p text:style-name="P4">
Type: Article</text:p>
      <!--METADATA-->
      <text:p text:style-name="P4">
<draw:frame draw:style-name="fr1" draw:name="Image112" text:anchor-type="as-char" svg:width="6.9236in" svg:height="3.956343in" draw:z-index="0">
<draw:image xlink:href="../Images/yкринформ/2023-05-06T11-46-00-03-00/630_360_1486210150-9834.jpg" xlink:type="simple" xlink:show="embed" xlink:actuate="onLoad" draw:mime-type="image/jpeg"/>
</draw:frame>
 російськаармія з РСЗВ "Град" обстріляла Нікополь. Є влучання по промисловомупідприємству. Троє постраждалих.</text:p>
      <text:p text:style-name="P4">
Про це в <text:a xlink:type="simple" xlink:href="https://t.me/dnipropetrovskaODA/4488" text:style-name="Internet_20_link" text:visited-style-name="Visited_20_Internet_20_Link">
 </text:a>
 повідомляє головаДніпропетровської ОВА Сергій Лисак, передає Укрінформ.</text:p>
      <text:p text:style-name="P4">
" <text:a xlink:type="simple" xlink:href="https://www.ukrinform.ua/tag-rosijski-vijskovi" text:style-name="Internet_20_link" text:visited-style-name="Visited_20_Internet_20_Link">
 </text:a>
 не вгамовуються. З"Града" та важкої артилерії вдарили по Нікополю. Випустили понад чотиридесятки снарядів! Поцілили по промисловому підприємству", - йдеться у дописі.</text:p>
      <text:p text:style-name="P4">
Зазначається, що поранені троє працівників - чоловіки 48, 50 та 58 років.</text:p>
      <text:p text:style-name="P4">
<text:span text:style-name="T4">
Читайте також:</text:span>
 <text:a xlink:type="simple" xlink:href="https://www.ukrinform.ua/rubric-regions/3705543-poskodzeni-dva-zavodi-ta-ponad-20-bagatopoverhivok-naslidki-obstriliv-na-doneccini.html" text:style-name="Internet_20_link" text:visited-style-name="Visited_20_Internet_20_Link">
 <text:span text:style-name="T4">
обстріл</text:span>
 </text:a>
</text:p>
      <text:p text:style-name="P4">
Наслідки атаки уточнюються.</text:p>
      <text:p text:style-name="P4">
Раніше повідомлялось, що в небі над Кривим Рогом сили ППО знищили ворожийдрон.</text:p>
      <text:p text:style-name="P4">
<text:span text:style-name="T5">
Фото: Max Avdeev for BuzzFeed News</text:span>
</text:p>
      <text:p text:style-name="P4">
Source: <text:a xlink:type="simple" xlink:href="https://www.ukrinform.ua/rubric-ato/3705568-vorog-obstrilav-promislove-pidpriemstvo-u-nikopoli-troe-poranenih.html" text:style-name="Internet_20_link" text:visited-style-name="Visited_20_Internet_20_Link">
https://www.ukrinform.ua/rubric-ato/3705568-vorog-obstrilav-promislove-pidpriemstvo-u-nikopoli-troe-poranenih.html</text:a>
</text:p>
      <!--NEWS-->
      <text:h text:style-name="P10" text:outline-level="1">
<text:span text:style-name="T4">
Russian security services claimed 2nd suspect in assassination attempt on Zahar Prilepin was ...</text:span>
</text:h>
      <text:p text:style-name="P4">
Authors: liveuamap (Language: en)</text:p>
      <text:p text:style-name="P4">
Time: 2023-05-06T11:56:31</text:p>
      <text:p text:style-name="P4">
Location: Bor, Nizhniy Novgorod (Latitude:56.35648 Longtitude:44.06397)</text:p>
      <text:p text:style-name="P4">
Videos: []</text:p>
      <text:p text:style-name="P4">
Images: []</text:p>
      <text:p text:style-name="P4">
Tags: ["Russia"]</text:p>
      <text:p text:style-name="P4">
ID: 22560946</text:p>
      <!--METADATA-->
      <text:p text:style-name="P4">
Russian security services claimed 2nd suspect in assassination attempt onZahar Prilepin was detained, the first suspect has already admitted the guilt</text:p>
      <text:p text:style-name="P4">
News Collection Link: <text:a xlink:type="simple" xlink:href="https://liveuamap.com/en/2023/6-may-russian-security-services-claimed-2nd-suspect-in-assassination" text:style-name="Internet_20_link" text:visited-style-name="Visited_20_Internet_20_Link">
https://liveuamap.com/en/2023/6-may-russian-security-services-claimed-2nd-suspect-in-assassination</text:a>
</text:p>
      <text:p text:style-name="P4">
Source: <text:a xlink:type="simple" xlink:href="https://t.me/bbbreaking/154771" text:style-name="Internet_20_link" text:visited-style-name="Visited_20_Internet_20_Link">
https://t.me/bbbreaking/154771</text:a>
</text:p>
      <!--NEWS-->
      <text:h text:style-name="P10" text:outline-level="1">
<text:span text:style-name="T4">
Вночі над Україною ППО знищила вісім «шахедів»</text:span>
</text:h>
      <text:p text:style-name="P4">
Authors: Ukrinform (Person)</text:p>
      <text:p text:style-name="P4">
Publisher: Укринформ (Organization)</text:p>
      <text:p text:style-name="P4">
Published Time: 2023-05-06T11:57:00+03:00</text:p>
      <text:p text:style-name="P4">
Modified Time: 2023-05-06T11:57:00+03:00</text:p>
      <text:p text:style-name="P4">
Description: Повітряні сили України у ніч на суботу знищили вісім ударних дронів «Shahed-136/131». — Укрінформ.</text:p>
      <text:p text:style-name="P4">
Images: ["<text:a xlink:type="simple" xlink:href="https://static.ukrinform.com/photos/2022_09/thumb_files/630_360_1663950257-687.jpg" text:style-name="Internet_20_link" text:visited-style-name="Visited_20_Internet_20_Link">
630_360_16639...</text:a>
", "<text:a xlink:type="simple" xlink:href="https://static.ukrinform.com/photos/2023_05/1683363475-817.jpg" text:style-name="Internet_20_link" text:visited-style-name="Visited_20_Internet_20_Link">
1683363475-81...</text:a>
"]</text:p>
      <text:p text:style-name="P4">
Tags: ['Повітряні сили ЗСУ', 'Війна з росією', '#stoprussia', 'ППО', 'Дрон-камікадзе']</text:p>
      <text:p text:style-name="P4">
Type: Article</text:p>
      <!--METADATA-->
      <text:p text:style-name="P4">
<draw:frame draw:style-name="fr1" draw:name="Image113" text:anchor-type="as-char" svg:width="6.9236in" svg:height="3.959901in" draw:z-index="0">
<draw:image xlink:href="../Images/yкринформ/2023-05-06T11-57-00-03-00/630_360_1663950257-687.jpg" xlink:type="simple" xlink:show="embed" xlink:actuate="onLoad" draw:mime-type="image/jpeg"/>
</draw:frame>
 Повітрянісили України у ніч на суботу знищили вісім ударних дронів «Shahed-136/131».</text:p>
      <text:p text:style-name="P4">
Як передає Укрінформ, про це у <text:a xlink:type="simple" xlink:href="https://www.facebook.com/kpszsu/posts/626174742883811" text:style-name="Internet_20_link" text:visited-style-name="Visited_20_Internet_20_Link">
</text:a>
 повідомляє пресслужбаПовітряних сил України.</text:p>
      <text:p text:style-name="P4">
<draw:frame draw:style-name="fr1" draw:name="Image114" text:anchor-type="as-char" svg:width="6.9236in" svg:height="6.9236in" draw:z-index="0">
<draw:image xlink:href="../Images/yкринформ/2023-05-06T11-57-00-03-00/1683363475-817.jpg" xlink:type="simple" xlink:show="embed" xlink:actuate="onLoad" draw:mime-type="image/jpeg"/>
</draw:frame>
</text:p>
      <text:p text:style-name="P4">
«Вночі 6 травня 2023 року противник атакував "шахедами" з південного напрямку– східне узбережжя Азовського моря. Окупанти застосували вісім ударних дронів<text:a xlink:type="simple" xlink:href="https://www.ukrinform.ua/tag-dronkamikadze" text:style-name="Internet_20_link" text:visited-style-name="Visited_20_Internet_20_Link">
 </text:a>
 . Усі – знищено силами тазасобами Повітряного командування «Схід»», - йдеться у повідомленні.</text:p>
      <text:p text:style-name="P4">
<text:span text:style-name="T4">
Читайте також:</text:span>
 <text:a xlink:type="simple" xlink:href="https://www.ukrinform.ua/rubric-ato/3705549-rosijskij-kindzal-znisili-iz-sistemi-patriot-ignat.html" text:style-name="Internet_20_link" text:visited-style-name="Visited_20_Internet_20_Link">
 <text:span text:style-name="T4">
Ігнат</text:span>
 </text:a>
</text:p>
      <text:p text:style-name="P4">
Як повідомляв Укрінформ, командувач Повітряних Сил Збройних Сил Українигенерал-лейтенант Микола Олещук підтвердив, що Повітряні сили України задопомогою системи Patriot знищили російську ракету «Кинджал» над Київщиною,яку окупанти запустили з території рф 4 травня.</text:p>
      <text:p text:style-name="P4">
<text:span text:style-name="T5">
Фото ілюстративне</text:span>
</text:p>
      <text:p text:style-name="P4">
Source: <text:a xlink:type="simple" xlink:href="https://www.ukrinform.ua/rubric-ato/3705570-vnoci-nad-ukrainou-ppo-znisila-visim-sahediv.html" text:style-name="Internet_20_link" text:visited-style-name="Visited_20_Internet_20_Link">
https://www.ukrinform.ua/rubric-ato/3705570-vnoci-nad-ukrainou-ppo-znisila-visim-sahediv.html</text:a>
</text:p>
      <!--NEWS-->
      <text:h text:style-name="P10" text:outline-level="1">
<text:span text:style-name="T4">
Загроза штучного інтелекту може бути більшою за зміну клімату - розробник</text:span>
</text:h>
      <text:p text:style-name="P4">
Authors: Ukrinform (Person)</text:p>
      <text:p text:style-name="P4">
Publisher: Укринформ (Organization)</text:p>
      <text:p text:style-name="P4">
Published Time: 2023-05-06T11:59:00+03:00</text:p>
      <text:p text:style-name="P4">
Modified Time: 2023-05-06T11:59:00+03:00</text:p>
      <text:p text:style-name="P4">
Description: Розробник штучного інтелекту (ШІ) Джеффрі Хінтон заявив, що новітня технологія може становити "більш нагальну" загрозу для людства, ніж зміна клімату. — Укрінформ.</text:p>
      <text:p text:style-name="P4">
Images: ["<text:a xlink:type="simple" xlink:href="https://static.ukrinform.com/photos/2018_06/thumb_files/630_360_1529500799-5525.jpg" text:style-name="Internet_20_link" text:visited-style-name="Visited_20_Internet_20_Link">
630_360_15295...</text:a>
"]</text:p>
      <text:p text:style-name="P4">
Tags: ['Технології', 'Штучний інтелект']</text:p>
      <text:p text:style-name="P4">
Type: Article</text:p>
      <!--METADATA-->
      <text:p text:style-name="P4">
<draw:frame draw:style-name="fr1" draw:name="Image115" text:anchor-type="as-char" svg:width="6.9236in" svg:height="3.956343in" draw:z-index="0">
<draw:image xlink:href="../Images/yкринформ/2023-05-06T11-59-00-03-00/630_360_1529500799-5525.jpg" xlink:type="simple" xlink:show="embed" xlink:actuate="onLoad" draw:mime-type="image/jpeg"/>
</draw:frame>
 Розробникштучного інтелекту (ШІ) Джеффрі Хінтон заявив, що новітня технологія можестановити "більш нагальну" загрозу для людства, ніж зміна клімату.</text:p>
      <text:p text:style-name="P4">
Як передає Укрінформ, про це повідомляє <text:a xlink:type="simple" xlink:href="https://www.reuters.com/technology/ai-pioneer-says-its-threat-world-may-be-more-urgent-than-climate-change-2023-05-05/" text:style-name="Internet_20_link" text:visited-style-name="Visited_20_Internet_20_Link">
</text:a>
</text:p>
      <text:p text:style-name="P4">
Джеффрі Хінтон, широко відомий як один із "хрещених батьків штучногоінтелекту", нещодавно оголосив, що звільнився з компанії Alphabet після десятироків роботи в ній, заявивши, що хотів висловитися про ризики технології безшкоди для свого колишнього роботодавця.</text:p>
      <text:p text:style-name="P4">
Робота Хінтона вважається важливою для розвитку сучасних систем <text:a xlink:type="simple" xlink:href="https://www.ukrinform.ua/tag-stucnij-intelekt" text:style-name="Internet_20_link" text:visited-style-name="Visited_20_Internet_20_Link">
</text:a>
 У 1986 році він ставспівавтором фундаментальної статті "Навчання репрезентацій шляхом зворотногопоширення помилок", яка стала важливою віхою в розвитку нейронних мереж, щолежать в основі технології ШІ. У 2018 році він був нагороджений ПремієюТюрінга на знак визнання його дослідницьких досягнень.</text:p>
      <text:p text:style-name="P4">
<text:span text:style-name="T4">
Читайте також:</text:span>
 <text:a xlink:type="simple" xlink:href="https://www.ukrinform.ua/rubric-technology/3703668-samsung-zaboronila-pracivnikam-vikoristovuvati-stucnij-intelekt.html" text:style-name="Internet_20_link" text:visited-style-name="Visited_20_Internet_20_Link">
 <text:span text:style-name="T4">
штучний</text:span>
 </text:a>
</text:p>
      <text:p text:style-name="P4">
Однак зараз він, як і дедалі більша кількість технологічних лідерів, публічновисловлює занепокоєння щодо можливої загрози, яку становить ШІ, якщо машинидосягнуть більшого інтелекту, ніж люди, і візьмуть під свій контроль планету.</text:p>
      <text:p text:style-name="P4">
"Я не хотів би знецінювати зміну клімату. Я не хотів би сказати: "Ви неповинні турбуватися про зміну клімату". Це теж величезний ризик. Але я думаю,що це може виявитися більш нагальною проблемою, - каже Хінтон.</text:p>
      <text:p text:style-name="P4">
Він додав, що у випадку зміни клімату дуже легко надати всім рекомендації:просто припинити спалювати вуглець. Однак, для вирішення можливих ризиків,пов'язаних із ШІ, не зрозуміло, що саме потрібно буде робити.</text:p>
      <text:p text:style-name="P4">
Як повідомляв Укрінформ, президент США Джо <text:a xlink:type="simple" xlink:href="https://www.ukrinform.ua/rubric-technology/3705164-bajden-zustrivsa-z-kerivnikami-microsoft-i-google-govorili-pro-bezpecnist-stucnogo-intelektu.html" text:style-name="Internet_20_link" text:visited-style-name="Visited_20_Internet_20_Link">
</text:a>
 , включаючи Microsoft і Google, і дав зрозуміти, що вони маютьзабезпечити безпечність своїх продуктів.</text:p>
      <text:p text:style-name="P4">
Source: <text:a xlink:type="simple" xlink:href="https://www.ukrinform.ua/rubric-technology/3705572-zagroza-stucnogo-intelektu-moze-buti-bilsou-za-zminu-klimatu-rozrobnik.html" text:style-name="Internet_20_link" text:visited-style-name="Visited_20_Internet_20_Link">
https://www.ukrinform.ua/rubric-technology/3705572-zagroza-stucnogo-intelektu-moze-buti-bilsou-za-zminu-klimatu-rozrobnik.html</text:a>
</text:p>
      <!--NEWS-->
      <text:h text:style-name="P10" text:outline-level="1">
<text:span text:style-name="T4">
Kadyrov of Chechnya says he is accepting proposal of head of mercenaries of PMC Wagner to rep...</text:span>
</text:h>
      <text:p text:style-name="P4">
Authors: liveuamap (Language: en)</text:p>
      <text:p text:style-name="P4">
Time: 2023-05-06T11:59:17</text:p>
      <text:p text:style-name="P4">
Location: Grozny, Chechenskaya Republits (Latitude:43.31631 Longtitude:45.68699)</text:p>
      <text:p text:style-name="P4">
Videos: []</text:p>
      <text:p text:style-name="P4">
Images: ["<text:a xlink:type="simple" xlink:href="https://liveuamap.com/pics/2023/05/06/22560947_0.jpg" text:style-name="Internet_20_link" text:visited-style-name="Visited_20_Internet_20_Link">
22560947_0.jpg</text:a>
"]</text:p>
      <text:p text:style-name="P4">
Tags: ["Caucasus", "Russia"]</text:p>
      <text:p text:style-name="P4">
ID: 22560947</text:p>
      <!--METADATA-->
      <text:p text:style-name="P4">
Kadyrov of Chechnya says he is accepting proposal of head of mercenaries ofPMC Wagner to replace them in Bakhmut with Chechen troops</text:p>
      <text:p text:style-name="P4">
<draw:frame draw:style-name="fr1" draw:name="Image116" text:anchor-type="as-char" svg:width="6.7125in" svg:height="10.0in" draw:z-index="0">
<draw:image xlink:href="../Images/liveuamap/2023-05-06T11-59-17/22560947_0.jpg" xlink:type="simple" xlink:show="embed" xlink:actuate="onLoad" draw:mime-type="image/jpeg"/>
</draw:frame>
</text:p>
      <text:p text:style-name="P4">
News Collection Link: <text:a xlink:type="simple" xlink:href="https://liveuamap.com/en/2023/6-may-kadyrov-of-chechnya-says-he-is-accepting-proposal-of" text:style-name="Internet_20_link" text:visited-style-name="Visited_20_Internet_20_Link">
https://liveuamap.com/en/2023/6-may-kadyrov-of-chechnya-says-he-is-accepting-proposal-of</text:a>
</text:p>
      <text:p text:style-name="P4">
Source: <text:a xlink:type="simple" xlink:href="https://t.me/Pravda_Gerashchenko/70467" text:style-name="Internet_20_link" text:visited-style-name="Visited_20_Internet_20_Link">
https://t.me/Pravda_Gerashchenko/70467</text:a>
</text:p>
      <!--NEWS-->
      <text:h text:style-name="P10" text:outline-level="1">
<text:span text:style-name="T4">
На Київщині тракторист підірвався на протитанковій міні</text:span>
</text:h>
      <text:p text:style-name="P4">
Authors: Ukrinform (Person)</text:p>
      <text:p text:style-name="P4">
Publisher: Укринформ (Organization)</text:p>
      <text:p text:style-name="P4">
Published Time: 2023-05-06T12:03:00+03:00</text:p>
      <text:p text:style-name="P4">
Modified Time: 2023-05-06T12:03:00+03:00</text:p>
      <text:p text:style-name="P4">
Description: У Київській області водій агрофірми, який їхав вздовж поля, підірвався на протитанковій міні. — Укрінформ.</text:p>
      <text:p text:style-name="P4">
Images: ["<text:a xlink:type="simple" xlink:href="https://static.ukrinform.com/photos/2023_05/thumb_files/630_360_1683363817-913.jpg" text:style-name="Internet_20_link" text:visited-style-name="Visited_20_Internet_20_Link">
630_360_16833...</text:a>
"]</text:p>
      <text:p text:style-name="P4">
Tags: ['Міна', 'Вибух', 'Київщина', 'Трактор']</text:p>
      <text:p text:style-name="P4">
Type: Article</text:p>
      <!--METADATA-->
      <text:p text:style-name="P4">
<draw:frame draw:style-name="fr1" draw:name="Image117" text:anchor-type="as-char" svg:width="6.9236in" svg:height="3.956343in" draw:z-index="0">
<draw:image xlink:href="../Images/yкринформ/2023-05-06T12-03-00-03-00/630_360_1683363817-913.jpg" xlink:type="simple" xlink:show="embed" xlink:actuate="onLoad" draw:mime-type="image/jpeg"/>
</draw:frame>
 УКиївській області водій агрофірми, який їхав вздовж поля, підірвався напротитанковій міні.</text:p>
      <text:p text:style-name="P4">
Як передає Укрінформ, про це начальник поліції Київської області АндрійНєбитов повідомив у <text:a xlink:type="simple" xlink:href="https://t.me/andrii_nebytov/1266" text:style-name="Internet_20_link" text:visited-style-name="Visited_20_Internet_20_Link">
 </text:a>
 .</text:p>
      <text:p text:style-name="P4">
"Інцидент трапився 5 травня о 21:25 на польовій дорозі між селами Плоске таГоголів. 50-річний водій агрофірми, повертаючись на підприємство, наїхав назалишену під час окупації протитанкову <text:a xlink:type="simple" xlink:href="https://www.ukrinform.ua/tag-mina" text:style-name="Internet_20_link" text:visited-style-name="Visited_20_Internet_20_Link">
 </text:a>
. Відомо, що дана територія деякий час була окупована", - зазначив Нєбитов.</text:p>
      <text:p text:style-name="P4">
Тракторист дістав тілесних ушкоджень і був госпіталізований. Наразі загрозийого здоровʼю та життю немає.</text:p>
      <text:p text:style-name="P4">
<text:span text:style-name="T4">
Читайте також:</text:span>
 <text:a xlink:type="simple" xlink:href="https://www.ukrinform.ua/rubric-regions/3705374-u-berislavskomu-rajoni-na-vorozij-mini-pidirvavsa-traktorist.html" text:style-name="Internet_20_link" text:visited-style-name="Visited_20_Internet_20_Link">
 <text:span text:style-name="T4">
підірвався</text:span>
 </text:a>
</text:p>
      <text:p text:style-name="P4">
Як повідомляв Укрінформ, житель Гостомеля Київської області під час косіннятрави на своїй земельній ділянці виявив <text:a xlink:type="simple" xlink:href="https://www.ukrinform.ua/rubric-regions/3704303-u-gostomeli-na-kiivsini-znajsli-bojovu-granatu.html" text:style-name="Internet_20_link" text:visited-style-name="Visited_20_Internet_20_Link">
 </text:a>
 .</text:p>
      <text:p text:style-name="P4">
<text:span text:style-name="T5">
Фото: Андрій Нєбитов / Телеграм</text:span>
</text:p>
      <text:p text:style-name="P4">
Source: <text:a xlink:type="simple" xlink:href="https://www.ukrinform.ua/rubric-regions/3705577-na-kiivsini-traktorist-pidirvavsa-na-protitankovij-mini.html" text:style-name="Internet_20_link" text:visited-style-name="Visited_20_Internet_20_Link">
https://www.ukrinform.ua/rubric-regions/3705577-na-kiivsini-traktorist-pidirvavsa-na-protitankovij-mini.html</text:a>
</text:p>
      <!--NEWS-->
      <text:h text:style-name="P10" text:outline-level="1">
<text:span text:style-name="T4">
У Чорному морі немає російських носіїв «Калібрів»</text:span>
</text:h>
      <text:p text:style-name="P4">
Authors: Ukrinform (Person)</text:p>
      <text:p text:style-name="P4">
Publisher: Укринформ (Organization)</text:p>
      <text:p text:style-name="P4">
Published Time: 2023-05-06T12:05:00+03:00</text:p>
      <text:p text:style-name="P4">
Modified Time: 2023-05-06T12:05:00+03:00</text:p>
      <text:p text:style-name="P4">
Description: Станом на 6 травня у Чорному морі росія тримає шість бойових кораблів, серед них немає носіїв крилатих ракет “Калібр”. — Укрінформ.</text:p>
      <text:p text:style-name="P4">
Images: ["<text:a xlink:type="simple" xlink:href="https://static.ukrinform.com/photos/2017_01/thumb_files/630_360_1483511006-6498.jpg" text:style-name="Internet_20_link" text:visited-style-name="Visited_20_Internet_20_Link">
630_360_14835...</text:a>
"]</text:p>
      <text:p text:style-name="P4">
Tags: [' Чорне море', 'росія', 'Корабель', 'Війна з росією']</text:p>
      <text:p text:style-name="P4">
Type: Article</text:p>
      <!--METADATA-->
      <text:p text:style-name="P4">
<draw:frame draw:style-name="fr1" draw:name="Image118" text:anchor-type="as-char" svg:width="6.9236in" svg:height="3.956343in" draw:z-index="0">
<draw:image xlink:href="../Images/yкринформ/2023-05-06T12-05-00-03-00/630_360_1483511006-6498.jpg" xlink:type="simple" xlink:show="embed" xlink:actuate="onLoad" draw:mime-type="image/jpeg"/>
</draw:frame>
 Станом на6 травня у Чорному морі росія тримає шість бойових кораблів, серед них немаєносіїв крилатих ракет “Калібр”.</text:p>
      <text:p text:style-name="P4">
Як передає Укрінформ, про це у <text:a xlink:type="simple" xlink:href="https://www.facebook.com/OperationalCommandSouth/posts/pfbid0g4Gq7UbUeykhZRqz24yBgCouGUWBNekSqWs37rMbC5Cq6Rk9jMzvhKMJjs1rtGqkl" text:style-name="Internet_20_link" text:visited-style-name="Visited_20_Internet_20_Link">
</text:a>
повідомляє Оперативне командування “Південь”.</text:p>
      <text:p text:style-name="P4">
" <text:a xlink:type="simple" xlink:href="https://www.ukrinform.ua/tag-corne-more" text:style-name="Internet_20_link" text:visited-style-name="Visited_20_Internet_20_Link">
 </text:a>
 перебуває 6 кораблів, всіракетоносії заведено в пункти базування. Але ракетна небезпека може виникнутираптово, у тому числі і з неба, і через активність", - ідеться в повідомленні.Удари ворожої авіації та дронів цілком імовірні як вдень, так і вночі.</text:p>
      <text:p text:style-name="P4">
Також залишається мінно-вибухова загроза як на суходолі, зокрема звільненихтериторій, так і вздовж Чорноморського узбережжя, у прибережних водах,зауважили в ОК “Південь”.</text:p>
      <text:p text:style-name="P4">
<text:span text:style-name="T4">
Читайте також:</text:span>
 <text:a xlink:type="simple" xlink:href="https://www.ukrinform.ua/rubric-world/3704932-rosia-vivela-u-pivnicne-more-pat-vijskovih-korabliv.html" text:style-name="Internet_20_link" text:visited-style-name="Visited_20_Internet_20_Link">
 </text:a>
</text:p>
      <text:p text:style-name="P4">
Як повідомляв Укрінформ, на бойовому чергуванні в Чорному морі російськафедерація 5 травня тримала п'ять кораблів, зокрема <text:a xlink:type="simple" xlink:href="https://www.ukrinform.ua/rubric-ato/3705132-rosia-vivela-v-corne-more-raketonosij-iz-vismoma-kalibrami.html" text:style-name="Internet_20_link" text:visited-style-name="Visited_20_Internet_20_Link">
</text:a>
 із загальним залпом до восьми ракет.</text:p>
      <text:p text:style-name="P4">
Source: <text:a xlink:type="simple" xlink:href="https://www.ukrinform.ua/rubric-ato/3705574-u-cornomu-mori-nemae-rosijskih-nosiiv-kalibriv.html" text:style-name="Internet_20_link" text:visited-style-name="Visited_20_Internet_20_Link">
https://www.ukrinform.ua/rubric-ato/3705574-u-cornomu-mori-nemae-rosijskih-nosiiv-kalibriv.html</text:a>
</text:p>
      <!--NEWS-->
      <text:h text:style-name="P10" text:outline-level="1">
<text:span text:style-name="T4">
Церемонія коронації Чарльза III</text:span>
</text:h>
      <text:p text:style-name="P4">
Authors: Ukrinform (Person)</text:p>
      <text:p text:style-name="P4">
Publisher: Укринформ (Organization)</text:p>
      <text:p text:style-name="P4">
Published Time: 2023-05-06T12:15:00+03:00</text:p>
      <text:p text:style-name="P4">
Modified Time: 2023-05-06T12:15:00+03:00</text:p>
      <text:p text:style-name="P4">
Description: У Вестмінстерському абатстві в Лондоні відбувається церемоніня коронації Чарльза III, яка включає показові виступи і військові процесії. — Укрінформ.</text:p>
      <text:p text:style-name="P4">
Images: ["<text:a xlink:type="simple" xlink:href="https://static.ukrinform.com/photos/2023_03/thumb_files/630_360_1678806206-463.jpg" text:style-name="Internet_20_link" text:visited-style-name="Visited_20_Internet_20_Link">
630_360_16788...</text:a>
"]</text:p>
      <text:p text:style-name="P4">
Tags: ['Британія', 'Король', 'Чарльз ІІІ', 'Коронація']</text:p>
      <text:p text:style-name="P4">
Type: Article</text:p>
      <!--METADATA-->
      <text:p text:style-name="P4">
<draw:frame draw:style-name="fr1" draw:name="Image119" text:anchor-type="as-char" svg:width="6.9236in" svg:height="3.956343in" draw:z-index="0">
<draw:image xlink:href="../Images/yкринформ/2023-05-06T12-15-00-03-00/630_360_1678806206-463.jpg" xlink:type="simple" xlink:show="embed" xlink:actuate="onLoad" draw:mime-type="image/jpeg"/>
</draw:frame>
 УВестмінстерському абатстві в Лондоні відбувається церемоніня коронації ЧарльзаIII, яка включає показові виступи і військові процесії.</text:p>
      <text:p text:style-name="P4">
Як передає Укрінформ, трансляцію веде <text:a xlink:type="simple" xlink:href="https://www.youtube.com/watch" text:style-name="Internet_20_link" text:visited-style-name="Visited_20_Internet_20_Link">
</text:a>
 .</text:p>
      <text:p text:style-name="P4">
З самого ранку у короля Чарльза та всіх осіб, дотичних до церемонії,розпочався щільний графік, повідомляє <text:a xlink:type="simple" xlink:href="https://www.reuters.com/world/europe/king-charles-coronation-schedule-2023-05-05/" text:style-name="Internet_20_link" text:visited-style-name="Visited_20_Internet_20_Link">
</text:a>
 .</text:p>
      <text:p text:style-name="P4">
О 6.30 за Гринвічем (9.30 за київським часом) двері лондонськогоВестмінстерського абатства відчинилися для парафіян. Пізніше, в центріЛондона, очікується шикування військових уздовж церемоніального маршруту.</text:p>
      <text:p text:style-name="P4">
З 8.30 за Гринвічем (11.30 за київським часом) в абатство прибувають іноземніуряди, після чого розпочнеться королівська процесія.</text:p>
      <text:p text:style-name="P4">
<text:span text:style-name="T4">
Читайте також:</text:span>
 <text:a xlink:type="simple" xlink:href="https://www.ukrinform.ua/rubric-world/3705492-carlz-iii-so-vidomo-pro-novogo-korola-velikobritanii.html" text:style-name="Internet_20_link" text:visited-style-name="Visited_20_Internet_20_Link">
 <text:span text:style-name="T4">
Чарльз</text:span>
 </text:a>
</text:p>
      <text:p text:style-name="P4">
На шляху до Вестмінстерського абатства Чарльза і його дружину Каміллусупроводжуватимуть кавалерійські підрозділи і музиканти. Вони пройдуть по TheMall - великому проспекту за межами палацу.</text:p>
      <text:p text:style-name="P4">
До 10.00 за Гринвічем (13.00 за київським часом) очікується прибуття всіхгостей. Під звуки дзвонів члени королівської процесії попрямують до місцякоронації, де розпочнеться двогодинна церемонія.</text:p>
      <text:p text:style-name="P4">
Чарльза коронує архієпископ Кентерберійський Джастін Велбі. На честь коронаціїв Лондонському Тауері і по всій столиці, по всій країні, в Гібралтарі, наБермудських островах і на кораблях у відкритому морі пролунають фанфари ігарматні салюти.</text:p>
      <text:p text:style-name="P4">
О 12:00 за Гринвічем (15.00 за київським часом) королівське подружжя вирушитьна кареті з Вестмінстерського абатства до Букінгемського палацу. Зазначається,що принц Вільям, син і спадкоємець Чарльза, разом з дружиною Кейт і трьомадітьми їхатимуть у першій кареті за королем. Інші члени королівської сім'їїхатимуть позаду.</text:p>
      <text:p text:style-name="P4">
За графіком коронаційна процесія має прибути до Букінгемського палацу. Чарльзі Камілла вийдуть у сад, де пролунає королівський салют від представниківзбройних сил.</text:p>
      <text:p text:style-name="P4">
<text:span text:style-name="T4">
Читайте також:</text:span>
 <text:a xlink:type="simple" xlink:href="https://www.ukrinform.ua/rubric-world/3703617-carlz-iii-pid-cas-koronacii-odagne-mantiu-iz-zolotimi-rukavami-stvorenu-dla-georga-v.html" text:style-name="Internet_20_link" text:visited-style-name="Visited_20_Internet_20_Link">
 <text:span text:style-name="T4">
Чарльз</text:span>
 </text:a>
</text:p>
      <text:p text:style-name="P4">
Після цього очікується традиційний вихід членів королівської сім'ї на балконБукінгемського палацу.</text:p>
      <text:p text:style-name="P4">
О 13:30 за Гринвічем (16.30 за київським часом) офіційні урочистості завершатьпоказовим прольотом сучасних військових літаків. Пізніше члени королівськоїсім'ї зберуться на неформальний сімейний обід.</text:p>
      <text:p text:style-name="P4">
Як повідомляв Укрінформ, до Лондона на коронацію Чарльза III. запрошені високіделегації, серед них українська, тоді як російську не запросили.</text:p>
      <text:p text:style-name="P4">
Королева Великої Британії померла 8 вересня 2022 року на 97-му році життя.</text:p>
      <text:p text:style-name="P4">
10 вересня Чарльз III офіційно був проголошений королем Великої Британії.</text:p>
      <text:p text:style-name="P4">
Британські монархи залишаються єдиними в Європі, які вже понад тисячу роківзберігають традицію коронації. До того ж, для них це буде перша коронація уXXI столітті.</text:p>
      <text:p text:style-name="P4">
Source: <text:a xlink:type="simple" xlink:href="https://www.ukrinform.ua/rubric-world/3705581-ceremonia-koronacii-carlza-iii.html" text:style-name="Internet_20_link" text:visited-style-name="Visited_20_Internet_20_Link">
https://www.ukrinform.ua/rubric-world/3705581-ceremonia-koronacii-carlza-iii.html</text:a>
</text:p>
      <!--NEWS-->
      <text:h text:style-name="P10" text:outline-level="1">
<text:span text:style-name="T4">
У полоні рф перебувають кілька сотень жінок-військових - Координаційний штаб</text:span>
</text:h>
      <text:p text:style-name="P4">
Authors: Ukrinform (Person)</text:p>
      <text:p text:style-name="P4">
Publisher: Укринформ (Organization)</text:p>
      <text:p text:style-name="P4">
Published Time: 2023-05-06T12:21:00+03:00</text:p>
      <text:p text:style-name="P4">
Modified Time: 2023-05-06T12:21:00+03:00</text:p>
      <text:p text:style-name="P4">
Description: У російському полоні перебуває декілька сотень жінок-військових. Україна вимагає їх повернення без жодних обмінів, як передбачено Женевською конвенцією. — Укрінформ.</text:p>
      <text:p text:style-name="P4">
Images: ["<text:a xlink:type="simple" xlink:href="https://static.ukrinform.com/photos/2023_05/thumb_files/630_360_1683364805-592.jpg" text:style-name="Internet_20_link" text:visited-style-name="Visited_20_Internet_20_Link">
630_360_16833...</text:a>
"]</text:p>
      <text:p text:style-name="P4">
Tags: ['Військові', 'Полонені', 'Жінки', 'Війна з росією']</text:p>
      <text:p text:style-name="P4">
Type: Article</text:p>
      <!--METADATA-->
      <text:p text:style-name="P4">
<draw:frame draw:style-name="fr1" draw:name="Image120" text:anchor-type="as-char" svg:width="6.9236in" svg:height="3.951463in" draw:z-index="0">
<draw:image xlink:href="../Images/yкринформ/2023-05-06T12-21-00-03-00/630_360_1683364805-592.jpg" xlink:type="simple" xlink:show="embed" xlink:actuate="onLoad" draw:mime-type="image/jpeg"/>
</draw:frame>
 Уросійському полоні перебуває декілька сотень жінок-військових. Україна вимагаєїх повернення без жодних обмінів, як передбачено Женевською конвенцією.</text:p>
      <text:p text:style-name="P4">
Про це повідомили під час брифінгу в суботу представники Координаційного штабуз питань поводження з військовополоненими Богдан Охріменко і ВікторіяЦимбалюк, передає кореспондент Укрінформу.</text:p>
      <text:p text:style-name="P4">
“У ворожих казематах перебуває декілька сотень українських жінок-військових.</text:p>
      <text:p text:style-name="P4">
Координаційний штаб і всі органи державної влади працюють для того, щобякнайшвидше домогтися їхнього повернення”, - сказав Охріменко.</text:p>
      <text:p text:style-name="P4">
У свою чергу, Цимбалюк додала, що Україна, зі свого боку, дотримується нормЖеневської конвенції, які передбачають не утримання в полоні жінок-військових,і також вимагає цього від <text:a xlink:type="simple" xlink:href="https://www.ukrinform.ua/tag-rosia" text:style-name="Internet_20_link" text:visited-style-name="Visited_20_Internet_20_Link">
 </text:a>
 .</text:p>
      <text:p text:style-name="P4">
“Україна дотримується Женевської конвенції. російські військові жінки, якіпотрапили у полон, були репатрійовані. Цього ми вимагаємо і від російськоїсторони: повернути жінок-полонених без умов і обмінів”, - зазначила вона.</text:p>
      <text:p text:style-name="P4">
<text:span text:style-name="T4">
Читайте також:</text:span>
 <text:a xlink:type="simple" xlink:href="https://www.ukrinform.ua/rubric-ato/3704033-iz-polonu-vdaetsa-povertati-vijskovih-pro-akih-zovsim-ne-bulo-informacii-koordstab.html" text:style-name="Internet_20_link" text:visited-style-name="Visited_20_Internet_20_Link">
 </text:a>
</text:p>
      <text:p text:style-name="P4">
За словами Цимбалюк, на відміну від жінок-військових, точна кількістьукраїнських жінок-цивільних, які перебувають у рф, невідома. Водночас органивлади працюють над тим, щоб з'ясувати це і домогтися повернення їх додому.Проміжним результатом у Координаційному штабі вважають повернення понад 300українських дітей.</text:p>
      <text:p text:style-name="P4">
Як повідомляв <text:a xlink:type="simple" xlink:href="https://www.ukrinform.ua/rubric-ato/3704780-obmin-vsih-na-vsih-iz-rf-moze-stosuvatisa-tilki-vijskovih-lubinec.html" text:style-name="Internet_20_link" text:visited-style-name="Visited_20_Internet_20_Link">
 </text:a>
 , УповноваженийВерховної Ради з прав людини Дмитро Лубінець сказав на пресконференції вКиєві, що обмін у форматі «всіх на всіх» із росією може стосуватися тількивійськових, цивільних заручників у такий спосіб повернути на Батьківщину невдасться.</text:p>
      <text:p text:style-name="P4">
Source: <text:a xlink:type="simple" xlink:href="https://www.ukrinform.ua/rubric-ato/3705582-u-poloni-rf-perebuvaut-kilka-soten-zinokvijskovih-koordinacijnij-stab.html" text:style-name="Internet_20_link" text:visited-style-name="Visited_20_Internet_20_Link">
https://www.ukrinform.ua/rubric-ato/3705582-u-poloni-rf-perebuvaut-kilka-soten-zinokvijskovih-koordinacijnij-stab.html</text:a>
</text:p>
      <!--NEWS-->
      <text:h text:style-name="P10" text:outline-level="1">
<text:span text:style-name="T4">
У Судані знищили понад мільйон доз вакцини проти поліомієліту - ЮНІСЕФ</text:span>
</text:h>
      <text:p text:style-name="P4">
Authors: Ukrinform (Person)</text:p>
      <text:p text:style-name="P4">
Publisher: Укринформ (Organization)</text:p>
      <text:p text:style-name="P4">
Published Time: 2023-05-06T12:28:00+03:00</text:p>
      <text:p text:style-name="P4">
Modified Time: 2023-05-06T12:28:00+03:00</text:p>
      <text:p text:style-name="P4">
Description: Понад 1 мільйон доз вакцини від поліомієліту, призначених для дітей, було знищено в результаті мародерства під час збройного конфлікту в Судані. — Укрінформ.</text:p>
      <text:p text:style-name="P4">
Images: ["<text:a xlink:type="simple" xlink:href="https://static.ukrinform.com/photos/2022_01/thumb_files/630_360_1642148554-750.jpg" text:style-name="Internet_20_link" text:visited-style-name="Visited_20_Internet_20_Link">
630_360_16421...</text:a>
"]</text:p>
      <text:p text:style-name="P4">
Tags: ['Судан', 'ЮНІСЕФ', 'Вакцина', 'Поліомієліт']</text:p>
      <text:p text:style-name="P4">
Type: Article</text:p>
      <!--METADATA-->
      <text:p text:style-name="P4">
<draw:frame draw:style-name="fr1" draw:name="Image121" text:anchor-type="as-char" svg:width="6.9236in" svg:height="3.956343in" draw:z-index="0">
<draw:image xlink:href="../Images/yкринформ/2023-05-06T12-28-00-03-00/630_360_1642148554-750.jpg" xlink:type="simple" xlink:show="embed" xlink:actuate="onLoad" draw:mime-type="image/jpeg"/>
</draw:frame>
 Понад 1мільйон доз вакцини від поліомієліту, призначених для дітей, було знищено врезультаті мародерства під час збройного конфлікту в Судані.</text:p>
      <text:p text:style-name="P4">
Як передає Укрінформ, про це повідомляє <text:a xlink:type="simple" xlink:href="https://www.reuters.com/world/africa/unicef-more-than-1-million-polio-vaccines-lost-sudan-2023-05-05/" text:style-name="Internet_20_link" text:visited-style-name="Visited_20_Internet_20_Link">
</text:a>
 .</text:p>
      <text:p text:style-name="P4">
"Ряд об'єктів холодового ланцюга було розграбовано, пошкоджено і знищено, втому числі понад мільйон <text:a xlink:type="simple" xlink:href="https://www.ukrinform.ua/tag-vakcina" text:style-name="Internet_20_link" text:visited-style-name="Visited_20_Internet_20_Link">
 </text:a>
 протиполіомієліту в Південному Дарфурі", - повідомила заступник директораУправління з надзвичайних програм ЮНІСЕФ Хейзел Де Вет.</text:p>
      <text:p text:style-name="P4">
Агентство проводило серію кампаній з вакцинації від поліомієліту в Суданіпісля спалаху захворювання наприкінці 2022 року.</text:p>
      <text:p text:style-name="P4">
База даних Всесвітньої організації охорони здоров'я свідчить про 28 нападів намедичні заклади в Судані з моменту початку конфлікту минулого місяця.</text:p>
      <text:p text:style-name="P4">
<text:span text:style-name="T4">
Читайте також:</text:span>
 <text:a xlink:type="simple" xlink:href="https://www.ukrinform.ua/rubric-world/3705233-v-oon-zaklikaut-uradi-krain-ne-povertati-bizenciv-do-sudanu.html" text:style-name="Internet_20_link" text:visited-style-name="Visited_20_Internet_20_Link">
 <text:span text:style-name="T4">
Судан</text:span>
 </text:a>
</text:p>
      <text:p text:style-name="P4">
Поліомієліт - хвороба, яка в основному вражає дітей віком до 5 років, можепризвести до паралічу та смерті. Африка була оголошена вільною віднеконтрольованого спалаху поліомієліту у 2020 році, але Малаві, Мозамбік іСудан повідомили про завезені випадки в минулому році.</text:p>
      <text:p text:style-name="P4">
Як повідомляв <text:a xlink:type="simple" xlink:href="https://www.ukrinform.ua/rubric-world/3704294-v-oon-zaklikaut-storoni-konfliktu-u-sudani-zabezpeciti-zahist-gumdopomogi.html" text:style-name="Internet_20_link" text:visited-style-name="Visited_20_Internet_20_Link">
 </text:a>
 ,керівник гуманітарної програми ООН Мартін Гріффітс заявив, що працює надотриманням зобов'язань від воюючих сторін у Судані щодо захисту гуманітарноїдопомоги, щоб забезпечити її доставку до тих, хто її потребує.</text:p>
      <text:p text:style-name="P4">
<text:span text:style-name="T5">
Фото: ЮНІСЕФ</text:span>
</text:p>
      <text:p text:style-name="P4">
Source: <text:a xlink:type="simple" xlink:href="https://www.ukrinform.ua/rubric-world/3705585-u-sudani-znisili-ponad-miljon-doz-vakcini-proti-poliomielitu-unisef.html" text:style-name="Internet_20_link" text:visited-style-name="Visited_20_Internet_20_Link">
https://www.ukrinform.ua/rubric-world/3705585-u-sudani-znisili-ponad-miljon-doz-vakcini-proti-poliomielitu-unisef.html</text:a>
</text:p>
      <!--NEWS-->
      <text:h text:style-name="P10" text:outline-level="1">
<text:span text:style-name="T4">
Наєв: Піхота є маркером української території, за її спиною – життя та вільна Україна</text:span>
</text:h>
      <text:p text:style-name="P4">
Authors: Ukrinform (Person)</text:p>
      <text:p text:style-name="P4">
Publisher: Укринформ (Organization)</text:p>
      <text:p text:style-name="P4">
Published Time: 2023-05-06T12:30:00+03:00</text:p>
      <text:p text:style-name="P4">
Modified Time: 2023-05-06T12:30:00+03:00</text:p>
      <text:p text:style-name="P4">
Description: Командувач Об’єднаних сил Збройних сил України генерал-лейтенант Сергій Наєв наголошує, що піхота є маркером української території, за її спиною – життя та вільна Україна. — Укрінформ.</text:p>
      <text:p text:style-name="P4">
Images: ["<text:a xlink:type="simple" xlink:href="https://static.ukrinform.com/photos/2022_07/thumb_files/630_360_1656655598-156.jpg" text:style-name="Internet_20_link" text:visited-style-name="Visited_20_Internet_20_Link">
630_360_16566...</text:a>
"]</text:p>
      <text:p text:style-name="P4">
Tags: ['ЗСУ', 'Сергій Наєв', 'День піхоти']</text:p>
      <text:p text:style-name="P4">
Type: Article</text:p>
      <!--METADATA-->
      <text:p text:style-name="P4">
<draw:frame draw:style-name="fr1" draw:name="Image122" text:anchor-type="as-char" svg:width="6.9236in" svg:height="3.956343in" draw:z-index="0">
<draw:image xlink:href="../Images/yкринформ/2023-05-06T12-30-00-03-00/630_360_1656655598-156.jpg" xlink:type="simple" xlink:show="embed" xlink:actuate="onLoad" draw:mime-type="image/jpeg"/>
</draw:frame>
 КомандувачОб’єднаних сил Збройних сил України генерал-лейтенант Сергій Наєв наголошує,що піхота є маркером української території, за її спиною – життя та вільнаУкраїна.</text:p>
      <text:p text:style-name="P4">
Як передає Укрінформ, про це Наєв заявив у <text:a xlink:type="simple" xlink:href="https://t.me/SerhiyNaiev/51" text:style-name="Internet_20_link" text:visited-style-name="Visited_20_Internet_20_Link">
 </text:a>
 знагоди Дня піхоти ЗСУ.</text:p>
      <text:p text:style-name="P4">
“Атакувати, боронити, штурмувати та утримувати позиції, перемагати в бою — цевічні, незмінні і почесні завдання піхоти. Так було з давніх-давен, так є ісьогодні. Тільки піхота підсилена артилерією, авіацією, танками та броньованоютехнікою може знищувати живу силу ворога і досягати бажаної мети. Сила піхотизалежить від сили її вогню”, – зазначив командувач.</text:p>
      <text:p text:style-name="P4">
<text:span text:style-name="T5">
Відео: Сергій Наєв</text:span>
</text:p>
      <text:p text:style-name="P4">
За словами <text:a xlink:type="simple" xlink:href="https://www.ukrinform.ua/tag-naev" text:style-name="Internet_20_link" text:visited-style-name="Visited_20_Internet_20_Link">
 </text:a>
 , піхота – це маркер,відмітка, де українська територія, а де ворожа, і за її спиною – життя тавільна Україна, попереду – ворог, якого треба знищити.</text:p>
      <text:p text:style-name="P4">
<text:span text:style-name="T4">
Читайте також:</text:span>
 <text:a xlink:type="simple" xlink:href="https://www.ukrinform.ua/rubric-ato/3705285-u-pivnicnij-operacijnij-zoni-oborona-zmicnuetsa-sodna-naev.html" text:style-name="Internet_20_link" text:visited-style-name="Visited_20_Internet_20_Link">
 <text:span text:style-name="T4">
Наєв</text:span>
 </text:a>
</text:p>
      <text:p text:style-name="P4">
Як зауважив командувач, в українців одна на всіх країна й одна на всіх війна.Український народ обов’язково переможе. “І наша перемога також буде одна навсіх”, - підкреслив Наєв.</text:p>
      <text:p text:style-name="P4">
Як повідомлялось, 6 травня українські піхотинці відзначають професійне свято –День піхоти Збройних сил України, яке було встановлене у 2019 році тодішнімПрезидентом Петром Порошенком.</text:p>
      <text:p text:style-name="P4">
Source: <text:a xlink:type="simple" xlink:href="https://www.ukrinform.ua/rubric-ato/3705589-naev-pihota-e-markerom-ukrainskoi-teritorii-za-ii-spinou-zitta-ta-vilna-ukraina.html" text:style-name="Internet_20_link" text:visited-style-name="Visited_20_Internet_20_Link">
https://www.ukrinform.ua/rubric-ato/3705589-naev-pihota-e-markerom-ukrainskoi-teritorii-za-ii-spinou-zitta-ta-vilna-ukraina.html</text:a>
</text:p>
      <!--NEWS-->
      <text:h text:style-name="P10" text:outline-level="1">
<text:span text:style-name="T4">
Діаспора закликала Португалію засудити ідеологію рашизму</text:span>
</text:h>
      <text:p text:style-name="P4">
Authors: Ukrinform (Person)</text:p>
      <text:p text:style-name="P4">
Publisher: Укринформ (Organization)</text:p>
      <text:p text:style-name="P4">
Published Time: 2023-05-06T12:45:00+03:00</text:p>
      <text:p text:style-name="P4">
Modified Time: 2023-05-06T12:45:00+03:00</text:p>
      <text:p text:style-name="P4">
Description: Українська громада в Португалії звернулася до Парламенту Республіки з проханням підтримати постанову Верховної Ради України від 2 травня, якою рашизм засуджується як базова ідеологія державної політики російської федерації. — Укрінформ.</text:p>
      <text:p text:style-name="P4">
Images: ["<text:a xlink:type="simple" xlink:href="https://static.ukrinform.com/photos/2023_05/thumb_files/630_360_1683366289-720.jpg" text:style-name="Internet_20_link" text:visited-style-name="Visited_20_Internet_20_Link">
630_360_16833...</text:a>
"]</text:p>
      <text:p text:style-name="P4">
Tags: ['Діаспора', 'Португалія', 'Війна з росією', 'Рашизм']</text:p>
      <text:p text:style-name="P4">
Type: Article</text:p>
      <!--METADATA-->
      <text:p text:style-name="P4">
<draw:frame draw:style-name="fr1" draw:name="Image123" text:anchor-type="as-char" svg:width="6.9236in" svg:height="3.956343in" draw:z-index="0">
<draw:image xlink:href="../Images/yкринформ/2023-05-06T12-45-00-03-00/630_360_1683366289-720.jpg" xlink:type="simple" xlink:show="embed" xlink:actuate="onLoad" draw:mime-type="image/jpeg"/>
</draw:frame>
 Українськагромада в Португалії звернулася до Парламенту Республіки з проханнямпідтримати постанову Верховної Ради України від 2 травня, якою рашизмзасуджується як базова ідеологія державної політики російської федерації.</text:p>
      <text:p text:style-name="P4">
Як передає Укрінформ, про це у <text:a xlink:type="simple" xlink:href="https://www.facebook.com/kozakxp/posts/pfbid036jabFBcUbRdMbLNdsCLA5RnzD4mFJ2DUT5LZ6LwJCkzK7Nbmqto1ibK9xEvBTJ9el" text:style-name="Internet_20_link" text:visited-style-name="Visited_20_Internet_20_Link">
</text:a>
повідомив Павло Садоха – віцепрезидент Світового конгресу українців у Західнійі Південній Європі, голова Спілки українців у Португалії.</text:p>
      <text:p text:style-name="P4">
Він нагадав, що <text:a xlink:type="simple" xlink:href="https://www.ukrinform.ua/rubric-polytics/3703692-rada-zvernulas-do-svitu-iz-zaklikom-zasuditi-rasizm-ta-viznati-rf-derzavouteroristom.html" text:style-name="Internet_20_link" text:visited-style-name="Visited_20_Internet_20_Link">
 </text:a>
 «Про визначення існуючого в російській федераціїполітичного режиму як рашизму та засудження його ідеологічних засад ісуспільних практик як тоталітарних та людоненависницьких» обранці українськогонароду також закликають міжнародну спільноту визнати російську державнуполітику набором небезпечних і деструктивних ідеологій, спрямованих на підривміжнародного порядку та його принципів, а саме визнання рівності тасуверенітету усіх держав і основних прав людини.</text:p>
      <text:p text:style-name="P4">
<text:span text:style-name="T4">
Читайте також:</text:span>
 <text:a xlink:type="simple" xlink:href="https://www.ukrinform.ua/rubric-diaspora/3699211-ukrainci-vlastuvali-akciu-protestu-u-lisaboni-pid-cas-vizitu-prezidenta-brazilii.html" text:style-name="Internet_20_link" text:visited-style-name="Visited_20_Internet_20_Link">
 <text:span text:style-name="T4">
Українці</text:span>
 <text:span text:style-name="T4">
влаштували</text:span>
 <text:span text:style-name="T4">
акцію</text:span>
 <text:span text:style-name="T4">
протесту</text:span>
<text:span text:style-name="T4">
Лісабоні</text:span>
 <text:span text:style-name="T4">
під</text:span>
 <text:span text:style-name="T4">
час</text:span>
 <text:span text:style-name="T4">
візиту</text:span>
 <text:span text:style-name="T4">
президента</text:span>
 <text:span text:style-name="T4">
Бразилії</text:span>
</text:a>
</text:p>
      <text:p text:style-name="P4">
Голова Спілки українців у Португалії зауважив, що постанова українськогопарламенту також закликає ООН, Європейський парламент, Парламентську асамблеюРади Європи, Парламентську асамблею ОБСЄ та Парламентську асамблею НАТО, атакож уряди та парламенти країн, засудити «рашизм» як людиноненависницькуідеологію.</text:p>
      <text:p text:style-name="P4">
Також пан Садоха додав, що Португалія також стала об’єктом загрозливої ​​тареваншистської риторики з боку пропагандистської машини Кремля.</text:p>
      <text:p text:style-name="P4">
«Нещодавно (3 травня 2023 року) в одній із найпопулярніших програм державноготелеканалу «Росія-1» пропагандист володимир соловйов висловив можливістьвторгнення російських військ до Португалії, обґрунтовуючи це тим, що необхідно«покарати всіх покидьків, які підтримували український нацистський режим», –повідомив він.</text:p>
      <text:p text:style-name="P4">
Нагадаємо, у Лісабоні 7 травня <text:a xlink:type="simple" xlink:href="https://www.ukrinform.ua/rubric-diaspora/3705232-u-lisaboni-ukrainci-provedut-miting-i-zaklicut-parlament-portugalii-zasuditi-ideologiu-rasizmu.html" text:style-name="Internet_20_link" text:visited-style-name="Visited_20_Internet_20_Link">
 </text:a>
 мітинг під посольством росії,учасники якого планують звернутися до парламенту Португалії щодо засудженняідеології рашизму.</text:p>
      <text:p text:style-name="P4">
<text:span text:style-name="T5">
Фото: Amaury Laporte</text:span>
</text:p>
      <text:p text:style-name="P4">
Source: <text:a xlink:type="simple" xlink:href="https://www.ukrinform.ua/rubric-diaspora/3705592-diaspora-zaklikala-portugaliu-zasuditi-ideologiu-rasizmu.html" text:style-name="Internet_20_link" text:visited-style-name="Visited_20_Internet_20_Link">
https://www.ukrinform.ua/rubric-diaspora/3705592-diaspora-zaklikala-portugaliu-zasuditi-ideologiu-rasizmu.html</text:a>
</text:p>
      <!--NEWS-->
      <text:h text:style-name="P10" text:outline-level="1">
<text:span text:style-name="T4">
В Авдіївці з-під завалів дістали тіло комунальника</text:span>
</text:h>
      <text:p text:style-name="P4">
Authors: Ukrinform (Person)</text:p>
      <text:p text:style-name="P4">
Publisher: Укринформ (Organization)</text:p>
      <text:p text:style-name="P4">
Published Time: 2023-05-06T12:47:00+03:00</text:p>
      <text:p text:style-name="P4">
Modified Time: 2023-05-06T12:47:00+03:00</text:p>
      <text:p text:style-name="P4">
Description: В Авдіївці на Донеччині дістали з-під завалів тіло комунальника, який загинув унаслідок ракетного удару 30 квітня, також тривають пошуки літньої жінки, що загинула після удару, якого війська рф завдали напередодні.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Загибель', 'Авдіївка', 'Війна з росією']</text:p>
      <text:p text:style-name="P4">
Type: Article</text:p>
      <!--METADATA-->
      <text:p text:style-name="P4">
<draw:frame draw:style-name="fr1" draw:name="Image124" text:anchor-type="as-char" svg:width="6.9236in" svg:height="3.948443in" draw:z-index="0">
<draw:image xlink:href="../Images/yкринформ/2023-05-06T12-47-00-03-00/630_360_1538997483-946.jpg" xlink:type="simple" xlink:show="embed" xlink:actuate="onLoad" draw:mime-type="image/jpeg"/>
</draw:frame>
 В Авдіївціна Донеччині дістали з-під завалів тіло комунальника, який загинув унаслідокракетного удару 30 квітня, також тривають пошуки літньої жінки, що загинулапісля удару, якого війська рф завдали напередодні.</text:p>
      <text:p text:style-name="P4">
Про це в ефірі національного телемарафону «Єдині новини» сказав начальникАвдіївської міської військової адміністрації Віталій Барабаш, передаєкореспондент Укрінформу.</text:p>
      <text:p text:style-name="P4">
«Вчора був авіаракетний удар по центральній частині міста. Дві багатоповерховібудівлі були зруйновані, в результаті чого родина, яка проживала на другомуповерсі одного з будинків, потрапила під завали. Там проживали чоловік тажінка (подружжя - ред.) та літня жінка, 1936 року. (Молодшу) жінку викинуло увікно, її знайшли поруч із будинком - вона <text:a xlink:type="simple" xlink:href="https://www.ukrinform.ua/tag-zagibel" text:style-name="Internet_20_link" text:visited-style-name="Visited_20_Internet_20_Link">
 </text:a>
 . Чоловіка пізніше дістали з-під завалів, він також загинув. Літнюжінку ще не знайшли, вона під завалами. І вчора також ми знайшли нашогокомунальника, який 30 квітня потрапив під ракетний удар і був під завалами», -розповів Барабаш.</text:p>
      <text:p text:style-name="P4">
Він зауважив, що залишатися в місті вкрай небезпечно, однак жителі непогоджуються евакуюватися.</text:p>
      <text:p text:style-name="P4">
«Вивезти всіх однозначно в нас не вийде, навіть якось кардинально ситуаціюзмінити щодо кількості людей у місті. Авдіївка – не прифронтова громада, афронтова, але, на жаль, механізму нема. А було б непогано, якби люди поїхали.На жаль, не їдуть», - зазначив Барабаш.</text:p>
      <text:p text:style-name="P4">
<text:span text:style-name="T4">
Читайте також:</text:span>
 <text:a xlink:type="simple" xlink:href="https://www.ukrinform.ua/rubric-regions/3705543-poskodzeni-dva-zavodi-ta-ponad-20-bagatopoverhivok-naslidki-obstriliv-na-doneccini.html" text:style-name="Internet_20_link" text:visited-style-name="Visited_20_Internet_20_Link">
 </text:a>
</text:p>
      <text:p text:style-name="P4">
Як повідомляв Укрінформ, загарбники не припиняють обстріли Авдіївки. Зокрема,30 квітня російські терористи обстріляли місто з «Градів», танків і вдарили злітака. Під час обстрілу міста всі три поверхи однієї з будівель у центральнійчастині склались до фундаменту.</text:p>
      <text:p text:style-name="P4">
В Авдіївці, за даними міської влади, <text:a xlink:type="simple" xlink:href="https://www.ukrinform.ua/rubric-ato/3700216-v-avdiivci-zalisaetsa-odna-ditina-aku-prihovuut-batki-golova-mva.html" text:style-name="Internet_20_link" text:visited-style-name="Visited_20_Internet_20_Link">
 </text:a>
 , яку приховують батьки, не погоджуючись на евакуацію. Зараз, заданими Барабаша, контакту з батьками взагалі нема, протягом останніх півторатижня сусіди не бачили й дорослих членів цієї родини.</text:p>
      <text:p text:style-name="P4">
Source: <text:a xlink:type="simple" xlink:href="https://www.ukrinform.ua/rubric-regions/3705598-v-avdiivci-distali-zpid-zavaliv-tilo-zagiblogo-komunalnika.html" text:style-name="Internet_20_link" text:visited-style-name="Visited_20_Internet_20_Link">
https://www.ukrinform.ua/rubric-regions/3705598-v-avdiivci-distali-zpid-zavaliv-tilo-zagiblogo-komunalnika.html</text:a>
</text:p>
      <!--NEWS-->
      <text:h text:style-name="P10" text:outline-level="1">
<text:span text:style-name="T4">
Компанії США зацікавлені в інвестуванні у відбудову енергетичної інфраструктури Харкова – мер</text:span>
</text:h>
      <text:p text:style-name="P4">
Authors: Ukrinform (Person)</text:p>
      <text:p text:style-name="P4">
Publisher: Укринформ (Organization)</text:p>
      <text:p text:style-name="P4">
Published Time: 2023-05-06T12:49:00+03:00</text:p>
      <text:p text:style-name="P4">
Modified Time: 2023-05-06T12:49:00+03:00</text:p>
      <text:p text:style-name="P4">
Description: Американські компанії зацікавлені в тому, щоб інвестувати у відбудову енергетичної інфраструктури Харкова. — Укрінформ.</text:p>
      <text:p text:style-name="P4">
Images: ["<text:a xlink:type="simple" xlink:href="https://static.ukrinform.com/photos/2021_11/thumb_files/630_360_1635808673-527.png" text:style-name="Internet_20_link" text:visited-style-name="Visited_20_Internet_20_Link">
630_360_16358...</text:a>
"]</text:p>
      <text:p text:style-name="P4">
Tags: ['США', 'Харків', 'Терехов', 'Єдині новини']</text:p>
      <text:p text:style-name="P4">
Type: Article</text:p>
      <!--METADATA-->
      <text:p text:style-name="P4">
<draw:frame draw:style-name="fr1" draw:name="Image125" text:anchor-type="as-char" svg:width="6.9236in" svg:height="3.956343in" draw:z-index="0">
<draw:image xlink:href="../Images/yкринформ/2023-05-06T12-49-00-03-00/630_360_1635808673-527.png" xlink:type="simple" xlink:show="embed" xlink:actuate="onLoad" draw:mime-type="image/png"/>
</draw:frame>
Американські компанії зацікавлені в тому, щоб інвестувати у відбудовуенергетичної інфраструктури Харкова.</text:p>
      <text:p text:style-name="P4">
Про це в ефірі національного телемарафону «Єдині новини» сказав Харківськийміський голова Ігор Терехов, передає кореспондент Укрінформу.</text:p>
      <text:p text:style-name="P4">
«Учора завершився мій візит до <text:a xlink:type="simple" xlink:href="https://www.ukrinform.ua/tag-ssa" text:style-name="Internet_20_link" text:visited-style-name="Visited_20_Internet_20_Link">
 </text:a>
 , він бувдуже насиченим. На всіх зустрічах червоною ниткою проходила тема післявоєнноївідбудови Харкова. Сполучені штати – наш стратегічний партнер. Були зустрічі вУкраїнському домі з інвесторами, міжнародними компаніями та організаціями,міжнародними фондами. Йшлося передусім про відновлення енергетичноїінфраструктури, є зацікавленість у тому, щоб вкладати в це», - сказав міськийголова.</text:p>
      <text:p text:style-name="P4">
За його словами, загальні втрати міста через вторгнення рф наразі складаютьблизько 9,5 млрд доларів, жодна країна не зможе вкласти такі кошти увідбудову.</text:p>
      <text:p text:style-name="P4">
«У нас є приблизні підрахунки, але війна триває, і ми маємо обстріли, ібудуть, я так вважаю, руйнування. На сьогоднішній день це 9,5 млрд доларівСША. Це, безумовно, величезні кошти, і жодна країна не може собі дозволитилише на Харків витрачати такі кошти, на відновлення міста Харкова», — сказавТерехов.</text:p>
      <text:p text:style-name="P4">
<text:span text:style-name="T4">
Читайте також:</text:span>
 <text:a xlink:type="simple" xlink:href="https://www.ukrinform.ua/rubric-regions/3687049-u-harkovi-potrebuut-rozminuvanna-kladovisa-ta-lisosmugi.html" text:style-name="Internet_20_link" text:visited-style-name="Visited_20_Internet_20_Link">
 </text:a>
</text:p>
      <text:p text:style-name="P4">
Він додав, що під час робочої поїздки до США спілкувався з міжнароднимифінансовими інституціями щодо залучення коштів, у тому числі кредитних длявідновлення Харкова та його критичної інфраструктури.</text:p>
      <text:p text:style-name="P4">
Як повідомляв <text:a xlink:type="simple" xlink:href="https://www.ukrinform.ua/rubric-vidbudova/3700881-vidbudovu-harkova-obgovorat-na-samiti-v-amerikanskomu-denveri.html" text:style-name="Internet_20_link" text:visited-style-name="Visited_20_Internet_20_Link">
 </text:a>
 , наприкінці квітняТерехов вирушив до США, задля переговорів з представниками американськогоуряду щодо відбудови Харкова. Він відвідав Вашингтон, а також Саміт міст уДенвері.</text:p>
      <text:p text:style-name="P4">
Source: <text:a xlink:type="simple" xlink:href="https://www.ukrinform.ua/rubric-vidbudova/3705594-kompanii-ssa-zacikavleni-v-investuvanni-u-vidbudovu-energeticnoi-infrastrukturi-harkova-mer.html" text:style-name="Internet_20_link" text:visited-style-name="Visited_20_Internet_20_Link">
https://www.ukrinform.ua/rubric-vidbudova/3705594-kompanii-ssa-zacikavleni-v-investuvanni-u-vidbudovu-energeticnoi-infrastrukturi-harkova-mer.html</text:a>
</text:p>
      <!--NEWS-->
      <text:h text:style-name="P10" text:outline-level="1">
<text:span text:style-name="T4">
Вдалі контрнаступальні операції стали можливими завдяки професіоналізму піхоти - Сирський</text:span>
</text:h>
      <text:p text:style-name="P4">
Authors: Ukrinform (Person)</text:p>
      <text:p text:style-name="P4">
Publisher: Укринформ (Organization)</text:p>
      <text:p text:style-name="P4">
Published Time: 2023-05-06T12:55:44+03:00</text:p>
      <text:p text:style-name="P4">
Modified Time: 2023-05-06T12:55:44+03:00</text:p>
      <text:p text:style-name="P4">
Description: Командувач Сухопутних військ Збройних сил України генерал-полковник Олександр Сирський переконаний, що вдалі контрнаступальні операції стали можливими завдяки чіткій дисципліні та професіоналізму піхоти. — Укрінформ.</text:p>
      <text:p text:style-name="P4">
Images: ["<text:a xlink:type="simple" xlink:href="https://static.ukrinform.com/photos/2021_03/thumb_files/630_360_1615386443-107.jpg" text:style-name="Internet_20_link" text:visited-style-name="Visited_20_Internet_20_Link">
630_360_16153...</text:a>
"]</text:p>
      <text:p text:style-name="P4">
Tags: ['ЗСУ', 'Сирський', 'Війна з росією', 'Контрнаступ']</text:p>
      <text:p text:style-name="P4">
Type: Article</text:p>
      <!--METADATA-->
      <text:p text:style-name="P4">
<draw:frame draw:style-name="fr1" draw:name="Image126" text:anchor-type="as-char" svg:width="6.9236in" svg:height="3.956343in" draw:z-index="0">
<draw:image xlink:href="../Images/yкринформ/2023-05-06T12-55-44-03-00/630_360_1615386443-107.jpg" xlink:type="simple" xlink:show="embed" xlink:actuate="onLoad" draw:mime-type="image/jpeg"/>
</draw:frame>
 КомандувачСухопутних військ Збройних сил України генерал-полковник Олександр Сирськийпереконаний, що вдалі контрнаступальні операції стали можливими завдяки чіткійдисципліні та професіоналізму піхоти.</text:p>
      <text:p text:style-name="P4">
Як передає Укрінформ, про це Сирський написав у <text:a xlink:type="simple" xlink:href="https://t.me/osirskiy/61" text:style-name="Internet_20_link" text:visited-style-name="Visited_20_Internet_20_Link">
 </text:a>
з нагоди Дня піхоти ЗСУ.</text:p>
      <text:p text:style-name="P4">
"Це свято сталевих і мужніх чоловіків. Піхота - це про витримку, мужність,відвагу та героїзм. А ще про характер - він є основою стійкості. Як писав КарлКлаузевіц, під поняттям "сила характеру" йдеться про тверде відстоюванняпереконань. Байдуже, чи є останні висновками чужої або власної системипоглядів, чи виникають з принципів, норм, миттєвих вражень і будь-яких іншихпроявів розуму", - зазначив командувач <text:a xlink:type="simple" xlink:href="https://www.ukrinform.ua/tag-zsu" text:style-name="Internet_20_link" text:visited-style-name="Visited_20_Internet_20_Link">
 </text:a>
 .</text:p>
      <text:p text:style-name="P4">
За словами Сирського, піхотинці – завжди там, де складно. "За останні рокивійни ви продемонстрували, що навіть у найскладніших ситуаціях можливопереламати хід подій на власну користь. І навіть там, де ворог переважаєчисельно, можливо відвоювати українську землю. Вдалі контрнаступальні операціїстали можливі завдяки чіткій дисципліні та професіоналізму піхоти", -наголосив він.</text:p>
      <text:p text:style-name="P4">
Як підкреслив Сирський, це свято не тільки Сухопутних військ, а й захисниківтериторіальної оборони, десантно-штурмових військ, морської піхоти та усіх,"хто пліч-о-пліч в окопах тримає лінію фронту, де точаться важкі бої".</text:p>
      <text:p text:style-name="P4">
<text:span text:style-name="T4">
Читайте також:</text:span>
 <text:a xlink:type="simple" xlink:href="https://www.ukrinform.ua/rubric-ato/3703424-sirskij-vidvidav-ukrainskih-bijciv-na-bahmutskomu-napramku.html" text:style-name="Internet_20_link" text:visited-style-name="Visited_20_Internet_20_Link">
 <text:span text:style-name="T4">
Сирський</text:span>
 </text:a>
</text:p>
      <text:p text:style-name="P4">
"Вічна шана полеглим героям, які віддали своє життя у боротьбі з підлимагресором. Слава всім, хто продовжує битися та безстрашно знищує ворогів.Впевнений, що в найближчий час українська піхота підійматиме українськийпрапор над деокупованим Донецьком, Луганськом та в Криму", - наголосивкомандувач.</text:p>
      <text:p text:style-name="P4">
Як повідомляв Укрінформ, <text:a xlink:type="simple" xlink:href="https://www.ukrinform.ua/rubric-society/3705527-zelenskij-podakuvav-pihotincam-za-muznist-stijkist-i-samopozertvu.html" text:style-name="Internet_20_link" text:visited-style-name="Visited_20_Internet_20_Link">
 </text:a>
 від імені українського народу подякував піхотинцям зазвитягу та самовіддане виконання військового обов’язку, мужність, стійкість ісамопожертву у боях з російським агресором.</text:p>
      <text:p text:style-name="P4">
Source: <text:a xlink:type="simple" xlink:href="https://www.ukrinform.ua/rubric-ato/3705597-vdali-kontrnastupalni-operacii-stali-mozlivimi-zavdaki-profesionalizmu-pihoti-sirskij.html" text:style-name="Internet_20_link" text:visited-style-name="Visited_20_Internet_20_Link">
https://www.ukrinform.ua/rubric-ato/3705597-vdali-kontrnastupalni-operacii-stali-mozlivimi-zavdaki-profesionalizmu-pihoti-sirskij.html</text:a>
</text:p>
      <!--NEWS-->
      <text:h text:style-name="P10" text:outline-level="1">
<text:span text:style-name="T4">
In the Kherson region, six rescuers killed when Russian troops shelled them during demining w...</text:span>
</text:h>
      <text:p text:style-name="P4">
Authors: liveuamap (Language: en)</text:p>
      <text:p text:style-name="P4">
Time: 2023-05-06T13:03:00</text:p>
      <text:p text:style-name="P4">
Location: Kherson (Latitude:46.83718 Longtitude:33.39775)</text:p>
      <text:p text:style-name="P4">
Videos: []</text:p>
      <text:p text:style-name="P4">
Images: []</text:p>
      <text:p text:style-name="P4">
Tags: ["Europe", "Central and Eastern Europe"]</text:p>
      <text:p text:style-name="P4">
ID: 22560953</text:p>
      <!--METADATA-->
      <text:p text:style-name="P4">
In the Kherson region, six rescuers killed when Russian troops shelled themduring demining works. Two more, including a female paramedic, were injured</text:p>
      <text:p text:style-name="P4">
News Collection Link: <text:a xlink:type="simple" xlink:href="https://liveuamap.com/en/2023/6-may-in-the-kherson-region-six-rescuers-killed-when-russian" text:style-name="Internet_20_link" text:visited-style-name="Visited_20_Internet_20_Link">
https://liveuamap.com/en/2023/6-may-in-the-kherson-region-six-rescuers-killed-when-russian</text:a>
</text:p>
      <text:p text:style-name="P4">
Source: <text:a xlink:type="simple" xlink:href="https://t.me/babel/31981" text:style-name="Internet_20_link" text:visited-style-name="Visited_20_Internet_20_Link">
https://t.me/babel/31981</text:a>
</text:p>
      <!--NEWS-->
      <text:h text:style-name="P10" text:outline-level="1">
<text:span text:style-name="T4">
росіяни вдарили по Запоріжжю з «Іскандера» та 104 рази за добу обстріляли область</text:span>
</text:h>
      <text:p text:style-name="P4">
Authors: Ukrinform (Person)</text:p>
      <text:p text:style-name="P4">
Publisher: Укринформ (Organization)</text:p>
      <text:p text:style-name="P4">
Published Time: 2023-05-06T13:04:00+03:00</text:p>
      <text:p text:style-name="P4">
Modified Time: 2023-05-06T13:04:00+03:00</text:p>
      <text:p text:style-name="P4">
Description: Ворожа армія за добу завдала 104 удари по населених пунктах Запорізької області, у т.ч. обстріляла з ОТРК "Іскандер" Запоріжжя. — Укрінформ.</text:p>
      <text:p text:style-name="P4">
Images: ["<text:a xlink:type="simple" xlink:href="https://static.ukrinform.com/photos/2023_05/thumb_files/630_360_1683367452-101.jpg" text:style-name="Internet_20_link" text:visited-style-name="Visited_20_Internet_20_Link">
630_360_16833...</text:a>
", "<text:a xlink:type="simple" xlink:href="https://static.ukrinform.com/photos/2023_05/thumb_files/630_360_1683367477-2657.jpeg" text:style-name="Internet_20_link" text:visited-style-name="Visited_20_Internet_20_Link">
630_360_16833...</text:a>
", "<text:a xlink:type="simple" xlink:href="https://static.ukrinform.com/photos/2023_05/thumb_files/630_360_1683367477-3865.jpeg" text:style-name="Internet_20_link" text:visited-style-name="Visited_20_Internet_20_Link">
630_360_16833...</text:a>
", "<text:a xlink:type="simple" xlink:href="https://static.ukrinform.com/photos/2023_05/thumb_files/630_360_1683367477-8246.jpeg" text:style-name="Internet_20_link" text:visited-style-name="Visited_20_Internet_20_Link">
630_360_16833...</text:a>
", "<text:a xlink:type="simple" xlink:href="https://static.ukrinform.com/photos/2023_05/thumb_files/630_360_1683367477-7443.jpeg" text:style-name="Internet_20_link" text:visited-style-name="Visited_20_Internet_20_Link">
630_360_16833...</text:a>
", "<text:a xlink:type="simple" xlink:href="https://static.ukrinform.com/photos/2023_05/thumb_files/630_360_1683367478-6564.jpeg" text:style-name="Internet_20_link" text:visited-style-name="Visited_20_Internet_20_Link">
630_360_16833...</text:a>
", "<text:a xlink:type="simple" xlink:href="https://static.ukrinform.com/photos/2023_05/thumb_files/630_360_1683367478-2936.jpeg" text:style-name="Internet_20_link" text:visited-style-name="Visited_20_Internet_20_Link">
630_360_16833...</text:a>
", "<text:a xlink:type="simple" xlink:href="https://static.ukrinform.com/photos/2023_05/thumb_files/630_360_1683367478-2913.jpeg" text:style-name="Internet_20_link" text:visited-style-name="Visited_20_Internet_20_Link">
630_360_16833...</text:a>
"]</text:p>
      <text:p text:style-name="P4">
Tags: ['Обстріл', 'Російські військові', 'Запоріжжя', 'Війна з росією']</text:p>
      <text:p text:style-name="P4">
Type: Article</text:p>
      <!--METADATA-->
      <text:p text:style-name="P4">
<draw:frame draw:style-name="fr1" draw:name="Image127" text:anchor-type="as-char" svg:width="6.9236in" svg:height="3.956343in" draw:z-index="0">
<draw:image xlink:href="../Images/yкринформ/2023-05-06T13-04-00-03-00/630_360_1683367452-101.jpg" xlink:type="simple" xlink:show="embed" xlink:actuate="onLoad" draw:mime-type="image/jpeg"/>
</draw:frame>
 Ворожаармія за добу завдала 104 удари по населених пунктах Запорізької області, ут.ч. обстріляла з ОТРК "Іскандер" Запоріжжя.</text:p>
      <text:p text:style-name="P4">
Про повідомляє <text:a xlink:type="simple" xlink:href="https://zp.npu.gov.ua/news/na-zaporizhzhi-politseiski-zadokumentuvaly-naslidky-vorozhykh-atak-iz-postrazhdalymy" text:style-name="Internet_20_link" text:visited-style-name="Visited_20_Internet_20_Link">
 </text:a>
 , передаєУкрінформ.</text:p>
      <text:p text:style-name="P4">
<draw:frame draw:style-name="fr1" draw:name="Image128" text:anchor-type="as-char" svg:width="6.9236in" svg:height="3.956343in" draw:z-index="0">
<draw:image xlink:href="../Images/yкринформ/2023-05-06T13-04-00-03-00/630_360_1683367477-2657.jpeg" xlink:type="simple" xlink:show="embed" xlink:actuate="onLoad" draw:mime-type="image/jpeg"/>
</draw:frame>
 НаЗапоріжжі поліцейські задокументували наслідки ворожих атак із постраждалими /Фото: Національна поліція  <text:a xlink:type="simple" xlink:href="https://static.ukrinform.com/photos/2023_05/1683367477-2657.jpeg" text:style-name="Internet_20_link" text:visited-style-name="Visited_20_Internet_20_Link">
<draw:frame draw:style-name="fr1" draw:name="Image129" text:anchor-type="as-char" svg:width="6.9236in" svg:height="3.956343in" draw:z-index="0">
<draw:image xlink:href="../Images/yкринформ/2023-05-06T13-04-00-03-00/630_360_1683367477-2657.jpeg" xlink:type="simple" xlink:show="embed" xlink:actuate="onLoad" draw:mime-type="image/jpeg"/>
</draw:frame>
</text:a>
 <text:a xlink:type="simple" xlink:href="https://static.ukrinform.com/photos/2023_05/1683367477-3865.jpeg" text:style-name="Internet_20_link" text:visited-style-name="Visited_20_Internet_20_Link">
<draw:frame draw:style-name="fr1" draw:name="Image130" text:anchor-type="as-char" svg:width="6.9236in" svg:height="3.956343in" draw:z-index="0">
<draw:image xlink:href="../Images/yкринформ/2023-05-06T13-04-00-03-00/630_360_1683367477-3865.jpeg" xlink:type="simple" xlink:show="embed" xlink:actuate="onLoad" draw:mime-type="image/jpeg"/>
</draw:frame>
</text:a>
 <text:a xlink:type="simple" xlink:href="https://static.ukrinform.com/photos/2023_05/1683367477-8246.jpeg" text:style-name="Internet_20_link" text:visited-style-name="Visited_20_Internet_20_Link">
<draw:frame draw:style-name="fr1" draw:name="Image131" text:anchor-type="as-char" svg:width="6.9236in" svg:height="3.956343in" draw:z-index="0">
<draw:image xlink:href="../Images/yкринформ/2023-05-06T13-04-00-03-00/630_360_1683367477-8246.jpeg" xlink:type="simple" xlink:show="embed" xlink:actuate="onLoad" draw:mime-type="image/jpeg"/>
</draw:frame>
</text:a>
 <text:a xlink:type="simple" xlink:href="https://static.ukrinform.com/photos/2023_05/1683367477-7443.jpeg" text:style-name="Internet_20_link" text:visited-style-name="Visited_20_Internet_20_Link">
<draw:frame draw:style-name="fr1" draw:name="Image132" text:anchor-type="as-char" svg:width="6.9236in" svg:height="3.956343in" draw:z-index="0">
<draw:image xlink:href="../Images/yкринформ/2023-05-06T13-04-00-03-00/630_360_1683367477-7443.jpeg" xlink:type="simple" xlink:show="embed" xlink:actuate="onLoad" draw:mime-type="image/jpeg"/>
</draw:frame>
</text:a>
 <text:a xlink:type="simple" xlink:href="https://static.ukrinform.com/photos/2023_05/1683367478-6564.jpeg" text:style-name="Internet_20_link" text:visited-style-name="Visited_20_Internet_20_Link">
<draw:frame draw:style-name="fr1" draw:name="Image133" text:anchor-type="as-char" svg:width="6.9236in" svg:height="3.956343in" draw:z-index="0">
<draw:image xlink:href="../Images/yкринформ/2023-05-06T13-04-00-03-00/630_360_1683367478-6564.jpeg" xlink:type="simple" xlink:show="embed" xlink:actuate="onLoad" draw:mime-type="image/jpeg"/>
</draw:frame>
</text:a>
 <text:a xlink:type="simple" xlink:href="https://static.ukrinform.com/photos/2023_05/1683367478-2936.jpeg" text:style-name="Internet_20_link" text:visited-style-name="Visited_20_Internet_20_Link">
<draw:frame draw:style-name="fr1" draw:name="Image134" text:anchor-type="as-char" svg:width="6.9236in" svg:height="3.956343in" draw:z-index="0">
<draw:image xlink:href="../Images/yкринформ/2023-05-06T13-04-00-03-00/630_360_1683367478-2936.jpeg" xlink:type="simple" xlink:show="embed" xlink:actuate="onLoad" draw:mime-type="image/jpeg"/>
</draw:frame>
</text:a>
 <text:a xlink:type="simple" xlink:href="https://static.ukrinform.com/photos/2023_05/1683367478-2913.jpeg" text:style-name="Internet_20_link" text:visited-style-name="Visited_20_Internet_20_Link">
<draw:frame draw:style-name="fr1" draw:name="Image135" text:anchor-type="as-char" svg:width="6.9236in" svg:height="3.956343in" draw:z-index="0">
<draw:image xlink:href="../Images/yкринформ/2023-05-06T13-04-00-03-00/630_360_1683367478-2913.jpeg" xlink:type="simple" xlink:show="embed" xlink:actuate="onLoad" draw:mime-type="image/jpeg"/>
</draw:frame>
</text:a>
</text:p>
      <text:p text:style-name="P4">
"За добу агресор завдав 104 удари по населених пунктах Запорізького,Василівського та Пологівського районів, застосувавши БПЛА, РСЗВ, авіації таартилерії, а по території обласного центру з ОТРК "Іскандер", - йдеться уповідомленні.</text:p>
      <text:p text:style-name="P4">
Зазначається, що в одному з районів <text:a xlink:type="simple" xlink:href="https://www.ukrinform.ua/tag-zaporizza" text:style-name="Internet_20_link" text:visited-style-name="Visited_20_Internet_20_Link">
 </text:a>
 внаслідок збройної атаки пошкоджено цивільну та житловуінфраструктури міста.</text:p>
      <text:p text:style-name="P4">
Протягом минулої доби працівники поліції зареєстрували 18 повідомлень проруйнування. Постраждали міста та села регіону – Запоріжжя, Гуляйполе, Оріхів,Залізничне, Єгорівка, Затишшя, Новоандріївка, Новоданилівка, Гуляйпільське,Мала Токмачка, Ольгівське, Чарівне, Червоне, Білогір'я, Малинівка, Щербаки,Темирівка, Новопавлівка, Полтавка, Темирівка, Червона Криниця, Степногірськ,Плавні, Степове, Кам'янське.</text:p>
      <text:p text:style-name="P4">
<text:span text:style-name="T4">
Читайте також:</text:span>
 <text:a xlink:type="simple" xlink:href="https://www.ukrinform.ua/rubric-ato/3705568-vorog-obstrilav-promislove-pidpriemstvo-u-nikopoli-troe-poranenih.html" text:style-name="Internet_20_link" text:visited-style-name="Visited_20_Internet_20_Link">
 <text:span text:style-name="T4">
обстріл</text:span>
 </text:a>
</text:p>
      <text:p text:style-name="P4">
Після вчорашніх обстрілів до лікарні доставлено трьох поранених громадян –мешканців Запоріжжя та села Єгорівка. Постраждалим надано медичну допомогу тарекомендації щодо подальшого лікування.</text:p>
      <text:p text:style-name="P4">
Правоохоронці задокументували наслідки російської агресії та зібрали доказивоєнних злочинів. Слідчими поліції та УСБУ відкриті кримінальні провадження заст. 438 (Порушення законів та звичаїв війни) Кримінального кодексу України.</text:p>
      <text:p text:style-name="P4">
<text:span text:style-name="T4">
Читайте також:</text:span>
 <text:a xlink:type="simple" xlink:href="https://www.ukrinform.ua/rubric-ato/3705569-rosiani-znovu-obstrilali-prikordonna-cernigivsini.html" text:style-name="Internet_20_link" text:visited-style-name="Visited_20_Internet_20_Link">
 <text:span text:style-name="T4">
обстріл</text:span>
 </text:a>
</text:p>
      <text:p text:style-name="P4">
Як повідомляв Укрінформ, в очікуванні наступальних дій Сил оборони російськізагарбники на Запорізькому напрямку встановлюють мінно-вибухові загородженнята проводять фортифікаційні й інженерні роботи на своїх позиціях.</text:p>
      <text:p text:style-name="P4">
Source: <text:a xlink:type="simple" xlink:href="https://www.ukrinform.ua/rubric-ato/3705600-rosiani-vdarili-po-zaporizzu-z-iskandera-ta-104-razi-za-dobu-obstrilali-oblast.html" text:style-name="Internet_20_link" text:visited-style-name="Visited_20_Internet_20_Link">
https://www.ukrinform.ua/rubric-ato/3705600-rosiani-vdarili-po-zaporizzu-z-iskandera-ta-104-razi-za-dobu-obstrilali-oblast.html</text:a>
</text:p>
      <!--NEWS-->
      <text:h text:style-name="P10" text:outline-level="1">
<text:span text:style-name="T4">
Швейцарська компанія передасть Україні близько 20 машин розмінування</text:span>
</text:h>
      <text:p text:style-name="P4">
Authors: Ukrinform (Person)</text:p>
      <text:p text:style-name="P4">
Publisher: Укринформ (Organization)</text:p>
      <text:p text:style-name="P4">
Published Time: 2023-05-06T13:07:00+03:00</text:p>
      <text:p text:style-name="P4">
Modified Time: 2023-05-06T13:07:00+03:00</text:p>
      <text:p text:style-name="P4">
Description: Швейцарська компанія Global Сlearance Solutions (GCS) заявила про наміри протягом цього року поставити в Україну близько 20 машин розмінування для очищення звільнених від російських загарбників територій від вибухонебезпечних предметів. — Укрінформ.</text:p>
      <text:p text:style-name="P4">
Images: ["<text:a xlink:type="simple" xlink:href="https://static.ukrinform.com/photos/2023_05/thumb_files/630_360_1683367352-867.jpg" text:style-name="Internet_20_link" text:visited-style-name="Visited_20_Internet_20_Link">
630_360_16833...</text:a>
"]</text:p>
      <text:p text:style-name="P4">
Tags: ['Розмінування', 'Швейцарія', 'Україна', 'допомога']</text:p>
      <text:p text:style-name="P4">
Type: Article</text:p>
      <!--METADATA-->
      <text:p text:style-name="P4">
<draw:frame draw:style-name="fr1" draw:name="Image136" text:anchor-type="as-char" svg:width="6.9236in" svg:height="3.956343in" draw:z-index="0">
<draw:image xlink:href="../Images/yкринформ/2023-05-06T13-07-00-03-00/630_360_1683367352-867.jpg" xlink:type="simple" xlink:show="embed" xlink:actuate="onLoad" draw:mime-type="image/jpeg"/>
</draw:frame>
Швейцарська компанія Global Сlearance Solutions (GCS) заявила про намірипротягом цього року поставити в Україну близько 20 машин розмінування дляочищення звільнених від російських загарбників територій від вибухонебезпечнихпредметів.</text:p>
      <text:p text:style-name="P4">
Як передає Укрінформ, про це повідомляє в <text:a xlink:type="simple" xlink:href="https://t.me/minre_ua/3256" text:style-name="Internet_20_link" text:visited-style-name="Visited_20_Internet_20_Link">
</text:a>
Міністерство з питань реінтеграції тимчасово окупованих територій України.</text:p>
      <text:p text:style-name="P4">
Відповідний меморандум про співробітництво підписали Мінреінтеграції ташвейцарська компанія-виробник механізованих засобів розмінування GCS.</text:p>
      <text:p text:style-name="P4">
“Результатом співпраці має стати залучення компанією машин розмінування.Машини застосують для очищення від <text:a xlink:type="simple" xlink:href="https://www.ukrinform.ua/tag-mina" text:style-name="Internet_20_link" text:visited-style-name="Visited_20_Internet_20_Link">
 </text:a>
 інерозірваних боєприпасів сільськогосподарських угідь та об’єктів критичноїінфраструктури деокупованих районів Миколаївської, Харківської та Херсонськоїобластей”, - зазначили в міністерстві.</text:p>
      <text:p text:style-name="P4">
Для цього керівництво GCS заявило про наміри протягом цього року поставити вУкраїну близько 20 машин розмінування.</text:p>
      <text:p text:style-name="P4">
Як зауважили в Мінреінтеграції, “сторони домовилися взаємодіяти у царинітехнічного та нетехнічного обстеження ймовірно забруднених ВНП територій. Атакож проводити навчання населення звільнених територій ризикам, пов’язаним ізмінами та нездетонованими боєприпасами”.</text:p>
      <text:p text:style-name="P4">
<text:span text:style-name="T4">
Читайте також:</text:span>
 <text:a xlink:type="simple" xlink:href="https://www.ukrinform.ua/rubric-economy/3705065-potrebi-na-rozminuvanna-na-potocnij-rik-sagaut-ponad-397-mln-pavluk.html" text:style-name="Internet_20_link" text:visited-style-name="Visited_20_Internet_20_Link">
 </text:a>
</text:p>
      <text:p text:style-name="P4">
Як повідомляв Укрінформ, в Україні затверджено План з розмінування земельсільгосппризначення у дев'яти регіонах, що постраждали від війни. Загаломобстеженню та в разі необхідності розмінуванню підлягають понад 470 тис. га.</text:p>
      <text:p text:style-name="P4">
На початок травня в Україні в межах розмінування сільгоспземель обстеженоблизько 70 тис. га.</text:p>
      <text:p text:style-name="P4">
<text:span text:style-name="T5">
Фото: armyinform.com.ua</text:span>
</text:p>
      <text:p text:style-name="P4">
Source: <text:a xlink:type="simple" xlink:href="https://www.ukrinform.ua/rubric-society/3705601-svejcarska-kompania-peredast-ukraini-blizko-20-masin-rozminuvanna.html" text:style-name="Internet_20_link" text:visited-style-name="Visited_20_Internet_20_Link">
https://www.ukrinform.ua/rubric-society/3705601-svejcarska-kompania-peredast-ukraini-blizko-20-masin-rozminuvanna.html</text:a>
</text:p>
      <!--NEWS-->
      <text:h text:style-name="P10" text:outline-level="1">
<text:span text:style-name="T4">
Хокеїсти збірної України дізналися суперників по ЧС у Дивізіоні 1B</text:span>
</text:h>
      <text:p text:style-name="P4">
Authors: Ukrinform (Person)</text:p>
      <text:p text:style-name="P4">
Publisher: Укринформ (Organization)</text:p>
      <text:p text:style-name="P4">
Published Time: 2023-05-06T13:19:08+03:00</text:p>
      <text:p text:style-name="P4">
Modified Time: 2023-05-06T13:19:08+03:00</text:p>
      <text:p text:style-name="P4">
Description: За підсумками завершення чемпіонату світу з хокею у Дивізіоні 1A стало відомо, що у класі понизилися збірна Литви, яка не зуміла набрати жодного очка. — Укрінформ.</text:p>
      <text:p text:style-name="P4">
Images: ["<text:a xlink:type="simple" xlink:href="https://static.ukrinform.com/photos/2023_05/thumb_files/630_360_1683368166-444.jpg" text:style-name="Internet_20_link" text:visited-style-name="Visited_20_Internet_20_Link">
630_360_16833...</text:a>
"]</text:p>
      <text:p text:style-name="P4">
Tags: ['хокей', 'Литва', 'Спорт', 'Збірна України']</text:p>
      <text:p text:style-name="P4">
Type: Article</text:p>
      <!--METADATA-->
      <text:p text:style-name="P4">
<draw:frame draw:style-name="fr1" draw:name="Image137" text:anchor-type="as-char" svg:width="6.9236in" svg:height="3.956343in" draw:z-index="0">
<draw:image xlink:href="../Images/yкринформ/2023-05-06T13-19-08-03-00/630_360_1683368166-444.jpg" xlink:type="simple" xlink:show="embed" xlink:actuate="onLoad" draw:mime-type="image/jpeg"/>
</draw:frame>
 Запідсумками завершення чемпіонату світу з хокею у Дивізіоні 1A стало відомо, щоу класі понизилися збірна Литви, яка не зуміла набрати жодного очка.</text:p>
      <text:p text:style-name="P4">
А з Дивізіону 2A вище <text:a xlink:type="simple" xlink:href="https://sport.ua/uk/news/625169-divizion-1b-zbirna-ukraini-diznalasya-supernikiv-po-chempionatu-svitu" text:style-name="Internet_20_link" text:visited-style-name="Visited_20_Internet_20_Link">
 </text:a>
 команда Іспанії, передаєУкрінформ.</text:p>
      <text:p text:style-name="P4">
Це означає, що наступного року на ЧС у Дивізіоні 1B суперниками збірноїУкраїни будуть Литва, Китай, Естонія, Нідерланди та Іспанія. Поки що немаєінформації, де пройде турнір.</text:p>
      <text:p text:style-name="P4">
<text:span text:style-name="T4">
Читайте також:</text:span>
 <text:a xlink:type="simple" xlink:href="https://www.ukrinform.ua/rubric-sports/3705446-velika-britania-ta-polsa-probilisa-v-elitu-cempionatu-svitu-z-hokeu.html" text:style-name="Internet_20_link" text:visited-style-name="Visited_20_Internet_20_Link">
 <text:span text:style-name="T4">
хокею</text:span>
 </text:a>
</text:p>
      <text:p text:style-name="P4">
Як повідомлялося, бірна України на ЧС-2023 у вирішальному матчі поступиласяЯпонії і не зуміла підвищитись у класі.</text:p>
      <text:p text:style-name="P4">
Фото: fhu.com.ua.</text:p>
      <text:p text:style-name="P4">
Source: <text:a xlink:type="simple" xlink:href="https://www.ukrinform.ua/rubric-sports/3705605-hokeisti-zbirnoi-ukraini-diznalisa-supernikiv-po-cs-u-divizioni-1b.html" text:style-name="Internet_20_link" text:visited-style-name="Visited_20_Internet_20_Link">
https://www.ukrinform.ua/rubric-sports/3705605-hokeisti-zbirnoi-ukraini-diznalisa-supernikiv-po-cs-u-divizioni-1b.html</text:a>
</text:p>
      <!--NEWS-->
      <text:h text:style-name="P10" text:outline-level="1">
<text:span text:style-name="T4">
СБУ повідомила про підозру 170 сенаторам рф, які підтримали «приєднання» захоплених регіонів</text:span>
</text:h>
      <text:p text:style-name="P4">
Authors: Ukrinform (Person)</text:p>
      <text:p text:style-name="P4">
Publisher: Укринформ (Organization)</text:p>
      <text:p text:style-name="P4">
Published Time: 2023-05-06T13:29:40+03:00</text:p>
      <text:p text:style-name="P4">
Modified Time: 2023-05-06T13:29:40+03:00</text:p>
      <text:p text:style-name="P4">
Description: Служба безпеки України повідомила про підозру 170 російським сенаторам, які підтримали так зване “приєднання” до рф тимчасово захоплених регіонів України. — Укрінформ.</text:p>
      <text:p text:style-name="P4">
Images: ["<text:a xlink:type="simple" xlink:href="https://static.ukrinform.com/photos/2018_09/thumb_files/630_360_1536741823-8124.jpg" text:style-name="Internet_20_link" text:visited-style-name="Visited_20_Internet_20_Link">
630_360_15367...</text:a>
"]</text:p>
      <text:p text:style-name="P4">
Tags: ['Підозра', 'СБУ', 'росія', '"Л/ДНР"']</text:p>
      <text:p text:style-name="P4">
Type: Article</text:p>
      <!--METADATA-->
      <text:p text:style-name="P4">
<draw:frame draw:style-name="fr1" draw:name="Image138" text:anchor-type="as-char" svg:width="6.9236in" svg:height="3.956343in" draw:z-index="0">
<draw:image xlink:href="../Images/yкринформ/2023-05-06T13-29-40-03-00/630_360_1536741823-8124.jpg" xlink:type="simple" xlink:show="embed" xlink:actuate="onLoad" draw:mime-type="image/jpeg"/>
</draw:frame>
 Службабезпеки України повідомила про підозру 170 російським сенаторам, якіпідтримали так зване “приєднання” до рф тимчасово захоплених регіонів України.</text:p>
      <text:p text:style-name="P4">
Як передає Укрінформ, про це СБУ повідомляє у <text:a xlink:type="simple" xlink:href="https://t.me/SBUkr/8225" text:style-name="Internet_20_link" text:visited-style-name="Visited_20_Internet_20_Link">
 </text:a>
 .</text:p>
      <text:p text:style-name="P4">
СБУ та Офіс генерального прокурора зібрали масштабну доказову базу на 170сенаторів ради федерації федеральних зборів рф, які сприяли тимчасовомуззахопленню частини східних та південних регіонів України.</text:p>
      <text:p text:style-name="P4">
У лютому 2022 року всі вони підтримали ратифікацію так званого “договору продружбу, співробітництво та взаємодопомогу” між <text:a xlink:type="simple" xlink:href="https://www.ukrinform.ua/tag-rosia" text:style-name="Internet_20_link" text:visited-style-name="Visited_20_Internet_20_Link">
</text:a>
 та терористичними організаціями “л/днр”.</text:p>
      <text:p text:style-name="P4">
Також посадовці одностайно підтримали звернення президента росії володимирапутіна про використання збройних сил рф за межами країни.</text:p>
      <text:p text:style-name="P4">
<text:span text:style-name="T4">
Читайте також:</text:span>
 <text:a xlink:type="simple" xlink:href="https://www.ukrinform.ua/rubric-ato/3704922-sbu-vikrila-cotiroh-eksposadovciv-lugansini-na-spivpraci-z-okupantami.html" text:style-name="Internet_20_link" text:visited-style-name="Visited_20_Internet_20_Link">
 <text:span text:style-name="T4">
СБУ</text:span>
 </text:a>
</text:p>
      <text:p text:style-name="P4">
Тим самим сенатори сприяли реалізації плану москви щодо ведення агресивноївійни проти України.</text:p>
      <text:p text:style-name="P4">
Крім цього, у жовтні 2022 року ці особи ратифікували так звані “договори провходження” до складу рф тимчасово захоплених районів Донецької, Луганської,Херсонської та Запорізької областей.</text:p>
      <text:p text:style-name="P4">
На підставі зібраних доказів слідчі СБУ повідомили російським сенаторам пропідозру за ч. 3 ст. 110 Кримінального кодексу України (посягання натериторіальну цілісність та недоторканність України) та ч. 5 ст. 27, ч. 2 ст.437 ККУ (планування, підготовка, розв’язування та ведення агресивної війни).</text:p>
      <text:p text:style-name="P4">
Зловмисникам загрожує до 15 років позбавлення волі або довічне ув’язнення зконфіскацією майна.</text:p>
      <text:p text:style-name="P4">
<text:span text:style-name="T4">
Читайте також:</text:span>
 <text:a xlink:type="simple" xlink:href="https://www.ukrinform.ua/rubric-polytics/3703827-ukraina-gotue-velikij-sankcijnij-paket-dla-rf-zelenskij.html" text:style-name="Internet_20_link" text:visited-style-name="Visited_20_Internet_20_Link">
 </text:a>
</text:p>
      <text:p text:style-name="P4">
Як повідомляв Укрінформ, Президент Володимир Зеленський обговорив зпрезидентом Міжнародного кримінального суду Пьотром Хофманскі та секретаремсуду Освальдо Завалою Агілером питання <text:a xlink:type="simple" xlink:href="https://www.ukrinform.ua/rubric-polytics/3704620-zelenskij-u-gaazi-zustrivsa-iz-prezidentom-miznarodnogo-kriminalnogo-sudu.html" text:style-name="Internet_20_link" text:visited-style-name="Visited_20_Internet_20_Link">
 </text:a>
 за скоєне проти українців.</text:p>
      <text:p text:style-name="P4">
Source: <text:a xlink:type="simple" xlink:href="https://www.ukrinform.ua/rubric-society/3705608-sbu-povidomila-pro-pidozru-170-senatoram-rf-aki-pidtrimali-priednanna-zahoplenih-regioniv.html" text:style-name="Internet_20_link" text:visited-style-name="Visited_20_Internet_20_Link">
https://www.ukrinform.ua/rubric-society/3705608-sbu-povidomila-pro-pidozru-170-senatoram-rf-aki-pidtrimali-priednanna-zahoplenih-regioniv.html</text:a>
</text:p>
      <!--NEWS-->
      <text:h text:style-name="P10" text:outline-level="1">
<text:span text:style-name="T4">
Марта Федіна виграла срібну медаль на Кубку світу з артистичного плавання</text:span>
</text:h>
      <text:p text:style-name="P4">
Authors: Ukrinform (Person)</text:p>
      <text:p text:style-name="P4">
Publisher: Укринформ (Organization)</text:p>
      <text:p text:style-name="P4">
Published Time: 2023-05-06T13:36:00+03:00</text:p>
      <text:p text:style-name="P4">
Modified Time: 2023-05-06T13:36:00+03:00</text:p>
      <text:p text:style-name="P4">
Description: Марта Федіна здобула для України першу нагороду на другому етапі Кубка світу з артистичного плавання у Монпельє (Франція).  — Укрінформ.</text:p>
      <text:p text:style-name="P4">
Images: ["<text:a xlink:type="simple" xlink:href="https://static.ukrinform.com/photos/2023_05/thumb_files/630_360_1683368768-141.jpg" text:style-name="Internet_20_link" text:visited-style-name="Visited_20_Internet_20_Link">
630_360_16833...</text:a>
"]</text:p>
      <text:p text:style-name="P4">
Tags: ['Франція', 'Кубок світу', 'Збірна України', 'синхронне плавання']</text:p>
      <text:p text:style-name="P4">
Type: Article</text:p>
      <!--METADATA-->
      <text:p text:style-name="P4">
<draw:frame draw:style-name="fr1" draw:name="Image139" text:anchor-type="as-char" svg:width="6.9236in" svg:height="3.956343in" draw:z-index="0">
<draw:image xlink:href="../Images/yкринформ/2023-05-06T13-36-00-03-00/630_360_1683368768-141.jpg" xlink:type="simple" xlink:show="embed" xlink:actuate="onLoad" draw:mime-type="image/jpeg"/>
</draw:frame>
 МартаФедіна здобула для України першу нагороду на другому етапі Кубка світу зартистичного плавання у Монпельє (Франція).</text:p>
      <text:p text:style-name="P4">
Марта стала <text:a xlink:type="simple" xlink:href="https://www.facebook.com/ukrsynchro/" text:style-name="Internet_20_link" text:visited-style-name="Visited_20_Internet_20_Link">
 </text:a>
 у солотехнічної програми, передає Укрінформ.</text:p>
      <text:p text:style-name="P4">
Федіна отримала за свій виступ 263,3083 бала.</text:p>
      <text:p text:style-name="P4">
Першою була японка Юкіко Інуї - 282,2583 бала, третє місце посіла іспанка ІрісТіо Касас - 254,6542.</text:p>
      <text:p text:style-name="P4">
<text:span text:style-name="T4">
Читайте також:</text:span>
 <text:a xlink:type="simple" xlink:href="https://www.ukrinform.ua/rubric-sports/3642744-marta-fedina-sinhronistka.html" text:style-name="Internet_20_link" text:visited-style-name="Visited_20_Internet_20_Link">
 <text:span text:style-name="T4">
Марта</text:span>
 <text:span text:style-name="T4">
Федіна</text:span>
 </text:a>
</text:p>
      <text:p text:style-name="P4">
Додамо, що на першому старті Кубка світу у Канаді Україна здобула чотиримедалі. Однією з нагород стало «золото» Марти Федіної саме у соло технічноїпрограми.</text:p>
      <text:p text:style-name="P4">
Фото: facebook.com/ukrsynchro.</text:p>
      <text:p text:style-name="P4">
Source: <text:a xlink:type="simple" xlink:href="https://www.ukrinform.ua/rubric-sports/3705609-marta-fedina-vigrala-sribnu-medal-na-kubku-svitu-z-artisticnogo-plavanna.html" text:style-name="Internet_20_link" text:visited-style-name="Visited_20_Internet_20_Link">
https://www.ukrinform.ua/rubric-sports/3705609-marta-fedina-vigrala-sribnu-medal-na-kubku-svitu-z-artisticnogo-plavanna.html</text:a>
</text:p>
      <!--NEWS-->
      <text:h text:style-name="P10" text:outline-level="1">
<text:span text:style-name="T4">
У Британії напередодні коронації Чарльза III затримали учасників антимонархічних протестів</text:span>
</text:h>
      <text:p text:style-name="P4">
Authors: Ukrinform (Person)</text:p>
      <text:p text:style-name="P4">
Publisher: Укринформ (Organization)</text:p>
      <text:p text:style-name="P4">
Published Time: 2023-05-06T13:38:00+03:00</text:p>
      <text:p text:style-name="P4">
Modified Time: 2023-05-06T13:38:00+03:00</text:p>
      <text:p text:style-name="P4">
Description: Поліція заарештувала учасників антимонархічної групи "Республіка", а також інших протестувальників, які зібралися серед натовпу під час урочистої процесії в центрі Лондона на честь коронації короля Чарльза III. — Укрінформ.</text:p>
      <text:p text:style-name="P4">
Images: ["<text:a xlink:type="simple" xlink:href="https://static.ukrinform.com/photos/2016_08/thumb_files/630_360_1472258510-5840.jpg" text:style-name="Internet_20_link" text:visited-style-name="Visited_20_Internet_20_Link">
630_360_14722...</text:a>
"]</text:p>
      <text:p text:style-name="P4">
Tags: ['Британія', 'Протест', 'Затримання', 'Коронація']</text:p>
      <text:p text:style-name="P4">
Type: Article</text:p>
      <!--METADATA-->
      <text:p text:style-name="P4">
<draw:frame draw:style-name="fr1" draw:name="Image140" text:anchor-type="as-char" svg:width="6.9236in" svg:height="3.956343in" draw:z-index="0">
<draw:image xlink:href="../Images/yкринформ/2023-05-06T13-38-00-03-00/630_360_1472258510-5840.jpg" xlink:type="simple" xlink:show="embed" xlink:actuate="onLoad" draw:mime-type="image/jpeg"/>
</draw:frame>
 Поліціязаарештувала учасників антимонархічної групи "Республіка", а також іншихпротестувальників, які зібралися серед натовпу під час урочистої процесії вцентрі Лондона на честь коронації короля Чарльза III.</text:p>
      <text:p text:style-name="P4">
Як передає Укрінформ, про це повідомляє <text:a xlink:type="simple" xlink:href="https://www.reuters.com/world/uk/police-arrest-anti-monarchy-protesters-ahead-king-charles-coronation-2023-05-06/" text:style-name="Internet_20_link" text:visited-style-name="Visited_20_Internet_20_Link">
</text:a>
 .</text:p>
      <text:p text:style-name="P4">
Раніше "Республіка" заявляла, що проведе найбільшу акцію <text:a xlink:type="simple" xlink:href="https://www.ukrinform.ua/tag-protest" text:style-name="Internet_20_link" text:visited-style-name="Visited_20_Internet_20_Link">
</text:a>
 проти британського монарха в сучаснійісторії. Втім, начальник лондонської поліції Марк Роулі попередив у п'ятницю,що поліція вживатиме заходів, якщо протестувальники намагатимуться заважатисвяткуванню.</text:p>
      <text:p text:style-name="P4">
Демонстранти вимагали обрання глави держави і заявляли, що королівській родинінемає місця в сучасній конституційній демократії і що її утримання обходитьсянадзвичайно дорого.</text:p>
      <text:p text:style-name="P4">
Один з представників антимонархічної групи заявив, що поліція заарештувала їїлідера Грема Сміта, однак правоохоронці не підтвердили цю інформацію.</text:p>
      <text:p text:style-name="P4">
<text:span text:style-name="T4">
Читайте також:</text:span>
 <text:a xlink:type="simple" xlink:href="https://www.ukrinform.ua/rubric-world/3704927-beliz-moze-progolositi-nezaleznist-vid-britanii-ta-stati-respublikou.html" text:style-name="Internet_20_link" text:visited-style-name="Visited_20_Internet_20_Link">
 <text:span text:style-name="T4">
Британії</text:span>
 </text:a>
</text:p>
      <text:p text:style-name="P4">
Водночас стало відомо про затримання чотирьох осіб за підозрою в порушеннігромадського порядку і трьох осіб - за підозрою у володінні предметами,призначеними для заподіяння кримінальної шкоди. Зокрема, троє республіканськихпротестувальників були заарештовані за те, що мали при собі фарбу.</text:p>
      <text:p text:style-name="P4">
Як повідомляв <text:a xlink:type="simple" xlink:href="https://www.ukrinform.ua/rubric-world/3705581-ceremonia-koronacii-carlza-iii.html" text:style-name="Internet_20_link" text:visited-style-name="Visited_20_Internet_20_Link">
 </text:a>
 , у Вестмінстерському абатстві в Лондонівідбувається церемонія коронації Чарльза III, яка включає показові виступи івійськові процесії.</text:p>
      <text:p text:style-name="P4">
Source: <text:a xlink:type="simple" xlink:href="https://www.ukrinform.ua/rubric-world/3705611-u-britanii-naperedodni-koronacii-carlza-iii-zatrimali-ucasnikiv-antimonarhicnih-protestiv.html" text:style-name="Internet_20_link" text:visited-style-name="Visited_20_Internet_20_Link">
https://www.ukrinform.ua/rubric-world/3705611-u-britanii-naperedodni-koronacii-carlza-iii-zatrimali-ucasnikiv-antimonarhicnih-protestiv.html</text:a>
</text:p>
      <!--NEWS-->
      <text:h text:style-name="P10" text:outline-level="1">
<text:span text:style-name="T4">
SkyUp отримала сертифікат й ліцензію для регулярних перельотів з Європи</text:span>
</text:h>
      <text:p text:style-name="P4">
Authors: Ukrinform (Person)</text:p>
      <text:p text:style-name="P4">
Publisher: Укринформ (Organization)</text:p>
      <text:p text:style-name="P4">
Published Time: 2023-05-06T13:39:00+03:00</text:p>
      <text:p text:style-name="P4">
Modified Time: 2023-05-06T13:39:00+03:00</text:p>
      <text:p text:style-name="P4">
Description: Авіакомпанія SkyUp MT отримала сертифікат експлуатанта (AOC), сертифікат CAMO (Continuing airworthiness management organisation) та ліцензію на виконання рейсів (AOL). — Укрінформ.</text:p>
      <text:p text:style-name="P4">
Images: ["<text:a xlink:type="simple" xlink:href="https://static.ukrinform.com/photos/2021_07/thumb_files/630_360_1627474527-494.jpg" text:style-name="Internet_20_link" text:visited-style-name="Visited_20_Internet_20_Link">
630_360_16274...</text:a>
"]</text:p>
      <text:p text:style-name="P4">
Tags: ['Євросоюз', 'Ліцензія', 'Транспорт', 'SkyUp']</text:p>
      <text:p text:style-name="P4">
Type: Article</text:p>
      <!--METADATA-->
      <text:p text:style-name="P4">
<draw:frame draw:style-name="fr1" draw:name="Image141" text:anchor-type="as-char" svg:width="6.9236in" svg:height="3.956343in" draw:z-index="0">
<draw:image xlink:href="../Images/yкринформ/2023-05-06T13-39-00-03-00/630_360_1627474527-494.jpg" xlink:type="simple" xlink:show="embed" xlink:actuate="onLoad" draw:mime-type="image/jpeg"/>
</draw:frame>
Авіакомпанія SkyUp MT отримала сертифікат експлуатанта (AOC), сертифікат CAMO(Continuing airworthiness management organisation) та ліцензію на виконаннярейсів (AOL).</text:p>
      <text:p text:style-name="P4">
Як передає Укрінформ, про це ідеться у повідомленні на <text:a xlink:type="simple" xlink:href="https://skyup.aero/uk/news/brend-skyup-teper-oficijno-predstavlenij-u-yes_459" text:style-name="Internet_20_link" text:visited-style-name="Visited_20_Internet_20_Link">
</text:a>
авіакомпанії.</text:p>
      <text:p text:style-name="P4">
Офіс компанії розташовується на Мальті, що дозволяє авіаперевізнику ефективновиконувати контракти на умовах ветлізу, а також у перспективі відкриватирегулярні рейси з Європи.</text:p>
      <text:p text:style-name="P4">
«Бренд <text:a xlink:type="simple" xlink:href="https://www.ukrinform.ua/tag-skyup" text:style-name="Internet_20_link" text:visited-style-name="Visited_20_Internet_20_Link">
 </text:a>
 з українським ДНК стаєміжнародним. Ми одні з перших, хто це зробив в історії українською авіаціїї.Для нас це означає відкриття нових можливостей та масштабування бізнесу. Аленаша амбітна мета - показати всьому світові, що українські бренди можутьконкурувати з європейськими, а в перспективі визнаватися кращими в Європі тасвіті завдяки особливому сервісу. Одного разу ми довели, що маленькаавіакомпанія лише з 10 літаками може бути помітною та задавати тренди всвітовій авіаіндустрії», - заявив співвласник SkyUp Airlines Олександр Альба.</text:p>
      <text:p text:style-name="P4">
<text:span text:style-name="T4">
Читайте також:</text:span>
 <text:a xlink:type="simple" xlink:href="https://www.ukrinform.ua/rubric-economy/3693220-v-ukraini-prezentuvali-doslidzenna-zittestijkosti-kompanij-pid-cas-vijni.html" text:style-name="Internet_20_link" text:visited-style-name="Visited_20_Internet_20_Link">
 </text:a>
</text:p>
      <text:p text:style-name="P4">
За його словами, «тепер, виходячи на міжнародний ринок, ми матимемо змогу щебільше наближати перемогу України. Символічно та навмисно першим судном уфлоті мальтійської авіакомпанії SkyUp став літак з написом The Power ofFreedom, бо навіть у цього залізного птаха українське серце».</text:p>
      <text:p text:style-name="P4">
Нова авіакомпанія вже зареєструвала перший літак - Boeing 737-800 (2011 рокувипуску з комплектацією салону на 189 місць). На замовлення авіакомпанії вньому була проведена модифікація - встановлені сучасні комфортабельні кріслаGeven. Крім того, повітряне судно обладнане вінглетами, які допомагаютьзаощаджувати пальне.</text:p>
      <text:p text:style-name="P4">
«Раніше цей літак був частиною флоту SkyUp Airlines і має напис The Power ofFreedom, нанесений у межах партнерства з фандрейзинговою платформою UNITED24.Оскільки літак буде працювати на європейських рейсах, то це дозволитьпривернути більше уваги до допомоги Україні», - зауважили в компанії.</text:p>
      <text:p text:style-name="P4">
<text:span text:style-name="T4">
Читайте також:</text:span>
 <text:a xlink:type="simple" xlink:href="https://www.ukrinform.ua/rubric-economy/3704907-aviakompaniam-rf-urizali-derzpidtrimku-voni-skasovuut-rejsi-roszmi.html" text:style-name="Internet_20_link" text:visited-style-name="Visited_20_Internet_20_Link">
 <text:span text:style-name="T4">
Авіакомпанія</text:span>
 </text:a>
</text:p>
      <text:p text:style-name="P4">
До кінця 2023 року SkyUp MT планує ще отримати літаки. Ці повітряні судна вжебудуть не з флоту українського SkyUp, а надійдуть за новими контрактами.</text:p>
      <text:p text:style-name="P4">
«Отримання сертифікату AOC та ліцензії AOL - важливий етап повноцінногорозгортання діяльності SkyUp MT у Європі. Ми продовжуємо працювати, щобукраїнський авіаційний бренд був впізнаваним у всьому світі і заохочував людейподорожувати», - наголосили в компанії.</text:p>
      <text:p text:style-name="P4">
Як повідомлялося, SkyUp Airlines - приватна українська авіакомпанія, якавиконує чартерні рейси та регулярні лоукост-рейси. Розпочала польоти 21 травня2018 року.</text:p>
      <text:p text:style-name="P4">
Source: <text:a xlink:type="simple" xlink:href="https://www.ukrinform.ua/rubric-economy/3705613-skyup-otrimala-sertifikat-j-licenziu-dla-regularnih-perelotiv-z-evropi.html" text:style-name="Internet_20_link" text:visited-style-name="Visited_20_Internet_20_Link">
https://www.ukrinform.ua/rubric-economy/3705613-skyup-otrimala-sertifikat-j-licenziu-dla-regularnih-perelotiv-z-evropi.html</text:a>
</text:p>
      <!--NEWS-->
      <text:h text:style-name="P10" text:outline-level="1">
<text:span text:style-name="T4">
У Києві локалізували пошкодження тепломережі на Великій Васильківській</text:span>
</text:h>
      <text:p text:style-name="P4">
Authors: Ukrinform (Person)</text:p>
      <text:p text:style-name="P4">
Publisher: Укринформ (Organization)</text:p>
      <text:p text:style-name="P4">
Published Time: 2023-05-06T13:48:00+03:00</text:p>
      <text:p text:style-name="P4">
Modified Time: 2023-05-06T13:48:00+03:00</text:p>
      <text:p text:style-name="P4">
Description: У Києві під час проведення гідравлічних випробувань тепломереж на вулиці Великій Васильківській сталось пошкодження трубопроводу, станом на 13:00 пошкодження локалізували. — Укрінформ.</text:p>
      <text:p text:style-name="P4">
Images: ["<text:a xlink:type="simple" xlink:href="https://static.ukrinform.com/photos/2023_05/thumb_files/630_360_1683370080-184.jpg" text:style-name="Internet_20_link" text:visited-style-name="Visited_20_Internet_20_Link">
630_360_16833...</text:a>
"]</text:p>
      <text:p text:style-name="P4">
Tags: ['Аварія', 'Київ', 'Київтеплоенерго', 'Трубопровід']</text:p>
      <text:p text:style-name="P4">
Type: Article</text:p>
      <!--METADATA-->
      <text:p text:style-name="P4">
<draw:frame draw:style-name="fr1" draw:name="Image142" text:anchor-type="as-char" svg:width="6.9236in" svg:height="3.956343in" draw:z-index="0">
<draw:image xlink:href="../Images/yкринформ/2023-05-06T13-48-00-03-00/630_360_1683370080-184.jpg" xlink:type="simple" xlink:show="embed" xlink:actuate="onLoad" draw:mime-type="image/jpeg"/>
</draw:frame>
 У Києвіпід час проведення гідравлічних випробувань тепломереж на вулиці ВеликійВасильківській сталось пошкодження трубопроводу, станом на 13:00 пошкодженнялокалізували.</text:p>
      <text:p text:style-name="P4">
Як передає Укрінформ, про це повідомляє <text:a xlink:type="simple" xlink:href="https://kyivcity.gov.ua/news/poshkodzhennya_teplomerezhi_na_velikiy_vasilkivskiy_lokalizovano/" text:style-name="Internet_20_link" text:visited-style-name="Visited_20_Internet_20_Link">
</text:a>
.</text:p>
      <text:p text:style-name="P4">
У суботу, 6 травня, близько 11:10 під час проведення гідравлічних випробуваньтепломереж у зоні обслуговування ТЕЦ-5 на вулиці Великій Васильківськійсталось <text:a xlink:type="simple" xlink:href="https://www.ukrinform.ua/tag-avaria" text:style-name="Internet_20_link" text:visited-style-name="Visited_20_Internet_20_Link">
 </text:a>
 трубопроводу з витокомназовні, ідеться у повідомленні.</text:p>
      <text:p text:style-name="P4">
Провалля площею 1,5 на 1,5 м на місці пошкодження огороджене, постраждалихнаразі немає.</text:p>
      <text:p text:style-name="P4">
Як повідомляє Київтеплоенерго, тепломережа діаметром 300 мм була введена вексплуатацію у 1982 році.</text:p>
      <text:p text:style-name="P4">
Одразу після повідомлення про витік аварійна бригада Київтеплоенерго перекрилаподачу води та локалізувала пошкодження. Розпочато підготовку до ремонтнихробіт, на місце прибувають спецтехніка та оперативний персонал.</text:p>
      <text:p text:style-name="P4">
<text:span text:style-name="T4">
Читайте також:</text:span>
 <text:a xlink:type="simple" xlink:href="https://www.ukrinform.ua/rubric-kyiv/3694150-u-stolici-vimknuli-opalenna-dla-95-zitlovih-bagatopoverhivok.html" text:style-name="Internet_20_link" text:visited-style-name="Visited_20_Internet_20_Link">
 </text:a>
</text:p>
      <text:p text:style-name="P4">
Як повідомлялося, у Києві триває другий етап гідравлічних випробувань. Трубиперевіряють на щільність та міцність, щоб мінімізувати виникнення аварійнихситуацій під час опалювального сезону. Випробування є обов’язковою умовоюпідготовки до опалювального сезону.</text:p>
      <text:p text:style-name="P4">
Source: <text:a xlink:type="simple" xlink:href="https://www.ukrinform.ua/rubric-kyiv/3705617-u-kievi-lokalizuvali-poskodzenna-teplomerezi-na-velikij-vasilkivskij.html" text:style-name="Internet_20_link" text:visited-style-name="Visited_20_Internet_20_Link">
https://www.ukrinform.ua/rubric-kyiv/3705617-u-kievi-lokalizuvali-poskodzenna-teplomerezi-na-velikij-vasilkivskij.html</text:a>
</text:p>
      <!--NEWS-->
      <text:h text:style-name="P10" text:outline-level="1">
<text:span text:style-name="T4">
Українські дипломати вшанували пам'ять жертв концтабору «Ебензее» в Австрії</text:span>
</text:h>
      <text:p text:style-name="P4">
Authors: Ukrinform (Person)</text:p>
      <text:p text:style-name="P4">
Publisher: Укринформ (Organization)</text:p>
      <text:p text:style-name="P4">
Published Time: 2023-05-06T13:51:00+03:00</text:p>
      <text:p text:style-name="P4">
Modified Time: 2023-05-06T13:51:00+03:00</text:p>
      <text:p text:style-name="P4">
Description: Українські дипломати вшанували у суботу пам’ять загиблих українців та інших в’язнів концтабору "Ебензее" (Ebensee), на місці якого зараз знаходиться меморіал у Верхній Австрії. — Укрінформ.</text:p>
      <text:p text:style-name="P4">
Images: ["<text:a xlink:type="simple" xlink:href="https://static.ukrinform.com/photos/2023_05/thumb_files/630_360_1683370740-819.jpg" text:style-name="Internet_20_link" text:visited-style-name="Visited_20_Internet_20_Link">
630_360_16833...</text:a>
", "<text:a xlink:type="simple" xlink:href="https://static.ukrinform.com/photos/2023_05/thumb_files/630_360_1683370278-5115.jpeg" text:style-name="Internet_20_link" text:visited-style-name="Visited_20_Internet_20_Link">
630_360_16833...</text:a>
", "<text:a xlink:type="simple" xlink:href="https://static.ukrinform.com/photos/2023_05/thumb_files/630_360_1683370278-6141.jpeg" text:style-name="Internet_20_link" text:visited-style-name="Visited_20_Internet_20_Link">
630_360_16833...</text:a>
", "<text:a xlink:type="simple" xlink:href="https://static.ukrinform.com/photos/2023_05/thumb_files/630_360_1683370278-4503.jpeg" text:style-name="Internet_20_link" text:visited-style-name="Visited_20_Internet_20_Link">
630_360_16833...</text:a>
", "<text:a xlink:type="simple" xlink:href="https://static.ukrinform.com/photos/2023_05/thumb_files/630_360_1683370278-5136.jpeg" text:style-name="Internet_20_link" text:visited-style-name="Visited_20_Internet_20_Link">
630_360_16833...</text:a>
", "<text:a xlink:type="simple" xlink:href="https://static.ukrinform.com/photos/2023_05/thumb_files/630_360_1683370278-4029.jpeg" text:style-name="Internet_20_link" text:visited-style-name="Visited_20_Internet_20_Link">
630_360_16833...</text:a>
"]</text:p>
      <text:p text:style-name="P4">
Tags: ['Австрія', "Пам'ять", 'Україна', 'Дипломати', 'Концтабір']</text:p>
      <text:p text:style-name="P4">
Type: Article</text:p>
      <!--METADATA-->
      <text:p text:style-name="P4">
<draw:frame draw:style-name="fr1" draw:name="Image143" text:anchor-type="as-char" svg:width="6.9236in" svg:height="3.956343in" draw:z-index="0">
<draw:image xlink:href="../Images/yкринформ/2023-05-06T13-51-00-03-00/630_360_1683370740-819.jpg" xlink:type="simple" xlink:show="embed" xlink:actuate="onLoad" draw:mime-type="image/jpeg"/>
</draw:frame>
 Українськідипломати вшанували у суботу пам’ять загиблих українців та інших в’язнівконцтабору "Ебензее" (Ebensee), на місці якого зараз знаходиться меморіал уВерхній Австрії.</text:p>
      <text:p text:style-name="P4">
Про це повідомляє власний кореспондент Укрінформу.</text:p>
      <text:p text:style-name="P4">
"Україна пам’ятає своїх героїв, як тих, хто захищає нашу свободу на фронтізараз, так і вшановує пам’ять тих, хто віддав своє життя під час Другоїсвітової війни. Історична пам’ять робить нас міцнішими у сьогоднішній боротьбіпроти російського агресора", - зазначив у коментарі агентству Постійнийпредставник України при міжнародних організаціях у Відні Євгеній Цимбалюк.</text:p>
      <text:p text:style-name="P4">
Українські дипломати поклали вінок та квіти до <text:a xlink:type="simple" xlink:href="https://www.ukrinform.ua/tag-pamatnik" text:style-name="Internet_20_link" text:visited-style-name="Visited_20_Internet_20_Link">
</text:a>
 українським жертвам нацистськогоконцтабору та національних пам’ятників інших держав на знак вшанування пам'ятіпредставників всіх національностей, які загинули у цьому таборі смерті.</text:p>
      <text:p text:style-name="P4">
<draw:frame draw:style-name="fr1" draw:name="Image144" text:anchor-type="as-char" svg:width="6.9236in" svg:height="3.956343in" draw:z-index="0">
<draw:image xlink:href="../Images/yкринформ/2023-05-06T13-51-00-03-00/630_360_1683370278-5115.jpeg" xlink:type="simple" xlink:show="embed" xlink:actuate="onLoad" draw:mime-type="image/jpeg"/>
</draw:frame>
Українські дипломати вшанували пам‘ять жертв концтабору «Ебензее» в Австрії /Фото: Василь Короткий  <text:a xlink:type="simple" xlink:href="https://static.ukrinform.com/photos/2023_05/1683370278-5115.jpeg" text:style-name="Internet_20_link" text:visited-style-name="Visited_20_Internet_20_Link">
<draw:frame draw:style-name="fr1" draw:name="Image145" text:anchor-type="as-char" svg:width="6.9236in" svg:height="3.956343in" draw:z-index="0">
<draw:image xlink:href="../Images/yкринформ/2023-05-06T13-51-00-03-00/630_360_1683370278-5115.jpeg" xlink:type="simple" xlink:show="embed" xlink:actuate="onLoad" draw:mime-type="image/jpeg"/>
</draw:frame>
</text:a>
 <text:a xlink:type="simple" xlink:href="https://static.ukrinform.com/photos/2023_05/1683370278-6141.jpeg" text:style-name="Internet_20_link" text:visited-style-name="Visited_20_Internet_20_Link">
<draw:frame draw:style-name="fr1" draw:name="Image146" text:anchor-type="as-char" svg:width="6.9236in" svg:height="3.956343in" draw:z-index="0">
<draw:image xlink:href="../Images/yкринформ/2023-05-06T13-51-00-03-00/630_360_1683370278-6141.jpeg" xlink:type="simple" xlink:show="embed" xlink:actuate="onLoad" draw:mime-type="image/jpeg"/>
</draw:frame>
</text:a>
 <text:a xlink:type="simple" xlink:href="https://static.ukrinform.com/photos/2023_05/1683370278-4503.jpeg" text:style-name="Internet_20_link" text:visited-style-name="Visited_20_Internet_20_Link">
<draw:frame draw:style-name="fr1" draw:name="Image147" text:anchor-type="as-char" svg:width="6.9236in" svg:height="3.956343in" draw:z-index="0">
<draw:image xlink:href="../Images/yкринформ/2023-05-06T13-51-00-03-00/630_360_1683370278-4503.jpeg" xlink:type="simple" xlink:show="embed" xlink:actuate="onLoad" draw:mime-type="image/jpeg"/>
</draw:frame>
</text:a>
 <text:a xlink:type="simple" xlink:href="https://static.ukrinform.com/photos/2023_05/1683370278-5136.jpeg" text:style-name="Internet_20_link" text:visited-style-name="Visited_20_Internet_20_Link">
<draw:frame draw:style-name="fr1" draw:name="Image148" text:anchor-type="as-char" svg:width="6.9236in" svg:height="3.956343in" draw:z-index="0">
<draw:image xlink:href="../Images/yкринформ/2023-05-06T13-51-00-03-00/630_360_1683370278-5136.jpeg" xlink:type="simple" xlink:show="embed" xlink:actuate="onLoad" draw:mime-type="image/jpeg"/>
</draw:frame>
</text:a>
 <text:a xlink:type="simple" xlink:href="https://static.ukrinform.com/photos/2023_05/1683370278-4029.jpeg" text:style-name="Internet_20_link" text:visited-style-name="Visited_20_Internet_20_Link">
<draw:frame draw:style-name="fr1" draw:name="Image149" text:anchor-type="as-char" svg:width="6.9236in" svg:height="3.956343in" draw:z-index="0">
<draw:image xlink:href="../Images/yкринформ/2023-05-06T13-51-00-03-00/630_360_1683370278-4029.jpeg" xlink:type="simple" xlink:show="embed" xlink:actuate="onLoad" draw:mime-type="image/jpeg"/>
</draw:frame>
</text:a>
</text:p>
      <text:p text:style-name="P4">
Український пам’ятник у формі гранітного хреста був відкритий у 1995 році,українською та німецькою мовами на ньому написано: “Синам України – жертвамконцтабору Ебензее". У концтаборі "Ебензее", за різними оцінками, загинулидекілька тисяч українців.</text:p>
      <text:p text:style-name="P4">
<text:span text:style-name="T4">
Читайте також:</text:span>
 <text:a xlink:type="simple" xlink:href="https://www.ukrinform.ua/rubric-world/3703828-polovina-avstrijciv-za-pidtrimku-ukraini-9-dosi-vvazaut-rosiu-partnerom.html" text:style-name="Internet_20_link" text:visited-style-name="Visited_20_Internet_20_Link">
 <text:span text:style-name="T4">
австрій</text:span>
 </text:a>
</text:p>
      <text:p text:style-name="P4">
Як відомо, у тунельних комплексах концтабору "Ебензее", розташованого в горахбіля озера Траунзее, працювали понад 20 тисяч в’язнів, чверть з яких становилив’язні з СРСР.</text:p>
      <text:p text:style-name="P4">
"Ебензее" був однією з найбільших філій "Маутгаузену" – єдиного концтабору натериторії Рейху, який за нацистською класифікацією належав до "категорії ІІІ".Ця категорія означала "знищення через працю". Умови утримання у таборі булинайтяжчими в системі нацистських концтаборів. За час існування концтаборучерез нього та його понад 50 філій пройшло близько 200 тисяч в'язнів 40національностей. Загалом у концтаборі "Маутгаузен" та його філіях з 1938 рокуі по 5 травня 1945 року загинули близько 120 тисяч осіб.</text:p>
      <text:p text:style-name="P4">
Source: <text:a xlink:type="simple" xlink:href="https://www.ukrinform.ua/rubric-society/3705620-ukrainski-diplomati-vsanuvali-pamat-zertv-konctaboru-ebenzee-v-avstrii.html" text:style-name="Internet_20_link" text:visited-style-name="Visited_20_Internet_20_Link">
https://www.ukrinform.ua/rubric-society/3705620-ukrainski-diplomati-vsanuvali-pamat-zertv-konctaboru-ebenzee-v-avstrii.html</text:a>
</text:p>
      <!--NEWS-->
      <text:h text:style-name="P10" text:outline-level="1">
<text:span text:style-name="T4">
російський обстріл пошкодив у Вовчанську пам’ятний знак із літаком</text:span>
</text:h>
      <text:p text:style-name="P4">
Authors: Ukrinform (Person)</text:p>
      <text:p text:style-name="P4">
Publisher: Укринформ (Organization)</text:p>
      <text:p text:style-name="P4">
Published Time: 2023-05-06T13:52:14+03:00</text:p>
      <text:p text:style-name="P4">
Modified Time: 2023-05-06T13:52:14+03:00</text:p>
      <text:p text:style-name="P4">
Description: У прикордонному місті Вовчанськ на Харківщині внаслідок російського обстрілу пошкоджений пам’ятний знак із літаком Л-29.  — Укрінформ.</text:p>
      <text:p text:style-name="P4">
Images: ["<text:a xlink:type="simple" xlink:href="https://static.ukrinform.com/photos/2023_05/thumb_files/630_360_1683370210-143.jpeg" text:style-name="Internet_20_link" text:visited-style-name="Visited_20_Internet_20_Link">
630_360_16833...</text:a>
"]</text:p>
      <text:p text:style-name="P4">
Tags: ['Обстріл', "Пам'ятник", 'Харківщина', 'Війна з росією']</text:p>
      <text:p text:style-name="P4">
Type: Article</text:p>
      <!--METADATA-->
      <text:p text:style-name="P4">
<draw:frame draw:style-name="fr1" draw:name="Image150" text:anchor-type="as-char" svg:width="6.9236in" svg:height="3.956343in" draw:z-index="0">
<draw:image xlink:href="../Images/yкринформ/2023-05-06T13-52-14-03-00/630_360_1683370210-143.jpeg" xlink:type="simple" xlink:show="embed" xlink:actuate="onLoad" draw:mime-type="image/jpeg"/>
</draw:frame>
 Уприкордонному місті Вовчанськ на Харківщині внаслідок російського обстрілупошкоджений пам’ятний знак із літаком Л-29.</text:p>
      <text:p text:style-name="P4">
Про це повідомляє в <text:a xlink:type="simple" xlink:href="https://t.me/prokuratura_kharkiv/8941" text:style-name="Internet_20_link" text:visited-style-name="Visited_20_Internet_20_Link">
 </text:a>
 пресслужбаХарківської обласної прокуратури, передає Укрінформ.</text:p>
      <text:p text:style-name="P4">
«За даними слідства, вночі 6 травня російські військові обстріляли <text:a xlink:type="simple" xlink:href="https://www.ukrinform.ua/tag-harkivsina" text:style-name="Internet_20_link" text:visited-style-name="Visited_20_Internet_20_Link">
</text:a>
 : зруйновано пам‘ятник. Учораокупанти також обстріляли місто. Попередньо, з артилерії та мінометів. Єпошкодження приватних домоволодінь та дороги», - йдеться у повідомленні.</text:p>
      <text:p text:style-name="P4">
Правоохоронці задокументували наслідки обстрілів. Розпочато досудовірозслідування за фактами порушення законів та звичаїв війни (ч. 1 ст. 438 ККУкраїни).</text:p>
      <text:p text:style-name="P4">
<text:span text:style-name="T4">
Читайте також:</text:span>
 <text:a xlink:type="simple" xlink:href="https://www.ukrinform.ua/rubric-ato/3705600-rosiani-vdarili-po-zaporizzu-z-iskandera-ta-104-razi-za-dobu-obstrilali-oblast.html" text:style-name="Internet_20_link" text:visited-style-name="Visited_20_Internet_20_Link">
 <text:span text:style-name="T4">
обстріл</text:span>
 </text:a>
</text:p>
      <text:p text:style-name="P4">
Як повідомлялося, російські війська за минулу добу <text:a xlink:type="simple" xlink:href="https://www.ukrinform.ua/rubric-ato/3705512-rosiani-za-dobu-obstrilali-cotiri-rajoni-harkivsini.html" text:style-name="Internet_20_link" text:visited-style-name="Visited_20_Internet_20_Link">
</text:a>
 <text:a xlink:type="simple" xlink:href="https://www.ukrinform.ua/rubric-ato/3705512-rosiani-za-dobu-obstrilali-cotiri-rajoni-harkivsini.html" text:style-name="Internet_20_link" text:visited-style-name="Visited_20_Internet_20_Link">
 </text:a>
 населеніпункти у чотирьох районах Харківської області. У Вовчанську, за даними ОВА,пошкоджені сім житлових будинків.</text:p>
      <text:p text:style-name="P4">
<text:span text:style-name="T5">
Фото: Харківська обласна прокуратура, Телеграм</text:span>
</text:p>
      <text:p text:style-name="P4">
Source: <text:a xlink:type="simple" xlink:href="https://www.ukrinform.ua/rubric-regions/3705619-rosijskij-obstril-poskodiv-u-vovcansku-pamatnij-znak-iz-litakom.html" text:style-name="Internet_20_link" text:visited-style-name="Visited_20_Internet_20_Link">
https://www.ukrinform.ua/rubric-regions/3705619-rosijskij-obstril-poskodiv-u-vovcansku-pamatnij-znak-iz-litakom.html</text:a>
</text:p>
      <!--NEWS-->
      <text:h text:style-name="P10" text:outline-level="1">
<text:span text:style-name="T4">
Зеленська і Шмигаль - у Вестмінстерському абатстві на церемонії коронації Чарльза III</text:span>
</text:h>
      <text:p text:style-name="P4">
Authors: Ukrinform (Person)</text:p>
      <text:p text:style-name="P4">
Publisher: Укринформ (Organization)</text:p>
      <text:p text:style-name="P4">
Published Time: 2023-05-06T14:00:00+03:00</text:p>
      <text:p text:style-name="P4">
Modified Time: 2023-05-06T14:00:00+03:00</text:p>
      <text:p text:style-name="P4">
Description: Перша леді України Олена Зеленська та Прем’єр-міністр України Денис Шмигаль перебувають на церемонії коронації Чарльза III у Вестмінстерському абатстві в Лондоні. — Укрінформ.</text:p>
      <text:p text:style-name="P4">
Images: ["<text:a xlink:type="simple" xlink:href="https://static.ukrinform.com/photos/2023_05/thumb_files/630_360_1683371361-849.jpg" text:style-name="Internet_20_link" text:visited-style-name="Visited_20_Internet_20_Link">
630_360_16833...</text:a>
", "<text:a xlink:type="simple" xlink:href="https://static.ukrinform.com/photos/2023_05/1683371332-650.jpg" text:style-name="Internet_20_link" text:visited-style-name="Visited_20_Internet_20_Link">
1683371332-65...</text:a>
", "<text:a xlink:type="simple" xlink:href="https://static.ukrinform.com/photos/2023_05/1683371361-849.jpg" text:style-name="Internet_20_link" text:visited-style-name="Visited_20_Internet_20_Link">
1683371361-84...</text:a>
"]</text:p>
      <text:p text:style-name="P4">
Tags: ['Олена Зеленська', 'Шмигаль', 'Чарльз ІІІ', 'Коронація']</text:p>
      <text:p text:style-name="P4">
Type: Article</text:p>
      <!--METADATA-->
      <text:p text:style-name="P4">
<draw:frame draw:style-name="fr1" draw:name="Image151" text:anchor-type="as-char" svg:width="6.9236in" svg:height="3.956343in" draw:z-index="0">
<draw:image xlink:href="../Images/yкринформ/2023-05-06T14-00-00-03-00/630_360_1683371361-849.jpg" xlink:type="simple" xlink:show="embed" xlink:actuate="onLoad" draw:mime-type="image/jpeg"/>
</draw:frame>
 Перша ледіУкраїни Олена Зеленська та Прем’єр-міністр України Денис Шмигаль перебуваютьна церемонії коронації Чарльза III у Вестмінстерському абатстві в Лондоні.</text:p>
      <text:p text:style-name="P4">
Як передає Укрінформ, про це Зеленська повідомила в <text:a xlink:type="simple" xlink:href="https://www.facebook.com/olenazelenska.official/posts/pfbid0T5bbPTKeVYbn2xtY1vgf4CFNeVKxHqSgGQmc6LmqD6XL6axJBB4nstSZ4sGDkAYZl" text:style-name="Internet_20_link" text:visited-style-name="Visited_20_Internet_20_Link">
</text:a>
.</text:p>
      <text:p text:style-name="P4">
Дружина Президента зауважила, що для неї та Прем’єр-міністра України честь –перебувати сьогодні на коронації Чарльза і Камілли, щоб від імені Українипобажати успішного правління та процвітання <text:a xlink:type="simple" xlink:href="https://www.ukrinform.ua/tag-britania" text:style-name="Internet_20_link" text:visited-style-name="Visited_20_Internet_20_Link">
 </text:a>
 .</text:p>
      <text:p text:style-name="P4">
<draw:frame draw:style-name="fr1" draw:name="Image152" text:anchor-type="as-char" svg:width="6.9236in" svg:height="9.718683in" draw:z-index="0">
<draw:image xlink:href="../Images/yкринформ/2023-05-06T14-00-00-03-00/1683371332-650.jpg" xlink:type="simple" xlink:show="embed" xlink:actuate="onLoad" draw:mime-type="image/jpeg"/>
</draw:frame>
<draw:frame draw:style-name="fr1" draw:name="Image153" text:anchor-type="as-char" svg:width="6.666667in" svg:height="10.0in" draw:z-index="0">
<draw:image xlink:href="../Images/yкринформ/2023-05-06T14-00-00-03-00/1683371361-849.jpg" xlink:type="simple" xlink:show="embed" xlink:actuate="onLoad" draw:mime-type="image/jpeg"/>
</draw:frame>
</text:p>
      <text:p text:style-name="P4">
За її словами, народи України та Великої Британії мають спільні цінності:життя, свободу, демократію.</text:p>
      <text:p text:style-name="P4">
“Нехай саме вони стануть ознакою епохи ваших величностей і для СполученогоКоролівства, і для нас”, - побажала перша леді.</text:p>
      <text:p text:style-name="P4">
<text:span text:style-name="T4">
Читайте також:</text:span>
 <text:a xlink:type="simple" xlink:href="https://www.ukrinform.ua/rubric-polytics/3705036-zmicnenna-vidnosin-ukraini-ta-britanii-smigal-u-londoni-provede-nizku-vazlivih-zustricej.html" text:style-name="Internet_20_link" text:visited-style-name="Visited_20_Internet_20_Link">
 </text:a>
</text:p>
      <text:p text:style-name="P4">
Зеленська підкреслила, що цінує слова та позицію короля Чарльза III про те, щоБританія разом з Україною виступають на захист свободи і суверенітету переднеспровокованою агресією. Вона зауважила, що Україна одразу знайшла в йогоособі послідовну підтримку та розуміння.</text:p>
      <text:p text:style-name="P4">
Прем’єр-міністр України Денис Шмигаль написав у <text:a xlink:type="simple" xlink:href="https://t.me/Denys_Smyhal/5180" text:style-name="Internet_20_link" text:visited-style-name="Visited_20_Internet_20_Link">
</text:a>
 , що для українського народу особливоцінна непохитна підтримка з боку британського короля Чарльза ІІІ.</text:p>
      <text:p text:style-name="P4">
"Історична мить — коронація короля Сполученого Королівства Великої Британії таПівнічної Ірландії Чарльза ІІІ та королеви Камілли. Для нас із першою ледіУкраїни Оленою Зеленською велика честь бути присутніми на цьому урочистомузаході та представляти хоробрий і незламний український народ", - заявивШмигаль.</text:p>
      <text:p text:style-name="P4">
Він зауважив, що востаннє британський монарх складав присягу 70 років тому,тож ця подія знакова не лише для народу Британії та країн Співдружності, але йдля всього світу.</text:p>
      <text:p text:style-name="P4">
"Сьогодні особа короля Сполученого Королівства має важливий духовний вплив насвітове суспільство, є взірцем розважливого та розсудливого правління. Саметому для нас особливо цінна непохитна підтримка українського народу з бокукороля Чарльза ІІІ. Це надає віри та наснаги боротися за власну свободу зрозумінням, що з нами весь цивілізований світ та надійне плече союзників.Разом ми подолаємо будь-яке зло", - наголосив Шмигаль та побажав довгого тамудрого правління британському монарху.</text:p>
      <text:p text:style-name="P4">
Як повідомляв <text:a xlink:type="simple" xlink:href="https://www.ukrinform.ua/rubric-world/3705581-ceremonia-koronacii-carlza-iii.html" text:style-name="Internet_20_link" text:visited-style-name="Visited_20_Internet_20_Link">
 </text:a>
 , 6 травня у Вестмінстерському абатстві в Лондонівідбувається церемонія коронації Чарльза III, яка включає показові виступи івійськові процесії.</text:p>
      <text:p text:style-name="P4">
<text:span text:style-name="T5">
Фото: Олена Зеленська / Фейсбук / Getty Images</text:span>
</text:p>
      <text:p text:style-name="P4">
Source: <text:a xlink:type="simple" xlink:href="https://www.ukrinform.ua/rubric-polytics/3705621-zelenska-i-smigal-u-vestminsterskomu-abatstvi-na-ceremonii-koronacii-carlza-iii.html" text:style-name="Internet_20_link" text:visited-style-name="Visited_20_Internet_20_Link">
https://www.ukrinform.ua/rubric-polytics/3705621-zelenska-i-smigal-u-vestminsterskomu-abatstvi-na-ceremonii-koronacii-carlza-iii.html</text:a>
</text:p>
      <!--NEWS-->
      <text:h text:style-name="P10" text:outline-level="1">
<text:span text:style-name="T4">
У Вінниці вперше відбудуться Дні винної культури</text:span>
</text:h>
      <text:p text:style-name="P4">
Authors: Ukrinform (Person)</text:p>
      <text:p text:style-name="P4">
Publisher: Укринформ (Organization)</text:p>
      <text:p text:style-name="P4">
Published Time: 2023-05-06T14:03:02+03:00</text:p>
      <text:p text:style-name="P4">
Modified Time: 2023-05-06T14:03:02+03:00</text:p>
      <text:p text:style-name="P4">
Description: У Вінниці 25-28 травня відбудуться Дні винної культури - Vinnytsia Wine Days. — Укрінформ.</text:p>
      <text:p text:style-name="P4">
Images: ["<text:a xlink:type="simple" xlink:href="https://static.ukrinform.com/photos/2023_05/thumb_files/630_360_1683370946-345.jpg" text:style-name="Internet_20_link" text:visited-style-name="Visited_20_Internet_20_Link">
630_360_16833...</text:a>
"]</text:p>
      <text:p text:style-name="P4">
Tags: ['Фестиваль', 'Вінниця', 'Вино']</text:p>
      <text:p text:style-name="P4">
Type: Article</text:p>
      <!--METADATA-->
      <text:p text:style-name="P4">
<draw:frame draw:style-name="fr1" draw:name="Image154" text:anchor-type="as-char" svg:width="6.9236in" svg:height="3.956343in" draw:z-index="0">
<draw:image xlink:href="../Images/yкринформ/2023-05-06T14-03-02-03-00/630_360_1683370946-345.jpg" xlink:type="simple" xlink:show="embed" xlink:actuate="onLoad" draw:mime-type="image/jpeg"/>
</draw:frame>
 У Вінниці25-28 травня відбудуться Дні винної культури - Vinnytsia Wine Days.</text:p>
      <text:p text:style-name="P4">
Про це у <text:a xlink:type="simple" xlink:href="https://www.facebook.com/permalink.php" text:style-name="Internet_20_link" text:visited-style-name="Visited_20_Internet_20_Link">
</text:a>
повідомив заступник міського голови Вінниці Андрій Очеретний, передаєУкрінформ.</text:p>
      <text:p text:style-name="P4">
«Наприкінці травня у <text:a xlink:type="simple" xlink:href="https://www.ukrinform.ua/tag-vinnica" text:style-name="Internet_20_link" text:visited-style-name="Visited_20_Internet_20_Link">
 </text:a>
 впершестартують Дні винної культури - Vinnytsia Wine Days. Це захід, де будутьприсутні професіонали з різних регіонів – виноградарі, винороби, представникиготельно-ресторанного бізнесу, туристичної сфери та місцевого самоврядування»,- написав Очеретний.</text:p>
      <text:p text:style-name="P4">
За його словами, гастрономічна тематика – невід’ємна складова туризму, що єпріоритетом міського розвитку. Вінниця популяризує подільську кухню та сприяєкрафтовому виробництву.</text:p>
      <text:p text:style-name="P4">
<text:span text:style-name="T4">
Читайте також:</text:span>
 <text:a xlink:type="simple" xlink:href="https://www.ukrinform.ua/rubric-culture/3704923-literaturna-premia-zolota-veza-u-vinnici-vze-prijmae-zaavki.html" text:style-name="Internet_20_link" text:visited-style-name="Visited_20_Internet_20_Link">
 <text:span text:style-name="T4">
премія</text:span>
 </text:a>
</text:p>
      <text:p text:style-name="P4">
Як повідомили Укрінформу в Офісі туризму Вінниці, програмою Vinnytsia WineDays передбачені проведення Всеукраїнського дегустаційного конкурсу вина таспиртних напоїв ODESA WINE&amp;SPIRIT AWARDS, міжнародна конференція«Еногастрономічний туризм - драйвер розвитку туристичних дестинацій»,Vinnytsia International Wine symposium за участю представників ОІV,Мінагропроду, галузевих асоціацій, міжнародних експертів та українськихвиноробів.</text:p>
      <text:p text:style-name="P4">
Під час Днів винної культури відбудуться виставка «Героїчне (незламне)виноробство України», презентації кращих виноробень країни та переможціввсеукраїнських конкурсів 2023 року тощо.</text:p>
      <text:p text:style-name="P4">
<text:span text:style-name="T5">
Фото: Андрій Очеретяний, Facebook</text:span>
</text:p>
      <text:p text:style-name="P4">
Source: <text:a xlink:type="simple" xlink:href="https://www.ukrinform.ua/rubric-culture/3705622-u-vinnici-vperse-vidbudutsa-dni-vinnoi-kulturi.html" text:style-name="Internet_20_link" text:visited-style-name="Visited_20_Internet_20_Link">
https://www.ukrinform.ua/rubric-culture/3705622-u-vinnici-vperse-vidbudutsa-dni-vinnoi-kulturi.html</text:a>
</text:p>
      <!--NEWS-->
      <text:h text:style-name="P10" text:outline-level="1">
<text:span text:style-name="T4">
Zaporizka Oblast(20:06). Red Alert: aerial threat. Sirens sounding. Take cover now!</text:span>
</text:h>
      <text:p text:style-name="P4">
Authors: liveuamap (Language: en)</text:p>
      <text:p text:style-name="P4">
Time: 2023-05-06T14:06:00</text:p>
      <text:p text:style-name="P4">
Location: Zaporizka Oblast (Latitude:47.611841 Longtitude:35.766081)</text:p>
      <text:p text:style-name="P4">
Videos: []</text:p>
      <text:p text:style-name="P4">
Images: []</text:p>
      <text:p text:style-name="P4">
Tags: ["Europe", "Central and Eastern Europe"]</text:p>
      <text:p text:style-name="P4">
ID: 22560954</text:p>
      <!--METADATA-->
      <text:p text:style-name="P4">
Zaporizka Oblast(20:06). Red Alert: aerial threat. Sirens sounding. Take covernow!</text:p>
      <text:p text:style-name="P4">
News Collection Link: <text:a xlink:type="simple" xlink:href="https://liveuamap.com/en/2023/06-may-zaporizka-oblast2006-red-alert-aerial-g" text:style-name="Internet_20_link" text:visited-style-name="Visited_20_Internet_20_Link">
https://liveuamap.com/en/2023/06-may-zaporizka-oblast2006-red-alert-aerial-g</text:a>
</text:p>
      <text:p text:style-name="P4">
Source: <text:a xlink:type="simple" xlink:href="https://t.me/air_alert_ua/44584" text:style-name="Internet_20_link" text:visited-style-name="Visited_20_Internet_20_Link">
https://t.me/air_alert_ua/44584</text:a>
</text:p>
      <!--NEWS-->
      <text:h text:style-name="P10" text:outline-level="1">
<text:span text:style-name="T4">
Dnipro, Dnipropetrovska Oblast(20:07). Red Alert: aerial threat. Sirens sounding. Take cover ...</text:span>
</text:h>
      <text:p text:style-name="P4">
Authors: liveuamap (Language: en)</text:p>
      <text:p text:style-name="P4">
Time: 2023-05-06T14:08:00</text:p>
      <text:p text:style-name="P4">
Location: Dnipro (Latitude:48.46003 Longtitude:35.03894)</text:p>
      <text:p text:style-name="P4">
Videos: []</text:p>
      <text:p text:style-name="P4">
Images: []</text:p>
      <text:p text:style-name="P4">
Tags: ["Europe", "Central and Eastern Europe"]</text:p>
      <text:p text:style-name="P4">
ID: 22560955</text:p>
      <!--METADATA-->
      <text:p text:style-name="P4">
Dnipro, Dnipropetrovska Oblast(20:07). Red Alert: aerial threat. Sirenssounding. Take cover now!</text:p>
      <text:p text:style-name="P4">
News Collection Link: <text:a xlink:type="simple" xlink:href="https://liveuamap.com/en/2023/06-may-dnipro-dnipropetrovska-oblast2007-red-g" text:style-name="Internet_20_link" text:visited-style-name="Visited_20_Internet_20_Link">
https://liveuamap.com/en/2023/06-may-dnipro-dnipropetrovska-oblast2007-red-g</text:a>
</text:p>
      <text:p text:style-name="P4">
Source: <text:a xlink:type="simple" xlink:href="https://t.me/suspilnednipro/15148" text:style-name="Internet_20_link" text:visited-style-name="Visited_20_Internet_20_Link">
https://t.me/suspilnednipro/15148</text:a>
</text:p>
      <!--NEWS-->
      <text:h text:style-name="P10" text:outline-level="1">
<text:span text:style-name="T4">
Буданов зустрівся з литовським волонтером Тапінасом, який привіз черговий вантаж для ЗСУ</text:span>
</text:h>
      <text:p text:style-name="P4">
Authors: Ukrinform (Person)</text:p>
      <text:p text:style-name="P4">
Publisher: Укринформ (Organization)</text:p>
      <text:p text:style-name="P4">
Published Time: 2023-05-06T14:16:00+03:00</text:p>
      <text:p text:style-name="P4">
Modified Time: 2023-05-06T14:16:00+03:00</text:p>
      <text:p text:style-name="P4">
Description: Начальник Головного управління розвідки Міністерства оборони генерал-майор Кирило Буданов зустрівся з послом Програми Президента Литовської Республіки «За безпечну Литву», громадським діячем та активним волонтером Андріусом Тапінасом, який привіз черговий вантаж допомоги для оборонців України. — Укрінформ.</text:p>
      <text:p text:style-name="P4">
Images: ["<text:a xlink:type="simple" xlink:href="https://static.ukrinform.com/photos/2023_05/thumb_files/630_360_1683371655-122.jpg" text:style-name="Internet_20_link" text:visited-style-name="Visited_20_Internet_20_Link">
630_360_16833...</text:a>
", "<text:a xlink:type="simple" xlink:href="https://static.ukrinform.com/photos/2023_05/1683371655-741.jpg" text:style-name="Internet_20_link" text:visited-style-name="Visited_20_Internet_20_Link">
1683371655-74...</text:a>
"]</text:p>
      <text:p text:style-name="P4">
Tags: ['Литва', 'ЗСУ', 'допомога', 'Буданов']</text:p>
      <text:p text:style-name="P4">
Type: Article</text:p>
      <!--METADATA-->
      <text:p text:style-name="P4">
<draw:frame draw:style-name="fr1" draw:name="Image155" text:anchor-type="as-char" svg:width="6.9236in" svg:height="3.956343in" draw:z-index="0">
<draw:image xlink:href="../Images/yкринформ/2023-05-06T14-16-00-03-00/630_360_1683371655-122.jpg" xlink:type="simple" xlink:show="embed" xlink:actuate="onLoad" draw:mime-type="image/jpeg"/>
</draw:frame>
 НачальникГоловного управління розвідки Міністерства оборони генерал-майор КирилоБуданов зустрівся з послом Програми Президента Литовської Республіки «Забезпечну Литву», громадським діячем та активним волонтером АндріусомТапінасом, який привіз черговий вантаж допомоги для оборонців України.</text:p>
      <text:p text:style-name="P4">
Як передає Укрінформ, про це ГУР повідомляє у <text:a xlink:type="simple" xlink:href="https://t.me/DIUkraine/2288" text:style-name="Internet_20_link" text:visited-style-name="Visited_20_Internet_20_Link">
</text:a>
 .</text:p>
      <text:p text:style-name="P4">
«Андріус Тапінас — друг України. Минулого року у <text:a xlink:type="simple" xlink:href="https://www.ukrinform.ua/tag-litva" text:style-name="Internet_20_link" text:visited-style-name="Visited_20_Internet_20_Link">
</text:a>
 він провів успішні кампанії зі зборукоштів на придбання ударно-розвідувального безпілотника «Байрактар»український армії, а також із закупівлі радарів для ЗСУ на загальну суму 14000 000 євро», - ідеться у повідомленні.</text:p>
      <text:p text:style-name="P4">
<draw:frame draw:style-name="fr1" draw:name="Image156" text:anchor-type="as-char" svg:width="6.9236in" svg:height="3.89773in" draw:z-index="0">
<draw:image xlink:href="../Images/yкринформ/2023-05-06T14-16-00-03-00/1683371655-741.jpg" xlink:type="simple" xlink:show="embed" xlink:actuate="onLoad" draw:mime-type="image/jpeg"/>
</draw:frame>
</text:p>
      <text:p text:style-name="P4">
Днями Тапінас прибув до України з черговим вантажем допомоги від литовськихгромад.</text:p>
      <text:p text:style-name="P4">
Буданов висловив вдячність литовським друзям за важливе військове обладнання,яке значно посилить підрозділи ГУР і ЗСУ, що протидіють російським загарбникамна передових рубежах оборони.</text:p>
      <text:p text:style-name="P4">
«Допомога литовського народу українському не припиняється впродовж усіх роківвійни, і це вражає. Ми дуже цінуємо вашу величезну підтримку у війні зпідступною людиноненависницькою агресивною москвою. Наша перемога будеспільною!», - підкреслив Буданов.</text:p>
      <text:p text:style-name="P4">
<text:span text:style-name="T4">
Читайте також:</text:span>
 <text:a xlink:type="simple" xlink:href="https://www.ukrinform.ua/rubric-crimea/3699908-adernogo-udaru-ne-bude-akso-zsu-zajdut-u-krim-budanov.html" text:style-name="Internet_20_link" text:visited-style-name="Visited_20_Internet_20_Link">
 <text:span text:style-name="T4">
Буданов</text:span>
 </text:a>
</text:p>
      <text:p text:style-name="P4">
Як повідомляв <text:a xlink:type="simple" xlink:href="https://www.ukrinform.ua/rubric-economy/3703959-litva-nadala-ukraini-vze-922-tonni-obladnanna-dla-vidnovlenna-energoobektiv.html" text:style-name="Internet_20_link" text:visited-style-name="Visited_20_Internet_20_Link">
 </text:a>
 ,Литва надала Україні вже 922 тонни обладнання для відновлення енергооб’єктів.</text:p>
      <text:p text:style-name="P4">
<text:span text:style-name="T5">
Фото: Головне управління розвідки МО України</text:span>
</text:p>
      <text:p text:style-name="P4">
Source: <text:a xlink:type="simple" xlink:href="https://www.ukrinform.ua/rubric-ato/3705627-budanov-zustrivsa-z-litovskim-volonterom-tapinasom-akij-priviz-cergovij-vantaz-dla-zsu.html" text:style-name="Internet_20_link" text:visited-style-name="Visited_20_Internet_20_Link">
https://www.ukrinform.ua/rubric-ato/3705627-budanov-zustrivsa-z-litovskim-volonterom-tapinasom-akij-priviz-cergovij-vantaz-dla-zsu.html</text:a>
</text:p>
      <!--NEWS-->
      <text:h text:style-name="P10" text:outline-level="1">
<text:span text:style-name="T4">
У Південній Кореї розбився американський винищувач</text:span>
</text:h>
      <text:p text:style-name="P4">
Authors: Ukrinform (Person)</text:p>
      <text:p text:style-name="P4">
Publisher: Укринформ (Organization)</text:p>
      <text:p text:style-name="P4">
Published Time: 2023-05-06T14:22:51+03:00</text:p>
      <text:p text:style-name="P4">
Modified Time: 2023-05-06T14:22:51+03:00</text:p>
      <text:p text:style-name="P4">
Description: Американський винищувач F-16 розбився під час тренувань у суботу поблизу великої американської військової бази в Південній Кореї.  — Укрінформ.</text:p>
      <text:p text:style-name="P4">
Images: ["<text:a xlink:type="simple" xlink:href="https://static.ukrinform.com/photos/2023_05/thumb_files/630_360_1683372126-635.jpg" text:style-name="Internet_20_link" text:visited-style-name="Visited_20_Internet_20_Link">
630_360_16833...</text:a>
"]</text:p>
      <text:p text:style-name="P4">
Tags: ['Катастрофа', 'Корея', 'США', 'Винищувач']</text:p>
      <text:p text:style-name="P4">
Type: Article</text:p>
      <!--METADATA-->
      <text:p text:style-name="P4">
<draw:frame draw:style-name="fr1" draw:name="Image157" text:anchor-type="as-char" svg:width="6.9236in" svg:height="3.956343in" draw:z-index="0">
<draw:image xlink:href="../Images/yкринформ/2023-05-06T14-22-51-03-00/630_360_1683372126-635.jpg" xlink:type="simple" xlink:show="embed" xlink:actuate="onLoad" draw:mime-type="image/jpeg"/>
</draw:frame>
Американський винищувач F-16 розбився під час тренувань у суботу поблизувеликої американської військової бази в Південній Кореї.</text:p>
      <text:p text:style-name="P4">
Як передає Укрінформ, про це повідомляє <text:a xlink:type="simple" xlink:href="https://edition.cnn.com/2023/05/05/asia/us-fighter-jet-crashes-in-south-korea-intl-hnk/index.html" text:style-name="Internet_20_link" text:visited-style-name="Visited_20_Internet_20_Link">
</text:a>
 .</text:p>
      <text:p text:style-name="P4">
Військово-повітряні сили <text:a xlink:type="simple" xlink:href="https://www.ukrinform.ua/tag-ssa" text:style-name="Internet_20_link" text:visited-style-name="Visited_20_Internet_20_Link">
 </text:a>
 в ПівденнійКореї зазначили, що винищувач "розбився у сільськогосподарській зоні поблизуавіабази Осан приблизно о 9:45" за місцевим часом.</text:p>
      <text:p text:style-name="P4">
Повідомляється, що пілот успішно катапультувався та був госпіталізований. Запопередніми даними, ніхто з цивільних не постраждав. На місці падіння літакавиникла пожежа.</text:p>
      <text:p text:style-name="P4">
<text:span text:style-name="T4">
Читайте також:</text:span>
 <text:a xlink:type="simple" xlink:href="https://www.ukrinform.ua/rubric-world/3697601-u-aponii-zaznav-avarii-litak-beregovoi-ohoroni.html" text:style-name="Internet_20_link" text:visited-style-name="Visited_20_Internet_20_Link">
 </text:a>
</text:p>
      <text:p text:style-name="P4">
Причини аварії поки невідомі. Військові розпочали розслідування.</text:p>
      <text:p text:style-name="P4">
Як повідомляв Укрінформ, польоти всієї армійської авіації США тимчасовопризупинені з огляду на два летальні авіаційні інциденти, що сталися протягоммісяця.</text:p>
      <text:p text:style-name="P4">
<text:span text:style-name="T5">
Фото: Larry MacDougal/MCDOL/AP/FILE</text:span>
</text:p>
      <text:p text:style-name="P4">
Source: <text:a xlink:type="simple" xlink:href="https://www.ukrinform.ua/rubric-world/3705630-u-pivdennij-korei-rozbivsa-amerikanskij-vinisuvac.html" text:style-name="Internet_20_link" text:visited-style-name="Visited_20_Internet_20_Link">
https://www.ukrinform.ua/rubric-world/3705630-u-pivdennij-korei-rozbivsa-amerikanskij-vinisuvac.html</text:a>
</text:p>
      <!--NEWS-->
      <text:h text:style-name="P10" text:outline-level="1">
<text:span text:style-name="T4">
Японський клуб «Урава Ред Даймондс» виграв футбольну Лігу чемпіонів Азії</text:span>
</text:h>
      <text:p text:style-name="P4">
Authors: Ukrinform (Person)</text:p>
      <text:p text:style-name="P4">
Publisher: Укринформ (Organization)</text:p>
      <text:p text:style-name="P4">
Published Time: 2023-05-06T14:29:40+03:00</text:p>
      <text:p text:style-name="P4">
Modified Time: 2023-05-06T14:29:40+03:00</text:p>
      <text:p text:style-name="P4">
Description: Футболісти японської команди «Урава Ред Даймондс» перемогли вдома «Аль-Хіляль» із Саудівської Аравії (1:0) у другому фінальному поєдинку азійської Ліги чемпіонів.  — Укрінформ.</text:p>
      <text:p text:style-name="P4">
Images: ["<text:a xlink:type="simple" xlink:href="https://static.ukrinform.com/photos/2023_05/thumb_files/630_360_1683371164-722.jpg" text:style-name="Internet_20_link" text:visited-style-name="Visited_20_Internet_20_Link">
630_360_16833...</text:a>
"]</text:p>
      <text:p text:style-name="P4">
Tags: ['Футбол', 'Ліга чемпіонів', 'Абхазія']</text:p>
      <text:p text:style-name="P4">
Type: Article</text:p>
      <!--METADATA-->
      <text:p text:style-name="P4">
<draw:frame draw:style-name="fr1" draw:name="Image158" text:anchor-type="as-char" svg:width="6.9236in" svg:height="3.956343in" draw:z-index="0">
<draw:image xlink:href="../Images/yкринформ/2023-05-06T14-29-40-03-00/630_360_1683371164-722.jpg" xlink:type="simple" xlink:show="embed" xlink:actuate="onLoad" draw:mime-type="image/jpeg"/>
</draw:frame>
 Футболістияпонської команди «Урава Ред Даймондс» перемогли вдома «Аль-Хіляль» ізСаудівської Аравії (1:0) у другому фінальному поєдинку азійської Лігичемпіонів.</text:p>
      <text:p text:style-name="P4">
Вирішальний м'яч на забив Рафаел Сілва на 88-й хвилині поєдинку, передаєУкрінформ.</text:p>
      <text:p text:style-name="P4">
Оскільки у першому матчі була зафіксована нічия (1:1), японська команда сталапереможцем турніру.</text:p>
      <text:p text:style-name="P4">
<text:span text:style-name="T4">
Читайте також:</text:span>
 <text:a xlink:type="simple" xlink:href="https://www.ukrinform.ua/rubric-sports/3704423-apl-mancester-siti-povernuvsa-u-lideri-liverpul-obigrav-fulgem.html" text:style-name="Internet_20_link" text:visited-style-name="Visited_20_Internet_20_Link">
 <text:span text:style-name="T4">
АПЛ</text:span>
 </text:a>
</text:p>
      <text:p text:style-name="P4">
«Урава Ред Даймондс» здобули титул вдруге в історії і зіграють на клубномучемпіонаті світу.</text:p>
      <text:p text:style-name="P4">
Фото: Getty Images.</text:p>
      <text:p text:style-name="P4">
Source: <text:a xlink:type="simple" xlink:href="https://www.ukrinform.ua/rubric-sports/3705634-aponskij-klub-urava-red-dajmonds-vigrav-futbolnu-ligu-cempioniv-azii.html" text:style-name="Internet_20_link" text:visited-style-name="Visited_20_Internet_20_Link">
https://www.ukrinform.ua/rubric-sports/3705634-aponskij-klub-urava-red-dajmonds-vigrav-futbolnu-ligu-cempioniv-azii.html</text:a>
</text:p>
      <!--NEWS-->
      <text:h text:style-name="P10" text:outline-level="1">
<text:span text:style-name="T4">
Загарбники повідомили про зупинку всіх енергоблоків ЗАЕС - Федоров</text:span>
</text:h>
      <text:p text:style-name="P4">
Authors: Ukrinform (Person)</text:p>
      <text:p text:style-name="P4">
Publisher: Укринформ (Organization)</text:p>
      <text:p text:style-name="P4">
Published Time: 2023-05-06T14:31:00+03:00</text:p>
      <text:p text:style-name="P4">
Modified Time: 2023-05-06T14:31:00+03:00</text:p>
      <text:p text:style-name="P4">
Description: На Запорізькій АЕС зупинилися всі енергоблоки.  — Укрінформ.</text:p>
      <text:p text:style-name="P4">
Images: ["<text:a xlink:type="simple" xlink:href="https://static.ukrinform.com/photos/2022_08/thumb_files/630_360_1661542844-154.jpeg" text:style-name="Internet_20_link" text:visited-style-name="Visited_20_Internet_20_Link">
630_360_16615...</text:a>
"]</text:p>
      <text:p text:style-name="P4">
Tags: ['Окупація', 'Федоров', 'Запорізька АЕС', 'Війна з росією']</text:p>
      <text:p text:style-name="P4">
Type: Article</text:p>
      <!--METADATA-->
      <text:p text:style-name="P4">
<draw:frame draw:style-name="fr1" draw:name="Image159" text:anchor-type="as-char" svg:width="6.9236in" svg:height="3.956343in" draw:z-index="0">
<draw:image xlink:href="../Images/yкринформ/2023-05-06T14-31-00-03-00/630_360_1661542844-154.jpeg" xlink:type="simple" xlink:show="embed" xlink:actuate="onLoad" draw:mime-type="image/jpeg"/>
</draw:frame>
 НаЗапорізькій АЕС зупинилися всі енергоблоки.</text:p>
      <text:p text:style-name="P4">
Про це повідомляє в <text:a xlink:type="simple" xlink:href="https://t.me/ivan_fedorov_melitopol/1886" text:style-name="Internet_20_link" text:visited-style-name="Visited_20_Internet_20_Link">
 </text:a>
 міськийголова Мелітополя Іван Федоров, передає Укрінформ.</text:p>
      <text:p text:style-name="P4">
Окупанти, ймовірно, готують провокації на ТОТ Запорізької області. Рашистиповідомили про зупинку роботи всіх блоків Запорізької <text:a xlink:type="simple" xlink:href="https://www.ukrinform.ua/tag-aes" text:style-name="Internet_20_link" text:visited-style-name="Visited_20_Internet_20_Link">
</text:a>
 ", - написав він.</text:p>
      <text:p text:style-name="P4">
Федоров додав, що, ймовірно, окупанти готуються до провокацій, в якихзвинуватять ЗСУ.</text:p>
      <text:p text:style-name="P4">
Він звернувся до мешканців окупованих територій з проханням найближчими днямиуникати масових скупчень людей, триматися подалі від місць перебуванняокупантів.</text:p>
      <text:p text:style-name="P4">
<text:span text:style-name="T4">
Читайте також:</text:span>
 <text:a xlink:type="simple" xlink:href="https://www.ukrinform.ua/rubric-ato/3704742-prakticno-v-usih-turbinnih-zalah-zaes-rosiani-rozmistili-vibuhivku-ekspert.html" text:style-name="Internet_20_link" text:visited-style-name="Visited_20_Internet_20_Link">
 <text:span text:style-name="T4">
ЗАЕС</text:span>
 </text:a>
</text:p>
      <text:p text:style-name="P4">
Раніше повідомлялось, що ворог евакуює із захоплених територій Запорізькоїобласті мирних людей. Їх вивозять до Кирилівки та Бердянська.</text:p>
      <text:p text:style-name="P4">
Source: <text:a xlink:type="simple" xlink:href="https://www.ukrinform.ua/rubric-ato/3705635-zagarbniki-povidomili-pro-zupinku-vsih-energoblokiv-zaes-fedorov.html" text:style-name="Internet_20_link" text:visited-style-name="Visited_20_Internet_20_Link">
https://www.ukrinform.ua/rubric-ato/3705635-zagarbniki-povidomili-pro-zupinku-vsih-energoblokiv-zaes-fedorov.html</text:a>
</text:p>
      <!--NEWS-->
      <text:h text:style-name="P10" text:outline-level="1">
<text:span text:style-name="T4">
Ястремська зупинилася у півфіналі турніру WTA в Реусі</text:span>
</text:h>
      <text:p text:style-name="P4">
Authors: Ukrinform (Person)</text:p>
      <text:p text:style-name="P4">
Publisher: Укринформ (Organization)</text:p>
      <text:p text:style-name="P4">
Published Time: 2023-05-06T14:34:47+03:00</text:p>
      <text:p text:style-name="P4">
Modified Time: 2023-05-06T14:34:47+03:00</text:p>
      <text:p text:style-name="P4">
Description: Українська тенісистка Даяна Ястремська не змогда у суботу вийти у фінал турніру WTA 125 у Реусі (Іспанія). — Укрінформ.</text:p>
      <text:p text:style-name="P4">
Images: ["<text:a xlink:type="simple" xlink:href="https://static.ukrinform.com/photos/2023_05/thumb_files/630_360_1683357779-104.jpg" text:style-name="Internet_20_link" text:visited-style-name="Visited_20_Internet_20_Link">
630_360_16833...</text:a>
"]</text:p>
      <text:p text:style-name="P4">
Tags: ['Теніс', 'Збірна України', 'Жінки', 'Даяна Ястремська']</text:p>
      <text:p text:style-name="P4">
Type: Article</text:p>
      <!--METADATA-->
      <text:p text:style-name="P4">
<draw:frame draw:style-name="fr1" draw:name="Image160" text:anchor-type="as-char" svg:width="6.9236in" svg:height="3.956343in" draw:z-index="0">
<draw:image xlink:href="../Images/yкринформ/2023-05-06T14-34-47-03-00/630_360_1683357779-104.jpg" xlink:type="simple" xlink:show="embed" xlink:actuate="onLoad" draw:mime-type="image/jpeg"/>
</draw:frame>
 Українськатенісистка Даяна Ястремська не змогда у суботу вийти у фінал турніру WTA 125 уРеусі (Іспанія).</text:p>
      <text:p text:style-name="P4">
У півфіналі Даяна (№149 WTA) у трьох сетах поступилася Елізабет Мандлік (147)зі США - 5:7, 6:4, 4:6, передає Укрінформ.</text:p>
      <text:p text:style-name="P4">
Суперниці провели на корті Матч тривав 2 години 15 хвилини.</text:p>
      <text:p text:style-name="P4">
В іншому матчі 1/2 фіналу зустрічаються американка Лорен Девіс (56) та румункаСорана Кирстя (44).</text:p>
      <text:p text:style-name="P4">
<text:span text:style-name="T4">
Читайте також:</text:span>
 <text:a xlink:type="simple" xlink:href="https://www.ukrinform.ua/rubric-sports/3705296-astremska-vijsla-do-pivfinalu-turniru-wta-v-ispanii.html" text:style-name="Internet_20_link" text:visited-style-name="Visited_20_Internet_20_Link">
 <text:span text:style-name="T4">
Ястремська</text:span>
 </text:a>
</text:p>
      <text:p text:style-name="P4">
Даяна Ястремська дійшла до півфіналу вперше з березня минулого року. Тоді вонавиступала у титульному матчі на змаганнях WTA 250 у Ліоні (Франція).</text:p>
      <text:p text:style-name="P4">
Фото: j48tennis.net.</text:p>
      <text:p text:style-name="P4">
Source: <text:a xlink:type="simple" xlink:href="https://www.ukrinform.ua/rubric-sports/3705636-astremska-zupinilasa-u-pivfinali-turniru-wta-v-reusi.html" text:style-name="Internet_20_link" text:visited-style-name="Visited_20_Internet_20_Link">
https://www.ukrinform.ua/rubric-sports/3705636-astremska-zupinilasa-u-pivfinali-turniru-wta-v-reusi.html</text:a>
</text:p>
      <!--NEWS-->
      <text:h text:style-name="P10" text:outline-level="1">
<text:span text:style-name="T4">
Air defense shot down suspected Shahed drone over Dnipro city</text:span>
</text:h>
      <text:p text:style-name="P4">
Authors: liveuamap (Language: en)</text:p>
      <text:p text:style-name="P4">
Time: 2023-05-06T14:37:12</text:p>
      <text:p text:style-name="P4">
Location: Dnipro (Latitude:48.41599 Longtitude:35.09531)</text:p>
      <text:p text:style-name="P4">
Videos: []</text:p>
      <text:p text:style-name="P4">
Images: []</text:p>
      <text:p text:style-name="P4">
Tags: ["Europe", "Central and Eastern Europe"]</text:p>
      <text:p text:style-name="P4">
ID: 22560956</text:p>
      <!--METADATA-->
      <text:p text:style-name="P4">
Air defense shot down suspected Shahed drone over Dnipro city</text:p>
      <text:p text:style-name="P4">
News Collection Link: <text:a xlink:type="simple" xlink:href="https://liveuamap.com/en/2023/6-may-air-defense-shot-down-suspected-shahed-drone-over-dnipro" text:style-name="Internet_20_link" text:visited-style-name="Visited_20_Internet_20_Link">
https://liveuamap.com/en/2023/6-may-air-defense-shot-down-suspected-shahed-drone-over-dnipro</text:a>
</text:p>
      <text:p text:style-name="P4">
Source: <text:a xlink:type="simple" xlink:href="https://t.me/dnipro_now/40250" text:style-name="Internet_20_link" text:visited-style-name="Visited_20_Internet_20_Link">
https://t.me/dnipro_now/40250</text:a>
</text:p>
      <!--NEWS-->
      <text:h text:style-name="P10" text:outline-level="1">
<text:span text:style-name="T4">
В Українці на Київщині почали відновлювати пошкоджений ракетним обстрілом будинок</text:span>
</text:h>
      <text:p text:style-name="P4">
Authors: Ukrinform (Person)</text:p>
      <text:p text:style-name="P4">
Publisher: Укринформ (Organization)</text:p>
      <text:p text:style-name="P4">
Published Time: 2023-05-06T14:40:00+03:00</text:p>
      <text:p text:style-name="P4">
Modified Time: 2023-05-06T14:40:00+03:00</text:p>
      <text:p text:style-name="P4">
Description: В місті Українка Київської області розпочали відновлення багатоповерхового будинку, пошкодженого внаслідок російської ракетної атаки. — Укрінформ.</text:p>
      <text:p text:style-name="P4">
Images: ["<text:a xlink:type="simple" xlink:href="https://static.ukrinform.com/photos/2023_05/thumb_files/630_360_1683372855-198.jpg" text:style-name="Internet_20_link" text:visited-style-name="Visited_20_Internet_20_Link">
630_360_16833...</text:a>
", "<text:a xlink:type="simple" xlink:href="https://static.ukrinform.com/photos/2023_05/1683372855-107.jpg" text:style-name="Internet_20_link" text:visited-style-name="Visited_20_Internet_20_Link">
1683372855-10...</text:a>
", "<text:a xlink:type="simple" xlink:href="https://static.ukrinform.com/photos/2023_05/1683372855-835.jpg" text:style-name="Internet_20_link" text:visited-style-name="Visited_20_Internet_20_Link">
1683372855-83...</text:a>
"]</text:p>
      <text:p text:style-name="P4">
Tags: ['Обстріл', 'Київщина', 'Війна з росією', 'Відбудова']</text:p>
      <text:p text:style-name="P4">
Type: Article</text:p>
      <!--METADATA-->
      <text:p text:style-name="P4">
<draw:frame draw:style-name="fr1" draw:name="Image161" text:anchor-type="as-char" svg:width="6.9236in" svg:height="3.956343in" draw:z-index="0">
<draw:image xlink:href="../Images/yкринформ/2023-05-06T14-40-00-03-00/630_360_1683372855-198.jpg" xlink:type="simple" xlink:show="embed" xlink:actuate="onLoad" draw:mime-type="image/jpeg"/>
</draw:frame>
 В містіУкраїнка Київської області розпочали відновлення багатоповерхового будинку,пошкодженого внаслідок російської ракетної атаки.</text:p>
      <text:p text:style-name="P4">
Як передає Укрінформ, про це голова Київської обласної військовоїадміністрації Руслан Кравченко повідомив у <text:a xlink:type="simple" xlink:href="https://www.facebook.com/RuslanKravchenkoKyiv/posts/pfbid0bAmEUt2Lvvd6dK2VpM9bypveoefL1fmGhHTx9npGPpEKrdcpXM1xiVNibJzYoYwnl" text:style-name="Internet_20_link" text:visited-style-name="Visited_20_Internet_20_Link">
</text:a>
.</text:p>
      <text:p text:style-name="P4">
“У місті Українка стартувало відновлення багатоповерхового будинку, який бувпошкоджений внаслідок повітряної атаки. Минулого тижня через падіння уламківросійської <text:a xlink:type="simple" xlink:href="https://www.ukrinform.ua/tag-raketa" text:style-name="Internet_20_link" text:visited-style-name="Visited_20_Internet_20_Link">
 </text:a>
 там були зруйновані двіквартири”, - зазначив він.</text:p>
      <text:p text:style-name="P4">
<draw:frame draw:style-name="fr1" draw:name="Image162" text:anchor-type="as-char" svg:width="4.500703in" svg:height="10.0in" draw:z-index="0">
<draw:image xlink:href="../Images/yкринформ/2023-05-06T14-40-00-03-00/1683372855-107.jpg" xlink:type="simple" xlink:show="embed" xlink:actuate="onLoad" draw:mime-type="image/jpeg"/>
</draw:frame>
</text:p>
      <text:p text:style-name="P4">
Голова КОВА відвідав Українку з інспекцією, щоб особисто переконатися, що всіроботи розпочалися вчасно.</text:p>
      <text:p text:style-name="P4">
<draw:frame draw:style-name="fr1" draw:name="Image163" text:anchor-type="as-char" svg:width="4.500703in" svg:height="10.0in" draw:z-index="0">
<draw:image xlink:href="../Images/yкринформ/2023-05-06T14-40-00-03-00/1683372855-835.jpg" xlink:type="simple" xlink:show="embed" xlink:actuate="onLoad" draw:mime-type="image/jpeg"/>
</draw:frame>
</text:p>
      <text:p text:style-name="P4">
За його словами, щоб не затягувати процес, у максимально короткі термінирозробили проєктно-кошторисну документацію. Де була потреба, уже замінилипошкоджені вікна. У планах - відновити пошкоджену стіну багатоповерхівки,облаштувати фасад, відремонтувати підлогу, вставити склопакети та віконнірами.</text:p>
      <text:p text:style-name="P4">
Кравченко заявив, що особисто контролюватиме хід відновлювальних робіт інадалі. “Затягувати процес не маємо права. Зробимо все, щоб мешканціпошкоджених квартир повернулися у свої оселі якомога швидше”, - зауважив він.</text:p>
      <text:p text:style-name="P4">
<text:span text:style-name="T4">
Читайте також:</text:span>
 <text:a xlink:type="simple" xlink:href="https://www.ukrinform.ua/rubric-vidbudova/3694070-na-kiivsini-vidbuduvali-ambulatoriu-aku-rik-tomu-vsent-zrujnuvali-rosiani-moz.html" text:style-name="Internet_20_link" text:visited-style-name="Visited_20_Internet_20_Link">
 <text:span text:style-name="T4">
відбудували</text:span>
 </text:a>
</text:p>
      <text:p text:style-name="P4">
Як повідомляв Укрінформ, зранку 28 квітня росія здійснила по Україні <text:a xlink:type="simple" xlink:href="https://www.ukrinform.ua/rubric-other_news/3701836-rosia-atakuvala-ukrainu-raketami-e-zagibli-i-poraneni.html" text:style-name="Internet_20_link" text:visited-style-name="Visited_20_Internet_20_Link">
</text:a>
 , влучивши по житлових будинках у Дніпрі,Умані Черкаської області й Українці Київської області.</text:p>
      <text:p text:style-name="P4">
В <text:a xlink:type="simple" xlink:href="https://www.ukrinform.ua/rubric-ato/3701817-v-ukrainci-na-kiivsini-dvoe-travmovanih-cerez-raketnu-ataku-rosian.html" text:style-name="Internet_20_link" text:visited-style-name="Visited_20_Internet_20_Link">
 </text:a>
 внаслідок ракетної атаки росіяндвоє людей були травмовані. Через падіння уламків ворожої ракети пошкодженіквартири на 5-му і 6-му поверхах багатоповерхівки. Однією з постраждалих вУкраїнці є 13-річна дівчинка.</text:p>
      <text:p text:style-name="P4">
<text:span text:style-name="T5">
Фото: Руслан Кравченко / Телеграм</text:span>
</text:p>
      <text:p text:style-name="P4">
Source: <text:a xlink:type="simple" xlink:href="https://www.ukrinform.ua/rubric-vidbudova/3705638-v-ukrainci-na-kiivsini-pocali-vidnovluvati-poskodzenij-raketnim-obstrilom-budinok.html" text:style-name="Internet_20_link" text:visited-style-name="Visited_20_Internet_20_Link">
https://www.ukrinform.ua/rubric-vidbudova/3705638-v-ukrainci-na-kiivsini-pocali-vidnovluvati-poskodzenij-raketnim-obstrilom-budinok.html</text:a>
</text:p>
      <!--NEWS-->
      <text:h text:style-name="P10" text:outline-level="1">
<text:span text:style-name="T4">
Залужний поінформував Міллі про підготовку армії до звільнення українських територій</text:span>
</text:h>
      <text:p text:style-name="P4">
Authors: Ukrinform (Person)</text:p>
      <text:p text:style-name="P4">
Publisher: Укринформ (Organization)</text:p>
      <text:p text:style-name="P4">
Published Time: 2023-05-06T14:41:25+03:00</text:p>
      <text:p text:style-name="P4">
Modified Time: 2023-05-06T14:41:25+03:00</text:p>
      <text:p text:style-name="P4">
Description: Головнокомандувач ЗСУ Валерій Залужний поінформував голову Об’єднаного комітету начальників штабів США генерала Марка Міллі про підготовку армії до звільнення українських територій. — Укрінформ.</text:p>
      <text:p text:style-name="P4">
Images: ["<text:a xlink:type="simple" xlink:href="https://static.ukrinform.com/photos/2023_03/thumb_files/630_360_1679686596-447.jpg" text:style-name="Internet_20_link" text:visited-style-name="Visited_20_Internet_20_Link">
630_360_16796...</text:a>
"]</text:p>
      <text:p text:style-name="P4">
Tags: ['Пентагон', 'ЗСУ', 'Валерій Залужний', 'Війна з росією', '#stoprussia', 'Контрнаступ', 'Марк Міллі ']</text:p>
      <text:p text:style-name="P4">
Type: Article</text:p>
      <!--METADATA-->
      <text:p text:style-name="P4">
<draw:frame draw:style-name="fr1" draw:name="Image164" text:anchor-type="as-char" svg:width="6.9236in" svg:height="3.956343in" draw:z-index="0">
<draw:image xlink:href="../Images/yкринформ/2023-05-06T14-41-25-03-00/630_360_1679686596-447.jpg" xlink:type="simple" xlink:show="embed" xlink:actuate="onLoad" draw:mime-type="image/jpeg"/>
</draw:frame>
Головнокомандувач ЗСУ Валерій Залужний поінформував голову Об’єднаногокомітету начальників штабів США генерала Марка Міллі про підготовку армії дозвільнення українських територій.</text:p>
      <text:p text:style-name="P4">
Як передає Укрінформ, про це Залужний повідомив у <text:a xlink:type="simple" xlink:href="https://t.me/CinCAFU/493" text:style-name="Internet_20_link" text:visited-style-name="Visited_20_Internet_20_Link">
</text:a>
.</text:p>
      <text:p text:style-name="P4">
“Підтримую сталий діалог з головою Об’єднаного комітету начальників штабів СШАгенералом Марком Міллі. Під час телефонної розмови поінформував про ситуаціюна фронті та підготовку до майбутніх кроків нашої армії задля деокупаціїукраїнської території”, - написав Залужний.</text:p>
      <text:p text:style-name="P4">
Головнокомандувач <text:a xlink:type="simple" xlink:href="https://www.ukrinform.ua/tag-zsu" text:style-name="Internet_20_link" text:visited-style-name="Visited_20_Internet_20_Link">
 </text:a>
 подякувавамериканським партнерам за черговий пакет військової допомоги Україні, проякий напередодні оголосили в Пентагоні.</text:p>
      <text:p text:style-name="P4">
<text:span text:style-name="T4">
Читайте також:</text:span>
 <text:a xlink:type="simple" xlink:href="https://www.ukrinform.ua/rubric-ato/3704403-pentagon-rozkriv-vmist-novogo-paketa-dopomogi-dla-ukraini.html" text:style-name="Internet_20_link" text:visited-style-name="Visited_20_Internet_20_Link">
 <text:span text:style-name="T4">
Пентагон</text:span>
 </text:a>
</text:p>
      <text:p text:style-name="P4">
Залужний та Міллі домовилися продовжувати активну взаємодію.</text:p>
      <text:p text:style-name="P4">
Як повідомляв Укрінформ, генерал <text:a xlink:type="simple" xlink:href="https://www.ukrinform.ua/rubric-ato/3704274-rosia-bude-zmusena-vesti-peregovori-z-ukrainou-bo-ne-zmoze-peremogti-general-milli.html" text:style-name="Internet_20_link" text:visited-style-name="Visited_20_Internet_20_Link">
 </text:a>
 <text:a xlink:type="simple" xlink:href="https://www.ukrinform.ua/rubric-ato/3704274-rosia-bude-zmusena-vesti-peregovori-z-ukrainou-bo-ne-zmoze-peremogti-general-milli.html" text:style-name="Internet_20_link" text:visited-style-name="Visited_20_Internet_20_Link">
 </text:a>
 <text:a xlink:type="simple" xlink:href="https://www.ukrinform.ua/rubric-ato/3704274-rosia-bude-zmusena-vesti-peregovori-z-ukrainou-bo-ne-zmoze-peremogti-general-milli.html" text:style-name="Internet_20_link" text:visited-style-name="Visited_20_Internet_20_Link">
 </text:a>
 , що військові можливості Збройних сил Українисуттєво зросли за останні місяці, і вони готові до оборони та наступу.</text:p>
      <text:p text:style-name="P4">
Source: <text:a xlink:type="simple" xlink:href="https://www.ukrinform.ua/rubric-ato/3705640-zaluznij-poinformuvav-milli-pro-pidgotovku-armii-do-zvilnenna-ukrainskih-teritorij.html" text:style-name="Internet_20_link" text:visited-style-name="Visited_20_Internet_20_Link">
https://www.ukrinform.ua/rubric-ato/3705640-zaluznij-poinformuvav-milli-pro-pidgotovku-armii-do-zvilnenna-ukrainskih-teritorij.html</text:a>
</text:p>
      <!--NEWS-->
      <text:h text:style-name="P10" text:outline-level="1">
<text:span text:style-name="T4">
Посла Британії розчулили синьо-жовті кольори у Вестмінстерському абатстві</text:span>
</text:h>
      <text:p text:style-name="P4">
Authors: Ukrinform (Person)</text:p>
      <text:p text:style-name="P4">
Publisher: Укринформ (Organization)</text:p>
      <text:p text:style-name="P4">
Published Time: 2023-05-06T14:42:00+03:00</text:p>
      <text:p text:style-name="P4">
Modified Time: 2023-05-06T14:42:00+03:00</text:p>
      <text:p text:style-name="P4">
Description: Посол Великої Британії в Україні Мелінда Сіммонс зізналася, що її розчулили кольори українського прапора у Вестмінстерському абатстві, де проходить коронація Чарльза ІІІ і його дружини, королеви-консорта Камілли. — Укрінформ.</text:p>
      <text:p text:style-name="P4">
Images: ["<text:a xlink:type="simple" xlink:href="https://static.ukrinform.com/photos/2020_01/thumb_files/630_360_1580477712-113.jpg" text:style-name="Internet_20_link" text:visited-style-name="Visited_20_Internet_20_Link">
630_360_15804...</text:a>
"]</text:p>
      <text:p text:style-name="P4">
Tags: ['Британія', 'Прапор', 'Україна', 'Мелінда Сіммонс']</text:p>
      <text:p text:style-name="P4">
Type: Article</text:p>
      <!--METADATA-->
      <text:p text:style-name="P4">
<draw:frame draw:style-name="fr1" draw:name="Image165" text:anchor-type="as-char" svg:width="6.9236in" svg:height="3.956343in" draw:z-index="0">
<draw:image xlink:href="../Images/yкринформ/2023-05-06T14-42-00-03-00/630_360_1580477712-113.jpg" xlink:type="simple" xlink:show="embed" xlink:actuate="onLoad" draw:mime-type="image/jpeg"/>
</draw:frame>
 ПосолВеликої Британії в Україні Мелінда Сіммонс зізналася, що її розчулили кольориукраїнського прапора у Вестмінстерському абатстві, де проходить коронаціяЧарльза ІІІ і його дружини, королеви-консорта Камілли.</text:p>
      <text:p text:style-name="P4">
Про це Сіммонс написала у <text:a xlink:type="simple" xlink:href="https://twitter.com/MelSimmonsFCDO/status/1654790805406531584" text:style-name="Internet_20_link" text:visited-style-name="Visited_20_Internet_20_Link">
</text:a>
 , передаєУкрінформ.</text:p>
      <text:p text:style-name="P4">
«Побачила там (у Вестмінстерському абатстві. – ред.) Україну і на хвилинувтратила самовладання», - зазначила посол Британії, завершивши допис смайликомзі сльозою і прапорцями України та <text:a xlink:type="simple" xlink:href="https://www.ukrinform.ua/tag-britania" text:style-name="Internet_20_link" text:visited-style-name="Visited_20_Internet_20_Link">
 </text:a>
</text:p>
      <text:p text:style-name="Quotations">

<text:p text:style-name="P4">
I saw Ukraine there and lost my composure for a minute <text:a xlink:type="simple" xlink:href="https://t.co/UfAy9GZMtc" text:style-name="Internet_20_link" text:visited-style-name="Visited_20_Internet_20_Link">
&gt;
 </text:a>
&gt;
&gt;
 — Dame Melinda Simmons (@MelSimmonsFCDO) <text:a xlink:type="simple" xlink:href="https://twitter.com/MelSimmonsFCDO/status/1654790805406531584" text:style-name="Internet_20_link" text:visited-style-name="Visited_20_Internet_20_Link">
&gt;
 </text:a>
</text:p>

</text:p>
      <text:p text:style-name="P4">
Як повідомляв Укрінформ, Перша леді України <text:a xlink:type="simple" xlink:href="https://www.ukrinform.ua/rubric-culture/3705621-zelenska-i-smigal-u-vestminsterskomu-abatstvi-na-ceremonii-koronacii-carlza-iii.html" text:style-name="Internet_20_link" text:visited-style-name="Visited_20_Internet_20_Link">
</text:a>
 перебуваютьна церемонії коронації Чарльза III у Вестмінстерському абатстві в Лондоні.</text:p>
      <text:p text:style-name="P4">
Source: <text:a xlink:type="simple" xlink:href="https://www.ukrinform.ua/rubric-polytics/3705642-posla-britanii-rozculili-sinozovti-kolori-u-vestminsterskomu-abatstvi.html" text:style-name="Internet_20_link" text:visited-style-name="Visited_20_Internet_20_Link">
https://www.ukrinform.ua/rubric-polytics/3705642-posla-britanii-rozculili-sinozovti-kolori-u-vestminsterskomu-abatstvi.html</text:a>
</text:p>
      <!--NEWS-->
      <text:h text:style-name="P10" text:outline-level="1">
<text:span text:style-name="T4">
Дар'я Лопатецька гратиме у титульному матчі турніру ITF у Швеції</text:span>
</text:h>
      <text:p text:style-name="P4">
Authors: Ukrinform (Person)</text:p>
      <text:p text:style-name="P4">
Publisher: Укринформ (Organization)</text:p>
      <text:p text:style-name="P4">
Published Time: 2023-05-06T14:47:44+03:00</text:p>
      <text:p text:style-name="P4">
Modified Time: 2023-05-06T14:47:44+03:00</text:p>
      <text:p text:style-name="P4">
Description: Українська тенісистка Дар'я Лопатецька виступить у фіналі одиночної сітки турніру ITF (W15) у шведському місті Варберг.  — Укрінформ.</text:p>
      <text:p text:style-name="P4">
Images: ["<text:a xlink:type="simple" xlink:href="https://static.ukrinform.com/photos/2023_05/thumb_files/630_360_1683373026-272.jpg" text:style-name="Internet_20_link" text:visited-style-name="Visited_20_Internet_20_Link">
630_360_16833...</text:a>
"]</text:p>
      <text:p text:style-name="P4">
Tags: ['Швеція', 'Теніс', 'Збірна України', 'Жінки']</text:p>
      <text:p text:style-name="P4">
Type: Article</text:p>
      <!--METADATA-->
      <text:p text:style-name="P4">
<draw:frame draw:style-name="fr1" draw:name="Image166" text:anchor-type="as-char" svg:width="6.9236in" svg:height="3.956343in" draw:z-index="0">
<draw:image xlink:href="../Images/yкринформ/2023-05-06T14-47-44-03-00/630_360_1683373026-272.jpg" xlink:type="simple" xlink:show="embed" xlink:actuate="onLoad" draw:mime-type="image/jpeg"/>
</draw:frame>
 Українськатенісистка Дар'я Лопатецька виступить у фіналі одиночної сітки турніру ITF(W15) у шведському місті Варберг.</text:p>
      <text:p text:style-name="P4">
У півфіналі українка у трьої сетах перемогла господарку корту Тільду Гесслерід- 6:3, 2:6, 5:4, передає Укрінформ.</text:p>
      <text:p text:style-name="P4">
У титульному поєдинку Лопатецька зустрінеться із сербкою Яною Бойович.</text:p>
      <text:p text:style-name="P4">
<text:span text:style-name="T4">
Читайте також:</text:span>
 <text:a xlink:type="simple" xlink:href="https://www.ukrinform.ua/rubric-sports/3705178-odrazu-dvi-ukrainski-tenisistki-vijsli-do-pivfinalu-turniru-itf-u-svecii.html" text:style-name="Internet_20_link" text:visited-style-name="Visited_20_Internet_20_Link">
 </text:a>
</text:p>
      <text:p text:style-name="P4">
Додамо також, що український дует Лопатецька/Дар’я Єсипчук став переможцемпарних змагань турніру у Варбергу.</text:p>
      <text:p text:style-name="P4">
Фото: j48tennis.net.</text:p>
      <text:p text:style-name="P4">
Source: <text:a xlink:type="simple" xlink:href="https://www.ukrinform.ua/rubric-sports/3705643-dara-lopatecka-gratime-u-titulnomu-matci-turniru-itf-u-svecii.html" text:style-name="Internet_20_link" text:visited-style-name="Visited_20_Internet_20_Link">
https://www.ukrinform.ua/rubric-sports/3705643-dara-lopatecka-gratime-u-titulnomu-matci-turniru-itf-u-svecii.html</text:a>
</text:p>
      <!--NEWS-->
      <text:h text:style-name="P10" text:outline-level="1">
<text:span text:style-name="T4">
Байден привітав Чарльза III з нагоди його коронації</text:span>
</text:h>
      <text:p text:style-name="P4">
Authors: Ukrinform (Person)</text:p>
      <text:p text:style-name="P4">
Publisher: Укринформ (Organization)</text:p>
      <text:p text:style-name="P4">
Published Time: 2023-05-06T14:49:00+03:00</text:p>
      <text:p text:style-name="P4">
Modified Time: 2023-05-06T14:49:00+03:00</text:p>
      <text:p text:style-name="P4">
Description: Президент США Джо Байден привітав нового короля Великої Британії Чарльза III та королеву-консорта Каміллу з нагоди їх коронації. — Укрінформ.</text:p>
      <text:p text:style-name="P4">
Images: ["<text:a xlink:type="simple" xlink:href="https://static.ukrinform.com/photos/2021_12/thumb_files/630_360_1638812836-472.jpg" text:style-name="Internet_20_link" text:visited-style-name="Visited_20_Internet_20_Link">
630_360_16388...</text:a>
"]</text:p>
      <text:p text:style-name="P4">
Tags: ['Байден', 'Британія', 'США', 'Чарльз ІІІ', 'Коронація']</text:p>
      <text:p text:style-name="P4">
Type: Article</text:p>
      <!--METADATA-->
      <text:p text:style-name="P4">
<draw:frame draw:style-name="fr1" draw:name="Image167" text:anchor-type="as-char" svg:width="6.9236in" svg:height="3.956343in" draw:z-index="0">
<draw:image xlink:href="../Images/yкринформ/2023-05-06T14-49-00-03-00/630_360_1638812836-472.jpg" xlink:type="simple" xlink:show="embed" xlink:actuate="onLoad" draw:mime-type="image/jpeg"/>
</draw:frame>
 ПрезидентСША Джо Байден привітав нового короля Великої Британії Чарльза III такоролеву-консорта Каміллу з нагоди їх коронації.</text:p>
      <text:p text:style-name="P4">
Як передає Укрінформ, про це він написав у <text:a xlink:type="simple" xlink:href="https://twitter.com/POTUS/status/1654805876971118592" text:style-name="Internet_20_link" text:visited-style-name="Visited_20_Internet_20_Link">
</text:a>
 .</text:p>
      <text:p text:style-name="Quotations">

<text:p text:style-name="P4">
Congratulations to King Charles III and Queen Camilla on their Coronation.&gt;
 The enduring friendship between the U.S. and the U.K. is a source of&gt;
 strength for both our peoples.  &gt;
  &gt;
  I am proud the First Lady is representing the United States for this&gt;
 historic occasion.&gt;
&gt;
 — President Biden (@POTUS) <text:a xlink:type="simple" xlink:href="https://twitter.com/POTUS/status/1654805876971118592" text:style-name="Internet_20_link" text:visited-style-name="Visited_20_Internet_20_Link">
&gt;
 </text:a>
</text:p>

</text:p>
      <text:p text:style-name="P4">
"Вітання королю Чарльзу III та королеві Каміллі з нагоди їх коронації. Міцнадружба між США та Великою Британією є джерелом сили для обох наших народів.</text:p>
      <text:p text:style-name="P4">
Я пишаюся тим, що Перша леді представляє Сполучені Штати на цій історичнійподії", - написав <text:a xlink:type="simple" xlink:href="https://www.ukrinform.ua/tag-bajden" text:style-name="Internet_20_link" text:visited-style-name="Visited_20_Internet_20_Link">
 </text:a>
 .</text:p>
      <text:p text:style-name="P4">
<text:span text:style-name="T4">
Читайте також:</text:span>
 <text:a xlink:type="simple" xlink:href="https://www.ukrinform.ua/rubric-polytics/3705621-zelenska-i-smigal-u-vestminsterskomu-abatstvi-na-ceremonii-koronacii-carlza-iii.html" text:style-name="Internet_20_link" text:visited-style-name="Visited_20_Internet_20_Link">
 <text:span text:style-name="T4">
Чарльз</text:span>
 </text:a>
</text:p>
      <text:p text:style-name="P4">
Як повідомляв Укрінформ, 6 травня у Вестмінстерському абатстві відбудетьсякоронація Чарльза III. До Лондона запрошені високі делегації, серед них будеукраїнська, тоді як російську не запросили.</text:p>
      <text:p text:style-name="P4">
Source: <text:a xlink:type="simple" xlink:href="https://www.ukrinform.ua/rubric-world/3705644-bajden-privitav-carlza-iii-z-nagodi-jogo-koronacii.html" text:style-name="Internet_20_link" text:visited-style-name="Visited_20_Internet_20_Link">
https://www.ukrinform.ua/rubric-world/3705644-bajden-privitav-carlza-iii-z-nagodi-jogo-koronacii.html</text:a>
</text:p>
      <!--NEWS-->
      <text:h text:style-name="P10" text:outline-level="1">
<text:span text:style-name="T4">
Ізраїльські війська вбили двох палестинських бойовиків</text:span>
</text:h>
      <text:p text:style-name="P4">
Authors: Ukrinform (Person)</text:p>
      <text:p text:style-name="P4">
Publisher: Укринформ (Organization)</text:p>
      <text:p text:style-name="P4">
Published Time: 2023-05-06T14:50:00+03:00</text:p>
      <text:p text:style-name="P4">
Modified Time: 2023-05-06T14:50:00+03:00</text:p>
      <text:p text:style-name="P4">
Description: Двоє палестинських бойовиків, підозрюваних у нещодавньому нападі на Західному березі річки Йордан, були вбиті ізраїльськими військами під час рейду в суботу на табір біженців Нур-Шамс. — Укрінформ.</text:p>
      <text:p text:style-name="P4">
Images: ["<text:a xlink:type="simple" xlink:href="https://static.ukrinform.com/photos/2023_05/thumb_files/630_360_1683373676-167.jpeg" text:style-name="Internet_20_link" text:visited-style-name="Visited_20_Internet_20_Link">
630_360_16833...</text:a>
"]</text:p>
      <text:p text:style-name="P4">
Tags: ['Ізраїль', 'Палестина', 'Стрілянина', 'Вбивство']</text:p>
      <text:p text:style-name="P4">
Type: Article</text:p>
      <!--METADATA-->
      <text:p text:style-name="P4">
<draw:frame draw:style-name="fr1" draw:name="Image168" text:anchor-type="as-char" svg:width="6.9236in" svg:height="3.956343in" draw:z-index="0">
<draw:image xlink:href="../Images/yкринформ/2023-05-06T14-50-00-03-00/630_360_1683373676-167.jpeg" xlink:type="simple" xlink:show="embed" xlink:actuate="onLoad" draw:mime-type="image/jpeg"/>
</draw:frame>
 Двоєпалестинських бойовиків, підозрюваних у нещодавньому нападі на Західномуберезі річки Йордан, були вбиті ізраїльськими військами під час рейду в суботуна табір біженців Нур-Шамс.</text:p>
      <text:p text:style-name="P4">
Як передає Укрінформ, про оце повідомляє <text:a xlink:type="simple" xlink:href="https://www.timesofisrael.com/palestinians-say-two-killed-in-gunfight-during-idf-west-bank-raid/" text:style-name="Internet_20_link" text:visited-style-name="Visited_20_Internet_20_Link">
</text:a>
 .</text:p>
      <text:p text:style-name="P4">
"Солдати і співробітники прикордонної поліції під прикриттям увійшли в табірпоблизу міста Тулькарм, щоб заарештувати кількох підозрюваних у причетності до<text:a xlink:type="simple" xlink:href="https://www.ukrinform.ua/tag-strilanina" text:style-name="Internet_20_link" text:visited-style-name="Visited_20_Internet_20_Link">
 </text:a>
 у вівторок біля поселення Авней-Хефец на Західному березі річки Йордан, в результаті якої одна людина отрималалегке поранення", - повідомили у спільній заяві Армія оборони Ізраїлю іполіція.</text:p>
      <text:p text:style-name="Quotations">

<text:p text:style-name="P4">
رائحة المسك فاحت في سمائَك يا طولكرم  &gt;
  الشهيد سامر الشافعي والشهيد حمزة خريوش  &gt;
  طابت الجنة لساكنيها. <text:a xlink:type="simple" xlink:href="https://t.co/yfeUs0j9BB" text:style-name="Internet_20_link" text:visited-style-name="Visited_20_Internet_20_Link">
 </text:a>
&gt;
&gt;
 — الرغــ𓂆ـــد (@raghad__rabi) <text:a xlink:type="simple" xlink:href="https://twitter.com/raghad__rabi/status/1654733581594378242" text:style-name="Internet_20_link" text:visited-style-name="Visited_20_Internet_20_Link">
&gt;
 </text:a>
</text:p>

</text:p>
      <text:p text:style-name="P4">
Зазначається, що двоє нападників були застрелені після спроби втечі з місцяподії. Пізніше поліція опублікувала відео, на якому видно, як озброєнихчоловіків застрелили, коли ті намагалися втекти через дах.</text:p>
      <text:p text:style-name="P4">
Їх ідентифікували як Хамза Джаміль Харюш і Самер Салах аш-Шафі, обом 22 роки.</text:p>
      <text:p text:style-name="P4">
Чоловіки входили до так званого "Тулькармського батальйону", нового слабоорганізованого крила терористичного угрупування "Палестинський ісламськийджихад" на Західному березі річки Йордан.</text:p>
      <text:p text:style-name="P4">
<text:span text:style-name="T4">
Читайте також:</text:span>
 <text:a xlink:type="simple" xlink:href="https://www.ukrinform.ua/rubric-world/3705040-izrail-zaarestuvav-rahunki-binance-aki-povazani-z-islamskou-derzavou-i-hamas.html" text:style-name="Internet_20_link" text:visited-style-name="Visited_20_Internet_20_Link">
 <text:span text:style-name="T4">
Ізраїль</text:span>
 </text:a>
</text:p>
      <text:p text:style-name="P4">
Як повідомляв <text:a xlink:type="simple" xlink:href="https://www.ukrinform.ua/rubric-world/3703885-aviacia-izrailu-zavdae-udariv-po-sektoru-gazi-u-vidpovid-na-raketnij-obstril.html" text:style-name="Internet_20_link" text:visited-style-name="Visited_20_Internet_20_Link">
 </text:a>
 ,армія оборони Ізраїлю (ЦАХАЛ) провела військово-повітряну операцію, завдаючиприцільних ударів по Сектору Гази, звідки у вівторок на ізраїльську територіюприлетіли ракети.</text:p>
      <text:p text:style-name="P4">
<text:span text:style-name="T5">
Фото: Israel Police</text:span>
</text:p>
      <text:p text:style-name="P4">
Source: <text:a xlink:type="simple" xlink:href="https://www.ukrinform.ua/rubric-world/3705645-izrailski-vijska-vbili-dvoh-palestinskih-bojovikiv.html" text:style-name="Internet_20_link" text:visited-style-name="Visited_20_Internet_20_Link">
https://www.ukrinform.ua/rubric-world/3705645-izrailski-vijska-vbili-dvoh-palestinskih-bojovikiv.html</text:a>
</text:p>
      <!--NEWS-->
      <text:h text:style-name="P10" text:outline-level="1">
<text:span text:style-name="T4">
Donetsk Oblast(20:55). Red Alert: aerial threat. Sirens sounding. Take cover now!</text:span>
</text:h>
      <text:p text:style-name="P4">
Authors: liveuamap (Language: en)</text:p>
      <text:p text:style-name="P4">
Time: 2023-05-06T14:57:00</text:p>
      <text:p text:style-name="P4">
Location: Donetsk Oblast (Latitude:48.72644 Longtitude:37.57861)</text:p>
      <text:p text:style-name="P4">
Videos: []</text:p>
      <text:p text:style-name="P4">
Images: []</text:p>
      <text:p text:style-name="P4">
Tags: ["Europe", "Central and Eastern Europe"]</text:p>
      <text:p text:style-name="P4">
ID: 22560957</text:p>
      <!--METADATA-->
      <text:p text:style-name="P4">
Donetsk Oblast(20:55). Red Alert: aerial threat. Sirens sounding. Take covernow!</text:p>
      <text:p text:style-name="P4">
News Collection Link: <text:a xlink:type="simple" xlink:href="https://liveuamap.com/en/2023/06-may-donetsk-oblast2055-red-alert-aerial-thg" text:style-name="Internet_20_link" text:visited-style-name="Visited_20_Internet_20_Link">
https://liveuamap.com/en/2023/06-may-donetsk-oblast2055-red-alert-aerial-thg</text:a>
</text:p>
      <text:p text:style-name="P4">
Source: <text:a xlink:type="simple" xlink:href="https://t.me/air_alert_ua/44586" text:style-name="Internet_20_link" text:visited-style-name="Visited_20_Internet_20_Link">
https://t.me/air_alert_ua/44586</text:a>
</text:p>
      <!--NEWS-->
      <text:h text:style-name="P10" text:outline-level="1">
<text:span text:style-name="T4">
Синоптики попереджають про нічні заморозки</text:span>
</text:h>
      <text:p text:style-name="P4">
Authors: Ukrinform (Person)</text:p>
      <text:p text:style-name="P4">
Publisher: Укринформ (Organization)</text:p>
      <text:p text:style-name="P4">
Published Time: 2023-05-06T14:59:00+03:00</text:p>
      <text:p text:style-name="P4">
Modified Time: 2023-05-06T14:59:00+03:00</text:p>
      <text:p text:style-name="P4">
Description: Найближчими ночами в Україні на поверхні грунту можливі заморозки.  — Укрінформ.</text:p>
      <text:p text:style-name="P4">
Images: ["<text:a xlink:type="simple" xlink:href="https://static.ukrinform.com/photos/2020_11/thumb_files/630_360_1606548493-118.jpg" text:style-name="Internet_20_link" text:visited-style-name="Visited_20_Internet_20_Link">
630_360_16065...</text:a>
"]</text:p>
      <text:p text:style-name="P4">
Tags: ['Погода', 'Прогноз', 'Весна', 'Заморозки']</text:p>
      <text:p text:style-name="P4">
Type: Article</text:p>
      <!--METADATA-->
      <text:p text:style-name="P4">
<draw:frame draw:style-name="fr1" draw:name="Image169" text:anchor-type="as-char" svg:width="6.9236in" svg:height="3.956343in" draw:z-index="0">
<draw:image xlink:href="../Images/yкринформ/2023-05-06T14-59-00-03-00/630_360_1606548493-118.jpg" xlink:type="simple" xlink:show="embed" xlink:actuate="onLoad" draw:mime-type="image/jpeg"/>
</draw:frame>
Найближчими ночами в Україні на поверхні грунту можливі заморозки.</text:p>
      <text:p text:style-name="P4">
Як передає Укрінформ, про це повідомляє Укргідрометцентр.</text:p>
      <text:p text:style-name="P4">
Так, уночі 7 травня в Україні (крім західних та південних областей), 8 та 9травня у північних, північно-західних, Харківській, Полтавській, Вінницькійобластях на поверхні грунту <text:a xlink:type="simple" xlink:href="https://www.ukrinform.ua/tag-moroz" text:style-name="Internet_20_link" text:visited-style-name="Visited_20_Internet_20_Link">
 </text:a>
 0-5° (Iрівень небезпечності, жовтий), на Чернігівщині та Сумщині 7 травня сильнізаморозки у повітрі 0-3° (II рівень небезпечності, помаранчевий).</text:p>
      <text:p text:style-name="P4">
7-8 травня, внаслідок пропуску весняного водопілля через водосховищаДніпровського каскаду, утримуватиметься затоплення заплавних територій,понижених ділянок у низці населених пунктів на Кременчуцькому водосховищі уЧеркаській області (III рівень небезпеки - червоний).</text:p>
      <text:p text:style-name="P4">
<text:span text:style-name="T4">
Читайте також:</text:span>
 <text:a xlink:type="simple" xlink:href="https://www.ukrinform.ua/rubric-technology/3694782-prognoz-pogodi-za-30-sekund-u-kitai-rozrobili-sistemu-na-osnovi-stucnogo-intelektu.html" text:style-name="Internet_20_link" text:visited-style-name="Visited_20_Internet_20_Link">
 <text:span text:style-name="T4">
секунд</text:span>
 </text:a>
</text:p>
      <text:p text:style-name="P4">
7-9 травня у північних, Вінницькій, Черкаській та Кіровоградській областяхпереважатиме надзвичайний рівень пожежної небезпеки.</text:p>
      <text:p text:style-name="P4">
Source: <text:a xlink:type="simple" xlink:href="https://www.ukrinform.ua/rubric-regions/3705646-sinoptiki-poperedzaut-pro-nicni-zamorozki.html" text:style-name="Internet_20_link" text:visited-style-name="Visited_20_Internet_20_Link">
https://www.ukrinform.ua/rubric-regions/3705646-sinoptiki-poperedzaut-pro-nicni-zamorozki.html</text:a>
</text:p>
      <!--NEWS-->
      <text:h text:style-name="P10" text:outline-level="1">
<text:span text:style-name="T4">
У Канаді під потягом із небезпечним вантажем провалився міст</text:span>
</text:h>
      <text:p text:style-name="P4">
Authors: Ukrinform (Person)</text:p>
      <text:p text:style-name="P4">
Publisher: Укринформ (Organization)</text:p>
      <text:p text:style-name="P4">
Published Time: 2023-05-06T15:00:00+03:00</text:p>
      <text:p text:style-name="P4">
Modified Time: 2023-05-06T15:00:00+03:00</text:p>
      <text:p text:style-name="P4">
Description: Залізничний потяг, що перевозив небезпечні вантажі, зійшов із колії у місті Кінгстон (Канада), внаслідок аварії частина вагонів упала у річку.  — Укрінформ.</text:p>
      <text:p text:style-name="P4">
Images: ["<text:a xlink:type="simple" xlink:href="https://static.ukrinform.com/photos/2023_05/thumb_files/630_360_1683374821-397.jpg" text:style-name="Internet_20_link" text:visited-style-name="Visited_20_Internet_20_Link">
630_360_16833...</text:a>
", "<text:a xlink:type="simple" xlink:href="https://static.ukrinform.com/photos/2023_05/1683374821-982.jpg" text:style-name="Internet_20_link" text:visited-style-name="Visited_20_Internet_20_Link">
1683374821-98...</text:a>
", "<text:a xlink:type="simple" xlink:href="https://static.ukrinform.com/photos/2023_05/1683374787-703.jpg" text:style-name="Internet_20_link" text:visited-style-name="Visited_20_Internet_20_Link">
1683374787-70...</text:a>
", "<text:a xlink:type="simple" xlink:href="https://static.ukrinform.com/photos/2023_05/1683374787-596.jpg" text:style-name="Internet_20_link" text:visited-style-name="Visited_20_Internet_20_Link">
1683374787-59...</text:a>
"]</text:p>
      <text:p text:style-name="P4">
Tags: ['Канада', 'Катастрофа', 'Потяг']</text:p>
      <text:p text:style-name="P4">
Type: Article</text:p>
      <!--METADATA-->
      <text:p text:style-name="P4">
<draw:frame draw:style-name="fr1" draw:name="Image170" text:anchor-type="as-char" svg:width="6.9236in" svg:height="3.956343in" draw:z-index="0">
<draw:image xlink:href="../Images/yкринформ/2023-05-06T15-00-00-03-00/630_360_1683374821-397.jpg" xlink:type="simple" xlink:show="embed" xlink:actuate="onLoad" draw:mime-type="image/jpeg"/>
</draw:frame>
Залізничний потяг, що перевозив небезпечні вантажі, зійшов із колії у містіКінгстон (Канада), внаслідок аварії частина вагонів упала у річку.</text:p>
      <text:p text:style-name="P4">
Як передає Укрінформ, про це повідомляє <text:a xlink:type="simple" xlink:href="https://www.cbc.ca/news/canada/ottawa/ottawa-kingston-train-derailment-1.6833701" text:style-name="Internet_20_link" text:visited-style-name="Visited_20_Internet_20_Link">
</text:a>
 .</text:p>
      <text:p text:style-name="P4">
<text:a xlink:type="simple" xlink:href="https://www.ukrinform.ua/tag-avaria" text:style-name="Internet_20_link" text:visited-style-name="Visited_20_Internet_20_Link">
 </text:a>
 сталася внаслідок того, що невеликийзалізничний міст у Кінгстоні обвалився, а вантажний потяг, що перевозив«небезпечні вантажі», зійшов з рейок. Але, за даними CBC, постраждалих абовитоку небезпечної рідини не сталося.</text:p>
      <text:p text:style-name="P4">
<draw:frame draw:style-name="fr1" draw:name="Image171" text:anchor-type="as-char" svg:width="6.9236in" svg:height="5.1927in" draw:z-index="0">
<draw:image xlink:href="../Images/yкринформ/2023-05-06T15-00-00-03-00/1683374821-982.jpg" xlink:type="simple" xlink:show="embed" xlink:actuate="onLoad" draw:mime-type="image/jpeg"/>
</draw:frame>
</text:p>
      <text:p text:style-name="P4">
<draw:frame draw:style-name="fr1" draw:name="Image172" text:anchor-type="as-char" svg:width="6.9236in" svg:height="4.615733in" draw:z-index="0">
<draw:image xlink:href="../Images/yкринформ/2023-05-06T15-00-00-03-00/1683374787-703.jpg" xlink:type="simple" xlink:show="embed" xlink:actuate="onLoad" draw:mime-type="image/jpeg"/>
</draw:frame>
<draw:frame draw:style-name="fr1" draw:name="Image173" text:anchor-type="as-char" svg:width="6.9236in" svg:height="5.1927in" draw:z-index="0">
<draw:image xlink:href="../Images/yкринформ/2023-05-06T15-00-00-03-00/1683374787-596.jpg" xlink:type="simple" xlink:show="embed" xlink:actuate="onLoad" draw:mime-type="image/jpeg"/>
</draw:frame>
</text:p>
      <text:p text:style-name="P4">
Поліція Кінгстона повідомила, що в потязі були троє членів екіпажу. Потягвключав 12 вагонів, п'ять з яких зійшли з колії, два вагони опинилися у воді.</text:p>
      <text:p text:style-name="P4">
Зазначається, що вагони впали у струмок Літл-Катаракі, який є частиноюзаповідної зони охорони боліт.</text:p>
      <text:p text:style-name="P4">
<text:span text:style-name="T4">
Читайте також:</text:span>
 <text:a xlink:type="simple" xlink:href="https://www.ukrinform.ua/rubric-world/3696801-poblizu-aeroportu-ottavi-rozbivsa-malij-litak.html" text:style-name="Internet_20_link" text:visited-style-name="Visited_20_Internet_20_Link">
 <text:span text:style-name="T4">
розбився</text:span>
 </text:a>
</text:p>
      <text:p text:style-name="P4">
У транспортній компанії заявили, що поїзд перевозив небезпечні вантажі, алеполіція заявила, що доказів їхнього розливу немає.</text:p>
      <text:p text:style-name="P4">
Як повідомляв Укрінформ, <text:a xlink:type="simple" xlink:href="https://www.ukrinform.ua/rubric-world/3703863-u-branskij-oblasti-vdruge-za-dvi-dobi-pidirvali-zaliznicni-kolii-z-rejok-zijsov-vantaznij-potag.html" text:style-name="Internet_20_link" text:visited-style-name="Visited_20_Internet_20_Link">
 </text:a>
 на перегоні Розсуха-Унеча зійшов зколії потяг із нафтопродуктами та пиломатеріалами через пошкодження колії.</text:p>
      <text:p text:style-name="P4">
<text:span text:style-name="T5">
Фото: CBC News</text:span>
</text:p>
      <text:p text:style-name="P4">
Source: <text:a xlink:type="simple" xlink:href="https://www.ukrinform.ua/rubric-world/3705648-u-kanadi-pid-potagom-iz-nebezpecnim-vantazem-provalivsa-mist-castina-vagoniv-upala-v-ricku.html" text:style-name="Internet_20_link" text:visited-style-name="Visited_20_Internet_20_Link">
https://www.ukrinform.ua/rubric-world/3705648-u-kanadi-pid-potagom-iz-nebezpecnim-vantazem-provalivsa-mist-castina-vagoniv-upala-v-ricku.html</text:a>
</text:p>
      <!--NEWS-->
      <text:h text:style-name="P10" text:outline-level="1">
<text:span text:style-name="T4">
Снігур поступилася іспанці у півфіналі турніру ITF в Тосса-де-Мар</text:span>
</text:h>
      <text:p text:style-name="P4">
Authors: Ukrinform (Person)</text:p>
      <text:p text:style-name="P4">
Publisher: Укринформ (Organization)</text:p>
      <text:p text:style-name="P4">
Published Time: 2023-05-06T15:00:10+03:00</text:p>
      <text:p text:style-name="P4">
Modified Time: 2023-05-06T15:00:10+03:00</text:p>
      <text:p text:style-name="P4">
Description: Українська тенісистка Дар'я Снігур (№165 WTA) програла у суботу півфінальний поєдинок змагань ITF із призовим фондом $25 000 в іспанському місті Тосса-де-Мар. — Укрінформ.</text:p>
      <text:p text:style-name="P4">
Images: ["<text:a xlink:type="simple" xlink:href="https://static.ukrinform.com/photos/2023_05/thumb_files/630_360_1683357895-670.jpg" text:style-name="Internet_20_link" text:visited-style-name="Visited_20_Internet_20_Link">
630_360_16833...</text:a>
"]</text:p>
      <text:p text:style-name="P4">
Tags: ['Іспанія', 'Теніс', 'Збірна України', 'Жінки']</text:p>
      <text:p text:style-name="P4">
Type: Article</text:p>
      <!--METADATA-->
      <text:p text:style-name="P4">
<draw:frame draw:style-name="fr1" draw:name="Image174" text:anchor-type="as-char" svg:width="6.9236in" svg:height="3.956343in" draw:z-index="0">
<draw:image xlink:href="../Images/yкринформ/2023-05-06T15-00-10-03-00/630_360_1683357895-670.jpg" xlink:type="simple" xlink:show="embed" xlink:actuate="onLoad" draw:mime-type="image/jpeg"/>
</draw:frame>
 Українськатенісистка Дар'я Снігур (№165 WTA) програла у суботу півфінальний поєдинокзмагань ITF із призовим фондом $25 000 в іспанському місті Тосса-де-Мар.</text:p>
      <text:p text:style-name="P4">
21-річна киянка у трьох сетах поступилася господарцв корту Георгіні ГарсіїПерес (509) - 6:2, 6:7 (2:7), 5:7, передає Укрінформ.</text:p>
      <text:p text:style-name="P4">
<text:span text:style-name="T4">
Читайте також:</text:span>
 <text:a xlink:type="simple" xlink:href="https://www.ukrinform.ua/rubric-sports/3705300-snigur-vijsla-do-pivfinalu-na-25tisacniku-itf-v-ispanii.html" text:style-name="Internet_20_link" text:visited-style-name="Visited_20_Internet_20_Link">
 <text:span text:style-name="T4">
Снігур</text:span>
 </text:a>
</text:p>
      <text:p text:style-name="P4">
Суперницею іспанки у фіналі буде тенісистка з Мальти Франческа Курмі (392).</text:p>
      <text:p text:style-name="P4">
Фото: btu.org.ua.</text:p>
      <text:p text:style-name="P4">
Source: <text:a xlink:type="simple" xlink:href="https://www.ukrinform.ua/rubric-sports/3705647-snigur-postupilasa-ispanci-u-pivfinali-turniru-itf-v-tossademar.html" text:style-name="Internet_20_link" text:visited-style-name="Visited_20_Internet_20_Link">
https://www.ukrinform.ua/rubric-sports/3705647-snigur-postupilasa-ispanci-u-pivfinali-turniru-itf-v-tossademar.html</text:a>
</text:p>
      <!--NEWS-->
      <text:h text:style-name="P10" text:outline-level="1">
<text:span text:style-name="T4">
Kirovohradska Oblast, Poltavska Oblast(21:04). Red Alert: aerial threat. Sirens sounding. Tak...</text:span>
</text:h>
      <text:p text:style-name="P4">
Authors: liveuamap (Language: en)</text:p>
      <text:p text:style-name="P4">
Time: 2023-05-06T15:05:00</text:p>
      <text:p text:style-name="P4">
Location: Kirovohradska Oblast (Latitude:48.50000000 Longtitude:32.00000000)</text:p>
      <text:p text:style-name="P4">
Videos: []</text:p>
      <text:p text:style-name="P4">
Images: []</text:p>
      <text:p text:style-name="P4">
Tags: ["Europe", "Central and Eastern Europe"]</text:p>
      <text:p text:style-name="P4">
ID: 22560958</text:p>
      <!--METADATA-->
      <text:p text:style-name="P4">
Kirovohradska Oblast, Poltavska Oblast(21:04). Red Alert: aerial threat.Sirens sounding. Take cover now!</text:p>
      <text:p text:style-name="P4">
News Collection Link: <text:a xlink:type="simple" xlink:href="https://liveuamap.com/en/2023/06-may-kirovohradska-oblast-poltavska-oblast2g" text:style-name="Internet_20_link" text:visited-style-name="Visited_20_Internet_20_Link">
https://liveuamap.com/en/2023/06-may-kirovohradska-oblast-poltavska-oblast2g</text:a>
</text:p>
      <text:p text:style-name="P4">
Source: <text:a xlink:type="simple" xlink:href="https://t.me/air_alert_ua/44588" text:style-name="Internet_20_link" text:visited-style-name="Visited_20_Internet_20_Link">
https://t.me/air_alert_ua/44588</text:a>
</text:p>
      <!--NEWS-->
      <text:h text:style-name="P10" text:outline-level="1">
<text:span text:style-name="T4">
Mykolaiv, Mykolayivska Oblast, Kherson, Khersonska Oblast(21:06). Red Alert: aerial threat. S...</text:span>
</text:h>
      <text:p text:style-name="P4">
Authors: liveuamap (Language: en)</text:p>
      <text:p text:style-name="P4">
Time: 2023-05-06T15:08:00</text:p>
      <text:p text:style-name="P4">
Location: Mykolaiv (Latitude:46.94753 Longtitude:32.00586)</text:p>
      <text:p text:style-name="P4">
Videos: []</text:p>
      <text:p text:style-name="P4">
Images: []</text:p>
      <text:p text:style-name="P4">
Tags: ["Europe", "Central and Eastern Europe"]</text:p>
      <text:p text:style-name="P4">
ID: 22560959</text:p>
      <!--METADATA-->
      <text:p text:style-name="P4">
Mykolaiv, Mykolayivska Oblast, Kherson, Khersonska Oblast(21:06). Red Alert:aerial threat. Sirens sounding. Take cover now!</text:p>
      <text:p text:style-name="P4">
News Collection Link: <text:a xlink:type="simple" xlink:href="https://liveuamap.com/en/2023/06-may-mykolaiv-mykolayivska-oblast-kherson-kg-7579" text:style-name="Internet_20_link" text:visited-style-name="Visited_20_Internet_20_Link">
https://liveuamap.com/en/2023/06-may-mykolaiv-mykolayivska-oblast-kherson-kg-7579</text:a>
</text:p>
      <text:p text:style-name="P4">
Source: <text:a xlink:type="simple" xlink:href="https://t.me/air_alert_ua/44590" text:style-name="Internet_20_link" text:visited-style-name="Visited_20_Internet_20_Link">
https://t.me/air_alert_ua/44590</text:a>
</text:p>
      <!--NEWS-->
      <text:h text:style-name="P10" text:outline-level="1">
<text:span text:style-name="T4">
Kharkiv, Kharkivska Oblast(21:08). Red Alert: aerial threat. Sirens sounding. Take cover now!</text:span>
</text:h>
      <text:p text:style-name="P4">
Authors: liveuamap (Language: en)</text:p>
      <text:p text:style-name="P4">
Time: 2023-05-06T15:09:00</text:p>
      <text:p text:style-name="P4">
Location: Kharkiv (Latitude:49.98 Longtitude:36.25374)</text:p>
      <text:p text:style-name="P4">
Videos: []</text:p>
      <text:p text:style-name="P4">
Images: []</text:p>
      <text:p text:style-name="P4">
Tags: ["Europe", "Central and Eastern Europe"]</text:p>
      <text:p text:style-name="P4">
ID: 22560960</text:p>
      <!--METADATA-->
      <text:p text:style-name="P4">
Kharkiv, Kharkivska Oblast(21:08). Red Alert: aerial threat. Sirens sounding.Take cover now!</text:p>
      <text:p text:style-name="P4">
News Collection Link: <text:a xlink:type="simple" xlink:href="https://liveuamap.com/en/2023/06-may-kharkiv-kharkivska-oblast2108-red-alerg" text:style-name="Internet_20_link" text:visited-style-name="Visited_20_Internet_20_Link">
https://liveuamap.com/en/2023/06-may-kharkiv-kharkivska-oblast2108-red-alerg</text:a>
</text:p>
      <text:p text:style-name="P4">
Source: <text:a xlink:type="simple" xlink:href="https://t.me/suspilnekharkiv/24574" text:style-name="Internet_20_link" text:visited-style-name="Visited_20_Internet_20_Link">
https://t.me/suspilnekharkiv/24574</text:a>
</text:p>
      <!--NEWS-->
      <text:h text:style-name="P10" text:outline-level="1">
<text:span text:style-name="T4">
Vinnytska Oblast, Sumska Oblast, Cherkaska Oblast(21:14). Red Alert: aerial threat. Sirens so...</text:span>
</text:h>
      <text:p text:style-name="P4">
Authors: liveuamap (Language: en)</text:p>
      <text:p text:style-name="P4">
Time: 2023-05-06T15:14:00</text:p>
      <text:p text:style-name="P4">
Location: Vinnytska Oblast (Latitude:48.91667000 Longtitude:28.66667000)</text:p>
      <text:p text:style-name="P4">
Videos: []</text:p>
      <text:p text:style-name="P4">
Images: []</text:p>
      <text:p text:style-name="P4">
Tags: ["Europe", "Central and Eastern Europe"]</text:p>
      <text:p text:style-name="P4">
ID: 22560961</text:p>
      <!--METADATA-->
      <text:p text:style-name="P4">
Vinnytska Oblast, Sumska Oblast, Cherkaska Oblast(21:14). Red Alert: aerialthreat. Sirens sounding. Take cover now!</text:p>
      <text:p text:style-name="P4">
News Collection Link: <text:a xlink:type="simple" xlink:href="https://liveuamap.com/en/2023/06-may-vinnytska-oblast-sumska-oblast-cherkasg" text:style-name="Internet_20_link" text:visited-style-name="Visited_20_Internet_20_Link">
https://liveuamap.com/en/2023/06-may-vinnytska-oblast-sumska-oblast-cherkasg</text:a>
</text:p>
      <text:p text:style-name="P4">
Source: <text:a xlink:type="simple" xlink:href="https://t.me/air_alert_ua/44595" text:style-name="Internet_20_link" text:visited-style-name="Visited_20_Internet_20_Link">
https://t.me/air_alert_ua/44595</text:a>
</text:p>
      <!--NEWS-->
      <text:h text:style-name="P10" text:outline-level="1">
<text:span text:style-name="T4">
З початку року теплоелектростанції ДТЕК виробили майже 4,5 мільярда кВт/год електроенергії</text:span>
</text:h>
      <text:p text:style-name="P4">
Authors: Ukrinform (Person)</text:p>
      <text:p text:style-name="P4">
Publisher: Укринформ (Organization)</text:p>
      <text:p text:style-name="P4">
Published Time: 2023-05-06T15:19:00+03:00</text:p>
      <text:p text:style-name="P4">
Modified Time: 2023-05-06T15:19:00+03:00</text:p>
      <text:p text:style-name="P4">
Description: З початку 2023 року на теплоелектростанціях ДТЕК вироблено майже 4,5 млрд кВт/год електроенергії, чого вистачить для споживання близько 1,5 млн родин протягом року. — Укрінформ.</text:p>
      <text:p text:style-name="P4">
Images: ["<text:a xlink:type="simple" xlink:href="https://static.ukrinform.com/photos/2022_12/thumb_files/630_360_1671101060-438.jpg" text:style-name="Internet_20_link" text:visited-style-name="Visited_20_Internet_20_Link">
630_360_16711...</text:a>
"]</text:p>
      <text:p text:style-name="P4">
Tags: ['ДТЕК', 'Електроенергія', 'ТЕС']</text:p>
      <text:p text:style-name="P4">
Type: Article</text:p>
      <!--METADATA-->
      <text:p text:style-name="P4">
<draw:frame draw:style-name="fr1" draw:name="Image175" text:anchor-type="as-char" svg:width="6.9236in" svg:height="3.956343in" draw:z-index="0">
<draw:image xlink:href="../Images/yкринформ/2023-05-06T15-19-00-03-00/630_360_1671101060-438.jpg" xlink:type="simple" xlink:show="embed" xlink:actuate="onLoad" draw:mime-type="image/jpeg"/>
</draw:frame>
 З початку2023 року на теплоелектростанціях ДТЕК вироблено майже 4,5 млрд кВт/годелектроенергії, чого вистачить для споживання близько 1,5 млн родин протягомроку.</text:p>
      <text:p text:style-name="P4">
Як передає Укрінформ, про це ДТЕК повідомляє у <text:a xlink:type="simple" xlink:href="https://t.me/dtek_ua/494" text:style-name="Internet_20_link" text:visited-style-name="Visited_20_Internet_20_Link">
 </text:a>
 .</text:p>
      <text:p text:style-name="P4">
“Попри значні пошкодження обладнання та регулярні обстріли теплоелектростанціїДТЕК Енерго продовжують забезпечувати українців світлом. З початку року на ТЕСкомпанії було вироблено майже 4,5 млрд кВт/год <text:a xlink:type="simple" xlink:href="https://www.ukrinform.ua/tag-elektroenergia" text:style-name="Internet_20_link" text:visited-style-name="Visited_20_Internet_20_Link">
</text:a>
 . Це еквівалентно середньомуспоживанню близько 1,5 млн родин протягом року”, - ідеться у повідомленні.</text:p>
      <text:p text:style-name="P4">
Попри атаки, енергетики продовжують докладати максимум зусиль для підтримкистійкості енергосистеми.</text:p>
      <text:p text:style-name="P4">
<text:span text:style-name="T4">
Читайте також:</text:span>
 <text:a xlink:type="simple" xlink:href="https://www.ukrinform.ua/rubric-economy/3692153-zbitki-energeticnoi-infrastrukturi-ukraini-perevisili-10-milardiv-ocinka-proon-i-svitovogo-banku.html" text:style-name="Internet_20_link" text:visited-style-name="Visited_20_Internet_20_Link">
 </text:a>
</text:p>
      <text:p text:style-name="P4">
Як повідомляв Укрінформ, росія з 10 жовтня 2022 року регулярно обстрілюєоб’єкти генерації електроенергії в Україні.</text:p>
      <text:p text:style-name="P4">
<text:span text:style-name="T5">
Фото: ДТЕК</text:span>
</text:p>
      <text:p text:style-name="P4">
Source: <text:a xlink:type="simple" xlink:href="https://www.ukrinform.ua/rubric-economy/3705652-z-pocatku-roku-teploelektrostancii-dtek-virobili-majze-45-milarda-kvtgod-elektroenergii.html" text:style-name="Internet_20_link" text:visited-style-name="Visited_20_Internet_20_Link">
https://www.ukrinform.ua/rubric-economy/3705652-z-pocatku-roku-teploelektrostancii-dtek-virobili-majze-45-milarda-kvtgod-elektroenergii.html</text:a>
</text:p>
      <!--NEWS-->
      <text:h text:style-name="P10" text:outline-level="1">
<text:span text:style-name="T4">
СБУ викрила львівського бізнесмена, який постачав до рф «роллс-ройси» та «майбахи»</text:span>
</text:h>
      <text:p text:style-name="P4">
Authors: Ukrinform (Person)</text:p>
      <text:p text:style-name="P4">
Publisher: Укринформ (Organization)</text:p>
      <text:p text:style-name="P4">
Published Time: 2023-05-06T15:22:00+03:00</text:p>
      <text:p text:style-name="P4">
Modified Time: 2023-05-06T15:22:00+03:00</text:p>
      <text:p text:style-name="P4">
Description: Кіберфахівці та слідчі СБУ ліквідували масштабну схему нелегального експорту до рф підсанкційних автомобілів преміум-класу. — Укрінформ.</text:p>
      <text:p text:style-name="P4">
Images: ["<text:a xlink:type="simple" xlink:href="https://static.ukrinform.com/photos/2023_05/thumb_files/630_360_1683376587-937.jpg" text:style-name="Internet_20_link" text:visited-style-name="Visited_20_Internet_20_Link">
630_360_16833...</text:a>
"]</text:p>
      <text:p text:style-name="P4">
Tags: ['Антиросійські санкції', 'Автомобіль', 'Експорт', 'Львів', 'СБУ', 'росія']</text:p>
      <text:p text:style-name="P4">
Type: Article</text:p>
      <!--METADATA-->
      <text:p text:style-name="P4">
<draw:frame draw:style-name="fr1" draw:name="Image176" text:anchor-type="as-char" svg:width="6.9236in" svg:height="3.956343in" draw:z-index="0">
<draw:image xlink:href="../Images/yкринформ/2023-05-06T15-22-00-03-00/630_360_1683376587-937.jpg" xlink:type="simple" xlink:show="embed" xlink:actuate="onLoad" draw:mime-type="image/jpeg"/>
</draw:frame>
Кіберфахівці та слідчі СБУ ліквідували масштабну схему нелегального експортудо рф підсанкційних автомобілів преміум-класу.</text:p>
      <text:p text:style-name="P4">
Про це повідомив у <text:a xlink:type="simple" xlink:href="https://t.me/SBUkr/8204" text:style-name="Internet_20_link" text:visited-style-name="Visited_20_Internet_20_Link">
 </text:a>
 речник <text:a xlink:type="simple" xlink:href="https://t.me/SBUkr/8204" text:style-name="Internet_20_link" text:visited-style-name="Visited_20_Internet_20_Link">
</text:a>
 СБУ Артем Дехтяренко, передає Укрінформ.</text:p>
      <text:p text:style-name="P4">
За словами речника, до організації оборудки причетний львівський підприємець,який раніше проживав у росії і має там власний бізнес.</text:p>
      <text:p text:style-name="P4">
_<text:span text:style-name="T4">
Відео</text:span>
 : <text:a xlink:type="simple" xlink:href="https://www.youtube.com/watch" text:style-name="Internet_20_link" text:visited-style-name="Visited_20_Internet_20_Link">
 </text:a>
 _</text:p>
      <text:p text:style-name="P4">
Фігурант скористався тим, що більшість світових автокомпаній вийшли з ринкурф. Зокрема, ділок налагодив схему переправлення елітних авто на територіюросії в обхід міжнародних торговельних обмежень.</text:p>
      <text:p text:style-name="P4">
Серед замовників <text:a xlink:type="simple" xlink:href="https://www.ukrinform.ua/tag-antirosijski-sankcii" text:style-name="Internet_20_link" text:visited-style-name="Visited_20_Internet_20_Link">
 </text:a>
продукції були представники топменеджменту кремлівського монополіста "газпром"і пропагандистського телеканалу russia today.</text:p>
      <text:p text:style-name="P4">
<text:span text:style-name="T4">
Читайте також:</text:span>
 <text:a xlink:type="simple" xlink:href="https://www.ukrinform.ua/rubric-economy/3698255-odin-z-najbilsih-u-sviti-virobnikiv-silgosptehniki-prodae-biznes-u-rosii.html" text:style-name="Internet_20_link" text:visited-style-name="Visited_20_Internet_20_Link">
 <text:span text:style-name="T4">
бізнес</text:span>
 <text:span text:style-name="T4">
росії</text:span>
 </text:a>
</text:p>
      <text:p text:style-name="P4">
Встановлено, що з серпня 2022 до березня 2023 року ділок нелегально переправивросійським «замовникам» 45 автомобілів на загальну суму понад 3 мільйони.</text:p>
      <text:p text:style-name="P4">
Для реалізації оборудки фігурант купував преміальні транспортні засоби вукраїнських автосалонах та оформлював їх на підконтрольні комерційніструктури.</text:p>
      <text:p text:style-name="P4">
Потім за підробленими документами переправляв їх транзитом через територіюЄвросоюзу до білорусі, а звідти - до росії.</text:p>
      <text:p text:style-name="P4">
Крім того, ділок подав до Державної податкової служби України заяву навідшкодування ПДВ на загальну суму понад 6 млн грн. Таким чином, підозрюванийще й заволодів бюджетними коштами на суму понад 1 млн грн.</text:p>
      <text:p text:style-name="P4">
Під час обшуків за місцями перебування підозрюваного у Києві та Львовіправоохоронці виявили 35 печаток підприємств, у тому числі офшорних компаній,задіяних у «схемі», фінансово-господарську документацію.</text:p>
      <text:p text:style-name="P4">
<text:span text:style-name="T4">
Читайте також:</text:span>
 <text:a xlink:type="simple" xlink:href="https://www.ukrinform.ua/rubric-economy/3702268-nimecka-grupa-bosch-prodala-castinu-svoih-aktiviv-u-rosii.html" text:style-name="Internet_20_link" text:visited-style-name="Visited_20_Internet_20_Link">
 </text:a>
</text:p>
      <text:p text:style-name="P4">
Також за поданням СБУ накладено арешт на майно учасників оборудки на загальнусуму понад 700 млн грн.</text:p>
      <text:p text:style-name="P4">
Дехтяренко повідомив, що до списку заблокованих активів входять корпоративніправа на 17 підприємств, більше ніж пів сотні нежитлових виробничих приміщеньу різних регіонах України, у тому числі в Криму, 22 квартири у Києві таЛьвові, майже три десятки земельних ділянок і більше ніж 40 елітнихавтомобілів.</text:p>
      <text:p text:style-name="P4">
На підставі зібраних доказів організатору злочинної схеми повідомлено пропідозру за трьома статтями Кримінального кодексу України.</text:p>
      <text:p text:style-name="P4">
<text:span text:style-name="T4">
Читайте також:</text:span>
 <text:a xlink:type="simple" xlink:href="https://www.ukrinform.ua/rubric-economy/3697454-vlasnik-merezi-kfc-ta-pizza-hut-ostatocno-prodav-biznes-u-rosii.html" text:style-name="Internet_20_link" text:visited-style-name="Visited_20_Internet_20_Link">
 <text:span text:style-name="T4">
бізнес</text:span>
 <text:span text:style-name="T4">
росії</text:span>
 </text:a>
</text:p>
      <text:p text:style-name="P4">
Як повідомляв Укрінформ, за матеріалами Служби безпеки України арештовано новіактиви проросійського олігарха Вадима Новинського, який причетний допособництва країні-агресору загальною вартістю понад ₴10,5 мільярда.</text:p>
      <text:p text:style-name="P4">
<text:span text:style-name="T5">
Фото: СБУ</text:span>
</text:p>
      <text:p text:style-name="P4">
Source: <text:a xlink:type="simple" xlink:href="https://www.ukrinform.ua/rubric-regions/3705655-sbu-vikrila-lvivskogo-biznesmena-akij-postacav-do-rf-rollsrojsi-ta-majbahi.html" text:style-name="Internet_20_link" text:visited-style-name="Visited_20_Internet_20_Link">
https://www.ukrinform.ua/rubric-regions/3705655-sbu-vikrila-lvivskogo-biznesmena-akij-postacav-do-rf-rollsrojsi-ta-majbahi.html</text:a>
</text:p>
      <!--NEWS-->
      <text:h text:style-name="P10" text:outline-level="1">
<text:span text:style-name="T4">
Zhytomyr, Zhytomyrska Oblast(21:22). Red Alert: aerial threat. Sirens sounding. Take cover now!</text:span>
</text:h>
      <text:p text:style-name="P4">
Authors: liveuamap (Language: en)</text:p>
      <text:p text:style-name="P4">
Time: 2023-05-06T15:23:00</text:p>
      <text:p text:style-name="P4">
Location: Zhytomyr (Latitude:50.26487000 Longtitude:28.67669000)</text:p>
      <text:p text:style-name="P4">
Videos: []</text:p>
      <text:p text:style-name="P4">
Images: []</text:p>
      <text:p text:style-name="P4">
Tags: ["Europe", "Central and Eastern Europe"]</text:p>
      <text:p text:style-name="P4">
ID: 22560962</text:p>
      <!--METADATA-->
      <text:p text:style-name="P4">
Zhytomyr, Zhytomyrska Oblast(21:22). Red Alert: aerial threat. Sirenssounding. Take cover now!</text:p>
      <text:p text:style-name="P4">
News Collection Link: <text:a xlink:type="simple" xlink:href="https://liveuamap.com/en/2023/06-may-zhytomyr-zhytomyrska-oblast2122-red-alg" text:style-name="Internet_20_link" text:visited-style-name="Visited_20_Internet_20_Link">
https://liveuamap.com/en/2023/06-may-zhytomyr-zhytomyrska-oblast2122-red-alg</text:a>
</text:p>
      <text:p text:style-name="P4">
Source: <text:a xlink:type="simple" xlink:href="https://t.me/air_alert_ua/44596" text:style-name="Internet_20_link" text:visited-style-name="Visited_20_Internet_20_Link">
https://t.me/air_alert_ua/44596</text:a>
</text:p>
      <!--NEWS-->
      <text:h text:style-name="P10" text:outline-level="1">
<text:span text:style-name="T4">
Chernihivska Oblast(21:23). Red Alert: aerial threat. Sirens sounding. Take cover now!</text:span>
</text:h>
      <text:p text:style-name="P4">
Authors: liveuamap (Language: en)</text:p>
      <text:p text:style-name="P4">
Time: 2023-05-06T15:24:00</text:p>
      <text:p text:style-name="P4">
Location: Chernihivska Oblast (Latitude:51.33333000 Longtitude:32.00000000)</text:p>
      <text:p text:style-name="P4">
Videos: []</text:p>
      <text:p text:style-name="P4">
Images: []</text:p>
      <text:p text:style-name="P4">
Tags: ["Europe", "Central and Eastern Europe"]</text:p>
      <text:p text:style-name="P4">
ID: 22560963</text:p>
      <!--METADATA-->
      <text:p text:style-name="P4">
Chernihivska Oblast(21:23). Red Alert: aerial threat. Sirens sounding. Takecover now!</text:p>
      <text:p text:style-name="P4">
News Collection Link: <text:a xlink:type="simple" xlink:href="https://liveuamap.com/en/2023/06-may-chernihivska-oblast2123-red-alert-aerig" text:style-name="Internet_20_link" text:visited-style-name="Visited_20_Internet_20_Link">
https://liveuamap.com/en/2023/06-may-chernihivska-oblast2123-red-alert-aerig</text:a>
</text:p>
      <text:p text:style-name="P4">
Source: <text:a xlink:type="simple" xlink:href="https://t.me/suspilnechernihiv/18332" text:style-name="Internet_20_link" text:visited-style-name="Visited_20_Internet_20_Link">
https://t.me/suspilnechernihiv/18332</text:a>
</text:p>
      <!--NEWS-->
      <text:h text:style-name="P10" text:outline-level="1">
<text:span text:style-name="T4">
Kyiv Oblast(21:23). Red Alert: aerial threat. Sirens sounding. Take cover now!</text:span>
</text:h>
      <text:p text:style-name="P4">
Authors: liveuamap (Language: en)</text:p>
      <text:p text:style-name="P4">
Time: 2023-05-06T15:25:00</text:p>
      <text:p text:style-name="P4">
Location: Kyiv Oblast (Latitude:50.24018000 Longtitude:30.23163000)</text:p>
      <text:p text:style-name="P4">
Videos: []</text:p>
      <text:p text:style-name="P4">
Images: []</text:p>
      <text:p text:style-name="P4">
Tags: ["Europe", "Central and Eastern Europe"]</text:p>
      <text:p text:style-name="P4">
ID: 22560965</text:p>
      <!--METADATA-->
      <text:p text:style-name="P4">
Kyiv Oblast(21:23). Red Alert: aerial threat. Sirens sounding. Take cover now!</text:p>
      <text:p text:style-name="P4">
News Collection Link: <text:a xlink:type="simple" xlink:href="https://liveuamap.com/en/2023/06-may-kyiv-oblast2123-red-alert-aerial-threag" text:style-name="Internet_20_link" text:visited-style-name="Visited_20_Internet_20_Link">
https://liveuamap.com/en/2023/06-may-kyiv-oblast2123-red-alert-aerial-threag</text:a>
</text:p>
      <text:p text:style-name="P4">
Source: <text:a xlink:type="simple" xlink:href="https://t.me/air_alert_ua/44597" text:style-name="Internet_20_link" text:visited-style-name="Visited_20_Internet_20_Link">
https://t.me/air_alert_ua/44597</text:a>
</text:p>
      <!--NEWS-->
      <text:h text:style-name="P10" text:outline-level="1">
<text:span text:style-name="T4">
У Британії коронували Чарльза III</text:span>
</text:h>
      <text:p text:style-name="P4">
Authors: Ukrinform (Person)</text:p>
      <text:p text:style-name="P4">
Publisher: Укринформ (Organization)</text:p>
      <text:p text:style-name="P4">
Published Time: 2023-05-06T15:34:00+03:00</text:p>
      <text:p text:style-name="P4">
Modified Time: 2023-05-06T15:34:00+03:00</text:p>
      <text:p text:style-name="P4">
Description: Британського монарха Чарльза III коронували у Вестмінстерському абатстві в суботу під час першої за останні сімдесят років подібної церемонії. — Укрінформ.</text:p>
      <text:p text:style-name="P4">
Images: ["<text:a xlink:type="simple" xlink:href="https://static.ukrinform.com/photos/2023_05/thumb_files/630_360_1683376852-808.jpg" text:style-name="Internet_20_link" text:visited-style-name="Visited_20_Internet_20_Link">
630_360_16833...</text:a>
"]</text:p>
      <text:p text:style-name="P4">
Tags: ['Британія', 'Чарльз ІІІ', 'Коронація']</text:p>
      <text:p text:style-name="P4">
Type: Article</text:p>
      <!--METADATA-->
      <text:p text:style-name="P4">
<draw:frame draw:style-name="fr1" draw:name="Image177" text:anchor-type="as-char" svg:width="6.9236in" svg:height="3.956343in" draw:z-index="0">
<draw:image xlink:href="../Images/yкринформ/2023-05-06T15-34-00-03-00/630_360_1683376852-808.jpg" xlink:type="simple" xlink:show="embed" xlink:actuate="onLoad" draw:mime-type="image/jpeg"/>
</draw:frame>
Британського монарха Чарльза III коронували у Вестмінстерському абатстві всуботу під час першої за останні сімдесят років подібної церемонії.</text:p>
      <text:p text:style-name="P4">
Як передає Укрінформ, про це повідомляє <text:a xlink:type="simple" xlink:href="https://twitter.com/RoyalCentral/status/1654804871772618752" text:style-name="Internet_20_link" text:visited-style-name="Visited_20_Internet_20_Link">
</text:a>
.</text:p>
      <text:p text:style-name="P4">
У ході урочистої церемонії архієпископ Кентерберійський Джастін Велбі –духовний лідер англіканської церкви, яку очолює <text:a xlink:type="simple" xlink:href="https://www.ukrinform.ua/tag-britania" text:style-name="Internet_20_link" text:visited-style-name="Visited_20_Internet_20_Link">
</text:a>
 монарх – поклав корону СвятогоЕдуарда на голову Чарльза III.</text:p>
      <text:p text:style-name="Quotations">

<text:p text:style-name="P4">
The Archbishop of Canterbury crowns King Charles III.  &gt;
  &gt;
  Cries of God Save The King fill Westminster Abbey. <text:a xlink:type="simple" xlink:href="https://twitter.com/hashtag/Coronation" text:style-name="Internet_20_link" text:visited-style-name="Visited_20_Internet_20_Link">
&gt;
 </text:a>
 <text:a xlink:type="simple" xlink:href="https://t.co/MjCZbE7l3T" text:style-name="Internet_20_link" text:visited-style-name="Visited_20_Internet_20_Link">
&gt;
 </text:a>
&gt;
&gt;
 — Royal Central (@RoyalCentral) <text:a xlink:type="simple" xlink:href="https://twitter.com/RoyalCentral/status/1654804871772618752" text:style-name="Internet_20_link" text:visited-style-name="Visited_20_Internet_20_Link">
&gt;
 </text:a>
</text:p>

</text:p>
      <text:p text:style-name="P4">
<text:span text:style-name="T4">
Читайте також:</text:span>
 <text:a xlink:type="simple" xlink:href="https://www.ukrinform.ua/rubric-polytics/3705621-zelenska-i-smigal-u-vestminsterskomu-abatstvi-na-ceremonii-koronacii-carlza-iii.html" text:style-name="Internet_20_link" text:visited-style-name="Visited_20_Internet_20_Link">
 <text:span text:style-name="T4">
Чарльз</text:span>
 </text:a>
</text:p>
      <text:p text:style-name="P4">
Як повідомляв <text:a xlink:type="simple" xlink:href="https://www.ukrinform.ua/rubric-world/3705581-ceremonia-koronacii-carlza-iii.html" text:style-name="Internet_20_link" text:visited-style-name="Visited_20_Internet_20_Link">
 </text:a>
 , 6 травня у Вестмінстерському абатстві триваєцеремонія коронації Чарльза III. До Лондона запрошені високі делегації, середних і українська, тоді як російську не запросили.</text:p>
      <text:p text:style-name="P4">
<text:span text:style-name="T5">
Фото: The Royal Family</text:span>
</text:p>
      <text:p text:style-name="P4">
Source: <text:a xlink:type="simple" xlink:href="https://www.ukrinform.ua/rubric-world/3705656-u-britanii-koronuvali-carlza-iii.html" text:style-name="Internet_20_link" text:visited-style-name="Visited_20_Internet_20_Link">
https://www.ukrinform.ua/rubric-world/3705656-u-britanii-koronuvali-carlza-iii.html</text:a>
</text:p>
      <!--NEWS-->
      <text:h text:style-name="P10" text:outline-level="1">
<text:span text:style-name="T4">
Фестиваль інновацій «ІТ-рішення, що змінять Україну» стартує 17 травня</text:span>
</text:h>
      <text:p text:style-name="P4">
Authors: Ukrinform (Person)</text:p>
      <text:p text:style-name="P4">
Publisher: Укринформ (Organization)</text:p>
      <text:p text:style-name="P4">
Published Time: 2023-05-06T15:36:00+03:00</text:p>
      <text:p text:style-name="P4">
Modified Time: 2023-05-06T15:36:00+03:00</text:p>
      <text:p text:style-name="P4">
Description: У Київському національному університеті імені Тараса Шевченка 17 травня розпочнеться Фестиваль інновацій “ІТ-рішення, що змінять Україну”. — Укрінформ.</text:p>
      <text:p text:style-name="P4">
Images: ["<text:a xlink:type="simple" xlink:href="https://static.ukrinform.com/photos/2023_02/thumb_files/630_360_1676289797-474.jpg" text:style-name="Internet_20_link" text:visited-style-name="Visited_20_Internet_20_Link">
630_360_16762...</text:a>
"]</text:p>
      <text:p text:style-name="P4">
Tags: ['Фестиваль', 'IT-технології', 'Міносвіти', 'Стартап']</text:p>
      <text:p text:style-name="P4">
Type: Article</text:p>
      <!--METADATA-->
      <text:p text:style-name="P4">
<draw:frame draw:style-name="fr1" draw:name="Image178" text:anchor-type="as-char" svg:width="6.9236in" svg:height="3.956343in" draw:z-index="0">
<draw:image xlink:href="../Images/yкринформ/2023-05-06T15-36-00-03-00/630_360_1676289797-474.jpg" xlink:type="simple" xlink:show="embed" xlink:actuate="onLoad" draw:mime-type="image/jpeg"/>
</draw:frame>
 УКиївському національному університеті імені Тараса Шевченка 17 травнярозпочнеться Фестиваль інновацій “ІТ-рішення, що змінять Україну”.</text:p>
      <text:p text:style-name="P4">
Як передає Укрінформ, про це повідомляє в <text:a xlink:type="simple" xlink:href="https://t.me/UAmonogram/7709" text:style-name="Internet_20_link" text:visited-style-name="Visited_20_Internet_20_Link">
</text:a>
Міністерство освіти і науки України.</text:p>
      <text:p text:style-name="P4">
Як зазначають у МОН, метою фестивалю є підтримка молодіжних українських ІТ-стартапів, які мають мінімальний продукт або реалізоване <text:a xlink:type="simple" xlink:href="https://www.ukrinform.ua/tag-tehnologii" text:style-name="Internet_20_link" text:visited-style-name="Visited_20_Internet_20_Link">
</text:a>
 , що наблизять перемогу України,допоможуть у її відбудові.</text:p>
      <text:p text:style-name="P4">
Протягом насиченої програми фестивалю на команди чекають нетворкінг ікомунікація з провідними партнерами (ІТ-компаніями, стартапами, експертами)заходу та його учасниками, доступ до глобальної мережі менторів, партнерів,галузевих експертів та стартапів, зворотний зв’язок (фідбек) на ідеї відключових експертів галузі, а також інформація щодо можливостей фінансуванняпроєктів.</text:p>
      <text:p text:style-name="P4">
Крім того, для переможців та учасників заходу підготували цінні подарунки.</text:p>
      <text:p text:style-name="P4">
Фестиваль проходитиме у Червоному корпусі університету за адресою: вул.Володимирська, 60.</text:p>
      <text:p text:style-name="P4">
Зареєструватися для участі можна до 23:59 11 травня.</text:p>
      <text:p text:style-name="P4">
<text:span text:style-name="T4">
Читайте також:</text:span>
 <text:a xlink:type="simple" xlink:href="https://www.ukrinform.ua/rubric-technology/3698334-mincifri-pidpisalo-memorandum-z-techosystem-dla-rozvitku-itindustrii.html" text:style-name="Internet_20_link" text:visited-style-name="Visited_20_Internet_20_Link">
 <text:span text:style-name="T4">
Мінцифри</text:span>
 </text:a>
</text:p>
      <text:p text:style-name="P4">
Як зазначили у МОН, проєкти учасників пройдуть попередній відбір на основізаповнених анкет.</text:p>
      <text:p text:style-name="P4">
Як повідомляв <text:a xlink:type="simple" xlink:href="https://www.ukrinform.ua/rubric-technology/3705565-na-web-summit-2023-predstavili-devat-ukrainskih-startapiv.html" text:style-name="Internet_20_link" text:visited-style-name="Visited_20_Internet_20_Link">
 </text:a>
 , на міжнароднійконференції Web Summit 2023 представили дев'ять українських стартапів.</text:p>
      <text:p text:style-name="P4">
<text:span text:style-name="T5">
Фото: Unsplash</text:span>
</text:p>
      <text:p text:style-name="P4">
Source: <text:a xlink:type="simple" xlink:href="https://www.ukrinform.ua/rubric-technology/3705654-festival-innovacij-itrisenna-so-zminat-ukrainu-startue-17-travna.html" text:style-name="Internet_20_link" text:visited-style-name="Visited_20_Internet_20_Link">
https://www.ukrinform.ua/rubric-technology/3705654-festival-innovacij-itrisenna-so-zminat-ukrainu-startue-17-travna.html</text:a>
</text:p>
      <!--NEWS-->
      <text:h text:style-name="P10" text:outline-level="1">
<text:span text:style-name="T4">
Ramzan Kadyrov asking Puting to withdraw his Akhmat unit from other directions and send them ...</text:span>
</text:h>
      <text:p text:style-name="P4">
Authors: liveuamap (Language: en)</text:p>
      <text:p text:style-name="P4">
Time: 2023-05-06T15:36:59</text:p>
      <text:p text:style-name="P4">
Location: Grozny, Chechenskaya Republits (Latitude:43.31681 Longtitude:45.69197)</text:p>
      <text:p text:style-name="P4">
Videos: []</text:p>
      <text:p text:style-name="P4">
Images: ["<text:a xlink:type="simple" xlink:href="https://liveuamap.com/pics/2023/05/06/22560979_0.jpg" text:style-name="Internet_20_link" text:visited-style-name="Visited_20_Internet_20_Link">
22560979_0.jpg</text:a>
"]</text:p>
      <text:p text:style-name="P4">
Tags: ["Caucasus", "Russia"]</text:p>
      <text:p text:style-name="P4">
ID: 22560979</text:p>
      <!--METADATA-->
      <text:p text:style-name="P4">
Ramzan Kadyrov asking Puting to withdraw his Akhmat unit from other directionsand send them to Bakhmut</text:p>
      <text:p text:style-name="P4">
<draw:frame draw:style-name="fr1" draw:name="Image179" text:anchor-type="as-char" svg:width="6.9in" svg:height="10.0in" draw:z-index="0">
<draw:image xlink:href="../Images/liveuamap/2023-05-06T15-36-59/22560979_0.jpg" xlink:type="simple" xlink:show="embed" xlink:actuate="onLoad" draw:mime-type="image/jpeg"/>
</draw:frame>
</text:p>
      <text:p text:style-name="P4">
News Collection Link: <text:a xlink:type="simple" xlink:href="https://liveuamap.com/en/2023/6-may-ramzan-kadyrov-asking-puting-to-withdraw-his-akhmat" text:style-name="Internet_20_link" text:visited-style-name="Visited_20_Internet_20_Link">
https://liveuamap.com/en/2023/6-may-ramzan-kadyrov-asking-puting-to-withdraw-his-akhmat</text:a>
</text:p>
      <text:p text:style-name="P4">
Source: <text:a xlink:type="simple" xlink:href="https://t.me/rusbrief/114991" text:style-name="Internet_20_link" text:visited-style-name="Visited_20_Internet_20_Link">
https://t.me/rusbrief/114991</text:a>
</text:p>
      <!--NEWS-->
      <text:h text:style-name="P10" text:outline-level="1">
<text:span text:style-name="T4">
Odeska Oblast(21:37). Red Alert: aerial threat. Sirens sounding. Take cover now!</text:span>
</text:h>
      <text:p text:style-name="P4">
Authors: liveuamap (Language: en)</text:p>
      <text:p text:style-name="P4">
Time: 2023-05-06T15:39:00</text:p>
      <text:p text:style-name="P4">
Location: Odeska Oblast (Latitude:46.75000000 Longtitude:30.25000000)</text:p>
      <text:p text:style-name="P4">
Videos: []</text:p>
      <text:p text:style-name="P4">
Images: []</text:p>
      <text:p text:style-name="P4">
Tags: ["Europe", "Central and Eastern Europe"]</text:p>
      <text:p text:style-name="P4">
ID: 22560986</text:p>
      <!--METADATA-->
      <text:p text:style-name="P4">
Odeska Oblast(21:37). Red Alert: aerial threat. Sirens sounding. Take covernow!</text:p>
      <text:p text:style-name="P4">
News Collection Link: <text:a xlink:type="simple" xlink:href="https://liveuamap.com/en/2023/06-may-odeska-oblast2137-red-alert-aerial-thrg" text:style-name="Internet_20_link" text:visited-style-name="Visited_20_Internet_20_Link">
https://liveuamap.com/en/2023/06-may-odeska-oblast2137-red-alert-aerial-thrg</text:a>
</text:p>
      <text:p text:style-name="P4">
Source: <text:a xlink:type="simple" xlink:href="https://t.me/air_alert_ua/44604" text:style-name="Internet_20_link" text:visited-style-name="Visited_20_Internet_20_Link">
https://t.me/air_alert_ua/44604</text:a>
</text:p>
      <!--NEWS-->
      <text:h text:style-name="P10" text:outline-level="1">
<text:span text:style-name="T4">
Increased activity of Russian aviation: Tu-22M3 and Tu-95 bombers airborne</text:span>
</text:h>
      <text:p text:style-name="P4">
Authors: liveuamap (Language: en)</text:p>
      <text:p text:style-name="P4">
Time: 2023-05-06T15:39:57</text:p>
      <text:p text:style-name="P4">
Location: Russia (Latitude:51.86801 Longtitude:36.05713)</text:p>
      <text:p text:style-name="P4">
Videos: []</text:p>
      <text:p text:style-name="P4">
Images: []</text:p>
      <text:p text:style-name="P4">
Tags: ["Central and Eastern Europe", "Russia"]</text:p>
      <text:p text:style-name="P4">
ID: 22560984</text:p>
      <!--METADATA-->
      <text:p text:style-name="P4">
Increased activity of Russian aviation: Tu-22M3 and Tu-95 bombers airborne</text:p>
      <text:p text:style-name="P4">
News Collection Link: <text:a xlink:type="simple" xlink:href="https://liveuamap.com/en/2023/6-may-increased-activity-of-russian-aviation-tu22m3-and-tu95" text:style-name="Internet_20_link" text:visited-style-name="Visited_20_Internet_20_Link">
https://liveuamap.com/en/2023/6-may-increased-activity-of-russian-aviation-tu22m3-and-tu95</text:a>
</text:p>
      <text:p text:style-name="P4">
Source: <text:a xlink:type="simple" xlink:href="https://t.me/huyovy_kharkiv/108536" text:style-name="Internet_20_link" text:visited-style-name="Visited_20_Internet_20_Link">
https://t.me/huyovy_kharkiv/108536</text:a>
</text:p>
      <!--NEWS-->
      <text:h text:style-name="P10" text:outline-level="1">
<text:span text:style-name="T4">
На Донеччині прикордонники не дали росіянам зайняти нові позиції - ворог відступив зі втратами</text:span>
</text:h>
      <text:p text:style-name="P4">
Authors: Ukrinform (Person)</text:p>
      <text:p text:style-name="P4">
Publisher: Укринформ (Organization)</text:p>
      <text:p text:style-name="P4">
Published Time: 2023-05-06T15:51:00+03:00</text:p>
      <text:p text:style-name="P4">
Modified Time: 2023-05-06T15:51:00+03:00</text:p>
      <text:p text:style-name="P4">
Description: У Донецькій області прикордонники завадили спробі російських загарбників зайняти нові позиції та змусили їх відступити з втратами. — Укрінформ.</text:p>
      <text:p text:style-name="P4">
Images: ["<text:a xlink:type="simple" xlink:href="https://static.ukrinform.com/photos/2023_05/thumb_files/630_360_1683377251-355.jpg" text:style-name="Internet_20_link" text:visited-style-name="Visited_20_Internet_20_Link">
630_360_16833...</text:a>
"]</text:p>
      <text:p text:style-name="P4">
Tags: ['Донеччина', 'Прикордонники', 'ЗСУ', 'Російські військові', 'Війна з росією', '#stoprussia']</text:p>
      <text:p text:style-name="P4">
Type: Article</text:p>
      <!--METADATA-->
      <text:p text:style-name="P4">
<draw:frame draw:style-name="fr1" draw:name="Image180" text:anchor-type="as-char" svg:width="6.9236in" svg:height="3.956343in" draw:z-index="0">
<draw:image xlink:href="../Images/yкринформ/2023-05-06T15-51-00-03-00/630_360_1683377251-355.jpg" xlink:type="simple" xlink:show="embed" xlink:actuate="onLoad" draw:mime-type="image/jpeg"/>
</draw:frame>
 УДонецькій області прикордонники завадили спробі російських загарбників зайнятинові позиції та змусили їх відступити з втратами.</text:p>
      <text:p text:style-name="P4">
Як передає Укрінформ, про це Державна прикордонна служба України повідомляє у<text:a xlink:type="simple" xlink:href="https://www.facebook.com/DPSUkraine/posts/pfbid02BjKFJ5pizRcAzwX884RxV9zWqGu611gB1voFfymvVemQ6gpBpJqpWvLFvmZvc4DGl" text:style-name="Internet_20_link" text:visited-style-name="Visited_20_Internet_20_Link">
</text:a>
.</text:p>
      <text:p text:style-name="P4">
“Аеророзвідка та міномет – пекельний тандем для окупантів. Бійці ДПСУ виявилирух загарбників на <text:a xlink:type="simple" xlink:href="https://www.ukrinform.ua/tag-doneccina" text:style-name="Internet_20_link" text:visited-style-name="Visited_20_Internet_20_Link">
 </text:a>
 за допомогоюБПЛА. Під прикриттям лісопосадки окупанти намагалися зайняти нові позиції.Координати ворога передали мінометному розрахунку прикордонників, після чоговлучні постріли змусили противника відступити з втратами” – йдеться уповідомленні.</text:p>
      <text:p text:style-name="P4">
<text:span text:style-name="T4">
Читайте також:</text:span>
 <text:a xlink:type="simple" xlink:href="https://www.ukrinform.ua/rubric-ato/3705488-sili-oboroni-znisili-vze-193-tisaci-770-rosian.html" text:style-name="Internet_20_link" text:visited-style-name="Visited_20_Internet_20_Link">
 <text:span text:style-name="T4">
знищили</text:span>
 </text:a>
</text:p>
      <text:p text:style-name="P4">
Як повідомляв Укрінформ, <text:a xlink:type="simple" xlink:href="https://www.ukrinform.ua/rubric-ato/3705488-sili-oboroni-znisili-vze-193-tisaci-770-rosian.html" text:style-name="Internet_20_link" text:visited-style-name="Visited_20_Internet_20_Link">
 </text:a>
 з 24 лютого 2022 року по 6травня 2023 року ліквідували близько 193 тисяч 770 російських загарбників, прицьому лише за минулу добу - ще 560 осіб.</text:p>
      <text:p text:style-name="P4">
<text:span text:style-name="T5">
Фото: Дердприкордонслужба</text:span>
</text:p>
      <text:p text:style-name="P4">
Source: <text:a xlink:type="simple" xlink:href="https://www.ukrinform.ua/rubric-ato/3705661-na-doneccini-prikordonniki-ne-dali-rosianam-zajnati-novi-pozicii-vorog-vidstupiv-zi-vtratami.html" text:style-name="Internet_20_link" text:visited-style-name="Visited_20_Internet_20_Link">
https://www.ukrinform.ua/rubric-ato/3705661-na-doneccini-prikordonniki-ne-dali-rosianam-zajnati-novi-pozicii-vorog-vidstupiv-zi-vtratami.html</text:a>
</text:p>
      <!--NEWS-->
      <text:h text:style-name="P10" text:outline-level="1">
<text:span text:style-name="T4">
Мінекономіки почало збір коштів на розмінування через United24</text:span>
</text:h>
      <text:p text:style-name="P4">
Authors: Ukrinform (Person)</text:p>
      <text:p text:style-name="P4">
Publisher: Укринформ (Organization)</text:p>
      <text:p text:style-name="P4">
Published Time: 2023-05-06T15:54:00+03:00</text:p>
      <text:p text:style-name="P4">
Modified Time: 2023-05-06T15:54:00+03:00</text:p>
      <text:p text:style-name="P4">
Description: Міністерство економіки розпочало збір коштів на гуманітарне розмінування через фандрейзингову платформу United24. — Укрінформ.</text:p>
      <text:p text:style-name="P4">
Images: ["<text:a xlink:type="simple" xlink:href="https://static.ukrinform.com/photos/2023_01/thumb_files/630_360_1673430511-880.jpg" text:style-name="Internet_20_link" text:visited-style-name="Visited_20_Internet_20_Link">
630_360_16734...</text:a>
"]</text:p>
      <text:p text:style-name="P4">
Tags: ['Мінекономіки', 'Розмінування', 'United24']</text:p>
      <text:p text:style-name="P4">
Type: Article</text:p>
      <!--METADATA-->
      <text:p text:style-name="P4">
<draw:frame draw:style-name="fr1" draw:name="Image181" text:anchor-type="as-char" svg:width="6.9236in" svg:height="3.956343in" draw:z-index="0">
<draw:image xlink:href="../Images/yкринформ/2023-05-06T15-54-00-03-00/630_360_1673430511-880.jpg" xlink:type="simple" xlink:show="embed" xlink:actuate="onLoad" draw:mime-type="image/jpeg"/>
</draw:frame>
Міністерство економіки розпочало збір коштів на гуманітарне розмінування черезфандрейзингову платформу United24.</text:p>
      <text:p text:style-name="P4">
Про це повідомило <text:a xlink:type="simple" xlink:href="https://www.me.gov.ua/News/Detail" text:style-name="Internet_20_link" text:visited-style-name="Visited_20_Internet_20_Link">
 </text:a>
 , передаєУкрінформ.</text:p>
      <text:p text:style-name="P4">
Усі зібрані кошти будуть спрямовані на відкритий відомством спеціальнийрахунок.</text:p>
      <text:p text:style-name="P4">
Як нагадали в Мінекономіки, на сьогодні Україна є однією з найбільшзамінованих країн світу. Через повномасштабне вторгнення російської федераціївибуховими предметами забруднені близько третини території держави.</text:p>
      <text:p text:style-name="P4">
За попередніми оцінками експертів, 10% сільськогосподарських земель непридатнідля використання, що означає постійну загрозу для людських життів, величезнівтрати для економіки та десятиліття на розмінування й відновлення ґрунтів.</text:p>
      <text:p text:style-name="P4">
Повний комплекс робіт з гуманітарного <text:a xlink:type="simple" xlink:href="https://www.ukrinform.ua/tag-rozminuvanna" text:style-name="Internet_20_link" text:visited-style-name="Visited_20_Internet_20_Link">
 </text:a>
 України, за оцінкою Світового банку, коштуватиме 37,4 млрддоларів.</text:p>
      <text:p text:style-name="P4">
Наголошується, що пришвидшити очищення українських територій від наслідківросійського вторгення – один із найважливіших викликів сьогодення.</text:p>
      <text:p text:style-name="P4">
<text:span text:style-name="T4">
Читайте також:</text:span>
 <text:a xlink:type="simple" xlink:href="https://www.ukrinform.ua/rubric-society/3705231-na-united24-zavilisa-dva-novih-napramki-priednalisa-se-pat-ambasadoriv-zelenskij.html" text:style-name="Internet_20_link" text:visited-style-name="Visited_20_Internet_20_Link">
 <text:span text:style-name="T4">
United24</text:span>
 </text:a>
</text:p>
      <text:p text:style-name="P4">
Як зауважила перший віцепрем’єр-міністр – міністр економіки Юлія Свириденко,вибуховими речовинами в Україні забруднені 174 тисячі квадратних кілометрів,що перевищує площу більшої половини країн у світі.</text:p>
      <text:p text:style-name="P4">
"Треба зробити ці території безпечними для життя. Інакше їм загрожуєзнелюднення та занепад. І ми мусимо робити це негайно, бо гинуть люди. Так,кілька днів тому двоє трактористів загинули на полі у Харківській області", —підкреслила вона.</text:p>
      <text:p text:style-name="P4">
За інформацією Свириденко, на сьогодні Україна має десять автомобілів длярозмінування та дві тисячі саперів.</text:p>
      <text:p text:style-name="P4">
"Цього точно недостатньо, щоб продовжити очищати сільськогосподарські землі",— наголосила глава Мінекономіки.</text:p>
      <text:p text:style-name="P4">
Як повідомляв Укрінформ, <text:a xlink:type="simple" xlink:href="https://www.ukrinform.ua/rubric-society/3705231-na-united24-zavilisa-dva-novih-napramki-priednalisa-se-pat-ambasadoriv-zelenskij.html" text:style-name="Internet_20_link" text:visited-style-name="Visited_20_Internet_20_Link">
 </text:a>
 . Першим його амбасадором став філософ іполітичний економіст Френсіс Фукуяма.</text:p>
      <text:p text:style-name="P4">
Source: <text:a xlink:type="simple" xlink:href="https://www.ukrinform.ua/rubric-economy/3705663-minekonomiki-pocalo-zbir-kostiv-na-rozminuvanna-cerez-united24.html" text:style-name="Internet_20_link" text:visited-style-name="Visited_20_Internet_20_Link">
https://www.ukrinform.ua/rubric-economy/3705663-minekonomiki-pocalo-zbir-kostiv-na-rozminuvanna-cerez-united24.html</text:a>
</text:p>
      <!--NEWS-->
      <text:h text:style-name="P10" text:outline-level="1">
<text:span text:style-name="T4">
Explosions were reported in Sumy region after missile launches from Russian jets</text:span>
</text:h>
      <text:p text:style-name="P4">
Authors: liveuamap (Language: en)</text:p>
      <text:p text:style-name="P4">
Time: 2023-05-06T15:54:11</text:p>
      <text:p text:style-name="P4">
Location: Sumy (Latitude:51.6781 Longtitude:34.03301)</text:p>
      <text:p text:style-name="P4">
Videos: []</text:p>
      <text:p text:style-name="P4">
Images: []</text:p>
      <text:p text:style-name="P4">
Tags: ["Europe", "Central and Eastern Europe"]</text:p>
      <text:p text:style-name="P4">
ID: 22560988</text:p>
      <!--METADATA-->
      <text:p text:style-name="P4">
Explosions were reported in Sumy region after missile launches from Russianjets</text:p>
      <text:p text:style-name="P4">
News Collection Link: <text:a xlink:type="simple" xlink:href="https://liveuamap.com/en/2023/6-may-explosions-were-reported-in-sumy-region-after-missile" text:style-name="Internet_20_link" text:visited-style-name="Visited_20_Internet_20_Link">
https://liveuamap.com/en/2023/6-may-explosions-were-reported-in-sumy-region-after-missile</text:a>
</text:p>
      <text:p text:style-name="P4">
Source: <text:a xlink:type="simple" xlink:href="https://t.me/h_chernihiv/11703" text:style-name="Internet_20_link" text:visited-style-name="Visited_20_Internet_20_Link">
https://t.me/h_chernihiv/11703</text:a>
</text:p>
      <!--NEWS-->
      <text:h text:style-name="P10" text:outline-level="1">
<text:span text:style-name="T4">
Україна повернула з російського полону ще 45 захисників «Азовсталі»</text:span>
</text:h>
      <text:p text:style-name="P4">
Authors: Ukrinform (Person)</text:p>
      <text:p text:style-name="P4">
Publisher: Укринформ (Organization)</text:p>
      <text:p text:style-name="P4">
Published Time: 2023-05-06T15:58:00+03:00</text:p>
      <text:p text:style-name="P4">
Modified Time: 2023-05-06T15:58:00+03:00</text:p>
      <text:p text:style-name="P4">
Description: Україна повернула 45 захисників «Азовсталі», які перебували в полоні. — Укрінформ.</text:p>
      <text:p text:style-name="P4">
Images: ["<text:a xlink:type="simple" xlink:href="https://static.ukrinform.com/photos/2023_05/thumb_files/630_360_1683377841-316.jpeg" text:style-name="Internet_20_link" text:visited-style-name="Visited_20_Internet_20_Link">
630_360_16833...</text:a>
"]</text:p>
      <text:p text:style-name="P4">
Tags: ['Азовсталь', 'Обмін', 'ЗСУ', 'Полонені', 'Єрмак', 'Офіс Президента', 'Війна з росією']</text:p>
      <text:p text:style-name="P4">
Type: Article</text:p>
      <!--METADATA-->
      <text:p text:style-name="P4">
<draw:frame draw:style-name="fr1" draw:name="Image182" text:anchor-type="as-char" svg:width="6.9236in" svg:height="3.956343in" draw:z-index="0">
<draw:image xlink:href="../Images/yкринформ/2023-05-06T15-58-00-03-00/630_360_1683377841-316.jpeg" xlink:type="simple" xlink:show="embed" xlink:actuate="onLoad" draw:mime-type="image/jpeg"/>
</draw:frame>
 Українаповернула 45 захисників «Азовсталі», які перебували в полоні.</text:p>
      <text:p text:style-name="P4">
Як передає Укрінформ, про повідомив керівник Офісу Президента Андрій Єрмак у <text:a xlink:type="simple" xlink:href="https://t.me/ermaka2022/2603" text:style-name="Internet_20_link" text:visited-style-name="Visited_20_Internet_20_Link">
</text:a>
 .</text:p>
      <text:p text:style-name="P4">
«Ми повертаємо додому 45 наших людей. Це 42 <text:a xlink:type="simple" xlink:href="https://www.ukrinform.ua/tag-zsu" text:style-name="Internet_20_link" text:visited-style-name="Visited_20_Internet_20_Link">
 </text:a>
 та троє захисниць «Азовсталі». Всі вони - нацгвардійці з підрозділу,створеному 9 років тому на азовських берегах», – зазначив Єрмак.</text:p>
      <text:p text:style-name="P4">
За його словами, серез звільнених 35 рядових і сержантів, 10 офіцерів. «Середних є воїни, які одружилися під час оборони Маріуполя, на «Азовсталі». Також єнаш воїн, який до широкомасштабного вторгнення був у полоні росіян протягом2,5 року, куди потрапив під час Широкинської операції. Згодом він бувзвільнений з полону і одразу повернувся в підрозділ. Повторно потрапив у полонна «Азовсталі» і сьогодні повертається додому», - додав керівник ОфісуПрезидента.</text:p>
      <text:p text:style-name="P4">
<text:span text:style-name="T4">
Читайте також:</text:span>
 <text:a xlink:type="simple" xlink:href="https://www.ukrinform.ua/rubric-society/3701363-lubinec-maemo-okremi-signali-pro-pokrasenna-umov-utrimanna-ukrainskih-vijskovopolonenih.html" text:style-name="Internet_20_link" text:visited-style-name="Visited_20_Internet_20_Link">
 </text:a>
</text:p>
      <text:p text:style-name="P4">
У <text:a xlink:type="simple" xlink:href="https://t.me/Koord_shtab/967" text:style-name="Internet_20_link" text:visited-style-name="Visited_20_Internet_20_Link">
 </text:a>
 з питань поводження з військовополоненимиповідомили, що визволили також учасника вже легендарної «вертолітної» місіїГУР МО з евакуації поранених з «Азовсталі». Евакуаційний гелікоптер, в якомувін перебував, було збито, але воїн зумів вижити. Важко пораненому, йомупогрожували так званим «судом». Тепер військовослужбовець пройде курслікування та реабілітації.</text:p>
      <text:p text:style-name="P4">
Зазначається, що чимало зі звільнених сьогодні військовослужбовців маютьпоранення та серйозні проблеми зі здоров'ям. В Україні їм нададуть всюнеобхідну допомогу, вони пройдуть реабілітацію та отримають усі соціальнівиплати та відповідне грошове забезпечення.</text:p>
      <text:p text:style-name="P4">
<text:span text:style-name="T4">
Читайте також:</text:span>
 <text:a xlink:type="simple" xlink:href="https://www.ukrinform.ua/rubric-ato/3701181-gur-obmin-polonenimi-z-rf-vsih-na-vsih-zavdanna-ake-obovazkovo-bude-vikonane.html" text:style-name="Internet_20_link" text:visited-style-name="Visited_20_Internet_20_Link">
 </text:a>
</text:p>
      <text:p text:style-name="P4">
Єрмак наголосив, що українці - наша найбільша цінність.</text:p>
      <text:p text:style-name="P4">
«Продовжуємо виконання завдання Президента Володимира Зеленського «звільнитивсіх наших людей» разом з Координаційним штабом з питань поводження звійськовополоненими», – заявив Єрмак.</text:p>
      <text:p text:style-name="P4">
Як повідомлялося, від початку повномасштабного вторгнення рф Україна повернулаз російського полону 2005 осіб.</text:p>
      <text:p text:style-name="P4">
Source: <text:a xlink:type="simple" xlink:href="https://www.ukrinform.ua/rubric-ato/3705662-ukraina-povernula-z-rosijskogo-polonu-se-45-zahisnikiv-azovstali.html" text:style-name="Internet_20_link" text:visited-style-name="Visited_20_Internet_20_Link">
https://www.ukrinform.ua/rubric-ato/3705662-ukraina-povernula-z-rosijskogo-polonu-se-45-zahisnikiv-azovstali.html</text:a>
</text:p>
      <!--NEWS-->
      <text:h text:style-name="P10" text:outline-level="1">
<text:span text:style-name="T4">
Ministry of National Defense of Romania: On Friday May 5th, a L410 TURBOLET aircraft belongin...</text:span>
</text:h>
      <text:p text:style-name="P4">
Authors: liveuamap (Language: en)</text:p>
      <text:p text:style-name="P4">
Time: 2023-05-06T16:02:05</text:p>
      <text:p text:style-name="P4">
Location: Black Sea (Latitude:44.44947 Longtitude:30.03662)</text:p>
      <text:p text:style-name="P4">
Videos: []</text:p>
      <text:p text:style-name="P4">
Images: ["<text:a xlink:type="simple" xlink:href="https://liveuamap.com/pics/2023/05/06/22560989_0.png" text:style-name="Internet_20_link" text:visited-style-name="Visited_20_Internet_20_Link">
22560989_0.png</text:a>
"]</text:p>
      <text:p text:style-name="P4">
Tags: ["Russia"]</text:p>
      <text:p text:style-name="P4">
ID: 22560989</text:p>
      <!--METADATA-->
      <text:p text:style-name="P4">
Ministry of National Defense of Romania: On Friday May 5th, a L410 TURBOLETaircraft belonging to the Polish Border Guard, was intercepted at 60 km Eastfrom Romania's airspace, by a Russian Sukhoi Su-35 fighter plane, whileperforming with Romanian Border Police a Frontex routine patrol mission</text:p>
      <text:p text:style-name="P4">
<draw:frame draw:style-name="fr1" draw:name="Image183" text:anchor-type="as-char" svg:width="6.9236in" svg:height="4.15416in" draw:z-index="0">
<draw:image xlink:href="../Images/liveuamap/2023-05-06T16-02-05/22560989_0.png" xlink:type="simple" xlink:show="embed" xlink:actuate="onLoad" draw:mime-type="image/png"/>
</draw:frame>
</text:p>
      <text:p text:style-name="P4">
News Collection Link: <text:a xlink:type="simple" xlink:href="https://liveuamap.com/en/2023/6-may-ministry-of-national-defense-of-romania-on-friday-may" text:style-name="Internet_20_link" text:visited-style-name="Visited_20_Internet_20_Link">
https://liveuamap.com/en/2023/6-may-ministry-of-national-defense-of-romania-on-friday-may</text:a>
</text:p>
      <text:p text:style-name="P4">
Source: <text:a xlink:type="simple" xlink:href="https://twitter.com/MApNRomania/status/1654926793420275712" text:style-name="Internet_20_link" text:visited-style-name="Visited_20_Internet_20_Link">
https://twitter.com/MApNRomania/status/1654926793420275712</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5-06T16:03:00+03:00</text:p>
      <text:p text:style-name="P4">
Modified Time: 2023-05-06T16:03: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84" text:anchor-type="as-char" svg:width="6.9236in" svg:height="3.956343in" draw:z-index="0">
<draw:image xlink:href="../Images/yкринформ/2023-05-06T16-03-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185" text:anchor-type="as-char" svg:width="6.9236in" svg:height="6.9236in" draw:z-index="0">
<draw:image xlink:href="../Images/yкринформ/2023-05-06T16-03-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186" text:anchor-type="as-char" svg:width="6.9236in" svg:height="6.9236in" draw:z-index="0">
<draw:image xlink:href="../Images/yкринформ/2023-05-06T16-03-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КАТЕРИНА ПЕРЕПЕЛИЦЯ, 8 років</text:span>
</text:p>
      <text:p text:style-name="P4">
<draw:frame draw:style-name="fr1" draw:name="Image187" text:anchor-type="as-char" svg:width="6.9236in" svg:height="6.9236in" draw:z-index="0">
<draw:image xlink:href="../Images/yкринформ/2023-05-06T16-03-00-03-00/1659527404-522.jpg" xlink:type="simple" xlink:show="embed" xlink:actuate="onLoad" draw:mime-type="image/jpeg"/>
</draw:frame>
</text:p>
      <text:p text:style-name="P4">
У січні 2022 року 8-річна дівчинка разом зі своїм батьком виїхала з Сумщини напостійне проживання в Харківську область та досі не виходить на зв’язок. Запопередньою інформацією,</text:p>
      <text:p text:style-name="P4">
населений пункт, де мешкає Катя разом зі своїм батьком та бабусею, перебуваєпід</text:p>
      <text:p text:style-name="P4">
тимчасовою окупацією військами рф.</text:p>
      <text:p text:style-name="P4">
Прикмети дитини: виглядає на 9 років, худорлява, русяве волосся, темні очі.</text:p>
      <text:p text:style-name="P4">
Особливі прикмети: носить окуляри.</text:p>
      <text:p text:style-name="P4">
<text:span text:style-name="T4">
АНДРІЙ ОКСЕНЕНКО, 17 років</text:span>
</text:p>
      <text:p text:style-name="P4">
<draw:frame draw:style-name="fr1" draw:name="Image188" text:anchor-type="as-char" svg:width="6.9236in" svg:height="6.9236in" draw:z-index="0">
<draw:image xlink:href="../Images/yкринформ/2023-05-06T16-03-00-03-00/1659527405-491.jpg" xlink:type="simple" xlink:show="embed" xlink:actuate="onLoad" draw:mime-type="image/jpeg"/>
</draw:frame>
</text:p>
      <text:p text:style-name="P4">
В Києві зник 17-річний Андрій Оксененко.</text:p>
      <text:p text:style-name="P4">
Ще 10 липня 2022 року хлопець пішов з дому та назад досі так і не повернувся.Про</text:p>
      <text:p text:style-name="P4">
Андрія досі немає жодних звісток.</text:p>
      <text:p text:style-name="P4">
Прикмети хлопця: виглядає на 19 років, на зріст 180-190 см., худорлявий, темневолосся,</text:p>
      <text:p text:style-name="P4">
сірі очі.</text:p>
      <text:p text:style-name="P4">
<text:span text:style-name="T4">
АНДРІЙ КАДИГРОБ, 13 років</text:span>
</text:p>
      <text:p text:style-name="P4">
<draw:frame draw:style-name="fr1" draw:name="Image189" text:anchor-type="as-char" svg:width="6.9236in" svg:height="6.9236in" draw:z-index="0">
<draw:image xlink:href="../Images/yкринформ/2023-05-06T16-03-00-03-00/1659527406-839.jpg" xlink:type="simple" xlink:show="embed" xlink:actuate="onLoad" draw:mime-type="image/jpeg"/>
</draw:frame>
</text:p>
      <text:p text:style-name="P4">
Допоможіть знайти 13-річного Андрія Кадигроба, який зник на Кіровоградщині!</text:p>
      <text:p text:style-name="P4">
21 липня 2022 року хлопець пішов з дому в ліс у с. Роздолля та до теперішньогочасу</text:p>
      <text:p text:style-name="P4">
назад так і не повернувся. Де він зараз - невідомо.</text:p>
      <text:p text:style-name="P4">
Прикмети дитини: виглядає на 13-14 років, на зріст 140 см., худорлявий, темневолосся.</text:p>
      <text:p text:style-name="P4">
Одяг: біла футболка, чорні штани, сині шльопанці.</text:p>
      <text:p text:style-name="P4">
<text:span text:style-name="T4">
ЄЛИЗАВЕТА МАНДИЧ, 16 років</text:span>
</text:p>
      <text:p text:style-name="P4">
<draw:frame draw:style-name="fr1" draw:name="Image190" text:anchor-type="as-char" svg:width="6.9236in" svg:height="6.9236in" draw:z-index="0">
<draw:image xlink:href="../Images/yкринформ/2023-05-06T16-03-00-03-00/1659948836-620.jpg" xlink:type="simple" xlink:show="embed" xlink:actuate="onLoad" draw:mime-type="image/jpeg"/>
</draw:frame>
</text:p>
      <text:p text:style-name="P4">
Ще 25 травня 2022 року дівчина зникла у смт. Ківшарівка на Харківщині.</text:p>
      <text:p text:style-name="P4">
Прикмети дитини: виглядає на 17 років, на зріст 158 см., худорлява, русявеволосся, сіро-зелені очі.</text:p>
      <text:p text:style-name="P4">
Особливі прикмети: носить окуляри.</text:p>
      <text:p text:style-name="P4">
<text:span text:style-name="T4">
МИКОЛА ГРИГОР'ЄВ, 17 років</text:span>
</text:p>
      <text:p text:style-name="P4">
<draw:frame draw:style-name="fr1" draw:name="Image191" text:anchor-type="as-char" svg:width="6.9236in" svg:height="6.9236in" draw:z-index="0">
<draw:image xlink:href="../Images/yкринформ/2023-05-06T16-03-00-03-00/1659948835-931.jpg" xlink:type="simple" xlink:show="embed" xlink:actuate="onLoad" draw:mime-type="image/jpeg"/>
</draw:frame>
</text:p>
      <text:p text:style-name="P4">
28 липня 2022 року хлопець пішов з дому у с. Гульск на Житомирщині та дотеперішнього часу назад так і не повернувся.</text:p>
      <text:p text:style-name="P4">
Прикмети: виглядає на 17 років, на зріст 170 см., худорлявий, світле короткеволосся.</text:p>
      <text:p text:style-name="P4">
Одяг: чорна футболка, сині шорти, чорні кросівки.</text:p>
      <text:p text:style-name="P4">
<draw:frame draw:style-name="fr1" draw:name="Image192" text:anchor-type="as-char" svg:width="6.9236in" svg:height="6.9236in" draw:z-index="0">
<draw:image xlink:href="../Images/yкринформ/2023-05-06T16-03-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draw:frame draw:style-name="fr1" draw:name="Image193" text:anchor-type="as-char" svg:width="6.9236in" svg:height="6.9236in" draw:z-index="0">
<draw:image xlink:href="../Images/yкринформ/2023-05-06T16-03-00-03-00/1668596592-605.jpg" xlink:type="simple" xlink:show="embed" xlink:actuate="onLoad" draw:mime-type="image/jpeg"/>
</draw:frame>
</text:p>
      <text:p text:style-name="P4">
8-річна Маргарита Мітюніна безвісти зникла на Херсонщині.</text:p>
      <text:p text:style-name="P4">
10 жовтня 2022 року дівчинка зникла у с. Червоний Маяк. За останньоюінформацією її могли вивезти до Криму.</text:p>
      <text:p text:style-name="P4">
<draw:frame draw:style-name="fr1" draw:name="Image194" text:anchor-type="as-char" svg:width="6.9236in" svg:height="6.9236in" draw:z-index="0">
<draw:image xlink:href="../Images/yкринформ/2023-05-06T16-03-00-03-00/1668596592-112.jpg" xlink:type="simple" xlink:show="embed" xlink:actuate="onLoad" draw:mime-type="image/jpeg"/>
</draw:frame>
</text:p>
      <text:p text:style-name="Horizontal_20_Line"/>
      <text:p text:style-name="P4">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Енергоатом спростував заяви роспропу про зупинку роботи всіх блоків ЗАЕС</text:span>
</text:h>
      <text:p text:style-name="P4">
Authors: Ukrinform (Person)</text:p>
      <text:p text:style-name="P4">
Publisher: Укринформ (Organization)</text:p>
      <text:p text:style-name="P4">
Published Time: 2023-05-06T16:06:00+03:00</text:p>
      <text:p text:style-name="P4">
Modified Time: 2023-05-06T16:06:00+03:00</text:p>
      <text:p text:style-name="P4">
Description: Заяви проросійських пропагандистських ресурсів про зупинку роботи всіх блоків Запорізької АЕС не відповідають дійсності, змін у роботі станції немає. — Укрінформ.</text:p>
      <text:p text:style-name="P4">
Images: ["<text:a xlink:type="simple" xlink:href="https://static.ukrinform.com/photos/2020_05/thumb_files/630_360_1589906244-994.jpg" text:style-name="Internet_20_link" text:visited-style-name="Visited_20_Internet_20_Link">
630_360_15899...</text:a>
"]</text:p>
      <text:p text:style-name="P4">
Tags: ['Енергоатом', 'Окупація', 'Пропаганда', 'росія', 'Запорізька АЕС']</text:p>
      <text:p text:style-name="P4">
Type: Article</text:p>
      <!--METADATA-->
      <text:p text:style-name="P4">
<draw:frame draw:style-name="fr1" draw:name="Image195" text:anchor-type="as-char" svg:width="6.9236in" svg:height="3.956343in" draw:z-index="0">
<draw:image xlink:href="../Images/yкринформ/2023-05-06T16-06-00-03-00/630_360_1589906244-994.jpg" xlink:type="simple" xlink:show="embed" xlink:actuate="onLoad" draw:mime-type="image/jpeg"/>
</draw:frame>
 Заявипроросійських пропагандистських ресурсів про зупинку роботи всіх блоківЗапорізької АЕС не відповідають дійсності, змін у роботі станції немає.</text:p>
      <text:p text:style-name="P4">
Як передає Укрінформ, про це повідомляє НАЕК «Енергоатом» у <text:a xlink:type="simple" xlink:href="https://t.me/energoatom_ua/12993" text:style-name="Internet_20_link" text:visited-style-name="Visited_20_Internet_20_Link">
</text:a>
</text:p>
      <text:p text:style-name="P4">
«Заяви проросійських пропагандистських інформаційних ресурсів щодо повноїзупинки роботи Запорізької атомної електростанції не відповідають дійсності»,– йдеться у повідомленні.</text:p>
      <text:p text:style-name="P4">
Зазначається, що станом на 6 травня змін в роботі захопленої рашистамиЗапорізької атомної електростанції немає. Станція не виробляє електричнуенергію, натомість споживає її з української енергосистеми для забезпеченнявласних потреб. П’ять енергоблоків <text:a xlink:type="simple" xlink:href="https://www.ukrinform.ua/tag-zaporizka-aes" text:style-name="Internet_20_link" text:visited-style-name="Visited_20_Internet_20_Link">
 </text:a>
 наразі перебувають у стані холодного зупину, 5-й енергоблок – у станігарячого зупину.</text:p>
      <text:p text:style-name="P4">
<text:span text:style-name="T4">
Читайте також:</text:span>
 <text:a xlink:type="simple" xlink:href="https://www.ukrinform.ua/rubric-ato/3704742-prakticno-v-usih-turbinnih-zalah-zaes-rosiani-rozmistili-vibuhivku-ekspert.html" text:style-name="Internet_20_link" text:visited-style-name="Visited_20_Internet_20_Link">
 <text:span text:style-name="T4">
ЗАЕС</text:span>
 </text:a>
</text:p>
      <text:p text:style-name="P4">
Як повідомлялося, раніше <text:a xlink:type="simple" xlink:href="https://www.ukrinform.ua/rubric-ato/3705635-zagarbniki-povidomili-pro-zupinku-vsih-energoblokiv-zaes-fedorov.html" text:style-name="Internet_20_link" text:visited-style-name="Visited_20_Internet_20_Link">
 </text:a>
</text:p>
      <text:p text:style-name="P4">
Source: <text:a xlink:type="simple" xlink:href="https://www.ukrinform.ua/rubric-economy/3705666-energoatom-sprostuvav-zaavi-rospropu-pro-zupinku-roboti-vsih-blokiv-zaes.html" text:style-name="Internet_20_link" text:visited-style-name="Visited_20_Internet_20_Link">
https://www.ukrinform.ua/rubric-economy/3705666-energoatom-sprostuvav-zaavi-rospropu-pro-zupinku-roboti-vsih-blokiv-zaes.html</text:a>
</text:p>
      <!--NEWS-->
      <text:h text:style-name="P10" text:outline-level="1">
<text:span text:style-name="T4">
В Ірані стратили підозрюваного у нападі на військовий парад у 2018 році</text:span>
</text:h>
      <text:p text:style-name="P4">
Authors: Ukrinform (Person)</text:p>
      <text:p text:style-name="P4">
Publisher: Укринформ (Organization)</text:p>
      <text:p text:style-name="P4">
Published Time: 2023-05-06T16:24:00+03:00</text:p>
      <text:p text:style-name="P4">
Modified Time: 2023-05-06T16:24:00+03:00</text:p>
      <text:p text:style-name="P4">
Description: В Ірані стратили стратили іранця з шведським громадянством - Хабіба Чааба, якого звинувачують у причетності до смертельного нападу на військовий парад у 2018 році. — Укрінформ.</text:p>
      <text:p text:style-name="P4">
Images: ["<text:a xlink:type="simple" xlink:href="https://static.ukrinform.com/photos/2023_05/thumb_files/630_360_1683379449-731.jpg" text:style-name="Internet_20_link" text:visited-style-name="Visited_20_Internet_20_Link">
630_360_16833...</text:a>
"]</text:p>
      <text:p text:style-name="P4">
Tags: ['Іран', 'Напад', 'Парад', 'Страта']</text:p>
      <text:p text:style-name="P4">
Type: Article</text:p>
      <!--METADATA-->
      <text:p text:style-name="P4">
<draw:frame draw:style-name="fr1" draw:name="Image196" text:anchor-type="as-char" svg:width="6.9236in" svg:height="3.956343in" draw:z-index="0">
<draw:image xlink:href="../Images/yкринформ/2023-05-06T16-24-00-03-00/630_360_1683379449-731.jpg" xlink:type="simple" xlink:show="embed" xlink:actuate="onLoad" draw:mime-type="image/jpeg"/>
</draw:frame>
 В Іраністратили стратили іранця з шведським громадянством - Хабіба Чааба, якогозвинувачують у причетності до смертельного нападу на військовий парад у 2018році.</text:p>
      <text:p text:style-name="P4">
Як передає Укрінформ, про це повідомляє <text:a xlink:type="simple" xlink:href="https://www.bbc.com/news/world-middle-east-65507083" text:style-name="Internet_20_link" text:visited-style-name="Visited_20_Internet_20_Link">
 </text:a>
 .</text:p>
      <text:p text:style-name="P4">
Хабіб Чааб вважається засновником сепаратистської організації, яка закликає донезалежності етнічних арабів у південно-західній провінції Хузестан в Ірані.</text:p>
      <text:p text:style-name="P4">
У багатій на нафту провінції Хузестан проживає велика арабська меншина, якавже давно скаржиться на маргіналізацію та дискримінацію, офіційний Тегеран цезаперечує.</text:p>
      <text:p text:style-name="P4">
Чааб проживав у вигнанні в Швеції протягом десяти років, поки його не викралиіранські силовики в Туреччині у 2020 році.</text:p>
      <text:p text:style-name="P4">
Міністр закордонних справ Швеції Тобіас Більстром заявив, що його урядзакликав владу Ірану не <text:a xlink:type="simple" xlink:href="https://www.ukrinform.ua/tag-strata" text:style-name="Internet_20_link" text:visited-style-name="Visited_20_Internet_20_Link">
 </text:a>
 Чааба.</text:p>
      <text:p text:style-name="P4">
<text:span text:style-name="T4">
Читайте також:</text:span>
 <text:a xlink:type="simple" xlink:href="https://www.ukrinform.ua/rubric-world/3683451-iranski-siloviki-katuvali-nepovnolitnih-demonstrantiv-amnesty.html" text:style-name="Internet_20_link" text:visited-style-name="Visited_20_Internet_20_Link">
 </text:a>
</text:p>
      <text:p text:style-name="P4">
«Смертна кара є нелюдським та незворотним покаранням, і Швеція разом з рештоюЄС засуджує її застосування за будь-яких обставин», - сказав він.</text:p>
      <text:p text:style-name="P4">
Влада Ірану звинуватила Чааба в керівництві групою Харакат аль-Нідал, абоАрабським рухом боротьби за звільнення Ахваза, яку Іран вважає терористичноюорганізацією, що стоїть за низкою нападів на південному заході країни.</text:p>
      <text:p text:style-name="P4">
У 2018 році під час нападу на військовий парад у місті Ахваз озброєні людивідкрили вогонь по військових іранської Революційної гвардії, убивши 25 осіб,включаючи солдатів і цивільних, які спостерігали за парадом.</text:p>
      <text:p text:style-name="P4">
<text:span text:style-name="T5">
Фото: Getty Images</text:span>
</text:p>
      <text:p text:style-name="P4">
Source: <text:a xlink:type="simple" xlink:href="https://www.ukrinform.ua/rubric-world/3705674-v-irani-stratili-pidozruvanogo-u-napadi-na-vijskovij-parad-u-2018-roci.html" text:style-name="Internet_20_link" text:visited-style-name="Visited_20_Internet_20_Link">
https://www.ukrinform.ua/rubric-world/3705674-v-irani-stratili-pidozruvanogo-u-napadi-na-vijskovij-parad-u-2018-roci.html</text:a>
</text:p>
      <!--NEWS-->
      <text:h text:style-name="P10" text:outline-level="1">
<text:span text:style-name="T4">
У Каннах покажуть 3D-кінематографічну виставку про захоплення росіянами Київщини</text:span>
</text:h>
      <text:p text:style-name="P4">
Authors: Ukrinform (Person)</text:p>
      <text:p text:style-name="P4">
Publisher: Укринформ (Organization)</text:p>
      <text:p text:style-name="P4">
Published Time: 2023-05-06T16:39:00+03:00</text:p>
      <text:p text:style-name="P4">
Modified Time: 2023-05-06T16:39:00+03:00</text:p>
      <text:p text:style-name="P4">
Description: На Каннському кінофестивалі 18 травня відбудеться презентація 3D-кінематографічної виставки MURALS про захоплення російськими загарбниками Київської області. — Укрінформ.</text:p>
      <text:p text:style-name="P4">
Images: ["<text:a xlink:type="simple" xlink:href="https://static.ukrinform.com/photos/2020_03/thumb_files/630_360_1584657097-592.jpg" text:style-name="Internet_20_link" text:visited-style-name="Visited_20_Internet_20_Link">
630_360_15846...</text:a>
"]</text:p>
      <text:p text:style-name="P4">
Tags: ['Каннський кінофестиваль', 'Виставка', 'Київщина', 'МКІП ', 'Війна з росією']</text:p>
      <text:p text:style-name="P4">
Type: Article</text:p>
      <!--METADATA-->
      <text:p text:style-name="P4">
<draw:frame draw:style-name="fr1" draw:name="Image197" text:anchor-type="as-char" svg:width="6.9236in" svg:height="3.956343in" draw:z-index="0">
<draw:image xlink:href="../Images/yкринформ/2023-05-06T16-39-00-03-00/630_360_1584657097-592.jpg" xlink:type="simple" xlink:show="embed" xlink:actuate="onLoad" draw:mime-type="image/jpeg"/>
</draw:frame>
 НаКаннському кінофестивалі 18 травня відбудеться презентація3D-кінематографічної виставки MURALS про захоплення російськими загарбникамиКиївської області.</text:p>
      <text:p text:style-name="P4">
Як передає Укрінформ, про це Міністерство культури та інформаційної політикиУкраїни повідомило в <text:a xlink:type="simple" xlink:href="https://t.me/mkipu/5914" text:style-name="Internet_20_link" text:visited-style-name="Visited_20_Internet_20_Link">
 </text:a>
 , опублікувавши офіційнийтизер виставки.</text:p>
      <text:p text:style-name="P4">
"18 травня у <text:a xlink:type="simple" xlink:href="https://www.ukrinform.ua/tag-kannskij-kinofestival" text:style-name="Internet_20_link" text:visited-style-name="Visited_20_Internet_20_Link">
 </text:a>
 Українапрезентує унікальний цифровий культурний проєкт – захоплюючу3D-кінематографічну виставку MURALS про окупацію Київської області черезпризму малюнків Бенксі на розбомблених житлових будинках", – ідеться вповідомленні.</text:p>
      <text:p text:style-name="P4">
За інформацією МКІП, прем’єра відбудеться на Cannes Next – інноваційнійплатформі Marché du Film, яка досліджує майбутнє кіно та розважальногобізнесу.</text:p>
      <text:p text:style-name="P4">
<text:span text:style-name="T4">
Читайте також:</text:span>
 <text:a xlink:type="simple" xlink:href="https://www.ukrinform.ua/rubric-culture/3700632-u-kannah-pokazut-film-zvidki-kudi-pro-evakuaciu-z-nebezpecnih-teritorij-ukraini.html" text:style-name="Internet_20_link" text:visited-style-name="Visited_20_Internet_20_Link">
 </text:a>
</text:p>
      <text:p text:style-name="P4">
Як повідомлялося, цьогоріч Каннський кінофестиваль проходитиме з 16 до 27травня. Відкриє його історична драма "Фаворитка" (Jeanne Du Barry), одну зголовних ролей в якій зірав Джонні Депп.</text:p>
      <text:p text:style-name="P4">
Також на фестивалі в Каннах відбудеться <text:a xlink:type="simple" xlink:href="https://www.ukrinform.ua/rubric-culture/3701247-svitova-premera-polskoukrainskoi-korotkometrazki-ak-ce-bulo-vidbudetsa-u-kannah.html" text:style-name="Internet_20_link" text:visited-style-name="Visited_20_Internet_20_Link">
 </text:a>
 короткометражної польсько-української драми "Як цебуло".</text:p>
      <text:p text:style-name="P4">
Source: <text:a xlink:type="simple" xlink:href="https://www.ukrinform.ua/rubric-culture/3705677-u-kannah-pokazut-3dkinematograficnu-vistavku-pro-zahoplenna-rosianami-kiivsini.html" text:style-name="Internet_20_link" text:visited-style-name="Visited_20_Internet_20_Link">
https://www.ukrinform.ua/rubric-culture/3705677-u-kannah-pokazut-3dkinematograficnu-vistavku-pro-zahoplenna-rosianami-kiivsini.html</text:a>
</text:p>
      <!--NEWS-->
      <text:h text:style-name="P10" text:outline-level="1">
<text:span text:style-name="T4">
На Харківщині тракторист підірвався на міні</text:span>
</text:h>
      <text:p text:style-name="P4">
Authors: Ukrinform (Person)</text:p>
      <text:p text:style-name="P4">
Publisher: Укринформ (Organization)</text:p>
      <text:p text:style-name="P4">
Published Time: 2023-05-06T16:49:00+03:00</text:p>
      <text:p text:style-name="P4">
Modified Time: 2023-05-06T16:49:00+03:00</text:p>
      <text:p text:style-name="P4">
Description: У Харківській області в суботу, 6 травня, тракторист наїхав на протитанкову міну. — Укрінформ.</text:p>
      <text:p text:style-name="P4">
Images: ["<text:a xlink:type="simple" xlink:href="https://static.ukrinform.com/photos/2023_05/thumb_files/630_360_1683380895-474.jpg" text:style-name="Internet_20_link" text:visited-style-name="Visited_20_Internet_20_Link">
630_360_16833...</text:a>
"]</text:p>
      <text:p text:style-name="P4">
Tags: ['Міна', 'Вибух', 'Харківщина', 'Війна з росією']</text:p>
      <text:p text:style-name="P4">
Type: Article</text:p>
      <!--METADATA-->
      <text:p text:style-name="P4">
<draw:frame draw:style-name="fr1" draw:name="Image198" text:anchor-type="as-char" svg:width="6.9236in" svg:height="3.956343in" draw:z-index="0">
<draw:image xlink:href="../Images/yкринформ/2023-05-06T16-49-00-03-00/630_360_1683380895-474.jpg" xlink:type="simple" xlink:show="embed" xlink:actuate="onLoad" draw:mime-type="image/jpeg"/>
</draw:frame>
 УХарківській області в суботу, 6 травня, тракторист наїхав на протитанковуміну.</text:p>
      <text:p text:style-name="P4">
Як передає Укрінформ, про це Державна служба з надзвичайних ситуаційповідомила в <text:a xlink:type="simple" xlink:href="https://t.me/dsns_telegram/16554" text:style-name="Internet_20_link" text:visited-style-name="Visited_20_Internet_20_Link">
 </text:a>
 .</text:p>
      <text:p text:style-name="P4">
Подія сталася на полі неподалік від села Затишшя Харківського району.Унаслідок <text:a xlink:type="simple" xlink:href="https://www.ukrinform.ua/tag-vibuh" text:style-name="Internet_20_link" text:visited-style-name="Visited_20_Internet_20_Link">
 </text:a>
 43-річний чоловік зазнавтравм і був госпіталізований.</text:p>
      <text:p text:style-name="P4">
<text:span text:style-name="T4">
Читайте також:</text:span>
 <text:a xlink:type="simple" xlink:href="https://www.ukrinform.ua/rubric-regions/3705374-u-berislavskomu-rajoni-na-vorozij-mini-pidirvavsa-traktorist.html" text:style-name="Internet_20_link" text:visited-style-name="Visited_20_Internet_20_Link">
 <text:span text:style-name="T4">
підірвався</text:span>
 </text:a>
</text:p>
      <text:p text:style-name="P4">
Як повідомляв <text:a xlink:type="simple" xlink:href="https://www.ukrinform.ua/rubric-regions/3705577-na-kiivsini-traktorist-pidirvavsa-na-protitankovij-mini.html" text:style-name="Internet_20_link" text:visited-style-name="Visited_20_Internet_20_Link">
 </text:a>
 , у Київській області напротитанковій міні підірвався водій агрофірми.</text:p>
      <text:p text:style-name="P4">
<text:span text:style-name="T5">
Фото: ДСНС</text:span>
</text:p>
      <text:p text:style-name="P4">
Source: <text:a xlink:type="simple" xlink:href="https://www.ukrinform.ua/rubric-regions/3705682-na-harkivsini-traktorist-pidirvavsa-na-mini.html" text:style-name="Internet_20_link" text:visited-style-name="Visited_20_Internet_20_Link">
https://www.ukrinform.ua/rubric-regions/3705682-na-harkivsini-traktorist-pidirvavsa-na-mini.html</text:a>
</text:p>
      <!--NEWS-->
      <text:h text:style-name="P10" text:outline-level="1">
<text:span text:style-name="T4">
В Індії сталися міжетнічні сутички - десятки загиблих</text:span>
</text:h>
      <text:p text:style-name="P4">
Authors: Ukrinform (Person)</text:p>
      <text:p text:style-name="P4">
Publisher: Укринформ (Organization)</text:p>
      <text:p text:style-name="P4">
Published Time: 2023-05-06T16:51:00+03:00</text:p>
      <text:p text:style-name="P4">
Modified Time: 2023-05-06T16:51:00+03:00</text:p>
      <text:p text:style-name="P4">
Description: Внаслідок міжетнічних зіткнень на північному сході Індії загинули 54 особи. — Укрінформ.</text:p>
      <text:p text:style-name="P4">
Images: ["<text:a xlink:type="simple" xlink:href="https://static.ukrinform.com/photos/2023_05/thumb_files/630_360_1683381059-409.jpeg" text:style-name="Internet_20_link" text:visited-style-name="Visited_20_Internet_20_Link">
630_360_16833...</text:a>
"]</text:p>
      <text:p text:style-name="P4">
Tags: ['Індія', 'Поліція', 'Сутички']</text:p>
      <text:p text:style-name="P4">
Type: Article</text:p>
      <!--METADATA-->
      <text:p text:style-name="P4">
<draw:frame draw:style-name="fr1" draw:name="Image199" text:anchor-type="as-char" svg:width="6.9236in" svg:height="3.956343in" draw:z-index="0">
<draw:image xlink:href="../Images/yкринформ/2023-05-06T16-51-00-03-00/630_360_1683381059-409.jpeg" xlink:type="simple" xlink:show="embed" xlink:actuate="onLoad" draw:mime-type="image/jpeg"/>
</draw:frame>
 Внаслідокміжетнічних зіткнень на північному сході Індії загинули 54 особи.</text:p>
      <text:p text:style-name="P4">
Як передає Укрінформ, про це повідомляє <text:a xlink:type="simple" xlink:href="https://www.newarab.com/news/india-54-dead-after-ethnic-clashes-northeastern-manipur" text:style-name="Internet_20_link" text:visited-style-name="Visited_20_Internet_20_Link">
</text:a>
</text:p>
      <text:p text:style-name="P4">
У середу тисячі військових були відправлені до штату Маніпур після того, якхода протесту місцевої племінної групи переросла у міжетнічне насильство.</text:p>
      <text:p text:style-name="P4">
Зазначається, що протягом останньої ночі сталися нові насильницькі акції,незважаючи на те, що влада ввела війська в регіон.</text:p>
      <text:p text:style-name="P4">
<text:span text:style-name="T4">
Читайте також:</text:span>
 <text:a xlink:type="simple" xlink:href="https://www.ukrinform.ua/rubric-world/3705538-storoni-konfliktu-v-sudani-zustrinutsa-dla-peregovoriv-u-saudivskij-aravii.html" text:style-name="Internet_20_link" text:visited-style-name="Visited_20_Internet_20_Link">
 <text:span text:style-name="T4">
Судан</text:span>
 </text:a>
</text:p>
      <text:p text:style-name="P4">
Аби стримати заворушення, влада також запровадила в регіоні відключенняІнтернету та видала наказ про застосування зброї у «крайніх випадках».</text:p>
      <text:p text:style-name="P4">
Місцева поліція повідомила, що ситуація залишається напруженою після новогоспалаху насильства у п’ятницю ввечері. За даними The Press Trust of India, щоморги лікарень у столиці штату місті Імфал та районі Чурачандпур повідомилипро надходження 54 загиблих унаслідок заворушень.</text:p>
      <text:p text:style-name="P4">
Міністр юстиції <text:a xlink:type="simple" xlink:href="https://www.ukrinform.ua/tag-india" text:style-name="Internet_20_link" text:visited-style-name="Visited_20_Internet_20_Link">
 </text:a>
 Кірен Ріджу заявивжурналістам у суботу, що "багато життів було втрачено" унаслідок зіткнень.</text:p>
      <text:p text:style-name="P4">
<text:span text:style-name="T4">
Читайте також:</text:span>
 <text:a xlink:type="simple" xlink:href="https://www.ukrinform.ua/rubric-world/3700124-v-ispanii-stalisa-suticki-pid-cas-perepohovanna-zasnovnika-fasistskogo-ruhu.html" text:style-name="Internet_20_link" text:visited-style-name="Visited_20_Internet_20_Link">
 <text:span text:style-name="T4">
сутички</text:span>
 </text:a>
</text:p>
      <text:p text:style-name="P4">
Підрозділ індійської армії, що базується в сусідньому штаті Нагаленд,повідомив, що 13 000 людей стали шукачами притулку внаслідок насильства.</text:p>
      <text:p text:style-name="P4">
Як повідомлялося, представники Індії та рф призупинили перемовини щодоврегулювання двосторонньої торгівлі в рупіях після того, як місяці переговорівне змогли переконати москву брати індійську валюту.</text:p>
      <text:p text:style-name="P4">
<text:span text:style-name="T5">
Фото: Getty</text:span>
</text:p>
      <text:p text:style-name="P4">
Source: <text:a xlink:type="simple" xlink:href="https://www.ukrinform.ua/rubric-world/3705683-v-indii-stalisa-mizetnicni-suticki-desatki-zagiblih.html" text:style-name="Internet_20_link" text:visited-style-name="Visited_20_Internet_20_Link">
https://www.ukrinform.ua/rubric-world/3705683-v-indii-stalisa-mizetnicni-suticki-desatki-zagiblih.html</text:a>
</text:p>
      <!--NEWS-->
      <text:h text:style-name="P10" text:outline-level="1">
<text:span text:style-name="T4">
Шахрайчук: У новому сезоні з’явиться амбітний клуб «Київ Кепіталз»</text:span>
</text:h>
      <text:p text:style-name="P4">
Authors: Ukrinform (Person)</text:p>
      <text:p text:style-name="P4">
Publisher: Укринформ (Organization)</text:p>
      <text:p text:style-name="P4">
Published Time: 2023-05-06T16:52:03+03:00</text:p>
      <text:p text:style-name="P4">
Modified Time: 2023-05-06T16:52:03+03:00</text:p>
      <text:p text:style-name="P4">
Description: Головний тренер збірної України з хокею Вадим Шахрайчук анонсував появу нового хокейного клубу «Київ Кепіталз» у новому сезоні чемпіонату України. — Укрінформ.</text:p>
      <text:p text:style-name="P4">
Images: ["<text:a xlink:type="simple" xlink:href="https://static.ukrinform.com/photos/2023_05/thumb_files/630_360_1683381039-903.jpg" text:style-name="Internet_20_link" text:visited-style-name="Visited_20_Internet_20_Link">
630_360_16833...</text:a>
"]</text:p>
      <text:p text:style-name="P4">
Tags: ['хокей']</text:p>
      <text:p text:style-name="P4">
Type: Article</text:p>
      <!--METADATA-->
      <text:p text:style-name="P4">
<draw:frame draw:style-name="fr1" draw:name="Image200" text:anchor-type="as-char" svg:width="6.9236in" svg:height="3.956343in" draw:z-index="0">
<draw:image xlink:href="../Images/yкринформ/2023-05-06T16-52-03-03-00/630_360_1683381039-903.jpg" xlink:type="simple" xlink:show="embed" xlink:actuate="onLoad" draw:mime-type="image/jpeg"/>
</draw:frame>
 Головнийтренер збірної України з хокею Вадим Шахрайчук анонсував появу новогохокейного клубу «Київ Кепіталз» у новому сезоні чемпіонату України.</text:p>
      <text:p text:style-name="P4">
Про це Шахрайчук розповів для <text:a xlink:type="simple" xlink:href="https://fhu.com.ua/news/vadym-shahrajchuk-zbirna-ukrayiny-zrobyla-krok-upered-u-svoyemu-rozvytku/" text:style-name="Internet_20_link" text:visited-style-name="Visited_20_Internet_20_Link">
 </text:a>
 хокею України,передає Укрінформ.</text:p>
      <text:p text:style-name="P4">
«У всього тренерського штабу із ФХУ ще рік діє контракт, тому ми налаштованійого відпрацювати. Що стосується клубних справ, то в новому сезоні на хокейніймапі України з’явиться тільки-но заснований новий амбітний клуб «КиївКепіталз», котрий незабаром буде представлений публіці. Формувати та тренуватиСтоличних керівництво довірило мені, тому я поєднуватиму роботу у збірнійУкраїни. Cпонсорами нового столичного клубу виступлять компанії із соліднимфінансовим капіталом, які працюють на міжнародному рівні у галузі високихтехнологій та телекомунікацій. Їхні штаб-квартири знаходяться у Швейцарії таВеликій Британії, а власники компаній – українські бізнесмени», - сказав він.</text:p>
      <text:p text:style-name="P4">
Окрім того, Шахрайчук зауважив, що у новому клубі хочуть показати, як повиннафункціонувати професійна хокейна команда.</text:p>
      <text:p text:style-name="P4">
«У планах інвесторів розвивати клубну модель і вертикаль у нашому хокеї зааналогією з найкращими лігами Північної Америки та Європи, тому в «Кепіталз»намагатимуться збудувати систему та показати нашим хокеїстам, яким клуби незавжди видають ковзани та ключки, на якому рівні все має бути у професійномухокеї. Хлопці повинні бути забезпечені всім необхідним і щоб у них «горілиочі» грати в хокей. Саме таке бажання та бачення є у спонсорів команди «КиївКепіталз», - пояснив головний тренер збірної України з хокею.</text:p>
      <text:p text:style-name="P4">
<text:span text:style-name="T4">
Читайте також:</text:span>
 <text:a xlink:type="simple" xlink:href="https://www.ukrinform.ua/rubric-sports/3705605-hokeisti-zbirnoi-ukraini-diznalisa-supernikiv-po-cs-u-divizioni-1b.html" text:style-name="Internet_20_link" text:visited-style-name="Visited_20_Internet_20_Link">
 </text:a>
</text:p>
      <text:p text:style-name="P4">
Як повідомлялося, збірна України з хокею не змогла підвищитися в класі начеміонаті світу і залишилася в дивізіоні IB. Чинним чемпіоном чемпіонатуУкраїни з хокею є київський «Сокіл».</text:p>
      <text:p text:style-name="P4">
Фото: fhu.com.ua</text:p>
      <text:p text:style-name="P4">
Source: <text:a xlink:type="simple" xlink:href="https://www.ukrinform.ua/rubric-sports/3705685-sahrajcuk-u-novomu-sezoni-zavitsa-ambitnij-klub-kiiv-kepitalz.html" text:style-name="Internet_20_link" text:visited-style-name="Visited_20_Internet_20_Link">
https://www.ukrinform.ua/rubric-sports/3705685-sahrajcuk-u-novomu-sezoni-zavitsa-ambitnij-klub-kiiv-kepitalz.html</text:a>
</text:p>
      <!--NEWS-->
      <text:h text:style-name="P10" text:outline-level="1">
<text:span text:style-name="T4">
Україна зацікавлена у досвіді штату Юта щодо розвитку сонячної генерації – Міненерго</text:span>
</text:h>
      <text:p text:style-name="P4">
Authors: Ukrinform (Person)</text:p>
      <text:p text:style-name="P4">
Publisher: Укринформ (Organization)</text:p>
      <text:p text:style-name="P4">
Published Time: 2023-05-06T16:58:00+03:00</text:p>
      <text:p text:style-name="P4">
Modified Time: 2023-05-06T16:58:00+03:00</text:p>
      <text:p text:style-name="P4">
Description: Україна зацікавлена у досвід енергетичних компаній американського штату Юта щодо розвитку сонячної генерації та посиленні гнучкості енергосистеми. — Укрінформ.</text:p>
      <text:p text:style-name="P4">
Images: ["<text:a xlink:type="simple" xlink:href="https://static.ukrinform.com/photos/2023_03/thumb_files/630_360_1678181749-857.jpeg" text:style-name="Internet_20_link" text:visited-style-name="Visited_20_Internet_20_Link">
630_360_16781...</text:a>
", "<text:a xlink:type="simple" xlink:href="https://static.ukrinform.com/photos/2023_05/1683381138-700.jpg" text:style-name="Internet_20_link" text:visited-style-name="Visited_20_Internet_20_Link">
1683381138-70...</text:a>
"]</text:p>
      <text:p text:style-name="P4">
Tags: ['Енергетика', 'Міненерго', 'США', 'Сонячна електростанція']</text:p>
      <text:p text:style-name="P4">
Type: Article</text:p>
      <!--METADATA-->
      <text:p text:style-name="P4">
<draw:frame draw:style-name="fr1" draw:name="Image201" text:anchor-type="as-char" svg:width="6.9236in" svg:height="3.956343in" draw:z-index="0">
<draw:image xlink:href="../Images/yкринформ/2023-05-06T16-58-00-03-00/630_360_1678181749-857.jpeg" xlink:type="simple" xlink:show="embed" xlink:actuate="onLoad" draw:mime-type="image/jpeg"/>
</draw:frame>
 Україназацікавлена у досвід енергетичних компаній американського штату Юта щодорозвитку сонячної генерації та посиленні гнучкості енергосистеми.</text:p>
      <text:p text:style-name="P4">
Як передає Укрінформ, про це під час зустрічі з представницькою делегацієюштату Юта заявив заступник міністра енергетики України Ярослав Демченков,повідомляє Міненерго у <text:a xlink:type="simple" xlink:href="https://t.me/energyofukraine/424" text:style-name="Internet_20_link" text:visited-style-name="Visited_20_Internet_20_Link">
 </text:a>
 .</text:p>
      <text:p text:style-name="P4">
“Нам цікавий досвід енергетичних компаній штату Юта щодо розвиткувідновлюваних джерел енергії, зокрема сонячної генерації. Уряд України ухвалив<text:a xlink:type="simple" xlink:href="https://www.ukrinform.ua/tag-energetika" text:style-name="Internet_20_link" text:visited-style-name="Visited_20_Internet_20_Link">
 </text:a>
 стратегію до 2050 року, і мибудемо розвивати напрямки, які дозволять досягнути цілей кліматичноїнейтральності та децентралізувати генерацію”, - зауважив Демченков.</text:p>
      <text:p text:style-name="P4">
<draw:frame draw:style-name="fr1" draw:name="Image202" text:anchor-type="as-char" svg:width="6.9236in" svg:height="6.9236in" draw:z-index="0">
<draw:image xlink:href="../Images/yкринформ/2023-05-06T16-58-00-03-00/1683381138-700.jpg" xlink:type="simple" xlink:show="embed" xlink:actuate="onLoad" draw:mime-type="image/jpeg"/>
</draw:frame>
</text:p>
      <text:p text:style-name="P4">
Зазначається, що під час зустрічі сторони обговорили стан енергетичногосектору України та заходи щодо посилення його стійкості та відновлення,підготовку до нового опалювального сезону, а також питання розмінуванняенергетичної інфраструктури.</text:p>
      <text:p text:style-name="P4">
<text:span text:style-name="T4">
Читайте також:</text:span>
 <text:a xlink:type="simple" xlink:href="https://www.ukrinform.ua/rubric-economy/3701908-ukraina-planue-zbilsiti-obsagi-peretokiv-elektroenergii-z-es-budue-novi-linii.html" text:style-name="Internet_20_link" text:visited-style-name="Visited_20_Internet_20_Link">
 <text:span text:style-name="T4">
Україна</text:span>
 <text:span text:style-name="T4">
планує</text:span>
 <text:span text:style-name="T4">
збільшити</text:span>
 <text:span text:style-name="T4">
обсяги</text:span>
<text:span text:style-name="T4">
перетоків</text:span>
 <text:span text:style-name="T4">
електроенергії</text:span>
 <text:span text:style-name="T4">
будує</text:span>
 <text:span text:style-name="T4">
нові</text:span>
 <text:span text:style-name="T4">
лінії</text:span>
</text:a>
</text:p>
      <text:p text:style-name="P4">
Як повідомлялося, через руйнування значної кількості енергооб’єктів Українапосилить розвиток відновлюваних джерел енергії, щоб <text:a xlink:type="simple" xlink:href="https://www.ukrinform.ua/rubric-ato/3702795-decentralizacia-energosistemi-zrobit-gromadi-stijkimi-minenergo.html" text:style-name="Internet_20_link" text:visited-style-name="Visited_20_Internet_20_Link">
</text:a>
 та підвищити безпеку постачанняелектроенергії.</text:p>
      <text:p text:style-name="P4">
<text:span text:style-name="T5">
Фото: Міненерго</text:span>
</text:p>
      <text:p text:style-name="P4">
Source: <text:a xlink:type="simple" xlink:href="https://www.ukrinform.ua/rubric-economy/3705687-ukraina-zacikavlena-v-dosvidi-statu-uta-sodo-rozvitku-vidnovluvalnih-dzerel-energii-minenergo.html" text:style-name="Internet_20_link" text:visited-style-name="Visited_20_Internet_20_Link">
https://www.ukrinform.ua/rubric-economy/3705687-ukraina-zacikavlena-v-dosvidi-statu-uta-sodo-rozvitku-vidnovluvalnih-dzerel-energii-minenergo.html</text:a>
</text:p>
      <!--NEWS-->
      <text:h text:style-name="P10" text:outline-level="1">
<text:span text:style-name="T4">
На Київській дитячій залізниці курсуватиме старовинний паровоз</text:span>
</text:h>
      <text:p text:style-name="P4">
Authors: Ukrinform (Person)</text:p>
      <text:p text:style-name="P4">
Publisher: Укринформ (Organization)</text:p>
      <text:p text:style-name="P4">
Published Time: 2023-05-06T17:08:00+03:00</text:p>
      <text:p text:style-name="P4">
Modified Time: 2023-05-06T17:08:00+03:00</text:p>
      <text:p text:style-name="P4">
Description: На Київській дитячій залізниці 7 травня курсуватиме старовинний паровоз з раритетними польськими вагонами. — Укрінформ.</text:p>
      <text:p text:style-name="P4">
Images: ["<text:a xlink:type="simple" xlink:href="https://static.ukrinform.com/photos/2023_05/thumb_files/630_360_1683382081-465.jpg" text:style-name="Internet_20_link" text:visited-style-name="Visited_20_Internet_20_Link">
630_360_16833...</text:a>
", "<text:a xlink:type="simple" xlink:href="https://static.ukrinform.com/photos/2023_05/1683382067-342.jpg" text:style-name="Internet_20_link" text:visited-style-name="Visited_20_Internet_20_Link">
1683382067-34...</text:a>
"]</text:p>
      <text:p text:style-name="P4">
Tags: ['Діти', 'Укрзалізниця', 'Київ']</text:p>
      <text:p text:style-name="P4">
Type: Article</text:p>
      <!--METADATA-->
      <text:p text:style-name="P4">
<draw:frame draw:style-name="fr1" draw:name="Image203" text:anchor-type="as-char" svg:width="6.9236in" svg:height="3.956343in" draw:z-index="0">
<draw:image xlink:href="../Images/yкринформ/2023-05-06T17-08-00-03-00/630_360_1683382081-465.jpg" xlink:type="simple" xlink:show="embed" xlink:actuate="onLoad" draw:mime-type="image/jpeg"/>
</draw:frame>
 НаКиївській дитячій залізниці 7 травня курсуватиме старовинний паровоз зраритетними польськими вагонами.</text:p>
      <text:p text:style-name="P4">
Як передає Укрінформ, про це повідомляє АТ «Укрзалізниця» у <text:a xlink:type="simple" xlink:href="https://t.me/UkrzalInfo/4393" text:style-name="Internet_20_link" text:visited-style-name="Visited_20_Internet_20_Link">
</text:a>
</text:p>
      <text:p text:style-name="P4">
«7 травня з 10:30 до 16:30 на Київській дитячій залізниці буде курсуватистаровинний <text:a xlink:type="simple" xlink:href="https://www.ukrinform.ua/tag-potag" text:style-name="Internet_20_link" text:visited-style-name="Visited_20_Internet_20_Link">
 </text:a>
 ГР-336. Саме він 70 роківтому провів перший поїзд на дитячій магістралі в Києві», – йдеться уповідомленні.</text:p>
      <text:p text:style-name="P4">
<draw:frame draw:style-name="fr1" draw:name="Image204" text:anchor-type="as-char" svg:width="6.9236in" svg:height="4.573924in" draw:z-index="0">
<draw:image xlink:href="../Images/yкринформ/2023-05-06T17-08-00-03-00/1683382067-342.jpg" xlink:type="simple" xlink:show="embed" xlink:actuate="onLoad" draw:mime-type="image/jpeg"/>
</draw:frame>
</text:p>
      <text:p text:style-name="P4">
Зазначається, що паровоз курсуватиме з раритетними польськими вагонами, якіпорадують юних пасажирів новим дизайном.</text:p>
      <text:p text:style-name="P4">
<text:span text:style-name="T4">
Читайте також:</text:span>
 <text:a xlink:type="simple" xlink:href="https://www.ukrinform.ua/rubric-kyiv/3696362-u-kievi-ditaca-zaliznica-vidkrila-novij-sezon.html" text:style-name="Internet_20_link" text:visited-style-name="Visited_20_Internet_20_Link">
 <text:span text:style-name="T4">
дитяча</text:span>
 <text:span text:style-name="T4">
залізниця</text:span>
</text:a>
</text:p>
      <text:p text:style-name="P4">
Як повідомлялося, АТ «Укрзалізниця» з 15 травня 2023 року призначає <text:a xlink:type="simple" xlink:href="https://www.ukrinform.ua/rubric-society/3704178-ukrzaliznica-z-15-travna-zapuskae-potag-odesa-vinnica.html" text:style-name="Internet_20_link" text:visited-style-name="Visited_20_Internet_20_Link">
</text:a>
</text:p>
      <text:p text:style-name="P4">
Source: <text:a xlink:type="simple" xlink:href="https://www.ukrinform.ua/rubric-kyiv/3705689-na-kiivskij-ditacij-zaliznici-kursuvatime-starovinnij-parovoz.html" text:style-name="Internet_20_link" text:visited-style-name="Visited_20_Internet_20_Link">
https://www.ukrinform.ua/rubric-kyiv/3705689-na-kiivskij-ditacij-zaliznici-kursuvatime-starovinnij-parovoz.html</text:a>
</text:p>
      <!--NEWS-->
      <text:h text:style-name="P10" text:outline-level="1">
<text:span text:style-name="T4">
У росії затримали підозрюваного у замаху на Прилєпіна</text:span>
</text:h>
      <text:p text:style-name="P4">
Authors: Ukrinform (Person)</text:p>
      <text:p text:style-name="P4">
Publisher: Укринформ (Organization)</text:p>
      <text:p text:style-name="P4">
Published Time: 2023-05-06T17:12:00+03:00</text:p>
      <text:p text:style-name="P4">
Modified Time: 2023-05-06T17:12:00+03:00</text:p>
      <text:p text:style-name="P4">
Description: У МВС рф заявили про затримання чоловіка, який може бути причетним до вибуху машини українофоба та пропагандиста Захара Прилєпіна. — Укрінформ.</text:p>
      <text:p text:style-name="P4">
Images: ["<text:a xlink:type="simple" xlink:href="https://static.ukrinform.com/photos/2016_02/thumb_files/630_360_1455738623-7912-narucniki.jpeg" text:style-name="Internet_20_link" text:visited-style-name="Visited_20_Internet_20_Link">
630_360_14557...</text:a>
"]</text:p>
      <text:p text:style-name="P4">
Tags: ['Прилєпін', 'Вибух', 'росія', 'Затримання']</text:p>
      <text:p text:style-name="P4">
Type: Article</text:p>
      <!--METADATA-->
      <text:p text:style-name="P4">
<draw:frame draw:style-name="fr1" draw:name="Image205" text:anchor-type="as-char" svg:width="6.9236in" svg:height="3.956343in" draw:z-index="0">
<draw:image xlink:href="../Images/yкринформ/2023-05-06T17-12-00-03-00/630_360_1455738623-7912-narucniki.jpeg" xlink:type="simple" xlink:show="embed" xlink:actuate="onLoad" draw:mime-type="image/jpeg"/>
</draw:frame>
У МВС рф заявили про затримання чоловіка, який може бути причетним до вибухумашини українофоба та пропагандиста Захара Прилєпіна.</text:p>
      <text:p text:style-name="P4">
Як передає Укрінформ, про це повідомляє ТАСС у <text:a xlink:type="simple" xlink:href="https://t.me/tass_agency/190850" text:style-name="Internet_20_link" text:visited-style-name="Visited_20_Internet_20_Link">
</text:a>
 .</text:p>
      <text:p text:style-name="P4">
У МВС інформують, що затриманий за підозрою у причетності до <text:a xlink:type="simple" xlink:href="https://www.ukrinform.ua/tag-vibuh" text:style-name="Internet_20_link" text:visited-style-name="Visited_20_Internet_20_Link">
</text:a>
 автівки Прилєпіна раніше був судимий.Розшук його можливих спільників триває.</text:p>
      <text:p text:style-name="P4">
Як повідомили ТАСС у силових структурах рф, причетних до замаху на Прилєпінашукають у Підмосков'ї, нібито встановлено адреси їхнього проживання.</text:p>
      <text:p text:style-name="P4">
Зазначається, що встановлено квартиру у Підмосков'ї, де могло бути зібраносаморобний вибуховий пристрій, яким підірвали автомобіль цього українофоба.</text:p>
      <text:p text:style-name="P4">
<text:span text:style-name="T4">
Читайте також:</text:span>
 <text:a xlink:type="simple" xlink:href="https://www.ukrinform.ua/rubric-ato/3690810-u-melitopoli-pidirvali-avtomobil-kolaboranta.html" text:style-name="Internet_20_link" text:visited-style-name="Visited_20_Internet_20_Link">
 <text:span text:style-name="T4">
підірвали</text:span>
 <text:span text:style-name="T4">
авто</text:span>
 </text:a>
</text:p>
      <text:p text:style-name="P4">
Як повідомлялося, в суботу в російському обласному центрі Нижньому Новгороді <text:a xlink:type="simple" xlink:href="https://www.ukrinform.ua/rubric-world/3705602-u-niznomu-novgorodi-pidirvali-avto-iz-prihilnikom-rosijskoi-agresii-prilepinim.html" text:style-name="Internet_20_link" text:visited-style-name="Visited_20_Internet_20_Link">
</text:a>
 . Водій загинув, самПрилєпін за деякими даними отримав важкі поранення.</text:p>
      <text:p text:style-name="P4">
Source: <text:a xlink:type="simple" xlink:href="https://www.ukrinform.ua/rubric-world/3705691-u-rosii-zatrimali-pidozruvanogo-u-zamahu-na-prilepina.html" text:style-name="Internet_20_link" text:visited-style-name="Visited_20_Internet_20_Link">
https://www.ukrinform.ua/rubric-world/3705691-u-rosii-zatrimali-pidozruvanogo-u-zamahu-na-prilepina.html</text:a>
</text:p>
      <!--NEWS-->
      <text:h text:style-name="P10" text:outline-level="1">
<text:span text:style-name="T4">
На День міста у Львові замайоріли прапори оборонних структур, які захищають Україну</text:span>
</text:h>
      <text:p text:style-name="P4">
Authors: Ukrinform (Person)</text:p>
      <text:p text:style-name="P4">
Publisher: Укринформ (Organization)</text:p>
      <text:p text:style-name="P4">
Published Time: 2023-05-06T17:13:00+03:00</text:p>
      <text:p text:style-name="P4">
Modified Time: 2023-05-06T17:13:00+03:00</text:p>
      <text:p text:style-name="P4">
Description: У Львові перед ратушею урочисто встановили прапори військових та оборонних структур з нагоди Дня міста. — Укрінформ.</text:p>
      <text:p text:style-name="P4">
Images: ["<text:a xlink:type="simple" xlink:href="https://static.ukrinform.com/photos/2023_05/thumb_files/630_360_1683388618-7820.jpeg" text:style-name="Internet_20_link" text:visited-style-name="Visited_20_Internet_20_Link">
630_360_16833...</text:a>
", "<text:a xlink:type="simple" xlink:href="https://static.ukrinform.com/photos/2023_05/thumb_files/630_360_1683388616-8918.jpeg" text:style-name="Internet_20_link" text:visited-style-name="Visited_20_Internet_20_Link">
630_360_16833...</text:a>
", "<text:a xlink:type="simple" xlink:href="https://static.ukrinform.com/photos/2023_05/thumb_files/630_360_1683388616-9186.jpeg" text:style-name="Internet_20_link" text:visited-style-name="Visited_20_Internet_20_Link">
630_360_16833...</text:a>
", "<text:a xlink:type="simple" xlink:href="https://static.ukrinform.com/photos/2023_05/thumb_files/630_360_1683388616-4919.jpeg" text:style-name="Internet_20_link" text:visited-style-name="Visited_20_Internet_20_Link">
630_360_16833...</text:a>
", "<text:a xlink:type="simple" xlink:href="https://static.ukrinform.com/photos/2023_05/thumb_files/630_360_1683388616-6826.jpeg" text:style-name="Internet_20_link" text:visited-style-name="Visited_20_Internet_20_Link">
630_360_16833...</text:a>
", "<text:a xlink:type="simple" xlink:href="https://static.ukrinform.com/photos/2023_05/thumb_files/630_360_1683388616-5701.jpeg" text:style-name="Internet_20_link" text:visited-style-name="Visited_20_Internet_20_Link">
630_360_16833...</text:a>
", "<text:a xlink:type="simple" xlink:href="https://static.ukrinform.com/photos/2023_05/thumb_files/630_360_1683388616-2015.jpeg" text:style-name="Internet_20_link" text:visited-style-name="Visited_20_Internet_20_Link">
630_360_16833...</text:a>
", "<text:a xlink:type="simple" xlink:href="https://static.ukrinform.com/photos/2023_05/thumb_files/630_360_1683388618-7421.jpeg" text:style-name="Internet_20_link" text:visited-style-name="Visited_20_Internet_20_Link">
630_360_16833...</text:a>
", "<text:a xlink:type="simple" xlink:href="https://static.ukrinform.com/photos/2023_05/thumb_files/630_360_1683388618-8664.jpeg" text:style-name="Internet_20_link" text:visited-style-name="Visited_20_Internet_20_Link">
630_360_16833...</text:a>
", "<text:a xlink:type="simple" xlink:href="https://static.ukrinform.com/photos/2023_05/thumb_files/630_360_1683388618-8713.jpeg" text:style-name="Internet_20_link" text:visited-style-name="Visited_20_Internet_20_Link">
630_360_16833...</text:a>
", "<text:a xlink:type="simple" xlink:href="https://static.ukrinform.com/photos/2023_05/thumb_files/630_360_1683388618-5991.jpeg" text:style-name="Internet_20_link" text:visited-style-name="Visited_20_Internet_20_Link">
630_360_16833...</text:a>
"]</text:p>
      <text:p text:style-name="P4">
Tags: ['Львів', "Пам'ятник", 'Прапор', 'ЗСУ', 'День міста']</text:p>
      <text:p text:style-name="P4">
Type: Article</text:p>
      <!--METADATA-->
      <text:p text:style-name="P4">
<draw:frame draw:style-name="fr1" draw:name="Image206" text:anchor-type="as-char" svg:width="6.9236in" svg:height="3.956343in" draw:z-index="0">
<draw:image xlink:href="../Images/yкринформ/2023-05-06T17-13-00-03-00/630_360_1683388618-7820.jpeg" xlink:type="simple" xlink:show="embed" xlink:actuate="onLoad" draw:mime-type="image/jpeg"/>
</draw:frame>
 У Львовіперед ратушею урочисто встановили прапори військових та оборонних структур знагоди Дня міста.</text:p>
      <text:p text:style-name="P4">
Про це повідомляє кореспондент Укрінформу.</text:p>
      <text:p text:style-name="P4">
<draw:frame draw:style-name="fr1" draw:name="Image207" text:anchor-type="as-char" svg:width="6.9236in" svg:height="3.956343in" draw:z-index="0">
<draw:image xlink:href="../Images/yкринформ/2023-05-06T17-13-00-03-00/630_360_1683388616-8918.jpeg" xlink:type="simple" xlink:show="embed" xlink:actuate="onLoad" draw:mime-type="image/jpeg"/>
</draw:frame>
 Львівсвяткує День міста / Фото: Анастасія Смолієнко. Укрінформ  <text:a xlink:type="simple" xlink:href="https://static.ukrinform.com/photos/2023_05/1683388616-8918.jpeg" text:style-name="Internet_20_link" text:visited-style-name="Visited_20_Internet_20_Link">
<draw:frame draw:style-name="fr1" draw:name="Image208" text:anchor-type="as-char" svg:width="6.9236in" svg:height="3.956343in" draw:z-index="0">
<draw:image xlink:href="../Images/yкринформ/2023-05-06T17-13-00-03-00/630_360_1683388616-8918.jpeg" xlink:type="simple" xlink:show="embed" xlink:actuate="onLoad" draw:mime-type="image/jpeg"/>
</draw:frame>
</text:a>
 <text:a xlink:type="simple" xlink:href="https://static.ukrinform.com/photos/2023_05/1683388616-9186.jpeg" text:style-name="Internet_20_link" text:visited-style-name="Visited_20_Internet_20_Link">
<draw:frame draw:style-name="fr1" draw:name="Image209" text:anchor-type="as-char" svg:width="6.9236in" svg:height="3.956343in" draw:z-index="0">
<draw:image xlink:href="../Images/yкринформ/2023-05-06T17-13-00-03-00/630_360_1683388616-9186.jpeg" xlink:type="simple" xlink:show="embed" xlink:actuate="onLoad" draw:mime-type="image/jpeg"/>
</draw:frame>
</text:a>
 <text:a xlink:type="simple" xlink:href="https://static.ukrinform.com/photos/2023_05/1683388616-4919.jpeg" text:style-name="Internet_20_link" text:visited-style-name="Visited_20_Internet_20_Link">
<draw:frame draw:style-name="fr1" draw:name="Image210" text:anchor-type="as-char" svg:width="6.9236in" svg:height="3.956343in" draw:z-index="0">
<draw:image xlink:href="../Images/yкринформ/2023-05-06T17-13-00-03-00/630_360_1683388616-4919.jpeg" xlink:type="simple" xlink:show="embed" xlink:actuate="onLoad" draw:mime-type="image/jpeg"/>
</draw:frame>
</text:a>
 <text:a xlink:type="simple" xlink:href="https://static.ukrinform.com/photos/2023_05/1683388616-6826.jpeg" text:style-name="Internet_20_link" text:visited-style-name="Visited_20_Internet_20_Link">
<draw:frame draw:style-name="fr1" draw:name="Image211" text:anchor-type="as-char" svg:width="6.9236in" svg:height="3.956343in" draw:z-index="0">
<draw:image xlink:href="../Images/yкринформ/2023-05-06T17-13-00-03-00/630_360_1683388616-6826.jpeg" xlink:type="simple" xlink:show="embed" xlink:actuate="onLoad" draw:mime-type="image/jpeg"/>
</draw:frame>
</text:a>
 <text:a xlink:type="simple" xlink:href="https://static.ukrinform.com/photos/2023_05/1683388616-5701.jpeg" text:style-name="Internet_20_link" text:visited-style-name="Visited_20_Internet_20_Link">
<draw:frame draw:style-name="fr1" draw:name="Image212" text:anchor-type="as-char" svg:width="6.9236in" svg:height="3.956343in" draw:z-index="0">
<draw:image xlink:href="../Images/yкринформ/2023-05-06T17-13-00-03-00/630_360_1683388616-5701.jpeg" xlink:type="simple" xlink:show="embed" xlink:actuate="onLoad" draw:mime-type="image/jpeg"/>
</draw:frame>
</text:a>
 <text:a xlink:type="simple" xlink:href="https://static.ukrinform.com/photos/2023_05/1683388616-2015.jpeg" text:style-name="Internet_20_link" text:visited-style-name="Visited_20_Internet_20_Link">
<draw:frame draw:style-name="fr1" draw:name="Image213" text:anchor-type="as-char" svg:width="6.9236in" svg:height="3.956343in" draw:z-index="0">
<draw:image xlink:href="../Images/yкринформ/2023-05-06T17-13-00-03-00/630_360_1683388616-2015.jpeg" xlink:type="simple" xlink:show="embed" xlink:actuate="onLoad" draw:mime-type="image/jpeg"/>
</draw:frame>
</text:a>
 <text:a xlink:type="simple" xlink:href="https://static.ukrinform.com/photos/2023_05/1683388618-7421.jpeg" text:style-name="Internet_20_link" text:visited-style-name="Visited_20_Internet_20_Link">
<draw:frame draw:style-name="fr1" draw:name="Image214" text:anchor-type="as-char" svg:width="6.9236in" svg:height="3.956343in" draw:z-index="0">
<draw:image xlink:href="../Images/yкринформ/2023-05-06T17-13-00-03-00/630_360_1683388618-7421.jpeg" xlink:type="simple" xlink:show="embed" xlink:actuate="onLoad" draw:mime-type="image/jpeg"/>
</draw:frame>
</text:a>
 <text:a xlink:type="simple" xlink:href="https://static.ukrinform.com/photos/2023_05/1683388618-8664.jpeg" text:style-name="Internet_20_link" text:visited-style-name="Visited_20_Internet_20_Link">
<draw:frame draw:style-name="fr1" draw:name="Image215" text:anchor-type="as-char" svg:width="6.9236in" svg:height="3.956343in" draw:z-index="0">
<draw:image xlink:href="../Images/yкринформ/2023-05-06T17-13-00-03-00/630_360_1683388618-8664.jpeg" xlink:type="simple" xlink:show="embed" xlink:actuate="onLoad" draw:mime-type="image/jpeg"/>
</draw:frame>
</text:a>
 <text:a xlink:type="simple" xlink:href="https://static.ukrinform.com/photos/2023_05/1683388618-8713.jpeg" text:style-name="Internet_20_link" text:visited-style-name="Visited_20_Internet_20_Link">
<draw:frame draw:style-name="fr1" draw:name="Image216" text:anchor-type="as-char" svg:width="6.9236in" svg:height="3.956343in" draw:z-index="0">
<draw:image xlink:href="../Images/yкринформ/2023-05-06T17-13-00-03-00/630_360_1683388618-8713.jpeg" xlink:type="simple" xlink:show="embed" xlink:actuate="onLoad" draw:mime-type="image/jpeg"/>
</draw:frame>
</text:a>
 <text:a xlink:type="simple" xlink:href="https://static.ukrinform.com/photos/2023_05/1683388618-5991.jpeg" text:style-name="Internet_20_link" text:visited-style-name="Visited_20_Internet_20_Link">
<draw:frame draw:style-name="fr1" draw:name="Image217" text:anchor-type="as-char" svg:width="6.9236in" svg:height="3.956343in" draw:z-index="0">
<draw:image xlink:href="../Images/yкринформ/2023-05-06T17-13-00-03-00/630_360_1683388618-5991.jpeg" xlink:type="simple" xlink:show="embed" xlink:actuate="onLoad" draw:mime-type="image/jpeg"/>
</draw:frame>
</text:a>
 <text:a xlink:type="simple" xlink:href="https://static.ukrinform.com/photos/2023_05/1683388618-7820.jpeg" text:style-name="Internet_20_link" text:visited-style-name="Visited_20_Internet_20_Link">
<draw:frame draw:style-name="fr1" draw:name="Image218" text:anchor-type="as-char" svg:width="6.9236in" svg:height="3.956343in" draw:z-index="0">
<draw:image xlink:href="../Images/yкринформ/2023-05-06T17-13-00-03-00/630_360_1683388618-7820.jpeg" xlink:type="simple" xlink:show="embed" xlink:actuate="onLoad" draw:mime-type="image/jpeg"/>
</draw:frame>
</text:a>
</text:p>
      <text:p text:style-name="P4">
З нагоди відзначення 767-ої річниці <text:a xlink:type="simple" xlink:href="https://www.ukrinform.ua/tag-lviv" text:style-name="Internet_20_link" text:visited-style-name="Visited_20_Internet_20_Link">
 </text:a>
 уцентрі міста перед будівлею міської ради відбулася урочиста церемонія. Спершусурмач виконав «Мелодію міста», а потім військовослужбовець Роман Василюк,який напередодні отримав біонічний протез руки, підняв прапор Львова. Захисникродом із Житомирщини, після поранення під Бахмутом втратив руку і ногу, заразпроходить лікування у центрі «Незламні».</text:p>
      <text:p text:style-name="P4">
_<text:span text:style-name="T4">
Відео:</text:span>
 <text:a xlink:type="simple" xlink:href="https://www.youtube.com/watch" text:style-name="Internet_20_link" text:visited-style-name="Visited_20_Internet_20_Link">
 </text:a>
 _</text:p>
      <text:p text:style-name="P4">
На знак пошани та подяки військовим курсанти Національної академії сухопутнихвійськ ім. гетьмана Петра Сагайдачного урочисто винесли та встановили передвходом до ратуші прапори 12 військових та оборонних структур України, зокремаДержавний прапор України, прапор Збройних сил України, Державної прикордонноїслужби України, Сухопутних військ, Національної гвардії України, Повітрянихсил, Державної служби України з надзвичайних ситуацій, ВМС, Національноїполіції, Десантно-штурмових військ, Служби безпеки України, Сил спеціальнихоперацій.</text:p>
      <text:p text:style-name="P4">
Скульптури левів біля ратуші вбрали у символічну військову форму і беретикольору марун.</text:p>
      <text:p text:style-name="P4">
<text:span text:style-name="T4">
Читайте також:</text:span>
 <text:a xlink:type="simple" xlink:href="https://www.ukrinform.ua/rubric-technology/3704288-lvivskij-itklaster-peredav-75-sistem-starlink-dla-potreb-zsu.html" text:style-name="Internet_20_link" text:visited-style-name="Visited_20_Internet_20_Link">
 <text:span text:style-name="T4">
Львів</text:span>
 </text:a>
</text:p>
      <text:p text:style-name="P4">
«Я гордий за кожного львів'янина, за кожного українця, бо кожен день – це деньборотьби. Важко передбачити майбутнє, але знаючи, як ми йдемо цією дорогою,дивлячись на подвиги наших військових, медиків, волонтерів, пластунів, я вірюв нашу перемогу. І кожен присутній на цій площі вірить і працює заради неї» -сказав міський голова Львова Андрій Садовий.</text:p>
      <text:p text:style-name="P4">
Завершились урочистості церемонією проходження почесної варти Національноїакадемії сухопутних військ ім. гетьмана Петра Сагайдачного.</text:p>
      <text:p text:style-name="P4">
<text:span text:style-name="T4">
Читайте також:</text:span>
 <text:a xlink:type="simple" xlink:href="https://www.ukrinform.ua/rubric-regions/3704054-u-lvovi-vidznacili-den-konstitucii-polsi.html" text:style-name="Internet_20_link" text:visited-style-name="Visited_20_Internet_20_Link">
 <text:span text:style-name="T4">
Львові</text:span>
 </text:a>
</text:p>
      <text:p text:style-name="P4">
Як повідомлялося, біля пам’ятника Адаму Міцкевичу у Львові відзначили 232-гурічницю з дня проголошення першої Конституції Республіки Польща.</text:p>
      <text:p text:style-name="P4">
Source: <text:a xlink:type="simple" xlink:href="https://www.ukrinform.ua/rubric-regions/3705692-na-den-mista-u-lvovi-zamajorili-prapori-oboronnih-struktur-aki-zahisaut-ukrainu.html" text:style-name="Internet_20_link" text:visited-style-name="Visited_20_Internet_20_Link">
https://www.ukrinform.ua/rubric-regions/3705692-na-den-mista-u-lvovi-zamajorili-prapori-oboronnih-struktur-aki-zahisaut-ukrainu.html</text:a>
</text:p>
      <!--NEWS-->
      <text:h text:style-name="P10" text:outline-level="1">
<text:span text:style-name="T4">
Зеленський нагородив три бригади ЗСУ відзнакою «За мужність та відвагу»</text:span>
</text:h>
      <text:p text:style-name="P4">
Authors: Ukrinform (Person)</text:p>
      <text:p text:style-name="P4">
Publisher: Укринформ (Organization)</text:p>
      <text:p text:style-name="P4">
Published Time: 2023-05-06T17:18:00+03:00</text:p>
      <text:p text:style-name="P4">
Modified Time: 2023-05-06T17:18:00+03:00</text:p>
      <text:p text:style-name="P4">
Description: Президент України Володимир Зеленський підписав указ про нагородження відзнакою "За мужність та відвагу" трьох бригад Збройних сил України. — Укрінформ.</text:p>
      <text:p text:style-name="P4">
Images: ["<text:a xlink:type="simple" xlink:href="https://static.ukrinform.com/photos/2022_07/thumb_files/630_360_1658265794-531.jpg" text:style-name="Internet_20_link" text:visited-style-name="Visited_20_Internet_20_Link">
630_360_16582...</text:a>
"]</text:p>
      <text:p text:style-name="P4">
Tags: ['Нагорода', 'ЗСУ', 'Зеленський', 'Війна з росією']</text:p>
      <text:p text:style-name="P4">
Type: Article</text:p>
      <!--METADATA-->
      <text:p text:style-name="P4">
<draw:frame draw:style-name="fr1" draw:name="Image219" text:anchor-type="as-char" svg:width="6.9236in" svg:height="3.956343in" draw:z-index="0">
<draw:image xlink:href="../Images/yкринформ/2023-05-06T17-18-00-03-00/630_360_1658265794-531.jpg" xlink:type="simple" xlink:show="embed" xlink:actuate="onLoad" draw:mime-type="image/jpeg"/>
</draw:frame>
 ПрезидентУкраїни Володимир Зеленський підписав указ про нагородження відзнакою "Замужність та відвагу" трьох бригад Збройних сил України.</text:p>
      <text:p text:style-name="P4">
Як передає Укрінформ, відповідний указ <text:a xlink:type="simple" xlink:href="https://www.president.gov.ua/documents/2652023-46693" text:style-name="Internet_20_link" text:visited-style-name="Visited_20_Internet_20_Link">
</text:a>
 опубліковано на сайтіглави держави.</text:p>
      <text:p text:style-name="P4">
Згідно з документом, Президент постановив <text:a xlink:type="simple" xlink:href="https://www.ukrinform.ua/tag-nagoroda" text:style-name="Internet_20_link" text:visited-style-name="Visited_20_Internet_20_Link">
 </text:a>
 з метою гідного вшанування мужності та героїзму, виявлених під часзахисту державного суверенітету, незалежності, територіальної цілісностіУкраїни почесною відзнакою "За мужність та відвагу" три бригади Сухопутнихвійськ Збройних сил України.</text:p>
      <text:p text:style-name="P4">
Так, почесною відзнакою "За мужність та відвагу" він відзначив 10-ту окремугірсько-штурмову бригаду "Едельвейс", 14-ту окрему механізовану бригаду іменікнязя Романа Великого та 56-ту окрему мотопіхотну Маріупольську бригаду.</text:p>
      <text:p text:style-name="P4">
<text:span text:style-name="T4">
Читайте також:</text:span>
 <text:a xlink:type="simple" xlink:href="https://www.ukrinform.ua/rubric-society/3705494-zaluznij-ukrainska-pihota-e-prikladom-stijkosti-vidvagi-j-nezlamnosti-duhu.html" text:style-name="Internet_20_link" text:visited-style-name="Visited_20_Internet_20_Link">
 </text:a>
</text:p>
      <text:p text:style-name="P4">
Як повідомляв <text:a xlink:type="simple" xlink:href="https://www.ukrinform.ua/rubric-society/3705527-zelenskij-podakuvav-pihotincam-za-muznist-stijkist-i-samopozertvu.html" text:style-name="Internet_20_link" text:visited-style-name="Visited_20_Internet_20_Link">
 </text:a>
 , 6 травняПрезидент Володимир Зеленський від імені українського народу подякувавпіхотинцям за звитягу та самовіддане виконання військового обов’язку,мужність, стійкість і самопожертву у боях з російським агресором.</text:p>
      <text:p text:style-name="P4">
6 травня українські піхотинці відзначають професійне свято – День піхотиЗбройних сил України, яке було встановлене у 2019 році тодішнім ПрезидентомПетром Порошенком.</text:p>
      <text:p text:style-name="P4">
<text:span text:style-name="T5">
Фото: ОП</text:span>
</text:p>
      <text:p text:style-name="P4">
Source: <text:a xlink:type="simple" xlink:href="https://www.ukrinform.ua/rubric-ato/3705694-zelenskij-nagorodiv-tri-brigadi-zsu-vidznakou-za-muznist-ta-vidvagu.html" text:style-name="Internet_20_link" text:visited-style-name="Visited_20_Internet_20_Link">
https://www.ukrinform.ua/rubric-ato/3705694-zelenskij-nagorodiv-tri-brigadi-zsu-vidznakou-za-muznist-ta-vidvagu.html</text:a>
</text:p>
      <!--NEWS-->
      <text:h text:style-name="P10" text:outline-level="1">
<text:span text:style-name="T4">
Мінцифри передало на фронт ще 100 дронів</text:span>
</text:h>
      <text:p text:style-name="P4">
Authors: Ukrinform (Person)</text:p>
      <text:p text:style-name="P4">
Publisher: Укринформ (Organization)</text:p>
      <text:p text:style-name="P4">
Published Time: 2023-05-06T17:23:00+03:00</text:p>
      <text:p text:style-name="P4">
Modified Time: 2023-05-06T17:23:00+03:00</text:p>
      <text:p text:style-name="P4">
Description: Міністерство цифрової трансформації передало на фронт 100 fpv-дронів Phoenix 03 Heavy ucav. — Укрінформ.</text:p>
      <text:p text:style-name="P4">
Images: ["<text:a xlink:type="simple" xlink:href="https://static.ukrinform.com/photos/2023_05/thumb_files/630_360_1683382962-716.jpg" text:style-name="Internet_20_link" text:visited-style-name="Visited_20_Internet_20_Link">
630_360_16833...</text:a>
"]</text:p>
      <text:p text:style-name="P4">
Tags: ['Безпілотник', 'ЗСУ', 'Мінцифри', 'Армія дронів']</text:p>
      <text:p text:style-name="P4">
Type: Article</text:p>
      <!--METADATA-->
      <text:p text:style-name="P4">
<draw:frame draw:style-name="fr1" draw:name="Image220" text:anchor-type="as-char" svg:width="6.9236in" svg:height="3.956343in" draw:z-index="0">
<draw:image xlink:href="../Images/yкринформ/2023-05-06T17-23-00-03-00/630_360_1683382962-716.jpg" xlink:type="simple" xlink:show="embed" xlink:actuate="onLoad" draw:mime-type="image/jpeg"/>
</draw:frame>
Міністерство цифрової трансформації передало на фронт 100 fpv-дронів Phoenix03 Heavy ucav.</text:p>
      <text:p text:style-name="P4">
Як передає Укрінформ, про це повідомляє віцепрем’єр-міністр з інновацій,розвитку освіти, науки та технологій – міністр цифрової трансформації МихайлоФедоров у <text:a xlink:type="simple" xlink:href="https://t.me/zedigital/3111" text:style-name="Internet_20_link" text:visited-style-name="Visited_20_Internet_20_Link">
 </text:a>
 .</text:p>
      <text:p text:style-name="P4">
«Передали на фронт вже 100 fpv-дронів Phoenix 03 Heavy ucav. Тому незабаромворог втратить ще дуже багато техніки», – зазначив Федоров.</text:p>
      <text:p text:style-name="P4">
Міністр також подякував за підтримку Армії дронів та наголосив, що чим більше<text:a xlink:type="simple" xlink:href="https://www.ukrinform.ua/tag-bezpilotnik" text:style-name="Internet_20_link" text:visited-style-name="Visited_20_Internet_20_Link">
 </text:a>
 на фронті, тим більше збереженихжиттів українських захисників і захисниць.</text:p>
      <text:p text:style-name="P4">
Як повідомлялося, «Армія дронів» – проєкт, започаткований Генеральним штабомЗСУ та Мінцифри. Це комплексна програма, в межах якої запланована системназакупівля дронів, їх ремонт, а також курси навчання відповідних фахівців.Проєкт стартував 1 липня 2022 року.</text:p>
      <text:p text:style-name="P4">
<text:span text:style-name="T4">
Читайте також:</text:span>
 <text:a xlink:type="simple" xlink:href="https://www.ukrinform.ua/rubric-ato/3704839-u-ramkah-proektu-armia-droniv-pidgotuvali-10-tisac-pilotiv-fedorov.html" text:style-name="Internet_20_link" text:visited-style-name="Visited_20_Internet_20_Link">
 <text:span text:style-name="T4">
Армія</text:span>
 <text:span text:style-name="T4">
дронів</text:span>
 </text:a>
</text:p>
      <text:p text:style-name="P4">
24 квітня для українських військовослужбовців на Бахмутському напрямкувідправили 100 дронів-камікадзе, придбаних за зібрані через United24 кошти.</text:p>
      <text:p text:style-name="P4">
Source: <text:a xlink:type="simple" xlink:href="https://www.ukrinform.ua/rubric-ato/3705695-mincifri-peredalo-na-front-se-100-droniv.html" text:style-name="Internet_20_link" text:visited-style-name="Visited_20_Internet_20_Link">
https://www.ukrinform.ua/rubric-ato/3705695-mincifri-peredalo-na-front-se-100-droniv.html</text:a>
</text:p>
      <!--NEWS-->
      <text:h text:style-name="P10" text:outline-level="1">
<text:span text:style-name="T4">
Президент присвоїв звання Героя України полковнику Сірченку та капітану Глєбову</text:span>
</text:h>
      <text:p text:style-name="P4">
Authors: Ukrinform (Person)</text:p>
      <text:p text:style-name="P4">
Publisher: Укринформ (Organization)</text:p>
      <text:p text:style-name="P4">
Published Time: 2023-05-06T17:30:00+03:00</text:p>
      <text:p text:style-name="P4">
Modified Time: 2023-05-06T17:30:00+03:00</text:p>
      <text:p text:style-name="P4">
Description: Президент Володимир Зеленський присвоїв звання Героя України полковнику Сергію Сірченку та посмертно — капітану Валерію Глєбову. — Укрінформ.</text:p>
      <text:p text:style-name="P4">
Images: ["<text:a xlink:type="simple" xlink:href="https://static.ukrinform.com/photos/2022_12/thumb_files/630_360_1671115306-366.jpeg" text:style-name="Internet_20_link" text:visited-style-name="Visited_20_Internet_20_Link">
630_360_16711...</text:a>
"]</text:p>
      <text:p text:style-name="P4">
Tags: ['Нагорода', 'Герой України', 'Зеленський', 'Війна з росією']</text:p>
      <text:p text:style-name="P4">
Type: Article</text:p>
      <!--METADATA-->
      <text:p text:style-name="P4">
<draw:frame draw:style-name="fr1" draw:name="Image221" text:anchor-type="as-char" svg:width="6.9236in" svg:height="3.956343in" draw:z-index="0">
<draw:image xlink:href="../Images/yкринформ/2023-05-06T17-30-00-03-00/630_360_1671115306-366.jpeg" xlink:type="simple" xlink:show="embed" xlink:actuate="onLoad" draw:mime-type="image/jpeg"/>
</draw:frame>
 ПрезидентВолодимир Зеленський присвоїв звання Героя України полковнику Сергію Сірченкута посмертно — капітану Валерію Глєбову.</text:p>
      <text:p text:style-name="P4">
Як передає Укрінформ, відповідні укази <text:a xlink:type="simple" xlink:href="https://www.president.gov.ua/documents/2632023-46685" text:style-name="Internet_20_link" text:visited-style-name="Visited_20_Internet_20_Link">
</text:a>
 та <text:a xlink:type="simple" xlink:href="https://www.president.gov.ua/documents/2632023-46685" text:style-name="Internet_20_link" text:visited-style-name="Visited_20_Internet_20_Link">
</text:a>
 оприлюднені на сайтіглави держави.</text:p>
      <text:p text:style-name="P4">
Звання <text:a xlink:type="simple" xlink:href="http://www.ukrinform.ua/tag-geroj-ukraini" text:style-name="Internet_20_link" text:visited-style-name="Visited_20_Internet_20_Link">
 </text:a>
 із врученням йудостоєнням ордена "Золота Зірка" присвоєні захисникам за особисту мужність ігероїзм, виявлені у захисті державного суверенітету й територіальноїцілісності України, та за самовіддане служіння українському народу.</text:p>
      <text:p text:style-name="P4">
<text:span text:style-name="T4">
Читайте також:</text:span>
 <text:a xlink:type="simple" xlink:href="https://www.ukrinform.ua/rubric-ato/3705694-zelenskij-nagorodiv-tri-brigadi-zsu-vidznakou-za-muznist-ta-vidvagu.html" text:style-name="Internet_20_link" text:visited-style-name="Visited_20_Internet_20_Link">
 <text:span text:style-name="T4">
нагородив</text:span>
 </text:a>
</text:p>
      <text:p text:style-name="P4">
Як повідомляв <text:a xlink:type="simple" xlink:href="https://www.ukrinform.ua/rubric-ato/3705413-zelenskij-vidznaciv-derzavnimi-nagorodami-153-vijskovosluzbovciv-130-iz-nih-posmertno.html" text:style-name="Internet_20_link" text:visited-style-name="Visited_20_Internet_20_Link">
 </text:a>
 , попереднім указом Президент відзначив державними нагородами153 військовослужбовців, 130 з них — посмертно.</text:p>
      <text:p text:style-name="P4">
<text:span text:style-name="T5">
Фото: ОП</text:span>
</text:p>
      <text:p text:style-name="P4">
Source: <text:a xlink:type="simple" xlink:href="https://www.ukrinform.ua/rubric-ato/3705697-prezident-prisvoiv-zvanna-geroa-ukraini-polkovniku-sicenku-ta-kapitanu-glebovu.html" text:style-name="Internet_20_link" text:visited-style-name="Visited_20_Internet_20_Link">
https://www.ukrinform.ua/rubric-ato/3705697-prezident-prisvoiv-zvanna-geroa-ukraini-polkovniku-sicenku-ta-kapitanu-glebovu.html</text:a>
</text:p>
      <!--NEWS-->
      <text:h text:style-name="P10" text:outline-level="1">
<text:span text:style-name="T4">
Футбол: «Дженоа» достроково піднявся в Серію А</text:span>
</text:h>
      <text:p text:style-name="P4">
Authors: Ukrinform (Person)</text:p>
      <text:p text:style-name="P4">
Publisher: Укринформ (Organization)</text:p>
      <text:p text:style-name="P4">
Published Time: 2023-05-06T17:36:44+03:00</text:p>
      <text:p text:style-name="P4">
Modified Time: 2023-05-06T17:36:44+03:00</text:p>
      <text:p text:style-name="P4">
Description: «Дженоа» забезпечив собі місце в Серії А на наступний сезон. — Укрінформ.</text:p>
      <text:p text:style-name="P4">
Images: ["<text:a xlink:type="simple" xlink:href="https://static.ukrinform.com/photos/2023_05/thumb_files/630_360_1683383720-359.jpg" text:style-name="Internet_20_link" text:visited-style-name="Visited_20_Internet_20_Link">
630_360_16833...</text:a>
"]</text:p>
      <text:p text:style-name="P4">
Tags: ['Футбол', 'Італія', 'Дженоа']</text:p>
      <text:p text:style-name="P4">
Type: Article</text:p>
      <!--METADATA-->
      <text:p text:style-name="P4">
<draw:frame draw:style-name="fr1" draw:name="Image222" text:anchor-type="as-char" svg:width="6.9236in" svg:height="3.956343in" draw:z-index="0">
<draw:image xlink:href="../Images/yкринформ/2023-05-06T17-36-44-03-00/630_360_1683383720-359.jpg" xlink:type="simple" xlink:show="embed" xlink:actuate="onLoad" draw:mime-type="image/jpeg"/>
</draw:frame>
 «Дженоа»забезпечив собі місце в Серії А на наступний сезон.</text:p>
      <text:p text:style-name="P4">
Як передає Укрінформ, з <text:a xlink:type="simple" xlink:href="https://ua.tribuna.com/uk/football/1000000064897-dzhenoa-vernulsya-v-seriyu-a/" text:style-name="Internet_20_link" text:visited-style-name="Visited_20_Internet_20_Link">
</text:a>
 на Tribuna.com.</text:p>
      <text:p text:style-name="P4">
У 36-у турі Серії В команда обіграла «Асколі» (2:1).</text:p>
      <text:p text:style-name="P4">
«Дженоа» набрав 70 очок і займає друге місце. На 4 очки більше у «Фрозіноне»,який раніше вже забезпечив собі прямий вихід. Третім йде «Барі» - 62 очки.</text:p>
      <text:p text:style-name="P4">
<text:span text:style-name="T4">
Читайте також:</text:span>
 <text:a xlink:type="simple" xlink:href="https://www.ukrinform.ua/rubric-sports/3705634-aponskij-klub-urava-red-dajmonds-vigrav-futbolnu-ligu-cempioniv-azii.html" text:style-name="Internet_20_link" text:visited-style-name="Visited_20_Internet_20_Link">
 <text:span text:style-name="T4">
футбол</text:span>
 </text:a>
</text:p>
      <text:p text:style-name="P4">
Як повідомлялося, «Дженоа» вилетів з Серії А у сезоні-2021/22. Тоді командазайняла 19-те місце. В тому сезоні одним із тренерів команди був АндрійШевченко.</text:p>
      <text:p text:style-name="P4">
Фото: twitter.com/GenoaCFC</text:p>
      <text:p text:style-name="P4">
Source: <text:a xlink:type="simple" xlink:href="https://www.ukrinform.ua/rubric-sports/3705698-futbol-dzenoa-dostrokovo-pidnavsa-v-seriu-a.html" text:style-name="Internet_20_link" text:visited-style-name="Visited_20_Internet_20_Link">
https://www.ukrinform.ua/rubric-sports/3705698-futbol-dzenoa-dostrokovo-pidnavsa-v-seriu-a.html</text:a>
</text:p>
      <!--NEWS-->
      <text:h text:style-name="P10" text:outline-level="1">
<text:span text:style-name="T4">
Король Чарльз III із королевою Камілою вийшли на балкон Букінгемського палацу</text:span>
</text:h>
      <text:p text:style-name="P4">
Authors: Ukrinform (Person)</text:p>
      <text:p text:style-name="P4">
Publisher: Укринформ (Organization)</text:p>
      <text:p text:style-name="P4">
Published Time: 2023-05-06T17:37:00+03:00</text:p>
      <text:p text:style-name="P4">
Modified Time: 2023-05-06T17:37:00+03:00</text:p>
      <text:p text:style-name="P4">
Description: Король Чарльз III разом із королевою Камілою піднялись на балкон Букінгемського палацу. — Укрінформ.</text:p>
      <text:p text:style-name="P4">
Images: ["<text:a xlink:type="simple" xlink:href="https://static.ukrinform.com/photos/2023_05/thumb_files/630_360_1683383591-596.jpg" text:style-name="Internet_20_link" text:visited-style-name="Visited_20_Internet_20_Link">
630_360_16833...</text:a>
", "<text:a xlink:type="simple" xlink:href="https://static.ukrinform.com/photos/2023_05/1683383683-315.jpg" text:style-name="Internet_20_link" text:visited-style-name="Visited_20_Internet_20_Link">
1683383683-31...</text:a>
", "<text:a xlink:type="simple" xlink:href="https://static.ukrinform.com/photos/2023_05/1683383682-952.jpg" text:style-name="Internet_20_link" text:visited-style-name="Visited_20_Internet_20_Link">
1683383682-95...</text:a>
", "<text:a xlink:type="simple" xlink:href="https://static.ukrinform.com/photos/2023_05/1683383683-263.jpg" text:style-name="Internet_20_link" text:visited-style-name="Visited_20_Internet_20_Link">
1683383683-26...</text:a>
", "<text:a xlink:type="simple" xlink:href="https://static.ukrinform.com/photos/2023_05/1683383734-261.jpg" text:style-name="Internet_20_link" text:visited-style-name="Visited_20_Internet_20_Link">
1683383734-26...</text:a>
"]</text:p>
      <text:p text:style-name="P4">
Tags: ['Британія', 'Чарльз ІІІ', 'Коронація']</text:p>
      <text:p text:style-name="P4">
Type: Article</text:p>
      <!--METADATA-->
      <text:p text:style-name="P4">
<draw:frame draw:style-name="fr1" draw:name="Image223" text:anchor-type="as-char" svg:width="6.9236in" svg:height="3.938709in" draw:z-index="0">
<draw:image xlink:href="../Images/yкринформ/2023-05-06T17-37-00-03-00/630_360_1683383591-596.jpg" xlink:type="simple" xlink:show="embed" xlink:actuate="onLoad" draw:mime-type="image/jpeg"/>
</draw:frame>
 КорольЧарльз III разом із королевою Камілою піднялись на балкон Букінгемськогопалацу.</text:p>
      <text:p text:style-name="P4">
Як передає Укрінформ, про це повідомляє <text:a xlink:type="simple" xlink:href="https://www.bbc.com/news/live/uk-65474712" text:style-name="Internet_20_link" text:visited-style-name="Visited_20_Internet_20_Link">
</text:a>
 .</text:p>
      <text:p text:style-name="P4">
Піднявшись на балкон палацу, нові король та королева привітали величезнийнатовп, який зібрався перед палацом.</text:p>
      <text:p text:style-name="P4">
<draw:frame draw:style-name="fr1" draw:name="Image224" text:anchor-type="as-char" svg:width="6.9236in" svg:height="4.615733in" draw:z-index="0">
<draw:image xlink:href="../Images/yкринформ/2023-05-06T17-37-00-03-00/1683383683-315.jpg" xlink:type="simple" xlink:show="embed" xlink:actuate="onLoad" draw:mime-type="image/jpeg"/>
</draw:frame>
</text:p>
      <text:p text:style-name="P4">
<draw:frame draw:style-name="fr1" draw:name="Image225" text:anchor-type="as-char" svg:width="6.9236in" svg:height="4.604638in" draw:z-index="0">
<draw:image xlink:href="../Images/yкринформ/2023-05-06T17-37-00-03-00/1683383682-952.jpg" xlink:type="simple" xlink:show="embed" xlink:actuate="onLoad" draw:mime-type="image/jpeg"/>
</draw:frame>
</text:p>
      <text:p text:style-name="P4">
До нових короля та королеви також приєдналися принц та принцеса Вельські таїхня родина. Деякі з онуків Камілли також були присутні на балконі.</text:p>
      <text:p text:style-name="P4">
<draw:frame draw:style-name="fr1" draw:name="Image226" text:anchor-type="as-char" svg:width="6.9236in" svg:height="4.604638in" draw:z-index="0">
<draw:image xlink:href="../Images/yкринформ/2023-05-06T17-37-00-03-00/1683383683-263.jpg" xlink:type="simple" xlink:show="embed" xlink:actuate="onLoad" draw:mime-type="image/jpeg"/>
</draw:frame>
</text:p>
      <text:p text:style-name="P4">
<draw:frame draw:style-name="fr1" draw:name="Image227" text:anchor-type="as-char" svg:width="6.9236in" svg:height="4.615733in" draw:z-index="0">
<draw:image xlink:href="../Images/yкринформ/2023-05-06T17-37-00-03-00/1683383734-261.jpg" xlink:type="simple" xlink:show="embed" xlink:actuate="onLoad" draw:mime-type="image/jpeg"/>
</draw:frame>
</text:p>
      <text:p text:style-name="P4">
<text:span text:style-name="T4">
Читайте також:</text:span>
 <text:a xlink:type="simple" xlink:href="https://www.ukrinform.ua/rubric-polytics/3705621-zelenska-i-smigal-u-vestminsterskomu-abatstvi-na-ceremonii-koronacii-carlza-iii.html" text:style-name="Internet_20_link" text:visited-style-name="Visited_20_Internet_20_Link">
 <text:span text:style-name="T4">
Чарльз</text:span>
 </text:a>
</text:p>
      <text:p text:style-name="P4">
Як повідомляв <text:a xlink:type="simple" xlink:href="https://www.ukrinform.ua/rubric-world/3705581-ceremonia-koronacii-carlza-iii.html" text:style-name="Internet_20_link" text:visited-style-name="Visited_20_Internet_20_Link">
 </text:a>
 , 6 травня у Вестмінстерському абатствівідбувається коронація Чарльза III. До Лондона запрошені високі делегації,серед них буде українська, тоді як російську не запросили.</text:p>
      <text:p text:style-name="P4">
<text:span text:style-name="T5">
Фото: Getty Images / PA Media</text:span>
</text:p>
      <text:p text:style-name="P4">
Source: <text:a xlink:type="simple" xlink:href="https://www.ukrinform.ua/rubric-world/3705699-korol-carlz-iii-iz-korolevou-kamilou-vijsli-na-balkon-bukingemskogo-palacu.html" text:style-name="Internet_20_link" text:visited-style-name="Visited_20_Internet_20_Link">
https://www.ukrinform.ua/rubric-world/3705699-korol-carlz-iii-iz-korolevou-kamilou-vijsli-na-balkon-bukingemskogo-palacu.html</text:a>
</text:p>
      <!--NEWS-->
      <text:h text:style-name="P10" text:outline-level="1">
<text:span text:style-name="T4">
У Міноборони закликали не шукати «глибоких сенсів» у заявах російських ватажків</text:span>
</text:h>
      <text:p text:style-name="P4">
Authors: Ukrinform (Person)</text:p>
      <text:p text:style-name="P4">
Publisher: Укринформ (Organization)</text:p>
      <text:p text:style-name="P4">
Published Time: 2023-05-06T17:53:31+03:00</text:p>
      <text:p text:style-name="P4">
Modified Time: 2023-05-06T17:53:31+03:00</text:p>
      <text:p text:style-name="P4">
Description: Заступниця міністра оборони Ганна Маляр закликала не шукати в заявах російських ватажків глибоких сенсів чи натяків на багатоходові комбінації. — Укрінформ.</text:p>
      <text:p text:style-name="P4">
Images: ["<text:a xlink:type="simple" xlink:href="https://static.ukrinform.com/photos/2022_08/thumb_files/630_360_1659616970-117.jpg" text:style-name="Internet_20_link" text:visited-style-name="Visited_20_Internet_20_Link">
630_360_16596...</text:a>
"]</text:p>
      <text:p text:style-name="P4">
Tags: ['Міноборони', 'ПВК "Вагнера"', 'Пригожин', 'Війна з росією', 'Ганна Маляр']</text:p>
      <text:p text:style-name="P4">
Type: Article</text:p>
      <!--METADATA-->
      <text:p text:style-name="P4">
<draw:frame draw:style-name="fr1" draw:name="Image228" text:anchor-type="as-char" svg:width="6.9236in" svg:height="3.956343in" draw:z-index="0">
<draw:image xlink:href="../Images/yкринформ/2023-05-06T17-53-31-03-00/630_360_1659616970-117.jpg" xlink:type="simple" xlink:show="embed" xlink:actuate="onLoad" draw:mime-type="image/jpeg"/>
</draw:frame>
 Заступницяміністра оборони Ганна Маляр закликала не шукати в заявах російських ватажківглибоких сенсів чи натяків на багатоходові комбінації.</text:p>
      <text:p text:style-name="P4">
Про це вона написала у <text:a xlink:type="simple" xlink:href="http://Про це вона написала в Телеграмі, передаєУкрінформ.  " text:style-name="Internet_20_link" text:visited-style-name="Visited_20_Internet_20_Link">
 </text:a>
 , передає Укрінформ.</text:p>
      <text:p text:style-name="P4">
"Як розцінювати відео та текстові заяви ворожих ватажків про їх плани? Ніяк.Не треба шукати в них глибокі сенси чи багатоходові комбінації", - зазначилаМаляр.</text:p>
      <text:p text:style-name="P4">
За її словами, ворог не змінив свої плани щодо України та має на метізавоювати всю її територію.</text:p>
      <text:p text:style-name="P4">
<text:span text:style-name="T4">
Читайте також:</text:span>
 <text:a xlink:type="simple" xlink:href="https://www.ukrinform.ua/rubric-ato/3703038-putin-ne-priznacav-komanduvaca-dla-vtorgnenna-v-ukrainu-sob-pripisati-peremogu-sobi-isw.html" text:style-name="Internet_20_link" text:visited-style-name="Visited_20_Internet_20_Link">
 <text:span text:style-name="T4">
путін</text:span>
 <text:span text:style-name="T4">
призначав</text:span>
</text:a>
</text:p>
      <text:p text:style-name="P4">
Так, після минулорічної невдалої спроби здійснення бліцкригу загарбникирухаються тепер поетапно.</text:p>
      <text:p text:style-name="P4">
"Точніше, намагаються рухатись, бо наші оборонці не дають їм це зробити", -зауважила Маляр.</text:p>
      <text:p text:style-name="P4">
Заступниця міністра наголосила, що, незалежно від сказаного, написаного чипоказаного ворогом, треба завжди бути готовим до найпідступніших сценаріїв,адже саме це росія й демонструє від початку війни.</text:p>
      <text:p text:style-name="P4">
<text:span text:style-name="T4">
Читайте також:</text:span>
 <text:a xlink:type="simple" xlink:href="https://www.ukrinform.ua/rubric-ato/3703276-zaavi-prigozina-pro-nestacu-resursiv-mozut-buti-vorozou-ipso-ekspert.html" text:style-name="Internet_20_link" text:visited-style-name="Visited_20_Internet_20_Link">
 <text:span text:style-name="T4">
пригожин</text:span>
 </text:a>
</text:p>
      <text:p text:style-name="P4">
Як повідомлялося, днями очільник приватної військової компанії <text:a xlink:type="simple" xlink:href="https://www.ukrinform.ua/tag-pvk-vagnera" text:style-name="Internet_20_link" text:visited-style-name="Visited_20_Internet_20_Link">
</text:a>
 євген пригожин заявив, ніби з 10травня виведе з Бахмута Донецької області своїх найманців. Причиною він назваввідмову міністерства оборони росії надати їм достатню кількість боєприпасів.</text:p>
      <text:p text:style-name="P4">
Військовий аналітик полковник Петро Черник висловив припущення, що заява провихід "вагнера" з Бахмута <text:a xlink:type="simple" xlink:href="https://www.ukrinform.ua/rubric-ato/3705211-zaava-pro-vihid-pvk-vagner-iz-bahmutu-moze-buti-vijskovou-hitristu-ekspert.html" text:style-name="Internet_20_link" text:visited-style-name="Visited_20_Internet_20_Link">
 </text:a>
 .</text:p>
      <text:p text:style-name="P4">
Source: <text:a xlink:type="simple" xlink:href="https://www.ukrinform.ua/rubric-ato/3705703-u-minoboroni-zaklikali-ne-sukati-glibokih-sensiv-u-zaavah-rosijskih-vatazkiv.html" text:style-name="Internet_20_link" text:visited-style-name="Visited_20_Internet_20_Link">
https://www.ukrinform.ua/rubric-ato/3705703-u-minoboroni-zaklikali-ne-sukati-glibokih-sensiv-u-zaavah-rosijskih-vatazkiv.html</text:a>
</text:p>
      <!--NEWS-->
      <text:h text:style-name="P10" text:outline-level="1">
<text:span text:style-name="T4">
Обстріл Харківщини: слідчі вилучили уламки російської ракети Х-101</text:span>
</text:h>
      <text:p text:style-name="P4">
Authors: Ukrinform (Person)</text:p>
      <text:p text:style-name="P4">
Publisher: Укринформ (Organization)</text:p>
      <text:p text:style-name="P4">
Published Time: 2023-05-06T18:04:00+03:00</text:p>
      <text:p text:style-name="P4">
Modified Time: 2023-05-06T18:04:00+03:00</text:p>
      <text:p text:style-name="P4">
Description: На Харківщині слідчі вилучили уламки ракети Х-101, якою війська рф ударили по Ізюмському району ввечері 5 травня. — Укрінформ.</text:p>
      <text:p text:style-name="P4">
Images: ["<text:a xlink:type="simple" xlink:href="https://static.ukrinform.com/photos/2023_05/thumb_files/630_360_1683385463-476.jpg" text:style-name="Internet_20_link" text:visited-style-name="Visited_20_Internet_20_Link">
630_360_16833...</text:a>
"]</text:p>
      <text:p text:style-name="P4">
Tags: ['Прокуратура', 'Ракета', 'Харківщина', 'Війна з росією']</text:p>
      <text:p text:style-name="P4">
Type: Article</text:p>
      <!--METADATA-->
      <text:p text:style-name="P4">
<draw:frame draw:style-name="fr1" draw:name="Image229" text:anchor-type="as-char" svg:width="6.9236in" svg:height="3.956343in" draw:z-index="0">
<draw:image xlink:href="../Images/yкринформ/2023-05-06T18-04-00-03-00/630_360_1683385463-476.jpg" xlink:type="simple" xlink:show="embed" xlink:actuate="onLoad" draw:mime-type="image/jpeg"/>
</draw:frame>
 НаХарківщині слідчі вилучили уламки ракети Х-101, якою війська рф ударили поІзюмському району ввечері 5 травня.</text:p>
      <text:p text:style-name="P4">
Про це повідомила у <text:a xlink:type="simple" xlink:href="https://t.me/prokuratura_kharkiv/8945" text:style-name="Internet_20_link" text:visited-style-name="Visited_20_Internet_20_Link">
 </text:a>
 пресслужбаХарківської обласної прокуратури, передає Укрінформ.</text:p>
      <text:p text:style-name="P4">
«За даними слідства, ввечері 5 травня окупанти завдали ракетного удару по селуЧистоводівка Ізюмського району. Ракета впала біля приватного житловогосектору: пошкоджено низку будинків та господарських споруд. Внаслідок обстрілуутворилась вирва глибиною близько 7 м та діаметром 10 м. З місця подіїправоохоронці вилучили уламки ракети. За попередніми даними, це була <text:a xlink:type="simple" xlink:href="https://www.ukrinform.ua/tag-raketa" text:style-name="Internet_20_link" text:visited-style-name="Visited_20_Internet_20_Link">
</text:a>
 типу Х-101», - ідеться в повідомленні.</text:p>
      <text:p text:style-name="P4">
Слідчо-прокурорська група зібрала речові докази та задокументувала наслідкивоєнного злочину держави-агресора.</text:p>
      <text:p text:style-name="P4">
<text:span text:style-name="T4">
Читайте також:</text:span>
 <text:a xlink:type="simple" xlink:href="https://www.ukrinform.ua/rubric-ato/3705520-povitrani-sili-pidtverdili-zbitta-kindzala-ukrainskou-ppo.html" text:style-name="Internet_20_link" text:visited-style-name="Visited_20_Internet_20_Link">
 </text:a>
</text:p>
      <text:p text:style-name="P4">
Розпочато досудове розслідування за фактом порушення законів та звичаїв війни(ч. 1 ст. 438 КК України).</text:p>
      <text:p text:style-name="P4">
Як повідомлялося, протягом минулої доби ворог з артилерії, мінометів та іншогоозброєння обстрілював прикордонні та прифронтові населені пункти Харківського,Чугуївського, Ізюмського та Куп'янського районів області.</text:p>
      <text:p text:style-name="P4">
Source: <text:a xlink:type="simple" xlink:href="https://www.ukrinform.ua/rubric-ato/3705707-obstril-harkivsini-slidci-vilucili-ulamki-rosijskoi-raketi-h101.html" text:style-name="Internet_20_link" text:visited-style-name="Visited_20_Internet_20_Link">
https://www.ukrinform.ua/rubric-ato/3705707-obstril-harkivsini-slidci-vilucili-ulamki-rosijskoi-raketi-h101.html</text:a>
</text:p>
      <!--NEWS-->
      <text:h text:style-name="P10" text:outline-level="1">
<text:span text:style-name="T4">
Зеленський вручив нагороди воїнам-піхотинцям</text:span>
</text:h>
      <text:p text:style-name="P4">
Authors: Ukrinform (Person)</text:p>
      <text:p text:style-name="P4">
Publisher: Укринформ (Organization)</text:p>
      <text:p text:style-name="P4">
Published Time: 2023-05-06T18:20:00+03:00</text:p>
      <text:p text:style-name="P4">
Modified Time: 2023-05-06T18:20:00+03:00</text:p>
      <text:p text:style-name="P4">
Description: Президент Володимир Зеленський привітав воїнів-піхотинців і вручив їм державні нагороди. — Укрінформ.</text:p>
      <text:p text:style-name="P4">
Images: ["<text:a xlink:type="simple" xlink:href="https://static.ukrinform.com/photos/2023_05/thumb_files/630_360_1683386349-122.jpeg" text:style-name="Internet_20_link" text:visited-style-name="Visited_20_Internet_20_Link">
630_360_16833...</text:a>
"]</text:p>
      <text:p text:style-name="P4">
Tags: ['Нагорода', 'ЗСУ', 'Зеленський', 'Війна з росією']</text:p>
      <text:p text:style-name="P4">
Type: Article</text:p>
      <!--METADATA-->
      <text:p text:style-name="P4">
<draw:frame draw:style-name="fr1" draw:name="Image230" text:anchor-type="as-char" svg:width="6.9236in" svg:height="3.956343in" draw:z-index="0">
<draw:image xlink:href="../Images/yкринформ/2023-05-06T18-20-00-03-00/630_360_1683386349-122.jpeg" xlink:type="simple" xlink:show="embed" xlink:actuate="onLoad" draw:mime-type="image/jpeg"/>
</draw:frame>
 ПрезидентВолодимир Зеленський привітав воїнів-піхотинців і вручив їм державні нагороди.</text:p>
      <text:p text:style-name="P4">
Як передає Укрінформ, це повідомляє <text:a xlink:type="simple" xlink:href="https://www.president.gov.ua/news/prezident-na-urochistostyah-z-nagodi-dnya-pihoti-sho-b-ne-ro-82737" text:style-name="Internet_20_link" text:visited-style-name="Visited_20_Internet_20_Link">
</text:a>
 Офісу Президента.</text:p>
      <text:p text:style-name="P4">
<text:span text:style-name="T4">
<text:span text:style-name="T5">
Відео:</text:span>
 </text:span>
 <text:a xlink:type="simple" xlink:href="https://t.me/V_Zelenskiy_official/6144" text:style-name="Internet_20_link" text:visited-style-name="Visited_20_Internet_20_Link">
 <text:span text:style-name="T5">
Zelenskiy/official</text:span>
 </text:a>
</text:p>
      <text:p text:style-name="P4">
«Сьогодні Україна відзначає хоробрість та силу воїнів-піхотинців – те, що даєнашій державі найвагоміший результат, незламність нашої оборони. Велика честьсьогодні вітати вас з Днем піхоти, це честь для мене щодня представляти увідносинах зі світом зокрема таких наших воїнів, якими є наші піхотинці, –взірцеву українську хоробрість, взірцеву українську стійкість», – підкреслив <text:a xlink:type="simple" xlink:href="https://www.ukrinform.ua/tag-zelenskij" text:style-name="Internet_20_link" text:visited-style-name="Visited_20_Internet_20_Link">
</text:a>
 .</text:p>
      <text:p text:style-name="P4">
Урочиста подія відбулася в Маріїнському палаці, де Президент зазначив, щосвітові не просто позбуватись багатолітніх ілюзій про нібито нездоланну росію,але українські воїни, зокрема піхотинці, долають це начебто непереможне зло, ісвоєю стійкістю та сміливістю змінюють історію, об’єднуючи світ довколаУкраїни.</text:p>
      <text:p text:style-name="P4">
<text:span text:style-name="T4">
Читайте також:</text:span>
 <text:a xlink:type="simple" xlink:href="https://www.ukrinform.ua/rubric-society/3705494-zaluznij-ukrainska-pihota-e-prikladom-stijkosti-vidvagi-j-nezlamnosti-duhu.html" text:style-name="Internet_20_link" text:visited-style-name="Visited_20_Internet_20_Link">
 <text:span text:style-name="T4">
Залужний</text:span>
 </text:a>
</text:p>
      <text:p text:style-name="P4">
Глава держави ще раз нагадав, що великі воїни віддали своє життя, щоб Українажила і перемагала. Він побажав піхотинцям і надалі бути надійною, незламноюосновою героїчної оборони України, а також з нагоди свята вручив державнінагороди.</text:p>
      <text:p text:style-name="P4">
Зокрема, найвище звання Герой України із врученням ордена «Золота зірка»присвоєно командиру 56-ї окремої механізованої бригади полковнику СергіюСірченку.</text:p>
      <text:p text:style-name="P4">
Повідомляється, що полковник брав участь у заходах зі стримування збройноїагресії в Луганській та Донецькій областях з 2014 по 2018 роки. У деньповномасштабного вторгнення росії 24 лютого організував ефективну розвідку, щодозволило забезпечити надійну оборону в зоні відповідальності бригади.Виконував низку бойових завдань у Запорізькій області, на Донеччині, зокрема уВугледарі, Бахмуті та Бахмутському районі.</text:p>
      <text:p text:style-name="P4">
<text:span text:style-name="T4">
Читайте також:</text:span>
 <text:a xlink:type="simple" xlink:href="https://www.ukrinform.ua/rubric-ato/3705589-naev-pihota-e-markerom-ukrainskoi-teritorii-za-ii-spinou-zitta-ta-vilna-ukraina.html" text:style-name="Internet_20_link" text:visited-style-name="Visited_20_Internet_20_Link">
 <text:span text:style-name="T4">
Наєв</text:span>
 </text:a>
</text:p>
      <text:p text:style-name="P4">
Також Зеленський держави передав «Золоту зірку» донці командира мотопіхотноїроти капітана Валерія Глєбова, якого удостоєно звання Героя України посмертно.</text:p>
      <text:p text:style-name="P4">
Валерій Глєбов був учасником АТО та ООС з 2015 по 2021 роки. Особисті тапрофесійні якості командира дозволяли його підрозділу утримувати ділянкуфронту на Ізюмському напрямку, а також проводити наступальні дії. Згодом йогопідрозділ вдало організував оборону на Бахмутському векторі. Капітан загинувнаприкінці листопада 2022 року в м. Бахмут, де під час мінометного обстрілуотримав поранення, несумісні з життям.</text:p>
      <text:p text:style-name="P4">
Нагороди з рук Президента також отримали ще 14 військовослужбовців – бійцібули відзначені орденами Богдана Хмельницького ІІІ ступеня, «За мужність» ІІта ІІІ ступеня, Данила Галицького, медалями «За військову службу Україні» і«Захиснику Вітчизни».</text:p>
      <text:p text:style-name="P4">
Крім того, почесну відзнаку «За мужність та відвагу» отримали три військовічастини Сухопутних військ ЗСУ: 10-та окрема гірсько-штурмова бригада«Едельвейс», 14-та окрема механізована бригада імені князя Романа Великого та56-та окрема мотопіхотна Маріупольська бригада. Глава держави вручивкомандирам військових частин стрічку до їхніх бойових прапорів. У відповідькомандир 10-ї ОГШБ подарував Президентові шеврон і планкетку його бригади.</text:p>
      <text:p text:style-name="P4">
«Держава стоїть міцно, бо ви воюєте гідно – разом із усіма українськими силамиоборони та безпеки! Я дякую вам за це!» - додав Зеленський.</text:p>
      <text:p text:style-name="P4">
<text:span text:style-name="T4">
Читайте також:</text:span>
 <text:a xlink:type="simple" xlink:href="https://www.ukrinform.ua/rubric-ato/3705597-vdali-kontrnastupalni-operacii-stali-mozlivimi-zavdaki-profesionalizmu-pihoti-sirskij.html" text:style-name="Internet_20_link" text:visited-style-name="Visited_20_Internet_20_Link">
 <text:span text:style-name="T4">
Сирський</text:span>
 </text:a>
</text:p>
      <text:p text:style-name="P4">
Як повідомлялося, 6 травня українські піхотинці відзначають професійне свято –День піхоти Збройних сил України, яке було встановлене у 2019 році тодішнімПрезидентом Петром Порошенком.</text:p>
      <text:p text:style-name="P4">
<text:span text:style-name="T5">
Фото: president.gov.ua</text:span>
</text:p>
      <text:p text:style-name="P4">
Source: <text:a xlink:type="simple" xlink:href="https://www.ukrinform.ua/rubric-ato/3705709-zelenskij-vruciv-nagorodi-voinampihotincam.html" text:style-name="Internet_20_link" text:visited-style-name="Visited_20_Internet_20_Link">
https://www.ukrinform.ua/rubric-ato/3705709-zelenskij-vruciv-nagorodi-voinampihotincam.html</text:a>
</text:p>
      <!--NEWS-->
      <text:h text:style-name="P10" text:outline-level="1">
<text:span text:style-name="T4">
Жителів Запорізької області закликають повідомляти у чат-бот «єВорог» про російську техніку</text:span>
</text:h>
      <text:p text:style-name="P4">
Authors: Ukrinform (Person)</text:p>
      <text:p text:style-name="P4">
Publisher: Укринформ (Organization)</text:p>
      <text:p text:style-name="P4">
Published Time: 2023-05-06T18:39:00+03:00</text:p>
      <text:p text:style-name="P4">
Modified Time: 2023-05-06T18:39:00+03:00</text:p>
      <text:p text:style-name="P4">
Description: Віцепрем’єр-міністр з інновацій, розвитку освіти, науки та технологій – міністр цифрової трансформації Михайло Федоров закликає громадян повідомляти про колони військової техніки російської армії на захоплених територіях Запорізької області за допомогою чат-бота “єВорог”. — Укрінформ.</text:p>
      <text:p text:style-name="P4">
Images: ["<text:a xlink:type="simple" xlink:href="https://static.ukrinform.com/photos/2022_08/thumb_files/630_360_1659680502-569.jpg" text:style-name="Internet_20_link" text:visited-style-name="Visited_20_Internet_20_Link">
630_360_16596...</text:a>
"]</text:p>
      <text:p text:style-name="P4">
Tags: ['Російські військові', 'Військова техніка', 'Мінцифри', 'Запоріжжя', 'Чат-бот', 'Війна з росією', 'єВорог']</text:p>
      <text:p text:style-name="P4">
Type: Article</text:p>
      <!--METADATA-->
      <text:p text:style-name="P4">
<draw:frame draw:style-name="fr1" draw:name="Image231" text:anchor-type="as-char" svg:width="6.9236in" svg:height="3.956343in" draw:z-index="0">
<draw:image xlink:href="../Images/yкринформ/2023-05-06T18-39-00-03-00/630_360_1659680502-569.jpg" xlink:type="simple" xlink:show="embed" xlink:actuate="onLoad" draw:mime-type="image/jpeg"/>
</draw:frame>
Віцепрем’єр-міністр з інновацій, розвитку освіти, науки та технологій –міністр цифрової трансформації Михайло Федоров закликає громадян повідомлятипро колони військової техніки російської армії на захоплених територіяхЗапорізької області за допомогою чат-бота “єВорог”.</text:p>
      <text:p text:style-name="P4">
Як передає Укрінформ, відповідний заклик Федоров опублікував у <text:a xlink:type="simple" xlink:href="https://t.me/zedigital/3112" text:style-name="Internet_20_link" text:visited-style-name="Visited_20_Internet_20_Link">
</text:a>
 .</text:p>
      <text:p text:style-name="P4">
“Військовим дуже потрібна ваша допомога в Запорізькій області — надсилайтезаявки про <text:a xlink:type="simple" xlink:href="https://www.ukrinform.ua/tag-vijskova-tehnika" text:style-name="Internet_20_link" text:visited-style-name="Visited_20_Internet_20_Link">
 </text:a>
 росіян у єВорог@evorog_bot”, - написав Федоров.</text:p>
      <text:p text:style-name="P4">
Зокрема, він просить надсилати інформацію про Василівку, Токмак, Кам’янку-Дніпровську, Дніпрорудне, Енергодар та Пологи.</text:p>
      <text:p text:style-name="P4">
“Пишіть, якщо бачите там танки, БТРи, бензовози, ракетні комплекси С300,Іскандери. Або переміщення колон техніки та скупчення особового складу. Ціннекожне повідомлення”, — закликав Федоров.</text:p>
      <text:p text:style-name="P4">
<text:span text:style-name="T4">
Читайте також:</text:span>
 <text:a xlink:type="simple" xlink:href="https://www.ukrinform.ua/rubric-ato/3705600-rosiani-vdarili-po-zaporizzu-z-iskandera-ta-104-razi-za-dobu-obstrilali-oblast.html" text:style-name="Internet_20_link" text:visited-style-name="Visited_20_Internet_20_Link">
 <text:span text:style-name="T4">
Запоріжжю</text:span>
 </text:a>
</text:p>
      <text:p text:style-name="P4">
Окрім того, він пропонує за можливості обережно робити фото та відео. Федороврадить перед цим переконатися, що росіяни не бачать особу, яка збирає дані.</text:p>
      <text:p text:style-name="P4">
Одразу після відправлення у єВорог слід видалити листування з чат-ботом та всінадіслані дані.</text:p>
      <text:p text:style-name="P4">
Як повідомляв Укрінформ, <text:a xlink:type="simple" xlink:href="https://www.ukrinform.ua/rubric-ato/3705695-mincifri-peredalo-na-front-se-100-droniv.html" text:style-name="Internet_20_link" text:visited-style-name="Visited_20_Internet_20_Link">
 </text:a>
 на фронт 100 fpv-дронів Phoenix 03 Heavy ucav.</text:p>
      <text:p text:style-name="P4">
Source: <text:a xlink:type="simple" xlink:href="https://www.ukrinform.ua/rubric-ato/3705712-ziteliv-zaporizkoi-oblasti-zaklikaut-povidomlati-u-catbot-evorog-pro-rosijsku-tehniku.html" text:style-name="Internet_20_link" text:visited-style-name="Visited_20_Internet_20_Link">
https://www.ukrinform.ua/rubric-ato/3705712-ziteliv-zaporizkoi-oblasti-zaklikaut-povidomlati-u-catbot-evorog-pro-rosijsku-tehniku.html</text:a>
</text:p>
      <!--NEWS-->
      <text:h text:style-name="P10" text:outline-level="1">
<text:span text:style-name="T4">
Берлусконі з лікарні записав відеозвернення до однопартійців</text:span>
</text:h>
      <text:p text:style-name="P4">
Authors: Ukrinform (Person)</text:p>
      <text:p text:style-name="P4">
Publisher: Укринформ (Organization)</text:p>
      <text:p text:style-name="P4">
Published Time: 2023-05-06T18:49:00+03:00</text:p>
      <text:p text:style-name="P4">
Modified Time: 2023-05-06T18:49:00+03:00</text:p>
      <text:p text:style-name="P4">
Description: 86-річний італійський політик Сільвіо Берлусконі, який був шпиталізований на початку квітня через лейкемію, записав відеозвернення до однопартійців. — Укрінформ.</text:p>
      <text:p text:style-name="P4">
Images: ["<text:a xlink:type="simple" xlink:href="https://static.ukrinform.com/photos/2023_05/thumb_files/630_360_1683387754-406.jpg" text:style-name="Internet_20_link" text:visited-style-name="Visited_20_Internet_20_Link">
630_360_16833...</text:a>
"]</text:p>
      <text:p text:style-name="P4">
Tags: ['Берлусконі', 'Італія', 'Партія']</text:p>
      <text:p text:style-name="P4">
Type: Article</text:p>
      <!--METADATA-->
      <text:p text:style-name="P4">
<draw:frame draw:style-name="fr1" draw:name="Image232" text:anchor-type="as-char" svg:width="6.9236in" svg:height="3.956343in" draw:z-index="0">
<draw:image xlink:href="../Images/yкринформ/2023-05-06T18-49-00-03-00/630_360_1683387754-406.jpg" xlink:type="simple" xlink:show="embed" xlink:actuate="onLoad" draw:mime-type="image/jpeg"/>
</draw:frame>
 86-річнийіталійський політик Сільвіо Берлусконі, який був шпиталізований на початкуквітня через лейкемію, записав відеозвернення до однопартійців.</text:p>
      <text:p text:style-name="P4">
Як передає Укрінформ, про це повідомляє агенція <text:a xlink:type="simple" xlink:href="https://www.ansa.it/sito/notizie/politica/2023/05/06/berlusconi-in-video-sono-qui-per-voi-standing-ovation-alla-convention-di-fi_8fb674b2-5a33-4180-9b6b-f25f732e6da3.html" text:style-name="Internet_20_link" text:visited-style-name="Visited_20_Internet_20_Link">
</text:a>
</text:p>
      <text:p text:style-name="P4">
Своє звернення Берлусоні записав з лікарні. Присутні в залі члени його партії"Вперед, Італіє!" зустріли звернення свого лідера оплесками стоячки.</text:p>
      <text:p text:style-name="P4">
Коротке 20-хвилинне звернення Берлусконі присвятив розмірковуванням про своєрішення прийти у політику три десятки років тому та роль своєї партії уполітичному житті Італії.</text:p>
      <text:p text:style-name="P4">
<text:span text:style-name="T4">
Читайте також:</text:span>
 <text:a xlink:type="simple" xlink:href="https://www.ukrinform.ua/rubric-polytics/3669365-u-mzs-ukraini-nagadali-ak-berluskoni-ciluvav-ruki-kaddafi.html" text:style-name="Internet_20_link" text:visited-style-name="Visited_20_Internet_20_Link">
 <text:span text:style-name="T4">
Берлусконі</text:span>
 </text:a>
</text:p>
      <text:p text:style-name="P4">
Як повідомлялося, 5 квітня Берлусконі, який чотири рази обіймав посадупрем’єр-міністра Італії, <text:a xlink:type="simple" xlink:href="https://www.ukrinform.ua/rubric-world/3692020-ekspremer-italii-berluskoni-potrapiv-do-reanimacii.html" text:style-name="Internet_20_link" text:visited-style-name="Visited_20_Internet_20_Link">
 </text:a>
міланської лікарні Сан-Раффаеле.</text:p>
      <text:p text:style-name="P4">
Згодом медики повідомили, що Берлусконі вже деякий час <text:a xlink:type="simple" xlink:href="https://www.ukrinform.ua/tag-berluskoni" text:style-name="Internet_20_link" text:visited-style-name="Visited_20_Internet_20_Link">
</text:a>
 та потрапив у реанімацію черезлегеневу інфекцію.</text:p>
      <text:p text:style-name="P4">
<text:span text:style-name="T5">
Фото: ANSA</text:span>
</text:p>
      <text:p text:style-name="P4">
Source: <text:a xlink:type="simple" xlink:href="https://www.ukrinform.ua/rubric-world/3705715-berluskoni-z-likarni-zapisav-videozvernenna-do-odnopartijciv.html" text:style-name="Internet_20_link" text:visited-style-name="Visited_20_Internet_20_Link">
https://www.ukrinform.ua/rubric-world/3705715-berluskoni-z-likarni-zapisav-videozvernenna-do-odnopartijciv.html</text:a>
</text:p>
      <!--NEWS-->
      <text:h text:style-name="P10" text:outline-level="1">
<text:span text:style-name="T4">
АПЛ: «Челсі» перервав шестиматчеву програшну серію у всіх турнірах</text:span>
</text:h>
      <text:p text:style-name="P4">
Authors: Ukrinform (Person)</text:p>
      <text:p text:style-name="P4">
Publisher: Укринформ (Organization)</text:p>
      <text:p text:style-name="P4">
Published Time: 2023-05-06T18:55:39+03:00</text:p>
      <text:p text:style-name="P4">
Modified Time: 2023-05-06T18:55:39+03:00</text:p>
      <text:p text:style-name="P4">
Description: «Аристократи» здобули першу перемогу в останніх 10 матчах у всіх турнірах. — Укрінформ.</text:p>
      <text:p text:style-name="P4">
Images: ["<text:a xlink:type="simple" xlink:href="https://static.ukrinform.com/photos/2023_05/thumb_files/630_360_1683388220-745.jpg" text:style-name="Internet_20_link" text:visited-style-name="Visited_20_Internet_20_Link">
630_360_16833...</text:a>
"]</text:p>
      <text:p text:style-name="P4">
Tags: ['Челсі', 'АПЛ']</text:p>
      <text:p text:style-name="P4">
Type: Article</text:p>
      <!--METADATA-->
      <text:p text:style-name="P4">
<draw:frame draw:style-name="fr1" draw:name="Image233" text:anchor-type="as-char" svg:width="6.9236in" svg:height="3.956343in" draw:z-index="0">
<draw:image xlink:href="../Images/yкринформ/2023-05-06T18-55-39-03-00/630_360_1683388220-745.jpg" xlink:type="simple" xlink:show="embed" xlink:actuate="onLoad" draw:mime-type="image/jpeg"/>
</draw:frame>
«Аристократи» здобули першу перемогу в останніх 10 матчах у всіх турнірах.</text:p>
      <text:p text:style-name="P4">
«Челсі» на чужому полі здолав «Борнмут» 3:1 в 35-у турі Англійської прем'єр-ліги, передає Укрінформ.</text:p>
      <text:p text:style-name="P4">
У складі «Челсі» відзначилися Галлагер, Бадьяшиль і Фелікс. «Вишні» відповілиточним ударом Віньї.</text:p>
      <text:p text:style-name="P4">
Український вінгер «Челсі» Михайло Мудрик вийшов на поле у стартовому складі,але не відзначився результативними діями і пішов з поля на 63-й хвилині.Захисник «Борнмута» Ілля Забарний залишився на лаві для запасних.</text:p>
      <text:p text:style-name="P4">
Перемога дозволила підопічним Френка Лемпарда піднятися на 11-у сходинку втаблиці, «вишні» - 14-і.</text:p>
      <text:p text:style-name="P4">
<text:span text:style-name="T4">
Читайте також:</text:span>
 <text:a xlink:type="simple" xlink:href="https://www.ukrinform.ua/rubric-sports/3705698-futbol-dzenoa-dostrokovo-pidnavsa-v-seriu-a.html" text:style-name="Internet_20_link" text:visited-style-name="Visited_20_Internet_20_Link">
 <text:span text:style-name="T4">
Футбол</text:span>
 </text:a>
</text:p>
      <text:p text:style-name="P4">
Як повідомлялося, «Манчестер Сіті» очолює АПЛ, маючи в активі 82 пункти після34-х матчів.</text:p>
      <text:p text:style-name="P4">
Фото: twitter.com/ChelseaFC</text:p>
      <text:p text:style-name="P4">
Source: <text:a xlink:type="simple" xlink:href="https://www.ukrinform.ua/rubric-sports/3705716-apl-celsi-perervav-sestimatcevu-prograsnu-seriu-u-vsih-turnirah.html" text:style-name="Internet_20_link" text:visited-style-name="Visited_20_Internet_20_Link">
https://www.ukrinform.ua/rubric-sports/3705716-apl-celsi-perervav-sestimatcevu-prograsnu-seriu-u-vsih-turnirah.html</text:a>
</text:p>
      <!--NEWS-->
      <text:h text:style-name="P10" text:outline-level="1">
<text:span text:style-name="T4">
армія рф обстріляла Херсонщину, поранена жінка</text:span>
</text:h>
      <text:p text:style-name="P4">
Authors: Ukrinform (Person)</text:p>
      <text:p text:style-name="P4">
Publisher: Укринформ (Organization)</text:p>
      <text:p text:style-name="P4">
Published Time: 2023-05-06T18:56:00+03:00</text:p>
      <text:p text:style-name="P4">
Modified Time: 2023-05-06T18:56:00+03:00</text:p>
      <text:p text:style-name="P4">
Description: Армія російської федерації у суботу обстріляла Херсонську область, внаслідок чого отримала поранення жінка. — Укрінформ.</text:p>
      <text:p text:style-name="P4">
Images: ["<text:a xlink:type="simple" xlink:href="https://static.ukrinform.com/photos/2023_05/thumb_files/630_360_1683388433-936.jpeg" text:style-name="Internet_20_link" text:visited-style-name="Visited_20_Internet_20_Link">
630_360_16833...</text:a>
", "<text:a xlink:type="simple" xlink:href="https://static.ukrinform.com/photos/2023_05/1683388433-265.jpeg" text:style-name="Internet_20_link" text:visited-style-name="Visited_20_Internet_20_Link">
1683388433-26...</text:a>
"]</text:p>
      <text:p text:style-name="P4">
Tags: ['Херсонщина', 'Війна з росією']</text:p>
      <text:p text:style-name="P4">
Type: Article</text:p>
      <!--METADATA-->
      <text:p text:style-name="P4">
<draw:frame draw:style-name="fr1" draw:name="Image234" text:anchor-type="as-char" svg:width="6.9236in" svg:height="3.956343in" draw:z-index="0">
<draw:image xlink:href="../Images/yкринформ/2023-05-06T18-56-00-03-00/630_360_1683388433-936.jpeg" xlink:type="simple" xlink:show="embed" xlink:actuate="onLoad" draw:mime-type="image/jpeg"/>
</draw:frame>
 Арміяросійської федерації у суботу обстріляла Херсонську область, внаслідок чогоотримала поранення жінка.</text:p>
      <text:p text:style-name="P4">
Як передає Укрінформ, про це Офіс генерального прокурора повідомляє у <text:a xlink:type="simple" xlink:href="https://t.me/pgo_gov_ua/11909" text:style-name="Internet_20_link" text:visited-style-name="Visited_20_Internet_20_Link">
</text:a>
 .</text:p>
      <text:p text:style-name="P4">
<draw:frame draw:style-name="fr1" draw:name="Image235" text:anchor-type="as-char" svg:width="6.9236in" svg:height="3.4618in" draw:z-index="0">
<draw:image xlink:href="../Images/yкринформ/2023-05-06T18-56-00-03-00/1683388433-265.jpeg" xlink:type="simple" xlink:show="embed" xlink:actuate="onLoad" draw:mime-type="image/jpeg"/>
</draw:frame>
</text:p>
      <text:p text:style-name="P4">
За даними слідства, 6 травня російські війська вчергове обстріляли один змікрорайонів міста Херсон та приміські населені пункти.</text:p>
      <text:p text:style-name="P4">
Через влучання ворожого снаряду у приватний будинок в одному з селищ пораненняотримала жінка.</text:p>
      <text:p text:style-name="P4">
<text:span text:style-name="T4">
Читайте також:</text:span>
 <text:a xlink:type="simple" xlink:href="https://www.ukrinform.ua/rubric-ato/3705707-obstril-harkivsini-slidci-vilucili-ulamki-rosijskoi-raketi-h101.html" text:style-name="Internet_20_link" text:visited-style-name="Visited_20_Internet_20_Link">
 <text:span text:style-name="T4">
Обстріл</text:span>
 </text:a>
</text:p>
      <text:p text:style-name="P4">
За процесуального керівництва Херсонської окружної прокуратури розпочатодосудове розслідування у кримінальному провадженні за фактом порушення законівта звичаїв війни (ч. 1 ст. 438 Кримінального кодексу України).</text:p>
      <text:p text:style-name="P4">
Прокурори продовжують вживати всі належні та можливі заходи для документуваннявоєнних злочинів, вчинених представниками збройних сил російської федерації.</text:p>
      <text:p text:style-name="P4">
Як повідомляв Укрінформ, армія російської федерації за минулу добу, 5 травня,здійснила 71 обстріл <text:a xlink:type="simple" xlink:href="https://www.ukrinform.ua/rubric-ato/3705489-armia-rf-za-dobu-71-raz-obstrilala-hersonsinu-dvoe-poranenih.html" text:style-name="Internet_20_link" text:visited-style-name="Visited_20_Internet_20_Link">
 </text:a>
 , двоє людей зазналипоранень.</text:p>
      <text:p text:style-name="P4">
<text:span text:style-name="T5">
Фото: Офіс генпрокурора, Телеграм</text:span>
</text:p>
      <text:p text:style-name="P4">
Source: <text:a xlink:type="simple" xlink:href="https://www.ukrinform.ua/rubric-ato/3705717-armia-rf-obstrilala-hersonsinu-poranena-zinka.html" text:style-name="Internet_20_link" text:visited-style-name="Visited_20_Internet_20_Link">
https://www.ukrinform.ua/rubric-ato/3705717-armia-rf-obstrilala-hersonsinu-poranena-zinka.html</text:a>
</text:p>
      <!--NEWS-->
      <text:h text:style-name="P10" text:outline-level="1">
<text:span text:style-name="T4">
В Україні прогнозують похолодання, подекуди із дощами</text:span>
</text:h>
      <text:p text:style-name="P4">
Authors: Ukrinform (Person)</text:p>
      <text:p text:style-name="P4">
Publisher: Укринформ (Organization)</text:p>
      <text:p text:style-name="P4">
Published Time: 2023-05-06T19:00:00+03:00</text:p>
      <text:p text:style-name="P4">
Modified Time: 2023-05-06T19:00:00+03:00</text:p>
      <text:p text:style-name="P4">
Description: Короткочасні дощі вдень і заморозки вночі - такою буде погода наступного тижня на значній території України.  — Укрінформ.</text:p>
      <text:p text:style-name="P4">
Images: ["<text:a xlink:type="simple" xlink:href="https://static.ukrinform.com/photos/2019_08/thumb_files/630_360_1565425943-564.jpg" text:style-name="Internet_20_link" text:visited-style-name="Visited_20_Internet_20_Link">
630_360_15654...</text:a>
"]</text:p>
      <text:p text:style-name="P4">
Tags: ['Дощ', 'Погода', 'Прогноз', 'Весна']</text:p>
      <text:p text:style-name="P4">
Type: Article</text:p>
      <!--METADATA-->
      <text:p text:style-name="P4">
<draw:frame draw:style-name="fr1" draw:name="Image236" text:anchor-type="as-char" svg:width="6.9236in" svg:height="3.956343in" draw:z-index="0">
<draw:image xlink:href="../Images/yкринформ/2023-05-06T19-00-00-03-00/630_360_1565425943-564.jpg" xlink:type="simple" xlink:show="embed" xlink:actuate="onLoad" draw:mime-type="image/jpeg"/>
</draw:frame>
Короткочасні дощі вдень і заморозки вночі - такою буде погода наступного тижняна значній території України.</text:p>
      <text:p text:style-name="P4">
Як передає Укрінформ, про це повідомляє Укргідрометцентр.</text:p>
      <text:p text:style-name="P4">
Зокрема, у західних областях буде хмарно з проясненнями; помірний, місцямизначний <text:a xlink:type="simple" xlink:href="https://www.ukrinform.ua/tag-dos" text:style-name="Internet_20_link" text:visited-style-name="Visited_20_Internet_20_Link">
 </text:a>
 ; температура вночі 2-7° тепла,вдень 7-12°, на Закарпатті 15-20° (на високогір'ї Карпат вночі та вдень 2-7°тепла).</text:p>
      <text:p text:style-name="P4">
На решті території мінлива хмарність, без опадів, лише на Житомирщині таВінниччині місцями короткочасний дощ; температура вночі 1-6° тепла, наповерхні ґрунту (на Чернігівщині та Сумщині й у повітрі) заморозки 0-5°, напівдні країни 4-9° тепла, температура вдень 9-14°, у південній та південно-східній частинах 15-20°.</text:p>
      <text:p text:style-name="P4">
Вітер північно-східний, східний, 7-12 м/с, на Приазов'ї місцями пориви 15-20м/с.</text:p>
      <text:p text:style-name="P4">
8 травня у більшості західних та південних областях часом дощ (у Карпатах змокрим снігом), на решті території без опадів.</text:p>
      <text:p text:style-name="P4">
9 травня у південних, східних та місцями центральних областях короткочаснийдощ, окремі грози; на решті території без опадів.</text:p>
      <text:p text:style-name="P4">
8-9 травня вітер північно-східний, 7-12 м/с. Температура вночі у північних,північно-західних, Харківській, Полтавській, 9 травня і у Вінницькій областях1-6° тепла, на поверхні ґрунту заморозки 0-5°, на решті території 3-8° тепла;вдень 10-15°, на Закарпатті 14-19°. На високогір'ї Карпат вночі та вдень 0-5°тепла.</text:p>
      <text:p text:style-name="P4">
10-11 травня в південно-східній частині країни та на Харківщині невеликікороткочасні дощі (11 травня місцями), на решті території без опадів.</text:p>
      <text:p text:style-name="P4">
Температура вночі на Закарпатті та півдні країни 3-8° тепла, на рештітериторії 1-6° тепла, на поверхні ґрунту заморозки 0-5°; вдень 11-17° тепла(на Закарпатті до 21°), 10 травня у південно-східній частині країни та наХарківщині 7-13°.</text:p>
      <text:p text:style-name="P4">
<text:span text:style-name="T4">
Читайте також:</text:span>
 <text:a xlink:type="simple" xlink:href="https://www.ukrinform.ua/rubric-regions/3705646-sinoptiki-poperedzaut-pro-nicni-zamorozki.html" text:style-name="Internet_20_link" text:visited-style-name="Visited_20_Internet_20_Link">
 <text:span text:style-name="T4">
заморозки</text:span>
 </text:a>
</text:p>
      <text:p text:style-name="P4">
На Київщині 7 травня мінлива хмарність. Без опадів. Вітер північно-східний,7-12 м/с. Температура вночі 1-6° тепла, на поверхні ґрунту заморозки 0-5°,вдень 9-14° тепла.</text:p>
      <text:p text:style-name="P4">
По Києву мінлива хмарність. Без опадів. Вітер північно-східний, 7-12 м/с.Температура вночі 4-6° тепла, вдень 11-13°.</text:p>
      <text:p text:style-name="P4">
8-9 травня по області без опадів. Вітер північно-східний, 7-12 м/с.Температура вночі 1-6° тепла, на поверхні ґрунту заморозки 0-5°, вдень 10-15°тепла.</text:p>
      <text:p text:style-name="P4">
По Києву без опадів. Вітер північно-східний, 7-12 м/с. Температура вночі 3-5°тепла, вдень 12-14°.</text:p>
      <text:p text:style-name="P4">
10- 11 травня по області без опадів. Температура вночі 1-6° тепла, на поверхніґрунту заморозки 0-5°; вдень 11-16° тепла.</text:p>
      <text:p text:style-name="P4">
По Києву без опадів. Температура вночі 3-5° тепла, вдень 10 травня 12-14°, 11травня 14-16°.</text:p>
      <text:p text:style-name="P4">
Source: <text:a xlink:type="simple" xlink:href="https://www.ukrinform.ua/rubric-regions/3705706-v-ukraini-prognozuut-poholodanna-podekudi-iz-dosami.html" text:style-name="Internet_20_link" text:visited-style-name="Visited_20_Internet_20_Link">
https://www.ukrinform.ua/rubric-regions/3705706-v-ukraini-prognozuut-poholodanna-podekudi-iz-dosami.html</text:a>
</text:p>
      <!--NEWS-->
      <text:h text:style-name="P10" text:outline-level="1">
<text:span text:style-name="T4">
ЗСУ за добу відбили понад 30 ворожих атак</text:span>
</text:h>
      <text:p text:style-name="P4">
Authors: Ukrinform (Person)</text:p>
      <text:p text:style-name="P4">
Publisher: Укринформ (Organization)</text:p>
      <text:p text:style-name="P4">
Published Time: 2023-05-06T19:01:00+03:00</text:p>
      <text:p text:style-name="P4">
Modified Time: 2023-05-06T19:01:00+03:00</text:p>
      <text:p text:style-name="P4">
Description: російські загарбники зосередили основні зусилля на веденні наступальних дій на Бахмутському та Мар’їнському напрямках. — Укрінформ.</text:p>
      <text:p text:style-name="P4">
Images: ["<text:a xlink:type="simple" xlink:href="https://static.ukrinform.com/photos/2023_05/thumb_files/630_360_1682957743-533.jpg" text:style-name="Internet_20_link" text:visited-style-name="Visited_20_Internet_20_Link">
630_360_16829...</text:a>
"]</text:p>
      <text:p text:style-name="P4">
Tags: ['Генштаб', 'Війна з росією']</text:p>
      <text:p text:style-name="P4">
Type: Article</text:p>
      <!--METADATA-->
      <text:p text:style-name="P4">
<draw:frame draw:style-name="fr1" draw:name="Image237" text:anchor-type="as-char" svg:width="6.9236in" svg:height="3.956343in" draw:z-index="0">
<draw:image xlink:href="../Images/yкринформ/2023-05-06T19-01-00-03-00/630_360_1682957743-533.jpg" xlink:type="simple" xlink:show="embed" xlink:actuate="onLoad" draw:mime-type="image/jpeg"/>
</draw:frame>
 російськізагарбники зосередили основні зусилля на веденні наступальних дій наБахмутському та Мар’їнському напрямках.</text:p>
      <text:p text:style-name="P4">
Про це Генеральний штаб Збройних сил України повідомив у <text:a xlink:type="simple" xlink:href="https://www.facebook.com/GeneralStaff.ua/posts/pfbid02hRzhey1h6MSPRfcf5xgzjA5hqrTCsZtc2osw788NiHnJMKAQLtsRSZkPQWnriP42l" text:style-name="Internet_20_link" text:visited-style-name="Visited_20_Internet_20_Link">
</text:a>
, оприлюднивши оперативну інформацію станом на 18:00 суботи, 6 травня, передаєУкрінформ.</text:p>
      <text:p text:style-name="P4">
"Ведуться важкі бої за міста Бахмут та Мар’їнка. Загалом протягом доби ворогздійснив понад 30 атак", — зазначили у Генштабі.</text:p>
      <text:p text:style-name="P4">
Як повідомляється, українська авіація за добу здійснила загалом п'ять ударівпо районах зосередження особового складу і військової техніки загарбників таодин удар — по зенітно-ракетному комплексу ворога.</text:p>
      <text:p text:style-name="P4">
Протягом поточної доби захисниками України знищені чотири ударні безпілотникиShahed-136/131 та два розвідувальні дрони росіян.</text:p>
      <text:p text:style-name="P4">
<text:span text:style-name="T4">
Читайте також:</text:span>
 <text:a xlink:type="simple" xlink:href="https://www.ukrinform.ua/rubric-ato/3705514-ppo-zbila-nad-dnipropetrovsinou-se-odin-vorozij-bezpilotnik.html" text:style-name="Internet_20_link" text:visited-style-name="Visited_20_Internet_20_Link">
 <text:span text:style-name="T4">
збила</text:span>
 </text:a>
</text:p>
      <text:p text:style-name="P4">
Підрозділи українських ракетних військ й артилерії зі свого боку уразили пунктуправління, три райони зосередження озброєння та військової техніки, а такожартилерійський підрозділ на вогневій позиції загарбників.</text:p>
      <text:p text:style-name="P4">
російська армія протягом поточної доби здійснила шість ракетних і 25авіаційних ударів, а також понад 20 обстрілів з реактивних систем залповоговогню. Ракетами загарбники атакували, зокрема, Херсон та міста Донецькоїобласті — Часів Яр і Костянтинівку.</text:p>
      <text:p text:style-name="P4">
Ворожим вогнем зруйновані та пошкоджені приватні житлові будинки й іншацивільна інфраструктура.</text:p>
      <text:p text:style-name="P4">
У Генштабі наголошують, що імовірність здійснення росіянами ракетних йавіаційних ударів по всій території України залишається високою.</text:p>
      <text:p text:style-name="P4">
<text:span text:style-name="T4">
На Волинському та Поліському напрямках</text:span>
 ознаки формування наступальнихугруповань не виявлені. На полігонах республіки білорусь триває підготовкапідрозділів територіальної оборони російської федерації.</text:p>
      <text:p text:style-name="P4">
<text:span text:style-name="T4">
На Сіверському та Слобожанському напрямках</text:span>
 ворог зберігає військовуприсутність у прикордонних з Україною районах. Протягом доби російська авіаціязавдавала ударів по районах Заріччя, Леонівки та Красного Хутора Чернігівськоїобласті.</text:p>
      <text:p text:style-name="P4">
<text:span text:style-name="T4">
Читайте також:</text:span>
 <text:a xlink:type="simple" xlink:href="https://www.ukrinform.ua/rubric-ato/3705600-rosiani-vdarili-po-zaporizzu-z-iskandera-ta-104-razi-za-dobu-obstrilali-oblast.html" text:style-name="Internet_20_link" text:visited-style-name="Visited_20_Internet_20_Link">
 <text:span text:style-name="T4">
обстріл</text:span>
 </text:a>
</text:p>
      <text:p text:style-name="P4">
З артилерії й мінометів загарбники били по Залізному Мосту та ЛеонівціЧернігівської області, Рівному, Бояро-Лежачам і Волфиному Сумської області, атакож по Леміщеному, Граневу, Козачій Лопані, Стрілечій, Лук'янцях,Нескучному, Стариці, Вовчанських Хуторах, Охримівці, Чорному та ХатньомуХарківської області.</text:p>
      <text:p text:style-name="P4">
<text:span text:style-name="T4">
На Куп’янському напрямку</text:span>
 війська рф вели безуспішні наступальні діїнеподалік від Синьківки. Артилерійських і мінометних ударів від росіян зазналиКрасне Перше, Дворічна, Западне, Синьківка, Піщане, Вишневе й СтельмахівкаХарківської області.</text:p>
      <text:p text:style-name="P4">
<text:span text:style-name="T4">
На Лиманському напрямку</text:span>
 загарбники здійснюють пошук слабких місць вобороні України. Ворог вів наступальні дії у напрямку Білогорівки та Спірного,однак успіху не мав, з артилерії атакував Макіївку та Невське Луганськоїобласті, Білогорівку та Спірне Донецької області.</text:p>
      <text:p text:style-name="P4">
<text:span text:style-name="T4">
На Бахмутському напрямку</text:span>
 російська армія продовжує вести наступальні дії,тривають бої в місті Бахмут. Протягом доби війська рф вели безуспішнінаступальні дії в напрямках Богданівки, Іванівського, Предтечиного та Нью-Йорка.</text:p>
      <text:p text:style-name="P4">
<text:span text:style-name="T4">
Читайте також:</text:span>
 <text:a xlink:type="simple" xlink:href="https://www.ukrinform.ua/rubric-ato/3705703-u-minoboroni-zaklikali-ne-sukati-glibokih-sensiv-u-zaavah-rosijskih-vatazkiv.html" text:style-name="Internet_20_link" text:visited-style-name="Visited_20_Internet_20_Link">
 </text:a>
</text:p>
      <text:p text:style-name="P4">
Від ворожих обстрілів постраждали Веселе, Оріхово-Василівка, Маркове,Григорівка, Бахмут, Іванівське, Часів Яр, Костянтинівка, Олександро-Шультине,Південне, Торецьк, Північне та Нью-Йорк Донецької області.</text:p>
      <text:p text:style-name="P4">
<text:span text:style-name="T4">
На Авдіївському напрямку</text:span>
 росіяни протягом доби наступальних дій непроводили, натомість <text:a xlink:type="simple" xlink:href="https://www.ukrinform.ua/tag-obstril" text:style-name="Internet_20_link" text:visited-style-name="Visited_20_Internet_20_Link">
 </text:a>
 Бердичі,Авдіївку, Сєверне, Карлівку, Нетайлове й Первомайське Донецької області.</text:p>
      <text:p text:style-name="P4">
<text:span text:style-name="T4">
На Мар’їнському напрямку</text:span>
 підрозділи Сил оборони відбили численні атакизагарбників у районі міста Мар’їнка. Ворожих ударів зазнали Георгіївка таПобєда Донецької області.</text:p>
      <text:p text:style-name="P4">
<text:span text:style-name="T4">
На Шахтарському напрямку</text:span>
 протягом доби наступальних дій російські військане проводили, натомість обстрілювали Водяне, Вугледар, Пречистівку й ЗолотуНиву Донецької області.</text:p>
      <text:p text:style-name="P4">
<text:span text:style-name="T4">
На Запорізькому та Херсонському напрямках</text:span>
 ворог продовжує вести обороннідії й обстрілювати населені пункти, розташовані неподалік від лінії бойовогозіткнення.</text:p>
      <text:p text:style-name="P4">
Війська рф били, зокрема, по Бурлацькому, Вільному Полю й Новополю Донецькоїобласті, по Ольгівському, Малинівці, Гуляйполю, Чарівному, Білогір'ю, МалійТокмачці, Новоданилівці, Малих Щербаках і Кам’янському Запорізької області, атакож по Херсону, Золотій Балці й Антонівці Херсонської області.</text:p>
      <text:p text:style-name="P4">
За інформацією Генштабу, російські загарбники продовжують грабувати громадянУкраїни та підприємства на тимчасово захоплених територіях.</text:p>
      <text:p text:style-name="P4">
<text:span text:style-name="T4">
Читайте також:</text:span>
 <text:a xlink:type="simple" xlink:href="https://www.ukrinform.ua/rubric-ato/3705717-armia-rf-obstrilala-hersonsinu-poranena-zinka.html" text:style-name="Internet_20_link" text:visited-style-name="Visited_20_Internet_20_Link">
 <text:span text:style-name="T4">
Херсон</text:span>
 </text:a>
</text:p>
      <text:p text:style-name="P4">
Зокрема, у місті Енергодар Запорізької області на території підприємства"Електропівденмонтаж-10" станом на 5 травня не залишилося жодного легковогоавтомобіля. Розграбований склад, вивезене станкове обладнання.</text:p>
      <text:p text:style-name="P4">
"Дедалі частіше надходить інформація про низький рівень морально-психологічного стану особового складу противника", — зауважили в Генштабі.</text:p>
      <text:p text:style-name="P4">
Встановлено, що в одному з підрозділів російських військ у селищі МуліноНижньогородської області командири відкрито називають підлеглих "гарматнимм’ясом".</text:p>
      <text:p text:style-name="P4">
Серед іншого, військовослужбовці рф скаржаться на незадовільне медичнезабезпечення та нестачу засобів індивідуального захисту й екіпірування.Близько половини особового складу не мають можливості оформити платіжні карткита побоюються, що у разі їхньої загибелі рідні кошти не отримають.</text:p>
      <text:p text:style-name="P4">
Як повідомляв Укрінформ, у ніч на 6 травня <text:a xlink:type="simple" xlink:href="https://www.ukrinform.ua/rubric-ato/3705570-vnoci-nad-ukrainou-ppo-znisila-visim-sahediv.html" text:style-name="Internet_20_link" text:visited-style-name="Visited_20_Internet_20_Link">
</text:a>
</text:p>
      <text:p text:style-name="P4">
Source: <text:a xlink:type="simple" xlink:href="https://www.ukrinform.ua/rubric-ato/3705723-rosiani-zoseredili-sili-na-vedenni-nastupu-na-dvoh-napramkah-genstab.html" text:style-name="Internet_20_link" text:visited-style-name="Visited_20_Internet_20_Link">
https://www.ukrinform.ua/rubric-ato/3705723-rosiani-zoseredili-sili-na-vedenni-nastupu-na-dvoh-napramkah-genstab.html</text:a>
</text:p>
      <!--NEWS-->
      <text:h text:style-name="P10" text:outline-level="1">
<text:span text:style-name="T4">
«Ман Сіті» переміг «Лідс» і зміцнив лідерство в АПЛ</text:span>
</text:h>
      <text:p text:style-name="P4">
Authors: Ukrinform (Person)</text:p>
      <text:p text:style-name="P4">
Publisher: Укринформ (Organization)</text:p>
      <text:p text:style-name="P4">
Published Time: 2023-05-06T19:05:06+03:00</text:p>
      <text:p text:style-name="P4">
Modified Time: 2023-05-06T19:05:06+03:00</text:p>
      <text:p text:style-name="P4">
Description: «Містяни» випереджають «Арсенал» на 4 пункти в таблиці. — Укрінформ.</text:p>
      <text:p text:style-name="P4">
Images: ["<text:a xlink:type="simple" xlink:href="https://static.ukrinform.com/photos/2023_05/thumb_files/630_360_1683389052-879.jpg" text:style-name="Internet_20_link" text:visited-style-name="Visited_20_Internet_20_Link">
630_360_16833...</text:a>
"]</text:p>
      <text:p text:style-name="P4">
Tags: ['Футбол', 'Манчестер Сіті', 'АПЛ']</text:p>
      <text:p text:style-name="P4">
Type: Article</text:p>
      <!--METADATA-->
      <text:p text:style-name="P4">
<draw:frame draw:style-name="fr1" draw:name="Image238" text:anchor-type="as-char" svg:width="6.9236in" svg:height="3.956343in" draw:z-index="0">
<draw:image xlink:href="../Images/yкринформ/2023-05-06T19-05-06-03-00/630_360_1683389052-879.jpg" xlink:type="simple" xlink:show="embed" xlink:actuate="onLoad" draw:mime-type="image/jpeg"/>
</draw:frame>
 «Містяни»випереджають «Арсенал» на 4 пункти в таблиці.</text:p>
      <text:p text:style-name="P4">
«Манчестер Сіті» на своєму полі здолав «Лідс» 2:1 в 35-у турі Англійськоїпрем'єр-ліги, передає Укрінформ.</text:p>
      <text:p text:style-name="P4">
У складі «містян» двічі відзначився Гюндоган. «Лідс» відповів голом Родріго.</text:p>
      <text:p text:style-name="P4">
<text:span text:style-name="T4">
Читайте також:</text:span>
 <text:a xlink:type="simple" xlink:href="https://www.ukrinform.ua/rubric-sports/3705716-apl-celsi-perervav-sestimatcevu-prograsnu-seriu-u-vsih-turnirah.html" text:style-name="Internet_20_link" text:visited-style-name="Visited_20_Internet_20_Link">
 <text:span text:style-name="T4">
Челсі</text:span>
 </text:a>
</text:p>
      <text:p text:style-name="P4">
Підопічні Хосепа Гвардіоли очолюють чемпіонат Англії, маючи в активі 82 пунктипісля 34-х матчів.</text:p>
      <text:p text:style-name="P4">
Фото: mancity.com</text:p>
      <text:p text:style-name="P4">
Source: <text:a xlink:type="simple" xlink:href="https://www.ukrinform.ua/rubric-sports/3705719-man-siti-peremig-lids-i-zmicniv-liderstvo-v-apl.html" text:style-name="Internet_20_link" text:visited-style-name="Visited_20_Internet_20_Link">
https://www.ukrinform.ua/rubric-sports/3705719-man-siti-peremig-lids-i-zmicniv-liderstvo-v-apl.html</text:a>
</text:p>
      <!--NEWS-->
      <text:h text:style-name="P10" text:outline-level="1">
<text:span text:style-name="T4">
На Херсонщині під час розмінування піротехніки потрапили під обстріл - шестеро загиблих</text:span>
</text:h>
      <text:p text:style-name="P4">
Authors: Ukrinform (Person)</text:p>
      <text:p text:style-name="P4">
Publisher: Укринформ (Organization)</text:p>
      <text:p text:style-name="P4">
Published Time: 2023-05-06T19:09:00+03:00</text:p>
      <text:p text:style-name="P4">
Modified Time: 2023-05-06T19:09:00+03:00</text:p>
      <text:p text:style-name="P4">
Description: У Херсонській області під час виконання завдань з розмінування піротехніки потрапили під обстріл, шестеро фахівців загинуло.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Обстріл', 'Розмінування', 'Війна з росією']</text:p>
      <text:p text:style-name="P4">
Type: Article</text:p>
      <!--METADATA-->
      <text:p text:style-name="P4">
<draw:frame draw:style-name="fr1" draw:name="Image239" text:anchor-type="as-char" svg:width="6.9236in" svg:height="3.948443in" draw:z-index="0">
<draw:image xlink:href="../Images/yкринформ/2023-05-06T19-09-00-03-00/630_360_1538997483-946.jpg" xlink:type="simple" xlink:show="embed" xlink:actuate="onLoad" draw:mime-type="image/jpeg"/>
</draw:frame>
 УХерсонській області під час виконання завдань з розмінування піротехнікипотрапили під обстріл, шестеро фахівців загинуло.</text:p>
      <text:p text:style-name="P4">
Як передає Укрінформ, про це Державна служба з надзвичайних ситуаційповідомляє у <text:a xlink:type="simple" xlink:href="https://www.facebook.com/MNS.GOV.UA/posts/pfbid02BhZuAqkL91FJ5pfQwLRc72ivr7E2c5BcBMBPYnM4YqhvrhiP7Ngs29E2MDx5aamnl" text:style-name="Internet_20_link" text:visited-style-name="Visited_20_Internet_20_Link">
</text:a>
.</text:p>
      <text:p text:style-name="P4">
"Світ повинен про це знати! Сьогодні ДСНС втратила частину своєї родини. Підчас виконання завдань з розмінування на Херсонщині, наші піротехніки потрапилипід <text:a xlink:type="simple" xlink:href="https://www.ukrinform.ua/tag-obstril" text:style-name="Internet_20_link" text:visited-style-name="Visited_20_Internet_20_Link">
 </text:a>
 . Шестеро наших спеціалістівзагинули. Ще двоє, з них одна жінка фельдшер, - отримали поранення та наразігоспіталізовані. Знищена техніка”, - повідомив голова ДСНС Сергій Крук.</text:p>
      <text:p text:style-name="P4">
Він висловив співчуття рідним та близьким. “Терористи продовжують порушувативсі норми міжнародного права, обстрілюючи наших хлопців, які не перший місяцьнамагаються розмінувати територію, яку окупанти щільно закидали боєприпасами”,- додав голова ДСНС.</text:p>
      <text:p text:style-name="P4">
<text:span text:style-name="T4">
Читайте також:</text:span>
 <text:a xlink:type="simple" xlink:href="https://www.ukrinform.ua/rubric-ato/3705669-rosiani-obstrilali-se-pat-prikordonnih-sil-sumsini-ta-cernigivsini.html" text:style-name="Internet_20_link" text:visited-style-name="Visited_20_Internet_20_Link">
 <text:span text:style-name="T4">
обстріл</text:span>
 </text:a>
</text:p>
      <text:p text:style-name="P4">
Як повідомляв <text:a xlink:type="simple" xlink:href="https://www.ukrinform.ua/rubric-ato/3705717-armia-rf-obstrilala-hersonsinu-poranena-zinka.html" text:style-name="Internet_20_link" text:visited-style-name="Visited_20_Internet_20_Link">
 </text:a>
 , армія російської федерації усуботу, 6 квітня, обстріляла Херсонську область, внаслідок чого отрималапоранення жінка.</text:p>
      <text:p text:style-name="P4">
Source: <text:a xlink:type="simple" xlink:href="https://www.ukrinform.ua/rubric-ato/3705722-na-hersonsini-pid-cas-rozminuvanna-pirotehniki-potrapili-pid-obstril-sestero-zagiblih.html" text:style-name="Internet_20_link" text:visited-style-name="Visited_20_Internet_20_Link">
https://www.ukrinform.ua/rubric-ato/3705722-na-hersonsini-pid-cas-rozminuvanna-pirotehniki-potrapili-pid-obstril-sestero-zagiblih.html</text:a>
</text:p>
      <!--NEWS-->
      <text:h text:style-name="P10" text:outline-level="1">
<text:span text:style-name="T4">
Українка Світоліна зупинилася у півфіналі турніру WTA 125 у Франції</text:span>
</text:h>
      <text:p text:style-name="P4">
Authors: Ukrinform (Person)</text:p>
      <text:p text:style-name="P4">
Publisher: Укринформ (Organization)</text:p>
      <text:p text:style-name="P4">
Published Time: 2023-05-06T19:10:49+03:00</text:p>
      <text:p text:style-name="P4">
Modified Time: 2023-05-06T19:10:49+03:00</text:p>
      <text:p text:style-name="P4">
Description: Українська тенісистка Еліна Світоліна (№1088 WTA) програла американці Слоун Стівенс (№48 WTA) в 1/2 фіналу турніру WTA 125 у Франції. — Укрінформ.</text:p>
      <text:p text:style-name="P4">
Images: ["<text:a xlink:type="simple" xlink:href="https://static.ukrinform.com/photos/2023_05/thumb_files/630_360_1683389399-841.jpg" text:style-name="Internet_20_link" text:visited-style-name="Visited_20_Internet_20_Link">
630_360_16833...</text:a>
"]</text:p>
      <text:p text:style-name="P4">
Tags: ['Світоліна', 'Теніс']</text:p>
      <text:p text:style-name="P4">
Type: Article</text:p>
      <!--METADATA-->
      <text:p text:style-name="P4">
<draw:frame draw:style-name="fr1" draw:name="Image240" text:anchor-type="as-char" svg:width="6.9236in" svg:height="3.956343in" draw:z-index="0">
<draw:image xlink:href="../Images/yкринформ/2023-05-06T19-10-49-03-00/630_360_1683389399-841.jpg" xlink:type="simple" xlink:show="embed" xlink:actuate="onLoad" draw:mime-type="image/jpeg"/>
</draw:frame>
 Українськатенісистка Еліна Світоліна (№1088 WTA) програла американці Слоун Стівенс (№48WTA) в 1/2 фіналу турніру WTA 125 у Франції.</text:p>
      <text:p text:style-name="P4">
Українка поступилася з рахунком 2:0(7:5, 7:6), передає Укрінформ.</text:p>
      <text:p text:style-name="P4">
Матч тривав 2 години 19 хвилин. Українка 2 рази подала навиліт, допустила 2подвійні помилки та реалізувала 5/15 брейк-пойнтів.</text:p>
      <text:p text:style-name="P4">
У першому сеті Світоліна вела з рахунком 5:2, однак американка змогла вигратицей сет.</text:p>
      <text:p text:style-name="P4">
Востаннє тенісистки грали одна з одною у фіналі Підсумкового чемпіонатуWTA-2018, де перемогу святкувала Еліна. Рахунок їхнього очного протистояння -3:2 на користь американки.</text:p>
      <text:p text:style-name="P4">
На шляху до чвертьфіналу Світоліна перемогла Деспіну Папаміхаїл, ІсалінБонавентюр та Леолью Жанжан.</text:p>
      <text:p text:style-name="P4">
<text:span text:style-name="T4">
Читайте також:</text:span>
 <text:a xlink:type="simple" xlink:href="https://www.ukrinform.ua/rubric-sports/3705647-snigur-postupilasa-ispanci-u-pivfinali-turniru-itf-v-tossademar.html" text:style-name="Internet_20_link" text:visited-style-name="Visited_20_Internet_20_Link">
 </text:a>
</text:p>
      <text:p text:style-name="P4">
Як повідомлялося, для Світоліної це був перший півфінал WTA з серпня 2021року.</text:p>
      <text:p text:style-name="P4">
Фото: btu.org.ua</text:p>
      <text:p text:style-name="P4">
Source: <text:a xlink:type="simple" xlink:href="https://www.ukrinform.ua/rubric-sports/3705724-ukrainka-svitolina-zupinilasa-u-pivfinali-turniru-wta-125-u-francii.html" text:style-name="Internet_20_link" text:visited-style-name="Visited_20_Internet_20_Link">
https://www.ukrinform.ua/rubric-sports/3705724-ukrainka-svitolina-zupinilasa-u-pivfinali-turniru-wta-125-u-francii.html</text:a>
</text:p>
      <!--NEWS-->
      <text:h text:style-name="P10" text:outline-level="1">
<text:span text:style-name="T4">
Мінекономіки очікує на активну участь DFC у страхуванні воєнних ризиків в Україні</text:span>
</text:h>
      <text:p text:style-name="P4">
Authors: Ukrinform (Person)</text:p>
      <text:p text:style-name="P4">
Publisher: Укринформ (Organization)</text:p>
      <text:p text:style-name="P4">
Published Time: 2023-05-06T19:14:00+03:00</text:p>
      <text:p text:style-name="P4">
Modified Time: 2023-05-06T19:14:00+03:00</text:p>
      <text:p text:style-name="P4">
Description: Міністерство економіки очікує, що Американська корпорація з фінансування міжнародного розвитку (DFC) візьме участь у забезпеченні страхування воєнних ризиків в Україні. — Укрінформ.</text:p>
      <text:p text:style-name="P4">
Images: ["<text:a xlink:type="simple" xlink:href="https://static.ukrinform.com/photos/2023_05/thumb_files/630_360_1683389493-701.jpg" text:style-name="Internet_20_link" text:visited-style-name="Visited_20_Internet_20_Link">
630_360_16833...</text:a>
"]</text:p>
      <text:p text:style-name="P4">
Tags: ['Мінекономіки', 'США', 'Страхування', 'Війна з росією']</text:p>
      <text:p text:style-name="P4">
Type: Article</text:p>
      <!--METADATA-->
      <text:p text:style-name="P4">
<draw:frame draw:style-name="fr1" draw:name="Image241" text:anchor-type="as-char" svg:width="6.9236in" svg:height="3.956343in" draw:z-index="0">
<draw:image xlink:href="../Images/yкринформ/2023-05-06T19-14-00-03-00/630_360_1683389493-701.jpg" xlink:type="simple" xlink:show="embed" xlink:actuate="onLoad" draw:mime-type="image/jpeg"/>
</draw:frame>
Міністерство економіки очікує, що Американська корпорація з фінансуванняміжнародного розвитку (DFC) візьме участь у забезпеченні страхування воєннихризиків в Україні.</text:p>
      <text:p text:style-name="P4">
Як передає Укрінформ, про це повідомляє пресслужба <text:a xlink:type="simple" xlink:href="https://www.me.gov.ua/News/Detail" text:style-name="Internet_20_link" text:visited-style-name="Visited_20_Internet_20_Link">
</text:a>
 .</text:p>
      <text:p text:style-name="P4">
Зазначається, що перший віцепрем'єр-міністр - міністр економіки ЮліяСвириденко 5 квітня зустрілася з виконавчим директором DFC Скоттом Нейтано зметою обговорення співпраці щодо страхування <text:a xlink:type="simple" xlink:href="https://www.ukrinform.ua/tag-vijna" text:style-name="Internet_20_link" text:visited-style-name="Visited_20_Internet_20_Link">
 </text:a>
 ризиків та залучення інвестицій в український приватний сектор.</text:p>
      <text:p text:style-name="P4">
«Український бізнес очікує на повноцінний запуск такого важливого фінансовогоінструменту, як страхування воєнних ризиків. Ми сподіваємось представитирезультати співпраці та спільні програми зі стейкхолдерами, як MIGA, IFC таЄБРР на Конференції з відновлення України в Лондоні. Корпорація DFC вжевикористовує всі доступні інструменти для мобілізації інвестицій у приватнийсектор України. Також очікуємо на позитивні рішення щодо низки проєктів, яківже є на розгляді корпорації, у тому числі щодо проєктів страхування воєннихризиків в Україні», – наголосила Свириденко.</text:p>
      <text:p text:style-name="P4">
Вона додала, що намір DFC мобілізувати 1 млрд доларів США інвестицій в Українузабезпечує створення нових проєктів у стратегічних секторах українськоїекономіки, таких як енергетика, продовольча безпека, реконструкція соціальноїта критичної інфраструктури, військові технології, ІТ тощо. Крім того, DFCзаявив про новий інвестиційний проєкт в Україні на 25 мільйонів доларів СШАдля Horizon Capital Growth Fund IV у якості партнера з обмеженоювідповідальністю.</text:p>
      <text:p text:style-name="P4">
Відповідно до останнього звіту RDNA від Світового банку України, наразі цьогороку для підтримки страхування та від воєнних ризиків необхідно мобілізуватищонайменше 0,5 млрд доларів від донорів, що може бути мультиплікаційно зкоефіцієнтом х2.</text:p>
      <text:p text:style-name="P4">
«DFC сфокусована на мобілізації капіталу в приватний сектор України істрахування воєнних ризиків є важливою частиною цього процесу. Для DFC важливобачити пропозиції щодо потенційних проєктів, у які б ми могли інвестувати», -зауважив Нейтан.</text:p>
      <text:p text:style-name="P4">
<text:span text:style-name="T4">
Читайте також:</text:span>
 <text:a xlink:type="simple" xlink:href="https://www.ukrinform.ua/rubric-economy/3702028-smigal-zustrivsa-z-predstavnikami-usaid-ta-amerikanskoi-korporacii-dfc.html" text:style-name="Internet_20_link" text:visited-style-name="Visited_20_Internet_20_Link">
 <text:span text:style-name="T4">
DFC</text:span>
 </text:a>
</text:p>
      <text:p text:style-name="P4">
Як повідомлялося, нещодавно DFC спільно з USAID та урядом України підписалиМеморандум щодо платформи Advantage Ukraine, яка допоможе знайти новіможливості для підтримки українського бізнесу та економіки. Позиції, викладенів Меморандумах, мають стати сигналом для інших кредиторів та інвесторів увсьому світі про те, що вони можуть долучитися до відновлення та економічногорозвитку України вже зараз.</text:p>
      <text:p text:style-name="P4">
<text:span text:style-name="T5">
Фото: www.me.gov.ua</text:span>
</text:p>
      <text:p text:style-name="P4">
Source: <text:a xlink:type="simple" xlink:href="https://www.ukrinform.ua/rubric-economy/3705725-minekonomiki-ocikue-na-aktivnu-ucast-dfc-u-strahuvanni-voennih-rizikiv-v-ukraini.html" text:style-name="Internet_20_link" text:visited-style-name="Visited_20_Internet_20_Link">
https://www.ukrinform.ua/rubric-economy/3705725-minekonomiki-ocikue-na-aktivnu-ucast-dfc-u-strahuvanni-voennih-rizikiv-v-ukraini.html</text:a>
</text:p>
      <!--NEWS-->
      <text:h text:style-name="P10" text:outline-level="1">
<text:span text:style-name="T4">
Сестри Алексіїви стали першими на етапі Кубка світу з артистичного плавання</text:span>
</text:h>
      <text:p text:style-name="P4">
Authors: Ukrinform (Person)</text:p>
      <text:p text:style-name="P4">
Publisher: Укринформ (Organization)</text:p>
      <text:p text:style-name="P4">
Published Time: 2023-05-06T19:18:00+03:00</text:p>
      <text:p text:style-name="P4">
Modified Time: 2023-05-06T19:18:00+03:00</text:p>
      <text:p text:style-name="P4">
Description: Українки тріумфували в дуеті у довільній програмі на Кубку світу. — Укрінформ.</text:p>
      <text:p text:style-name="P4">
Images: ["<text:a xlink:type="simple" xlink:href="https://static.ukrinform.com/photos/2023_05/thumb_files/630_360_1683389831-336.jpg" text:style-name="Internet_20_link" text:visited-style-name="Visited_20_Internet_20_Link">
630_360_16833...</text:a>
"]</text:p>
      <text:p text:style-name="P4">
Tags: ['синхронне плавання']</text:p>
      <text:p text:style-name="P4">
Type: Article</text:p>
      <!--METADATA-->
      <text:p text:style-name="P4">
<draw:frame draw:style-name="fr1" draw:name="Image242" text:anchor-type="as-char" svg:width="6.9236in" svg:height="3.956343in" draw:z-index="0">
<draw:image xlink:href="../Images/yкринформ/2023-05-06T19-18-00-03-00/630_360_1683389831-336.jpg" xlink:type="simple" xlink:show="embed" xlink:actuate="onLoad" draw:mime-type="image/jpeg"/>
</draw:frame>
 Українкитріумфували в дуеті у довільній програмі на Кубку світу.</text:p>
      <text:p text:style-name="P4">
Українки Марина та Владислава Алексіїви стали переможницями другого етапуКубка світу з артистичного плавання, який проходить у французькому Монпельє,передає Укрінформ.</text:p>
      <text:p text:style-name="P4">
Українки здобули перемогу в змаганні дуетів у довільній програмі. СестриАлексіїви за свій виступ отримали 370,2791 бала. Для них це вже третя нагородана КС у 2023 році.</text:p>
      <text:p text:style-name="P4">
<text:span text:style-name="T4">
Читайте також:</text:span>
 <text:a xlink:type="simple" xlink:href="https://www.ukrinform.ua/rubric-sports/3705609-marta-fedina-vigrala-sribnu-medal-na-kubku-svitu-z-artisticnogo-plavanna.html" text:style-name="Internet_20_link" text:visited-style-name="Visited_20_Internet_20_Link">
 <text:span text:style-name="T4">
Федіна</text:span>
 </text:a>
</text:p>
      <text:p text:style-name="P4">
Ця медаль стала другою для України на цьому КС.</text:p>
      <text:p text:style-name="P4">
Фото: Getty Images</text:p>
      <text:p text:style-name="P4">
Source: <text:a xlink:type="simple" xlink:href="https://www.ukrinform.ua/rubric-sports/3705727-sestri-aleksiivi-stali-persimi-na-etapi-kubka-svitu-z-artisticnogo-plavanna.html" text:style-name="Internet_20_link" text:visited-style-name="Visited_20_Internet_20_Link">
https://www.ukrinform.ua/rubric-sports/3705727-sestri-aleksiivi-stali-persimi-na-etapi-kubka-svitu-z-artisticnogo-plavanna.html</text:a>
</text:p>
      <!--NEWS-->
      <text:h text:style-name="P10" text:outline-level="1">
<text:span text:style-name="T4">
Повітряні сили знищили ще п'ять російських безпілотників</text:span>
</text:h>
      <text:p text:style-name="P4">
Authors: Ukrinform (Person)</text:p>
      <text:p text:style-name="P4">
Publisher: Укринформ (Organization)</text:p>
      <text:p text:style-name="P4">
Published Time: 2023-05-06T19:21:00+03:00</text:p>
      <text:p text:style-name="P4">
Modified Time: 2023-05-06T19:21:00+03:00</text:p>
      <text:p text:style-name="P4">
Description: Повітряні сили Збройних сил України в суботу, 6 травня, знищили чотири російські безпілотники оперативно-тактичного рівня й один ударний типу "Ланцет". — Укрінформ.</text:p>
      <text:p text:style-name="P4">
Images: ["<text:a xlink:type="simple" xlink:href="https://static.ukrinform.com/photos/2023_03/thumb_files/630_360_1680242099-410.jpg" text:style-name="Internet_20_link" text:visited-style-name="Visited_20_Internet_20_Link">
630_360_16802...</text:a>
", "<text:a xlink:type="simple" xlink:href="https://static.ukrinform.com/photos/2023_05/1683390134-788.jpeg" text:style-name="Internet_20_link" text:visited-style-name="Visited_20_Internet_20_Link">
1683390134-78...</text:a>
"]</text:p>
      <text:p text:style-name="P4">
Tags: ['Безпілотник', 'Повітряні сили ЗСУ', 'Війна з росією']</text:p>
      <text:p text:style-name="P4">
Type: Article</text:p>
      <!--METADATA-->
      <text:p text:style-name="P4">
<draw:frame draw:style-name="fr1" draw:name="Image243" text:anchor-type="as-char" svg:width="6.9236in" svg:height="3.956343in" draw:z-index="0">
<draw:image xlink:href="../Images/yкринформ/2023-05-06T19-21-00-03-00/630_360_1680242099-410.jpg" xlink:type="simple" xlink:show="embed" xlink:actuate="onLoad" draw:mime-type="image/jpeg"/>
</draw:frame>
 Повітрянісили Збройних сил України в суботу, 6 травня, знищили чотири російськібезпілотники оперативно-тактичного рівня й один ударний типу "Ланцет".</text:p>
      <text:p text:style-name="P4">
Як передає Укрінформ, про це командувач Повітряних сил ЗСУ генерал-лейтенантМикола Олещук повідомив у <text:a xlink:type="simple" xlink:href="https://t.me/MykolaOleshchuk/44" text:style-name="Internet_20_link" text:visited-style-name="Visited_20_Internet_20_Link">
 </text:a>
</text:p>
      <text:p text:style-name="P4">
"Протягом дня 6-го травня силами та засобами протиповітряної оборониПовітряних сил ЗС України знищено п’ять ворожих <text:a xlink:type="simple" xlink:href="https://www.ukrinform.ua/tag-bezpilotnik" text:style-name="Internet_20_link" text:visited-style-name="Visited_20_Internet_20_Link">
</text:a>
 : чотири – оперативно-тактичногорівня та один ударний БпЛА типу "Ланцет", – зазначив він.</text:p>
      <text:p text:style-name="P4">
<draw:frame draw:style-name="fr1" draw:name="Image244" text:anchor-type="as-char" svg:width="6.9236in" svg:height="6.9236in" draw:z-index="0">
<draw:image xlink:href="../Images/yкринформ/2023-05-06T19-21-00-03-00/1683390134-788.jpeg" xlink:type="simple" xlink:show="embed" xlink:actuate="onLoad" draw:mime-type="image/jpeg"/>
</draw:frame>
</text:p>
      <text:p text:style-name="P4">
<text:span text:style-name="T4">
Читайте також:</text:span>
 <text:a xlink:type="simple" xlink:href="https://www.ukrinform.ua/rubric-ato/3705541-nad-krivim-rogom-zbili-vorozij-bezpilotnik.html" text:style-name="Internet_20_link" text:visited-style-name="Visited_20_Internet_20_Link">
 </text:a>
</text:p>
      <text:p text:style-name="P4">
Як повідомляв Укрінформ, у ніч на 6 травня російські війська атакували Українуз південного напрямку дронами-камікадзе типу Shahed-136/131. Повітряні сили <text:a xlink:type="simple" xlink:href="https://www.ukrinform.ua/rubric-ato/3705570-vnoci-nad-ukrainou-ppo-znisila-visim-sahediv.html" text:style-name="Internet_20_link" text:visited-style-name="Visited_20_Internet_20_Link">
</text:a>
</text:p>
      <text:p text:style-name="P4">
<text:span text:style-name="T5">
Фото: Getty Images</text:span>
</text:p>
      <text:p text:style-name="P4">
Source: <text:a xlink:type="simple" xlink:href="https://www.ukrinform.ua/rubric-ato/3705728-povitrani-sili-znisili-se-pat-rosijskih-bezpilotnikiv.html" text:style-name="Internet_20_link" text:visited-style-name="Visited_20_Internet_20_Link">
https://www.ukrinform.ua/rubric-ato/3705728-povitrani-sili-znisili-se-pat-rosijskih-bezpilotnikiv.html</text:a>
</text:p>
      <!--NEWS-->
      <text:h text:style-name="P10" text:outline-level="1">
<text:span text:style-name="T4">
СБУ показала зустріч українських захисників з полону</text:span>
</text:h>
      <text:p text:style-name="P4">
Authors: Ukrinform (Person)</text:p>
      <text:p text:style-name="P4">
Publisher: Укринформ (Organization)</text:p>
      <text:p text:style-name="P4">
Published Time: 2023-05-06T19:40:00+03:00</text:p>
      <text:p text:style-name="P4">
Modified Time: 2023-05-06T19:40:00+03:00</text:p>
      <text:p text:style-name="P4">
Description: Служба безпеки України показала відео зустрічі українських захисників, визволених із російського полону в результаті обміну в суботу, 6 травня. — Укрінформ.</text:p>
      <text:p text:style-name="P4">
Images: ["<text:a xlink:type="simple" xlink:href="https://static.ukrinform.com/photos/2023_05/thumb_files/630_360_1683392287-428.jpg" text:style-name="Internet_20_link" text:visited-style-name="Visited_20_Internet_20_Link">
630_360_16833...</text:a>
"]</text:p>
      <text:p text:style-name="P4">
Tags: ['СБУ', 'Військові', 'Полонені', 'Війна з росією']</text:p>
      <text:p text:style-name="P4">
Type: Article</text:p>
      <!--METADATA-->
      <text:p text:style-name="P4">
<draw:frame draw:style-name="fr1" draw:name="Image245" text:anchor-type="as-char" svg:width="6.9236in" svg:height="3.956343in" draw:z-index="0">
<draw:image xlink:href="../Images/yкринформ/2023-05-06T19-40-00-03-00/630_360_1683392287-428.jpg" xlink:type="simple" xlink:show="embed" xlink:actuate="onLoad" draw:mime-type="image/jpeg"/>
</draw:frame>
 Службабезпеки України показала відео зустрічі українських захисників, визволених ізросійського полону в результаті обміну в суботу, 6 травня.</text:p>
      <text:p text:style-name="P4">
Як передає Укрінформ, про це повідомила <text:a xlink:type="simple" xlink:href="https://ssu.gov.ua/novyny/z-polonu-zvilnyly-shche-45-ukraintsiv-video-sbu" text:style-name="Internet_20_link" text:visited-style-name="Visited_20_Internet_20_Link">
</text:a>
 .</text:p>
      <text:p text:style-name="P4">
"З полону звільнили ще 45 <text:a xlink:type="simple" xlink:href="https://www.ukrinform.ua/tag-vijskovi" text:style-name="Internet_20_link" text:visited-style-name="Visited_20_Internet_20_Link">
 </text:a>
 . Церезультат роботи Об’єднаного центру з координації пошуку та звільненнявійськовополонених, який виконав рішення Координаційного штабу з питаньповодження з військовополоненими", — зазначили у службі.</text:p>
      <text:p text:style-name="P4">
<text:span text:style-name="T5">
Відео: СБУ</text:span>
</text:p>
      <text:p text:style-name="P4">
<text:span text:style-name="T4">
Читайте також:</text:span>
 <text:a xlink:type="simple" xlink:href="https://www.ukrinform.ua/rubric-ato/3705582-u-poloni-rf-perebuvaut-kilka-soten-zinokvijskovih-koordinacijnij-stab.html" text:style-name="Internet_20_link" text:visited-style-name="Visited_20_Internet_20_Link">
 <text:span text:style-name="T4">
полон</text:span>
 </text:a>
</text:p>
      <text:p text:style-name="P4">
Як повідомляв <text:a xlink:type="simple" xlink:href="https://www.ukrinform.ua/rubric-ato/3705662-ukraina-povernula-z-rosijskogo-polonu-se-45-zahisnikiv-azovstali.html" text:style-name="Internet_20_link" text:visited-style-name="Visited_20_Internet_20_Link">
 </text:a>
 , 6 травняУкраїна повернула 45 захисників "Азовсталі", які перебували в полоні. Середних — учасник евакуаційної "вертолітної" місії Головного управління розвідкиМіністерства оборони України.</text:p>
      <text:p text:style-name="P4">
<text:span text:style-name="T5">
Фото: Андрій Єрмак / Телеграм</text:span>
</text:p>
      <text:p text:style-name="P4">
Source: <text:a xlink:type="simple" xlink:href="https://www.ukrinform.ua/rubric-ato/3705740-sbu-pokazala-zustric-ukrainskih-zahisnikiv-z-polonu.html" text:style-name="Internet_20_link" text:visited-style-name="Visited_20_Internet_20_Link">
https://www.ukrinform.ua/rubric-ato/3705740-sbu-pokazala-zustric-ukrainskih-zahisnikiv-z-polonu.html</text:a>
</text:p>
      <!--NEWS-->
      <text:h text:style-name="P10" text:outline-level="1">
<text:span text:style-name="T4">
У Міссісіпі сталася стрілянина на вечірці - є загиблий, щонайменше шестеро поранені</text:span>
</text:h>
      <text:p text:style-name="P4">
Authors: Ukrinform (Person)</text:p>
      <text:p text:style-name="P4">
Publisher: Укринформ (Organization)</text:p>
      <text:p text:style-name="P4">
Published Time: 2023-05-06T19:45:00+03:00</text:p>
      <text:p text:style-name="P4">
Modified Time: 2023-05-06T19:45:00+03:00</text:p>
      <text:p text:style-name="P4">
Description: Одна людина загинула, ще щонайменше шестеро осіб були поранені під час вечірки в ресторані у штаті Міссісіпі пізно ввечері у п'ятницю, повідомила місцева поліція. — Укрінформ.</text:p>
      <text:p text:style-name="P4">
Images: ["<text:a xlink:type="simple" xlink:href="https://static.ukrinform.com/photos/2019_08/thumb_files/630_360_1565003595-957.jpg" text:style-name="Internet_20_link" text:visited-style-name="Visited_20_Internet_20_Link">
630_360_15650...</text:a>
"]</text:p>
      <text:p text:style-name="P4">
Tags: ['Поранені', 'США', 'Стрілянина', 'Загибель']</text:p>
      <text:p text:style-name="P4">
Type: Article</text:p>
      <!--METADATA-->
      <text:p text:style-name="P4">
<draw:frame draw:style-name="fr1" draw:name="Image246" text:anchor-type="as-char" svg:width="6.9236in" svg:height="3.956343in" draw:z-index="0">
<draw:image xlink:href="../Images/yкринформ/2023-05-06T19-45-00-03-00/630_360_1565003595-957.jpg" xlink:type="simple" xlink:show="embed" xlink:actuate="onLoad" draw:mime-type="image/jpeg"/>
</draw:frame>
 Одналюдина загинула, ще щонайменше шестеро осіб були поранені під час вечірки вресторані у штаті Міссісіпі пізно ввечері у п'ятницю, повідомила місцеваполіція.</text:p>
      <text:p text:style-name="P4">
Як передає Укрінформ, про це повідомляє <text:a xlink:type="simple" xlink:href="https://apnews.com/article/mississippi-fatal-shooting-restaurant-cinco-de-mayo-ada3d67f49b3a4a03260a4dcf21c4604" text:style-name="Internet_20_link" text:visited-style-name="Visited_20_Internet_20_Link">
</text:a>
 .</text:p>
      <text:p text:style-name="P4">
Постраждалих доправили до місцевих лікарень для надання допомоги, повідомили уполіції. Про ступінь отриманих травм не повідомляється.</text:p>
      <text:p text:style-name="P4">
Унаслідок <text:a xlink:type="simple" xlink:href="https://www.ukrinform.ua/tag-strilanina" text:style-name="Internet_20_link" text:visited-style-name="Visited_20_Internet_20_Link">
 </text:a>
 загинув 19-річнийчоловік. Станом на ранок суботи нікого не заарештовували в цій справі, алерозслідування інциденту триває.</text:p>
      <text:p text:style-name="P4">
<text:span text:style-name="T4">
Читайте також:</text:span>
 <text:a xlink:type="simple" xlink:href="https://www.ukrinform.ua/rubric-world/3705420-italijska-mafia-vcinila-strilaninu-pid-cas-svatkuvanna-cempionstva-napoli.html" text:style-name="Internet_20_link" text:visited-style-name="Visited_20_Internet_20_Link">
 <text:span text:style-name="T4">
стрілянину</text:span>
 </text:a>
</text:p>
      <text:p text:style-name="P4">
Зазначається, що загалом на момент інциденту в ресторані було близько 200людей.</text:p>
      <text:p text:style-name="P4">
Source: <text:a xlink:type="simple" xlink:href="https://www.ukrinform.ua/rubric-world/3705732-u-missisipi-stalasa-strilanina-na-vecirci-e-zagiblij-sonajmense-sestero-poraneni.html" text:style-name="Internet_20_link" text:visited-style-name="Visited_20_Internet_20_Link">
https://www.ukrinform.ua/rubric-world/3705732-u-missisipi-stalasa-strilanina-na-vecirci-e-zagiblij-sonajmense-sestero-poraneni.html</text:a>
</text:p>
      <!--NEWS-->
      <text:h text:style-name="P10" text:outline-level="1">
<text:span text:style-name="T4">
Чоловіча збірна України з настільного тенісу вийшла до фінальної частини командного ЧЄ</text:span>
</text:h>
      <text:p text:style-name="P4">
Authors: Ukrinform (Person)</text:p>
      <text:p text:style-name="P4">
Publisher: Укринформ (Organization)</text:p>
      <text:p text:style-name="P4">
Published Time: 2023-05-06T19:48:47+03:00</text:p>
      <text:p text:style-name="P4">
Modified Time: 2023-05-06T19:48:47+03:00</text:p>
      <text:p text:style-name="P4">
Description: Євро-2023 пройде у шведському Мальме. — Укрінформ.</text:p>
      <text:p text:style-name="P4">
Images: ["<text:a xlink:type="simple" xlink:href="https://static.ukrinform.com/photos/2023_05/thumb_files/630_360_1683391636-693.jpg" text:style-name="Internet_20_link" text:visited-style-name="Visited_20_Internet_20_Link">
630_360_16833...</text:a>
"]</text:p>
      <text:p text:style-name="P4">
Tags: ['настільний теніс']</text:p>
      <text:p text:style-name="P4">
Type: Article</text:p>
      <!--METADATA-->
      <text:p text:style-name="P4">
<draw:frame draw:style-name="fr1" draw:name="Image247" text:anchor-type="as-char" svg:width="6.9236in" svg:height="3.956343in" draw:z-index="0">
<draw:image xlink:href="../Images/yкринформ/2023-05-06T19-48-47-03-00/630_360_1683391636-693.jpg" xlink:type="simple" xlink:show="embed" xlink:actuate="onLoad" draw:mime-type="image/jpeg"/>
</draw:frame>
 Євро-2023пройде у шведському Мальме.</text:p>
      <text:p text:style-name="P4">
Чоловіча збірна України з настільного тенісу посіла перше місце в групівідбору до фінальної частини командного чемпіонату Європи, передає Укрінформ.</text:p>
      <text:p text:style-name="P4">
Збірну України представляли Євген Прищепа, Віктор Єфімов, Ярослав Жмуденко таАнтон Лімонов.</text:p>
      <text:p text:style-name="P4">
У хорватському Осієку українці грали в одній групі з Ізраїлем (3:2),Нідерландами (3:0) та Латвією (3:0). Україна виграла групу та разом зНідерландами вийшла на Євро, Ізраїль гратиме у плей-оф.</text:p>
      <text:p text:style-name="P4">
Євро-2023 проведуть у шведському Мальме з 10 по 17 вересня.</text:p>
      <text:p text:style-name="P4">
<text:span text:style-name="T4">
Читайте також:</text:span>
 <text:a xlink:type="simple" xlink:href="https://www.ukrinform.ua/rubric-sports/3705724-ukrainka-svitolina-zupinilasa-u-pivfinali-turniru-wta-125-u-francii.html" text:style-name="Internet_20_link" text:visited-style-name="Visited_20_Internet_20_Link">
 </text:a>
</text:p>
      <text:p text:style-name="P4">
Як повідомляв Укрінформ, жіноча збірна України братиме участь як одна знайкращих команд у рейтингу, у 2015 році українки здобули «бронзу» змагань.</text:p>
      <text:p text:style-name="P4">
Фото: facebook.com/UTTFofficial</text:p>
      <text:p text:style-name="P4">
Source: <text:a xlink:type="simple" xlink:href="https://www.ukrinform.ua/rubric-sports/3705734-colovica-zbirna-ukraini-z-nastilnogo-tenisu-vijsla-do-finalnoi-castini-komandnogo-ce.html" text:style-name="Internet_20_link" text:visited-style-name="Visited_20_Internet_20_Link">
https://www.ukrinform.ua/rubric-sports/3705734-colovica-zbirna-ukraini-z-nastilnogo-tenisu-vijsla-do-finalnoi-castini-komandnogo-ce.html</text:a>
</text:p>
      <!--NEWS-->
      <text:h text:style-name="P10" text:outline-level="1">
<text:span text:style-name="T4">
Маємо повернути усіх наших людей із російського полону - Президент</text:span>
</text:h>
      <text:p text:style-name="P4">
Authors: Ukrinform (Person)</text:p>
      <text:p text:style-name="P4">
Publisher: Укринформ (Organization)</text:p>
      <text:p text:style-name="P4">
Published Time: 2023-05-06T20:00:00+03:00</text:p>
      <text:p text:style-name="P4">
Modified Time: 2023-05-06T20:00:00+03:00</text:p>
      <text:p text:style-name="P4">
Description: Ми маємо повернути й повернемо всіх наших людей із російської неволі.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Військові', 'Полонені', 'Зеленський', 'Чарльз ІІІ']</text:p>
      <text:p text:style-name="P4">
Type: Article</text:p>
      <!--METADATA-->
      <text:p text:style-name="P4">
<draw:frame draw:style-name="fr1" draw:name="Image248" text:anchor-type="as-char" svg:width="6.9236in" svg:height="3.956343in" draw:z-index="0">
<draw:image xlink:href="../Images/yкринформ/2023-05-06T20-00-00-03-00/630_360_1679682020-565.jpeg" xlink:type="simple" xlink:show="embed" xlink:actuate="onLoad" draw:mime-type="image/jpeg"/>
</draw:frame>
 Ми маємоповернути й повернемо всіх наших людей із російської неволі.</text:p>
      <text:p text:style-name="P4">
Про це у своєму <text:a xlink:type="simple" xlink:href="https://www.youtube.com/watch" text:style-name="Internet_20_link" text:visited-style-name="Visited_20_Internet_20_Link">
 </text:a>
 сказавПрезидент України Володимир Зеленський, передає Укрінформ.</text:p>
      <text:p text:style-name="P4">
_Відео:<text:a xlink:type="simple" xlink:href="https://t.me/OP_UA/9445" text:style-name="Internet_20_link" text:visited-style-name="Visited_20_Internet_20_Link">
 </text:a>
 _</text:p>
      <text:p text:style-name="P4">
<text:span text:style-name="T4">
Бажаю здоров’я, шановні українці!</text:span>
</text:p>
      <text:p text:style-name="P4">
Сьогодні важливий день для наших воїнів, сьогодні – день української піхоти.</text:p>
      <text:p text:style-name="P4">
Це професійне свято захисників і захисниць, яке завжди заслуговує наспеціальну увагу.</text:p>
      <text:p text:style-name="P4">
Найчисленніша складова Сухопутних військ, ті, чия стійкість найважливіша дляоборони. Ті, чия результативність особливо важлива.</text:p>
      <text:p text:style-name="P4">
Мав честь привітати сьогодні наших піхотинців, передати державні нагородибійцям і почесні відзнаки нашим бригадам за мужність і відвагу. 10-та окремагірсько-штурмова бригада, 14-та окрема механізована, 56-та окрема мотопіхотна…Дякую вам, воїни, за вашу результативність! Дякую кожному й кожній, хто маєчесть служити в українській піхоті!</text:p>
      <text:p text:style-name="P4">
Сьогодні ж передав орден «Золота Зірка» рідним нашого Героя – капітана ВалеріяГлєбова. Він загинув у бою. Він був командиром мотопіхотної роти мотопіхотногобатальйону 93-ї окремої механізованої бригади «Холодний Яр».</text:p>
      <text:p text:style-name="P4">
Цей шеврон, шеврон Героя України, мені передала його донька Вікторія. Я будуберегти його. Це велика честь для мене.</text:p>
      <text:p text:style-name="P4">
Сьогодні ж нашій команді вдалося повернути з російського полону ще 45 нашихвоїнів. 42 захисники України й три захисниці. Вони всі захищали «Азовсталь».Нацгвардійці. 35 рядових і сержантів, десять – офіцери.</text:p>
      <text:p text:style-name="P4">
Ми маємо повернути й повернемо всіх наших людей із російської неволі! Я дякуюнашій команді, яка займається обмінами. Буданов, Єрмак, Усов, Малюк, Лубінець.Дякую, хлопці!</text:p>
      <text:p text:style-name="P4">
Сьогодні ж зустрівся з представниками штату Юта – одного з найсильніших штатівАмерики. Ми обговорили нашу взаємодію, і це гарний приклад того, як конкретнийштат може допомагати захищати свободу й людей. Гуманітарна підтримка, допомогавідновленню, політична взаємодія. Ми маємо достатньо можливостей, щобпрацювати разом заради спільних інтересів українців та американців.</text:p>
      <text:p text:style-name="P4">
І ще одне. Сьогодні голова уряду України та перша леді України представляютьнашу державу у Сполученому Королівстві, де відбулася коронація Короля ЧарльзаIII і Королеви Камілли.</text:p>
      <text:p text:style-name="P4">
Від імені всього українського народу я вітаю Їх Величностей – справжніх друзівУкраїни – із цією історичною подією, яка починає нову епоху британськоїмонархії. Бажаю Королю Чарльзу III довгих років успішного правління, а народуСполученого Королівства – процвітання та спільних із нами перемог.</text:p>
      <text:p text:style-name="P4">
Для мене було честю зустрітися особисто з Його Величністю в Лондоні, япам’ятаю нашу розмову, я пам’ятаю щиру емоцію до України й українців. І дякуюза підтримку! Дякую всім британцям!</text:p>
      <text:p text:style-name="P4">
<text:span text:style-name="T4">
Дякую кожному й кожній, хто допомагає захищати життя та свободу!</text:span>
</text:p>
      <text:p text:style-name="P4">
<text:span text:style-name="T4">
Слава всім нашим воїнам, які зараз у бою! Слава нашому прекрасному народу!</text:span>
</text:p>
      <text:p text:style-name="P4">
<text:span text:style-name="T4">
Слава Україні!</text:span>
</text:p>
      <text:p text:style-name="P4">
<text:span text:style-name="T5">
Фото: ОП</text:span>
</text:p>
      <text:p text:style-name="P4">
Source: <text:a xlink:type="simple" xlink:href="https://www.ukrinform.ua/rubric-ato/3705743-maemo-povernuti-usih-nasih-ludej-iz-rosijskogo-polonu-prezident.html" text:style-name="Internet_20_link" text:visited-style-name="Visited_20_Internet_20_Link">
https://www.ukrinform.ua/rubric-ato/3705743-maemo-povernuti-usih-nasih-ludej-iz-rosijskogo-polonu-prezident.html</text:a>
</text:p>
      <!--NEWS-->
      <text:h text:style-name="P10" text:outline-level="1">
<text:span text:style-name="T4">
Міжнародна федерація гольфу допустила до змагань спортсменів з рф та білорусі</text:span>
</text:h>
      <text:p text:style-name="P4">
Authors: Ukrinform (Person)</text:p>
      <text:p text:style-name="P4">
Publisher: Укринформ (Organization)</text:p>
      <text:p text:style-name="P4">
Published Time: 2023-05-06T20:03:00+03:00</text:p>
      <text:p text:style-name="P4">
Modified Time: 2023-05-06T20:03:00+03:00</text:p>
      <text:p text:style-name="P4">
Description: Міжнародна федерація гольфу (IGF) вирішила, що російські та білоруські спортсмени можуть повернутися до участі в міжнародних змаганнях як нейтральні особи. — Укрінформ.</text:p>
      <text:p text:style-name="P4">
Images: ["<text:a xlink:type="simple" xlink:href="https://static.ukrinform.com/photos/2023_05/thumb_files/630_360_1683392061-562.jpg" text:style-name="Internet_20_link" text:visited-style-name="Visited_20_Internet_20_Link">
630_360_16833...</text:a>
"]</text:p>
      <text:p text:style-name="P4">
Tags: ['білорусь', 'Спорт', 'росія', 'Гольф', 'Війна з росією']</text:p>
      <text:p text:style-name="P4">
Type: Article</text:p>
      <!--METADATA-->
      <text:p text:style-name="P4">
<draw:frame draw:style-name="fr1" draw:name="Image249" text:anchor-type="as-char" svg:width="6.9236in" svg:height="3.956343in" draw:z-index="0">
<draw:image xlink:href="../Images/yкринформ/2023-05-06T20-03-00-03-00/630_360_1683392061-562.jpg" xlink:type="simple" xlink:show="embed" xlink:actuate="onLoad" draw:mime-type="image/jpeg"/>
</draw:frame>
 Міжнароднафедерація гольфу (IGF) вирішила, що російські та білоруські спортсмени можутьповернутися до участі в міжнародних змаганнях як нейтральні особи.</text:p>
      <text:p text:style-name="P4">
Як передає Укрінформ, про це повідомляє агенція <text:a xlink:type="simple" xlink:href="https://www.reuters.com/sports/golf/russian-belarusian-golfers-allowed-return-neutrals-2023-05-06/" text:style-name="Internet_20_link" text:visited-style-name="Visited_20_Internet_20_Link">
</text:a>
.</text:p>
      <text:p text:style-name="P4">
Зазначається, що Міжнародний олімпійський комітет (МОК) запровадив санкціїпроти москви та її союзника білорусі після того, як війська рф вторглися вУкраїну у лютому 2022 року.</text:p>
      <text:p text:style-name="P4">
Однак настільний теніс, п'ятиборство, фехтування, дзюдо та тхеквондо належатьдо олімпійських видів спорту, до яких повернулися <text:a xlink:type="simple" xlink:href="https://www.ukrinform.ua/tag-sport" text:style-name="Internet_20_link" text:visited-style-name="Visited_20_Internet_20_Link">
</text:a>
 з обох країн.</text:p>
      <text:p text:style-name="P4">
«... МОК не ухвалив рішення щодо участі російських та білоруських спортсменівв Олімпійських іграх у Парижі 2024 року, і тому правління IGF відтермінувалорішення щодо їх участі в олімпійських змаганнях з гольфу», - йдеться уповідомленні.</text:p>
      <text:p text:style-name="P4">
<text:span text:style-name="T4">
Читайте також:</text:span>
 <text:a xlink:type="simple" xlink:href="https://www.ukrinform.ua/rubric-sports/3703697-vismoh-rosian-ne-dopustili-do-ucasti-na-cs2023-z-dzudo.html" text:style-name="Internet_20_link" text:visited-style-name="Visited_20_Internet_20_Link">
 </text:a>
</text:p>
      <text:p text:style-name="P4">
Як повідомлялося, російських та білоруських спортсменів відсторонили відучасті у міжнародних змагань у відповідь на повномасштабне вторгнення росії вУкраїну. У січні 2023 року МОК запропонував дозволити їм змагатися, якщо вонине висловлювалися за війну в Україні та не вживають допінгу.</text:p>
      <text:p text:style-name="P4">
У лютому 2023 року 35 країн заявили, що <text:a xlink:type="simple" xlink:href="https://www.ukrinform.ua/rubric-sports/3681001-britania-zaklikala-sponsoriv-olimpiadi-ne-dopustiti-povernenna-rosian-i-bilorusiv.html" text:style-name="Internet_20_link" text:visited-style-name="Visited_20_Internet_20_Link">
 </text:a>
</text:p>
      <text:p text:style-name="P4">
Спортивні федерації України з олімпійських видів спорту підписали спільнийлист до МОК із закликом не допустити росіян і білорусів до змагань.</text:p>
      <text:p text:style-name="P4">
Олімпійські ігри пройдуть у 2024 році в Парижі.</text:p>
      <text:p text:style-name="P4">
Source: <text:a xlink:type="simple" xlink:href="https://www.ukrinform.ua/rubric-sports/3705739-miznarodna-federacia-golfu-dopustila-do-zmagan-sportsmeniv-z-rf-ta-bilorusi.html" text:style-name="Internet_20_link" text:visited-style-name="Visited_20_Internet_20_Link">
https://www.ukrinform.ua/rubric-sports/3705739-miznarodna-federacia-golfu-dopustila-do-zmagan-sportsmeniv-z-rf-ta-bilorusi.html</text:a>
</text:p>
      <!--NEWS-->
      <text:h text:style-name="P10" text:outline-level="1">
<text:span text:style-name="T4">
Зеленський привітав Чарльза ІІІ з коронацією</text:span>
</text:h>
      <text:p text:style-name="P4">
Authors: Ukrinform (Person)</text:p>
      <text:p text:style-name="P4">
Publisher: Укринформ (Organization)</text:p>
      <text:p text:style-name="P4">
Published Time: 2023-05-06T20:10:00+03:00</text:p>
      <text:p text:style-name="P4">
Modified Time: 2023-05-06T20:10:00+03:00</text:p>
      <text:p text:style-name="P4">
Description: Президент Володимир Зеленський привітав Короля Чарльза ІІІ з коронацією та побажав довгих років успішного правління. — Укрінформ.</text:p>
      <text:p text:style-name="P4">
Images: ["<text:a xlink:type="simple" xlink:href="https://static.ukrinform.com/photos/2023_02/thumb_files/630_360_1677434079-719.jpeg" text:style-name="Internet_20_link" text:visited-style-name="Visited_20_Internet_20_Link">
630_360_16774...</text:a>
"]</text:p>
      <text:p text:style-name="P4">
Tags: ['Британія', 'Зеленський', 'Чарльз ІІІ', 'Коронація']</text:p>
      <text:p text:style-name="P4">
Type: Article</text:p>
      <!--METADATA-->
      <text:p text:style-name="P4">
<draw:frame draw:style-name="fr1" draw:name="Image250" text:anchor-type="as-char" svg:width="6.9236in" svg:height="3.956343in" draw:z-index="0">
<draw:image xlink:href="../Images/yкринформ/2023-05-06T20-10-00-03-00/630_360_1677434079-719.jpeg" xlink:type="simple" xlink:show="embed" xlink:actuate="onLoad" draw:mime-type="image/jpeg"/>
</draw:frame>
 ПрезидентВолодимир Зеленський привітав Короля Чарльза ІІІ з коронацією та побажавдовгих років успішного правління.</text:p>
      <text:p text:style-name="P4">
Як передає Укрінформ, про це Зеленський сказав у вечірньому <text:a xlink:type="simple" xlink:href="https://t.me/V_Zelenskiy_official/6147" text:style-name="Internet_20_link" text:visited-style-name="Visited_20_Internet_20_Link">
</text:a>
</text:p>
      <text:p text:style-name="P4">
«Від імені всього українського народу я вітаю Їх Величностей – справжніхдрузів України – із цією історичною подією, яка починає нову епоху британськоїмонархії. Бажаю Королю Чарльзу ІІІ довгих років успішного правління, а народуСполученого Королівства – процвітання та спільних із нами перемог», – сказавЗеленський.</text:p>
      <text:p text:style-name="P4">
<text:span text:style-name="T5">
Відео: ОП</text:span>
</text:p>
      <text:p text:style-name="P4">
Він нагадав, що сьогодні голова уряду України та перша леді Українипредставляють нашу державу у Сполученому Королівстві, де відбулася коронаціяКороля <text:a xlink:type="simple" xlink:href="https://www.ukrinform.ua/tag-carlz-iii" text:style-name="Internet_20_link" text:visited-style-name="Visited_20_Internet_20_Link">
 </text:a>
 і Королеви Камілли. ТакожПрезидент подякував всім британцям за підтримку.</text:p>
      <text:p text:style-name="P4">
<text:span text:style-name="T4">
Читайте також:</text:span>
 <text:a xlink:type="simple" xlink:href="https://www.ukrinform.ua/rubric-ato/3705694-zelenskij-nagorodiv-tri-brigadi-zsu-vidznakou-za-muznist-ta-vidvagu.html" text:style-name="Internet_20_link" text:visited-style-name="Visited_20_Internet_20_Link">
 <text:span text:style-name="T4">
Зеленський</text:span>
 </text:a>
</text:p>
      <text:p text:style-name="P4">
«Для мене було честю зустрітися особисто з Його Величністю в Лондоні, япам’ятаю нашу розмову, я пам’ятаю щиру емоцію до України й українців. І дякуюза підтримку! Дякую всім британцям!» - резюмував Президент.</text:p>
      <text:p text:style-name="P4">
Як повідомлялося, 6 травня <text:a xlink:type="simple" xlink:href="https://www.ukrinform.ua/rubric-world/3705656-u-britanii-koronuvali-carlza-iii.html" text:style-name="Internet_20_link" text:visited-style-name="Visited_20_Internet_20_Link">
 </text:a>
 До Лондона запрошенівисокі делегації, серед них буде українська, тоді як російську не запросили.</text:p>
      <text:p text:style-name="P4">
Source: <text:a xlink:type="simple" xlink:href="https://www.ukrinform.ua/rubric-polytics/3705744-zelenskij-privitav-carlza-iii-z-koronacieu.html" text:style-name="Internet_20_link" text:visited-style-name="Visited_20_Internet_20_Link">
https://www.ukrinform.ua/rubric-polytics/3705744-zelenskij-privitav-carlza-iii-z-koronacieu.html</text:a>
</text:p>
      <!--NEWS-->
      <text:h text:style-name="P10" text:outline-level="1">
<text:span text:style-name="T4">
Замах на Прилєпіна: Слідком рф заявив, що затриманий у справі дав свідчення</text:span>
</text:h>
      <text:p text:style-name="P4">
Authors: Ukrinform (Person)</text:p>
      <text:p text:style-name="P4">
Publisher: Укринформ (Organization)</text:p>
      <text:p text:style-name="P4">
Published Time: 2023-05-06T20:19:00+03:00</text:p>
      <text:p text:style-name="P4">
Modified Time: 2023-05-06T20:19:00+03:00</text:p>
      <text:p text:style-name="P4">
Description: Слідчий комітет росії повідомив, що Олександр Пермяков, затриманий у справі про замах на антукраїнського пропагандиста Захара Прилепіна, дав свідчення. — Укрінформ.</text:p>
      <text:p text:style-name="P4">
Images: ["<text:a xlink:type="simple" xlink:href="https://static.ukrinform.com/photos/2018_07/thumb_files/630_360_1530711759-3858.jpg" text:style-name="Internet_20_link" text:visited-style-name="Visited_20_Internet_20_Link">
630_360_15307...</text:a>
"]</text:p>
      <text:p text:style-name="P4">
Tags: ['Прилєпін', 'росія', 'Слідком РФ', 'Замах', 'Затримання']</text:p>
      <text:p text:style-name="P4">
Type: Article</text:p>
      <!--METADATA-->
      <text:p text:style-name="P4">
<draw:frame draw:style-name="fr1" draw:name="Image251" text:anchor-type="as-char" svg:width="6.9236in" svg:height="3.956343in" draw:z-index="0">
<draw:image xlink:href="../Images/yкринформ/2023-05-06T20-19-00-03-00/630_360_1530711759-3858.jpg" xlink:type="simple" xlink:show="embed" xlink:actuate="onLoad" draw:mime-type="image/jpeg"/>
</draw:frame>
 Слідчийкомітет росії повідомив, що Олександр Пермяков, затриманий у справі про замахна антукраїнського пропагандиста Захара Прилепіна, дав свідчення.</text:p>
      <text:p text:style-name="P4">
Як передає Укрінформ, про це повідомляє у <text:a xlink:type="simple" xlink:href="https://t.me/sledcom_press/6657" text:style-name="Internet_20_link" text:visited-style-name="Visited_20_Internet_20_Link">
 </text:a>
пресслужба СКР.</text:p>
      <text:p text:style-name="P4">
Згідно з даними відомства, затриманий заявив, що нібито діяв за завданнямспівробітників українських спецслужб. За його словами, він заклав вибуховийпристрій на дорозі, якою мав проїхати Прилєпін. Детонацію пристрою Пермяковздійснив дистанційно, пише слідком рф.</text:p>
      <text:p text:style-name="P4">
У пресслужбі додали, що допит затриманого Пермякова продовжується. Експертамивзято змиви з його рук та одягу для призначення та проведення судовихекспертиз. На відео від СКР Пермяков 1993 року народження каже, що він родом зміста Дружківка Донецької області України, в рф заїхав у 2022 році з метоювбивства Прилєпіна за допомогою <text:a xlink:type="simple" xlink:href="https://t.me/sledcom_press/6659" text:style-name="Internet_20_link" text:visited-style-name="Visited_20_Internet_20_Link">
 </text:a>
</text:p>
      <text:p text:style-name="P4">
Водночас російський новинний <text:a xlink:type="simple" xlink:href="https://t.me/ENews112/13766" text:style-name="Internet_20_link" text:visited-style-name="Visited_20_Internet_20_Link">
 </text:a>
 повідомляє, щонеподалік місця події було затримано другого підозрюваного. За даними каналу,у москві також проходять обшуки за декількома адресами, які нібито повідомилипідозрювані.</text:p>
      <text:p text:style-name="P4">
Як повідомлялося, <text:a xlink:type="simple" xlink:href="https://www.ukrinform.ua/rubric-world/3705602-u-niznomu-novgorodi-pidirvali-avto-iz-prihilnikom-rosijskoi-agresii-prilepinim.html" text:style-name="Internet_20_link" text:visited-style-name="Visited_20_Internet_20_Link">
 </text:a>
Водій загинув, сам Прилєпін отримав важкі поранення, його мають оперувати.Слідчий комітет РФ порушив у зв'язку із вибухом кримінальну справу за статтеюпро теракт.</text:p>
      <text:p text:style-name="P4">
Source: <text:a xlink:type="simple" xlink:href="https://www.ukrinform.ua/rubric-world/3705746-zamah-na-prilepina-slidkom-rf-zaaviv-so-zatrimanij-u-spravi-dav-svidcenna.html" text:style-name="Internet_20_link" text:visited-style-name="Visited_20_Internet_20_Link">
https://www.ukrinform.ua/rubric-world/3705746-zamah-na-prilepina-slidkom-rf-zaaviv-so-zatrimanij-u-spravi-dav-svidcenna.html</text:a>
</text:p>
      <!--NEWS-->
      <text:h text:style-name="P10" text:outline-level="1">
<text:span text:style-name="T4">
Кулеба у Гарварді закликав країни Азії відмовитися від нейтральності та підтримати Україну</text:span>
</text:h>
      <text:p text:style-name="P4">
Authors: Ukrinform (Person)</text:p>
      <text:p text:style-name="P4">
Publisher: Укринформ (Organization)</text:p>
      <text:p text:style-name="P4">
Published Time: 2023-05-06T20:30:00+03:00</text:p>
      <text:p text:style-name="P4">
Modified Time: 2023-05-06T20:30:00+03:00</text:p>
      <text:p text:style-name="P4">
Description: російська агресія проти України має негативні наслідки для Азії та всього світу, тому в інтересах держав регіону зайняти чітку позицію на підтримку нашої держави та статуту ООН. — Укрінформ.</text:p>
      <text:p text:style-name="P4">
Images: ["<text:a xlink:type="simple" xlink:href="https://static.ukrinform.com/photos/2023_05/thumb_files/630_360_1683309948-158.png" text:style-name="Internet_20_link" text:visited-style-name="Visited_20_Internet_20_Link">
630_360_16833...</text:a>
"]</text:p>
      <text:p text:style-name="P4">
Tags: ['Дмитро Кулеба', 'Україна', 'Азія', 'Війна з росією']</text:p>
      <text:p text:style-name="P4">
Type: Article</text:p>
      <!--METADATA-->
      <text:p text:style-name="P4">
<draw:frame draw:style-name="fr1" draw:name="Image252" text:anchor-type="as-char" svg:width="6.9236in" svg:height="3.956343in" draw:z-index="0">
<draw:image xlink:href="../Images/yкринформ/2023-05-06T20-30-00-03-00/630_360_1683309948-158.png" xlink:type="simple" xlink:show="embed" xlink:actuate="onLoad" draw:mime-type="image/png"/>
</draw:frame>
 російськаагресія проти України має негативні наслідки для Азії та всього світу, тому вінтересах держав регіону зайняти чітку позицію на підтримку нашої держави тастатуту ООН.</text:p>
      <text:p text:style-name="P4">
Про це заявив міністр закордонних справ України Дмитро Кулеба під час онлайн-виступу на заході Азійського Центру Гарвардського університету (США), передаєУкрінформ із посиланням на <text:a xlink:type="simple" xlink:href="https://mfa.gov.ua/news/dmitro-kuleba-u-garvardi-zaklikav-krayini-aziyi-vidmovitisya-vid-nejtralnosti-ta-pidtrimati-ukrayinu" text:style-name="Internet_20_link" text:visited-style-name="Visited_20_Internet_20_Link">
 </text:a>
</text:p>
      <text:p text:style-name="P4">
«Два слова, які я чую від азійських колег дещо частіше, ніж хотілося би, це«солідарність» та «нейтральність». Вони висловлюють солідарність з Україною,за що ми вдячні, але декларують нейтральність щодо нас та росії. Водночас прожодну нейтральність не може бути мови, коли йдеться про агресію, вбивства,терор, зґвалтування, мародерство і масові звірства. Країни Азії мають зайнятичітку позицію на підтримку України та Статуту ООН», - наголосив <text:a xlink:type="simple" xlink:href="https://www.ukrinform.ua/tag-kuleba" text:style-name="Internet_20_link" text:visited-style-name="Visited_20_Internet_20_Link">
</text:a>
</text:p>
      <text:p text:style-name="P4">
Очільник МЗС висловив переконання, що поділ світу на Глобальний південь тапівніч є штучним. Натомість універсальними для всіх цінностями є принципиСтатуту ООН, які необхідно захистити від імперіалізму.</text:p>
      <text:p text:style-name="P4">
«Новий імперіалізм вже не просто стукає в двері, а вибиває їх. Усе через те,що протягом десятиліть світ мав сліпу пляму розміром з росію. На щастя, це уминулому. росія програє війну - не лише проти України, але і проти сучасності,розуму та здорового глузду», - заявив він.</text:p>
      <text:p text:style-name="P4">
<text:span text:style-name="T4">
Читайте також:</text:span>
 <text:a xlink:type="simple" xlink:href="https://www.ukrinform.ua/rubric-polytics/3705271-dmitro-kuleba-zaklikav-do-pogliblenna-dialogu-z-bahrejnom.html" text:style-name="Internet_20_link" text:visited-style-name="Visited_20_Internet_20_Link">
 <text:span text:style-name="T4">
Кулеба</text:span>
 </text:a>
</text:p>
      <text:p text:style-name="P4">
Міністр наголосив, що Україна переможе, а росії знадобляться «покоління, щобвибратися з ями, в яку вона себе загнала». Головним уроком буде те, що«агресія не дає жодних результатів», і він буде однаково актуальним длязаходу, сходу, півдня та півночі світу.</text:p>
      <text:p text:style-name="P4">
«Уникнути зіткнення цивілізацій все ще можливо. Світ, в якому країнипідтримують одна одну, все ще актуальний. Якщо ми зможемо разом захиститисвободу, то так зможемо протистояти й іншим викликам: змінам клімату,продовольчій кризі, глобальній нерівності», - підсумував він.</text:p>
      <text:p text:style-name="P4">
Як повідомлялося, міністр закордонних справ Дмитро Кулеба у інтервʼю <text:a xlink:type="simple" xlink:href="https://www.youtube.com/watch" text:style-name="Internet_20_link" text:visited-style-name="Visited_20_Internet_20_Link">
</text:a>
 заявив, що для Заходу планомурегулювання є перемога України, і альтернативи йому немає.</text:p>
      <text:p text:style-name="P4">
Source: <text:a xlink:type="simple" xlink:href="https://www.ukrinform.ua/rubric-polytics/3705748-kuleba-u-garvardi-zaklikav-kraini-azii-vidmovitisa-vid-nejtralnosti-ta-pidtrimati-ukrainu.html" text:style-name="Internet_20_link" text:visited-style-name="Visited_20_Internet_20_Link">
https://www.ukrinform.ua/rubric-polytics/3705748-kuleba-u-garvardi-zaklikav-kraini-azii-vidmovitisa-vid-nejtralnosti-ta-pidtrimati-ukrainu.html</text:a>
</text:p>
      <!--NEWS-->
      <text:h text:style-name="P10" text:outline-level="1">
<text:span text:style-name="T4">
Ворог удень обстріляв Нікопольський район із «Градів» і важкої артилерії, семеро постраждалих</text:span>
</text:h>
      <text:p text:style-name="P4">
Authors: Ukrinform (Person)</text:p>
      <text:p text:style-name="P4">
Publisher: Укринформ (Organization)</text:p>
      <text:p text:style-name="P4">
Published Time: 2023-05-06T20:39:00+03:00</text:p>
      <text:p text:style-name="P4">
Modified Time: 2023-05-06T20:39:00+03:00</text:p>
      <text:p text:style-name="P4">
Description: Удень ворог вісім разів ударив по Нікопольському району, внаслідок чого постраждали 7 людей. — Укрінформ.</text:p>
      <text:p text:style-name="P4">
Images: ["<text:a xlink:type="simple" xlink:href="https://static.ukrinform.com/photos/2022_06/thumb_files/630_360_1654768443-794.jpg" text:style-name="Internet_20_link" text:visited-style-name="Visited_20_Internet_20_Link">
630_360_16547...</text:a>
"]</text:p>
      <text:p text:style-name="P4">
Tags: ['Дніпропетровщина', 'Нікополь', 'Обстріл', 'Поранені', 'Війна з росією']</text:p>
      <text:p text:style-name="P4">
Type: Article</text:p>
      <!--METADATA-->
      <text:p text:style-name="P4">
<draw:frame draw:style-name="fr1" draw:name="Image253" text:anchor-type="as-char" svg:width="6.9236in" svg:height="3.956343in" draw:z-index="0">
<draw:image xlink:href="../Images/yкринформ/2023-05-06T20-39-00-03-00/630_360_1654768443-794.jpg" xlink:type="simple" xlink:show="embed" xlink:actuate="onLoad" draw:mime-type="image/jpeg"/>
</draw:frame>
 Уденьворог вісім разів ударив по Нікопольському району, внаслідок чого постраждали7 людей.</text:p>
      <text:p text:style-name="P4">
Про це у <text:a xlink:type="simple" xlink:href="https://t.me/mykola_lukashuk/4425" text:style-name="Internet_20_link" text:visited-style-name="Visited_20_Internet_20_Link">
 </text:a>
 повідомляє головаДніпропетровської обласної ради Микола Лукашук, передає Укрінформ.</text:p>
      <text:p text:style-name="P4">
"Вісім обстрілів Нікопольського району, семеро людей постраждали від дійагресора", - йдеться у дописі.</text:p>
      <text:p text:style-name="P4">
Зазначається, що по Нікополю ворог гатив з «Градів» та важкої артилерії.Пʼятеро чоловіків віком від 44 до 60 років дістали поранення. Четверо з нихушпиталені, один постраждалий лікуватиметься вдома.</text:p>
      <text:p text:style-name="P4">
<text:span text:style-name="T4">
Читайте також:</text:span>
 <text:a xlink:type="simple" xlink:href="https://www.ukrinform.ua/rubric-ato/3705717-armia-rf-obstrilala-hersonsinu-poranena-zinka.html" text:style-name="Internet_20_link" text:visited-style-name="Visited_20_Internet_20_Link">
 <text:span text:style-name="T4">
обстріл</text:span>
 </text:a>
</text:p>
      <text:p text:style-name="P4">
В обласній раді додали, що в місті понівечено 14 приватних будинків і 13господарських споруд, газогони, промислове підприємство. Пошкоджень зазнала йодна будівля, що не експлуатується.</text:p>
      <text:p text:style-name="P4">
"Ще три громади району – Марганецька, Мирівська, Покровська – потрапили підвогонь з важкої артилерії. В останній внаслідок обстрілів постраждала 63-річнажінка, вона у лікарні. Пошкоджено будівлю ліцею, півдесятка приватнихбудинків, господарська споруда, електромережі", - написав Лукашук.</text:p>
      <text:p text:style-name="P4">
Надвечір окупанти з «Градів» знову <text:a xlink:type="simple" xlink:href="https://www.ukrinform.ua/tag-obstril" text:style-name="Internet_20_link" text:visited-style-name="Visited_20_Internet_20_Link">
 </text:a>
по Мирівській ТГ. Попередньо відомо, що поранено одного чоловіка 43 років.Понівечено 2 житлові будинки, господарську споруду, авто. Наразі деталі щеуточнюються.</text:p>
      <text:p text:style-name="P4">
<text:span text:style-name="T4">
Читайте також:</text:span>
 <text:a xlink:type="simple" xlink:href="https://www.ukrinform.ua/rubric-ato/3705485-vnoci-nad-dnipropetrovsinou-ppo-znisila-cotiri-sahedi.html" text:style-name="Internet_20_link" text:visited-style-name="Visited_20_Internet_20_Link">
 <text:span text:style-name="T4">
Дніпропетровщино</text:span>
 </text:a>
</text:p>
      <text:p text:style-name="P4">
Інші райони Дніпропетровщини ворожих атак не зазнали.</text:p>
      <text:p text:style-name="P4">
Як повідомлялось, внаслідок ракетної атаки 1 травня у Павлограді пошкодженопромислове підприємство, 24 багатоповерхівки і 80 приватних будинків,понівечено п'ять шкіл, стільки ж дитсадків та магазинів, амбулаторію,банківську установу та гуртожиток. Загинуло двоє людей, постраждало 48, з нихшість - діти.</text:p>
      <text:p text:style-name="P4">
Source: <text:a xlink:type="simple" xlink:href="https://www.ukrinform.ua/rubric-ato/3705749-vorog-uden-obstrilav-nikopolskij-rajon-iz-gradiv-i-vazkoi-artilerii-semero-postrazdalih.html" text:style-name="Internet_20_link" text:visited-style-name="Visited_20_Internet_20_Link">
https://www.ukrinform.ua/rubric-ato/3705749-vorog-uden-obstrilav-nikopolskij-rajon-iz-gradiv-i-vazkoi-artilerii-semero-postrazdalih.html</text:a>
</text:p>
      <!--NEWS-->
      <text:h text:style-name="P10" text:outline-level="1">
<text:span text:style-name="T4">
Зеленський зустрівся з делегацією американського штату Юта</text:span>
</text:h>
      <text:p text:style-name="P4">
Authors: Ukrinform (Person)</text:p>
      <text:p text:style-name="P4">
Publisher: Укринформ (Organization)</text:p>
      <text:p text:style-name="P4">
Published Time: 2023-05-06T20:41:00+03:00</text:p>
      <text:p text:style-name="P4">
Modified Time: 2023-05-06T20:41:00+03:00</text:p>
      <text:p text:style-name="P4">
Description: Президент України Володимир Зеленський провів зустріч із делегацією американського штату Юта у складі представників бізнесу й благодійних організацій, очолюваною президентом місцевого Сенату Стюартом Адамсом. — Укрінформ.</text:p>
      <text:p text:style-name="P4">
Images: ["<text:a xlink:type="simple" xlink:href="https://static.ukrinform.com/photos/2023_03/thumb_files/630_360_1679422598-802.jpg" text:style-name="Internet_20_link" text:visited-style-name="Visited_20_Internet_20_Link">
630_360_16794...</text:a>
"]</text:p>
      <text:p text:style-name="P4">
Tags: ['Бізнес', 'США', 'Благодійність', 'Зеленський']</text:p>
      <text:p text:style-name="P4">
Type: Article</text:p>
      <!--METADATA-->
      <text:p text:style-name="P4">
<draw:frame draw:style-name="fr1" draw:name="Image254" text:anchor-type="as-char" svg:width="6.9236in" svg:height="3.956343in" draw:z-index="0">
<draw:image xlink:href="../Images/yкринформ/2023-05-06T20-41-00-03-00/630_360_1679422598-802.jpg" xlink:type="simple" xlink:show="embed" xlink:actuate="onLoad" draw:mime-type="image/jpeg"/>
</draw:frame>
 ПрезидентУкраїни Володимир Зеленський провів зустріч із делегацією американського штатуЮта у складі представників бізнесу й благодійних організацій, очолюваноюпрезидентом місцевого Сенату Стюартом Адамсом.</text:p>
      <text:p text:style-name="P4">
Як передає Укрінформ, про це глава держави повідомив у <text:a xlink:type="simple" xlink:href="https://t.me/V_Zelenskiy_official/6146" text:style-name="Internet_20_link" text:visited-style-name="Visited_20_Internet_20_Link">
</text:a>
 .</text:p>
      <text:p text:style-name="P4">
"Такі візити є сигналами підтримки нашої держави не лише на загальнодержавномурівні, але й на регіональних", – зауважив Зеленський.</text:p>
      <text:p text:style-name="P4">
_Відео:<text:a xlink:type="simple" xlink:href="https://t.me/V_Zelenskiy_official/6146" text:style-name="Internet_20_link" text:visited-style-name="Visited_20_Internet_20_Link">
 </text:a>
 _</text:p>
      <text:p text:style-name="P4">
Від імені українського народу Президент подякував за підтримку, яку <text:a xlink:type="simple" xlink:href="https://www.ukrinform.ua/tag-ssa" text:style-name="Internet_20_link" text:visited-style-name="Visited_20_Internet_20_Link">
</text:a>
 надають Україні.</text:p>
      <text:p text:style-name="P4">
За словами глави держави, "від самого початку повномасштабної війни, відсамого початку російської агресії наше суспільство відчуває й покладається навашу підтримку – підтримку США".</text:p>
      <text:p text:style-name="P4">
Як додала <text:a xlink:type="simple" xlink:href="https://www.president.gov.ua/news/volodimir-zelenskij-zustrivsya-z-predstavnikami-shtatu-yuta-82741" text:style-name="Internet_20_link" text:visited-style-name="Visited_20_Internet_20_Link">
 </text:a>
 , під час зустрічі Зеленськийакцентував, що допомога від США надходить не лише на рівні федерального уряду,а й на рівні окремих штатів, зокрема відзначив проєкти з відбудови житла,допомогу внутрішньо переміщеним особам та гуманітарну підтримку.</text:p>
      <text:p text:style-name="P4">
Звертаючись до делегації, глава держави закликав американський бізнес ужезараз активно інвестувати в Україну й створювати нові робочі місця.</text:p>
      <text:p text:style-name="P4">
"Для нас важливо створювати нові робочі місця. Якщо ви можете допомогти уцьому – зробіть це. Це також внесок у нашу перемогу", – наголосив він.</text:p>
      <text:p text:style-name="P4">
Президент додав, що Україна потребує підтримки приватного бізнесу у відбудовізнищеного агресором житла, шкіл й університетів, зруйнованої внаслідокросійського ракетного терору енергетичної інфраструктури.</text:p>
      <text:p text:style-name="P4">
Також він закликав інвестувати в українську аграрну промисловість й ІТ-сектор,підкресливши взаємовигідність такої співпраці.</text:p>
      <text:p text:style-name="P4">
<text:span text:style-name="T4">
Читайте також:</text:span>
 <text:a xlink:type="simple" xlink:href="https://www.ukrinform.ua/rubric-economy/3705687-ukraina-zacikavlena-v-dosvidi-statu-uta-sodo-rozvitku-vidnovluvalnih-dzerel-energii-minenergo.html" text:style-name="Internet_20_link" text:visited-style-name="Visited_20_Internet_20_Link">
 <text:span text:style-name="T4">
Юта</text:span>
 </text:a>
</text:p>
      <text:p text:style-name="P4">
Серед іншого, Президент поінформував представників Юти про ситуацію в Україній обмінявся думками щодо кроків, які представники штату можуть здійснити длядопомоги в боротьбі з агресором.</text:p>
      <text:p text:style-name="P4">
Окремо глава держави наголосив, що вітатиме поглиблення двосторонньоїспівпраці з американським бізнесом у галузі виробництва озброєння та створеннянових оборонних технологій.</text:p>
      <text:p text:style-name="P4">
"Ми відкриті до цього. Запрошуємо вас", – зазначив Зеленський.</text:p>
      <text:p text:style-name="P4">
За результатами зустрічі з представниками штату Юта Президент ВолодимирЗеленський <text:a xlink:type="simple" xlink:href="https://t.me/V_Zelenskiy_official/6147" text:style-name="Internet_20_link" text:visited-style-name="Visited_20_Internet_20_Link">
 </text:a>
 , що Україна маєдостатньо можливостей, щоб працювати разом заради спільних інтересів українцівта американців.</text:p>
      <text:p text:style-name="P4">
_Відео:<text:a xlink:type="simple" xlink:href="https://t.me/V_Zelenskiy_official/6147" text:style-name="Internet_20_link" text:visited-style-name="Visited_20_Internet_20_Link">
 </text:a>
 _</text:p>
      <text:p text:style-name="P4">
«Сьогодні ж зустрівся з представниками штату Юта – одного з найсильнішихштатів Америки. Ми обговорили нашу взаємодію, і це гарний приклад того, якконкретний штат може допомагати захищати свободу й людей», – сказавЗеленський.</text:p>
      <text:p text:style-name="P4">
За його словами, Україна має все: гуманітарну підтримку, допомогу відновленнюта політичну взаємодію, «щоб працювати разом заради спільних інтересівукраїнців та американців».</text:p>
      <text:p text:style-name="P4">
Як повідомляв <text:a xlink:type="simple" xlink:href="https://www.ukrinform.ua/rubric-polytics/3705406-prezident-zustrivsa-iz-predstavnikami-venecianskoi-komisii.html" text:style-name="Internet_20_link" text:visited-style-name="Visited_20_Internet_20_Link">
 </text:a>
 , 5 травня відбуласязустріч Президента України з представниками Венеціанської комісії та зделегацією Конгресу США.</text:p>
      <text:p text:style-name="P4">
<text:span text:style-name="T5">
Фото: ОП</text:span>
</text:p>
      <text:p text:style-name="P4">
Source: <text:a xlink:type="simple" xlink:href="https://www.ukrinform.ua/rubric-economy/3705750-zelenskij-zustrivsa-z-delegacieu-amerikanskogo-statu-uta.html" text:style-name="Internet_20_link" text:visited-style-name="Visited_20_Internet_20_Link">
https://www.ukrinform.ua/rubric-economy/3705750-zelenskij-zustrivsa-z-delegacieu-amerikanskogo-statu-uta.html</text:a>
</text:p>
      <!--NEWS-->
      <text:h text:style-name="P10" text:outline-level="1">
<text:span text:style-name="T4">
Десята ракетка світу не зіграє на турнірі в Римі</text:span>
</text:h>
      <text:p text:style-name="P4">
Authors: Ukrinform (Person)</text:p>
      <text:p text:style-name="P4">
Publisher: Укринформ (Organization)</text:p>
      <text:p text:style-name="P4">
Published Time: 2023-05-06T20:52:00+03:00</text:p>
      <text:p text:style-name="P4">
Modified Time: 2023-05-06T20:52:00+03:00</text:p>
      <text:p text:style-name="P4">
Description: Петра Квітова пропустить турнір WTA 1000 в Римі через травму. — Укрінформ.</text:p>
      <text:p text:style-name="P4">
Images: ["<text:a xlink:type="simple" xlink:href="https://static.ukrinform.com/photos/2023_05/thumb_files/630_360_1683395601-158.jpg" text:style-name="Internet_20_link" text:visited-style-name="Visited_20_Internet_20_Link">
630_360_16833...</text:a>
"]</text:p>
      <text:p text:style-name="P4">
Tags: ['Теніс']</text:p>
      <text:p text:style-name="P4">
Type: Article</text:p>
      <!--METADATA-->
      <text:p text:style-name="P4">
<draw:frame draw:style-name="fr1" draw:name="Image255" text:anchor-type="as-char" svg:width="6.9236in" svg:height="3.956343in" draw:z-index="0">
<draw:image xlink:href="../Images/yкринформ/2023-05-06T20-52-00-03-00/630_360_1683395601-158.jpg" xlink:type="simple" xlink:show="embed" xlink:actuate="onLoad" draw:mime-type="image/jpeg"/>
</draw:frame>
 ПетраКвітова пропустить турнір WTA 1000 в Римі через травму.</text:p>
      <text:p text:style-name="P4">
Про це вона <text:a xlink:type="simple" xlink:href="https://twitter.com/Petra_Kvitova/status/1654889039990759424" text:style-name="Internet_20_link" text:visited-style-name="Visited_20_Internet_20_Link">
 </text:a>
в своєму Твіттері, передає Укрінформ.</text:p>
      <text:p text:style-name="P4">
«На жаль, моя права нога все ще завдає мені болю, тому, порадившись зі своєюкомандою, я вирішила відмовитися від виступу в Римі. Я сумуватиму за чудовиммісцем, італійським уболівальникам і бажаю турніру чудового тижня. Янаполегливо працюватиму, щоб бути готовою до Відкритого чемпіонату Франції», -написала Квітова.</text:p>
      <text:p text:style-name="P4">
Турнір пройде з 8 до 21 травня.</text:p>
      <text:p text:style-name="P4">
<text:span text:style-name="T4">
Читайте також:</text:span>
 <text:a xlink:type="simple" xlink:href="https://www.ukrinform.ua/rubric-sports/3705724-ukrainka-svitolina-zupinilasa-u-pivfinali-turniru-wta-125-u-francii.html" text:style-name="Internet_20_link" text:visited-style-name="Visited_20_Internet_20_Link">
 <text:span text:style-name="T4">
Світоліна</text:span>
 </text:a>
</text:p>
      <text:p text:style-name="P4">
Як повідомляв Укрінформ, Еліна Світоліна (№1088 WTA) програла американці СлоунСтівенс (№48 WTA) в 1/2 фіналу турніру WTA 125 у Франції.</text:p>
      <text:p text:style-name="P4">
Фото: Getty Images</text:p>
      <text:p text:style-name="P4">
Source: <text:a xlink:type="simple" xlink:href="https://www.ukrinform.ua/rubric-sports/3705752-desata-raketka-svitu-ne-zigrae-na-turniri-v-rimi.html" text:style-name="Internet_20_link" text:visited-style-name="Visited_20_Internet_20_Link">
https://www.ukrinform.ua/rubric-sports/3705752-desata-raketka-svitu-ne-zigrae-na-turniri-v-rimi.html</text:a>
</text:p>
      <!--NEWS-->
      <text:h text:style-name="P10" text:outline-level="1">
<text:span text:style-name="T4">
У Лондоні під час коронації Чарльза III затримали понад пів сотні протестувальників</text:span>
</text:h>
      <text:p text:style-name="P4">
Authors: Ukrinform (Person)</text:p>
      <text:p text:style-name="P4">
Publisher: Укринформ (Organization)</text:p>
      <text:p text:style-name="P4">
Published Time: 2023-05-06T20:56:00+03:00</text:p>
      <text:p text:style-name="P4">
Modified Time: 2023-05-06T20:56:00+03:00</text:p>
      <text:p text:style-name="P4">
Description: Поліція Лондона заарештувала 52 людини сьогодні, коли в місті проходила урочиста церемонія коронації нового короля Чарльза III. — Укрінформ.</text:p>
      <text:p text:style-name="P4">
Images: ["<text:a xlink:type="simple" xlink:href="https://static.ukrinform.com/photos/2016_08/thumb_files/630_360_1472258510-5840.jpg" text:style-name="Internet_20_link" text:visited-style-name="Visited_20_Internet_20_Link">
630_360_14722...</text:a>
"]</text:p>
      <text:p text:style-name="P4">
Tags: ['Протест', 'Затримання', 'Чарльз ІІІ', 'Коронація']</text:p>
      <text:p text:style-name="P4">
Type: Article</text:p>
      <!--METADATA-->
      <text:p text:style-name="P4">
<draw:frame draw:style-name="fr1" draw:name="Image256" text:anchor-type="as-char" svg:width="6.9236in" svg:height="3.956343in" draw:z-index="0">
<draw:image xlink:href="../Images/yкринформ/2023-05-06T20-56-00-03-00/630_360_1472258510-5840.jpg" xlink:type="simple" xlink:show="embed" xlink:actuate="onLoad" draw:mime-type="image/jpeg"/>
</draw:frame>
 ПоліціяЛондона заарештувала 52 людини сьогодні, коли в місті проходила урочистацеремонія коронації нового короля Чарльза III.</text:p>
      <text:p text:style-name="P4">
Як передає Укрінформ, про це повідомляє <text:a xlink:type="simple" xlink:href="https://www.bbc.com/news/live/uk-65474712" text:style-name="Internet_20_link" text:visited-style-name="Visited_20_Internet_20_Link">
</text:a>
.</text:p>
      <text:p text:style-name="P4">
У заяві лондонської поліції йдеться, що людей було <text:a xlink:type="simple" xlink:href="https://www.ukrinform.ua/tag-arest" text:style-name="Internet_20_link" text:visited-style-name="Visited_20_Internet_20_Link">
</text:a>
 за підозрою у порушенні громадськогопорядку.</text:p>
      <text:p text:style-name="P4">
«Ми забезпечували правопорядок на численних акціях протесту, не втручаючисьпід час мітингів до початку коронації та під час неї. Наш обов’язок — робитице пропорційно згідно з відповідним законодавством. Ми також маємо обов’язоквтрутитися, коли захід стає злочинним та може призвести до серйознихпорушень", - сказала офіцер Карен Фіндлі, відповідальна за операцію столичноїполіції "Коронація".</text:p>
      <text:p text:style-name="P4">
<text:span text:style-name="T4">
Читайте також:</text:span>
 <text:a xlink:type="simple" xlink:href="https://www.ukrinform.ua/rubric-world/3705611-u-britanii-naperedodni-koronacii-carlza-iii-zatrimali-ucasnikiv-antimonarhicnih-protestiv.html" text:style-name="Internet_20_link" text:visited-style-name="Visited_20_Internet_20_Link">
 <text:span text:style-name="T4">
Британії</text:span>
 </text:a>
</text:p>
      <text:p text:style-name="P4">
Як повідомлялося, <text:a xlink:type="simple" xlink:href="https://www.ukrinform.ua/rubric-world/3705656-u-britanii-koronuvali-carlza-iii.html" text:style-name="Internet_20_link" text:visited-style-name="Visited_20_Internet_20_Link">
 </text:a>
 у Вестмінстерськомуабатстві в суботу під час першої за останні сімдесят років подібної церемонії.</text:p>
      <text:p text:style-name="P4">
Source: <text:a xlink:type="simple" xlink:href="https://www.ukrinform.ua/rubric-world/3705753-u-londoni-pid-cas-koronacii-carlza-iii-zatrimali-ponad-piv-sotni-protestuvalnikiv.html" text:style-name="Internet_20_link" text:visited-style-name="Visited_20_Internet_20_Link">
https://www.ukrinform.ua/rubric-world/3705753-u-londoni-pid-cas-koronacii-carlza-iii-zatrimali-ponad-piv-sotni-protestuvalnikiv.html</text:a>
</text:p>
      <!--NEWS-->
      <text:h text:style-name="P10" text:outline-level="1">
<text:span text:style-name="T4">
У СБУ прокоментували вибух машини Прилєпіна</text:span>
</text:h>
      <text:p text:style-name="P4">
Authors: Ukrinform (Person)</text:p>
      <text:p text:style-name="P4">
Publisher: Укринформ (Organization)</text:p>
      <text:p text:style-name="P4">
Published Time: 2023-05-06T21:07:00+03:00</text:p>
      <text:p text:style-name="P4">
Modified Time: 2023-05-06T21:07:00+03:00</text:p>
      <text:p text:style-name="P4">
Description: Служба безпеки України не підтверджує і не спростовує причетності до вибуху машини антиукраїнського пропагандиста Захара Прилєпіна, але наголошує, що єдина перспектива, яку вона можуть запропонувати окупантам, - це смерть. — Укрінформ.</text:p>
      <text:p text:style-name="P4">
Images: ["<text:a xlink:type="simple" xlink:href="https://static.ukrinform.com/photos/2015_10/thumb_files/630_360_1445544717-5978-sbu.jpg" text:style-name="Internet_20_link" text:visited-style-name="Visited_20_Internet_20_Link">
630_360_14455...</text:a>
"]</text:p>
      <text:p text:style-name="P4">
Tags: ['Прилєпін', 'СБУ', 'Вибух', 'Війна з росією']</text:p>
      <text:p text:style-name="P4">
Type: Article</text:p>
      <!--METADATA-->
      <text:p text:style-name="P4">
<draw:frame draw:style-name="fr1" draw:name="Image257" text:anchor-type="as-char" svg:width="6.9236in" svg:height="3.956343in" draw:z-index="0">
<draw:image xlink:href="../Images/yкринформ/2023-05-06T21-07-00-03-00/630_360_1445544717-5978-sbu.jpg" xlink:type="simple" xlink:show="embed" xlink:actuate="onLoad" draw:mime-type="image/jpeg"/>
</draw:frame>
Служба безпеки України не підтверджує і не спростовує причетності до вибухумашини антиукраїнського пропагандиста Захара Прилєпіна, але наголошує, щоєдина перспектива, яку вона можуть запропонувати окупантам, - це смерть.</text:p>
      <text:p text:style-name="P4">
Про це повідомили у пресслужбі СБУ у відповідь на запит Укрінформу.</text:p>
      <text:p text:style-name="P4">
«Офіційно ми не можемо ні підтвердити, ні спростувати причетність <text:a xlink:type="simple" xlink:href="https://www.ukrinform.ua/tag-sbu" text:style-name="Internet_20_link" text:visited-style-name="Visited_20_Internet_20_Link">
</text:a>
 до тієї чи іншої бавовни, яка трапляєтьсяз окупантами та їхніми поплічниками. Разом з тим, як раніше неодноразовозазначав очільник СБУ Василь Малюк, для росіян, які принесли на нашу землювійну, загибель людей та насилля, бавовна палала, палає і буде палати», -зазначили у пресслужбі.</text:p>
      <text:p text:style-name="P4">
У відомстві додали, що смерть – це єдина перспектива, яку вони можутьзапропонувати окупантам.</text:p>
      <text:p text:style-name="P4">
«Про те, хто стоїть за тим чи іншим випадком, зможемо говорити уже після нашоїперемоги. Яка однозначно скоро настане», - акцентували в СБУ.</text:p>
      <text:p text:style-name="P4">
<text:span text:style-name="T4">
Читайте також:</text:span>
 <text:a xlink:type="simple" xlink:href="https://www.ukrinform.ua/rubric-ato/3690810-u-melitopoli-pidirvali-avtomobil-kolaboranta.html" text:style-name="Internet_20_link" text:visited-style-name="Visited_20_Internet_20_Link">
 <text:span text:style-name="T4">
підірвали</text:span>
 <text:span text:style-name="T4">
авто</text:span>
 </text:a>
</text:p>
      <text:p text:style-name="P4">
Як повідомлялося, <text:a xlink:type="simple" xlink:href="https://www.ukrinform.ua/rubric-world/3705602-u-niznomu-novgorodi-pidirvali-avto-iz-prihilnikom-rosijskoi-agresii-prilepinim.html" text:style-name="Internet_20_link" text:visited-style-name="Visited_20_Internet_20_Link">
 </text:a>
 6травня у Борському районі Нижегородської області. Водій загинув, сам Прилєпінотримав важкі поранення, його мають оперувати. Слідчий комітет РФ порушив узв'язку із вибухом кримінальну справу за статтею про теракт. Пізніше Слідкомрф повідомив, що Олександр Пермяков, <text:a xlink:type="simple" xlink:href="https://www.ukrinform.ua/rubric-world/3705691-u-rosii-zatrimali-pidozruvanogo-u-zamahu-na-prilepina.html" text:style-name="Internet_20_link" text:visited-style-name="Visited_20_Internet_20_Link">
 </text:a>
 наантиукраїнського пропагандиста Захара Прилєпіна, <text:a xlink:type="simple" xlink:href="https://www.ukrinform.ua/rubric-world/3705746-zamah-na-prilepina-slidkom-rf-zaaviv-so-zatrimanij-u-spravi-dav-svidcenna.html" text:style-name="Internet_20_link" text:visited-style-name="Visited_20_Internet_20_Link">
</text:a>
 .</text:p>
      <text:p text:style-name="P4">
Source: <text:a xlink:type="simple" xlink:href="https://www.ukrinform.ua/rubric-ato/3705756-u-sbu-prokomentuvali-vibuh-masini-prilepina.html" text:style-name="Internet_20_link" text:visited-style-name="Visited_20_Internet_20_Link">
https://www.ukrinform.ua/rubric-ato/3705756-u-sbu-prokomentuvali-vibuh-masini-prilepina.html</text:a>
</text:p>
      <!--NEWS-->
      <text:h text:style-name="P10" text:outline-level="1">
<text:span text:style-name="T4">
Через оголошену росіянами евакуацію на Чонгарі утворився величезний затор</text:span>
</text:h>
      <text:p text:style-name="P4">
Authors: Ukrinform (Person)</text:p>
      <text:p text:style-name="P4">
Publisher: Укринформ (Organization)</text:p>
      <text:p text:style-name="P4">
Published Time: 2023-05-06T21:18:00+03:00</text:p>
      <text:p text:style-name="P4">
Modified Time: 2023-05-06T21:18:00+03:00</text:p>
      <text:p text:style-name="P4">
Description: На КПП "Чонгар" утворилися величезні черги автомобілів, які намагаються виїхати з Мелітополя через оголошену окупантами евакуацію. — Укрінформ.</text:p>
      <text:p text:style-name="P4">
Images: ["<text:a xlink:type="simple" xlink:href="https://static.ukrinform.com/photos/2023_05/thumb_files/630_360_1683396967-903.jpg" text:style-name="Internet_20_link" text:visited-style-name="Visited_20_Internet_20_Link">
630_360_16833...</text:a>
", "<text:a xlink:type="simple" xlink:href="https://static.ukrinform.com/photos/2023_05/1683396967-879.jpg" text:style-name="Internet_20_link" text:visited-style-name="Visited_20_Internet_20_Link">
1683396967-87...</text:a>
", "<text:a xlink:type="simple" xlink:href="https://static.ukrinform.com/photos/2023_05/1683396967-672.jpg" text:style-name="Internet_20_link" text:visited-style-name="Visited_20_Internet_20_Link">
1683396967-67...</text:a>
"]</text:p>
      <text:p text:style-name="P4">
Tags: ['Чонгар', 'Евакуація', 'Мелітополь', 'затори']</text:p>
      <text:p text:style-name="P4">
Type: Article</text:p>
      <!--METADATA-->
      <text:p text:style-name="P4">
<draw:frame draw:style-name="fr1" draw:name="Image258" text:anchor-type="as-char" svg:width="6.9236in" svg:height="3.956343in" draw:z-index="0">
<draw:image xlink:href="../Images/yкринформ/2023-05-06T21-18-00-03-00/630_360_1683396967-903.jpg" xlink:type="simple" xlink:show="embed" xlink:actuate="onLoad" draw:mime-type="image/jpeg"/>
</draw:frame>
 На КПП"Чонгар" утворилися величезні черги автомобілів, які намагаються виїхати зМелітополя через оголошену окупантами евакуацію.</text:p>
      <text:p text:style-name="P4">
Фото, на яких видно затор, оприлюднив у <text:a xlink:type="simple" xlink:href="https://t.me/ivan_fedorov_melitopol/1891" text:style-name="Internet_20_link" text:visited-style-name="Visited_20_Internet_20_Link">
</text:a>
 міський голова МелітополяІван Федоров, передає Укрінформ.</text:p>
      <text:p text:style-name="P4">
"Окупанти догралися в « <text:a xlink:type="simple" xlink:href="https://www.ukrinform.ua/tag-evakuacia" text:style-name="Internet_20_link" text:visited-style-name="Visited_20_Internet_20_Link">
 </text:a>
 »:спровокували шалену паніку і не менш шалені черги. Фото «без слів» на КППЧонгар по дорозі від Мелітополя до Криму", - написав він.</text:p>
      <text:p text:style-name="P4">
<draw:frame draw:style-name="fr1" draw:name="Image259" text:anchor-type="as-char" svg:width="6.9236in" svg:height="9.231467in" draw:z-index="0">
<draw:image xlink:href="../Images/yкринформ/2023-05-06T21-18-00-03-00/1683396967-879.jpg" xlink:type="simple" xlink:show="embed" xlink:actuate="onLoad" draw:mime-type="image/jpeg"/>
</draw:frame>
</text:p>
      <text:p text:style-name="P4">
За його інформацією, військові та власники спецперепусток проїжджають позачергою.</text:p>
      <text:p text:style-name="P4">
<draw:frame draw:style-name="fr1" draw:name="Image260" text:anchor-type="as-char" svg:width="6.9236in" svg:height="9.231467in" draw:z-index="0">
<draw:image xlink:href="../Images/yкринформ/2023-05-06T21-18-00-03-00/1683396967-672.jpg" xlink:type="simple" xlink:show="embed" xlink:actuate="onLoad" draw:mime-type="image/jpeg"/>
</draw:frame>
</text:p>
      <text:p text:style-name="P4">
"Вантажівки з награбованим - в окремій черзі. А тисячам легкових авто -мінімум 5 годин очікування", - написав мер.</text:p>
      <text:p text:style-name="P4">
<text:span text:style-name="T4">
Читайте також:</text:span>
 <text:a xlink:type="simple" xlink:href="https://www.ukrinform.ua/rubric-regions/3705554-na-zaporizzi-zagarbniki-pid-prikrittam-evakuacii-civilnogo-naselenna-vivozat-svoih-soldat.html" text:style-name="Internet_20_link" text:visited-style-name="Visited_20_Internet_20_Link">
 </text:a>
</text:p>
      <text:p text:style-name="P4">
Як повідомлялось, окупанти оголосили евакуацію з щонайменше 15 населенихпунктів захопленої території Запорізької області.</text:p>
      <text:p text:style-name="P4">
<text:span text:style-name="T5">
Фото: Іван Федоров / Телеграм</text:span>
</text:p>
      <text:p text:style-name="P4">
Source: <text:a xlink:type="simple" xlink:href="https://www.ukrinform.ua/rubric-regions/3705760-cerez-ogolosenu-rosianami-evakuaciu-na-congari-utvorivsa-veliceznij-zator.html" text:style-name="Internet_20_link" text:visited-style-name="Visited_20_Internet_20_Link">
https://www.ukrinform.ua/rubric-regions/3705760-cerez-ogolosenu-rosianami-evakuaciu-na-congari-utvorivsa-veliceznij-zator.html</text:a>
</text:p>
      <!--NEWS-->
      <text:h text:style-name="P10" text:outline-level="1">
<text:span text:style-name="T4">
У російському Оренбурзі впала карусель - 20 постраждалих</text:span>
</text:h>
      <text:p text:style-name="P4">
Authors: Ukrinform (Person)</text:p>
      <text:p text:style-name="P4">
Publisher: Укринформ (Organization)</text:p>
      <text:p text:style-name="P4">
Published Time: 2023-05-06T21:22:00+03:00</text:p>
      <text:p text:style-name="P4">
Modified Time: 2023-05-06T21:22:00+03:00</text:p>
      <text:p text:style-name="P4">
Description: У російському обласному центрі Оренбурзі в парку відпочинку впала карусель «Ланцюжок», постраждали близько 20 осіб, в тому числі діти. — Укрінформ.</text:p>
      <text:p text:style-name="P4">
Images: ["<text:a xlink:type="simple" xlink:href="https://static.ukrinform.com/photos/2023_05/thumb_files/630_360_1683397348-534.jpg" text:style-name="Internet_20_link" text:visited-style-name="Visited_20_Internet_20_Link">
630_360_16833...</text:a>
"]</text:p>
      <text:p text:style-name="P4">
Tags: ['Діти', 'Лікарня', 'росія', 'Атракціон']</text:p>
      <text:p text:style-name="P4">
Type: Article</text:p>
      <!--METADATA-->
      <text:p text:style-name="P4">
<draw:frame draw:style-name="fr1" draw:name="Image261" text:anchor-type="as-char" svg:width="6.9236in" svg:height="3.956343in" draw:z-index="0">
<draw:image xlink:href="../Images/yкринформ/2023-05-06T21-22-00-03-00/630_360_1683397348-534.jpg" xlink:type="simple" xlink:show="embed" xlink:actuate="onLoad" draw:mime-type="image/jpeg"/>
</draw:frame>
 Уросійському обласному центрі Оренбурзі в парку відпочинку впала карусель«Ланцюжок», постраждали близько 20 осіб, в тому числі діти.</text:p>
      <text:p text:style-name="P4">
Як передає Укрінформ, про це повідомляє <text:a xlink:type="simple" xlink:href="https://www.interfax.ru/russia/900444" text:style-name="Internet_20_link" text:visited-style-name="Visited_20_Internet_20_Link">
</text:a>
 з посиланням на МОЗ рф.</text:p>
      <text:p text:style-name="P4">
За даними пресслужби відомства, серед 20 постраждалих – 12 дітей. Наамбулаторне лікування направлено 8 осіб, 12 людей госпіталізовано до <text:a xlink:type="simple" xlink:href="https://www.ukrinform.ua/tag-bolnica" text:style-name="Internet_20_link" text:visited-style-name="Visited_20_Internet_20_Link">
</text:a>
 Оренбурга, у тому числі шестеро дітей.</text:p>
      <text:p text:style-name="P4">
Одна жінка з множинними травмами у вкрай тяжкому стані перебуває у відділенніреанімації. Також у реанімації в тяжкому стані одна дитина 10 років. Десятьпацієнтів отримують лікування в травматологічних відділеннях.</text:p>
      <text:p text:style-name="P4">
<text:span text:style-name="T4">
Читайте також:</text:span>
 <text:a xlink:type="simple" xlink:href="https://www.ukrinform.ua/rubric-world/3705648-u-kanadi-pid-potagom-iz-nebezpecnim-vantazem-provalivsa-mist-castina-vagoniv-upala-v-ricku.html" text:style-name="Internet_20_link" text:visited-style-name="Visited_20_Internet_20_Link">
 </text:a>
</text:p>
      <text:p text:style-name="P4">
За даними пресслужби мерії, падіння кабінок сталося через поломку в механізмікаруселі.</text:p>
      <text:p text:style-name="P4">
Як повідомлялося, напередодні <text:a xlink:type="simple" xlink:href="https://www.ukrinform.ua/rubric-world/3704633-u-nimeccini-poizd-naihav-na-grupu-zaliznicnikiv-dvoe-zagiblih.html" text:style-name="Internet_20_link" text:visited-style-name="Visited_20_Internet_20_Link">
 </text:a>
 , внаслідок чого двоє осіб загинули.</text:p>
      <text:p text:style-name="P4">
Source: <text:a xlink:type="simple" xlink:href="https://www.ukrinform.ua/rubric-world/3705762-u-rosijskomu-orenburzi-vpala-karusel-20-postrazdalih.html" text:style-name="Internet_20_link" text:visited-style-name="Visited_20_Internet_20_Link">
https://www.ukrinform.ua/rubric-world/3705762-u-rosijskomu-orenburzi-vpala-karusel-20-postrazdalih.html</text:a>
</text:p>
      <!--NEWS-->
      <text:h text:style-name="P10" text:outline-level="1">
<text:span text:style-name="T4">
Сольський заявив про незгоду з рішенням Молдови обмежити імпорт української агропродукції</text:span>
</text:h>
      <text:p text:style-name="P4">
Authors: Ukrinform (Person)</text:p>
      <text:p text:style-name="P4">
Publisher: Укринформ (Organization)</text:p>
      <text:p text:style-name="P4">
Published Time: 2023-05-06T21:33:00+03:00</text:p>
      <text:p text:style-name="P4">
Modified Time: 2023-05-06T21:33:00+03:00</text:p>
      <text:p text:style-name="P4">
Description: Міністр аграрної політики та продовольства Микола Сольський у ході робочого візиту в Кишинів висловив незгоду з рішенням Молдови обмежити імпорт з України зернових та олійних культур. — Укрінформ.</text:p>
      <text:p text:style-name="P4">
Images: ["<text:a xlink:type="simple" xlink:href="https://static.ukrinform.com/photos/2023_01/thumb_files/630_360_1672835822-745.jpg" text:style-name="Internet_20_link" text:visited-style-name="Visited_20_Internet_20_Link">
630_360_16728...</text:a>
"]</text:p>
      <text:p text:style-name="P4">
Tags: ['Економіка', 'Імпорт', 'Молдова', 'Україна', 'Сольський', 'Агропродукція']</text:p>
      <text:p text:style-name="P4">
Type: Article</text:p>
      <!--METADATA-->
      <text:p text:style-name="P4">
<draw:frame draw:style-name="fr1" draw:name="Image262" text:anchor-type="as-char" svg:width="6.9236in" svg:height="3.956343in" draw:z-index="0">
<draw:image xlink:href="../Images/yкринформ/2023-05-06T21-33-00-03-00/630_360_1672835822-745.jpg" xlink:type="simple" xlink:show="embed" xlink:actuate="onLoad" draw:mime-type="image/jpeg"/>
</draw:frame>
 Міністраграрної політики та продовольства Микола Сольський у ході робочого візиту вКишинів висловив незгоду з рішенням Молдови обмежити імпорт з України зерновихта олійних культур.</text:p>
      <text:p text:style-name="P4">
Про це <text:a xlink:type="simple" xlink:href="https://minagro.gov.ua/news/ministr-mikola-solskij-zustrivsya-v-kishinevi-z-volodimirom-bolya" text:style-name="Internet_20_link" text:visited-style-name="Visited_20_Internet_20_Link">
 </text:a>
 Міністерство аграрної політики тапродовольства України, передає Укрінформ.</text:p>
      <text:p text:style-name="P4">
Відповідну заяву Сольський зробив під час зустрічі зі своїм молдовськимколегою — міністром сільського господарства та харчової промисловостіРеспубліки Молдова Володимиром Боля.</text:p>
      <text:p text:style-name="P4">
"Міністр вирушив до Молдови після заяв молдовської сторони про намір тимчасововжити заходів щодо імпорту <text:span text:style-name="T4">
<text:a xlink:type="simple" xlink:href="https://www.ukrinform.ua/tag-agroprodukcia" text:style-name="Internet_20_link" text:visited-style-name="Visited_20_Internet_20_Link">
 </text:a>
</text:span>
 з України, як це раніше зробили деякі країни ЄС. Сольський висловив незгодуз подібним рішенням з боку Молдови", — зазначили у відомстві.</text:p>
      <text:p text:style-name="P4">
<text:span text:style-name="T4">
Читайте також:</text:span>
 <text:span text:style-name="T4">
<text:a xlink:type="simple" xlink:href="https://www.ukrinform.ua/rubric-economy/3705220-u-moldovi-planuut-timcasovo-obmeziti-import-ukrainskoi-agroprodukcii.html" text:style-name="Internet_20_link" text:visited-style-name="Visited_20_Internet_20_Link">
 </text:a>
 </text:span>
</text:p>
      <text:p text:style-name="P4">
У ході зустрічі очільник Мінагрополітики також зауважив, що підстави длятакого рішення є незрозумілими, оскільки Україна не імпортує ці культури доРеспубліки Молдова.</text:p>
      <text:p text:style-name="P4">
Боля запевнив, що транзит української агропродукції через Молдовуздійснюватиметься в повному обсязі. Переговори триватимуть.</text:p>
      <text:p text:style-name="P4">
<text:span text:style-name="T4">
Читайте також:</text:span>
 <text:span text:style-name="T4">
<text:a xlink:type="simple" xlink:href="https://www.ukrinform.ua/rubric-ato/3705445-sandu-mi-v-bezpeci-lise-zavdaki-ukraini-rosia-pragne-vidroditi-srsr.html" text:style-name="Internet_20_link" text:visited-style-name="Visited_20_Internet_20_Link">
 </text:a>
 </text:span>
</text:p>
      <text:p text:style-name="P4">
Як повідомляв Укрінформ, 5 травня під час зустрічі з головою делегаціїЄвропейського Союзу Янісом Мажейксом Боля заявив про намір Молдови запровадититимчасові обмеження на імпорт зернових та олійних культур з України.</text:p>
      <text:p text:style-name="P4">
Раніше Європейська Комісія офіційно оголосила про запровадження _<text:span text:style-name="T4">
<text:a xlink:type="simple" xlink:href="https://www.ukrinform.ua/rubric-economy/3703840-evrokomisia-zaboronila-import-okremih-agroproduktiv-z-ukraini.html" text:style-name="Internet_20_link" text:visited-style-name="Visited_20_Internet_20_Link">
</text:a>
 </text:span>
 _ проти імпорту з України, щообмежують надходження сільськогосподарських товарів українського виробництвадо п'яти країн ЄС.</text:p>
      <text:p text:style-name="P4">
<text:span text:style-name="T4">
Читайте також:</text:span>
 <text:span text:style-name="T4">
<text:a xlink:type="simple" xlink:href="https://www.ukrinform.ua/rubric-economy/3705146-solskij-obgovoriv-iz-bolgarskim-kolegou-eksport-ta-tranzit-ukrainskoi-agroprodukcii.html" text:style-name="Internet_20_link" text:visited-style-name="Visited_20_Internet_20_Link">
 </text:a>
 </text:span>
</text:p>
      <text:p text:style-name="P4">
Запобіжні заходи стосуватимуться чотирьох сільськогосподарських продуктів:зерна, кукурудзи, ріпаку та насіння соняшника.</text:p>
      <text:p text:style-name="P4">
Source: <text:a xlink:type="simple" xlink:href="https://www.ukrinform.ua/rubric-economy/3705761-solskij-zaaviv-pro-nezgodu-z-risennam-moldovi-obmeziti-import-ukrainskoi-agroprodukcii.html" text:style-name="Internet_20_link" text:visited-style-name="Visited_20_Internet_20_Link">
https://www.ukrinform.ua/rubric-economy/3705761-solskij-zaaviv-pro-nezgodu-z-risennam-moldovi-obmeziti-import-ukrainskoi-agroprodukcii.html</text:a>
</text:p>
      <!--NEWS-->
      <text:h text:style-name="P10" text:outline-level="1">
<text:span text:style-name="T4">
АПЛ: Гол Салаха приніс «Ліверпулю» перемогу над «Брентфордом»</text:span>
</text:h>
      <text:p text:style-name="P4">
Authors: Ukrinform (Person)</text:p>
      <text:p text:style-name="P4">
Publisher: Укринформ (Organization)</text:p>
      <text:p text:style-name="P4">
Published Time: 2023-05-06T21:41:00+03:00</text:p>
      <text:p text:style-name="P4">
Modified Time: 2023-05-06T21:41:00+03:00</text:p>
      <text:p text:style-name="P4">
Description: «Червоні» наблизилися до топ-4. — Укрінформ.</text:p>
      <text:p text:style-name="P4">
Images: ["<text:a xlink:type="simple" xlink:href="https://static.ukrinform.com/photos/2023_05/thumb_files/630_360_1683398426-417.jpg" text:style-name="Internet_20_link" text:visited-style-name="Visited_20_Internet_20_Link">
630_360_16833...</text:a>
"]</text:p>
      <text:p text:style-name="P4">
Tags: ['Футбол', 'Ліверпуль', 'АПЛ']</text:p>
      <text:p text:style-name="P4">
Type: Article</text:p>
      <!--METADATA-->
      <text:p text:style-name="P4">
<draw:frame draw:style-name="fr1" draw:name="Image263" text:anchor-type="as-char" svg:width="6.9236in" svg:height="3.956343in" draw:z-index="0">
<draw:image xlink:href="../Images/yкринформ/2023-05-06T21-41-00-03-00/630_360_1683398426-417.jpg" xlink:type="simple" xlink:show="embed" xlink:actuate="onLoad" draw:mime-type="image/jpeg"/>
</draw:frame>
 «Червоні»наблизилися до топ-4.</text:p>
      <text:p text:style-name="P4">
У матчі 35-го туру чемпіонату Англії «Ліверпуль» на своєму стадіоні мінімальнопереміг «Брентфорд» із рахунком 1:0, передає Укрінформ.</text:p>
      <text:p text:style-name="P4">
Єдиний гол у поєдинку був забитий у першому таймі – відзначився Мохамед Салах.Гості ще до перерви зрівняли рахунок, але взяття воріт було скасовано. Удругому таймі рахунок на табло не змінився.</text:p>
      <text:p text:style-name="P4">
«Ліверпуль» після цього матчу набрав набрав 62 очки і посідає п’яте місце утурнірній таблиці АПЛ, «Брентфорд» знаходиться на дев’ятій позиції.</text:p>
      <text:p text:style-name="P4">
У наступному турі чемпіонату Англії «Ліверпуль» зіграє на виїзді проти«Лестера», а «Брентфорд» гратиме з «Вест Гемом».</text:p>
      <text:p text:style-name="P4">
<text:span text:style-name="T4">
Читайте також:</text:span>
 <text:a xlink:type="simple" xlink:href="https://www.ukrinform.ua/rubric-sports/3705719-man-siti-peremig-lids-i-zmicniv-liderstvo-v-apl.html" text:style-name="Internet_20_link" text:visited-style-name="Visited_20_Internet_20_Link">
 <text:span text:style-name="T4">
АПЛ</text:span>
 </text:a>
</text:p>
      <text:p text:style-name="P4">
Як повідомляв Укрінформ, в іншому маті ігрового дня «Тоттенгем» здолав«Кристал Пелес» - 1:0.</text:p>
      <text:p text:style-name="P4">
Фото: Getty Images</text:p>
      <text:p text:style-name="P4">
Source: <text:a xlink:type="simple" xlink:href="https://www.ukrinform.ua/rubric-sports/3705765-apl-gol-salaha-prinis-liverpulu-peremogu-nad-brentfordom.html" text:style-name="Internet_20_link" text:visited-style-name="Visited_20_Internet_20_Link">
https://www.ukrinform.ua/rubric-sports/3705765-apl-gol-salaha-prinis-liverpulu-peremogu-nad-brentfordom.html</text:a>
</text:p>
      <!--NEWS-->
      <text:h text:style-name="P10" text:outline-level="1">
<text:span text:style-name="T4">
Подоляк назвав вибух машини Прилєпіна спробою внутрішньої ескалації у рф</text:span>
</text:h>
      <text:p text:style-name="P4">
Authors: Ukrinform (Person)</text:p>
      <text:p text:style-name="P4">
Publisher: Укринформ (Organization)</text:p>
      <text:p text:style-name="P4">
Published Time: 2023-05-06T21:48:00+03:00</text:p>
      <text:p text:style-name="P4">
Modified Time: 2023-05-06T21:48:00+03:00</text:p>
      <text:p text:style-name="P4">
Description: Вибух машини антиукраїнського пропагандиста Захара Прилєпіна - це спроба внутрішньої ескалації, що має допомогти росії зберегти контроль над населенням та елітами. — Укрінформ.</text:p>
      <text:p text:style-name="P4">
Images: ["<text:a xlink:type="simple" xlink:href="https://static.ukrinform.com/photos/2022_11/thumb_files/630_360_1669378255-230.jpg" text:style-name="Internet_20_link" text:visited-style-name="Visited_20_Internet_20_Link">
630_360_16693...</text:a>
"]</text:p>
      <text:p text:style-name="P4">
Tags: ['Прилєпін', 'Пропаганда', 'росія', 'Замах', 'Подоляк', 'Єдині новини']</text:p>
      <text:p text:style-name="P4">
Type: Article</text:p>
      <!--METADATA-->
      <text:p text:style-name="P4">
<draw:frame draw:style-name="fr1" draw:name="Image264" text:anchor-type="as-char" svg:width="6.9236in" svg:height="3.956343in" draw:z-index="0">
<draw:image xlink:href="../Images/yкринформ/2023-05-06T21-48-00-03-00/630_360_1669378255-230.jpg" xlink:type="simple" xlink:show="embed" xlink:actuate="onLoad" draw:mime-type="image/jpeg"/>
</draw:frame>
 Вибухмашини антиукраїнського пропагандиста Захара Прилєпіна - це спроба внутрішньоїескалації, що має допомогти росії зберегти контроль над населенням та елітами.</text:p>
      <text:p text:style-name="P4">
Як передає Укрінформ, про це сказав радник керівника Офісу Президента МихайлоПодоляк в ефірі телемарафону «Єдині новини».</text:p>
      <text:p text:style-name="P4">
«Дивні інциденти, куди потрапляють люди, які не мають жодного впливу наперебіг подій на лінії фронту і які, зокрема, дуже потрібні для модеруванняінформації на внутрішньоросійському ринку, тобто ці пропагандисти, меніздається, є великою програмою ескалації. Вона направлена на внутрішній ринокросії, нею опікуються спеціальні служби російської федерації, як мінімум. Їмце потрібно, оскільки вони втрачають поступово контроль над управлінськоювертикаллю, втрачають контроль над тим, що відбувається в росії», – сказавПодоляк.</text:p>
      <text:p text:style-name="P4">
<text:span text:style-name="T4">
Читайте також:</text:span>
 <text:span text:style-name="T4">
<text:a xlink:type="simple" xlink:href="https://www.ukrinform.ua/rubric-ato/3705756-u-sbu-prokomentuvali-vibuh-masini-prilepina.html" text:style-name="Internet_20_link" text:visited-style-name="Visited_20_Internet_20_Link">
 </text:a>
 </text:span>
</text:p>
      <text:p text:style-name="P4">
За його словами, вони намагаються зберегти контроль над російським просторомсаме через ескалацію страхів, адже саме через цю емоцію росія може згуртуватисвоє населення.</text:p>
      <text:p text:style-name="P4">
«Такі події мають трошки повпливати на еліти. Для того, щоб вони не починалидумати, як виходити з цієї ситуації вже без путіна, наприклад. І це маєповпливати взагалі на керованість тими чи іншими процесами в росії. Тому отакіінциденти і є ознакою спроби внутрішньої ескалації, не більше, але й неменше», – додав Подоляк.</text:p>
      <text:p text:style-name="P4">
<text:span text:style-name="T4">
Читайте також:</text:span>
 <text:span text:style-name="T4">
<text:a xlink:type="simple" xlink:href="https://www.ukrinform.ua/rubric-world/3705691-u-rosii-zatrimali-pidozruvanogo-u-zamahu-na-prilepina.html" text:style-name="Internet_20_link" text:visited-style-name="Visited_20_Internet_20_Link">
 </text:a>
 </text:span>
</text:p>
      <text:p text:style-name="P4">
Як повідомлялося, машина антиукраїнського пропагандиста Захара Прилєпінавибухнула 6 травня у Борському районі Нижегородської області. Водій загинув,сам <text:span text:style-name="T4">
<text:a xlink:type="simple" xlink:href="https://www.ukrinform.ua/tag-prilepin" text:style-name="Internet_20_link" text:visited-style-name="Visited_20_Internet_20_Link">
 </text:a>
 </text:span>
 отримав важкі поранення,його мають оперувати. Слідчий комітет рф порушив у зв'язку із вибухомкримінальну справу за статтею про теракт.</text:p>
      <text:p text:style-name="P4">
Пізніше слідком повідомив, що Олександр Пермяков, затриманий у справі прозамах на антиукраїнського пропагандиста Захара Прилєпіна, <text:span text:style-name="T4">
_<text:a xlink:type="simple" xlink:href="https://www.ukrinform.ua/rubric-world/3705746-zamah-na-prilepina-slidkom-rf-zaaviv-so-zatrimanij-u-spravi-dav-svidcenna.html" text:style-name="Internet_20_link" text:visited-style-name="Visited_20_Internet_20_Link">
</text:a>
 _ </text:span>
</text:p>
      <text:p text:style-name="P4">
Source: <text:a xlink:type="simple" xlink:href="https://www.ukrinform.ua/rubric-ato/3705764-podolak-nazvav-vibuh-masini-prilepina-sprobou-vnutrisnoi-eskalacii-u-rf.html" text:style-name="Internet_20_link" text:visited-style-name="Visited_20_Internet_20_Link">
https://www.ukrinform.ua/rubric-ato/3705764-podolak-nazvav-vibuh-masini-prilepina-sprobou-vnutrisnoi-eskalacii-u-rf.html</text:a>
</text:p>
      <!--NEWS-->
      <text:h text:style-name="P10" text:outline-level="1">
<text:span text:style-name="T4">
Ворог за добу 11 разів обстріляв прикордоння Сумщини</text:span>
</text:h>
      <text:p text:style-name="P4">
Authors: Ukrinform (Person)</text:p>
      <text:p text:style-name="P4">
Publisher: Укринформ (Organization)</text:p>
      <text:p text:style-name="P4">
Published Time: 2023-05-06T21:57:00+03:00</text:p>
      <text:p text:style-name="P4">
Modified Time: 2023-05-06T21:57:00+03:00</text:p>
      <text:p text:style-name="P4">
Description: Війська російської федерації в суботу, 6 травня, одинадцять разів атакували з різних видів зброї прикордонні населені пункти Сумської області, загалом зафіксовані 84 вибухи.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Війна з росією']</text:p>
      <text:p text:style-name="P4">
Type: Article</text:p>
      <!--METADATA-->
      <text:p text:style-name="P4">
<draw:frame draw:style-name="fr1" draw:name="Image265" text:anchor-type="as-char" svg:width="6.9236in" svg:height="3.956343in" draw:z-index="0">
<draw:image xlink:href="../Images/yкринформ/2023-05-06T21-57-00-03-00/630_360_1640330796-210.jpeg" xlink:type="simple" xlink:show="embed" xlink:actuate="onLoad" draw:mime-type="image/jpeg"/>
</draw:frame>
 Військаросійської федерації в суботу, 6 травня, одинадцять разів атакували з різнихвидів зброї прикордонні населені пункти Сумської області, загалом зафіксовані84 вибухи.</text:p>
      <text:p text:style-name="P4">
Як передає Укрінформ, про це Сумська обласна військова адміністраціяповідомила в <text:a xlink:type="simple" xlink:href="https://t.me/Sumy_news_ODA/15989" text:style-name="Internet_20_link" text:visited-style-name="Visited_20_Internet_20_Link">
 </text:a>
 .</text:p>
      <text:p text:style-name="P4">
Зокрема, по Білопільській громаді загарбники <text:a xlink:type="simple" xlink:href="https://www.ukrinform.ua/tag-obstril" text:style-name="Internet_20_link" text:visited-style-name="Visited_20_Internet_20_Link">
 </text:a>
 з мінометів і ствольної артилерії – відбулися 28 і три вибухивідповідно. Унаслідок одного з мінометних обстрілів загорілося приватнедомоволодіння.</text:p>
      <text:p text:style-name="P4">
Новослобідська громада зазнала від росіян мінометного удару – пролунали 12вибухів.</text:p>
      <text:p text:style-name="P4">
По Миропільській громаді ворог ударив зі станкових гранатометів (АГС),унаслідок чого відбувся один вибух.</text:p>
      <text:p text:style-name="P4">
На територію Великописарівської громади росіяни скинули 27 мін. З мінометіввійська рф обстріляли також Есманську громаду, спричинивши чотири вибухи.</text:p>
      <text:p text:style-name="P4">
<text:span text:style-name="T4">
Читайте також:</text:span>
 <text:a xlink:type="simple" xlink:href="https://www.ukrinform.ua/rubric-ato/3705749-vorog-uden-obstrilav-nikopolskij-rajon-iz-gradiv-i-vazkoi-artilerii-semero-postrazdalih.html" text:style-name="Internet_20_link" text:visited-style-name="Visited_20_Internet_20_Link">
 <text:span text:style-name="T4">
обстріл</text:span>
 </text:a>
</text:p>
      <text:p text:style-name="P4">
Зноб-Новгородська громада зазнала удару зі ствольної артилерії ворога –пролунали дев'ять вибухів.</text:p>
      <text:p text:style-name="P4">
Як повідомляв Укрінформ, 5 травня під ударами російських військ перебувалишість прикордонних громад Сумської області. Загалом зафіксовані дев'ятьобстрілів і 33 вибухи.</text:p>
      <text:p text:style-name="P4">
Source: <text:a xlink:type="simple" xlink:href="https://www.ukrinform.ua/rubric-ato/3705766-vorog-za-dobu-11-raziv-obstrilav-prikordonna-sumsini.html" text:style-name="Internet_20_link" text:visited-style-name="Visited_20_Internet_20_Link">
https://www.ukrinform.ua/rubric-ato/3705766-vorog-za-dobu-11-raziv-obstrilav-prikordonna-sumsini.html</text:a>
</text:p>
      <!--NEWS-->
      <text:h text:style-name="P10" text:outline-level="1">
<text:span text:style-name="T4">
У свердловській області рф горять склади з порохом, оголошена евакуація</text:span>
</text:h>
      <text:p text:style-name="P4">
Authors: Ukrinform (Person)</text:p>
      <text:p text:style-name="P4">
Publisher: Укринформ (Organization)</text:p>
      <text:p text:style-name="P4">
Published Time: 2023-05-06T22:16:00+03:00</text:p>
      <text:p text:style-name="P4">
Modified Time: 2023-05-06T22:16:00+03:00</text:p>
      <text:p text:style-name="P4">
Description: Внаслідок лісової пожежі у селищі первомайський свердловської області росії загорілися склади з порохом. Влада регіону розпочала евакуацію жителів населеного пункту. — Укрінформ.</text:p>
      <text:p text:style-name="P4">
Images: ["<text:a xlink:type="simple" xlink:href="https://static.ukrinform.com/photos/2023_05/thumb_files/630_360_1683400566-195.jpg" text:style-name="Internet_20_link" text:visited-style-name="Visited_20_Internet_20_Link">
630_360_16834...</text:a>
"]</text:p>
      <text:p text:style-name="P4">
Tags: ['Артсклад', 'Пожежа', 'росія']</text:p>
      <text:p text:style-name="P4">
Type: Article</text:p>
      <!--METADATA-->
      <text:p text:style-name="P4">
<draw:frame draw:style-name="fr1" draw:name="Image266" text:anchor-type="as-char" svg:width="6.9236in" svg:height="3.956343in" draw:z-index="0">
<draw:image xlink:href="../Images/yкринформ/2023-05-06T22-16-00-03-00/630_360_1683400566-195.jpg" xlink:type="simple" xlink:show="embed" xlink:actuate="onLoad" draw:mime-type="image/jpeg"/>
</draw:frame>
 Внаслідоклісової пожежі у селищі первомайський свердловської області росії загорілисясклади з порохом. Влада регіону розпочала евакуацію жителів населеного пункту.</text:p>
      <text:p text:style-name="P4">
Про це повідомив російський пропагандистський ресурс <text:a xlink:type="simple" xlink:href="https://t.me/tass_agency/190888" text:style-name="Internet_20_link" text:visited-style-name="Visited_20_Internet_20_Link">
</text:a>
 із посиланням на екстрені служби, передаєУкрінформ.</text:p>
      <text:p text:style-name="P4">
За даними пропагандистів, вогонь загрожує 18 сусіднім складам, на яких такожзберігається порох.</text:p>
      <text:p text:style-name="P4">
<text:span text:style-name="T4">
Читайте також:</text:span>
 <text:span text:style-name="T4">
<text:a xlink:type="simple" xlink:href="https://www.ukrinform.ua/rubric-world/3704508-u-rosii-vnoci-stalisa-pozezi-na-dvoh-naftopererobnih-zavodah.html" text:style-name="Internet_20_link" text:visited-style-name="Visited_20_Internet_20_Link">
 </text:a>
 </text:span>
</text:p>
      <text:p text:style-name="P4">
Влада вже розпочала евакуацію мешканців селища первомайський. росіянивиїжджають автобусами та особистим транспортом. У селищі, яке вирішилиевакуювати, живуть приблизно 400 людей.</text:p>
      <text:p text:style-name="P4">
На сайті Авіалісоохорони рф сьогодні <text:a xlink:type="simple" xlink:href="https://aviales.ru/popup.aspx" text:style-name="Internet_20_link" text:visited-style-name="Visited_20_Internet_20_Link">
</text:a>
 , що в Свердловській області палає37 пожеж на землях лісового фонду на площі, пройденій вогнем, 12 084 га.</text:p>
      <text:p text:style-name="P4">
Нагадаємо: у ніч проти четверга у росії виникли <text:span text:style-name="T4">
<text:a xlink:type="simple" xlink:href="https://www.ukrinform.ua/tag-pozeza" text:style-name="Internet_20_link" text:visited-style-name="Visited_20_Internet_20_Link">
</text:a>
 </text:span>
 на двох нафтопереробних заводах - уростовській області та краснодарському краї.</text:p>
      <text:p text:style-name="P4">
Source: <text:a xlink:type="simple" xlink:href="https://www.ukrinform.ua/rubric-world/3705769-u-sverdlovskij-oblasti-rf-gorat-skladi-z-porohom-ogolosena-evakuacia.html" text:style-name="Internet_20_link" text:visited-style-name="Visited_20_Internet_20_Link">
https://www.ukrinform.ua/rubric-world/3705769-u-sverdlovskij-oblasti-rf-gorat-skladi-z-porohom-ogolosena-evakuacia.html</text:a>
</text:p>
      <!--NEWS-->
      <text:h text:style-name="P10" text:outline-level="1">
<text:span text:style-name="T4">
Швьонтек поступилась у фіналі турніру в Мадриді</text:span>
</text:h>
      <text:p text:style-name="P4">
Authors: Ukrinform (Person)</text:p>
      <text:p text:style-name="P4">
Publisher: Укринформ (Organization)</text:p>
      <text:p text:style-name="P4">
Published Time: 2023-05-06T22:21:00+03:00</text:p>
      <text:p text:style-name="P4">
Modified Time: 2023-05-06T22:21:00+03:00</text:p>
      <text:p text:style-name="P4">
Description: Полька програла Соболенко у трьох сетах. — Укрінформ.</text:p>
      <text:p text:style-name="P4">
Images: ["<text:a xlink:type="simple" xlink:href="https://static.ukrinform.com/photos/2023_05/thumb_files/630_360_1683400619-789.jpg" text:style-name="Internet_20_link" text:visited-style-name="Visited_20_Internet_20_Link">
630_360_16834...</text:a>
"]</text:p>
      <text:p text:style-name="P4">
Tags: ['Теніс']</text:p>
      <text:p text:style-name="P4">
Type: Article</text:p>
      <!--METADATA-->
      <text:p text:style-name="P4">
<draw:frame draw:style-name="fr1" draw:name="Image267" text:anchor-type="as-char" svg:width="6.9236in" svg:height="3.956343in" draw:z-index="0">
<draw:image xlink:href="../Images/yкринформ/2023-05-06T22-21-00-03-00/630_360_1683400619-789.jpg" xlink:type="simple" xlink:show="embed" xlink:actuate="onLoad" draw:mime-type="image/jpeg"/>
</draw:frame>
 Полькапрограла Соболенко у трьох сетах.</text:p>
      <text:p text:style-name="P4">
Перша ракетка світу Іга Швьонтек (Польща) не змогла виграти трофей наґрунтовому турнірі серії WTA 1000 у Мадриді (Іспанія), передає Укрінформ.</text:p>
      <text:p text:style-name="P4">
У фіналі змагань польська тенісистка у трьох сетах програла Аріні Соболенко(WTA 2) – 3:6, 6:3, 4:6.</text:p>
      <text:p text:style-name="P4">
Матч тривав 2 години та 27 хвилин.</text:p>
      <text:p text:style-name="P4">
Швьонтек зазнала першої поразки за останні 10 зіграних матчів. Перед турнірому столиці Іспанії Швьонтек виграла титул WTA 500 у Штутгарті, обігравши уфіналі ту ж Соболенко.</text:p>
      <text:p text:style-name="P4">
<text:span text:style-name="T4">
Читайте також:</text:span>
 <text:a xlink:type="simple" xlink:href="https://www.ukrinform.ua/rubric-sports/3705724-ukrainka-svitolina-zupinilasa-u-pivfinali-turniru-wta-125-u-francii.html" text:style-name="Internet_20_link" text:visited-style-name="Visited_20_Internet_20_Link">
 <text:span text:style-name="T4">
Світол</text:span>
 </text:a>
</text:p>
      <text:p text:style-name="P4">
Як повідомляв Укрінформ, Еліна Світоліна програла американці Слоун Стівенс в1/2 фіналу турніру WTA 125 у Франції.</text:p>
      <text:p text:style-name="P4">
Фото: Getty Images</text:p>
      <text:p text:style-name="P4">
Source: <text:a xlink:type="simple" xlink:href="https://www.ukrinform.ua/rubric-sports/3705770-svontek-postupilas-u-finali-turniru-v-madridi.html" text:style-name="Internet_20_link" text:visited-style-name="Visited_20_Internet_20_Link">
https://www.ukrinform.ua/rubric-sports/3705770-svontek-postupilas-u-finali-turniru-v-madridi.html</text:a>
</text:p>
      <!--NEWS-->
      <text:h text:style-name="P10" text:outline-level="1">
<text:span text:style-name="T4">
У більшості регіонів тривога: загарбники підняли авіацію, можливий запуск ракет</text:span>
</text:h>
      <text:p text:style-name="P4">
Authors: Ukrinform (Person)</text:p>
      <text:p text:style-name="P4">
Publisher: Укринформ (Organization)</text:p>
      <text:p text:style-name="P4">
Published Time: 2023-05-06T22:26:00+03:00</text:p>
      <text:p text:style-name="P4">
Modified Time: 2023-05-06T22:26:00+03:00</text:p>
      <text:p text:style-name="P4">
Description:  Увечері 6 травня у більшості областей оголосили повітряну тривогу. Причиною того стало те, що росія здійняла у повітря бомбардувальники, зокрема носії ракет Х-22. — Укрінформ.</text:p>
      <text:p text:style-name="P4">
Images: ["<text:a xlink:type="simple" xlink:href="https://static.ukrinform.com/photos/2018_10/thumb_files/630_360_1538997471-852.jpg" text:style-name="Internet_20_link" text:visited-style-name="Visited_20_Internet_20_Link">
630_360_15389...</text:a>
", "<text:a xlink:type="simple" xlink:href="https://static.ukrinform.com/photos/2023_05/1683401202-240.jpg" text:style-name="Internet_20_link" text:visited-style-name="Visited_20_Internet_20_Link">
1683401202-24...</text:a>
"]</text:p>
      <text:p text:style-name="P4">
Tags: ['Обстріл', 'Агресія РФ', 'Війна з росією', 'Повітряна тривога']</text:p>
      <text:p text:style-name="P4">
Type: Article</text:p>
      <!--METADATA-->
      <text:p text:style-name="P4">
<draw:frame draw:style-name="fr1" draw:name="Image268" text:anchor-type="as-char" svg:width="6.9236in" svg:height="3.956343in" draw:z-index="0">
<draw:image xlink:href="../Images/yкринформ/2023-05-06T22-26-00-03-00/630_360_1538997471-852.jpg" xlink:type="simple" xlink:show="embed" xlink:actuate="onLoad" draw:mime-type="image/jpeg"/>
</draw:frame>
 Увечері 6травня у більшості областей оголосили повітряну тривогу. Причиною того сталоте, що росія здійняла у повітря бомбардувальники, зокрема носії ракет Х-22.</text:p>
      <text:p text:style-name="P4">
Про це передає Укрінформ із посиланням на <text:a xlink:type="simple" xlink:href="https://alerts.in.ua" text:style-name="Internet_20_link" text:visited-style-name="Visited_20_Internet_20_Link">
 </text:a>
 тамоніторингові групи.</text:p>
      <text:p text:style-name="P4">
<draw:frame draw:style-name="fr1" draw:name="Image269" text:anchor-type="as-char" svg:width="6.9236in" svg:height="4.320839in" draw:z-index="0">
<draw:image xlink:href="../Images/yкринформ/2023-05-06T22-26-00-03-00/1683401202-240.jpg" xlink:type="simple" xlink:show="embed" xlink:actuate="onLoad" draw:mime-type="image/jpeg"/>
</draw:frame>
</text:p>
      <text:p text:style-name="P4">
Моніторингові групи повідомляють, що в росії злетіли Ту-22м3, носіїнадзвукових Х-22.</text:p>
      <text:p text:style-name="P4">
Також помічена активність російської тактичної авіації у Брянській області, єзагроза удару по Сумщині найближчим часом.</text:p>
      <text:p text:style-name="P4">
Нагадаємо: нещодавно у Дніпрі прогриміли вибухи. Наразі в регіоні оголошеноповітряну тривогу.</text:p>
      <text:p text:style-name="P4">
Source: <text:a xlink:type="simple" xlink:href="https://www.ukrinform.ua/rubric-ato/3705772-u-bilsosti-regioniv-trivoga-zagarbniki-pidnali-aviaciu-mozlivij-zapusk-raket.html" text:style-name="Internet_20_link" text:visited-style-name="Visited_20_Internet_20_Link">
https://www.ukrinform.ua/rubric-ato/3705772-u-bilsosti-regioniv-trivoga-zagarbniki-pidnali-aviaciu-mozlivij-zapusk-raket.html</text:a>
</text:p>
      <!--NEWS-->
      <text:h text:style-name="P10" text:outline-level="1">
<text:span text:style-name="T4">
Заяви пригожина є проявом внутрішньої війни, яка розпочалася у росії - Подоляк</text:span>
</text:h>
      <text:p text:style-name="P4">
Authors: Ukrinform (Person)</text:p>
      <text:p text:style-name="P4">
Publisher: Укринформ (Organization)</text:p>
      <text:p text:style-name="P4">
Published Time: 2023-05-06T22:37:00+03:00</text:p>
      <text:p text:style-name="P4">
Modified Time: 2023-05-06T22:37:00+03:00</text:p>
      <text:p text:style-name="P4">
Description: Погрози очільника приватної військової компанії "вагнера" євгена пригожина щодо виводу своїх найманців з Бахмута є лише одним з проявів внутрішньої війни, яка розпочалася в росії. — Укрінформ.</text:p>
      <text:p text:style-name="P4">
Images: ["<text:a xlink:type="simple" xlink:href="https://static.ukrinform.com/photos/2022_11/thumb_files/630_360_1669378256-680.jpg" text:style-name="Internet_20_link" text:visited-style-name="Visited_20_Internet_20_Link">
630_360_16693...</text:a>
"]</text:p>
      <text:p text:style-name="P4">
Tags: ['Бахмут', 'Пригожин', 'Подоляк', 'Війна з росією', 'Єдині новини']</text:p>
      <text:p text:style-name="P4">
Type: Article</text:p>
      <!--METADATA-->
      <text:p text:style-name="P4">
<draw:frame draw:style-name="fr1" draw:name="Image270" text:anchor-type="as-char" svg:width="6.9236in" svg:height="3.956343in" draw:z-index="0">
<draw:image xlink:href="../Images/yкринформ/2023-05-06T22-37-00-03-00/630_360_1669378256-680.jpg" xlink:type="simple" xlink:show="embed" xlink:actuate="onLoad" draw:mime-type="image/jpeg"/>
</draw:frame>
 Погрозиочільника приватної військової компанії "вагнера" євгена пригожина щодо виводусвоїх найманців з Бахмута є лише одним з проявів внутрішньої війни, якарозпочалася в росії.</text:p>
      <text:p text:style-name="P4">
Як передає Укрінформ, про це сказав радник керівника Офісу Президента МихайлоПодоляк в ефірі телемарафону «Єдині новини».</text:p>
      <text:p text:style-name="P4">
«пригожин сьогодні не є монополістом, який раніше був для кремля дуже важливоюскладовою мілітарної системи, щоб вирішувати ті чи інші важливі питання втретіх країнах. пригожин вже не отримує бюджетне фінансування, не отримуєресурсу через Міноборони», – сказав Подоляк.</text:p>
      <text:p text:style-name="P4">
<text:span text:style-name="T4">
Читайте також:</text:span>
 <text:span text:style-name="T4">
<text:a xlink:type="simple" xlink:href="https://www.ukrinform.ua/rubric-ato/3705703-u-minoboroni-zaklikali-ne-sukati-glibokih-sensiv-u-zaavah-rosijskih-vatazkiv.html" text:style-name="Internet_20_link" text:visited-style-name="Visited_20_Internet_20_Link">
 </text:a>
 </text:span>
</text:p>
      <text:p text:style-name="P4">
За його словами, пригожин не має прямих комунікацій з кремлем, а погрозививоду його найманців з Бахмута є тільки одним з проявів внутрішньої війни,яка розпочалася в росії. Зокрема, в росії зараз формується багато «маленькихкланів, і всі ці клани у великому клані путіна».</text:p>
      <text:p text:style-name="P4">
«І всі ці маленькі клани сьогодні шукають можливість «спригнути» звідповідальності разом з путіним і перекласти її на когось. І для цього їмтреба поступово знищувати один одного чи перекидати публічну відповідальністьза провалені плани атаки на Україну», – додав Подоляк.</text:p>
      <text:p text:style-name="P4">
<text:span text:style-name="T4">
Читайте також:</text:span>
 <text:span text:style-name="T4">
<text:a xlink:type="simple" xlink:href="https://www.ukrinform.ua/rubric-ato/3704222-proval-svo-zmusue-rosijskih-pridvornih-savok-sukati-novih-pokroviteliv.html" text:style-name="Internet_20_link" text:visited-style-name="Visited_20_Internet_20_Link">
 </text:a>
 </text:span>
</text:p>
      <text:p text:style-name="P4">
Як повідомлялося, днями очільник приватної військової компанії "вагнера" <text:span text:style-name="T4">
<text:a xlink:type="simple" xlink:href="https://www.ukrinform.ua/tag-prigozin" text:style-name="Internet_20_link" text:visited-style-name="Visited_20_Internet_20_Link">
</text:a>
 </text:span>
 заявив, ніби з 10 травня виведе зБахмута Донецької області своїх найманців. Причиною він назвав відмовуміністерства оборони росії надати їм достатню кількість боєприпасів.</text:p>
      <text:p text:style-name="P4">
<text:span text:style-name="T4">
Читайте також:</text:span>
 <text:span text:style-name="T4">
<text:a xlink:type="simple" xlink:href="https://www.ukrinform.ua/rubric-ato/3702671-prigozin-boitsa-kontratak-zsu-u-bahmuti-institut-vivcenna-vijni.html" text:style-name="Internet_20_link" text:visited-style-name="Visited_20_Internet_20_Link">
 </text:a>
 </text:span>
</text:p>
      <text:p text:style-name="P4">
Така погроза стала лише останнім епізодом у багатомісячній ворожнечі між цієюгрупою та військовим керівництвом москви.</text:p>
      <text:p text:style-name="P4">
Source: <text:a xlink:type="simple" xlink:href="https://www.ukrinform.ua/rubric-ato/3705773-zaavi-prigozina-e-proavom-vnutrisnoi-vijni-aka-rozpocalasa-v-rosii-podolak.html" text:style-name="Internet_20_link" text:visited-style-name="Visited_20_Internet_20_Link">
https://www.ukrinform.ua/rubric-ato/3705773-zaavi-prigozina-e-proavom-vnutrisnoi-vijni-aka-rozpocalasa-v-rosii-podolak.html</text:a>
</text:p>
      <!--NEWS-->
      <text:h text:style-name="P10" text:outline-level="1">
<text:span text:style-name="T4">
Єрмак: Пісні з нового альбому Джамали стануть дороговказами до повернення Криму додому</text:span>
</text:h>
      <text:p text:style-name="P4">
Authors: Ukrinform (Person)</text:p>
      <text:p text:style-name="P4">
Publisher: Укринформ (Organization)</text:p>
      <text:p text:style-name="P4">
Published Time: 2023-05-06T22:43:00+03:00</text:p>
      <text:p text:style-name="P4">
Modified Time: 2023-05-06T22:43:00+03:00</text:p>
      <text:p text:style-name="P4">
Description: Керівник Офісу Президента Андрій Єрмак переконаний, що пісні з нового альбому Джамали Qirim стануть дороговказами до повернення Криму. — Укрінформ.</text:p>
      <text:p text:style-name="P4">
Images: ["<text:a xlink:type="simple" xlink:href="https://static.ukrinform.com/photos/2023_05/thumb_files/630_360_1683402237-872.jpg" text:style-name="Internet_20_link" text:visited-style-name="Visited_20_Internet_20_Link">
630_360_16834...</text:a>
"]</text:p>
      <text:p text:style-name="P4">
Tags: ['Джамала', 'Крим', 'Культура', 'Єрмак']</text:p>
      <text:p text:style-name="P4">
Type: Article</text:p>
      <!--METADATA-->
      <text:p text:style-name="P4">
<draw:frame draw:style-name="fr1" draw:name="Image271" text:anchor-type="as-char" svg:width="6.9236in" svg:height="3.956343in" draw:z-index="0">
<draw:image xlink:href="../Images/yкринформ/2023-05-06T22-43-00-03-00/630_360_1683402237-872.jpg" xlink:type="simple" xlink:show="embed" xlink:actuate="onLoad" draw:mime-type="image/jpeg"/>
</draw:frame>
 КерівникОфісу Президента Андрій Єрмак переконаний, що пісні з нового альбому ДжамалиQirim стануть дороговказами до повернення Криму.</text:p>
      <text:p text:style-name="P4">
Як передає Укрінформ, про це він написав у <text:a xlink:type="simple" xlink:href="https://t.me/ermaka2022/2610" text:style-name="Internet_20_link" text:visited-style-name="Visited_20_Internet_20_Link">
 </text:a>
 .</text:p>
      <text:p text:style-name="P4">
""Боротьба за правду ніколи не була простою справою". Так Джамала сказала просвій новий альбом Qirim. Це дуже сильні слова. Це дуже сильний виступ. І цедуже сильний альбом, з виходом якого вітаю Джамалу", — зазначив Єрмак.</text:p>
      <text:p text:style-name="P4">
<text:span text:style-name="T4">
Читайте також:</text:span>
 <text:span text:style-name="T4">
<text:a xlink:type="simple" xlink:href="https://www.ukrinform.ua/rubric-culture/3705402-dzamala-prezentuvala-albom-qirim-zi-starovinnimi-krimskotatarskimi-pisnami.html" text:style-name="Internet_20_link" text:visited-style-name="Visited_20_Internet_20_Link">
 </text:a>
 </text:span>
</text:p>
      <text:p text:style-name="P4">
За його словами, цей альбом показує всьому світу, що, попри будь-які спробипереписати історію Криму, українці не дозволять забути правду.</text:p>
      <text:p text:style-name="P4">
"Я впевнений, пісні з цього альбому стануть дороговказами до повернення Кримудодому. До України. Ми чекали на вихід цього альбому і дочекались. Теперчекаємо на <text:span text:style-name="T4">
<text:a xlink:type="simple" xlink:href="https://www.ukrinform.ua/rubric-crimea" text:style-name="Internet_20_link" text:visited-style-name="Visited_20_Internet_20_Link">
 </text:a>
 </text:span>
 ", — заявивочільник ОП.</text:p>
      <text:p text:style-name="P4">
Як повідомляв Укрінформ, днями українська співачка Джамала представила новийальбом Qirim, до якого ввійшли старовинні пісні кримськотатарського народу.</text:p>
      <text:p text:style-name="P4">
Source: <text:a xlink:type="simple" xlink:href="https://www.ukrinform.ua/rubric-crimea/3705774-ermak-pisni-z-novogo-albomu-dzamali-stanut-dorogovkazami-do-povernenna-krimu-dodomu.html" text:style-name="Internet_20_link" text:visited-style-name="Visited_20_Internet_20_Link">
https://www.ukrinform.ua/rubric-crimea/3705774-ermak-pisni-z-novogo-albomu-dzamali-stanut-dorogovkazami-do-povernenna-krimu-dodomu.html</text:a>
</text:p>
      <!--NEWS-->
      <text:h text:style-name="P10" text:outline-level="1">
<text:span text:style-name="T4">
Піротехніки на Херсонщині загинули через скидання вибухівки з безпілотника</text:span>
</text:h>
      <text:p text:style-name="P4">
Authors: Ukrinform (Person)</text:p>
      <text:p text:style-name="P4">
Publisher: Укринформ (Organization)</text:p>
      <text:p text:style-name="P4">
Published Time: 2023-05-06T22:57:00+03:00</text:p>
      <text:p text:style-name="P4">
Modified Time: 2023-05-06T22:57:00+03:00</text:p>
      <text:p text:style-name="P4">
Description: У Херсонській області група піротехніків Державної служби з надзвичайних ситуацій загинула внаслідок скидання вибухівки з російського безпілотника, правоохоронцями розпочате досудове розслідування.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Безпілотник', 'Вибухівка', 'Офіс генпрокурора', 'Війна з росією']</text:p>
      <text:p text:style-name="P4">
Type: Article</text:p>
      <!--METADATA-->
      <text:p text:style-name="P4">
<draw:frame draw:style-name="fr1" draw:name="Image272" text:anchor-type="as-char" svg:width="6.9236in" svg:height="3.956343in" draw:z-index="0">
<draw:image xlink:href="../Images/yкринформ/2023-05-06T22-57-00-03-00/630_360_1667124180-530.jpg" xlink:type="simple" xlink:show="embed" xlink:actuate="onLoad" draw:mime-type="image/jpeg"/>
</draw:frame>
 УХерсонській області група піротехніків Державної служби з надзвичайнихситуацій загинула внаслідок скидання вибухівки з російського безпілотника,правоохоронцями розпочате досудове розслідування.</text:p>
      <text:p text:style-name="P4">
Як передає Укрінформ, про це Офіс генерального прокурора повідомив у <text:a xlink:type="simple" xlink:href="https://www.facebook.com/pgo.gov.ua/posts/pfbid03cqdeDKo1PWE8PwEy3ifgxX6zeARqdMewciimev9oGHtkjjzEMKGwSpAEPKNMVMYl" text:style-name="Internet_20_link" text:visited-style-name="Visited_20_Internet_20_Link">
</text:a>
.</text:p>
      <text:p text:style-name="P4">
Провадження відкрите за фактом порушення законів і звичаїв війни, поєднаного зумисним вбивством (ч. 2 ст. 438 Кримінального кодексу України).</text:p>
      <text:p text:style-name="P4">
За попередніми даними, 6 травня російські військові скинули з безпілотника <text:a xlink:type="simple" xlink:href="https://www.ukrinform.ua/tag-vibuhivka" text:style-name="Internet_20_link" text:visited-style-name="Visited_20_Internet_20_Link">
</text:a>
 предмет на піротехнічну групу, якапрацювала біля населеного пункту. На місці події виявлені шестеро загиблих —усі вони працівники ДСНС.</text:p>
      <text:p text:style-name="P4">
Ще двоє співробітників служби з тяжкими травмами доправлені в лікарню.</text:p>
      <text:p text:style-name="P4">
<text:span text:style-name="T4">
Читайте також:</text:span>
 <text:span text:style-name="T4">
<text:a xlink:type="simple" xlink:href="https://www.ukrinform.ua/rubric-regions/3705577-na-kiivsini-traktorist-pidirvavsa-na-protitankovij-mini.html" text:style-name="Internet_20_link" text:visited-style-name="Visited_20_Internet_20_Link">
 </text:a>
 </text:span>
</text:p>
      <text:p text:style-name="P4">
Проводяться першочергові заходи для фіксування злочину, скоєного армією рф.</text:p>
      <text:p text:style-name="P4">
Як повідомляв <text:a xlink:type="simple" xlink:href="https://www.ukrinform.ua/rubric-ato/3705722-na-hersonsini-pid-cas-rozminuvanna-pirotehniki-potrapili-pid-obstril-sestero-zagiblih.html" text:style-name="Internet_20_link" text:visited-style-name="Visited_20_Internet_20_Link">
 </text:a>
, у Херсонській області під час виконання завдань з розмінування піротехнікипотрапили під обстріл, шестеро фахівців загинули.</text:p>
      <text:p text:style-name="P4">
Source: <text:a xlink:type="simple" xlink:href="https://www.ukrinform.ua/rubric-ato/3705768-pirotehniki-na-hersonsini-zaginuli-cerez-skidanna-vibuhivki-z-bezpilotnika.html" text:style-name="Internet_20_link" text:visited-style-name="Visited_20_Internet_20_Link">
https://www.ukrinform.ua/rubric-ato/3705768-pirotehniki-na-hersonsini-zaginuli-cerez-skidanna-vibuhivki-z-bezpilotnika.html</text:a>
</text:p>
      <!--NEWS-->
      <text:h text:style-name="P10" text:outline-level="1">
<text:span text:style-name="T4">
Загарбники вивели у Чорне море ракетоносії з 32 «Калібрами»</text:span>
</text:h>
      <text:p text:style-name="P4">
Authors: Ukrinform (Person)</text:p>
      <text:p text:style-name="P4">
Publisher: Укринформ (Organization)</text:p>
      <text:p text:style-name="P4">
Published Time: 2023-05-06T23:11:00+03:00</text:p>
      <text:p text:style-name="P4">
Modified Time: 2023-05-06T23:11:00+03:00</text:p>
      <text:p text:style-name="P4">
Description: росіяни поповнили своє корабельне угруповання у Чорному морі чотирма надводними ракетоносіями. Сумарний залп ракет типу «Калібр» — до 32 одиниць. — Укрінформ.</text:p>
      <text:p text:style-name="P4">
Images: ["<text:a xlink:type="simple" xlink:href="https://static.ukrinform.com/photos/2022_12/thumb_files/630_360_1670245790-453.jpeg" text:style-name="Internet_20_link" text:visited-style-name="Visited_20_Internet_20_Link">
630_360_16702...</text:a>
"]</text:p>
      <text:p text:style-name="P4">
Tags: ['ЗСУ', 'Війна з росією', 'Південь України']</text:p>
      <text:p text:style-name="P4">
Type: Article</text:p>
      <!--METADATA-->
      <text:p text:style-name="P4">
<draw:frame draw:style-name="fr1" draw:name="Image273" text:anchor-type="as-char" svg:width="6.9236in" svg:height="3.956343in" draw:z-index="0">
<draw:image xlink:href="../Images/yкринформ/2023-05-06T23-11-00-03-00/630_360_1670245790-453.jpeg" xlink:type="simple" xlink:show="embed" xlink:actuate="onLoad" draw:mime-type="image/jpeg"/>
</draw:frame>
 росіянипоповнили своє корабельне угруповання у Чорному морі чотирма надводнимиракетоносіями. Сумарний залп ракет типу «Калібр» — до 32 одиниць.</text:p>
      <text:p text:style-name="P4">
Про це оперативне командування «Південь» <text:a xlink:type="simple" xlink:href="https://www.facebook.com/OperationalCommandSouth/posts/pfbid08Ks867oTmgGXi9c7NrxCs2WSE3jUGUwCZqWGMDxyzp2jt4vViqovDMfeH9y4vWD1l" text:style-name="Internet_20_link" text:visited-style-name="Visited_20_Internet_20_Link">
</text:a>
ввечері 6 травня, передає Укрінформ.</text:p>
      <text:p text:style-name="P4">
«На тлі активності стратегічної авіації, рівень ракетної небезпеки максимальновисокий. Не нехтуйте сигналами повітряної тривоги!» — йдеться у повідомленні.</text:p>
      <text:p text:style-name="P4">
Нагадаємо: ввечері 6 травня у більшості областей України _<text:span text:style-name="T4">
<text:a xlink:type="simple" xlink:href="https://www.ukrinform.ua/rubric-ato/3705772-u-bilsosti-regioniv-trivoga-zagarbniki-pidnali-aviaciu-mozlivij-zapusk-raket.html" text:style-name="Internet_20_link" text:visited-style-name="Visited_20_Internet_20_Link">
</text:a>
 </text:span>
 _</text:p>
      <text:p text:style-name="P4">
Source: <text:a xlink:type="simple" xlink:href="https://www.ukrinform.ua/rubric-ato/3705778-zagarbniki-viveli-u-corne-more-raketonosii-z-32-kalibrami.html" text:style-name="Internet_20_link" text:visited-style-name="Visited_20_Internet_20_Link">
https://www.ukrinform.ua/rubric-ato/3705778-zagarbniki-viveli-u-corne-more-raketonosii-z-32-kalibrami.html</text:a>
</text:p>
      <!--NEWS-->
      <text:h text:style-name="P10" text:outline-level="1">
<text:span text:style-name="T4">
Українська гімнастка Христина Погранична здобула «срібло» на турнірі в Польщі</text:span>
</text:h>
      <text:p text:style-name="P4">
Authors: Ukrinform (Person)</text:p>
      <text:p text:style-name="P4">
Publisher: Укринформ (Organization)</text:p>
      <text:p text:style-name="P4">
Published Time: 2023-05-06T23:31:00+03:00</text:p>
      <text:p text:style-name="P4">
Modified Time: 2023-05-06T23:31:00+03:00</text:p>
      <text:p text:style-name="P4">
Description: Українка тріумфувала в багатоборстві. — Укрінформ.</text:p>
      <text:p text:style-name="P4">
Images: ["<text:a xlink:type="simple" xlink:href="https://static.ukrinform.com/photos/2023_05/thumb_files/630_360_1683404989-520.jpg" text:style-name="Internet_20_link" text:visited-style-name="Visited_20_Internet_20_Link">
630_360_16834...</text:a>
"]</text:p>
      <text:p text:style-name="P4">
Tags: ['Гімнастика']</text:p>
      <text:p text:style-name="P4">
Type: Article</text:p>
      <!--METADATA-->
      <text:p text:style-name="P4">
<draw:frame draw:style-name="fr1" draw:name="Image274" text:anchor-type="as-char" svg:width="6.9236in" svg:height="3.956343in" draw:z-index="0">
<draw:image xlink:href="../Images/yкринформ/2023-05-06T23-31-00-03-00/630_360_1683404989-520.jpg" xlink:type="simple" xlink:show="embed" xlink:actuate="onLoad" draw:mime-type="image/jpeg"/>
</draw:frame>
 Українкатріумфувала в багатоборстві.</text:p>
      <text:p text:style-name="P4">
У Польщі проходить міжнародний турнір з художньої гімнастики Gdynia RhythmicStars 2023, передає Укрінформ.</text:p>
      <text:p text:style-name="P4">
Українка Христина Погранична стала другою в багатоборстві, її результат122,350.</text:p>
      <text:p text:style-name="P4">
Перемогу в змаганнях здобула представниця Болгарії Стіліана Ніколова, яканабрала 131,400 балів. Представниця Польщі Емілія Гейхель посіла третє місце,в її активі 117,800 пунктів.</text:p>
      <text:p text:style-name="P4">
<text:span text:style-name="T4">
Читайте також:</text:span>
 <text:span text:style-name="T4">
<text:a xlink:type="simple" xlink:href="https://www.ukrinform.ua/rubric-sports/3703342-kalendar-golovnih-sportivnih-podij-travna-rozpocav-cempionat-svitu-z-boksu.html" text:style-name="Internet_20_link" text:visited-style-name="Visited_20_Internet_20_Link">
 </text:a>
 </text:span>
</text:p>
      <text:p text:style-name="P4">
Як повідомляв Укрінформ, з 17 по 21 травня у Баку пройде чемпіонат Європи зхудожньої гімнастики.</text:p>
      <text:p text:style-name="P4">
<text:span text:style-name="T5">
Фото: facebook.com/team.ukraine</text:span>
</text:p>
      <text:p text:style-name="P4">
Source: <text:a xlink:type="simple" xlink:href="https://www.ukrinform.ua/rubric-sports/3705776-ukrainska-gimnastka-hristina-pogranicna-zdobula-sriblo-na-turniri-v-polsi.html" text:style-name="Internet_20_link" text:visited-style-name="Visited_20_Internet_20_Link">
https://www.ukrinform.ua/rubric-sports/3705776-ukrainska-gimnastka-hristina-pogranicna-zdobula-sriblo-na-turniri-v-polsi.html</text:a>
</text:p>
      <!--NEWS-->
      <text:h text:style-name="P10" text:outline-level="1">
<text:span text:style-name="T4">
Гвоздик: Сьогодні слово «українець» – те, яким можна пишатися</text:span>
</text:h>
      <text:p text:style-name="P4">
Authors: Ukrinform (Person)</text:p>
      <text:p text:style-name="P4">
Publisher: Укринформ (Organization)</text:p>
      <text:p text:style-name="P4">
Published Time: 2023-05-06T23:42:28+03:00</text:p>
      <text:p text:style-name="P4">
Modified Time: 2023-05-06T23:42:28+03:00</text:p>
      <text:p text:style-name="P4">
Description: Колишній чемпіон світу у напівважкій вазі Олександр Гвоздик (18-1, 14 КО) звернувся до українців напередодні бою з Річардсом Болотніксом (19-6-1, 8 КО). — Укрінформ.</text:p>
      <text:p text:style-name="P4">
Images: ["<text:a xlink:type="simple" xlink:href="https://static.ukrinform.com/photos/2023_05/thumb_files/630_360_1683405639-932.jpg" text:style-name="Internet_20_link" text:visited-style-name="Visited_20_Internet_20_Link">
630_360_16834...</text:a>
"]</text:p>
      <text:p text:style-name="P4">
Tags: ['Бокс', 'Гвоздик']</text:p>
      <text:p text:style-name="P4">
Type: Article</text:p>
      <!--METADATA-->
      <text:p text:style-name="P4">
<draw:frame draw:style-name="fr1" draw:name="Image275" text:anchor-type="as-char" svg:width="6.9236in" svg:height="3.956343in" draw:z-index="0">
<draw:image xlink:href="../Images/yкринформ/2023-05-06T23-42-28-03-00/630_360_1683405639-932.jpg" xlink:type="simple" xlink:show="embed" xlink:actuate="onLoad" draw:mime-type="image/jpeg"/>
</draw:frame>
 Колишнійчемпіон світу у напівважкій вазі Олександр Гвоздик (18-1, 14 КО) звернувся доукраїнців напередодні бою з Річардсом Болотніксом (19-6-1, 8 КО).</text:p>
      <text:p text:style-name="P4">
Гвоздик звернувся до українців в <text:a xlink:type="simple" xlink:href="https://www.instagram.com/p/Crvsr-lIwM4/" text:style-name="Internet_20_link" text:visited-style-name="Visited_20_Internet_20_Link">
 </text:a>
Luckypunchnet , передає Укрінформ.</text:p>
      <text:p text:style-name="P4">
«Ви тримаєте кулаки за мене, я тримаю кулаки за вас. Ми – сильна нація.Сьогодні слово «українець» – це те слово, яким можна пишатися. Ми обов’язковопереможемо і Слава Україні», - сказав Гвоздик.</text:p>
      <text:p text:style-name="P4">
Поєдинок Олександр Гвоздик – Річард Болотнікс відбудеться в ніч проти неділі,7 травня, в Гвадалахарі (Мексика).</text:p>
      <text:p text:style-name="P4">
<text:span text:style-name="T4">
Читайте також:</text:span>
 <text:a xlink:type="simple" xlink:href="https://www.ukrinform.ua/rubric-sports/3704790-cempion-svitu-z-boksu-saul-alvares-z-bratami-uvijsov-do-knigi-rekordiv-ginnesa.html" text:style-name="Internet_20_link" text:visited-style-name="Visited_20_Internet_20_Link">
 <text:span text:style-name="T4">
Альварес</text:span>
 </text:a>
</text:p>
      <text:p text:style-name="P4">
Як повідомляв Укрінформ, бій Гвоздика пройде в андеркарді поєдинку СаульАльварес – Джон Райдер.</text:p>
      <text:p text:style-name="P4">
Фото: instagram.com/toprank</text:p>
      <text:p text:style-name="P4">
Source: <text:a xlink:type="simple" xlink:href="https://www.ukrinform.ua/rubric-sports/3705777-gvozdik-sogodni-slovo-ukrainec-te-akim-mozna-pisatisa.html" text:style-name="Internet_20_link" text:visited-style-name="Visited_20_Internet_20_Link">
https://www.ukrinform.ua/rubric-sports/3705777-gvozdik-sogodni-slovo-ukrainec-te-akim-mozna-pisatisa.html</text:a>
</text:p>
      <!--NEWS-->
      <text:h text:style-name="P10" text:outline-level="1">
<text:span text:style-name="T4">
Україна готує заборону імпорту з Молдови - торговий представник</text:span>
</text:h>
      <text:p text:style-name="P4">
Authors: Ukrinform (Person)</text:p>
      <text:p text:style-name="P4">
Publisher: Укринформ (Organization)</text:p>
      <text:p text:style-name="P4">
Published Time: 2023-05-06T23:54:00+03:00</text:p>
      <text:p text:style-name="P4">
Modified Time: 2023-05-06T23:54:00+03:00</text:p>
      <text:p text:style-name="P4">
Description: У відповідь на обмеження, введені Молдовою, проти українського агроекспорту, в уряді готують постанову про заборону молдовського імпорту. — Укрінформ.</text:p>
      <text:p text:style-name="P4">
Images: ["<text:a xlink:type="simple" xlink:href="https://static.ukrinform.com/photos/2021_07/thumb_files/630_360_1626884330-852.jpg" text:style-name="Internet_20_link" text:visited-style-name="Visited_20_Internet_20_Link">
630_360_16268...</text:a>
"]</text:p>
      <text:p text:style-name="P4">
Tags: ['Економіка', 'Імпорт', 'Молдова', 'Україна', 'Заборона', 'Тарас Качка']</text:p>
      <text:p text:style-name="P4">
Type: Article</text:p>
      <!--METADATA-->
      <text:p text:style-name="P4">
<draw:frame draw:style-name="fr1" draw:name="Image276" text:anchor-type="as-char" svg:width="6.9236in" svg:height="3.956343in" draw:z-index="0">
<draw:image xlink:href="../Images/yкринформ/2023-05-06T23-54-00-03-00/630_360_1626884330-852.jpg" xlink:type="simple" xlink:show="embed" xlink:actuate="onLoad" draw:mime-type="image/jpeg"/>
</draw:frame>
 Увідповідь на обмеження, введені Молдовою, проти українського агроекспорту, вуряді готують постанову про заборону молдовського імпорту.</text:p>
      <text:p text:style-name="P4">
Про це " <text:a xlink:type="simple" xlink:href="https://www.eurointegration.com.ua/news/2023/05/6/7161160/" text:style-name="Internet_20_link" text:visited-style-name="Visited_20_Internet_20_Link">
 </text:a>
 "сказав заступник міністра розвитку економіки, торгівлі та сільськогогосподарства – Торговий представник України Тарас Качка, передає Укрінформ.</text:p>
      <text:p text:style-name="P4">
"Ми повідомили Кишинів – будь-яке обмеження з боку Молдови буде вважатисявкрай недружнім кроком і потягне за собою невідкладну заборону всього імпортуз Молдови", - зазначає посадовець.</text:p>
      <text:p text:style-name="P4">
<text:span text:style-name="T4">
Читайте також:</text:span>
 <text:span text:style-name="T4">
<text:a xlink:type="simple" xlink:href="https://www.ukrinform.ua/rubric-economy/3705761-solskij-zaaviv-pro-nezgodu-z-risennam-moldovi-obmeziti-import-ukrainskoi-agroprodukcii.html" text:style-name="Internet_20_link" text:visited-style-name="Visited_20_Internet_20_Link">
 </text:a>
 </text:span>
</text:p>
      <text:p text:style-name="P4">
За його словами, введення такої заборони вже погоджено та запущено упідготовку.</text:p>
      <text:p text:style-name="P4">
Як повідомляв Укрінформ, 5 травня під час зустрічі з головою делегаціїЄвропейського Союзу Янісом Мажейксом Боля заявив про намір <text:span text:style-name="T4">
<text:a xlink:type="simple" xlink:href="https://www.ukrinform.ua/tag-moldova" text:style-name="Internet_20_link" text:visited-style-name="Visited_20_Internet_20_Link">
</text:a>
 </text:span>
 запровадити тимчасові обмеження наімпорт зернових та олійних культур з України.</text:p>
      <text:p text:style-name="P4">
Раніше Європейська Комісія офіційно оголосила про _<text:span text:style-name="T4">
<text:a xlink:type="simple" xlink:href="https://www.ukrinform.ua/rubric-economy/3703840-evrokomisia-zaboronila-import-okremih-agroproduktiv-z-ukraini.html" text:style-name="Internet_20_link" text:visited-style-name="Visited_20_Internet_20_Link">
</text:a>
 </text:span>
 _ проти імпорту з України, щообмежують надходження сільськогосподарських товарів українського виробництвадо п'яти країн ЄС.</text:p>
      <text:p text:style-name="P4">
<text:span text:style-name="T4">
Читайте також:</text:span>
 <text:span text:style-name="T4">
<text:a xlink:type="simple" xlink:href="https://www.ukrinform.ua/rubric-economy/3705220-u-moldovi-planuut-timcasovo-obmeziti-import-ukrainskoi-agroprodukcii.html" text:style-name="Internet_20_link" text:visited-style-name="Visited_20_Internet_20_Link">
 </text:a>
 </text:span>
</text:p>
      <text:p text:style-name="P4">
Запобіжні заходи стосуватимуться чотирьох сільськогосподарських продуктів:зерна, кукурудзи, ріпаку та насіння соняшника.</text:p>
      <text:p text:style-name="P4">
Source: <text:a xlink:type="simple" xlink:href="https://www.ukrinform.ua/rubric-economy/3705779-ukraina-gotue-zaboronu-importu-z-moldovi-kacka.html" text:style-name="Internet_20_link" text:visited-style-name="Visited_20_Internet_20_Link">
https://www.ukrinform.ua/rubric-economy/3705779-ukraina-gotue-zaboronu-importu-z-moldovi-kacka.html</text:a>
</text:p>
      <!--NEWS-->
      <text:h text:style-name="P10" text:outline-level="1">
<text:span text:style-name="T4">
У Харкові затримали іноземного блогера, який заперечував злочини рашистів</text:span>
</text:h>
      <text:p text:style-name="P4">
Author: ['АРМІЯINFORM']</text:p>
      <text:p text:style-name="P4">
Time: 2023-05-06T45:00:00-04:00</text:p>
      <text:p text:style-name="P4">
Description: Служба безпеки зібрала доказову базу на іноземного блогера, який публічно виправдовув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su_gov_ua_sbu4_id63339_1300x866_46_650x410.jpg" text:style-name="Internet_20_link" text:visited-style-name="Visited_20_Internet_20_Link">
ssu_gov_ua_sbu4_id63339_1300x866_46_650x410.jpg</text:a>
']</text:p>
      <text:p text:style-name="P4">
Tags: ['STOPRUSSIA', 'ВТОРГНЕННЯ РФ', 'СЛУЖБА БЕЗПЕКИ УКРАЇНИ']</text:p>
      <text:p text:style-name="P4">
Category: News</text:p>
      <!--METADATA-->
      <text:p text:style-name="P4">
<draw:frame draw:style-name="fr1" draw:name="Image277" text:anchor-type="as-char" svg:width="6.9236in" svg:height="4.367194in" draw:z-index="0">
<draw:image xlink:href="../Images/AРМІЯINFORM/2023-05-06T45-00-00-04-00/ssu_gov_ua_sbu4_id63339_1300x866_46_650x410.jpg" xlink:type="simple" xlink:show="embed" xlink:actuate="onLoad" draw:mime-type="image/jpeg"/>
</draw:frame>
</text:p>
      <text:p text:style-name="P4">
Служба безпеки зібрала доказову базу на іноземного блогера, який публічновиправдовував збройну агресію рф та поширював фейки про війну в Україні,<text:a xlink:type="simple" xlink:href="https://t.me/SBUkr/8224" text:style-name="Internet_20_link" text:visited-style-name="Visited_20_Internet_20_Link">
інформує</text:a>
 пресслужба відомства.</text:p>
      <text:p text:style-name="P4">
«Фігурант має громадянство однієї з країн Латинської Америки, але вже декількароків проживає у Харкові. Після початку повномасштабного вторгнення блогеродним з перших підтримав російських загарбників та героїзував їхні воєннізлочини. Також він займався дискредитацією вищого військово-політичногокерівництва та Сил оборони нашої держави», — йдеться у повідомленні.</text:p>
      <text:p text:style-name="P4">
Правоохоронцями задокументовано, що навесні минулого року він особисто знімавпровокативні відео, в яких намагався фіксувати обличчя українських захисниківта ображав їх. Свої «стріми» публікував на двох власних каналах в Ютуб іТелеграм із загальною аудиторією майже 300 тис. підписників.</text:p>
      <text:p text:style-name="P4">
Крім того, у своїх коментарях він заперечував факти російських ракетних ударівпо українських містах та масових вбивств рашистами мирних людей.</text:p>
      <text:p text:style-name="P4">
Під час обшуків за адресою проживання фігуранта виявлено мобільні телефони такомп’ютер із доказами незаконної діяльності. Ініційовані СБУ експертизипідтвердили факти злочинних дій іноземного блогера. Наразі слідчі Службибезпеки повідомили йому про підозру за чч. 2 і 3 ст. 436-2 Кримінальногокодексу України (виготовлення та поширення матеріалів, у яких міститьсявиправдовування збройної агресії рф проти України, вчинене повторно).</text:p>
      <text:p text:style-name="P4">
Суд обрав міру запобіжного заходу ˗ тримання під вартою. Триває розслідуваннядля встановлення всіх обставин злочину.</text:p>
      <text:p text:style-name="P4">
Source: <text:a xlink:type="simple" xlink:href="https://armyinform.com.ua/2023/05/06/u-harkovi-zatrymaly-inozemnogo-blogera-yakyj-zaperechuvav-zlochyny-rashystiv/" text:style-name="Internet_20_link" text:visited-style-name="Visited_20_Internet_20_Link">
https://armyinform.com.ua/2023/05/06/u-harkovi-zatrymaly-inozemnogo-blogera-yakyj-zaperechuvav-zlochyny-rashystiv/</text:a>
</text:p>
      <!--NEWS-->
      <text:h text:style-name="P10" text:outline-level="1">
<text:span text:style-name="T4">
Країни-члени Європейського Союзу є ключовими партнерами України у війні з рф</text:span>
</text:h>
      <text:p text:style-name="P4">
Author: ['АРМІЯINFORM']</text:p>
      <text:p text:style-name="P4">
Time: 2023-05-06T46:00:00-04:00</text:p>
      <text:p text:style-name="P4">
Description: Про це повідомляє Урядовий портал.    На цьому наголосив Міністр охорони здоров’я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ilyustratyvne-foto_large-2.jpg" text:style-name="Internet_20_link" text:visited-style-name="Visited_20_Internet_20_Link">
ilyustratyvne-foto_large-2.jpg</text:a>
']</text:p>
      <text:p text:style-name="P4">
Tags: ['STOPRUSSIA', 'YES', 'АГРЕСІЯ РФ', 'ВІЙНА', 'ВТОРГНЕННЯ РФ', 'УРЯДОВИЙ ПОРТАЛ']</text:p>
      <text:p text:style-name="P4">
Category: News</text:p>
      <!--METADATA-->
      <text:p text:style-name="P4">
<draw:frame draw:style-name="fr1" draw:name="Image278" text:anchor-type="as-char" svg:width="6.9236in" svg:height="3.893007in" draw:z-index="0">
<draw:image xlink:href="../Images/AРМІЯINFORM/2023-05-06T46-00-00-04-00/ilyustratyvne-foto_large-2.jpg" xlink:type="simple" xlink:show="embed" xlink:actuate="onLoad" draw:mime-type="image/jpeg"/>
</draw:frame>
</text:p>
      <text:p text:style-name="P4">
Про це <text:a xlink:type="simple" xlink:href="https://www.kmu.gov.ua/news/krainy-chleny-ies-prodovzhat-aktyvno-pidtrymuvaty-medychnu-systemu-ukrainy" text:style-name="Internet_20_link" text:visited-style-name="Visited_20_Internet_20_Link">
повідомляє</text:a>
 Урядовий портал.</text:p>
      <text:p text:style-name="P4">
На цьому наголосив Міністр охорони здоров’я України Віктор Ляшко під часміністерської зустрічі країн-членів ЄС, на якій були присутні і керівникирізних інституцій країн-членів ЄС у сфері охорони здоров’я.</text:p>
      <text:p text:style-name="P4">
«Для України дуже важливо відчувати підтримку країн ЄС, адже саме країниєвропейського регіону є нашими ключовими партнерами у відповіді на цюневиправдану агресію росії. Сфера охорони здоров’я є однією з найбільшпостраждалих від війни та однією з найбільш навантажених. Ми фіксуємозростання попиту на різні види медичної допомоги та послуг. Сьогодні в Українінемає жодної лікарні, в якій не перебував би українець, який постраждаввнаслідок війни. Кожен шостий заклад охорони здоров’я фізично відчув на своїхстінах, що означає так звана „високоточна зброя“ росії. Атаки на закладиохорони здоров’я є лише частиною ширшої картини умисних атак на цивільнуінфраструктуру, включаючи житлові будинки, школи, університети, системи водо-та електропостачання, транспорт, склади, продовольчі запаси тощо. Усі ці діїздійснюються свідомо, в тому числі з метою тиску та залякування мирногонаселення. За понад 400 днів агресор так і не зрозумів, що ніщо не змуситьукраїнців відступити. Так само як жоден газовий, енергетичний чи політичнийшантаж не змусив вас, європейські партнери, відступити від допомоги Україні іпіти на поступки країні, що розпочала цю війну. Я вдячний за те, що рівеньгуманітарної підтримки Україні залишається на високому рівні, а політичнийтиск на агресора продовжує зростати», — підкреслив Міністр охорони здоров’яВіктор Ляшко, звертаючись до своїх європейських колег.</text:p>
      <text:p text:style-name="P4">
Міністр додав, що повномасштабна війна росії проти України створила критичненавантаження на національну систему охорони здоров’я. На сьогодні пошкодженопонад 1 400 об’єктів медзакладів, 177 — зруйновано вщент. Також з початкувійни росія пошкодила 103 «швидкі», ще 250 зруйнувала та 125 захопила, майже700 аптек були атаковані. Багато країн вже взяли під опіку окремі регіони тазаклади. Зараз відбувається координація процесу та втілення амбітних планів вжиття.</text:p>
      <text:p text:style-name="P4">
Окрім як безпосереднє реагування на виклики повномасштабної війни,Міністерство продовжує працювати і над стратегічними задачами: реформуванняммедичної системи, її відновленням, збереженням кадрового потенціалу, захистоммедиків та підвищенням ефективності управління системою охорони здоров’я. Вжерозроблено Стратегію розвитку до 2030 року та план відновлення від наслідківвійни.</text:p>
      <text:p text:style-name="P4">
Представники країн-членів ЄС підтвердили свою повну та беззаперечну підтримкуУкраїни у війні з агресором, а також висловили готовність і надаліпродовжувати підтримувати Україну та співпрацювати в рамках проектів зарізними напрямами. Йдеться про підтримку біженців з України, інтеграціюмедичних фахівців та спрощення умов для влаштування на роботу для них в деякихкраїнах ЄС, надання гуманітарної допомоги, розвиток послуг у сфері фізичної тапсихологічної реабілітації, участь у відбудові зруйнованої чи пошкодженоїінфраструктури, медичну евакуацію українців за кордон, збільшення кількостімобільних шпиталів.</text:p>
      <text:p text:style-name="P4">
Також Міністерство охорони здоров’я проводить активну роботу за напрямомінтеграції в європейську спільноту. Проводиться селф-скринінг, розроблено планщодо приведення понад 600 документів у відповідність до вимог ЄС. Наша мета —створити прозору систему, де Україна зможе стати повноцінною складовоюмедичного простору європейського регіону на рівних умовах і буде здатнавідповідати цим умовам.</text:p>
      <text:p text:style-name="P4">
Source: <text:a xlink:type="simple" xlink:href="https://armyinform.com.ua/2023/05/06/krayiny-chleny-yevropejskogo-soyuzu-ye-klyuchovymy-partneramy-ukrayiny-u-vijni-z-rf/" text:style-name="Internet_20_link" text:visited-style-name="Visited_20_Internet_20_Link">
https://armyinform.com.ua/2023/05/06/krayiny-chleny-yevropejskogo-soyuzu-ye-klyuchovymy-partneramy-ukrayiny-u-vijni-z-rf/</text:a>
</text:p>
      <!--NEWS-->
      <text:h text:style-name="P10" text:outline-level="1">
<text:span text:style-name="T4">
Витяги з Єдиного реєстру зниклих безвісти за особливих обставин видає виключно МВС</text:span>
</text:h>
      <text:p text:style-name="P4">
Author: ['АРМІЯINFORM']</text:p>
      <text:p text:style-name="P4">
Time: 2023-05-06T47:00:00-04:00</text:p>
      <text:p text:style-name="P4">
Description: Про це повідомляє Мінреінтеграції, у Телеграмі.    Через численні звернення на гаряч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8_main-v1667904068-850x477-1.jpg" text:style-name="Internet_20_link" text:visited-style-name="Visited_20_Internet_20_Link">
18_main-v1667904068-850x477-1.jpg</text:a>
']</text:p>
      <text:p text:style-name="P4">
Tags: ['STOPRUSSIA', 'АГРЕСІЯ РФ', 'ВІЙНА', 'ВТОРГНЕННЯ РФ', 'МІНРЕІНТЕГРАЦІЇ']</text:p>
      <text:p text:style-name="P4">
Category: News</text:p>
      <!--METADATA-->
      <text:p text:style-name="P4">
<draw:frame draw:style-name="fr1" draw:name="Image279" text:anchor-type="as-char" svg:width="6.9236in" svg:height="3.885361in" draw:z-index="0">
<draw:image xlink:href="../Images/AРМІЯINFORM/2023-05-06T47-00-00-04-00/18_main-v1667904068-850x477-1.jpg" xlink:type="simple" xlink:show="embed" xlink:actuate="onLoad" draw:mime-type="image/jpeg"/>
</draw:frame>
 Ілюстративне фото</text:p>
      <text:p text:style-name="P4">
Про це <text:a xlink:type="simple" xlink:href="https://t.me/minre_ua/3252" text:style-name="Internet_20_link" text:visited-style-name="Visited_20_Internet_20_Link">
повідомляє</text:a>
 Мінреінтеграції, у Телеграмі.</text:p>
      <text:p text:style-name="P4">
Через численні звернення на гарячу лінію Уповноваженого зі зниклих безвістинагадуємо, що видачу витягів із Єдиного реєстру осіб, зниклих безвісти заособливих обставин, здійснює лише МВС.</text:p>
      <text:p text:style-name="P4">
Родини зниклих можуть отримати витяг, надіславши відповідну заяву до МВС.Детальна інструкція – <text:a xlink:type="simple" xlink:href="https://t.me/minre_ua/3234" text:style-name="Internet_20_link" text:visited-style-name="Visited_20_Internet_20_Link">
за посиланням.</text:a>
</text:p>
      <text:p text:style-name="P4">
Витяг підтверджує правовий статус особи, зниклої безвісти за особливихобставин. На його підставі можна звернутися до Пенсійного фонду, щоб отриматипенсію по втраті годувальника непрацездатним членам сім’ї.</text:p>
      <text:p text:style-name="P4">
Source: <text:a xlink:type="simple" xlink:href="https://armyinform.com.ua/2023/05/06/vytyagy-z-yedynogo-reyestru-znyklyh-bezvisty-za-osoblyvyh-obstavyn-vydaye-vyklyuchno-mvs/" text:style-name="Internet_20_link" text:visited-style-name="Visited_20_Internet_20_Link">
https://armyinform.com.ua/2023/05/06/vytyagy-z-yedynogo-reyestru-znyklyh-bezvisty-za-osoblyvyh-obstavyn-vydaye-vyklyuchno-mvs/</text:a>
</text:p>
      <!--NEWS-->
      <text:h text:style-name="P10" text:outline-level="1">
<text:span text:style-name="T4">
Працюємо над тим, щоб пришвидшити очищення України від мін та вибухівки</text:span>
</text:h>
      <text:p text:style-name="P4">
Author: ['АРМІЯINFORM']</text:p>
      <text:p text:style-name="P4">
Time: 2023-05-06T48:00:00-04:00</text:p>
      <text:p text:style-name="P4">
Description: Про це повідомляє Урядовий портал    Україна активно шукає можливості посили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ebezpechno-miny.jpg" text:style-name="Internet_20_link" text:visited-style-name="Visited_20_Internet_20_Link">
nebezpechno-miny.jpg</text:a>
']</text:p>
      <text:p text:style-name="P4">
Tags: ['STOPRUSSIA', 'АГРЕСІЯ РФ', 'ВІЙНА', 'ВТОРГНЕННЯ РФ', 'МІНИ']</text:p>
      <text:p text:style-name="P4">
Category: News</text:p>
      <!--METADATA-->
      <text:p text:style-name="P4">
<draw:frame draw:style-name="fr1" draw:name="Image280" text:anchor-type="as-char" svg:width="6.9236in" svg:height="4.619339in" draw:z-index="0">
<draw:image xlink:href="../Images/AРМІЯINFORM/2023-05-06T48-00-00-04-00/nebezpechno-miny.jpg" xlink:type="simple" xlink:show="embed" xlink:actuate="onLoad" draw:mime-type="image/jpeg"/>
</draw:frame>
«Небезпечно. Міни». Ілюстративне фото</text:p>
      <text:p text:style-name="P4">
Про це <text:a xlink:type="simple" xlink:href="https://www.kmu.gov.ua/news/pratsiuiemo-nad-tym-shchob-pryshvydshyty-ochyshchennia-ukrainy-vid-min-ta-vybukhivky-iuliia-svyrydenko" text:style-name="Internet_20_link" text:visited-style-name="Visited_20_Internet_20_Link">
повідомляє</text:a>
Урядовий портал</text:p>
      <text:p text:style-name="P4">
Україна активно шукає можливості посилити спроможності у сфері гуманітарногорозмінування власних територій. Протягом цього тижня проведено низку перемовинз представниками країн, що є світовими лідерами в галузі розмінування, маютьсучасні технології та виробляють відповідну техніку.</text:p>
      <text:p text:style-name="P4">
Так, 5 травня відбулася розмова Першого віце-прем’єр-міністра України —Міністра економіки України Юлії Свириденко з Міністром оборони СловацькоїРеспубліки Ярославом Надєм. Також цього дня Юлія Свириденко провела онлайн-зустріч з представниками Уряду Швейцарської Конфедерації.</text:p>
      <text:p text:style-name="P4">
Перший віце-прем’єр-міністр України — Міністр економіки України ЮліяСвириденко окреслила співрозмовникам масштаби потенційного забрудненнятериторій України, в тому числі забруднення цінних земельсільськогосподарського призначення. А також комплексні заходи, що вживаєУкраїна для якнайшвидшого повернення в експлуатацію земельсільгосппризначення, обстеження, очищення та розмінування звільненихтериторій.</text:p>
      <text:p text:style-name="P4">
Ключовими темами розмов стали потреби України в міжнародній допомозі —фінансовій, технічній, експертній та допомозі з навчанням додатковихпідрозділів українських саперів.</text:p>
      <text:p text:style-name="P4">
«Україна потребує машин розмінування, техніки для перевезеннявибухонебезпечних предметів та особового складу. Також нам потрібна фінансовадопомога міжнародної спільноти. Ми ставимо за мету максимально пришвидшитирозмінування наших земель, які забезпечують роботою українців та є вагомоюскладовою продовольчої безпеки у всьому світі. Очищення території України відмін та снарядів, що не розірвалися — одне з пріоритетних завдань», — зазначилаЮлія Свириденко.</text:p>
      <text:p text:style-name="P4">
Нагадаємо, раніше відбулася онлайн-зустріч Першого віце-прем’єр-міністраУкраїни — Міністра економіки України Юлії Свириденко на тему розмінування зВіце-прем’єр-міністром — Міністром внутрішніх справ Республіки ХорватіяДавором Божиновичем. Окрім того, під час робочої наради з послами України вбільш ніж двадцяти країнах були обговорені питання пошуку та залучення доробіт в Україні техніки та передових технологій з розмінування.</text:p>
      <text:p text:style-name="P4">
Source: <text:a xlink:type="simple" xlink:href="https://armyinform.com.ua/2023/05/06/praczyuyemo-nad-tym-shhob-pryshvydshyty-ochyshhennya-ukrayiny-vid-min-ta-vybuhivky/" text:style-name="Internet_20_link" text:visited-style-name="Visited_20_Internet_20_Link">
https://armyinform.com.ua/2023/05/06/praczyuyemo-nad-tym-shhob-pryshvydshyty-ochyshhennya-ukrayiny-vid-min-ta-vybuhivky/</text:a>
</text:p>
      <!--NEWS-->
      <text:h text:style-name="P10" text:outline-level="1">
<text:span text:style-name="T4">
Центр протидії дезінформації виявив основні маніпуляції від проросійських західних медіа</text:span>
</text:h>
      <text:p text:style-name="P4">
Author: ['АРМІЯINFORM']</text:p>
      <text:p text:style-name="P4">
Time: 2023-05-06T49:00:00-04:00</text:p>
      <text:p text:style-name="P4">
Description: Центр протидії дезінформації на своїй сторінці у Facebook повідомив про дезінформацію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255458_1034147027551848_5145311235287255970_n-e1683302535180.jpg" text:style-name="Internet_20_link" text:visited-style-name="Visited_20_Internet_20_Link">
345255458_1034147027551848_5145311235287255970_n-e1683302535180.jpg</text:a>
']</text:p>
      <text:p text:style-name="P4">
Tags: ['STOPRUSSIA', 'АГРЕСІЯ РФ', 'ВІЙНА', 'ВТОРГНЕННЯ РФ', 'ЦЕНТР ПРОТИДІЇ ДЕЗІНФОРМАЦІЇ']</text:p>
      <text:p text:style-name="P4">
Category: News</text:p>
      <!--METADATA-->
      <text:p text:style-name="P4">
<draw:frame draw:style-name="fr1" draw:name="Image281" text:anchor-type="as-char" svg:width="6.9236in" svg:height="4.788823in" draw:z-index="0">
<draw:image xlink:href="../Images/AРМІЯINFORM/2023-05-06T49-00-00-04-00/345255458_1034147027551848_5145311235287255970_n-e1683302535180.jpg" xlink:type="simple" xlink:show="embed" xlink:actuate="onLoad" draw:mime-type="image/jpeg"/>
</draw:frame>
</text:p>
      <text:p text:style-name="P4">
Центр протидії дезінформації на своїй сторінці у Facebook<text:a xlink:type="simple" xlink:href="https://www.facebook.com/protydiyadezinformatsiyi.cpd/posts/pfbid025Pz4cg5QBPmXNbhi9BMq3ZTycdNQ5PPSbJ7qb2PFayRZUQfV75imff4GxqKfGHv6l" text:style-name="Internet_20_link" text:visited-style-name="Visited_20_Internet_20_Link">
повідомив</text:a>
про дезінформацію та маніпуляцію, поширеною ворожими пропагандистами.</text:p>
      <text:p text:style-name="P4">
<text:span text:style-name="T4">
Маніпуляція</text:span>
</text:p>
      <ul>
        <li>
Німецько-фінський блогер Кім Дотком у Twitter написав: «Уявіть, що росія та Китай заплатили б нацистам за повалення демократично обраного уряду в Мексиці, щоб зробити його частиною свого військового альянсу та побудувати там військову базу з ракетами, придатними до використання ядерної зброї. Потім уявіть, що Мексика атакує Білий дім за допомогою безпілотника».</li>
      </ul>
      <text:p text:style-name="P4">
<text:span text:style-name="T4">
Дезінформація</text:span>
</text:p>
      <ul>
        <li>
Ексрадник міністра оборони США Дуглас Макгрегор в інтерв’ю YouTube-каналу London Real заявив: «…українська сторона втратила 300 тисяч убитими. Це мінімум, я зустрічав і вищі цифри… [російських поранених] швидко евакуюють і лікують — таких близько 90%, а українська сторона подібним не переймається, тому багато солдатів помирають від ран на полі бою».</li>
      </ul>
      <text:p text:style-name="P4">
<text:span text:style-name="T4">
Дезінформація</text:span>
</text:p>
      <ul>
        <li>
«Американські винищувачі F-16 не витримають ударів російських систем ППО», — йдеться у коментарі експілота Повітряних сил США Джона Венейбла виданню Business Insider.</li>
      </ul>
      <text:p text:style-name="P4">
Source: <text:a xlink:type="simple" xlink:href="https://armyinform.com.ua/2023/05/06/czentr-protydiyi-dezinformacziyi-vyyavyv-osnovni-manipulyacziyi-vid-svitovyh-media/" text:style-name="Internet_20_link" text:visited-style-name="Visited_20_Internet_20_Link">
https://armyinform.com.ua/2023/05/06/czentr-protydiyi-dezinformacziyi-vyyavyv-osnovni-manipulyacziyi-vid-svitovyh-media/</text:a>
</text:p>
      <!--NEWS-->
      <text:h text:style-name="P10" text:outline-level="1">
<text:span text:style-name="T4">
російські військові і колаборанти вчергове отримали великі строки позбавлення волі — Офіс Генерального прокурора</text:span>
</text:h>
      <text:p text:style-name="P4">
Author: ['АРМІЯINFORM']</text:p>
      <text:p text:style-name="P4">
Time: 2023-05-06T50:00:00-04:00</text:p>
      <text:p text:style-name="P4">
Description: Про це повідомляє Офіс генерального прокурора.    13,5 років позбавлення волі — вир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198997_255661523596905_5733517583584503284_n.jpg" text:style-name="Internet_20_link" text:visited-style-name="Visited_20_Internet_20_Link">
345198997_255661523596905_5733517583584503284_n.jpg</text:a>
']</text:p>
      <text:p text:style-name="P4">
Tags: ['STOPRUSSIA', 'АГРЕСІЯ РФ', 'ВІЙНА', 'ВТОРГНЕННЯ РФ', 'ОФІС ГЕНЕРАЛЬНОГО ПРОКУРОРА УКРАЇНИ']</text:p>
      <text:p text:style-name="P4">
Category: News</text:p>
      <!--METADATA-->
      <text:p text:style-name="P4">
<draw:frame draw:style-name="fr1" draw:name="Image282" text:anchor-type="as-char" svg:width="6.9236in" svg:height="7.44864in" draw:z-index="0">
<draw:image xlink:href="../Images/AРМІЯINFORM/2023-05-06T50-00-00-04-00/345198997_255661523596905_5733517583584503284_n.jpg" xlink:type="simple" xlink:show="embed" xlink:actuate="onLoad" draw:mime-type="image/jpeg"/>
</draw:frame>
</text:p>
      <text:p text:style-name="P4">
Про це<text:a xlink:type="simple" xlink:href="https://www.facebook.com/pgo.gov.ua/posts/pfbid031n2etKknMmj8VxNTY4wQeb7QTruTAdjmgWUG7hZN36ePsDa8TdbboffV7oiQVb7Yl" text:style-name="Internet_20_link" text:visited-style-name="Visited_20_Internet_20_Link">
повідомляє</text:a>
Офіс генерального прокурора.</text:p>
      <text:p text:style-name="P4">
13,5 років позбавлення волі — вирок офіцеру генштабу зс рф за спробу підбитидо державної зради громадянина України. До 11,5 та 11 років за ґратамизасудили двох військовослужбовців рф за жорстоке поводження з цивільнимнаселенням Чернігівщини.</text:p>
      <text:p text:style-name="P4">
До 15 років позбавлення волі засудили одесита, який за гонорар у 70000 грнздавав ворогу позиції ЗСУ, розташування ППО та важливих об’єктівінфраструктури. 13 років за ґратами проведе колаборант з Харківщини, який підчас окупації добровільно вступив до «народної поліції».</text:p>
      <text:p text:style-name="P4">
До АРМА передано активів на майже $3 млн, що належали підсанкційному росіянину— власнику ФК «ЦСКА».</text:p>
      <text:p text:style-name="P4">
Якщо ви стали свідком воєнного злочину РФ, фіксуйте та надсилайте докази наhttps://warcrimes.gov.ua. Ваш внесок — важливий.</text:p>
      <text:p text:style-name="P4">
Source: <text:a xlink:type="simple" xlink:href="https://armyinform.com.ua/2023/05/06/rosijski-vijskovi-i-kolaboranty-otrymaly-velyki-stroky-pozbavlennya-voli-ofis-generalnogo-prokurora/" text:style-name="Internet_20_link" text:visited-style-name="Visited_20_Internet_20_Link">
https://armyinform.com.ua/2023/05/06/rosijski-vijskovi-i-kolaboranty-otrymaly-velyki-stroky-pozbavlennya-voli-ofis-generalnogo-prokurora/</text:a>
</text:p>
      <!--NEWS-->
      <text:h text:style-name="P10" text:outline-level="1">
<text:span text:style-name="T4">
У МЗС прокоментували публікацію звіту ОБСЄ про порушення міжнародного права росією</text:span>
</text:h>
      <text:p text:style-name="P4">
Author: ['АРМІЯINFORM']</text:p>
      <text:p text:style-name="P4">
Time: 2023-05-06T51:00:00-04:00</text:p>
      <text:p text:style-name="P4">
Description: МЗС України вітає оприлюднення Організацією з безпеки та співробітництва в Європ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11/obsye.jpg" text:style-name="Internet_20_link" text:visited-style-name="Visited_20_Internet_20_Link">
obsye.jpg</text:a>
']</text:p>
      <text:p text:style-name="P4">
Tags: ['STOPRUSSIA', 'АГРЕСІЯ РФ', 'ВІЙНА', 'ВТОРГНЕННЯ РФ', 'МЗС УКРАЇНИ', 'ОБСЄ']</text:p>
      <text:p text:style-name="P4">
Category: News</text:p>
      <!--METADATA-->
      <text:p text:style-name="P4">
<draw:frame draw:style-name="fr1" draw:name="Image283" text:anchor-type="as-char" svg:width="6.9236in" svg:height="3.928332in" draw:z-index="0">
<draw:image xlink:href="../Images/AРМІЯINFORM/2023-05-06T51-00-00-04-00/obsye.jpg" xlink:type="simple" xlink:show="embed" xlink:actuate="onLoad" draw:mime-type="image/jpeg"/>
</draw:frame>
</text:p>
      <text:p text:style-name="P4">
МЗС України вітає оприлюднення Організацією з безпеки та співробітництва вЄвропі (ОБСЄ) <text:a xlink:type="simple" xlink:href="https://www.osce.org/odihr/542751" text:style-name="Internet_20_link" text:visited-style-name="Visited_20_Internet_20_Link">
«Звіту про порушення та зловживання міжнародним гуманітарнимправом і міжнародним правом у сфері прав людини, воєнні злочини та злочинипроти людяності, пов’язані з примусовим переміщенням та/або депортацієюукраїнських дітей до російськоїфедерації»</text:a>
.</text:p>
      <text:p text:style-name="P4">
Підготовлена незалежною місією експертів Московського механізму ОБСЄ доповідьє першим окремим міжнародним звітом, присвяченим проблематиці незаконногопереміщення Росією українських дітей. Слід зазначити, що Російська Федераціявідмовилась співпрацювати із згаданою місією.</text:p>
      <text:p text:style-name="P4">
<text:span text:style-name="T4">
Серед ключових висновків Звіту необхідно виділити, що:</text:span>
</text:p>
      <ul>
        <li>
велика кількість українських дітей, починаючи з 24 лютого 2022 року і раніше цієї дати, були переміщені на тимчасово окуповані території України та на територію російської федерації, що може кваліфікуватися як злочин проти людяності «депортація або примусове переміщення населення»;  * евакуація та тривале переміщення українських дітей без згоди є порушенням міжнародного гуманітарного права, а в окремих випадках — серйозними порушеннями IV Женевської конвенції та воєнними злочинами;  * примусово переміщені чи депортовані українські діти опиняються в суцільно російському середовищі, зокрема за мовою, звичаями та релігією, та піддаються проросійській інформаційній кампанії, яка часто зводиться до цілеспрямованого перевиховання та залучення до військової освіти;  * дії росії із зміни громадянства українських дітей, незаконне усиновлення дітей або подібні заходи з асиміляції є порушеннями IV Женевської конвенції;  * російська федерація створює різноманітні перепони для сімей, які прагнуть повернути своїх дітей, а також перешкоджає встановленню переліку та місцезнаходженню дітей, що є порушенням Женевських конвенцій;  * зафіксовано численні та повторювані порушення інтересів та прав дітей, передбачених Конвенцією ООН про права дитини, зокрема права на ідентичність, сім’ю та возз’єднання з сім’єю, освіту, доступ до інформації, відпочинок, дозвілля, свободу думки, совісті та релігії, права на свободу і недоторканність тощо;  * сукупні наслідки цих численних порушень викликають серйозні занепокоєння щодо того, що було порушено право переміщених українських дітей не піддаватися катуванням і жорстокому поводженню та іншим нелюдським або таким, що принижують гідність, видам поводження чи покарання.</li>
      </ul>
      <text:p text:style-name="P4">
Україна наголошує, що примусове переміщення або депортація українських дітейдо рф може становити геноцид згідно із статтею ІІ Конвенції про запобіганнязлочину геноциду та покарання за нього від 1948 року.</text:p>
      <text:p text:style-name="P4">
Висновки Звіту можуть бути використані у рамках національних та міжнароднихмеханізмів притягнення до відповідальності замовників і виконавцівзафіксованих у Звіті злочинів.</text:p>
      <text:p text:style-name="P4">
Source: <text:a xlink:type="simple" xlink:href="https://armyinform.com.ua/2023/05/06/komentar-mzs-ukrayiny-shhodo-zvitu-obsye-stosovno-porushen-mizhnarodnogo-prava-povyazanyh-iz-deportacziyeyu-ukrayinskyh-ditej-do-rf/" text:style-name="Internet_20_link" text:visited-style-name="Visited_20_Internet_20_Link">
https://armyinform.com.ua/2023/05/06/komentar-mzs-ukrayiny-shhodo-zvitu-obsye-stosovno-porushen-mizhnarodnogo-prava-povyazanyh-iz-deportacziyeyu-ukrayinskyh-ditej-do-rf/</text:a>
</text:p>
      <!--NEWS-->
      <text:h text:style-name="P10" text:outline-level="1">
<text:span text:style-name="T4">
Денис Шмигаль обговорив з главою МЗС Великої Британії відновлення України</text:span>
</text:h>
      <text:p text:style-name="P4">
Author: ['АРМІЯINFORM']</text:p>
      <text:p text:style-name="P4">
Time: 2023-05-06T52:00:00-04:00</text:p>
      <text:p text:style-name="P4">
Description: Прем’єр-міністр України Денис Шмигаль під час робочого візиту в Лондон провів зустріч...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072793_775402794094275_403724515943715382_n.jpg" text:style-name="Internet_20_link" text:visited-style-name="Visited_20_Internet_20_Link">
345072793_775402794094275_403724515943715382_n.jpg</text:a>
']</text:p>
      <text:p text:style-name="P4">
Tags: ['ВЕЛИКА БРИТАНІЯ', 'ДЕНИС ШМИГАЛЬ', 'ДЖЕЙМС КЛЕВЕРЛІ', 'ЛОНДОН']</text:p>
      <text:p text:style-name="P4">
Category: News</text:p>
      <!--METADATA-->
      <text:p text:style-name="P4">
<draw:frame draw:style-name="fr1" draw:name="Image284" text:anchor-type="as-char" svg:width="6.9236in" svg:height="4.615733in" draw:z-index="0">
<draw:image xlink:href="../Images/AРМІЯINFORM/2023-05-06T52-00-00-04-00/345072793_775402794094275_403724515943715382_n.jpg" xlink:type="simple" xlink:show="embed" xlink:actuate="onLoad" draw:mime-type="image/jpeg"/>
</draw:frame>
</text:p>
      <text:p text:style-name="P4">
Прем’єр-міністр України Денис Шмигаль під час робочого візиту в Лондон провівзустріч із Державним секретарем у закордонних справах, справах Співдружностінацій та розвитку Великої Британії Джеймсом Клеверлі. Сторони обговорилипідготовку до наступної Конференції з питань відновлення України, якавідбудеться цього року в Лондоні,<text:a xlink:type="simple" xlink:href="https://www.facebook.com/KabminUA/posts/pfbid02Eta1eAGYo6vTomom7rHRtMuavxFsHS7AqkXMpEGa2VxisfM9MrBHdG4eWZFey6Dyl" text:style-name="Internet_20_link" text:visited-style-name="Visited_20_Internet_20_Link">
повідомляє</text:a>
пресслужба Кабінету Міністрів України.</text:p>
      <text:p text:style-name="P4">
«Україна має намір зосередитися на трьох напрямках: швидке відновлення,залучення приватного бізнесу до відновлення та розбудови України, реалізаціяреформ. Розраховуємо на високу зацікавленість британських компаній таконкретні домовленості», — зазначив очільник українського Уряду.</text:p>
      <text:p text:style-name="P4">
Денис Шмигаль і Джеймс Клеверлі також обговорили питання посилення підтримкиУкраїни в різних сферах, зокрема в оборонній галузі. Прем’єр-міністр Українипідкреслив, що наша держава очікує на підтримку Великої Британії наприйдешньому саміті НАТО у Вільнюсі.</text:p>
      <text:p text:style-name="P4">
«Українська армія на практиці освоює стандарти Альянсу й після перемоги готоваділитися успішним бойовим досвідом із союзниками», — зауважив Денис Шмигаль.</text:p>
      <text:p text:style-name="P4">
Глава Уряду України подякував Великій Британії за лідерські позиції у питанняхвсебічної підтримки нашої держави.</text:p>
      <text:p text:style-name="P4">
Source: <text:a xlink:type="simple" xlink:href="https://armyinform.com.ua/2023/05/06/denys-shmygal-obgovoryv-z-glavoyu-mzs-velykoyi-brytaniyi-vidnovlennya-ukrayiny/" text:style-name="Internet_20_link" text:visited-style-name="Visited_20_Internet_20_Link">
https://armyinform.com.ua/2023/05/06/denys-shmygal-obgovoryv-z-glavoyu-mzs-velykoyi-brytaniyi-vidnovlennya-ukrayiny/</text:a>
</text:p>
      <!--NEWS-->
      <text:h text:style-name="P10" text:outline-level="1">
<text:span text:style-name="T4">
Україна отримає від Японії 300 мільйонів єн на закупівлю ендоскопів</text:span>
</text:h>
      <text:p text:style-name="P4">
Author: ['АРМІЯINFORM']</text:p>
      <text:p text:style-name="P4">
Time: 2023-05-06T53:00:00-04:00</text:p>
      <text:p text:style-name="P4">
Description: Кабінет Міністрів України схвалив проект Агентської угоди про реалізацію япон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yaponiya.jpg" text:style-name="Internet_20_link" text:visited-style-name="Visited_20_Internet_20_Link">
yaponiya.jpg</text:a>
']</text:p>
      <text:p text:style-name="P4">
Tags: ['ВІКТОР ЛЯШКО', 'МІНІСТР ОХОРОНИ ЗДОРОВ’Я', 'ЯПОНІЯ']</text:p>
      <text:p text:style-name="P4">
Category: News</text:p>
      <!--METADATA-->
      <text:p text:style-name="P4">
<draw:frame draw:style-name="fr1" draw:name="Image285" text:anchor-type="as-char" svg:width="6.9236in" svg:height="3.954686in" draw:z-index="0">
<draw:image xlink:href="../Images/AРМІЯINFORM/2023-05-06T53-00-00-04-00/yaponiya.jpg" xlink:type="simple" xlink:show="embed" xlink:actuate="onLoad" draw:mime-type="image/jpeg"/>
</draw:frame>
</text:p>
      <text:p text:style-name="P4">
Кабінет Міністрів України схвалив проект Агентської угоди про реалізаціюяпонської грантової допомоги. Угода укладатиметься між Урядом України ікомпанією Crown Agents Japan Limited,<text:a xlink:type="simple" xlink:href="https://www.kmu.gov.ua/news/ukraina-otrymaie-vid-iaponii-300-milioniv-ien-na-zakupivliu-endoskopiv" text:style-name="Internet_20_link" text:visited-style-name="Visited_20_Internet_20_Link">
повідомляє</text:a>
 Урядовий портал.</text:p>
      <text:p text:style-name="P4">
Грантова допомога в обсязі 300 млн японських єн (еквівалент майже 80 млн грн)надається для придбання спеціального обладнання (ендоскопів) для українськихмедзакладів.</text:p>
      <text:p text:style-name="P4">
«Система охорони здоровʼя є однією з найбільш постраждалих від війни —повномасштабне вторгнення російської федерації створило неабияке навантаженняна неї. Це повʼязано не лише з масовим систематичним руйнуванням лікувальнихзакладів, а й зі зростанням попиту на деякі види медичної допомоги та послуг,які раніше не були пріоритетними. Вже зараз повністю зруйновано 177 об’єктівзакладів охорони здоров’я, пошкоджено — 1433. Працюємо над тим, щоби не простовідновити пошкоджене, а відбудувати краще», — сказав Міністр охорони здоров’яВіктор Ляшко.</text:p>
      <text:p text:style-name="P4">
Уже більше ніж рік Україні разом із партнерами вдається забезпечитибезперебійне функціонування лікарень навіть поблизу лінії фронту.</text:p>
      <text:p text:style-name="P4">
«Попри обстріли та виклики, з якими стикається система охорони здоров’яУкраїни, за підтримки міжнародних партнерів ми відновлюємо медичнуінфраструктуру, а в наших лікарнях продовжують з’являтися найкращі зразкиустаткування. Грант від Японії дозволить забезпечити ще більше українськихлікарів і лікарень сучасним медичним обладнанням, а отже, зробити якіснумедичну допомогу українським пацієнтам доступнішою. Дуже вдячні за таке міцнеплече допомоги у складний для нас час», — зазначив Міністр.</text:p>
      <text:p text:style-name="P4">
Source: <text:a xlink:type="simple" xlink:href="https://armyinform.com.ua/2023/05/06/ukrayina-otrymaye-vid-yaponiyi-300-miljoniv-yen-na-zakupivlyu-endoskopiv/" text:style-name="Internet_20_link" text:visited-style-name="Visited_20_Internet_20_Link">
https://armyinform.com.ua/2023/05/06/ukrayina-otrymaye-vid-yaponiyi-300-miljoniv-yen-na-zakupivlyu-endoskopiv/</text:a>
</text:p>
      <!--NEWS-->
      <text:h text:style-name="P10" text:outline-level="1">
<text:span text:style-name="T4">
«Чотирилапі сапери» пройшли навчання з мінно-розшукової роботи</text:span>
</text:h>
      <text:p text:style-name="P4">
Author: ['АРМІЯINFORM']</text:p>
      <text:p text:style-name="P4">
Time: 2023-05-06T54:00:00-04:00</text:p>
      <text:p text:style-name="P4">
Description: Про це повідомляє Державна прикордонна служба України.    Важко переоцінити рол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mage-scaled.jpg" text:style-name="Internet_20_link" text:visited-style-name="Visited_20_Internet_20_Link">
image-scaled.jpg</text:a>
', '<text:a xlink:type="simple" xlink:href="https://armyinform.com.ua/wp-content/uploads/2023/05/news_20230505_150209_168328812911-scaled.jpg" text:style-name="Internet_20_link" text:visited-style-name="Visited_20_Internet_20_Link">
news_20230505_150209_168328812911-scaled.jpg</text:a>
', '<text:a xlink:type="simple" xlink:href="https://armyinform.com.ua/wp-content/uploads/2023/05/news_20230505_150152_16832881123-150x150.jpg" text:style-name="Internet_20_link" text:visited-style-name="Visited_20_Internet_20_Link">
news_20230505_150152_16832881123-150x150.jpg</text:a>
', '<text:a xlink:type="simple" xlink:href="https://armyinform.com.ua/wp-content/uploads/2023/05/news_20230505_150154_16832881144-150x150.jpg" text:style-name="Internet_20_link" text:visited-style-name="Visited_20_Internet_20_Link">
news_20230505_150154_16832881144-150x150.jpg</text:a>
', '<text:a xlink:type="simple" xlink:href="https://armyinform.com.ua/wp-content/uploads/2023/05/news_20230505_150206_16832881269-150x150.jpg" text:style-name="Internet_20_link" text:visited-style-name="Visited_20_Internet_20_Link">
news_20230505_150206_16832881269-150x150.jpg</text:a>
']</text:p>
      <text:p text:style-name="P4">
Tags: ['STOPRUSSIA', 'АГРЕСІЯ РФ', 'ВІЙНА', 'ВТОРГНЕННЯ РФ', 'ДЕРЖПРИКОРДОНСЛУЖБА', 'САПЕРИ', 'ЧОТИРИЛАПІ САПЕРИ']</text:p>
      <text:p text:style-name="P4">
Category: News</text:p>
      <!--METADATA-->
      <text:p text:style-name="P4">
<draw:frame draw:style-name="fr1" draw:name="Image286" text:anchor-type="as-char" svg:width="6.9236in" svg:height="5.36579in" draw:z-index="0">
<draw:image xlink:href="../Images/AРМІЯINFORM/2023-05-06T54-00-00-04-00/image-scaled.jpg" xlink:type="simple" xlink:show="embed" xlink:actuate="onLoad" draw:mime-type="image/jpeg"/>
</draw:frame>
</text:p>
      <text:p text:style-name="P4">
Про це <text:a xlink:type="simple" xlink:href="https://dpsu.gov.ua/ua/news/CHotirilapi-saperi-proyshli-navchannya-z-minno-rozshukovoi-roboti/" text:style-name="Internet_20_link" text:visited-style-name="Visited_20_Internet_20_Link">
повідомляє</text:a>
 Державна прикордонна служба України.</text:p>
      <text:p text:style-name="P4">
Важко переоцінити роль службових собак. У прикордонній службі чотирилапіпомічники затримують порушників, виявляють наркотики та вибухівку, а тепердопомагатимуть розміновувати території.</text:p>
      <text:p text:style-name="P4">
Прикордонники разом з чотирилапими напарниками пройшли навчання з мінно-розшукової роботи.</text:p>
      <text:p text:style-name="P4">
<draw:frame draw:style-name="fr1" draw:name="Image287" text:anchor-type="as-char" svg:width="6.9236in" svg:height="5.19847in" draw:z-index="0">
<draw:image xlink:href="../Images/AРМІЯINFORM/2023-05-06T54-00-00-04-00/news_20230505_150209_168328812911-scaled.jpg" xlink:type="simple" xlink:show="embed" xlink:actuate="onLoad" draw:mime-type="image/jpeg"/>
</draw:frame>
</text:p>
      <text:p text:style-name="P4">
Кінологи та їхні підопічні навчалися разом, адже це робота в тандемі. Тутважлива повна взаємодія у кінологічній парі. Навчання пройшли, як великіпороди собак — вівчарки та малінуа, так і маленькі — спанієлі.</text:p>
      <text:p text:style-name="P4">
Хвостаті мають унікальний нюх, тож добре чують міни, закопані під землею.Чотирилапі нишпорять територією зигзагами, а коли виявляють міну, сідають іпоказують її кінологу. А ще собакам заборонено рити, кусати, або гавкати навибухові предмети, оскільки це небезпечно.</text:p>
      <text:p text:style-name="P4">
<text:a xlink:type="simple" xlink:href="https://armyinform.com.ua/wp-content/uploads/2023/05/news_20230505_150152_16832881123-scaled.jpg" text:style-name="Internet_20_link" text:visited-style-name="Visited_20_Internet_20_Link">
<draw:frame draw:style-name="fr1" draw:name="Image288" text:anchor-type="as-char" svg:width="6.9236in" svg:height="6.9236in" draw:z-index="0">
<draw:image xlink:href="../Images/AРМІЯINFORM/2023-05-06T54-00-00-04-00/news_20230505_150152_16832881123-150x150.jpg" xlink:type="simple" xlink:show="embed" xlink:actuate="onLoad" draw:mime-type="image/jpeg"/>
</draw:frame>
</text:a>
</text:p>
      <text:p text:style-name="P4">
<text:a xlink:type="simple" xlink:href="https://armyinform.com.ua/wp-content/uploads/2023/05/news_20230505_150154_16832881144-scaled.jpg" text:style-name="Internet_20_link" text:visited-style-name="Visited_20_Internet_20_Link">
<draw:frame draw:style-name="fr1" draw:name="Image289" text:anchor-type="as-char" svg:width="6.9236in" svg:height="6.9236in" draw:z-index="0">
<draw:image xlink:href="../Images/AРМІЯINFORM/2023-05-06T54-00-00-04-00/news_20230505_150154_16832881144-150x150.jpg" xlink:type="simple" xlink:show="embed" xlink:actuate="onLoad" draw:mime-type="image/jpeg"/>
</draw:frame>
</text:a>
</text:p>
      <text:p text:style-name="P4">
<text:a xlink:type="simple" xlink:href="https://armyinform.com.ua/wp-content/uploads/2023/05/news_20230505_150206_16832881269-scaled.jpg" text:style-name="Internet_20_link" text:visited-style-name="Visited_20_Internet_20_Link">
<draw:frame draw:style-name="fr1" draw:name="Image290" text:anchor-type="as-char" svg:width="6.9236in" svg:height="6.9236in" draw:z-index="0">
<draw:image xlink:href="../Images/AРМІЯINFORM/2023-05-06T54-00-00-04-00/news_20230505_150206_16832881269-150x150.jpg" xlink:type="simple" xlink:show="embed" xlink:actuate="onLoad" draw:mime-type="image/jpeg"/>
</draw:frame>
</text:a>
</text:p>
      <text:p text:style-name="P4">
«Війна в Україні продовжується та незважаючи на бойові дії, підготовкаслужбових собак триває. Прикордонники, які пройшли курси підготовки мінно-розшукових собак, будуть нести непросту службу у зоні бойових дій. Вонипрацюватимуть на деокупованих територіях та допомагатимуть розміновуватимісцевість для забезпечення безпечних підходів, де несуть службу нашіприкордонні наряди», — зазначив начальник відділу кінологічного забезпеченняприкордонної служби Сергій Осіпов.</text:p>
      <text:p text:style-name="P4">
Тож сьогодні собаки залишаються вірними та відданими помічниками і, незважаючина сучасне обладнання, краще за хвостатих виявити вибухівку не може ніхто. Вмирний час і під час війни чотирилапі помічники допомагають боронити державнірубежі та рятують життя, іноді жертвуючи власними.</text:p>
      <text:p text:style-name="P4">
Source: <text:a xlink:type="simple" xlink:href="https://armyinform.com.ua/2023/05/06/chotyrylapi-sapery-projshly-navchannya-z-minno-rozshukovoyi-roboty/" text:style-name="Internet_20_link" text:visited-style-name="Visited_20_Internet_20_Link">
https://armyinform.com.ua/2023/05/06/chotyrylapi-sapery-projshly-navchannya-z-minno-rozshukovoyi-roboty/</text:a>
</text:p>
      <!--NEWS-->
      <text:h text:style-name="P10" text:outline-level="1">
<text:span text:style-name="T4">
«Переможемо у цій війні разом»: Олексій Резніков зустрівся з делегацією Конгресу США</text:span>
</text:h>
      <text:p text:style-name="P4">
Author: ['АРМІЯINFORM']</text:p>
      <text:p text:style-name="P4">
Time: 2023-05-06T55:00:00-04:00</text:p>
      <text:p text:style-name="P4">
Description: Міністр оборони України Олексій Резніков у Києві провів зустріч із делегацією член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d7d01466842861aba96e7c21350986ebe1ea4c0.jpg" text:style-name="Internet_20_link" text:visited-style-name="Visited_20_Internet_20_Link">
cd7d01466842861aba96e7c21350986ebe1ea4c0.jpg</text:a>
', '<text:a xlink:type="simple" xlink:href="https://armyinform.com.ua/wp-content/uploads/2023/05/a250034edc369e00f843705e8daa2baa00cb1abd-150x150.jpg" text:style-name="Internet_20_link" text:visited-style-name="Visited_20_Internet_20_Link">
a250034edc369e00f843705e8daa2baa00cb1abd-150x150.jpg</text:a>
', '<text:a xlink:type="simple" xlink:href="https://armyinform.com.ua/wp-content/uploads/2023/05/bb7133b5a784d3aac64244e054daa2c4f0316b99-150x150.jpg" text:style-name="Internet_20_link" text:visited-style-name="Visited_20_Internet_20_Link">
bb7133b5a784d3aac64244e054daa2c4f0316b99-150x150.jpg</text:a>
', '<text:a xlink:type="simple" xlink:href="https://armyinform.com.ua/wp-content/uploads/2023/05/e4e994fe5ea8baa8f4f2dda7d4dd3f6c4fc33ae7-150x150.jpg" text:style-name="Internet_20_link" text:visited-style-name="Visited_20_Internet_20_Link">
e4e994fe5ea8baa8f4f2dda7d4dd3f6c4fc33ae7-150x150.jpg</text:a>
']</text:p>
      <text:p text:style-name="P4">
Tags: ['STOPRUSSIA', 'ВТОРГНЕННЯ РФ', 'ЕДДІСОН «ДЖО» ВІЛСОН', 'КОНГРЕС США', 'ОЛЕКСІЙ РЕЗНІКОВ']</text:p>
      <text:p text:style-name="P4">
Category: News</text:p>
      <!--METADATA-->
      <text:p text:style-name="P4">
<draw:frame draw:style-name="fr1" draw:name="Image291" text:anchor-type="as-char" svg:width="6.9236in" svg:height="3.767592in" draw:z-index="0">
<draw:image xlink:href="../Images/AРМІЯINFORM/2023-05-06T55-00-00-04-00/cd7d01466842861aba96e7c21350986ebe1ea4c0.jpg" xlink:type="simple" xlink:show="embed" xlink:actuate="onLoad" draw:mime-type="image/jpeg"/>
</draw:frame>
</text:p>
      <text:p text:style-name="P4">
Міністр оборони України Олексій Резніков у Києві провів зустріч із делегацієючленів Палати представників Конгресу США на чолі з Головою Гельсінськоїкомісії США Еддісоном «Джо» Вілсоном,<text:a xlink:type="simple" xlink:href="https://www.mil.gov.ua/news/2023/05/05/peremozhemo-u-czij-vijni-razom-oleksij-reznikov-zustrivsya-z-delegaczieyu-kongresu-ssha/" text:style-name="Internet_20_link" text:visited-style-name="Visited_20_Internet_20_Link">
повідомляється</text:a>
 насайті МО України.</text:p>
      <text:p text:style-name="P4">
До складу делегації також увійшли Надзвичайний і Повноважний Посол США вУкраїні Бріджит Брінк, представник Демократичної партії у Гельсінській комісіїСША Стівен Коен, представник Республіканської партії у Гельсінській комісіїВікторія Спартц, Посол США в Організації з безпеки і співробітництва в ЄвропіМайкл Карпентер.</text:p>
      <text:p text:style-name="P4">
Олексій Резніков відзначив важливість підтримки України з боку Конгресу, УрядуСполучених Штатів та всього американського народу, а також подякував зарозуміння необхідності посилення допомоги нашій державі для досягненняперемоги над російським агресором.</text:p>
      <text:p text:style-name="P4">
Співрозмовники торкнулися питань системи обліку та прозорості військовоїдопомоги. Американській делегації було презентовано брифінг щодо системимоніторингу постачання та руху західного озброєння і матеріально-технічноїдопомоги, яка надається Україні.</text:p>
      <text:p text:style-name="P4">
<text:a xlink:type="simple" xlink:href="https://armyinform.com.ua/wp-content/uploads/2023/05/a250034edc369e00f843705e8daa2baa00cb1abd.jpg" text:style-name="Internet_20_link" text:visited-style-name="Visited_20_Internet_20_Link">
<draw:frame draw:style-name="fr1" draw:name="Image292" text:anchor-type="as-char" svg:width="6.9236in" svg:height="6.9236in" draw:z-index="0">
<draw:image xlink:href="../Images/AРМІЯINFORM/2023-05-06T55-00-00-04-00/a250034edc369e00f843705e8daa2baa00cb1abd-150x150.jpg" xlink:type="simple" xlink:show="embed" xlink:actuate="onLoad" draw:mime-type="image/jpeg"/>
</draw:frame>
</text:a>
</text:p>
      <text:p text:style-name="P4">
<text:a xlink:type="simple" xlink:href="https://armyinform.com.ua/wp-content/uploads/2023/05/bb7133b5a784d3aac64244e054daa2c4f0316b99.jpg" text:style-name="Internet_20_link" text:visited-style-name="Visited_20_Internet_20_Link">
<draw:frame draw:style-name="fr1" draw:name="Image293" text:anchor-type="as-char" svg:width="6.9236in" svg:height="6.9236in" draw:z-index="0">
<draw:image xlink:href="../Images/AРМІЯINFORM/2023-05-06T55-00-00-04-00/bb7133b5a784d3aac64244e054daa2c4f0316b99-150x150.jpg" xlink:type="simple" xlink:show="embed" xlink:actuate="onLoad" draw:mime-type="image/jpeg"/>
</draw:frame>
</text:a>
</text:p>
      <text:p text:style-name="P4">
<text:a xlink:type="simple" xlink:href="https://armyinform.com.ua/wp-content/uploads/2023/05/e4e994fe5ea8baa8f4f2dda7d4dd3f6c4fc33ae7.jpg" text:style-name="Internet_20_link" text:visited-style-name="Visited_20_Internet_20_Link">
<draw:frame draw:style-name="fr1" draw:name="Image294" text:anchor-type="as-char" svg:width="6.9236in" svg:height="6.9236in" draw:z-index="0">
<draw:image xlink:href="../Images/AРМІЯINFORM/2023-05-06T55-00-00-04-00/e4e994fe5ea8baa8f4f2dda7d4dd3f6c4fc33ae7-150x150.jpg" xlink:type="simple" xlink:show="embed" xlink:actuate="onLoad" draw:mime-type="image/jpeg"/>
</draw:frame>
</text:a>
</text:p>
      <text:p text:style-name="P4">
У заході також взяли участь перший заступник Міністра оборони генерал-лейтенант Олександр Павлюк, заступник Міністра з питань європейськоїінтеграції Андрій Шевченко, а також керівники Офісу з підтримки змін таГромадської антикорупційної ради при Міноборони.  Юлія Марушевська та Євген Грушовець розповіли про головні завданняновостворених консультативно-дорадчих органів, серед яких, зокрема, наданняякісної експертизи для подальших фундаментальних змін в системі Міністерстваоборони України.  — Під час війни ми повинні продовжувати реформи, адже впевнені, що переможемоу цій війні разом. Та після перемоги ми також повинні відновлювати йвідбудовувати нашу державу. Тому нам знову буде потрібна допомога США. Алетоді ви вже підтримуватимете не колишню радянську країну, а повністю новудержаву — серце Європи. У процесі реформ нам допомагають новостворені Офіс зпідтримки змін та Громадська антикоррада. Команди кращих експертів та фахівцівнадають комплексну підтримку відомству та ЗСУ, допомагають державі вибудуватиправильні напрями розвитку, — сказав Олексій Резніков.  Представники Конгресу запевнили в незмінній підтримці України та високооцінили зусилля нашої країни щодо впровадження максимальної прозорості впитаннях використання безпекової допомоги. Еддісон «Джо» Вілсон наголосив, щоСША продовжуватимуть підтримувати Україну в боротьбі за незалежність татериторіальну цілісність та міцно стояти пліч-о-пліч до перемоги.</text:p>
      <text:p text:style-name="P4">
Американські делегати також розповіли про свої враження від відвідинзруйнованих російськими військами міст Київщини, масштабу воєнних злочинів,безчинств та руйнувань російськими окупантами.</text:p>
      <text:p text:style-name="P4">
— Побачене в Бучі мене дуже вразило! росія вчинила злочини проти людяності,тому наша мета — підтримувати Україну, ваших захисників та бути з вашимнародом до перемоги у боротьбі за свободу, — сказав Еддісон «Джо» Вілсон.</text:p>
      <text:p text:style-name="P4">
Source: <text:a xlink:type="simple" xlink:href="https://armyinform.com.ua/2023/05/06/peremozhemo-u-czij-vijni-razom-oleksij-reznikov-zustrivsya-z-delegacziyeyu-kongresu-ssha/" text:style-name="Internet_20_link" text:visited-style-name="Visited_20_Internet_20_Link">
https://armyinform.com.ua/2023/05/06/peremozhemo-u-czij-vijni-razom-oleksij-reznikov-zustrivsya-z-delegacziyeyu-kongresu-ssha/</text:a>
</text:p>
      <!--NEWS-->
      <text:h text:style-name="P10" text:outline-level="1">
<text:span text:style-name="T4">
Єврокомісія затвердила надання 500 млн євро для збільшення потужностей оборонної промисловості ЄС</text:span>
</text:h>
      <text:p text:style-name="P4">
Author: ['АРМІЯINFORM']</text:p>
      <text:p text:style-name="P4">
Time: 2023-05-06T56:00:00-04:00</text:p>
      <text:p text:style-name="P4">
Description: Про це повідомляє Комітет Верховної Ради України з питань інтеграції України до ЄС: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321738_1617353422107354_1377550224173636223_n-e1683304365850.jpg" text:style-name="Internet_20_link" text:visited-style-name="Visited_20_Internet_20_Link">
345321738_1617353422107354_1377550224173636223_n-e1683304365850.jpg</text:a>
']</text:p>
      <text:p text:style-name="P4">
Tags: ['STOPRUSSIA', 'АГРЕСІЯ РФ', 'ВІЙНА', 'ВТОРГНЕННЯ РФ', 'ЄВРОКОМІСІЯ']</text:p>
      <text:p text:style-name="P4">
Category: News</text:p>
      <!--METADATA-->
      <text:p text:style-name="P4">
<draw:frame draw:style-name="fr1" draw:name="Image295" text:anchor-type="as-char" svg:width="6.9236in" svg:height="4.706077in" draw:z-index="0">
<draw:image xlink:href="../Images/AРМІЯINFORM/2023-05-06T56-00-00-04-00/345321738_1617353422107354_1377550224173636223_n-e1683304365850.jpg" xlink:type="simple" xlink:show="embed" xlink:actuate="onLoad" draw:mime-type="image/jpeg"/>
</draw:frame>
</text:p>
      <text:p text:style-name="P4">
Про це<text:a xlink:type="simple" xlink:href="https://www.facebook.com/verkhovna.rada.ukraine/posts/pfbid02TvCDqBe6Lw1jgWDVkN1oxiRpxHPRTissHuMQDQtzSoVP49CTwutVdsbc2VwqTHXNl" text:style-name="Internet_20_link" text:visited-style-name="Visited_20_Internet_20_Link">
повідомляє</text:a>
Комітет Верховної Ради України з питань інтеграції України до ЄС:</text:p>
      <text:p text:style-name="P4">
Це дозволить європейській оборонній промисловості краще підтримувати збройнісили України та країн Євросоюзу.</text:p>
      <text:p text:style-name="P4">
Україна героїчно протистоїть жорстоким російським загарбникам. Ми дотримуємосянашої обіцянки підтримувати Україну та її народ стільки, скільки будепотрібно. Але мужнім воїнам України потрібна достатня кількість військовоїтехніки, щоби захистити свою країну, — заявила Президентка Єврокомісії Урсулафон дер Ляєн.</text:p>
      <text:p text:style-name="P4">
Вона додала, що разом із державами-членами ЄС мобілізує ще 1 мільярд євро длязбільшення потужностей.</text:p>
      <text:p text:style-name="P4">
Це, за її словами, важлива частина стратегічної спроможності Європи захищатисвої інтереси та цінності й допомагати підтримувати мир на континенті.</text:p>
      <text:p text:style-name="P4">
Source: <text:a xlink:type="simple" xlink:href="https://armyinform.com.ua/2023/05/06/yevrokomisiya-zatverdyla-nadannya-500-miljoniv-yevro-dlya-terminovogo-zbilshennya-potuzhnostej-oboronnoyi-promyslovosti-yes/" text:style-name="Internet_20_link" text:visited-style-name="Visited_20_Internet_20_Link">
https://armyinform.com.ua/2023/05/06/yevrokomisiya-zatverdyla-nadannya-500-miljoniv-yevro-dlya-terminovogo-zbilshennya-potuzhnostej-oboronnoyi-promyslovosti-yes/</text:a>
</text:p>
      <!--NEWS-->
      <text:h text:style-name="P10" text:outline-level="1">
<text:span text:style-name="T4">
Мінветеранів запрошує українців до участі у фізкультурно-оздоровчому заході «Marathon»</text:span>
</text:h>
      <text:p text:style-name="P4">
Author: ['АРМІЯINFORM']</text:p>
      <text:p text:style-name="P4">
Time: 2023-05-06T57:00:00-04:00</text:p>
      <text:p text:style-name="P4">
Description: Про це повідомляє Мінветеранів.    В сучасних складних реаліях військової агресія рос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obrazhennya1.png" text:style-name="Internet_20_link" text:visited-style-name="Visited_20_Internet_20_Link">
zobrazhennya1.png</text:a>
']</text:p>
      <text:p text:style-name="P4">
Tags: ['STOPRUSSIA', 'АГРЕСІЯ РФ', 'ВЕТЕРАНИ АТО/ООС', 'ВІЙНА', 'ВТОРГНЕННЯ РФ', 'МІНВЕТЕРАНІВ', 'ПАТРІОТИЧНИЙ ЗАБІГ', 'СПОРТИВНИЙ ЗАБІГ']</text:p>
      <text:p text:style-name="P4">
Category: News</text:p>
      <!--METADATA-->
      <text:p text:style-name="P4">
<draw:frame draw:style-name="fr1" draw:name="Image296" text:anchor-type="as-char" svg:width="6.9236in" svg:height="6.9236in" draw:z-index="0">
<draw:image xlink:href="../Images/AРМІЯINFORM/2023-05-06T57-00-00-04-00/zobrazhennya1.png" xlink:type="simple" xlink:show="embed" xlink:actuate="onLoad" draw:mime-type="image/png"/>
</draw:frame>
</text:p>
      <text:p text:style-name="P4">
Про це<text:a xlink:type="simple" xlink:href="https://www.facebook.com/DPSUkraine/posts/pfbid01GVyCwXxqxjexT1SsVW36u2b5RcDhxXF2XG1jZprkH9BMJz3xCtMdPwXt71jZFrPl" text:style-name="Internet_20_link" text:visited-style-name="Visited_20_Internet_20_Link">
повідомляє</text:a>
Мінветеранів.</text:p>
      <text:p text:style-name="P4">
В сучасних складних реаліях військової агресія росії проти України українцінесуть тяжкі наслідки для фізичного та психічного стану здоров’я. Томуособливої уваги потребує залучення ветеранів війни, Захисників і Захисниць тачленів їх сімей до занять фізичною культурою і спортом, як складовоїреабілітації, та з метою скерування їх на інтеграцію до активного життя усуспільстві, покращення їх фізичного і функціонального стану та відновлення їхпрацездатності.</text:p>
      <text:p text:style-name="P4">
Одним з видів фізичної активності, який лише розвивається в України — єскандинавська ходьба.</text:p>
      <text:p text:style-name="P4">
Скандинавська ходьба — це вид спорту, в якому людина ходить, спираючись наспеціальні палиці. Така техніка дозволяє навантажити м’язи рук і водночасрозвантажити суглоби нижніх кінцівок. У русі беруть участь м’язи всього тіла,саме тому при скандинавській ходьбі оздоровчий ефект досягається швидше ілегше. Це одна з причин, чому скандинавська техніка ходьби стає все більшпопулярною і використовується не тільки для загального оздоровлення, а й якреабілітаційний засіб, яким можна займатися в будь-якому віці і з будь-якимрівнем фізичної підготовки.</text:p>
      <text:p text:style-name="P4">
Тож Міністерство у справах ветеранів України запрошує всіх бажаючих ветеранівта ветеранок взяти участь у фізкультурно-оздоровчому заході «Marathon».</text:p>
      <text:p text:style-name="P4">
<text:span text:style-name="T4">
Захід відбудеться 7 травня 2023 року у м. Буча, вул. Інститутська, 54(центральний вхід в Бучанський міський парк).</text:span>
</text:p>
      <text:p text:style-name="P4">
<text:span text:style-name="T4">
Дистанції: Забіг на 5 км та 10 км; 5 км Скандинавська ходьба.</text:span>
</text:p>
      <text:p text:style-name="P4">
<text:span text:style-name="T4">
Реєстрація: 7:00</text:span>
</text:p>
      <text:p text:style-name="P4">
<text:span text:style-name="T4">
Старт: 10:00</text:span>
</text:p>
      <text:p text:style-name="P4">
<text:span text:style-name="T4">
Стартовий пакет включає:</text:span>
</text:p>
      <ul>
        <li>
медаль фінішера;  * стартовий номер;  * електронний чіп для фіксації результату;  * номер для отримання пакету з речами в камері зберігання;  * онлайн диплом з результатом.</li>
      </ul>
      <text:p text:style-name="P4">
Реєстрація безкоштовна: &lt;https://ticketme.org/events/16&gt;
</text:p>
      <text:p text:style-name="P4">
Усі учасники також отримують подарунки від організаторів заходу.</text:p>
      <text:p text:style-name="P4">
Source: <text:a xlink:type="simple" xlink:href="https://armyinform.com.ua/2023/05/06/minveteraniv-zaproshuye-veteraniv-i-veteranok-do-uchasti-u-fizkulturno-ozdorovchomu-zahodi-marathon-neskorena-bucha-z-ukrayinoyu-v-serczi/" text:style-name="Internet_20_link" text:visited-style-name="Visited_20_Internet_20_Link">
https://armyinform.com.ua/2023/05/06/minveteraniv-zaproshuye-veteraniv-i-veteranok-do-uchasti-u-fizkulturno-ozdorovchomu-zahodi-marathon-neskorena-bucha-z-ukrayinoyu-v-serczi/</text:a>
</text:p>
      <!--NEWS-->
      <text:h text:style-name="P10" text:outline-level="1">
<text:span text:style-name="T4">
Zala, Орлан-10, Куб, Ланцет: за добу збито 10 БПЛА рашистів</text:span>
</text:h>
      <text:p text:style-name="P4">
Author: ['АРМІЯINFORM']</text:p>
      <text:p text:style-name="P4">
Time: 2023-05-06T58:00:00-04:00</text:p>
      <text:p text:style-name="P4">
Description: Про це повідомляє ГШ ЗС України у ранковому зведенні.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9-1-2.jpg" text:style-name="Internet_20_link" text:visited-style-name="Visited_20_Internet_20_Link">
9-1-2.jpg</text:a>
']</text:p>
      <text:p text:style-name="P4">
Tags: ['STOPRUSSIA', 'ZALA', 'ВТОРГНЕННЯ РФ', 'ГШ ЗС УКРАЇНИ', 'КУБ', 'ЛАНЦЕТ', 'ОРЛАН-10']</text:p>
      <text:p text:style-name="P4">
Category: News</text:p>
      <!--METADATA-->
      <text:p text:style-name="P4">
<draw:frame draw:style-name="fr1" draw:name="Image297" text:anchor-type="as-char" svg:width="6.9236in" svg:height="5.1927in" draw:z-index="0">
<draw:image xlink:href="../Images/AРМІЯINFORM/2023-05-06T58-00-00-04-00/9-1-2.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31HdnnsAUpaqZ9P2PJtDDix9wqS1VtEhRFXUZPUafADCQUtB8cJ7opdkLtiA8AYzZl" text:style-name="Internet_20_link" text:visited-style-name="Visited_20_Internet_20_Link">
повідомляє</text:a>
ГШ ЗС України у ранковому зведенні.</text:p>
      <text:p text:style-name="P4">
«Авіація Сил оборони за добу завдала 10 ударів по районах зосередженняособового складу та військової техніки противника. Також збито 5 ворожих БПЛАтипу «Shahed-136/131», 2 БПЛА типу «Zala», 1 «Орлан-10», 1 «Куб» та 1 БПЛАтипу «Ланцет», — йдеться у повідомленні.</text:p>
      <text:p text:style-name="P4">
Крім того, підрозділи ракетних військ і артилерії протягом доби уразили 5районів зосередження озброєння та військової техніки, 3 склади боєприпасів тапально-мастильних матеріалів, 1 засіб протиповітряної оборони та ще 5 важливихцілей противника.</text:p>
      <text:p text:style-name="P4">
Source: <text:a xlink:type="simple" xlink:href="https://armyinform.com.ua/2023/05/06/zala-orlan-10-kub-lanczet-za-dobu-zbyto-10-bpla-rashystiv/" text:style-name="Internet_20_link" text:visited-style-name="Visited_20_Internet_20_Link">
https://armyinform.com.ua/2023/05/06/zala-orlan-10-kub-lanczet-za-dobu-zbyto-10-bpla-rashystiv/</text:a>
</text:p>
      <!--NEWS-->
      <text:h text:style-name="P10" text:outline-level="1">
<text:span text:style-name="T4">
Минулої доби росіяни завдали 8 ракетних та 49 авіаційних ударів</text:span>
</text:h>
      <text:p text:style-name="P4">
Author: ['АРМІЯINFORM']</text:p>
      <text:p text:style-name="P4">
Time: 2023-05-06T59:00:00-04:00</text:p>
      <text:p text:style-name="P4">
Description: Про це повідомляє ГШ ЗС України у ранковому зведенні.    «Минулої доби противник зав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raketni-udary-voroga.jpg" text:style-name="Internet_20_link" text:visited-style-name="Visited_20_Internet_20_Link">
raketni-udary-voroga.jpg</text:a>
']</text:p>
      <text:p text:style-name="P4">
Tags: ['STOPRUSSIA', 'ВОЄННІ ЗЛОЧИНИ ЗС РФ', 'ВТОРГНЕННЯ РФ', 'ГШ ЗС УКРАЇНИ']</text:p>
      <text:p text:style-name="P4">
Category: News</text:p>
      <!--METADATA-->
      <text:p text:style-name="P4">
<draw:frame draw:style-name="fr1" draw:name="Image298" text:anchor-type="as-char" svg:width="6.9236in" svg:height="3.894525in" draw:z-index="0">
<draw:image xlink:href="../Images/AРМІЯINFORM/2023-05-06T59-00-00-04-00/raketni-udary-voroga.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31HdnnsAUpaqZ9P2PJtDDix9wqS1VtEhRFXUZPUafADCQUtB8cJ7opdkLtiA8AYzZl" text:style-name="Internet_20_link" text:visited-style-name="Visited_20_Internet_20_Link">
повідомляє</text:a>
ГШ ЗС України у ранковому зведенні.</text:p>
      <text:p text:style-name="P4">
«Минулої доби противник завдав 8 ракетних, 49 авіаційних ударів та здійснив 82обстріли з реактивних систем залпового вогню. Постраждали мирні люди,зруйновано та пошкоджено приватні житлові будинки та інша цивільнаінфраструктура» – йдеться у повідомленні.</text:p>
      <text:p text:style-name="P4">
Також наголошується на високій ймовірності подальших ракетних та авіаційнихударів по всій території.</text:p>
      <text:p text:style-name="P4">
Source: <text:a xlink:type="simple" xlink:href="https://armyinform.com.ua/2023/05/06/mynuloyi-doby-rosiyany-zavdaly-8-raketnyh-ta-49-aviaczijnyh-udariv/" text:style-name="Internet_20_link" text:visited-style-name="Visited_20_Internet_20_Link">
https://armyinform.com.ua/2023/05/06/mynuloyi-doby-rosiyany-zavdaly-8-raketnyh-ta-49-aviaczijnyh-udariv/</text:a>
</text:p>
      <!--NEWS-->
      <text:h text:style-name="P10" text:outline-level="1">
<text:span text:style-name="T4">
На Донеччині відбито близько 50 атак окупантів, у Бахмуті тривають бої</text:span>
</text:h>
      <text:p text:style-name="P4">
Author: ['АРМІЯINFORM']</text:p>
      <text:p text:style-name="P4">
Time: 2023-05-06T60:00:00-04:00</text:p>
      <text:p text:style-name="P4">
Description: Про це повідомляє ГШ ЗС України у ранковому зведенні.    «На Бахмутському напрям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2.jpg" text:style-name="Internet_20_link" text:visited-style-name="Visited_20_Internet_20_Link">
bahmut-2.jpg</text:a>
']</text:p>
      <text:p text:style-name="P4">
Tags: ['STOPRUSSIA', 'АВДІЇВСЬКА', 'БАХМУТ', 'ВТОРГНЕННЯ РФ', 'ГШ ЗС УКРАЇНИ', 'МАР’ЇНКА']</text:p>
      <text:p text:style-name="P4">
Category: News</text:p>
      <!--METADATA-->
      <text:p text:style-name="P4">
<draw:frame draw:style-name="fr1" draw:name="Image299" text:anchor-type="as-char" svg:width="6.9236in" svg:height="4.609964in" draw:z-index="0">
<draw:image xlink:href="../Images/AРМІЯINFORM/2023-05-06T60-00-00-04-00/bahmut-2.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31HdnnsAUpaqZ9P2PJtDDix9wqS1VtEhRFXUZPUafADCQUtB8cJ7opdkLtiA8AYzZl" text:style-name="Internet_20_link" text:visited-style-name="Visited_20_Internet_20_Link">
повідомляє</text:a>
ГШ ЗС України у ранковому зведенні.</text:p>
      <text:p text:style-name="P4">
«На Бахмутському напрямку ворог продовжує вести наступальні дії. Тривають боїу місті Бахмут. Безуспішно окупанти атакували у напрямку Григорівки,Іванівського та Нью-Йорка. Від ворожих обстрілів постраждали Васюківка,Міньківка, Оріхово-Василівка, Маркове, Григорівка, Бахмут, Іванівське, ЧасівЯр, Костянтинівка, Краматорськ, Слов’янськ, Олександро-Шультине, Південне,Торецьк, Північне та Нью-Йорк Донецької області», — йдеться у повідомленні.</text:p>
      <text:p text:style-name="P4">
Також зазначається, що противник продовжує зосереджувати основні зусилля наведенні наступальних дій на Бахмутському, Авдіївському та Мар’їнськомунапрямках — відбито близько 50 атак окупантів. В епіцентрі бойових дійзалишаються Бахмут та Мар’їнка, наші захисники тримають оборону.</text:p>
      <text:p text:style-name="P4">
Source: <text:a xlink:type="simple" xlink:href="https://armyinform.com.ua/2023/05/06/na-donechchyni-vidbyto-blyzko-50-atak-okupantiv-u-bahmuti-tryvayut-boyi/" text:style-name="Internet_20_link" text:visited-style-name="Visited_20_Internet_20_Link">
https://armyinform.com.ua/2023/05/06/na-donechchyni-vidbyto-blyzko-50-atak-okupantiv-u-bahmuti-tryvayut-boyi/</text:a>
</text:p>
      <!--NEWS-->
      <text:h text:style-name="P10" text:outline-level="1">
<text:span text:style-name="T4">
Окупанти обстріляли десятки населених пунктів у чотирьох областях</text:span>
</text:h>
      <text:p text:style-name="P4">
Author: ['АРМІЯINFORM']</text:p>
      <text:p text:style-name="P4">
Time: 2023-05-06T61:00:00-04:00</text:p>
      <text:p text:style-name="P4">
Description: Про це повідомляє ГШ ЗС України у ранковому зведенні.    «На Запоріз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2022-12-06-obstrily-prykordonnya-ukrayiny-e1670330009167.jpeg" text:style-name="Internet_20_link" text:visited-style-name="Visited_20_Internet_20_Link">
2022-12-06-obstrily-prykordonnya-ukrayiny-e1670330009167.jpeg</text:a>
']</text:p>
      <text:p text:style-name="P4">
Tags: ['STOPRUSSIA', 'ВОЄННІ ЗЛОЧИНИ ЗС РФ', 'ВТОРГНЕННЯ РФ', 'ГШ ЗС УКРАЇНИ', 'ХЕРСОН']</text:p>
      <text:p text:style-name="P4">
Category: News</text:p>
      <!--METADATA-->
      <text:p text:style-name="P4">
<draw:frame draw:style-name="fr1" draw:name="Image300" text:anchor-type="as-char" svg:width="6.9236in" svg:height="5.490198in" draw:z-index="0">
<draw:image xlink:href="../Images/AРМІЯINFORM/2023-05-06T61-00-00-04-00/2022-12-06-obstrily-prykordonnya-ukrayiny-e1670330009167.jpeg" xlink:type="simple" xlink:show="embed" xlink:actuate="onLoad" draw:mime-type="image/jpeg"/>
</draw:frame>
 Ілюстративне фото</text:p>
      <text:p text:style-name="P4">
<text:span text:style-name="T4">
🔥 Ситуація щодо російського вторгнення</text:span>
  Про це<text:a xlink:type="simple" xlink:href="https://www.facebook.com/GeneralStaff.ua/posts/pfbid031HdnnsAUpaqZ9P2PJtDDix9wqS1VtEhRFXUZPUafADCQUtB8cJ7opdkLtiA8AYzZl" text:style-name="Internet_20_link" text:visited-style-name="Visited_20_Internet_20_Link">
повідомляє</text:a>
ГШ ЗС України у ранковому зведенні.</text:p>
      <text:p text:style-name="P4">
«На Запорізькому та Херсонському напрямках противник обороняється. Обстрілявпонад 40 населених пунктів. Серед них — Бурлацьке, Времівка, Новосілка, ЗеленеПоле, Новопіль Донецької області; Ольгівське, Малинівка, Гуляйполе,Залізничне, Гуляйпільське, Білогір’я, Мала Токмачка, Малі Щербаки, Кам’янськета Степногірськ Запорізької області; Нікополь — Дніпропетровської; ЗолотаБалка, Дудчани, Веселе, Дніпровське, Кізомис Херсонської області та містоХерсон», — йдеться у повідомленні.</text:p>
      <text:p text:style-name="P4">
Source: <text:a xlink:type="simple" xlink:href="https://armyinform.com.ua/2023/05/06/okupanty-obstrilyaly-desyatky-naselenyh-punktiv-u-chotyroh-oblastyah/" text:style-name="Internet_20_link" text:visited-style-name="Visited_20_Internet_20_Link">
https://armyinform.com.ua/2023/05/06/okupanty-obstrilyaly-desyatky-naselenyh-punktiv-u-chotyroh-oblastyah/</text:a>
</text:p>
      <!--NEWS-->
      <text:h text:style-name="P10" text:outline-level="1">
<text:span text:style-name="T4">
За відмову брати російський паспорт українців відправляють до «фільтраційних пунктів»</text:span>
</text:h>
      <text:p text:style-name="P4">
Author: ['АРМІЯINFORM']</text:p>
      <text:p text:style-name="P4">
Time: 2023-05-06T62:00:00-04:00</text:p>
      <text:p text:style-name="P4">
Description: Про це повідомляє ГШ ЗС України у ранковому зведенні.  «Українських громадян,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4_news_big-v1654187872.jpeg" text:style-name="Internet_20_link" text:visited-style-name="Visited_20_Internet_20_Link">
24_news_big-v1654187872.jpeg</text:a>
']</text:p>
      <text:p text:style-name="P4">
Tags: ['STOPRUSSIA', 'ВОЄННІ ЗЛОЧИНИ ЗС РФ', 'ВТОРГНЕННЯ РФ', 'ГШ ЗС УКРАЇНИ']</text:p>
      <text:p text:style-name="P4">
Category: News</text:p>
      <!--METADATA-->
      <text:p text:style-name="P4">
<draw:frame draw:style-name="fr1" draw:name="Image301" text:anchor-type="as-char" svg:width="6.9236in" svg:height="3.615658in" draw:z-index="0">
<draw:image xlink:href="../Images/AРМІЯINFORM/2023-05-06T62-00-00-04-00/24_news_big-v1654187872.jpe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31HdnnsAUpaqZ9P2PJtDDix9wqS1VtEhRFXUZPUafADCQUtB8cJ7opdkLtiA8AYzZl" text:style-name="Internet_20_link" text:visited-style-name="Visited_20_Internet_20_Link">
повідомляє</text:a>
ГШ ЗС України у ранковому зведенні.</text:p>
      <text:p text:style-name="P4">
«Українських громадян, які відмовились від отримання російського паспорта,окупанти у місті Старобільськ примусово виселяють із власних осель. Зазвичай,в помешкання приходять не більше двох разів. На третій раз людей і їх речісиломіць викидають на вулицю. Окупантів не зупиняє навіть той факт, що упомешканні можуть проживати неповнолітні діти. Після виселення такі громадянипотрапляють до фільтраційних пунктів, а їх житло віддають військовослужбовцямросійської окупаційної армії під заселення», — йдеться у повідомленні.</text:p>
      <text:p text:style-name="P4">
Source: <text:a xlink:type="simple" xlink:href="https://armyinform.com.ua/2023/05/06/za-vidmovu-braty-rosijskyj-pasport-ukrayincziv-vidpravlyayut-do-filtraczijnyh-punktiv/" text:style-name="Internet_20_link" text:visited-style-name="Visited_20_Internet_20_Link">
https://armyinform.com.ua/2023/05/06/za-vidmovu-braty-rosijskyj-pasport-ukrayincziv-vidpravlyayut-do-filtraczijnyh-punktiv/</text:a>
</text:p>
      <!--NEWS-->
      <text:h text:style-name="P10" text:outline-level="1">
<text:span text:style-name="T4">
Сьогодні відзначається День піхоти</text:span>
</text:h>
      <text:p text:style-name="P4">
Author: ['АРМІЯINFORM']</text:p>
      <text:p text:style-name="P4">
Time: 2023-05-06T63:00:00-04:00</text:p>
      <text:p text:style-name="P4">
Description: У 2019 році Президент України підписав Указ №152/2019 про відзначення 6 травня Д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nfantry-day2-scaled.jpg" text:style-name="Internet_20_link" text:visited-style-name="Visited_20_Internet_20_Link">
infantry-day2-scaled.jpg</text:a>
']</text:p>
      <text:p text:style-name="P4">
Tags: ['ДЕНЬ ПІХОТИ']</text:p>
      <text:p text:style-name="P4">
Category: News</text:p>
      <!--METADATA-->
      <text:p text:style-name="P4">
<draw:frame draw:style-name="fr1" draw:name="Image302" text:anchor-type="as-char" svg:width="6.9236in" svg:height="4.50611in" draw:z-index="0">
<draw:image xlink:href="../Images/AРМІЯINFORM/2023-05-06T63-00-00-04-00/infantry-day2-scaled.jpg" xlink:type="simple" xlink:show="embed" xlink:actuate="onLoad" draw:mime-type="image/jpeg"/>
</draw:frame>
</text:p>
      <text:p text:style-name="P4">
У 2019 році Президент України підписав <text:a xlink:type="simple" xlink:href="https://www.president.gov.ua/documents/1522019-26574" text:style-name="Internet_20_link" text:visited-style-name="Visited_20_Internet_20_Link">
Указ№152/2019</text:a>
 провідзначення 6 травня Дня піхоти. Цього року в країні його відзначають вжевп`яте. В Указі йдеться, що це професійне свято встановлено «з метоювшанування мужності та героїзму воїнів <text:span text:style-name="T4">
механізованих, мотопіхотних, гірсько-штурмових</text:span>
 військових частин і підрозділів Сухопутних військ Збройних СилУкраїни, виявлених у боротьбі за свободу, незалежність та територіальнуцілісність України, а також започаткування сучасних військових традицій».</text:p>
      <text:p text:style-name="P4">
Чому наших піхотинців вшановують саме 6 травня? Адже цього дня у 1648 роцікозаки перемогли в битві біля Жовтих Вод. Битва вважається першою переможною —під проводом Богдана Хмельницького. А ще 6 травня відзначають релігійне свято— День Юрія Змієборця, який був одним із покровителів українського війська.</text:p>
      <text:p text:style-name="P4">
Наші піхотинці разом з воїнами інших родів та видів військ з 2014 року під часАнтитерористичної операції та Операції об’єднаних сил мужньо боронили Україну.</text:p>
      <text:p text:style-name="P4">
Як і минулого року, День піхоти нині відзначається в умовах відбиттяширокомасштабної збройної російської агресії проти України.</text:p>
      <text:p text:style-name="P4">
Під натиском наших піхотинців навесні 2022 року ворог втік із Київської,Чернігівської та Сумської областей.</text:p>
      <text:p text:style-name="P4">
Українська піхота брала участь у блискавичному контрнаступі на Харківщині.</text:p>
      <text:p text:style-name="P4">
А у листопаді минулого року воїни-піхотинці разом з іншими родами та видамивійськ звільнили обласний центр України — місто Херсон.</text:p>
      <text:p text:style-name="P4">
І за це тисячі воїнів відзначені державними нагородами.</text:p>
      <text:p text:style-name="P4">
Сьогодні українські піхотинці готові до звільнення інших територій нашоїдержави.</text:p>
      <text:p text:style-name="P4">
У нинішніх важких умовах особовий склад механізованих та мотопіхотнихпідрозділів демонструє вірність Військовій присязі та високу відповідальність.</text:p>
      <text:p text:style-name="P4">
А вогнева потужність та висока мобільність — це те, що дозволяє сучаснимпіхотинцям знищувати російських загарбників на полі бою.</text:p>
      <text:p text:style-name="P4">
АрміяInform приєднується до привітань та бажає нашій піхоті нових перемог!</text:p>
      <text:p text:style-name="P4">
Source: <text:a xlink:type="simple" xlink:href="https://armyinform.com.ua/2023/05/06/sogodni-vidznachayetsya-den-pihoty/" text:style-name="Internet_20_link" text:visited-style-name="Visited_20_Internet_20_Link">
https://armyinform.com.ua/2023/05/06/sogodni-vidznachayetsya-den-pihoty/</text:a>
</text:p>
      <!--NEWS-->
      <text:h text:style-name="P10" text:outline-level="1">
<text:span text:style-name="T4">
Сили оборони ліквідували понад 560 окупантів, знищили 14 артсистем і 14 БПЛА</text:span>
</text:h>
      <text:p text:style-name="P4">
Author: ['АРМІЯINFORM']</text:p>
      <text:p text:style-name="P4">
Time: 2023-05-06T64:00:00-04:00</text:p>
      <text:p text:style-name="P4">
Description: Загальні бойові втрати противника з 24.02.22 по 06.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379873518575012193_w-scaled.jpg" text:style-name="Internet_20_link" text:visited-style-name="Visited_20_Internet_20_Link">
photo_5379873518575012193_w-scaled.jpg</text:a>
']</text:p>
      <text:p text:style-name="P4">
Tags: ['STOPRUSSIA', 'АГРЕСІЯ РФ', 'ВТОРГНЕННЯ РФ', 'ВТРАТИ ВОРОГА']</text:p>
      <text:p text:style-name="P4">
Category: News</text:p>
      <!--METADATA-->
      <text:p text:style-name="P4">
<draw:frame draw:style-name="fr1" draw:name="Image303" text:anchor-type="as-char" svg:width="6.9236in" svg:height="6.998606in" draw:z-index="0">
<draw:image xlink:href="../Images/AРМІЯINFORM/2023-05-06T64-00-00-04-00/photo_5379873518575012193_w-scaled.jpg" xlink:type="simple" xlink:show="embed" xlink:actuate="onLoad" draw:mime-type="image/jpeg"/>
</draw:frame>
</text:p>
      <text:p text:style-name="P4">
Загальні бойові втрати противника з 24.02.22 по 06.05.23 орієнтовностановлять:</text:p>
      <ul>
        <li>
особового складу ‒ 193770 (+560) осіб ліквідовано  * танків ‒ 3717 (+7)  * бойових броньованих машин ‒ 7238 (+14)  * артилерійських систем ‒ 2992 (+14)  * РСЗВ ‒ 552 (+2)  * засоби ППО ‒ 306 (+2)  * літаків ‒ 308 (0)  * гелікоптерів ‒ 294 (0)  * БПЛА оперативно-тактичного рівня ‒ 2554 (+14)  * крилаті ракети ‒ 947 (0)  * кораблі / катери ‒ 18 (0)  * автомобільної техніки та автоцистерн ‒ 5936 (+20)  * спеціальна техніка ‒ 375 (+2)</li>
      </ul>
      <text:p text:style-name="P4">
Дані уточнюються…</text:p>
      <text:p text:style-name="P4">
Бий окупанта! Разом переможемо! Наша сила — в правді!</text:p>
      <text:p text:style-name="P4">
Source: <text:a xlink:type="simple" xlink:href="https://armyinform.com.ua/2023/05/06/syly-oborony-likviduvaly-ponad-500-okupantiv-znyshhyly-14-artsystem-i-14-bpla/" text:style-name="Internet_20_link" text:visited-style-name="Visited_20_Internet_20_Link">
https://armyinform.com.ua/2023/05/06/syly-oborony-likviduvaly-ponad-500-okupantiv-znyshhyly-14-artsystem-i-14-bpla/</text:a>
</text:p>
      <!--NEWS-->
      <text:h text:style-name="P10" text:outline-level="1">
<text:span text:style-name="T4">
Речник Повітряних Сил прокоментував роботу систем Patriot в Україні</text:span>
</text:h>
      <text:p text:style-name="P4">
Author: ['Ольга Мосьондз']</text:p>
      <text:p text:style-name="P4">
Time: 2023-05-06T65:00:00-04:00</text:p>
      <text:p text:style-name="P4">
Description: Відповідаючи на запитання ведучого щодо того чи збили таки Сили оборони російсь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ignat-rakety-2.jpg" text:style-name="Internet_20_link" text:visited-style-name="Visited_20_Internet_20_Link">
ignat-rakety-2.jpg</text:a>
']</text:p>
      <text:p text:style-name="P4">
Tags: ['ПАТРІОТ', 'ЮРІЙ ІГНАТ']</text:p>
      <text:p text:style-name="P4">
Category: News</text:p>
      <!--METADATA-->
      <text:p text:style-name="P4">
<draw:frame draw:style-name="fr1" draw:name="Image304" text:anchor-type="as-char" svg:width="6.9236in" svg:height="4.615733in" draw:z-index="0">
<draw:image xlink:href="../Images/AРМІЯINFORM/2023-05-06T65-00-00-04-00/ignat-rakety-2.jpg" xlink:type="simple" xlink:show="embed" xlink:actuate="onLoad" draw:mime-type="image/jpeg"/>
</draw:frame>
Юрій Ігнат про російські ракети. Колаж АрміяInform</text:p>
      <text:p text:style-name="P4">
Відповідаючи на запитання ведучого щодо того чи збили таки Сили оборониросійський «Кинджал» кілька днів тому, чи ні, речник Командування ПовітрянихСил ЗС України Юрій Ігнат в ефірі <text:a xlink:type="simple" xlink:href="https://www.youtube.com/watch" text:style-name="Internet_20_link" text:visited-style-name="Visited_20_Internet_20_Link">
телевізійного марафону</text:a>
«Єдині новини» наголосив, щотаку інформацію мають оголошувати командувач Повітряних Сил або іншівисокопосадовці. Адже, надавати оперативну інформацію — це допомога ворогу.Водночас він прокоментував, що наразі у нас з’явилася зброя, яка можепрацювати по таких цілях.</text:p>
      <text:p text:style-name="P4">
— Робота Систем <text:span text:style-name="T5">
Patriot в Україні — ц</text:span>
 е вже історія всього світу. Знаєтескільки західних ЗМІ вже проілюстрували і показали її. Так, ми маємо зброюпроти балістики. Але ніхто не знає на практиці чи може працювати <text:span text:style-name="T5">
Patriot</text:span>
 побалістичних цілях. Зрозуміло, заявлено, що по певних цілях може. Але, щоб булатака практика, то ні. Тиждень тому командувач Повітряних Сил опублікуваввідео, де він разом із розрахунком <text:span text:style-name="T5">
Patriot ****</text:span>
 сказав такі слова: «Ну щохлопці, треба пробувати? Треба пробувати! Разом до перемоги, хлопці». Потиснувусім руки і пішов працювати по своїх справах. А хлопці почали займатися своєюроботою.</text:p>
      <text:p text:style-name="P4">
Я хочу сказати, що <text:span text:style-name="T5">
Patriot</text:span>
 — це взагалі унікальний комплекс, надзвичайнопотужний. Він може працювати і по балістичних цілях. Можливо, десь може трохиі застарілий, але там в одну установку можна помістити в 4 шахти ракети різнихтипів, які будуть працювати по різних цілях. Тому що нема потребивикористовувати ракету проти балістики для того, щоб збити аеродинамічну ціль.Власне, в цьому і є унікальність цього комплексу. Добре, що в нас є таказброя. На жаль, її небагато, — сказав Юрій Ігнат.</text:p>
      <text:p text:style-name="P4">
Він також наголосив, що інформацію про те, що саме і коли Повітряні Силизбивають, не варто повідомляти одразу, без офіційного підтвердження ПовітрянихСил.</text:p>
      <text:p text:style-name="P4">
— Я хочу сказати, що якщо дещо не оприлюднюється одразу, зокрема, про те, що япівтори доби говорив, що інформація щодо балістики не підтверджена, то на це єпричини. Якщо у Повітряних Силах так кажуть, значить, можливо требадотримуватися того, що просять Повітряні Сили. Так само, як і не публікувати вТелеграм-каналах інформацію щодо переміщення в режимі онлайн «шахедів» і непоказувати це на картах. Дякуємо тим Телеграм-каналам, які дослухались доцього. І хочу зазначити, що зараз дійсно немає такої проблеми. Але, я хочунаголосити, що офіційну інформацію мають повідомляти Повітряні Сили, зокремакомандувач, або інші високопосадовці держави, — сказав Юрій Ігнат.</text:p>
      <text:p text:style-name="P4">
Source: <text:a xlink:type="simple" xlink:href="https://armyinform.com.ua/2023/05/06/rechnyk-povitryanyh-syl-prokomentuvav-robotu-system-patriot-v-ukrayini/" text:style-name="Internet_20_link" text:visited-style-name="Visited_20_Internet_20_Link">
https://armyinform.com.ua/2023/05/06/rechnyk-povitryanyh-syl-prokomentuvav-robotu-system-patriot-v-ukrayini/</text:a>
</text:p>
      <!--NEWS-->
      <text:h text:style-name="P10" text:outline-level="1">
<text:span text:style-name="T4">
В Україні хвилина мовчання</text:span>
</text:h>
      <text:p text:style-name="P4">
Author: ['АРМІЯINFORM']</text:p>
      <text:p text:style-name="P4">
Time: 2023-05-06T66: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andle.gif" text:style-name="Internet_20_link" text:visited-style-name="Visited_20_Internet_20_Link">
candle.gif</text:a>
']</text:p>
      <text:p text:style-name="P4">
Tags: ['STOPRUSSIA', "ВШАНУВАННЯ ПАМ'ЯТІ ГЕРОЇВ", 'ХВИЛИНА МОВЧАННЯ']</text:p>
      <text:p text:style-name="P4">
Category: News</text:p>
      <!--METADATA-->
      <text:p text:style-name="P4">
<draw:frame draw:style-name="fr1" draw:name="Image305" text:anchor-type="as-char" svg:width="6.9236in" svg:height="3.895992in" draw:z-index="0">
<draw:image xlink:href="../Images/AРМІЯINFORM/2023-05-06T66-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5/06/v-ukrayini-hvylyna-movchannya-2/" text:style-name="Internet_20_link" text:visited-style-name="Visited_20_Internet_20_Link">
https://armyinform.com.ua/2023/05/06/v-ukrayini-hvylyna-movchannya-2/</text:a>
</text:p>
      <!--NEWS-->
      <text:h text:style-name="P10" text:outline-level="1">
<text:span text:style-name="T4">
Командувач Повітряних Сил підтвердив, що Україна вперше збила російську ракету «Кинджал»</text:span>
</text:h>
      <text:p text:style-name="P4">
Author: ['АРМІЯINFORM']</text:p>
      <text:p text:style-name="P4">
Time: 2023-05-06T67:00:00-04:00</text:p>
      <text:p text:style-name="P4">
Description: Командувач Повітряних сил Микола Олещук підтвердив, що під час нічної атаки 4 трав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200_0_1653133488-4923-e1683355947810.webp" text:style-name="Internet_20_link" text:visited-style-name="Visited_20_Internet_20_Link">
1200_0_1653133488-4923-e1683355947810.webp</text:a>
']</text:p>
      <text:p text:style-name="P4">
Tags: ['МИКОЛА ОЛЕЩУК', 'ПАТРІОТ', 'ПОВІТРЯНІ СИЛИ ЗБРОЙНИХ СИЛ УКРАЇНИ', 'РОСІЙСЬКИЙ КИНДЖАЛ']</text:p>
      <text:p text:style-name="P4">
Category: News</text:p>
      <!--METADATA-->
      <text:p text:style-name="P4">
<draw:frame draw:style-name="fr1" draw:name="Image306" text:anchor-type="as-char" svg:width="6.9236in" svg:height="5.140248in" draw:z-index="0">
<draw:image xlink:href="../ConvertedIMGs/AРМІЯINFORM/2023-05-06T67-00-00-04-00/1200_0_1653133488-4923-e1683355947810.png" xlink:type="simple" xlink:show="embed" xlink:actuate="onLoad" draw:mime-type="image/png"/>
</draw:frame>
</text:p>
      <text:p text:style-name="P4">
Командувач Повітряних сил Микола Олещук<text:a xlink:type="simple" xlink:href="https://t.me/MykolaOleshchuk/43" text:style-name="Internet_20_link" text:visited-style-name="Visited_20_Internet_20_Link">
підтвердив,</text:a>
 що під час нічної атаки 4травня Україна вперше збила російську гіперзвукову аеробалістичну ракету«Кинджал». Зробили це за допомогою американської системи Patriot.</text:p>
      <text:p text:style-name="P4">
«Вітаю український народ з історичною подією! Так, ми збили „не имеющийаналогов“ Кинджал! Patriot — сила.</text:p>
      <text:p text:style-name="P4">
Сталось це під час нічної атаки 4 травня у небі Київщини. Ракету Х-47 випустивМіГ-31К з території росії», — написав він у Телеграм.</text:p>
      <text:p text:style-name="P4">
Також Командувач Повітряних Сил попросив не поспішати оприлюднювати важливуінформацію без офіційного підтвердження.</text:p>
      <text:p text:style-name="P4">
«І ще одне, не потрібно бігти, як кажуть в Україні: поперед батька в пекло,завчасно оприлюднювати інформацію, якою може скористатися ворог! Миобов’язково повідомлятимемо що, де, чим, і коли збили! На все свій час. Количутно гучні вибухи в повітрі, моя донька щоразу заспокоює сусідів словами:спокійно, працює наша ППО! Поговоріть і ви із своїми сусідами, допомагайтеодин одному у важкі хвилини, вірте в наші Повітряні Сили, вірте в ППО», —написав Микола Олещук.</text:p>
      <text:p text:style-name="P4">
Source: <text:a xlink:type="simple" xlink:href="https://armyinform.com.ua/2023/05/06/komanduvach-povitryanyh-syl-pidtverdyv-shho-ukrayina-vpershe-zbyla-rosijsku-raketu-kyndzhal/" text:style-name="Internet_20_link" text:visited-style-name="Visited_20_Internet_20_Link">
https://armyinform.com.ua/2023/05/06/komanduvach-povitryanyh-syl-pidtverdyv-shho-ukrayina-vpershe-zbyla-rosijsku-raketu-kyndzhal/</text:a>
</text:p>
      <!--NEWS-->
      <text:h text:style-name="P10" text:outline-level="1">
<text:span text:style-name="T4">
Цієї ночі Сили оборони збили всі «шахеди» — Юрій Ігнат</text:span>
</text:h>
      <text:p text:style-name="P4">
Author: ['Ольга Мосьондз']</text:p>
      <text:p text:style-name="P4">
Time: 2023-05-06T68:00:00-04:00</text:p>
      <text:p text:style-name="P4">
Description: Про це речник Командування Повітряних Сил ЗС України Юрій Ігнат повідом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gnat.jpg" text:style-name="Internet_20_link" text:visited-style-name="Visited_20_Internet_20_Link">
ignat.jpg</text:a>
']</text:p>
      <text:p text:style-name="P4">
Tags: ['ПОВІТРЯНІ СИЛИ ЗБРОЙНИХ СИЛ УКРАЇНИ', 'ППО', 'ШАХЕДИ', 'ЮРІЙ ІГНАТ']</text:p>
      <text:p text:style-name="P4">
Category: News</text:p>
      <!--METADATA-->
      <text:p text:style-name="P4">
<draw:frame draw:style-name="fr1" draw:name="Image307" text:anchor-type="as-char" svg:width="6.9236in" svg:height="4.869599in" draw:z-index="0">
<draw:image xlink:href="../Images/AРМІЯINFORM/2023-05-06T68-00-00-04-00/ignat.jpg" xlink:type="simple" xlink:show="embed" xlink:actuate="onLoad" draw:mime-type="image/jpeg"/>
</draw:frame>
</text:p>
      <text:p text:style-name="P4">
Про це речник Командування Повітряних Сил ЗС України Юрій Ігнат повідомив вефірі <text:a xlink:type="simple" xlink:href="https://www.youtube.com/watch" text:style-name="Internet_20_link" text:visited-style-name="Visited_20_Internet_20_Link">
телевізійного марафону</text:a>
«Єдині новини»</text:p>
      <text:p text:style-name="P4">
— Сьогодні вночі було зафіксовано вісім «шахедів». Вони летіли з районуАзовського моря. Усі вісім було збито над територією Донецької таДніпропетровської областей. Повітряне командування «Схід» відпрацювало добре.Тому, тут маємо стовідсоткову реалізацію збитих «шахедів», — зазначив ЮрійІгнат.</text:p>
      <text:p text:style-name="P4">
Він також повідомив, що цієї ночі росіяни також обстрілювали українськутериторію системами С-300.</text:p>
      <text:p text:style-name="P4">
— Були ще застосування С-300. На жаль, це ті ракети, які летять за балістичноютраєкторією. І проти них треба застосовувати таке озброєння, яке у нас ужепочинає з'являтися. Але проти С-300 кращий прийом — це знищити їх там, наземлі, звідки їх запускають. У принципі їх можна дістати. Не так далеко вонизнаходяться, — сказав Юрій Ігнат.</text:p>
      <text:p text:style-name="P4">
Source: <text:a xlink:type="simple" xlink:href="https://armyinform.com.ua/2023/05/06/cziyeyi-nochi-syly-oborony-zbyly-vsi-shahedy-yurij-ignat/" text:style-name="Internet_20_link" text:visited-style-name="Visited_20_Internet_20_Link">
https://armyinform.com.ua/2023/05/06/cziyeyi-nochi-syly-oborony-zbyly-vsi-shahedy-yurij-ignat/</text:a>
</text:p>
      <!--NEWS-->
      <text:h text:style-name="P10" text:outline-level="1">
<text:span text:style-name="T4">
Вітання Президента українським воїнам-піхотинцям</text:span>
</text:h>
      <text:p text:style-name="P4">
Author: ['АРМІЯINFORM']</text:p>
      <text:p text:style-name="P4">
Time: 2023-05-06T69:00:00-04:00</text:p>
      <text:p text:style-name="P4">
Description: «Шановні воїни-піхотинці!    Вітаю вас із професійним святом — Днем піхоти.    Україн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f56f141e9a058bb70e21de5c10859b6_1680550707_extra_large.png" text:style-name="Internet_20_link" text:visited-style-name="Visited_20_Internet_20_Link">
2f56f141e9a058bb70e21de5c10859b6_1680550707_extra_large.png</text:a>
']</text:p>
      <text:p text:style-name="P4">
Tags: ['ВОЛОДИМИР ЗЕЛЕНСЬКИЙ', 'ДО ДНЯ ПІХОТИ']</text:p>
      <text:p text:style-name="P4">
Category: News</text:p>
      <!--METADATA-->
      <text:p text:style-name="P4">
<draw:frame draw:style-name="fr1" draw:name="Image308" text:anchor-type="as-char" svg:width="6.9236in" svg:height="3.871446in" draw:z-index="0">
<draw:image xlink:href="../Images/AРМІЯINFORM/2023-05-06T69-00-00-04-00/2f56f141e9a058bb70e21de5c10859b6_1680550707_extra_large.png" xlink:type="simple" xlink:show="embed" xlink:actuate="onLoad" draw:mime-type="image/png"/>
</draw:frame>
</text:p>
      <text:p text:style-name="P4">
<text:span text:style-name="T5">
<text:span text:style-name="T4">
«Шановні воїни-піхотинці!</text:span>
</text:span>
</text:p>
      <text:p text:style-name="P4">
Вітаю вас із професійним святом — Днем піхоти.</text:p>
      <text:p text:style-name="P4">
Українські піхотинці — це мужні, рішучі та сміливі воїни, які понад уселюблять рідну землю та гідно її боронять.</text:p>
      <text:p text:style-name="P4">
Загартовані важкими кровопролитними боями, ви злагоджено й потужно знищуєтеросійських загарбників, під лютим вогнем і обстрілами міцно тримаєте зайнятірубежі, відбиваєте численні атаки ворога та впевнено просуваєтесь уперед, крокза кроком наближаючи нашу Перемогу.</text:p>
      <text:p text:style-name="P4">
Сьогодні українська піхота продовжує активно нарощувати свої бойовіспроможності за рахунок формування нових підрозділів, надходження на озброєннясучасних зразків озброєння і військової техніки іноземного та вітчизняноговиробництва, підвищення навченості особового складу, посилення рівняуправління і взаємодії на полі бою. Так тримати, піхотинці!</text:p>
      <text:p text:style-name="P4">
Вшановуючи славетних воїнів-піхотинців, низько вклоняємося світлій пам’ятіполеглих та згадуємо всіх, хто загинув у боротьбі за свободу й незалежністьУкраїни.</text:p>
      <text:p text:style-name="P4">
Від імені українського народу дякую піхотинцям за звитягу та самовідданевиконання військового обов’язку, мужність, стійкість і самопожертву, які видемонструєте у боях з російським агресором.</text:p>
      <text:p text:style-name="P4">
Упевнений, що високий професіоналізм і майстерність української піхоти йнадалі слугуватимуть взірцем виконання завдань за призначенням.</text:p>
      <text:p text:style-name="P4">
Бажаю вам незламності духу у відстоюванні незалежності і територіальноїцілісності України та нових перемог у боях з російськими окупантами.</text:p>
      <text:p text:style-name="P4">
Слава українській піхоті!</text:p>
      <text:p text:style-name="P4">
Слава Україні!».</text:p>
      <text:p text:style-name="P4">
Джерело:<text:a xlink:type="simple" xlink:href="https://www.president.gov.ua/news/vitannya-prezidenta-ukrayinskim-voyinam-pihotincyam-82729" text:style-name="Internet_20_link" text:visited-style-name="Visited_20_Internet_20_Link">
 Офіційне Інтернет-представництво ПрезидентаУкраїни</text:a>
</text:p>
      <text:p text:style-name="P4">
Source: <text:a xlink:type="simple" xlink:href="https://armyinform.com.ua/2023/05/06/vitannya-prezydenta-ukrayinskym-voyinam-pihotynczyam-2/" text:style-name="Internet_20_link" text:visited-style-name="Visited_20_Internet_20_Link">
https://armyinform.com.ua/2023/05/06/vitannya-prezydenta-ukrayinskym-voyinam-pihotynczyam-2/</text:a>
</text:p>
      <!--NEWS-->
      <text:h text:style-name="P10" text:outline-level="1">
<text:span text:style-name="T4">
Нам потрібна сучасна авіаплатформа, яка посилить нашу ППО — Олексій Резніков</text:span>
</text:h>
      <text:p text:style-name="P4">
Author: ['АРМІЯINFORM']</text:p>
      <text:p text:style-name="P4">
Time: 2023-05-06T70:00:00-04:00</text:p>
      <text:p text:style-name="P4">
Description: Під час інтерв’ю у спецпроєкті Дмитра Комарова «Рік. За кадром. Міністр» йшлося, щ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eznikov-03.jpg" text:style-name="Internet_20_link" text:visited-style-name="Visited_20_Internet_20_Link">
reznikov-03.jpg</text:a>
']</text:p>
      <text:p text:style-name="P4">
Tags: ['STOPRUSSIA', 'АГРЕСІЯ РФ', 'ВТОРГНЕННЯ РФ', 'МІНІСТР ОБОРОНИ УКРАЇНИ', 'ОЛЕКСІЙ РЕЗНІКОВ', 'ОФІЦІЙНО']</text:p>
      <text:p text:style-name="P4">
Category: News</text:p>
      <!--METADATA-->
      <text:p text:style-name="P4">
<draw:frame draw:style-name="fr1" draw:name="Image309" text:anchor-type="as-char" svg:width="6.9236in" svg:height="4.615733in" draw:z-index="0">
<draw:image xlink:href="../Images/AРМІЯINFORM/2023-05-06T70-00-00-04-00/reznikov-03.jpg" xlink:type="simple" xlink:show="embed" xlink:actuate="onLoad" draw:mime-type="image/jpeg"/>
</draw:frame>
Міністр оборони України Олексій Резніков</text:p>
      <text:p text:style-name="P4">
Під час інтерв’ю у спецпроєкті Дмитра Комарова «Рік. За кадром. Міністр»йшлося, що російська пропаганда використовувала меседж, що українська авіаціязнищена взагалі чи залишилося лише кілька старих літаків.</text:p>
      <text:p text:style-name="P4">
— Елементом сучасної війни є інформаційна війна. Для росіян був важливий оцейнаратив, щоб розповідати, що українці скоро падуть, бо в них вже й авіації незалишилося. Це знову таки виявилося неправдою. Наша тактична авіація,армійська авіація і літаки, і гвинтокрили творили дива. В нас фантастичніпілоти. Ми вже маємо відібраних англомовних пілотів, які готуються виїжджатина навчання, які скоро розпочнуться, — зазначив під час інтерв’ю ОлексійРезніков.</text:p>
      <text:p text:style-name="P4">
Також Міністр оборони зауважив, що нам потрібна сучасна авіаплатформа, якапосилить нашу ППО, адже літаками також можна збивати дрони чи крилаті ракети.Цим самим, захищаючи небо над Україною.</text:p>
      <text:p text:style-name="P4">
Source: <text:a xlink:type="simple" xlink:href="https://armyinform.com.ua/2023/05/06/nam-potribna-suchasna-aviaplatforma-yaka-posylyt-nashu-ppo-oleksij-reznikov/" text:style-name="Internet_20_link" text:visited-style-name="Visited_20_Internet_20_Link">
https://armyinform.com.ua/2023/05/06/nam-potribna-suchasna-aviaplatforma-yaka-posylyt-nashu-ppo-oleksij-reznikov/</text:a>
</text:p>
      <!--NEWS-->
      <text:h text:style-name="P10" text:outline-level="1">
<text:span text:style-name="T4">
У той день, коли ми були на перемовинах у білорусі, ми вже тоді нарахували вбитими десь 3000 росіян — Міністр оборони України</text:span>
</text:h>
      <text:p text:style-name="P4">
Author: ['АРМІЯINFORM']</text:p>
      <text:p text:style-name="P4">
Time: 2023-05-06T71:00:00-04:00</text:p>
      <text:p text:style-name="P4">
Description: Під час інтерв’ю з Дмитром Комаровим Міністр оборони України Олексій Резніков розпо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eznikov-10-1.jpg" text:style-name="Internet_20_link" text:visited-style-name="Visited_20_Internet_20_Link">
reznikov-10-1.jpg</text:a>
']</text:p>
      <text:p text:style-name="P4">
Tags: ['МІНІСТР ОБОРОНИ УКРАЇНИ', 'ОЛЕКСІЙ РЕЗНІКОВ', 'ОФІЦІЙНО']</text:p>
      <text:p text:style-name="P4">
Category: News</text:p>
      <!--METADATA-->
      <text:p text:style-name="P4">
<draw:frame draw:style-name="fr1" draw:name="Image310" text:anchor-type="as-char" svg:width="6.9236in" svg:height="4.615733in" draw:z-index="0">
<draw:image xlink:href="../Images/AРМІЯINFORM/2023-05-06T71-00-00-04-00/reznikov-10-1.jpg" xlink:type="simple" xlink:show="embed" xlink:actuate="onLoad" draw:mime-type="image/jpeg"/>
</draw:frame>
Фото Назара Волошина</text:p>
      <text:p text:style-name="P4">
Під час інтерв’ю з Дмитром Комаровим Міністр оборони України Олексій Резніковрозповів, що військове керівництво росії приховувало реальні втрати своєїармії на початку вторгнення на територію України.</text:p>
      <text:p text:style-name="P4">
— Мене вразила цинічність росіян. У той день, коли ми були на перемовинах убілорусі, ми вже тоді нарахували вбитими десь 3000 росіян. Це і Гостомель, йінші міста. Наша сторона запропонувала їхній делегації забрати тіла вбитихросійських солдатів, — розповів Олексій Резніков. — Голова російськоїделегації повертається до заступника міністра оборони росії, а той каже, щовони не підтверджують цю інформацію. За їхніми словами, в них загинуло кількадесятків осіб.</text:p>
      <text:p text:style-name="P4">
Вони цинічно приховували втрати від свого керівництва. Боялися донести цюінформацію до вищого керівництва росії.</text:p>
      <text:p text:style-name="P4">
— Оця фраза, що вони своїх не кидають, не відповідає жодній дійсності, —підсумував Міністр оборони України.</text:p>
      <text:p text:style-name="P4">
Source: <text:a xlink:type="simple" xlink:href="https://armyinform.com.ua/2023/05/06/u-toj-den-koly-my-buly-na-peremovynah-u-bilorusi-my-vzhe-todi-narahuvaly-vbytymy-des-3000-rosiyan-ministr-oborony-ukrayiny/" text:style-name="Internet_20_link" text:visited-style-name="Visited_20_Internet_20_Link">
https://armyinform.com.ua/2023/05/06/u-toj-den-koly-my-buly-na-peremovynah-u-bilorusi-my-vzhe-todi-narahuvaly-vbytymy-des-3000-rosiyan-ministr-oborony-ukrayiny/</text:a>
</text:p>
      <!--NEWS-->
      <text:h text:style-name="P10" text:outline-level="1">
<text:span text:style-name="T4">
Дуже важливо розвивати український сектор БПЛА, який буде незалежним — Олексій Резніков</text:span>
</text:h>
      <text:p text:style-name="P4">
Author: ['АРМІЯINFORM']</text:p>
      <text:p text:style-name="P4">
Time: 2023-05-06T72:00:00-04:00</text:p>
      <text:p text:style-name="P4">
Description: Про це розповів під час інтерв’ю з Дмитром Комаровим Міністр оборони України Олекс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bpla1.jpg" text:style-name="Internet_20_link" text:visited-style-name="Visited_20_Internet_20_Link">
bpla1.jpg</text:a>
']</text:p>
      <text:p text:style-name="P4">
Tags: ['МІНІСТР ОБОРОНИ УКРАЇНИ', 'ОЛЕКСІЙ РЕЗНІКОВ', 'ОФІЦІЙНО']</text:p>
      <text:p text:style-name="P4">
Category: News</text:p>
      <!--METADATA-->
      <text:p text:style-name="P4">
<draw:frame draw:style-name="fr1" draw:name="Image311" text:anchor-type="as-char" svg:width="6.9236in" svg:height="3.711969in" draw:z-index="0">
<draw:image xlink:href="../Images/AРМІЯINFORM/2023-05-06T72-00-00-04-00/bpla1.jpg" xlink:type="simple" xlink:show="embed" xlink:actuate="onLoad" draw:mime-type="image/jpeg"/>
</draw:frame>
</text:p>
      <text:p text:style-name="P4">
Про це розповів під час інтерв’ю з Дмитром Комаровим Міністр оборони УкраїниОлексій Резніков. Він відмітив, що ситуативна обізнаність на полі бою, якунадають БПЛА, є дуже важливою.</text:p>
      <text:p text:style-name="P4">
— Ми використовували систему «Очі». Це такий народжений проєкт з моментуоборони Київщини, визволення Харківщини. Наразі в нас тисячі операторів різнихтипів дронів від малих до великих. Постійно ведемо онлайн спостереження.Картинку бачать усі підрозділи, командування. Завдяки цим очам ми малидомінацію в повітрі, а наші хлопці рухалися вперед, — розповів ОлексійРезніков.</text:p>
      <text:p text:style-name="P4">
Він наголосив, що своєю чергою росіяни боялися доповісти про втрату території.Вони це могли тримати в таємниці по кілька діб. Тому коли їхні командири, яківідповідають за логістику, думали, що вони перебувають у тилу за 50-60кілометрів від лінії фронту, а їх українські військові брали в оточення і далів полон. Вони були шоковані, що тут вже може бути українська армія. Правильнета грамотне планування із застосуванням усіх сил і засобів, ситуативнаобізнаність дає перевагу.</text:p>
      <text:p text:style-name="P4">
— Дуже важливо розвивати український БПЛА сектор. Необхідно бути незалежнимвід Китаю, від інших держав. Потрібно мати свій, незалежний сектор БПЛА. Цедасть ситуативну обізнаність та перевагу, — відмітив Міністр оборони України.</text:p>
      <text:p text:style-name="P4">
Source: <text:a xlink:type="simple" xlink:href="https://armyinform.com.ua/2023/05/06/duzhe-vazhlyvo-rozvyvaty-ukrayinskyj-sektor-bpla-yakyj-bude-nezalezhnym-oleksij-reznikov/" text:style-name="Internet_20_link" text:visited-style-name="Visited_20_Internet_20_Link">
https://armyinform.com.ua/2023/05/06/duzhe-vazhlyvo-rozvyvaty-ukrayinskyj-sektor-bpla-yakyj-bude-nezalezhnym-oleksij-reznikov/</text:a>
</text:p>
      <!--NEWS-->
      <text:h text:style-name="P10" text:outline-level="1">
<text:span text:style-name="T4">
«Воїни-піхотинці — основа українського війська, один з оберегів нашої Незалежності!» — Олексій Резніков</text:span>
</text:h>
      <text:p text:style-name="P4">
Author: ['АРМІЯINFORM']</text:p>
      <text:p text:style-name="P4">
Time: 2023-05-06T73:00:00-04:00</text:p>
      <text:p text:style-name="P4">
Description: Міністр оборони України Олексій Резніков привітав українських піхотинців з професій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6e1dac5905aa3b1737c0746321d2c6d8b8de5ed.jpg" text:style-name="Internet_20_link" text:visited-style-name="Visited_20_Internet_20_Link">
16e1dac5905aa3b1737c0746321d2c6d8b8de5ed.jpg</text:a>
']</text:p>
      <text:p text:style-name="P4">
Tags: []</text:p>
      <text:p text:style-name="P4">
Category: News</text:p>
      <!--METADATA-->
      <text:p text:style-name="P4">
<draw:frame draw:style-name="fr1" draw:name="Image312" text:anchor-type="as-char" svg:width="6.9236in" svg:height="6.9236in" draw:z-index="0">
<draw:image xlink:href="../Images/AРМІЯINFORM/2023-05-06T73-00-00-04-00/16e1dac5905aa3b1737c0746321d2c6d8b8de5ed.jpg" xlink:type="simple" xlink:show="embed" xlink:actuate="onLoad" draw:mime-type="image/jpeg"/>
</draw:frame>
</text:p>
      <text:p text:style-name="P4">
Міністр оборони України Олексій Резніков<text:a xlink:type="simple" xlink:href="https://www.mil.gov.ua/news/2023/05/06/vitannya-ministra-oboroni-ukraini-voinam-pihotinczyam/" text:style-name="Internet_20_link" text:visited-style-name="Visited_20_Internet_20_Link">
привітав</text:a>
 українських піхотинців з професійним святом:</text:p>
      <text:p text:style-name="P4">
«Воїни-піхотинці — основа українського війська, один з оберегів нашоїНезалежності!</text:p>
      <text:p text:style-name="P4">
Своєю кров’ю та титанічними зусиллями вони стримують російського агресора,ведуть запеклі бої з ворогом, вгризаються в кожен сантиметр української земліі борються до Перемоги. Зараз саме на механізовані, мотопіхотні, гірсько-штурмові з’єднання і підрозділи Сухопутних військ Збройних Сил України випадаєнайбільший тягар випробувань. Вони перші палко зустрічають ворога, коли тойм’ясними валами пре на наші укріплення.</text:p>
      <text:p text:style-name="P4">
Професійне свято української піхоти, яке нині наші воїни відзначають в окопахна передовій, у тренуваннях чи в бою — чергова нагода повторити: ми пишаємосянашими захисниками і захисницями, які служать у піхоті і щодня наближаютьперемогу!</text:p>
      <text:p text:style-name="P4">
Віддаємо шану всім воїнам-піхотинцям, хто віддав життя заради нашоїнезалежності та майбутнього! Вічна пам’ять та вічна слава!</text:p>
      <text:p text:style-name="P4">
Слава українській піхоті!  Слава Україні!».</text:p>
      <text:p text:style-name="P4">
Також Олексій Резніков <text:a xlink:type="simple" xlink:href="https://twitter.com/oleksiireznikov" text:style-name="Internet_20_link" text:visited-style-name="Visited_20_Internet_20_Link">
привітав</text:a>
українських піхотинців у Твіттер.</text:p>
      <text:p text:style-name="P4">
Source: <text:a xlink:type="simple" xlink:href="https://armyinform.com.ua/2023/05/06/u-czej-den-pihoty-ya-vitayu-nashyh-muzhnih-voyiniv-oleksij-reznikov/" text:style-name="Internet_20_link" text:visited-style-name="Visited_20_Internet_20_Link">
https://armyinform.com.ua/2023/05/06/u-czej-den-pihoty-ya-vitayu-nashyh-muzhnih-voyiniv-oleksij-reznikov/</text:a>
</text:p>
      <!--NEWS-->
      <text:h text:style-name="P10" text:outline-level="1">
<text:span text:style-name="T4">
«Піхота — це основа війська» — Валерій Залужний</text:span>
</text:h>
      <text:p text:style-name="P4">
Author: ['АРМІЯINFORM']</text:p>
      <text:p text:style-name="P4">
Time: 2023-05-06T74:00:00-04:00</text:p>
      <text:p text:style-name="P4">
Description: «Піхота – це основа війська.    Стрілецькі, механізовані, мотопіхотні, гірсько-штурмов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АЛЕРІЙ ЗАЛУЖНИЙ', 'ДО ДНЯ ПІХОТИ']</text:p>
      <text:p text:style-name="P4">
Category: News</text:p>
      <!--METADATA-->
      <text:p text:style-name="P4">
«Піхота – це основа війська.</text:p>
      <text:p text:style-name="P4">
Стрілецькі, механізовані, мотопіхотні, гірсько-штурмові підрозділи щоденно, уважких боях, гідно дають відсіч російським загарбникам.</text:p>
      <text:p text:style-name="P4">
Дорогі бойові побратими та посестри!</text:p>
      <text:p text:style-name="P4">
Ви - приклад стійкості, відваги, братерства та незламності духу. Визустрічаєте противника в окопах та на спостережних пунктах. Ви вгризаєтеся вземлю на передніх рубежах. Ви зупиняєте наступи ворожої техніки. Ви не маєтестраху, бо дивитеся в очі ворогу. Під дощем і снігом, артобстрілами таавіаударами - ви бороните Україну.</text:p>
      <text:p text:style-name="P4">
Дякую кожному!</text:p>
      <text:p text:style-name="P4">
Честь і повага Вам!»</text:p>
      <text:p text:style-name="P4">
<text:a xlink:type="simple" xlink:href="https://www.facebook.com/CinCAFU" text:style-name="Internet_20_link" text:visited-style-name="Visited_20_Internet_20_Link">
<text:span text:style-name="T4">
Головнокомандувач ЗСУкраїни</text:span>
</text:a>
 генерал ВалерійЗалужний</text:p>
      <text:p text:style-name="P4">
Source: <text:a xlink:type="simple" xlink:href="https://armyinform.com.ua/2023/05/06/pihota-cze-osnova-vijska-valerij-zaluzhnyj/" text:style-name="Internet_20_link" text:visited-style-name="Visited_20_Internet_20_Link">
https://armyinform.com.ua/2023/05/06/pihota-cze-osnova-vijska-valerij-zaluzhnyj/</text:a>
</text:p>
      <!--NEWS-->
      <text:h text:style-name="P10" text:outline-level="1">
<text:span text:style-name="T4">
У Чорному морі немає російських носіїв «Калібрів»</text:span>
</text:h>
      <text:p text:style-name="P4">
Author: ['АРМІЯINFORM']</text:p>
      <text:p text:style-name="P4">
Time: 2023-05-06T75:00:00-04:00</text:p>
      <text:p text:style-name="P4">
Description: Станом на 6 травня у Чорному морі росія тримає шість бойових кораблів, серед них нем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200_0_1650545003-4288.webp" text:style-name="Internet_20_link" text:visited-style-name="Visited_20_Internet_20_Link">
1200_0_1650545003-4288.webp</text:a>
']</text:p>
      <text:p text:style-name="P4">
Tags: ['КАЛІБРИ', 'ОК «ПІВДЕНЬ»', 'РАКЕТОНОСІЇ', 'ЧОРНЕ МОРЕ']</text:p>
      <text:p text:style-name="P4">
Category: News</text:p>
      <!--METADATA-->
      <text:p text:style-name="P4">
<draw:frame draw:style-name="fr1" draw:name="Image313" text:anchor-type="as-char" svg:width="6.9236in" svg:height="4.615733in" draw:z-index="0">
<draw:image xlink:href="../ConvertedIMGs/AРМІЯINFORM/2023-05-06T75-00-00-04-00/1200_0_1650545003-4288.png" xlink:type="simple" xlink:show="embed" xlink:actuate="onLoad" draw:mime-type="image/png"/>
</draw:frame>
</text:p>
      <text:p text:style-name="P4">
Станом на 6 травня у Чорному морі росія тримає шість бойових кораблів, середних немає носіїв крилатих ракет «Калібр».</text:p>
      <text:p text:style-name="P4">
Про це у <text:a xlink:type="simple" xlink:href="https://www.facebook.com/OperationalCommandSouth/posts/pfbid0g4Gq7UbUeykhZRqz24yBgCouGUWBNekSqWs37rMbC5Cq6Rk9jMzvhKMJjs1rtGqkl" text:style-name="Internet_20_link" text:visited-style-name="Visited_20_Internet_20_Link">
Фейсбуці</text:a>
повідомляєОперативне командування «Південь».</text:p>
      <text:p text:style-name="P4">
«У Чорному морі перебуває 6 кораблів, всі ракетоносії заведено в пунктибазування. Але ракетна небезпека може виникнути раптово, у тому числі і знеба, і через активність», — ідеться в повідомленні.</text:p>
      <text:p text:style-name="P4">
Зазначається, що удари ворожої авіації та дронів цілком імовірні як вдень, такі вночі.</text:p>
      <text:p text:style-name="P4">
«Також залишається мінно-вибухова загроза як на суходолі, зокрема звільненихтериторій, так і вздовж Чорноморського узбережжя, у прибережних водах», —зауважили в ОК «Південь».</text:p>
      <text:p text:style-name="P4">
Source: <text:a xlink:type="simple" xlink:href="https://armyinform.com.ua/2023/05/06/u-chornomu-mori-nemaye-rosijskyh-nosiyiv-kalibriv/" text:style-name="Internet_20_link" text:visited-style-name="Visited_20_Internet_20_Link">
https://armyinform.com.ua/2023/05/06/u-chornomu-mori-nemaye-rosijskyh-nosiyiv-kalibriv/</text:a>
</text:p>
      <!--NEWS-->
      <text:h text:style-name="P10" text:outline-level="1">
<text:span text:style-name="T4">
«Атакувати, боронити, штурмувати, утримувати позиції, перемагати в бою — це незмінні і почесні завдання піхоти»  — Сергій Наєв</text:span>
</text:h>
      <text:p text:style-name="P4">
Author: ['АРМІЯINFORM']</text:p>
      <text:p text:style-name="P4">
Time: 2023-05-06T76:00:00-04:00</text:p>
      <text:p text:style-name="P4">
Description: «Атакувати, боронити, штурмувати та утримувати позиції, перемагати в бою — це віч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ДО ДНЯ ПІХОТИ', 'СЕРГІЙ НАЄВ']</text:p>
      <text:p text:style-name="P4">
Category: News</text:p>
      <!--METADATA-->
      <text:p text:style-name="P4">
«Атакувати, боронити, штурмувати та утримувати позиції, перемагати в бою — цевічні, незмінні і почесні завдання піхоти. Так було з давніх-давен, так є ісьогодні.</text:p>
      <text:p text:style-name="P4">
Тільки піхота підсилена артилерією, авіацією, танками та броньованою технікоюможе знищувати живу силу ворога і досягати бажаної мети.</text:p>
      <text:p text:style-name="P4">
Сила піхоти залежить від сили її вогню.</text:p>
      <text:p text:style-name="P4">
Піхота — це маркер, відмітка, де наша територія, а де ворожа. За її спиною —життя та вільна Україна, попереду — ворог, якого треба знищити.</text:p>
      <text:p text:style-name="P4">
У нас одна на всіх Україна й одна на всіх війна. Ми обов’язково переможемо. Інаша перемога також буде одна на всіх.</text:p>
      <text:p text:style-name="P4">
Слава Україні!</text:p>
      <text:p text:style-name="P4">
Разом переможемо!» — <text:span text:style-name="T5">
<text:a xlink:type="simple" xlink:href="https://www.facebook.com/serhiynaiev/posts/pfbid0L6eRwxmL6mKHdespWNyaHgYZ4VWsAfwLY5YULRRgMZ5vDvGLYLkUCpZEydm7uZrrl" text:style-name="Internet_20_link" text:visited-style-name="Visited_20_Internet_20_Link">
Командувач Об’єднаних сил Збройних Сил СергійНаєв.</text:a>
</text:span>
</text:p>
      <text:p text:style-name="P4">
Source: <text:a xlink:type="simple" xlink:href="https://armyinform.com.ua/2023/05/06/atakuvaty-boronyty-shturmuvaty-ta-utrymuvaty-pozycziyi-peremagaty-v-boyu-cze-vichni-nezminni-i-pochesni-zavdannya-pihoty/" text:style-name="Internet_20_link" text:visited-style-name="Visited_20_Internet_20_Link">
https://armyinform.com.ua/2023/05/06/atakuvaty-boronyty-shturmuvaty-ta-utrymuvaty-pozycziyi-peremagaty-v-boyu-cze-vichni-nezminni-i-pochesni-zavdannya-pihoty/</text:a>
</text:p>
      <!--NEWS-->
      <text:h text:style-name="P10" text:outline-level="1">
<text:span text:style-name="T4">
Юрій Ігнат: Збиття «Кинджала» — це фактично ляпас росії</text:span>
</text:h>
      <text:p text:style-name="P4">
Author: ['Ольга Мосьондз']</text:p>
      <text:p text:style-name="P4">
Time: 2023-05-06T77:00:00-04:00</text:p>
      <text:p text:style-name="P4">
Description: Сьогодні Командувач Повітряних Сил Збройних Сил України Микола Олещук офіцій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ignat-rakety-2.jpg" text:style-name="Internet_20_link" text:visited-style-name="Visited_20_Internet_20_Link">
ignat-rakety-2.jpg</text:a>
']</text:p>
      <text:p text:style-name="P4">
Tags: ['ЗБИТТЯ КИНДЖАЛА', 'ЗРК PATRIOT', 'КИНДЖАТ', 'ПОВІТРЯНІ СИЛИ ЗБРОЙНИХ СИЛ УКРАЇНИ', 'ЮРІЙ ІГНАТ']</text:p>
      <text:p text:style-name="P4">
Category: News</text:p>
      <!--METADATA-->
      <text:p text:style-name="P4">
<draw:frame draw:style-name="fr1" draw:name="Image314" text:anchor-type="as-char" svg:width="6.9236in" svg:height="4.615733in" draw:z-index="0">
<draw:image xlink:href="../Images/AРМІЯINFORM/2023-05-06T77-00-00-04-00/ignat-rakety-2.jpg" xlink:type="simple" xlink:show="embed" xlink:actuate="onLoad" draw:mime-type="image/jpeg"/>
</draw:frame>
Юрій Ігнат про російські ракети. Колаж АрміяInform</text:p>
      <text:p text:style-name="P4">
Сьогодні Командувач Повітряних Сил Збройних Сил України Микола Олещук офіційнопідтвердив, що українська ППО вперше в історії збила російську аеробалістичнуракету «Кинджал». Сталося це під час нічної атаки 4 травня в небі Київщини.Ракету Х-47 випустив МіГ-31К з території росії.</text:p>
      <text:p text:style-name="P4">
Речник Повітряних Сил Юрій Ігнат у ефірі телемарафону «Єдині новини»<text:a xlink:type="simple" xlink:href="https://www.youtube.com/watch" text:style-name="Internet_20_link" text:visited-style-name="Visited_20_Internet_20_Link">
розповів</text:a>
 про особливості ракетита відкрив деталі збиття російської ракети.</text:p>
      <text:p text:style-name="P4">
— 4 травня близько другої години ночі ворожий МІГ-31К піднявся з аеродрому«Саваслейка» і звідти, власне, здійснив пуск. Повітряне командування «Центр»,яке опікується саме Київщиною, супроводжувало цю ціль. І ціль, власне, буловідпрацьовано саме дивізіоном ЗРК Patriot, який здатний збивати балістичніракети, — поінформував Юрій Ігнат.</text:p>
      <text:p text:style-name="P4">
Він додав, що про це сьогодні<text:a xlink:type="simple" xlink:href="https://armyinform.com.ua/2023/05/06/komanduvach-povitryanyh-syl-pidtverdyv-shho-ukrayina-vpershe-zbyla-rosijsku-raketu-kyndzhal/" text:style-name="Internet_20_link" text:visited-style-name="Visited_20_Internet_20_Link">
повідомив</text:a>
 у своємуТелеграм-каналі Командувач Повітряних Сил генерал-лейтенант Микола Олещук.</text:p>
      <text:p text:style-name="P4">
Також речник Повітряних Сил зазначив, що Україна потребує якнайбільше системPatriot, бо загроза застосування росією таких ракет є по всій територіїУкраїни, особливо на східному напрямку. Але рішення про їх передачу ухвалюютьміжнародні партнери.</text:p>
      <text:p text:style-name="P4">
— Саме східний напрямок є одним із найважливіших, бо там відбуваються атаки,але також і столиця України є ціллю номер один для ворога. Найбільше інайчастіше атакують саме Київ, де розташовані всі органи нашого управління,влада і багато інфраструктурних об’єктів, — сказав Юрій Ігнат.</text:p>
      <text:p text:style-name="P4">
Водночас він нагадав, що Україна також очікує системи SAMP/T та інших, якінайближчим часом з’являться на бойовому чергуванні.</text:p>
      <text:p text:style-name="P4">
— Очікуємо SAMP/T, також очікуємо інших дивізіонів Patriot і будемо посилюватипротиповітряну оборону. Найнеобхідніше зараз те, що може захистити наше небоне лише від балістичних ракет, а й від авіації противника. Ми знаємо, щозагроза серйозна існує і щодо застосування росією авіабомб. Тому ми мусимопосилюватися і в цьому напрямку, щоб відганяти російську авіацію подалі, —сказав Юрій Ігнат.</text:p>
      <text:p text:style-name="P4">
Він ще раз зазначив, що збиття «Кинджала» — це гарна новина.</text:p>
      <text:p text:style-name="P4">
— Безумовно, там, за парєбріком, горить, але вже горить напевне не першийдень, тому що це такий фактично ляпас росії, — сказав Юрій Ігнат.</text:p>
      <text:p text:style-name="P4">
Він прокоментував наративи росіян, про те, що американське озброєння нічого незможе вдіяти проти російської зброї, мовляв, «русскоє оружие лучшеє в мірє»,однак наразі маємо підтвердження того, що американська зброя ефективно працюєпроти зброї росіян. Та додав, що гіперзвукова ракета виявилась не такою вже й«гіпер».</text:p>
      <text:p text:style-name="P4">
— Наші Повітряні Сили вдячні нашим партнерам, які нам надають таке озброєння.Ніхто не вірив, що Patriot можуть бути в Україні так швидко. Можливо, намхотілося ще раніше, але як змогли партнери, так і надали. Ми хочемо, щобпартнери бачили цю зброю в роботі. Ми вже показали декілька відео, показаливсьому світу, що усе працює успішно, — сказав Юрій Ігнат.</text:p>
      <text:p text:style-name="P4">
Source: <text:a xlink:type="simple" xlink:href="https://armyinform.com.ua/2023/05/06/yurij-ignat-zbyttya-kyndzhala-cze-faktychno-lyapas-rosiyi/" text:style-name="Internet_20_link" text:visited-style-name="Visited_20_Internet_20_Link">
https://armyinform.com.ua/2023/05/06/yurij-ignat-zbyttya-kyndzhala-cze-faktychno-lyapas-rosiyi/</text:a>
</text:p>
      <!--NEWS-->
      <text:h text:style-name="P10" text:outline-level="1">
<text:span text:style-name="T4">
Командувач Сухопутних військ ЗСУ привітав піхотинців із професійним святом</text:span>
</text:h>
      <text:p text:style-name="P4">
Author: ['АРМІЯINFORM']</text:p>
      <text:p text:style-name="P4">
Time: 2023-05-06T78:00:00-04:00</text:p>
      <text:p text:style-name="P4">
Description: Своє привітання Командувач Сухопутних військ ЗС України генерал-полковник Олександ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foto-3-syrskyj.jpeg" text:style-name="Internet_20_link" text:visited-style-name="Visited_20_Internet_20_Link">
foto-3-syrskyj.jpeg</text:a>
']</text:p>
      <text:p text:style-name="P4">
Tags: ['STOPRUSSIA', 'АГРЕСІЯ РФ', 'ГЕНЕРАЛ-ПОЛКОВНИК ОЛЕКСАНДР СИРСЬКИЙ', 'ДЕНЬ ПІХОТИ']</text:p>
      <text:p text:style-name="P4">
Category: News</text:p>
      <!--METADATA-->
      <text:p text:style-name="P4">
<draw:frame draw:style-name="fr1" draw:name="Image315" text:anchor-type="as-char" svg:width="6.9236in" svg:height="5.375754in" draw:z-index="0">
<draw:image xlink:href="../Images/AРМІЯINFORM/2023-05-06T78-00-00-04-00/foto-3-syrskyj.jpeg" xlink:type="simple" xlink:show="embed" xlink:actuate="onLoad" draw:mime-type="image/jpeg"/>
</draw:frame>
</text:p>
      <text:p text:style-name="P4">
Своє привітання Командувач Сухопутних військ ЗС України генерал-полковникОлександр Сирський <text:a xlink:type="simple" xlink:href="https://t.me/osirskiy/61" text:style-name="Internet_20_link" text:visited-style-name="Visited_20_Internet_20_Link">
розмістив</text:a>
 у Telegram:</text:p>
      <text:p text:style-name="P4">
«Дорогі воїни, піхотинці!</text:p>
      <text:p text:style-name="P4">
Сьогодні ми відзначаємо наше професійне свято!</text:p>
      <text:p text:style-name="P4">
Це свято сталевих і мужніх чоловіків. Піхота — це про витримку, мужність,відвагу та героїзм. А ще про характер — він є основою стійкості.</text:p>
      <text:p text:style-name="P4">
Як писав Карл Клаузевіц, під поняттям «сила характеру» йдеться про твердевідстоювання переконань. Байдуже, чи є останні висновками чужої або власноїсистеми поглядів, чи виникають з принципів, норм, миттєвих вражень і будь-якихінших проявів розуму.</text:p>
      <text:p text:style-name="P4">
Піхотинці — завжди там, де складно!</text:p>
      <text:p text:style-name="P4">
За останні роки війни ви продемонстрували, що навіть у найскладніших ситуаціяхможливо переламати хід подій на власну користь. І навіть там, де ворогпереважає чисельно, можливо відвоювати українську землю.</text:p>
      <text:p text:style-name="P4">
Вдалі контрнаступальні операції стали можливі завдяки чіткій дисципліні тапрофесіоналізму піхоти.</text:p>
      <text:p text:style-name="P4">
Сьогодні свято не тільки Сухопутних військ, а й захисників територіальноїоборони, десантно-штурмових військ, морської піхоти та усіх, хто пліч-о-пліч вокопах тримає лінію фронту, де точаться важкі бої.</text:p>
      <text:p text:style-name="P4">
Вічна шана полеглим героям, які віддали своє життя у боротьбі з підлимагресором. Слава всім, хто продовжує битися та безстрашно знищує ворогів.</text:p>
      <text:p text:style-name="P4">
Впевнений, що в найближчий час українська піхота підійматиме українськийпрапор над деокупованим Донецьком, Луганськом та в Криму.</text:p>
      <text:p text:style-name="P4">
З Днем піхоти, дорогі наші захисники та захисниці України!</text:p>
      <text:p text:style-name="P4">
Слава Україні!».</text:p>
      <text:p text:style-name="P4">
Source: <text:a xlink:type="simple" xlink:href="https://armyinform.com.ua/2023/05/06/komanduvach-suhoputnyh-vijsk-zsu-pryvitav-pihotyncziv-iz-profesijnym-svyatom/" text:style-name="Internet_20_link" text:visited-style-name="Visited_20_Internet_20_Link">
https://armyinform.com.ua/2023/05/06/komanduvach-suhoputnyh-vijsk-zsu-pryvitav-pihotyncziv-iz-profesijnym-svyatom/</text:a>
</text:p>
      <!--NEWS-->
      <text:h text:style-name="P10" text:outline-level="1">
<text:span text:style-name="T4">
Першочергово потрібно посилити національний ВПК  — Олексій Резніков</text:span>
</text:h>
      <text:p text:style-name="P4">
Author: ['АРМІЯINFORM']</text:p>
      <text:p text:style-name="P4">
Time: 2023-05-06T79:00:00-04:00</text:p>
      <text:p text:style-name="P4">
Description: Міністр оборони України Олексій Резніков, відповідаючи на запитання під час інтерв’ю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0982599_759271135785535_1815886209850072442_n.jpg" text:style-name="Internet_20_link" text:visited-style-name="Visited_20_Internet_20_Link">
340982599_759271135785535_1815886209850072442_n.jpg</text:a>
']</text:p>
      <text:p text:style-name="P4">
Tags: ['МІНІСТР ОБОРОНИ УКРАЇНИ', 'ОЛЕКСІЙ РЕЗНІКОВ', 'ОФІЦІЙНО']</text:p>
      <text:p text:style-name="P4">
Category: News</text:p>
      <!--METADATA-->
      <text:p text:style-name="P4">
<draw:frame draw:style-name="fr1" draw:name="Image316" text:anchor-type="as-char" svg:width="6.9236in" svg:height="4.615733in" draw:z-index="0">
<draw:image xlink:href="../Images/AРМІЯINFORM/2023-05-06T79-00-00-04-00/340982599_759271135785535_1815886209850072442_n.jpg" xlink:type="simple" xlink:show="embed" xlink:actuate="onLoad" draw:mime-type="image/jpeg"/>
</draw:frame>
</text:p>
      <text:p text:style-name="P4">
Міністр оборони України Олексій Резніков, відповідаючи на запитання під часінтерв’ю у спецпроєкті Дмитра Комарова «Рік. За кадром. Міністр» щодонеобхідних змін в Україні після перемоги над країною-агресором, сказав, щонасамперед треба посилити національний ВПК.</text:p>
      <text:p text:style-name="P4">
— Якщо дивитися на майбутнє, то нам однозначно необхідно нарощувати незалежнийнаціональний військово-промисловий комплекс. Крім того, важливо готуватинаселення з дитинства вміти чинити спротив, — зазначив в інтерв’ю ОлексійРезніков. — Вважаю, що нам не потрібна строкова служба, а має бути якийсьінший підхід, можливо аналог швейцарського резервістського варіанту.</text:p>
      <text:p text:style-name="P4">
Також він додав, що після перемоги України обов’язково має відбутисяНюрнберг-2, де судитимуть російських вбивць.</text:p>
      <text:p text:style-name="P4">
— Обов’язково має бути міжнародний суд, де злочинці-росіяни, їхнє військово-політичне керівництво має бути на лаві підсудних та отримати свої вироки. Цедуже важливо для історії, для нащадків і для них, зокрема, щоб вони розуміли,що відповідальність обов’язково настане, — наголосив Міністр оборони України.— Єдине, що місце цього трибуналу необхідно обрати. Для мене, здається,символічно мали би бути Харків або Маріуполь. Отам вони повинні сидіти, і тамдуші людей, яких вони повбивали, мають з неба побачити цей суд.</text:p>
      <text:p text:style-name="P4">
Source: <text:a xlink:type="simple" xlink:href="https://armyinform.com.ua/2023/05/06/pershochergovo-potribno-posylyty-naczionalnyj-vpk-oleksij-reznikov/" text:style-name="Internet_20_link" text:visited-style-name="Visited_20_Internet_20_Link">
https://armyinform.com.ua/2023/05/06/pershochergovo-potribno-posylyty-naczionalnyj-vpk-oleksij-reznikov/</text:a>
</text:p>
      <!--NEWS-->
      <text:h text:style-name="P10" text:outline-level="1">
<text:span text:style-name="T4">
Головнокомандувач ЗСУ провів телефонну розмову із головою Об’єднаного комітету начальників штабів США</text:span>
</text:h>
      <text:p text:style-name="P4">
Author: ['АРМІЯINFORM']</text:p>
      <text:p text:style-name="P4">
Time: 2023-05-06T80:00:00-04:00</text:p>
      <text:p text:style-name="P4">
Description: Про це Головнокомандувач ЗС України генерал Валерій Залужний повідомив у Facebook: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420612_1005897150571446_8017289562036678695_n.jpg" text:style-name="Internet_20_link" text:visited-style-name="Visited_20_Internet_20_Link">
345420612_1005897150571446_8017289562036678695_n.jpg</text:a>
']</text:p>
      <text:p text:style-name="P4">
Tags: ['STOPRUSSIA', 'АГРЕСІЯ РФ', 'ВАЛЕРІЙ ЗАЛУЖНИЙ']</text:p>
      <text:p text:style-name="P4">
Category: News</text:p>
      <!--METADATA-->
      <text:p text:style-name="P4">
<draw:frame draw:style-name="fr1" draw:name="Image317" text:anchor-type="as-char" svg:width="6.9236in" svg:height="6.9236in" draw:z-index="0">
<draw:image xlink:href="../Images/AРМІЯINFORM/2023-05-06T80-00-00-04-00/345420612_1005897150571446_8017289562036678695_n.jpg" xlink:type="simple" xlink:show="embed" xlink:actuate="onLoad" draw:mime-type="image/jpeg"/>
</draw:frame>
</text:p>
      <text:p text:style-name="P4">
Про це Головнокомандувач ЗС України генерал Валерій Залужний<text:a xlink:type="simple" xlink:href="https://www.facebook.com/CinCAFU/posts/pfbid0x3o3qVvHTeMg8h4hed65Vk6gjfycQAw4nVRYfZcbS8MPFKAYgkZJdK1kmNZxUABWl" text:style-name="Internet_20_link" text:visited-style-name="Visited_20_Internet_20_Link">
повідомив</text:a>
у Facebook:</text:p>
      <text:p text:style-name="P4">
«Підтримую сталий діалог з головою Об’єднаного комітету начальників штабів СШАгенералом Марком Міллі.</text:p>
      <text:p text:style-name="P4">
Під час телефонної розмови поінформував про обстановку на фронті та підготовкудо майбутніх кроків нашої армії задля деокупації української території.</text:p>
      <text:p text:style-name="P4">
Подякував американським партнерам за черговий пакет військової допомогиУкраїні, про який напередодні оголосили у Пентагоні.</text:p>
      <text:p text:style-name="P4">
Домовилися з генералом Міллі продовжувати активно взаємодіяти. Наша мета —Перемога України!».</text:p>
      <text:p text:style-name="P4">
Source: <text:a xlink:type="simple" xlink:href="https://armyinform.com.ua/2023/05/06/golovnokomanduvach-zsu-proviv-telefonnu-rozmovu-iz-golovoyu-obyednanogo-komitetu-nachalnykiv-shtabiv-ssha/" text:style-name="Internet_20_link" text:visited-style-name="Visited_20_Internet_20_Link">
https://armyinform.com.ua/2023/05/06/golovnokomanduvach-zsu-proviv-telefonnu-rozmovu-iz-golovoyu-obyednanogo-komitetu-nachalnykiv-shtabiv-ssha/</text:a>
</text:p>
      <!--NEWS-->
      <text:h text:style-name="P10" text:outline-level="1">
<text:span text:style-name="T4">
У Координаційному штабі представили благодійну ініціативу «Маленькі серця міцніші за сталь»</text:span>
</text:h>
      <text:p text:style-name="P4">
Author: ['Євген Проворний']</text:p>
      <text:p text:style-name="P4">
Time: 2023-05-06T81:00:00-04:00</text:p>
      <text:p text:style-name="P4">
Description: У Координаційному штабі з питань поводження з військовополоненими відбувся брифінг,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25.jpg" text:style-name="Internet_20_link" text:visited-style-name="Visited_20_Internet_20_Link">
golovna-25.jpg</text:a>
', '<text:a xlink:type="simple" xlink:href="https://armyinform.com.ua/wp-content/uploads/2023/05/podolyanchuk.jpg" text:style-name="Internet_20_link" text:visited-style-name="Visited_20_Internet_20_Link">
podolyanchuk.jpg</text:a>
', '<text:a xlink:type="simple" xlink:href="https://armyinform.com.ua/wp-content/uploads/2023/05/1-28-150x150.jpg" text:style-name="Internet_20_link" text:visited-style-name="Visited_20_Internet_20_Link">
1-28-150x150.jpg</text:a>
', '<text:a xlink:type="simple" xlink:href="https://armyinform.com.ua/wp-content/uploads/2023/05/2-28-150x150.jpg" text:style-name="Internet_20_link" text:visited-style-name="Visited_20_Internet_20_Link">
2-28-150x150.jpg</text:a>
', '<text:a xlink:type="simple" xlink:href="https://armyinform.com.ua/wp-content/uploads/2023/05/3-28-150x150.jpg" text:style-name="Internet_20_link" text:visited-style-name="Visited_20_Internet_20_Link">
3-28-150x150.jpg</text:a>
', '<text:a xlink:type="simple" xlink:href="https://armyinform.com.ua/wp-content/uploads/2023/05/4-27-150x150.jpg" text:style-name="Internet_20_link" text:visited-style-name="Visited_20_Internet_20_Link">
4-27-150x150.jpg</text:a>
', '<text:a xlink:type="simple" xlink:href="https://armyinform.com.ua/wp-content/uploads/2023/05/5-17-150x150.jpg" text:style-name="Internet_20_link" text:visited-style-name="Visited_20_Internet_20_Link">
5-17-150x150.jpg</text:a>
', '<text:a xlink:type="simple" xlink:href="https://armyinform.com.ua/wp-content/uploads/2023/05/czymbalyuk.jpg" text:style-name="Internet_20_link" text:visited-style-name="Visited_20_Internet_20_Link">
czymbalyuk.jpg</text:a>
', '<text:a xlink:type="simple" xlink:href="https://armyinform.com.ua/wp-content/uploads/2023/05/ohrimenko.jpg" text:style-name="Internet_20_link" text:visited-style-name="Visited_20_Internet_20_Link">
ohrimenko.jpg</text:a>
', '<text:a xlink:type="simple" xlink:href="https://armyinform.com.ua/wp-content/uploads/2023/05/dyakun-rudyuk.jpg" text:style-name="Internet_20_link" text:visited-style-name="Visited_20_Internet_20_Link">
dyakun-rudyuk.jpg</text:a>
', '<text:a xlink:type="simple" xlink:href="https://armyinform.com.ua/wp-content/uploads/2023/05/payevska.jpg" text:style-name="Internet_20_link" text:visited-style-name="Visited_20_Internet_20_Link">
payevska.jpg</text:a>
', '<text:a xlink:type="simple" xlink:href="https://armyinform.com.ua/wp-content/uploads/2023/05/kravczova.jpg" text:style-name="Internet_20_link" text:visited-style-name="Visited_20_Internet_20_Link">
kravczova.jpg</text:a>
']</text:p>
      <text:p text:style-name="P4">
Tags: ['STOPRUSSIA', 'АГРЕСІЯ РФ', 'КООРДИНАЦІЙНИЙ ШТАБ З ПИТАНЬ ПОВОДЖЕННЯ З ВІЙСЬКОВОПОЛОНЕНИМИ']</text:p>
      <text:p text:style-name="P4">
Category: News</text:p>
      <!--METADATA-->
      <text:p text:style-name="P4">
<draw:frame draw:style-name="fr1" draw:name="Image318" text:anchor-type="as-char" svg:width="6.9236in" svg:height="4.615733in" draw:z-index="0">
<draw:image xlink:href="../Images/AРМІЯINFORM/2023-05-06T81-00-00-04-00/golovna-25.jpg" xlink:type="simple" xlink:show="embed" xlink:actuate="onLoad" draw:mime-type="image/jpeg"/>
</draw:frame>
</text:p>
      <text:p text:style-name="P4">
<text:span text:style-name="T5">
У Координаційному штабі з питань поводження з військовополоненими відбувсябрифінг, під час якого представникам ЗМІ розповіли про благодійну ініціативу«Маленькі серця міцніші за сталь».</text:span>
</text:p>
      <text:p text:style-name="P4">
<text:span text:style-name="T5">
Яку роль зіграв підбитий російський танк у благодійному проєкті? Хтодолучився до нього? Та хто допомагає сьогодні діткам, чиї мами перебувають уросійському полоні? Про це читайте в нашому матеріалі.</text:span>
</text:p>
      <text:h text:style-name="P12" text:outline-level="3">
<text:span text:style-name="T4">
<text:span text:style-name="T4">
До приймалень Координаційного штабу з питань поводження звійськовополоненими щодня звертаються приблизно 500 осіб</text:span>
</text:span>
</text:h>
      <text:p text:style-name="P4">
— У нас є один досить відомий підрозділ ГУР МОУ, він виконує досить складнізавдання. Цей підрозділ підбив російський танк Т-80БВМ. Начальник Головногоуправління розвідки МО України Кирило Буданов передав його нам дляблагодійного проєкту, з транспортуванням допоміг Головнокомандувач ЗСУ ВалерійЗалужний. Спільно з нашими американськими партнерами ми розпиляли на маленькішматочки дуло згаданого танка. Шматочки продали по всьому світу і заробилиблизько півтора мільйона гривень. Зароблені кошти вирішили поділити на дванапрямки: мілітарний (частина коштів пішла на допомогу Силам оборони. — Ред.)і гуманітарний, — розповіла голова «Благодійного фонду Діани Подолянчук» ДіанаПодолянчук.</text:p>
      <text:p text:style-name="P4">
<draw:frame draw:style-name="fr1" draw:name="Image319" text:anchor-type="as-char" svg:width="6.9236in" svg:height="5.833133in" draw:z-index="0">
<draw:image xlink:href="../Images/AРМІЯINFORM/2023-05-06T81-00-00-04-00/podolyanchuk.jpg" xlink:type="simple" xlink:show="embed" xlink:actuate="onLoad" draw:mime-type="image/jpeg"/>
</draw:frame>
</text:p>
      <text:p text:style-name="P4">
За її словами, проєкт DESTROY THE TANK реалізовується спільно зі СполученимиШтатами Америки за підтримки Збройних Сил України — Головнокомандувача ЗСУгенерала Валерія Залужного та Начальника ГУР МОУ генерал-майора КирилаБуданова.</text:p>
      <text:p text:style-name="P4">
— Ми вирішили розвивати гуманітарний напрямок — а саме допомагатиКоординаційному штабу з питань поводження з військовополоненими, — додалаДіана Подолянчук.</text:p>
      <text:p text:style-name="P4">
<text:a xlink:type="simple" xlink:href="https://armyinform.com.ua/wp-content/uploads/2023/05/1-28.jpg" text:style-name="Internet_20_link" text:visited-style-name="Visited_20_Internet_20_Link">
<draw:frame draw:style-name="fr1" draw:name="Image320" text:anchor-type="as-char" svg:width="6.9236in" svg:height="6.9236in" draw:z-index="0">
<draw:image xlink:href="../Images/AРМІЯINFORM/2023-05-06T81-00-00-04-00/1-28-150x150.jpg" xlink:type="simple" xlink:show="embed" xlink:actuate="onLoad" draw:mime-type="image/jpeg"/>
</draw:frame>
</text:a>
</text:p>
      <text:p text:style-name="P4">
<text:a xlink:type="simple" xlink:href="https://armyinform.com.ua/wp-content/uploads/2023/05/2-28.jpg" text:style-name="Internet_20_link" text:visited-style-name="Visited_20_Internet_20_Link">
<draw:frame draw:style-name="fr1" draw:name="Image321" text:anchor-type="as-char" svg:width="6.9236in" svg:height="6.9236in" draw:z-index="0">
<draw:image xlink:href="../Images/AРМІЯINFORM/2023-05-06T81-00-00-04-00/2-28-150x150.jpg" xlink:type="simple" xlink:show="embed" xlink:actuate="onLoad" draw:mime-type="image/jpeg"/>
</draw:frame>
</text:a>
</text:p>
      <text:p text:style-name="P4">
<text:a xlink:type="simple" xlink:href="https://armyinform.com.ua/wp-content/uploads/2023/05/3-28.jpg" text:style-name="Internet_20_link" text:visited-style-name="Visited_20_Internet_20_Link">
<draw:frame draw:style-name="fr1" draw:name="Image322" text:anchor-type="as-char" svg:width="6.9236in" svg:height="6.9236in" draw:z-index="0">
<draw:image xlink:href="../Images/AРМІЯINFORM/2023-05-06T81-00-00-04-00/3-28-150x150.jpg" xlink:type="simple" xlink:show="embed" xlink:actuate="onLoad" draw:mime-type="image/jpeg"/>
</draw:frame>
</text:a>
</text:p>
      <text:p text:style-name="P4">
<text:a xlink:type="simple" xlink:href="https://armyinform.com.ua/wp-content/uploads/2023/05/4-27.jpg" text:style-name="Internet_20_link" text:visited-style-name="Visited_20_Internet_20_Link">
<draw:frame draw:style-name="fr1" draw:name="Image323" text:anchor-type="as-char" svg:width="6.9236in" svg:height="6.9236in" draw:z-index="0">
<draw:image xlink:href="../Images/AРМІЯINFORM/2023-05-06T81-00-00-04-00/4-27-150x150.jpg" xlink:type="simple" xlink:show="embed" xlink:actuate="onLoad" draw:mime-type="image/jpeg"/>
</draw:frame>
</text:a>
</text:p>
      <text:p text:style-name="P4">
<text:a xlink:type="simple" xlink:href="https://armyinform.com.ua/wp-content/uploads/2023/05/5-17.jpg" text:style-name="Internet_20_link" text:visited-style-name="Visited_20_Internet_20_Link">
<draw:frame draw:style-name="fr1" draw:name="Image324" text:anchor-type="as-char" svg:width="6.9236in" svg:height="6.9236in" draw:z-index="0">
<draw:image xlink:href="../Images/AРМІЯINFORM/2023-05-06T81-00-00-04-00/5-17-150x150.jpg" xlink:type="simple" xlink:show="embed" xlink:actuate="onLoad" draw:mime-type="image/jpeg"/>
</draw:frame>
</text:a>
</text:p>
      <text:p text:style-name="P4">
— Окрім роботи, яку проводить Координаційний штаб для поверненнявійськовослужбовців і цивільних, у нас також є приймальня, яка працюєбезпосередньо з родинами. До приймалень щодня звертаються приблизно 500 осіб.Це 500 родин. І у кожної сім’ї є своя історія. Часто ми знаємо ці історіїнапам`ять і знаємо, наскільки важливо працювати з родинами і підтримуватибатьків, сестер, братів, діток наших військовослужбовців і цивільних, якінезаконно утримуються росією. Хочеться, щоб наші діти почувалися захищеними,щоб хоч трішки ці дні зробити для них яскравішими, — зауважила представницяКоординаційного штабу Вікторія Цимбалюк.</text:p>
      <text:p text:style-name="P4">
Вона уточнила, що на частину коштів з продажу сувенірів, зроблених з підбитогоросійського танка, було придбано планшети для діток тих жінок, які перебуваютьу російському полоні або були звільнені з початку 2023 року.</text:p>
      <text:p text:style-name="P4">
<draw:frame draw:style-name="fr1" draw:name="Image325" text:anchor-type="as-char" svg:width="6.9236in" svg:height="5.37156in" draw:z-index="0">
<draw:image xlink:href="../Images/AРМІЯINFORM/2023-05-06T81-00-00-04-00/czymbalyuk.jpg" xlink:type="simple" xlink:show="embed" xlink:actuate="onLoad" draw:mime-type="image/jpeg"/>
</draw:frame>
</text:p>
      <text:h text:style-name="P12" text:outline-level="3">
<text:span text:style-name="T4">
<text:span text:style-name="T4">
Найчастіше замовляють такі сувеніри зі Сполучених Штатів Америки, Канади,Японії та країн Європи</text:span>
</text:span>
</text:h>
      <text:p text:style-name="P4">
— Жінки-полонені — це особливо чутлива тема. Вони мають бути репатрійовані,тобто повернуті без жодних умов. Водночас важливо підтримати маленькихукраїнців, які чекали та продовжують чекати своїх матусь з полону. Тому цейблагодійний захід для наших маленьких козачок та козаків, — зазначивпредставник Координаційного штабу Богдан Охріменко.</text:p>
      <text:p text:style-name="P4">
<draw:frame draw:style-name="fr1" draw:name="Image326" text:anchor-type="as-char" svg:width="6.9236in" svg:height="5.429256in" draw:z-index="0">
<draw:image xlink:href="../Images/AРМІЯINFORM/2023-05-06T81-00-00-04-00/ohrimenko.jpg" xlink:type="simple" xlink:show="embed" xlink:actuate="onLoad" draw:mime-type="image/jpeg"/>
</draw:frame>
</text:p>
      <text:p text:style-name="P4">
— Долучитись до цього проєкту і замовити сувенір (частинку ствола російськоготанка. — Ред.) можна на сайті нашого фонду в розділі DESTROY THE TANK.Найчастіше замовляють такі сувеніри зі Сполучених Штатів Америки, Канади,Японії та країн Європи. Люди сприймають це більше як жест на підтримку нашоїкраїни. Для них важливо долучитись до цієї підтримки в такий спосіб. Один ізнапрямків нашої роботи — співпраця з Координаційним штабом з питань поводженняз військовополоненими, — додала представниця благодійного фонду Gate ToUkraine Марина Дякун-Рудюк.</text:p>
      <text:p text:style-name="P4">
<draw:frame draw:style-name="fr1" draw:name="Image327" text:anchor-type="as-char" svg:width="6.9236in" svg:height="5.660043in" draw:z-index="0">
<draw:image xlink:href="../Images/AРМІЯINFORM/2023-05-06T81-00-00-04-00/dyakun-rudyuk.jpg" xlink:type="simple" xlink:show="embed" xlink:actuate="onLoad" draw:mime-type="image/jpeg"/>
</draw:frame>
</text:p>
      <text:p text:style-name="P4">
— Хочу подякувати всім, хто долучився до допомоги родинам полонених, усім, хтодопомагає з обмінами. Ми всі чекаємо, коли повернуться наші рідні, брати,друзі. Мені дуже боляче про це говорити і я стараюсь зробити все, що можу, абивсе це прискорити і допомогти дітям, — наголосила директор благодійноїорганізації «Українська фундація «Мрія» Юлія Паєвська, яка пережила полон.</text:p>
      <text:p text:style-name="P4">
<draw:frame draw:style-name="fr1" draw:name="Image328" text:anchor-type="as-char" svg:width="6.9236in" svg:height="5.411947in" draw:z-index="0">
<draw:image xlink:href="../Images/AРМІЯINFORM/2023-05-06T81-00-00-04-00/payevska.jpg" xlink:type="simple" xlink:show="embed" xlink:actuate="onLoad" draw:mime-type="image/jpeg"/>
</draw:frame>
</text:p>
      <text:p text:style-name="P4">
— Жінки, які перебувають у полоні, це найвразливіша категорія в цій війні. Бовони багато місяців, деякі навіть понад рік, живуть, не знаючи нічого просвоїх рідних, не знаючи нічого про своїх дітей. росія нехтує всіма положеннямиЖеневської конвенції, тому не надає інформації про людей, які в неї у полоні,не надає їм можливості спілкуватись з родинами, − розповіла представниця ГО«Рада дружин та матерів захисників України «ЖІНКИ зі СТАЛІ» Наталя Кравцова.</text:p>
      <text:p text:style-name="P4">
<draw:frame draw:style-name="fr1" draw:name="Image329" text:anchor-type="as-char" svg:width="6.9236in" svg:height="5.927898in" draw:z-index="0">
<draw:image xlink:href="../Images/AРМІЯINFORM/2023-05-06T81-00-00-04-00/kravczova.jpg" xlink:type="simple" xlink:show="embed" xlink:actuate="onLoad" draw:mime-type="image/jpeg"/>
</draw:frame>
</text:p>
      <text:p text:style-name="P4">
За словами організаторів благодійної ініціативи, DESTROY THE TANK — цеспільний проєкт благодійного фонду Gate To Ukraine та «Благодійного фондуДіани Подолянчук».</text:p>
      <text:p text:style-name="P4">
Source: <text:a xlink:type="simple" xlink:href="https://armyinform.com.ua/2023/05/06/u-koordynaczijnomu-shtabi-predstavyly-blagodijnu-inicziatyvu-malenki-serczya-micznishi-za-stal/" text:style-name="Internet_20_link" text:visited-style-name="Visited_20_Internet_20_Link">
https://armyinform.com.ua/2023/05/06/u-koordynaczijnomu-shtabi-predstavyly-blagodijnu-inicziatyvu-malenki-serczya-micznishi-za-stal/</text:a>
</text:p>
      <!--NEWS-->
      <text:h text:style-name="P10" text:outline-level="1">
<text:span text:style-name="T4">
З ворожого полону звільнили ще 45 захисників і захисниць «Азовсталі»</text:span>
</text:h>
      <text:p text:style-name="P4">
Author: ['АРМІЯINFORM']</text:p>
      <text:p text:style-name="P4">
Time: 2023-05-06T82:00:00-04:00</text:p>
      <text:p text:style-name="P4">
Description: Відбувся черговий обмін полоненими. Серед оборонців, які повернулися додому, 42 чолові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452227_1668263723597266_5750559912096392603_n.jpg" text:style-name="Internet_20_link" text:visited-style-name="Visited_20_Internet_20_Link">
345452227_1668263723597266_5750559912096392603_n.jpg</text:a>
', '<text:a xlink:type="simple" xlink:href="https://armyinform.com.ua/wp-content/uploads/2023/05/344737989_1005197027529437_4950673762597581785_n-150x150.jpg" text:style-name="Internet_20_link" text:visited-style-name="Visited_20_Internet_20_Link">
344737989_1005197027529437_4950673762597581785_n-150x150.jpg</text:a>
', '<text:a xlink:type="simple" xlink:href="https://armyinform.com.ua/wp-content/uploads/2023/05/344824722_821793276190849_5260441470892167694_n-150x150.jpg" text:style-name="Internet_20_link" text:visited-style-name="Visited_20_Internet_20_Link">
344824722_821793276190849_5260441470892167694_n-150x150.jpg</text:a>
', '<text:a xlink:type="simple" xlink:href="https://armyinform.com.ua/wp-content/uploads/2023/05/345447491_543723707707195_2156128192797922302_n-150x150.jpg" text:style-name="Internet_20_link" text:visited-style-name="Visited_20_Internet_20_Link">
345447491_543723707707195_2156128192797922302_n-150x150.jpg</text:a>
', '<text:a xlink:type="simple" xlink:href="https://armyinform.com.ua/wp-content/uploads/2023/05/345593420_223674820278136_1546737531487213610_n-150x150.jpg" text:style-name="Internet_20_link" text:visited-style-name="Visited_20_Internet_20_Link">
345593420_223674820278136_1546737531487213610_n-150x150.jpg</text:a>
']</text:p>
      <text:p text:style-name="P4">
Tags: ['STOPRUSSIA', 'АГРЕСІЯ РФ', 'АЗОВСТАЛЬ', 'ОБМІН ВІЙСЬКОВОПОЛОНЕНИМИ']</text:p>
      <text:p text:style-name="P4">
Category: News</text:p>
      <!--METADATA-->
      <text:p text:style-name="P4">
<draw:frame draw:style-name="fr1" draw:name="Image330" text:anchor-type="as-char" svg:width="6.9236in" svg:height="5.1927in" draw:z-index="0">
<draw:image xlink:href="../Images/AРМІЯINFORM/2023-05-06T82-00-00-04-00/345452227_1668263723597266_5750559912096392603_n.jpg" xlink:type="simple" xlink:show="embed" xlink:actuate="onLoad" draw:mime-type="image/jpeg"/>
</draw:frame>
</text:p>
      <text:p text:style-name="P4">
Відбувся черговий обмін полоненими. Серед оборонців, які повернулися додому,42 чоловіки й 3 жінки.</text:p>
      <text:p text:style-name="P4">
Про це<text:a xlink:type="simple" xlink:href="https://www.facebook.com/MReintegration/posts/pfbid02w42Cs4mLvL41eppkFiQbKeQ7J8DugxmhaGRSxX9MoVE6oCQGE8uLxf7PPCdWCxicl" text:style-name="Internet_20_link" text:visited-style-name="Visited_20_Internet_20_Link">
повідомляє</text:a>
Міністерство з питань реінтеграції тимчасово окупованих територій України.</text:p>
      <text:p text:style-name="P4">
Всі вони — нацгвардійці з підрозділу «Азов», створеного 9 років тому.</text:p>
      <text:p text:style-name="P4">
Обмін полоненими відбувся спільними зусиллями Офісу Президента, ГУР МОУ, СБУ,МВС, Мінреінтеграції й інших відомств.</text:p>
      <text:p text:style-name="P4">
Національне інформаційне бюро (НІБ) при Мінреінтеграції традиційно забезпечилозвільнених із полону рюкзаками з речами першої необхідності.</text:p>
      <text:p text:style-name="P4">
НІБ також надає визволеним з полону особам допомогу у відновленні документів,банківських рахунків, сім-карт. І допомагає швидше зібрати документи дляотримання від держави одноразової грошової допомоги у розмірі 100 тисячгривень.</text:p>
      <text:p text:style-name="P4">
Мінреінтеграції також надаватиме звільненим з полону жінкам супровід щодоотримання держвиплат і психологічної реабілітації.</text:p>
      <text:p text:style-name="P4">
<text:a xlink:type="simple" xlink:href="https://armyinform.com.ua/wp-content/uploads/2023/05/344737989_1005197027529437_4950673762597581785_n.jpg" text:style-name="Internet_20_link" text:visited-style-name="Visited_20_Internet_20_Link">
<draw:frame draw:style-name="fr1" draw:name="Image331" text:anchor-type="as-char" svg:width="6.9236in" svg:height="6.9236in" draw:z-index="0">
<draw:image xlink:href="../Images/AРМІЯINFORM/2023-05-06T82-00-00-04-00/344737989_1005197027529437_4950673762597581785_n-150x150.jpg" xlink:type="simple" xlink:show="embed" xlink:actuate="onLoad" draw:mime-type="image/jpeg"/>
</draw:frame>
</text:a>
</text:p>
      <text:p text:style-name="P4">
<text:a xlink:type="simple" xlink:href="https://armyinform.com.ua/wp-content/uploads/2023/05/344824722_821793276190849_5260441470892167694_n.jpg" text:style-name="Internet_20_link" text:visited-style-name="Visited_20_Internet_20_Link">
<draw:frame draw:style-name="fr1" draw:name="Image332" text:anchor-type="as-char" svg:width="6.9236in" svg:height="6.9236in" draw:z-index="0">
<draw:image xlink:href="../Images/AРМІЯINFORM/2023-05-06T82-00-00-04-00/344824722_821793276190849_5260441470892167694_n-150x150.jpg" xlink:type="simple" xlink:show="embed" xlink:actuate="onLoad" draw:mime-type="image/jpeg"/>
</draw:frame>
</text:a>
</text:p>
      <text:p text:style-name="P4">
<text:a xlink:type="simple" xlink:href="https://armyinform.com.ua/wp-content/uploads/2023/05/345447491_543723707707195_2156128192797922302_n.jpg" text:style-name="Internet_20_link" text:visited-style-name="Visited_20_Internet_20_Link">
<draw:frame draw:style-name="fr1" draw:name="Image333" text:anchor-type="as-char" svg:width="6.9236in" svg:height="6.9236in" draw:z-index="0">
<draw:image xlink:href="../Images/AРМІЯINFORM/2023-05-06T82-00-00-04-00/345447491_543723707707195_2156128192797922302_n-150x150.jpg" xlink:type="simple" xlink:show="embed" xlink:actuate="onLoad" draw:mime-type="image/jpeg"/>
</draw:frame>
</text:a>
</text:p>
      <text:p text:style-name="P4">
<text:a xlink:type="simple" xlink:href="https://armyinform.com.ua/wp-content/uploads/2023/05/345593420_223674820278136_1546737531487213610_n.jpg" text:style-name="Internet_20_link" text:visited-style-name="Visited_20_Internet_20_Link">
<draw:frame draw:style-name="fr1" draw:name="Image334" text:anchor-type="as-char" svg:width="6.9236in" svg:height="6.9236in" draw:z-index="0">
<draw:image xlink:href="../Images/AРМІЯINFORM/2023-05-06T82-00-00-04-00/345593420_223674820278136_1546737531487213610_n-150x150.jpg" xlink:type="simple" xlink:show="embed" xlink:actuate="onLoad" draw:mime-type="image/jpeg"/>
</draw:frame>
</text:a>
</text:p>
      <text:p text:style-name="P4">
Source: <text:a xlink:type="simple" xlink:href="https://armyinform.com.ua/2023/05/06/z-vorozhogo-polonu-zvilnyly-shhe-45-zahysnykiv-i-zahysnycz-azovstali/" text:style-name="Internet_20_link" text:visited-style-name="Visited_20_Internet_20_Link">
https://armyinform.com.ua/2023/05/06/z-vorozhogo-polonu-zvilnyly-shhe-45-zahysnykiv-i-zahysnycz-azovstali/</text:a>
</text:p>
      <!--NEWS-->
      <text:h text:style-name="P10" text:outline-level="1">
<text:span text:style-name="T4">
Україна обов’язково буде в НАТО — Міністр оборони України</text:span>
</text:h>
      <text:p text:style-name="P4">
Author: ['АРМІЯINFORM']</text:p>
      <text:p text:style-name="P4">
Time: 2023-05-06T83:00:00-04:00</text:p>
      <text:p text:style-name="P4">
Description: Під час інтерв’ю у спецпроєкті Дмитра Комарова «Рік. За кадром. Міністр» Олексій Резніко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eznikov-04-1.jpg" text:style-name="Internet_20_link" text:visited-style-name="Visited_20_Internet_20_Link">
reznikov-04-1.jpg</text:a>
']</text:p>
      <text:p text:style-name="P4">
Tags: ['МІНІСТР ОБОРОНИ УКРАЇНИ', 'НАТО', 'ОЛЕКСІЙ РЕЗНІКОВ', 'ОФІЦІЙНО']</text:p>
      <text:p text:style-name="P4">
Category: News</text:p>
      <!--METADATA-->
      <text:p text:style-name="P4">
<draw:frame draw:style-name="fr1" draw:name="Image335" text:anchor-type="as-char" svg:width="6.9236in" svg:height="4.615733in" draw:z-index="0">
<draw:image xlink:href="../Images/AРМІЯINFORM/2023-05-06T83-00-00-04-00/reznikov-04-1.jpg" xlink:type="simple" xlink:show="embed" xlink:actuate="onLoad" draw:mime-type="image/jpeg"/>
</draw:frame>
Міністр оборони України Олексій Резніков</text:p>
      <text:p text:style-name="P4">
Під час інтерв’ю у спецпроєкті Дмитра Комарова «Рік. За кадром. Міністр»Олексій Резніков наголосив, що Україна обов’язково буде в НАТО. І насампередце станеться не через наше прагнення, а за ініціативи самого Альянсу.</text:p>
      <text:p text:style-name="P4">
— Ми сьогодні маємо усі види сучасного озброєння. І ми знаємо, як ним нищитиворога, а інші країни Європи вміють його використовувати лише на полігонах.Стратегія НАТО, яка була затверджена на останньому саміті в Мадриді,передбачає, що на найближчі десять років стратегічною загрозою НАТО є росія, —відмітив Олексій Резніков. — Якщо для НАТО стратегічна загроза росія, то вкого на сьогодні є досвід вміння бити росіян, крім українців. Ні в кого. Тожякий ще треба мати аргумент, аби Україна увійшла в Альянс.</text:p>
      <text:p text:style-name="P4">
Source: <text:a xlink:type="simple" xlink:href="https://armyinform.com.ua/2023/05/06/ukrayina-obovyazkovo-bude-v-nato-ministr-obrony-ukrayiny/" text:style-name="Internet_20_link" text:visited-style-name="Visited_20_Internet_20_Link">
https://armyinform.com.ua/2023/05/06/ukrayina-obovyazkovo-bude-v-nato-ministr-obrony-ukrayiny/</text:a>
</text:p>
      <!--NEWS-->
      <text:h text:style-name="P10" text:outline-level="1">
<text:span text:style-name="T4">
Вітання з Днем піхоти від українських артистів</text:span>
</text:h>
      <text:p text:style-name="P4">
Author: ['АРМІЯINFORM']</text:p>
      <text:p text:style-name="P4">
Time: 2023-05-06T84:00:00-04:00</text:p>
      <text:p text:style-name="P4">
Description: «Саме піхота підніме Український прапор у звільненому Криму, Донецьку та Луганську!».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ДЕНЬ ПІХОТИ', 'ПРИВІТАННЯ АРТИСТІВ']</text:p>
      <text:p text:style-name="P4">
Category: News</text:p>
      <!--METADATA-->
      <text:p text:style-name="P4">
«Саме піхота підніме Український прапор у звільненому Криму, Донецьку таЛуганську!».</text:p>
      <text:p text:style-name="P4">
Дмитро Комаров, Тарас Тополя, Андрій Танчинець, Фагот, Тіна Кароль, ІванЛеньо, Святослав Вакарчук, Ольга Сумська, Даша Астаф’єва, Світлана Тарабарова,Оксана Білозір та співачка «М’ята» привітили українських захисників-піхотинцівіз професійним Днем. Відео<text:a xlink:type="simple" xlink:href="https://www.facebook.com/UALandForces/posts/pfbid0asQ9V8JNzuKcRNLrC2VUe5X4AaFUpWTpkTJv7nBjK2bvEPaMuvnu8PCJDR4fXNmDl" text:style-name="Internet_20_link" text:visited-style-name="Visited_20_Internet_20_Link">
оприлюднило</text:a>
Командування Сухопутніх військ ЗС України.</text:p>
      <text:p text:style-name="P4">
Source: <text:a xlink:type="simple" xlink:href="https://armyinform.com.ua/2023/05/06/vitannya-z-dnem-pihoty-vid-ukrayinskyh-artystiv/" text:style-name="Internet_20_link" text:visited-style-name="Visited_20_Internet_20_Link">
https://armyinform.com.ua/2023/05/06/vitannya-z-dnem-pihoty-vid-ukrayinskyh-artystiv/</text:a>
</text:p>
      <!--NEWS-->
      <text:h text:style-name="P10" text:outline-level="1">
<text:span text:style-name="T4">
Ганна Маляр провела зустріч зі Спеціальним представником Генсека НАТО з питань жінок, миру та безпеки</text:span>
</text:h>
      <text:p text:style-name="P4">
Author: ['АРМІЯINFORM']</text:p>
      <text:p text:style-name="P4">
Time: 2023-05-06T85:00:00-04:00</text:p>
      <text:p text:style-name="P4">
Description: Про це заступник Міністра оборони України Ганна Маляр повідомила у Facebook:    «Ма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419254_944450536707376_5222034483081925893_n.jpg" text:style-name="Internet_20_link" text:visited-style-name="Visited_20_Internet_20_Link">
345419254_944450536707376_5222034483081925893_n.jpg</text:a>
']</text:p>
      <text:p text:style-name="P4">
Tags: ['STOPRUSSIA', 'АГРЕСІЯ РФ', 'ГАННА МАЛЯР']</text:p>
      <text:p text:style-name="P4">
Category: News</text:p>
      <!--METADATA-->
      <text:p text:style-name="P4">
<draw:frame draw:style-name="fr1" draw:name="Image336" text:anchor-type="as-char" svg:width="6.9236in" svg:height="6.998606in" draw:z-index="0">
<draw:image xlink:href="../Images/AРМІЯINFORM/2023-05-06T85-00-00-04-00/345419254_944450536707376_5222034483081925893_n.jpg" xlink:type="simple" xlink:show="embed" xlink:actuate="onLoad" draw:mime-type="image/jpeg"/>
</draw:frame>
</text:p>
      <text:p text:style-name="P4">
Про це заступник Міністра оборони України Ганна Маляр<text:a xlink:type="simple" xlink:href="https://www.facebook.com/ganna.maliar/posts/pfbid0ob1DWi97NGRX7zAQo5pqg54YHNvWscBo35ySky5HpNSQCMAiCCVgXjTL2v3MiVEYl" text:style-name="Internet_20_link" text:visited-style-name="Visited_20_Internet_20_Link">
повідомила</text:a>
у Facebook:</text:p>
      <text:p text:style-name="P4">
«Мала приємну та важливу зустріч зі Спеціальним представником Генеральногосекретаря НАТО з питань жінок, миру та безпеки Ірен Феллін.</text:p>
      <text:p text:style-name="P4">
Протокол зустрічі зобов’язує написати сухою офіційною мовою. Стандартнимифразами на кшталт — «сторони обговорили важливі питання», «зустріч пройшла удружній атмосфері» тощо.</text:p>
      <text:p text:style-name="P4">
Зараз почну підбирати слова, щоб передати реальну атмосферу зустрічі і непорушити протокол.</text:p>
      <text:p text:style-name="P4">
Зустріч була емоційною та відвертою. Ірен Феллін дуже добре обізнана упитаннях нашої війни і щиро вболіває за долю України та українців.</text:p>
      <text:p text:style-name="P4">
Ірен чула мою промову на міжнародному заході у Португалії щодо проблем жінок ічоловіків у ЗСУ, які виникли внаслідок повномасштабної війни, і тепер хотілапоговорити про це детальніше.</text:p>
      <text:p text:style-name="P4">
Так, є речі, які можна обговорювати лише у такому форматі особистої зустрічі.</text:p>
      <text:p text:style-name="P4">
Вдячна Ірен Феллін за небайдужість та активну позицію».</text:p>
      <text:p text:style-name="P4">
Source: <text:a xlink:type="simple" xlink:href="https://armyinform.com.ua/2023/05/06/ganna-malyar-provela-zustrich-zi-speczialnym-predstavnykom-genseka-nato-z-pytan-zhinok-myru-ta-bezpeky/" text:style-name="Internet_20_link" text:visited-style-name="Visited_20_Internet_20_Link">
https://armyinform.com.ua/2023/05/06/ganna-malyar-provela-zustrich-zi-speczialnym-predstavnykom-genseka-nato-z-pytan-zhinok-myru-ta-bezpeky/</text:a>
</text:p>
      <!--NEWS-->
      <text:h text:style-name="P10" text:outline-level="1">
<text:span text:style-name="T4">
Виступ Володимира Зеленського під час урочистостей з нагоди Дня піхоти</text:span>
</text:h>
      <text:p text:style-name="P4">
Author: ['АРМІЯINFORM']</text:p>
      <text:p text:style-name="P4">
Time: 2023-05-06T86:00:00-04:00</text:p>
      <text:p text:style-name="P4">
Description: «Сьогодні Україна відзначає хоробрість та силу воїнів-піхотинців — те, що дає держав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ОЛОДИМИР ЗЕЛЕНСЬКИЙ', 'ДЕНЬ ПІХОТИ']</text:p>
      <text:p text:style-name="P4">
Category: News</text:p>
      <!--METADATA-->
      <text:p text:style-name="P4">
«Сьогодні Україна відзначає хоробрість та силу воїнів-піхотинців — те, що даєдержаві найвагоміший результат, незламність нашої оборони.</text:p>
      <text:p text:style-name="P4">
Держава стоїть, бо ви воюєте гідно — разом із усіма українськими силамиоборони та безпеки! Дякую вам за це!</text:p>
      <text:p text:style-name="P4">
Щоразу, коли Україна говорить зі світом, бойові здобутки, які нашій державідають наші воїни, є надзвичайно переконливим аргументом.</text:p>
      <text:p text:style-name="P4">
Світові непросто позбуватись багатолітніх ілюзій про Росію — держава-злобагато зробила, щоб світ вважав, нібито це зло нездоланне.</text:p>
      <text:p text:style-name="P4">
Але українці, українські воїни, українські воїни-піхотинці демонструють, якдолається зло.</text:p>
      <text:p text:style-name="P4">
Стійкість та сміливість кожного нашого солдата знищують ілюзії світу —змінюють історію. Кожен і кожна, хто здобуває Україні успіх у боях, підштовхуєсвіт бути разом із нашою силою — бути по один бік історії з Україною», —<text:a xlink:type="simple" xlink:href="https://www.facebook.com/watch/" text:style-name="Internet_20_link" text:visited-style-name="Visited_20_Internet_20_Link">
зазначив</text:a>
 у своєму виступіглава держави.</text:p>
      <text:p text:style-name="P4">
Source: <text:a xlink:type="simple" xlink:href="https://armyinform.com.ua/2023/05/06/vystup-volodymyra-zelenskogo-pid-chas-urochystostej-z-nagody-dnya-pihoty/" text:style-name="Internet_20_link" text:visited-style-name="Visited_20_Internet_20_Link">
https://armyinform.com.ua/2023/05/06/vystup-volodymyra-zelenskogo-pid-chas-urochystostej-z-nagody-dnya-pihoty/</text:a>
</text:p>
      <!--NEWS-->
      <text:h text:style-name="P10" text:outline-level="1">
<text:span text:style-name="T4">
Авіація Сил оборони за добу завдала 5 ударів по районах зосередження особового складу та техніки росіян</text:span>
</text:h>
      <text:p text:style-name="P4">
Author: ['АРМІЯINFORM']</text:p>
      <text:p text:style-name="P4">
Time: 2023-05-06T87:00:00-04:00</text:p>
      <text:p text:style-name="P4">
Description: Про це повідомляє Генеральний штаб ЗС України.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ВІАЦІЯ ЗСУ', 'АГРЕСІЯ РФ', 'ВТОРГНЕННЯ РФ', 'ГШ ЗСУ']</text:p>
      <text:p text:style-name="P4">
Category: News</text:p>
      <!--METADATA-->
      <text:p text:style-name="P4">
<draw:frame draw:style-name="fr1" draw:name="Image337" text:anchor-type="as-char" svg:width="6.9236in" svg:height="3.894525in" draw:z-index="0">
<draw:image xlink:href="../Images/AРМІЯINFORM/2023-05-06T87-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2hRzhey1h6MSPRfcf5xgzjA5hqrTCsZtc2osw788NiHnJMKAQLtsRSZkPQWnriP42l" text:style-name="Internet_20_link" text:visited-style-name="Visited_20_Internet_20_Link">
повідомляє</text:a>
Генеральний штаб ЗС України.</text:p>
      <text:p text:style-name="P4">
«Авіація Сил оборони за добу завдала 5 ударів по районах зосередженняособового складу та військової техніки противника, а також удару по ворожомузенітно-ракетному комплексу.</text:p>
      <text:p text:style-name="P4">
Протягом цієї доби нашими захисниками було знищено 4 ударних БПЛАShahed-136/131 та 2 розвідувальних дрони.</text:p>
      <text:p text:style-name="P4">
Підрозділи ракетних військ і артилерії протягом доби уразили пункт управління,3 райони зосередження озброєння та військової техніки противника, а такожартилерійський підрозділ на вогневій позиції.</text:p>
      <text:p text:style-name="P4">
Підтримуйте Збройні Сили! Переможемо разом! Слава Україні!», — йдеться вповідомленні.</text:p>
      <text:p text:style-name="P4">
Source: <text:a xlink:type="simple" xlink:href="https://armyinform.com.ua/2023/05/06/aviacziya-syl-oborony-za-dobu-zavdala-5-udariv-po-rajonah-zoseredzhennya-osobovogo-skladu-ta-tehniky-rosiyan/" text:style-name="Internet_20_link" text:visited-style-name="Visited_20_Internet_20_Link">
https://armyinform.com.ua/2023/05/06/aviacziya-syl-oborony-za-dobu-zavdala-5-udariv-po-rajonah-zoseredzhennya-osobovogo-skladu-ta-tehniky-rosiyan/</text:a>
</text:p>
      <!--NEWS-->
      <text:h text:style-name="P10" text:outline-level="1">
<text:span text:style-name="T4">
Цієї доби росіяни завдали 6 ракетних та 25 авіаційних ударів по Україні</text:span>
</text:h>
      <text:p text:style-name="P4">
Author: ['АРМІЯINFORM']</text:p>
      <text:p text:style-name="P4">
Time: 2023-05-06T88:00:00-04:00</text:p>
      <text:p text:style-name="P4">
Description: Про це повідомляє Генеральний штаб ЗС України.    «Триває чотириста тридцять сьом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31-raketnyj-udar-po-harkivshhyni.jpg" text:style-name="Internet_20_link" text:visited-style-name="Visited_20_Internet_20_Link">
2022-10-31-raketnyj-udar-po-harkivshhyni.jpg</text:a>
']</text:p>
      <text:p text:style-name="P4">
Tags: ['STOPRUSSIA', 'АВІАУДАРИ РФ', 'АГРЕСІЯ РФ', 'ВТОРГНЕННЯ РФ', 'ГШ ЗСУ', 'РАКЕТНІ УДАРИ РФ']</text:p>
      <text:p text:style-name="P4">
Category: News</text:p>
      <!--METADATA-->
      <text:p text:style-name="P4">
<draw:frame draw:style-name="fr1" draw:name="Image338" text:anchor-type="as-char" svg:width="6.9236in" svg:height="3.893007in" draw:z-index="0">
<draw:image xlink:href="../Images/AРМІЯINFORM/2023-05-06T88-00-00-04-00/2022-10-31-raketnyj-udar-po-harkivshhyni.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2hRzhey1h6MSPRfcf5xgzjA5hqrTCsZtc2osw788NiHnJMKAQLtsRSZkPQWnriP42l" text:style-name="Internet_20_link" text:visited-style-name="Visited_20_Internet_20_Link">
повідомляє</text:a>
Генеральний штаб ЗС України.</text:p>
      <text:p text:style-name="P4">
«Триває чотириста тридцять сьома доба широкомасштабної збройної агресіїросійської федерації проти нашої держави.</text:p>
      <text:p text:style-name="P4">
Протягом цієї доби противник завдав 6 ракетних ударів, зокрема по містах ЧасівЯр, Костянтинівка та Херсон. Крім того, російська федерація завдала 25авіаційних ударів та здійснила більш як 20 обстрілів з реактивних системзалпового вогню. Зруйновано та пошкоджено приватні житлові будинки та іншацивільна інфраструктура.</text:p>
      <text:p text:style-name="P4">
Ймовірність завдання ракетних та авіаційних ударів по всій території Українизалишається високою», — йдеться в повідомленні.</text:p>
      <text:p text:style-name="P4">
Source: <text:a xlink:type="simple" xlink:href="https://armyinform.com.ua/2023/05/06/cziyeyi-doby-rosiyany-zavdaly-6-raketnyh-ta-25-aviaczijnyh-udariv-po-ukrayini/" text:style-name="Internet_20_link" text:visited-style-name="Visited_20_Internet_20_Link">
https://armyinform.com.ua/2023/05/06/cziyeyi-doby-rosiyany-zavdaly-6-raketnyh-ta-25-aviaczijnyh-udariv-po-ukrayini/</text:a>
</text:p>
      <!--NEWS-->
      <text:h text:style-name="P10" text:outline-level="1">
<text:span text:style-name="T4">
Протягом доби Сили оборони відбили понад 30 атак росіян, важкі бої тривають за міста Бахмут та Мар’їнку</text:span>
</text:h>
      <text:p text:style-name="P4">
Author: ['АРМІЯINFORM']</text:p>
      <text:p text:style-name="P4">
Time: 2023-05-06T89:00:00-04:00</text:p>
      <text:p text:style-name="P4">
Description: Про це повідомляє Генеральний штаб ЗС України.    «росіяни продовжують зосередж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561938_169733466036684_5362462622211363921_n.jpg" text:style-name="Internet_20_link" text:visited-style-name="Visited_20_Internet_20_Link">
345561938_169733466036684_5362462622211363921_n.jpg</text:a>
']</text:p>
      <text:p text:style-name="P4">
Tags: []</text:p>
      <text:p text:style-name="P4">
Category: News</text:p>
      <!--METADATA-->
      <text:p text:style-name="P4">
<draw:frame draw:style-name="fr1" draw:name="Image339" text:anchor-type="as-char" svg:width="6.9236in" svg:height="4.622945in" draw:z-index="0">
<draw:image xlink:href="../Images/AРМІЯINFORM/2023-05-06T89-00-00-04-00/345561938_169733466036684_5362462622211363921_n.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hRzhey1h6MSPRfcf5xgzjA5hqrTCsZtc2osw788NiHnJMKAQLtsRSZkPQWnriP42l" text:style-name="Internet_20_link" text:visited-style-name="Visited_20_Internet_20_Link">
повідомляє</text:a>
Генеральний штаб ЗС України.</text:p>
      <text:p text:style-name="P4">
«росіяни продовжують зосереджувати основні зусилля на веденні наступальних дійна Бахмутському та Мар’їнському напрямках. Ведуться важкі бої за міста Бахмутта Мар’їнка. Загалом, протягом доби ворог здійснив понад 30 атак.</text:p>
      <text:p text:style-name="P4">
<text:span text:style-name="T4">
На Волинському та Поліському напрямках</text:span>
 ознак формування наступальнихугруповань не виявлено. На полігонах республіки білорусь триває підготовкапідрозділів територіальної оборони противника.</text:p>
      <text:p text:style-name="P4">
<text:span text:style-name="T4">
На Сіверському та Слобожанському напрямках</text:span>
 противник зберігає військовуприсутність у прикордонних з Україною районах. Протягом доби ворог завдававіаудари по районах населених пунктів Заріччя, Леонівка та Красний ХутірЧернігівської області. Здійснив мінометні та артилерійські обстріли населенихпунктів Залізний Міст, Леонівка, Чернігівської області; Рівне, Бояро-Лежачі,Волфине Сумської області, а також Леміщене, Гранів, Козача Лопань, Стрілеча,Лук’янці, Нескучне, Стариця, Вовчанські Хутори, Охримівка, Чорне та Хатнє наХарківщині.</text:p>
      <text:p text:style-name="P4">
<text:span text:style-name="T4">
На Куп’янському напрямку</text:span>
 противник вів безуспішні наступальні діїнеподалік населеного пункту Синьківка. Артилерійських та мінометних обстрілівзазнали Красне Перше, Дворічна, Западне, Синьківка, Піщане, Вишневе таСтельмахівка Харківської області.</text:p>
      <text:p text:style-name="P4">
<text:span text:style-name="T4">
На Лиманському напрямку</text:span>
 противник здійснює пошук слабких місць у нашійобороні. Вів наступальні дії у напрямку Білогорівки та Спірного, успіху немав. Артилерійських обстрілів зазнали Макіївка і Невське Луганської області таБілогорівка і Спірне Донецької області.</text:p>
      <text:p text:style-name="P4">
<text:span text:style-name="T4">
На Бахмутському</text:span>
 <text:span text:style-name="T4">
напрямку</text:span>
 ворог продовжує наступальні дії. Тривають боїу місті Бахмут. Протягом доби противник вів безуспішні наступальні дії унапрямках Богданівки, Іванівського, Предтечиного та Нью-Йорка. Від ворожихобстрілів постраждали Веселе, Оріхово-Василівка, Маркове, Григорівка, Бахмут,Іванівське, Часів Яр, Костянтинівка, Олександро-Шультине, Південне, Торецьк,Північне та Нью-Йорк Донецької області.</text:p>
      <text:p text:style-name="P4">
На Авдіївському напрямку противник протягом доби наступальних дій не проводив.Здійснив обстріли населених пунктів Бердичі, Авдіївка, Сєверне, Карлівка,Нетайлове та Первомайське Донецької області.</text:p>
      <text:p text:style-name="P4">
<text:span text:style-name="T4">
На Мар’їнському напрямку</text:span>
 підрозділи сил оборони відбили численні атакипротивника в районі міста Мар’їнка. В той же час, ворожих обстрілів зазналинаселені пункти Георгіївка та Побєда Донецької області.</text:p>
      <text:p text:style-name="P4">
<text:span text:style-name="T4">
На Шахтарському напрямку</text:span>
 , протягом доби, ворог наступальних дій непроводив. Обстріляв Водяне, Вугледар, Пречистівку та Золоту Ниву Донецькоїобласті.</text:p>
      <text:p text:style-name="P4">
<text:span text:style-name="T4">
На Запорізькому та Херсонському напрямках</text:span>
 противник продовжує обороннідії. Здійснив обстріли населених пунктів, що неподалік з лінією бойовогозіткнення. Зокрема це — Бурлацьке, Вільне Поле, Новопіль Донецької області;Ольгівське, Малинівка, Гуляйполе, Чарівне, Білогір’я, Мала Токмачка,Новоданилівка, Малі Щербаки, Кам’янське Запорізької області; Золота Балка,Антонівка Херсонської області та місто Херсон», — йдеться в повідомленні.</text:p>
      <text:p text:style-name="P4">
Source: <text:a xlink:type="simple" xlink:href="https://armyinform.com.ua/2023/05/06/protyagom-doby-syly-oborony-vidbyly-ponad-30-atak-rosiyan-vazhki-boyi-tryvayut-za-mista-bahmut-ta-maryinku/" text:style-name="Internet_20_link" text:visited-style-name="Visited_20_Internet_20_Link">
https://armyinform.com.ua/2023/05/06/protyagom-doby-syly-oborony-vidbyly-ponad-30-atak-rosiyan-vazhki-boyi-tryvayut-za-mista-bahmut-ta-maryinku/</text:a>
</text:p>
      <!--NEWS-->
      <text:h text:style-name="P10" text:outline-level="1">
<text:span text:style-name="T4">
Kyiv(21:24). Red Alert: aerial threat. Sirens sounding. Take cover now!</text:span>
</text:h>
      <text:p text:style-name="P4">
Authors: liveuamap (Language: en)</text:p>
      <text:p text:style-name="P4">
Time: 2023-05-06T8:25:00</text:p>
      <text:p text:style-name="P4">
Location: Kyiv (Latitude:50.44343 Longtitude:30.53022)</text:p>
      <text:p text:style-name="P4">
Videos: []</text:p>
      <text:p text:style-name="P4">
Images: []</text:p>
      <text:p text:style-name="P4">
Tags: ["Europe", "Central and Eastern Europe"]</text:p>
      <text:p text:style-name="P4">
ID: 22560964</text:p>
      <!--METADATA-->
      <text:p text:style-name="P4">
Kyiv(21:24). Red Alert: aerial threat. Sirens sounding. Take cover now!</text:p>
      <text:p text:style-name="P4">
News Collection Link: <text:a xlink:type="simple" xlink:href="https://liveuamap.com/en/2023/06-may-kyiv2124-red-alert-aerial-threat-sireng" text:style-name="Internet_20_link" text:visited-style-name="Visited_20_Internet_20_Link">
https://liveuamap.com/en/2023/06-may-kyiv2124-red-alert-aerial-threat-sireng</text:a>
</text:p>
      <text:p text:style-name="P4">
Source: <text:a xlink:type="simple" xlink:href="https://t.me/KyivCityOfficial/6621" text:style-name="Internet_20_link" text:visited-style-name="Visited_20_Internet_20_Link">
https://t.me/KyivCityOfficial/6621</text:a>
</text:p>
      <!--NEWS-->
      <text:h text:style-name="P10" text:outline-level="1">
<text:span text:style-name="T4">
В Енергодарі росіяни викрадають машини та грабують склади енергетичних підприємств</text:span>
</text:h>
      <text:p text:style-name="P4">
Author: ['АРМІЯINFORM']</text:p>
      <text:p text:style-name="P4">
Time: 2023-05-06T90:00:00-04:00</text:p>
      <text:p text:style-name="P4">
Description: Про це повідомляє Генеральний штаб ЗС України.    «російські окупанти не припиня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7rs220805b511-2048x1400-1.jpg" text:style-name="Internet_20_link" text:visited-style-name="Visited_20_Internet_20_Link">
47rs220805b511-2048x1400-1.jpg</text:a>
']</text:p>
      <text:p text:style-name="P4">
Tags: ['STOPRUSSIA', 'АГРЕСІЯ РФ', 'ВТОРГНЕННЯ РФ', 'ЕНЕРГОДАР', 'МАРОДЕРИ', 'РОСІЯНИ-ЗЛОДІЇ']</text:p>
      <text:p text:style-name="P4">
Category: News</text:p>
      <!--METADATA-->
      <text:p text:style-name="P4">
<draw:frame draw:style-name="fr1" draw:name="Image340" text:anchor-type="as-char" svg:width="6.9236in" svg:height="4.731127in" draw:z-index="0">
<draw:image xlink:href="../Images/AРМІЯINFORM/2023-05-06T90-00-00-04-00/47rs220805b511-2048x1400-1.jpg" xlink:type="simple" xlink:show="embed" xlink:actuate="onLoad" draw:mime-type="image/jpeg"/>
</draw:frame>
 Ілюстративне фото <text:span text:style-name="T4">
🔥Ситуація щодо російського вторгнення</text:span>
</text:p>
      <text:p text:style-name="P4">
Про це<text:a xlink:type="simple" xlink:href="https://www.facebook.com/GeneralStaff.ua/posts/pfbid02hRzhey1h6MSPRfcf5xgzjA5hqrTCsZtc2osw788NiHnJMKAQLtsRSZkPQWnriP42l" text:style-name="Internet_20_link" text:visited-style-name="Visited_20_Internet_20_Link">
повідомляє</text:a>
Генеральний штаб ЗС України.</text:p>
      <text:p text:style-name="P4">
«російські окупанти не припиняють грабувати громадян України та підприємствана тимчасово захоплених територіях. У Енергодарі, станом на 5 травня, натериторії підприємства „Електропівденмонтаж-10“ не лишилось жодного легковогоавтомобіля. Розграбовано склад, а також вивезено станкове обладнання», —йдеться в повідомленні.</text:p>
      <text:p text:style-name="P4">
Source: <text:a xlink:type="simple" xlink:href="https://armyinform.com.ua/2023/05/06/v-energodari-rosiyany-vykradayut-mashyny-ta-grabuyut-sklady-energetychnyh-pidpryyemstv/" text:style-name="Internet_20_link" text:visited-style-name="Visited_20_Internet_20_Link">
https://armyinform.com.ua/2023/05/06/v-energodari-rosiyany-vykradayut-mashyny-ta-grabuyut-sklady-energetychnyh-pidpryyemstv/</text:a>
</text:p>
      <!--NEWS-->
      <text:h text:style-name="P10" text:outline-level="1">
<text:span text:style-name="T4">
Знищено ще 5 ворожих БпЛА</text:span>
</text:h>
      <text:p text:style-name="P4">
Author: ['АРМІЯINFORM']</text:p>
      <text:p text:style-name="P4">
Time: 2023-05-06T91:00:00-04:00</text:p>
      <text:p text:style-name="P4">
Description: Про це повідомляє Командування Повітряних Сил ЗСУ:    «Ворог активізував роботу Бп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599081_197301336454519_7125297270954891757_n.jpg" text:style-name="Internet_20_link" text:visited-style-name="Visited_20_Internet_20_Link">
345599081_197301336454519_7125297270954891757_n.jpg</text:a>
']</text:p>
      <text:p text:style-name="P4">
Tags: ['STOPRUSSIA', 'АГРЕСІЯ РФ', 'БПЛА']</text:p>
      <text:p text:style-name="P4">
Category: News</text:p>
      <!--METADATA-->
      <text:p text:style-name="P4">
<draw:frame draw:style-name="fr1" draw:name="Image341" text:anchor-type="as-char" svg:width="6.9236in" svg:height="6.9236in" draw:z-index="0">
<draw:image xlink:href="../Images/AРМІЯINFORM/2023-05-06T91-00-00-04-00/345599081_197301336454519_7125297270954891757_n.jpg" xlink:type="simple" xlink:show="embed" xlink:actuate="onLoad" draw:mime-type="image/jpeg"/>
</draw:frame>
</text:p>
      <text:p text:style-name="P4">
Про це<text:a xlink:type="simple" xlink:href="https://www.facebook.com/kpszsu/posts/pfbid0cwCizDc3aa7x2DvwuQ1F9CkNtXdbnz6PGeTztps2XH6dHmWnnrNX7gyWtPCiyQq5l" text:style-name="Internet_20_link" text:visited-style-name="Visited_20_Internet_20_Link">
повідомляє</text:a>
Командування Повітряних Сил ЗСУ:</text:p>
      <text:p text:style-name="P4">
«Ворог активізував роботу БпЛА різних типів по всій лінії фронту.</text:p>
      <text:p text:style-name="P4">
Протягом дня 6-го травня силами та засобами протиповітряної оборони ПовітрянихСил ЗС України знищено п’ять ворожих безпілотників: чотири — оперативно-тактичного рівня та один ударний БпЛА типу «Ланцет».</text:p>
      <text:p text:style-name="P4">
Source: <text:a xlink:type="simple" xlink:href="https://armyinform.com.ua/2023/05/06/znyshheno-shhe-5-vorozhyh-bpla/" text:style-name="Internet_20_link" text:visited-style-name="Visited_20_Internet_20_Link">
https://armyinform.com.ua/2023/05/06/znyshheno-shhe-5-vorozhyh-bpla/</text:a>
</text:p>
      <!--NEWS-->
      <text:h text:style-name="P10" text:outline-level="1">
<text:span text:style-name="T4">
Ми маємо повернути й повернемо всіх наших людей із російської неволі — Президент України</text:span>
</text:h>
      <text:p text:style-name="P4">
Author: ['АРМІЯINFORM']</text:p>
      <text:p text:style-name="P4">
Time: 2023-05-06T92:00:00-04:00</text:p>
      <text:p text:style-name="P4">
Description: https://www.youtube.com/watch?v=o8VFbJJn0xI    Про це Президент України Володими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ОЛОДИМИР ЗЕЛЕНСЬКИЙ']</text:p>
      <text:p text:style-name="P4">
Category: News</text:p>
      <!--METADATA-->
      <text:p text:style-name="P4">
Про це Президент України Володимир Зеленський<text:a xlink:type="simple" xlink:href="https://www.president.gov.ua/news/mi-mayemo-povernuti-j-povernemo-vsih-nashih-lyudej-iz-rosijs-82745" text:style-name="Internet_20_link" text:visited-style-name="Visited_20_Internet_20_Link">
сказав</text:a>
 під час свого відеозвернення:</text:p>
      <text:p text:style-name="P4">
«Бажаю здоров’я, шановні українці!</text:p>
      <text:p text:style-name="P4">
Сьогодні важливий день для наших воїнів, сьогодні — день української піхоти.</text:p>
      <text:p text:style-name="P4">
Це професійне свято захисників і захисниць, яке завжди заслуговує наспеціальну увагу.</text:p>
      <text:p text:style-name="P4">
Найчисленніша складова Сухопутних військ, ті, чия стійкість найважливіша дляоборони. Ті, чия результативність особливо важлива.</text:p>
      <text:p text:style-name="P4">
Мав честь привітати сьогодні наших піхотинців, передати державні нагородибійцям і почесні відзнаки нашим бригадам за мужність і відвагу. 10-та окремагірсько-штурмова бригада, 14-та окрема механізована, 56-та окрема мотопіхотна…Дякую вам, воїни, за вашу результативність! Дякую кожному й кожній, хто маєчесть служити в українській піхоті!</text:p>
      <text:p text:style-name="P4">
Сьогодні ж передав орден «Золота Зірка» рідним нашого Героя — капітана ВалеріяГлєбова. Він загинув у бою. Він був командиром мотопіхотної роти мотопіхотногобатальйону 93-ї окремої механізованої бригади «Холодний Яр».</text:p>
      <text:p text:style-name="P4">
Цей шеврон, шеврон Героя України, мені передала його донька Вікторія. Я будуберегти його. Це велика честь для мене.</text:p>
      <text:p text:style-name="P4">
Сьогодні ж нашій команді вдалося повернути з російського полону ще 45 нашихвоїнів. 42 захисники України й три захисниці. Вони всі захищали «Азовсталь».Нацгвардійці. 35 рядових і сержантів, десять — офіцери.</text:p>
      <text:p text:style-name="P4">
Ми маємо повернути й повернемо всіх наших людей із російської неволі! Я дякуюнашій команді, яка займається обмінами. Буданов, Єрмак, Усов, малюк, Лубінець.Дякую, хлопці!</text:p>
      <text:p text:style-name="P4">
Сьогодні ж зустрівся з представниками штату Юта — одного з найсильніших штатівАмерики. Ми обговорили нашу взаємодію, і це гарний приклад того, як конкретнийштат може допомагати захищати свободу й людей. Гуманітарна підтримка, допомогавідновленню, політична взаємодія. Ми маємо достатньо можливостей, щобпрацювати разом заради спільних інтересів українців та американців.</text:p>
      <text:p text:style-name="P4">
І ще одне. Сьогодні голова уряду України та перша леді України представляютьнашу державу у Сполученому Королівстві, де відбулася коронація Короля ЧарльзаІІІ і Королеви Камілли.</text:p>
      <text:p text:style-name="P4">
Від імені всього українського народу я вітаю Їх Величностей — справжніх друзівУкраїни — із цією історичною подією, яка починає нову епоху британськоїмонархії. Бажаю Королю Чарльзу ІІІ довгих років успішного правління, а народуСполученого Королівства — процвітання та спільних із нами перемог.</text:p>
      <text:p text:style-name="P4">
Для мене було честю зустрітися особисто з Його Величністю в Лондоні, япам’ятаю нашу розмову, я пам’ятаю щиру емоцію до України й українців. І дякуюза підтримку! Дякую всім британцям!</text:p>
      <text:p text:style-name="P4">
Дякую кожному й кожній, хто допомагає захищати життя та свободу!</text:p>
      <text:p text:style-name="P4">
Слава всім нашим воїнам, які зараз у бою! Слава нашому прекрасному народу!</text:p>
      <text:p text:style-name="P4">
Слава Україні!».</text:p>
      <text:p text:style-name="P4">
Source: <text:a xlink:type="simple" xlink:href="https://armyinform.com.ua/2023/05/06/my-mayemo-povernuty-j-povernemo-vsih-nashyh-lyudej-iz-rosijskoyi-nevoli-prezydent-ukrayiny/" text:style-name="Internet_20_link" text:visited-style-name="Visited_20_Internet_20_Link">
https://armyinform.com.ua/2023/05/06/my-mayemo-povernuty-j-povernemo-vsih-nashyh-lyudej-iz-rosijskoyi-nevoli-prezydent-ukrayiny/</text:a>
</text:p>
      <!--NEWS-->
      <text:h text:style-name="P10" text:outline-level="1">
<text:span text:style-name="T4">
7 очікувань Міністра оборони України від Вільнюського саміту НАТО</text:span>
</text:h>
      <text:p text:style-name="P4">
Author: ['АРМІЯINFORM']</text:p>
      <text:p text:style-name="P4">
Time: 2023-05-06T93:00:00-04:00</text:p>
      <text:p text:style-name="P4">
Description: Про 7 очікувань Міністра оборони України Олексія Резнікова від Вільнюського саміту НА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1683382388.jpeg" text:style-name="Internet_20_link" text:visited-style-name="Visited_20_Internet_20_Link">
photo1683382388.jpeg</text:a>
']</text:p>
      <text:p text:style-name="P4">
Tags: ['STOPRUSSIA', 'АГРЕСІЯ РФ', 'ВІЛЬНЮСЬКИЙ САМІТ', 'ОЛЕКСІЙ РЕЗНІКОВ']</text:p>
      <text:p text:style-name="P4">
Category: News</text:p>
      <!--METADATA-->
      <text:p text:style-name="P4">
<draw:frame draw:style-name="fr1" draw:name="Image342" text:anchor-type="as-char" svg:width="6.9236in" svg:height="7.919757in" draw:z-index="0">
<draw:image xlink:href="../Images/AРМІЯINFORM/2023-05-06T93-00-00-04-00/photo1683382388.jpeg" xlink:type="simple" xlink:show="embed" xlink:actuate="onLoad" draw:mime-type="image/jpeg"/>
</draw:frame>
</text:p>
      <text:p text:style-name="P4">
Про 7 очікувань Міністра оборони України Олексія Резнікова від Вільнюськогосаміту НАТО <text:a xlink:type="simple" xlink:href="https://t.me/militarymediacenter/1874" text:style-name="Internet_20_link" text:visited-style-name="Visited_20_Internet_20_Link">
повідомляє</text:a>
 Military MediaCenter:</text:p>
      <text:p text:style-name="P4">
1️⃣ пропозиції Україні до кінця 2023 року чіткого алгоритму членства;</text:p>
      <text:p text:style-name="P4">
2️⃣ прихильність НАТО до членства України;</text:p>
      <text:p text:style-name="P4">
3️⃣ гарантування безпеки України до вступу в Альянс;</text:p>
      <text:p text:style-name="P4">
4️⃣ готовність НАТО підтримати українську формулу миру;</text:p>
      <text:p text:style-name="P4">
5️⃣ забезпечення оборонних потреб України, включно з ППО, танками і бойовимилітаками;</text:p>
      <text:p text:style-name="P4">
6️⃣ створення механізму кризових консультацій з Україною в рамках статті 4Статуту НАТО;</text:p>
      <text:p text:style-name="P4">
7️⃣ переформатування Комісії НАТО-Україна в Раду НАТО-Україна з переходуУкраїни на стандарти НАТО в оборонних системах, медичній допомозі тарозмінуванні.</text:p>
      <text:p text:style-name="P4">
Source: <text:a xlink:type="simple" xlink:href="https://armyinform.com.ua/2023/05/06/7-ochikuvan-ministra-oborony-ukrayiny-vid-vilnyuskogo-samitu-nato/" text:style-name="Internet_20_link" text:visited-style-name="Visited_20_Internet_20_Link">
https://armyinform.com.ua/2023/05/06/7-ochikuvan-ministra-oborony-ukrayiny-vid-vilnyuskogo-samitu-nato/</text:a>
</text:p>
      <!--NEWS-->
      <text:h text:style-name="P10" text:outline-level="1">
<text:span text:style-name="T4">
Почесною відзнакою «За мужність та відвагу» Президент України відзначив три бригади ЗСУ</text:span>
</text:h>
      <text:p text:style-name="P4">
Author: ['АРМІЯINFORM']</text:p>
      <text:p text:style-name="P4">
Time: 2023-05-06T94:00:00-04:00</text:p>
      <text:p text:style-name="P4">
Description: Про це йдеться в Указі Президента України № 265/2023 «Про відзначення почесною відзнак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yro-image-1536x1022-1.jpg" text:style-name="Internet_20_link" text:visited-style-name="Visited_20_Internet_20_Link">
zyro-image-1536x1022-1.jpg</text:a>
']</text:p>
      <text:p text:style-name="P4">
Tags: ['STOPRUSSIA', 'АГРЕСІЯ РФ', 'ВІДЗНАКА «ЗА\xa0МУЖНІСТЬ ТА\xa0ВІДВАГУ»']</text:p>
      <text:p text:style-name="P4">
Category: News</text:p>
      <!--METADATA-->
      <text:p text:style-name="P4">
<draw:frame draw:style-name="fr1" draw:name="Image343" text:anchor-type="as-char" svg:width="6.9236in" svg:height="4.604194in" draw:z-index="0">
<draw:image xlink:href="../Images/AРМІЯINFORM/2023-05-06T94-00-00-04-00/zyro-image-1536x1022-1.jpg" xlink:type="simple" xlink:show="embed" xlink:actuate="onLoad" draw:mime-type="image/jpeg"/>
</draw:frame>
 Ілюстративне фото</text:p>
      <text:p text:style-name="P4">
Про це <text:a xlink:type="simple" xlink:href="https://www.president.gov.ua/documents/2652023-46693" text:style-name="Internet_20_link" text:visited-style-name="Visited_20_Internet_20_Link">
йдеться</text:a>
 в УказіПрезидента України № 265/2023 «Про відзначення почесною відзнакою «За мужністьта відвагу»:</text:p>
      <text:p text:style-name="P4">
«З метою гідного вшанування мужності та героїзму, виявлених під час захистудержавного суверенітету, незалежності, територіальної цілісності України,постановляю:</text:p>
      <text:p text:style-name="P4">
1. Відзначити почесною відзнакою «За мужність та відвагу» такі військовічастини Сухопутних військ Збройних Сил України:</text:p>
      <text:p text:style-name="P4">
10 окрема гірсько-штурмова бригада «Едельвейс»;</text:p>
      <text:p text:style-name="P4">
14 окрема механізована бригада імені князя Романа Великого;</text:p>
      <text:p text:style-name="P4">
56 окрема мотопіхотна Маріупольська бригада.</text:p>
      <text:p text:style-name="P4">
Президент України В.ЗЕЛЕНСЬКИЙ</text:p>
      <text:p text:style-name="P4">
5 травня 2023 року»</text:p>
      <text:p text:style-name="P4">
Source: <text:a xlink:type="simple" xlink:href="https://armyinform.com.ua/2023/05/06/pochesnoyu-vidznakoyu-za-muzhnist-ta-vidvagu-prezydent-ukrayiny-vidznachyv-try-brygady-zsu/" text:style-name="Internet_20_link" text:visited-style-name="Visited_20_Internet_20_Link">
https://armyinform.com.ua/2023/05/06/pochesnoyu-vidznakoyu-za-muzhnist-ta-vidvagu-prezydent-ukrayiny-vidznachyv-try-brygady-zsu/</text:a>
</text:p>
      <!--NEWS-->
      <text:h text:style-name="P10" text:outline-level="1">
<text:span text:style-name="T4">
російські командири відкрито називають своїх підлеглих «гарматним м’ясом»</text:span>
</text:h>
      <text:p text:style-name="P4">
Author: ['АРМІЯINFORM']</text:p>
      <text:p text:style-name="P4">
Time: 2023-05-06T95:00:00-04:00</text:p>
      <text:p text:style-name="P4">
Description: Про це повідомляє Генеральний штаб ЗС України.    «Дедалі частіше надходи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prymusova-mobilizacziya-tot.jpg" text:style-name="Internet_20_link" text:visited-style-name="Visited_20_Internet_20_Link">
prymusova-mobilizacziya-tot.jpg</text:a>
']</text:p>
      <text:p text:style-name="P4">
Tags: ['STOPRUSSIA', 'АГРЕСІЯ РФ', 'ВІЙСЬКОВІ РФ', 'ВТОРГНЕННЯ РФ', 'ГШ ЗСУ']</text:p>
      <text:p text:style-name="P4">
Category: News</text:p>
      <!--METADATA-->
      <text:p text:style-name="P4">
<draw:frame draw:style-name="fr1" draw:name="Image344" text:anchor-type="as-char" svg:width="6.9236in" svg:height="4.032997in" draw:z-index="0">
<draw:image xlink:href="../Images/AРМІЯINFORM/2023-05-06T95-00-00-04-00/prymusova-mobilizacziya-tot.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2hRzhey1h6MSPRfcf5xgzjA5hqrTCsZtc2osw788NiHnJMKAQLtsRSZkPQWnriP42l" text:style-name="Internet_20_link" text:visited-style-name="Visited_20_Internet_20_Link">
повідомляє</text:a>
Генеральний штаб ЗС України.</text:p>
      <text:p text:style-name="P4">
«Дедалі частіше надходить інформація про низький рівень морально-психологічного стану особового складу противника.</text:p>
      <text:p text:style-name="P4">
Так, у одному з підрозділів російських окупаційних військ, що знаходиться уселищі Муліно Нижньогородської області, командири відкрито називають підлеглих„гарматним м’ясом“.</text:p>
      <text:p text:style-name="P4">
Крім того, військовослужбовці скаржаться на незадовільне медичне забезпечення,а також забезпеченість засобами індивідуального захисту та екіпіруванням.</text:p>
      <text:p text:style-name="P4">
Близько 50% відсотків особового складу не мають можливості оформити платіжнікартки, мають побоювання, що у разі їхньої загибелі, їхні кошти не дістанутьсясім’ям», — ідеться в повідомленні.</text:p>
      <text:p text:style-name="P4">
Source: <text:a xlink:type="simple" xlink:href="https://armyinform.com.ua/2023/05/06/rosijski-komandyry-vidkryto-nazyvayut-svoyih-pidleglyh-garmatnym-myasom/" text:style-name="Internet_20_link" text:visited-style-name="Visited_20_Internet_20_Link">
https://armyinform.com.ua/2023/05/06/rosijski-komandyry-vidkryto-nazyvayut-svoyih-pidleglyh-garmatnym-myasom/</text:a>
</text:p>
      <!--NEWS-->
      <text:h text:style-name="P10" text:outline-level="1">
<text:span text:style-name="T4">
СБУ зірвала втечу двох поплічників рф, які допомагали ворогу на Херсонщині</text:span>
</text:h>
      <text:p text:style-name="P4">
Author: ['АРМІЯINFORM']</text:p>
      <text:p text:style-name="P4">
Time: 2023-05-06T96:00:00-04:00</text:p>
      <text:p text:style-name="P4">
Description: Служба безпеки затримала ще двох прихильників рф у результаті масштабних контрдиверсі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232191481_149444590648295_3523033550936501027_n.jpg" text:style-name="Internet_20_link" text:visited-style-name="Visited_20_Internet_20_Link">
232191481_149444590648295_3523033550936501027_n.jpg</text:a>
']</text:p>
      <text:p text:style-name="P4">
Tags: ['КОЛАБОРАНТИ', 'СБУ']</text:p>
      <text:p text:style-name="P4">
Category: News</text:p>
      <!--METADATA-->
      <text:p text:style-name="P4">
<draw:frame draw:style-name="fr1" draw:name="Image345" text:anchor-type="as-char" svg:width="6.9236in" svg:height="3.555362in" draw:z-index="0">
<draw:image xlink:href="../Images/AРМІЯINFORM/2023-05-06T96-00-00-04-00/232191481_149444590648295_3523033550936501027_n.jpg" xlink:type="simple" xlink:show="embed" xlink:actuate="onLoad" draw:mime-type="image/jpeg"/>
</draw:frame>
Ілюстративне фото</text:p>
      <text:p text:style-name="P4">
Служба безпеки<text:a xlink:type="simple" xlink:href="https://www.facebook.com/SecurSerUkraine/posts/pfbid0rcPtrxc4VButjTzTxuyQJRLw8bmRBnw9AcPhD8p6wZpUhvPmERb3zM1NqEkLmQm9l" text:style-name="Internet_20_link" text:visited-style-name="Visited_20_Internet_20_Link">
затримала</text:a>
ще двох прихильників рф у результаті масштабних контрдиверсійних заходів назвільненій частині Херсонщини.</text:p>
      <text:p text:style-name="P4">
Зловмисниками виявились місцеві жителі: батько і син, які підтримализагарбників під час тимчасової окупації регіону.</text:p>
      <text:p text:style-name="P4">
Після звільнення правобережної Херсонщини молодший чоловік продовживпідтримувати контакт з російськими військовими, які втекли на лівий берегДніпра.</text:p>
      <text:p text:style-name="P4">
За даними слідства, він «зливав» окупантам місця базування та переміщення Силоборони на території Білозерського району.</text:p>
      <text:p text:style-name="P4">
Найбільше ворога цікавили локації бойових позицій ствольної артилерії ЗСУ.</text:p>
      <text:p text:style-name="P4">
Також фігурант інформував загарбників про наслідки російських повітряних атакна місцеві об’єкти критичної інфраструктури, соціальні установи та житловібудинки.</text:p>
      <text:p text:style-name="P4">
Розвіддані окупанти використовували для коригування повторних ракетно-артилерійських ударів по населених пунктах Білозерка, Кізомис і Велетенське, утому числі із застосуванням керованих авіабомб.</text:p>
      <text:p text:style-name="P4">
Для комунікації зрадник використовував анонімні месенджери, а передачурозвідінформації здійснював у вигляді текстових і аудіоповідомлень, а такожелектронних координат.</text:p>
      <text:p text:style-name="P4">
При цьому, батько ворожого коригувальника під час тимчасової окупації Херсонадобровільно погодився на призначення до створеного загарбниками «міністерствасільського господарства та рибальства Херсонської області».</text:p>
      <text:p text:style-name="P4">
Перебуваючи на керівній «посаді», він виконував вказівки гауляйтера Сальдощодо поширення кремлівського режиму на території регіону.</text:p>
      <text:p text:style-name="P4">
Встановлено, що колаборант регулярно брав участь у нарадах під головуваннямокупаційного «міністра» і закликав людей підтримати загарбників.</text:p>
      <text:p text:style-name="P4">
Крім того, він змушував місцевих аграріїв працювати на користь країни-агресора. У разі відмови – погрожував репресіями з боку каральних органів рф.</text:p>
      <text:p text:style-name="P4">
Розуміючи невідворотність покарання за вчинені злочини, обидва фігурантипланували втечу на тимчасово захоплену частину Херсонщини.</text:p>
      <text:p text:style-name="P4">
Для цього вели переговори з окупантами щодо проведення «евакуації».</text:p>
      <text:p text:style-name="P4">
Однак, співробітники Служби безпеки своєчасно викрили зловмисників і затрималиїх.</text:p>
      <text:p text:style-name="P4">
На підставі зібраних доказів слідчі СБУ повідомили ворожому коригувальнику пропідозру за ч. 2 ст. 111 (державна зрада, вчинена в умовах воєнного стану), айого батьку – за ч. 5 ст. 111-1 (колабораційна діяльність) Кримінальногокодексу України.</text:p>
      <text:p text:style-name="P4">
Наразі обидва зловмисники перебувають під вартою. Триває розслідування длявстановлення всіх обставин злочину і притягнення винних до відповідальності.</text:p>
      <text:p text:style-name="P4">
Контрдиверсійні заходи проводили співробітники СБУ в Херсонській області запроцесуального керівництва обласної прокуратури.</text:p>
      <text:p text:style-name="P4">
Source: <text:a xlink:type="simple" xlink:href="https://armyinform.com.ua/2023/05/06/sbu-zirvala-vtechu-dvoh-poplichnykiv-rf-yaki-dopomagaly-vorogu-na-hersonshhyni/" text:style-name="Internet_20_link" text:visited-style-name="Visited_20_Internet_20_Link">
https://armyinform.com.ua/2023/05/06/sbu-zirvala-vtechu-dvoh-poplichnykiv-rf-yaki-dopomagaly-vorogu-na-hersonshhyni/</text:a>
</text:p>
      <!--NEWS-->
      <text:h text:style-name="P10" text:outline-level="1">
<text:span text:style-name="T4">
Українські морпіхи підтримують навички з вогневої підготовки</text:span>
</text:h>
      <text:p text:style-name="P4">
Author: ['АРМІЯINFORM']</text:p>
      <text:p text:style-name="P4">
Time: 2023-05-06T97:00:00-04:00</text:p>
      <text:p text:style-name="P4">
Description: Про це йдеться у повідомленні ВМС ЗС України:    «Українські морські піхотин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4547283_788178359286444_6056673073977343410_n.jpg" text:style-name="Internet_20_link" text:visited-style-name="Visited_20_Internet_20_Link">
344547283_788178359286444_6056673073977343410_n.jpg</text:a>
', '<text:a xlink:type="simple" xlink:href="https://armyinform.com.ua/wp-content/uploads/2023/05/344000609_2317306275123458_3974039771555639074_n-150x150.jpg" text:style-name="Internet_20_link" text:visited-style-name="Visited_20_Internet_20_Link">
344000609_2317306275123458_3974039771555639074_n-150x150.jpg</text:a>
', '<text:a xlink:type="simple" xlink:href="https://armyinform.com.ua/wp-content/uploads/2023/05/344393261_249865827548559_1263438314601649190_n-150x150.jpg" text:style-name="Internet_20_link" text:visited-style-name="Visited_20_Internet_20_Link">
344393261_249865827548559_1263438314601649190_n-150x150.jpg</text:a>
', '<text:a xlink:type="simple" xlink:href="https://armyinform.com.ua/wp-content/uploads/2023/05/344698781_770859191351421_1765689977540530875_n-150x150.jpg" text:style-name="Internet_20_link" text:visited-style-name="Visited_20_Internet_20_Link">
344698781_770859191351421_1765689977540530875_n-150x150.jpg</text:a>
', '<text:a xlink:type="simple" xlink:href="https://armyinform.com.ua/wp-content/uploads/2023/05/345071461_768604664803084_30857586329907468_n-150x150.jpg" text:style-name="Internet_20_link" text:visited-style-name="Visited_20_Internet_20_Link">
345071461_768604664803084_30857586329907468_n-150x150.jpg</text:a>
', '<text:a xlink:type="simple" xlink:href="https://armyinform.com.ua/wp-content/uploads/2023/05/345447711_606546211405951_4108454640402040050_n-150x150.jpg" text:style-name="Internet_20_link" text:visited-style-name="Visited_20_Internet_20_Link">
345447711_606546211405951_4108454640402040050_n-150x150.jpg</text:a>
', '<text:a xlink:type="simple" xlink:href="https://armyinform.com.ua/wp-content/uploads/2023/05/345450980_232259032744126_1260553145642037009_n-150x150.jpg" text:style-name="Internet_20_link" text:visited-style-name="Visited_20_Internet_20_Link">
345450980_232259032744126_1260553145642037009_n-150x150.jpg</text:a>
', '<text:a xlink:type="simple" xlink:href="https://armyinform.com.ua/wp-content/uploads/2023/05/345450980_3211315939159023_9052386862747969743_n-150x150.jpg" text:style-name="Internet_20_link" text:visited-style-name="Visited_20_Internet_20_Link">
345450980_3211315939159023_9052386862747969743_n-150x150.jpg</text:a>
', '<text:a xlink:type="simple" xlink:href="https://armyinform.com.ua/wp-content/uploads/2023/05/345451575_758855142436287_903879792692173176_n-150x150.jpg" text:style-name="Internet_20_link" text:visited-style-name="Visited_20_Internet_20_Link">
345451575_758855142436287_903879792692173176_n-150x150.jpg</text:a>
', '<text:a xlink:type="simple" xlink:href="https://armyinform.com.ua/wp-content/uploads/2023/05/345456353_981856383250999_7663699566592861940_n-150x150.jpg" text:style-name="Internet_20_link" text:visited-style-name="Visited_20_Internet_20_Link">
345456353_981856383250999_7663699566592861940_n-150x150.jpg</text:a>
', '<text:a xlink:type="simple" xlink:href="https://armyinform.com.ua/wp-content/uploads/2023/05/345458104_895941781490846_1433059254335478437_n-150x150.jpg" text:style-name="Internet_20_link" text:visited-style-name="Visited_20_Internet_20_Link">
345458104_895941781490846_1433059254335478437_n-150x150.jpg</text:a>
', '<text:a xlink:type="simple" xlink:href="https://armyinform.com.ua/wp-content/uploads/2023/05/345461068_983524266160113_3132960177275386790_n-150x150.jpg" text:style-name="Internet_20_link" text:visited-style-name="Visited_20_Internet_20_Link">
345461068_983524266160113_3132960177275386790_n-150x150.jpg</text:a>
', '<text:a xlink:type="simple" xlink:href="https://armyinform.com.ua/wp-content/uploads/2023/05/345469663_771832520950558_2270270761723913755_n-150x150.jpg" text:style-name="Internet_20_link" text:visited-style-name="Visited_20_Internet_20_Link">
345469663_771832520950558_2270270761723913755_n-150x150.jpg</text:a>
', '<text:a xlink:type="simple" xlink:href="https://armyinform.com.ua/wp-content/uploads/2023/05/345573354_162155996814741_1906949450506445878_n-150x150.jpg" text:style-name="Internet_20_link" text:visited-style-name="Visited_20_Internet_20_Link">
345573354_162155996814741_1906949450506445878_n-150x150.jpg</text:a>
', '<text:a xlink:type="simple" xlink:href="https://armyinform.com.ua/wp-content/uploads/2023/05/345653926_249927864372149_3207295380449602624_n-150x150.jpg" text:style-name="Internet_20_link" text:visited-style-name="Visited_20_Internet_20_Link">
345653926_249927864372149_3207295380449602624_n-150x150.jpg</text:a>
']</text:p>
      <text:p text:style-name="P4">
Tags: ['STOPRUSSIA', 'АГРЕСІЯ РФ']</text:p>
      <text:p text:style-name="P4">
Category: News</text:p>
      <!--METADATA-->
      <text:p text:style-name="P4">
<draw:frame draw:style-name="fr1" draw:name="Image346" text:anchor-type="as-char" svg:width="6.9236in" svg:height="4.615733in" draw:z-index="0">
<draw:image xlink:href="../Images/AРМІЯINFORM/2023-05-06T97-00-00-04-00/344547283_788178359286444_6056673073977343410_n.jpg" xlink:type="simple" xlink:show="embed" xlink:actuate="onLoad" draw:mime-type="image/jpeg"/>
</draw:frame>
</text:p>
      <text:p text:style-name="P4">
Про це<text:a xlink:type="simple" xlink:href="https://www.facebook.com/navy.mil.gov.ua/posts/pfbid0zNfo32f3qPSsxHv2isJdRE6JQCekTz3DBdaK1YCLTGWJJqz2r1uuUDqmmcTyvwJWl" text:style-name="Internet_20_link" text:visited-style-name="Visited_20_Internet_20_Link">
йдеться</text:a>
у повідомленні ВМС ЗС України:</text:p>
      <text:p text:style-name="P4">
«Українські морські піхотинці продовжують вдосконалювати свої знання тапідтримувати навички на належному рівні, щоб й надалі ефективно протистоятиагресії російських фашистських військ.</text:p>
      <text:p text:style-name="P4">
Не дивлячись на щільний графік повсякденних завдань, морпіхи приділяють великуувагу відпрацюванню різних вправ з вогневої підготовки, адже коженвійськовослужбовець має не тільки досконально знати власну зброю, а й успішноїї використовувати, знищуючи російських окупантів».</text:p>
      <text:p text:style-name="P4">
<text:a xlink:type="simple" xlink:href="https://armyinform.com.ua/wp-content/uploads/2023/05/344000609_2317306275123458_3974039771555639074_n.jpg" text:style-name="Internet_20_link" text:visited-style-name="Visited_20_Internet_20_Link">
<draw:frame draw:style-name="fr1" draw:name="Image347" text:anchor-type="as-char" svg:width="6.9236in" svg:height="6.9236in" draw:z-index="0">
<draw:image xlink:href="../Images/AРМІЯINFORM/2023-05-06T97-00-00-04-00/344000609_2317306275123458_3974039771555639074_n-150x150.jpg" xlink:type="simple" xlink:show="embed" xlink:actuate="onLoad" draw:mime-type="image/jpeg"/>
</draw:frame>
</text:a>
</text:p>
      <text:p text:style-name="P4">
<text:a xlink:type="simple" xlink:href="https://armyinform.com.ua/wp-content/uploads/2023/05/344393261_249865827548559_1263438314601649190_n.jpg" text:style-name="Internet_20_link" text:visited-style-name="Visited_20_Internet_20_Link">
<draw:frame draw:style-name="fr1" draw:name="Image348" text:anchor-type="as-char" svg:width="6.9236in" svg:height="6.9236in" draw:z-index="0">
<draw:image xlink:href="../Images/AРМІЯINFORM/2023-05-06T97-00-00-04-00/344393261_249865827548559_1263438314601649190_n-150x150.jpg" xlink:type="simple" xlink:show="embed" xlink:actuate="onLoad" draw:mime-type="image/jpeg"/>
</draw:frame>
</text:a>
</text:p>
      <text:p text:style-name="P4">
<text:a xlink:type="simple" xlink:href="https://armyinform.com.ua/wp-content/uploads/2023/05/344698781_770859191351421_1765689977540530875_n.jpg" text:style-name="Internet_20_link" text:visited-style-name="Visited_20_Internet_20_Link">
<draw:frame draw:style-name="fr1" draw:name="Image349" text:anchor-type="as-char" svg:width="6.9236in" svg:height="6.9236in" draw:z-index="0">
<draw:image xlink:href="../Images/AРМІЯINFORM/2023-05-06T97-00-00-04-00/344698781_770859191351421_1765689977540530875_n-150x150.jpg" xlink:type="simple" xlink:show="embed" xlink:actuate="onLoad" draw:mime-type="image/jpeg"/>
</draw:frame>
</text:a>
</text:p>
      <text:p text:style-name="P4">
<text:a xlink:type="simple" xlink:href="https://armyinform.com.ua/wp-content/uploads/2023/05/345071461_768604664803084_30857586329907468_n.jpg" text:style-name="Internet_20_link" text:visited-style-name="Visited_20_Internet_20_Link">
<draw:frame draw:style-name="fr1" draw:name="Image350" text:anchor-type="as-char" svg:width="6.9236in" svg:height="6.9236in" draw:z-index="0">
<draw:image xlink:href="../Images/AРМІЯINFORM/2023-05-06T97-00-00-04-00/345071461_768604664803084_30857586329907468_n-150x150.jpg" xlink:type="simple" xlink:show="embed" xlink:actuate="onLoad" draw:mime-type="image/jpeg"/>
</draw:frame>
</text:a>
</text:p>
      <text:p text:style-name="P4">
<text:a xlink:type="simple" xlink:href="https://armyinform.com.ua/wp-content/uploads/2023/05/345447711_606546211405951_4108454640402040050_n.jpg" text:style-name="Internet_20_link" text:visited-style-name="Visited_20_Internet_20_Link">
<draw:frame draw:style-name="fr1" draw:name="Image351" text:anchor-type="as-char" svg:width="6.9236in" svg:height="6.9236in" draw:z-index="0">
<draw:image xlink:href="../Images/AРМІЯINFORM/2023-05-06T97-00-00-04-00/345447711_606546211405951_4108454640402040050_n-150x150.jpg" xlink:type="simple" xlink:show="embed" xlink:actuate="onLoad" draw:mime-type="image/jpeg"/>
</draw:frame>
</text:a>
</text:p>
      <text:p text:style-name="P4">
<text:a xlink:type="simple" xlink:href="https://armyinform.com.ua/wp-content/uploads/2023/05/345450980_232259032744126_1260553145642037009_n.jpg" text:style-name="Internet_20_link" text:visited-style-name="Visited_20_Internet_20_Link">
<draw:frame draw:style-name="fr1" draw:name="Image352" text:anchor-type="as-char" svg:width="6.9236in" svg:height="6.9236in" draw:z-index="0">
<draw:image xlink:href="../Images/AРМІЯINFORM/2023-05-06T97-00-00-04-00/345450980_232259032744126_1260553145642037009_n-150x150.jpg" xlink:type="simple" xlink:show="embed" xlink:actuate="onLoad" draw:mime-type="image/jpeg"/>
</draw:frame>
</text:a>
</text:p>
      <text:p text:style-name="P4">
<text:a xlink:type="simple" xlink:href="https://armyinform.com.ua/wp-content/uploads/2023/05/345450980_3211315939159023_9052386862747969743_n.jpg" text:style-name="Internet_20_link" text:visited-style-name="Visited_20_Internet_20_Link">
<draw:frame draw:style-name="fr1" draw:name="Image353" text:anchor-type="as-char" svg:width="6.9236in" svg:height="6.9236in" draw:z-index="0">
<draw:image xlink:href="../Images/AРМІЯINFORM/2023-05-06T97-00-00-04-00/345450980_3211315939159023_9052386862747969743_n-150x150.jpg" xlink:type="simple" xlink:show="embed" xlink:actuate="onLoad" draw:mime-type="image/jpeg"/>
</draw:frame>
</text:a>
</text:p>
      <text:p text:style-name="P4">
<text:a xlink:type="simple" xlink:href="https://armyinform.com.ua/wp-content/uploads/2023/05/345451575_758855142436287_903879792692173176_n.jpg" text:style-name="Internet_20_link" text:visited-style-name="Visited_20_Internet_20_Link">
<draw:frame draw:style-name="fr1" draw:name="Image354" text:anchor-type="as-char" svg:width="6.9236in" svg:height="6.9236in" draw:z-index="0">
<draw:image xlink:href="../Images/AРМІЯINFORM/2023-05-06T97-00-00-04-00/345451575_758855142436287_903879792692173176_n-150x150.jpg" xlink:type="simple" xlink:show="embed" xlink:actuate="onLoad" draw:mime-type="image/jpeg"/>
</draw:frame>
</text:a>
</text:p>
      <text:p text:style-name="P4">
<text:a xlink:type="simple" xlink:href="https://armyinform.com.ua/wp-content/uploads/2023/05/345456353_981856383250999_7663699566592861940_n.jpg" text:style-name="Internet_20_link" text:visited-style-name="Visited_20_Internet_20_Link">
<draw:frame draw:style-name="fr1" draw:name="Image355" text:anchor-type="as-char" svg:width="6.9236in" svg:height="6.9236in" draw:z-index="0">
<draw:image xlink:href="../Images/AРМІЯINFORM/2023-05-06T97-00-00-04-00/345456353_981856383250999_7663699566592861940_n-150x150.jpg" xlink:type="simple" xlink:show="embed" xlink:actuate="onLoad" draw:mime-type="image/jpeg"/>
</draw:frame>
</text:a>
</text:p>
      <text:p text:style-name="P4">
<text:a xlink:type="simple" xlink:href="https://armyinform.com.ua/wp-content/uploads/2023/05/345458104_895941781490846_1433059254335478437_n.jpg" text:style-name="Internet_20_link" text:visited-style-name="Visited_20_Internet_20_Link">
<draw:frame draw:style-name="fr1" draw:name="Image356" text:anchor-type="as-char" svg:width="6.9236in" svg:height="6.9236in" draw:z-index="0">
<draw:image xlink:href="../Images/AРМІЯINFORM/2023-05-06T97-00-00-04-00/345458104_895941781490846_1433059254335478437_n-150x150.jpg" xlink:type="simple" xlink:show="embed" xlink:actuate="onLoad" draw:mime-type="image/jpeg"/>
</draw:frame>
</text:a>
</text:p>
      <text:p text:style-name="P4">
<text:a xlink:type="simple" xlink:href="https://armyinform.com.ua/wp-content/uploads/2023/05/345461068_983524266160113_3132960177275386790_n.jpg" text:style-name="Internet_20_link" text:visited-style-name="Visited_20_Internet_20_Link">
<draw:frame draw:style-name="fr1" draw:name="Image357" text:anchor-type="as-char" svg:width="6.9236in" svg:height="6.9236in" draw:z-index="0">
<draw:image xlink:href="../Images/AРМІЯINFORM/2023-05-06T97-00-00-04-00/345461068_983524266160113_3132960177275386790_n-150x150.jpg" xlink:type="simple" xlink:show="embed" xlink:actuate="onLoad" draw:mime-type="image/jpeg"/>
</draw:frame>
</text:a>
</text:p>
      <text:p text:style-name="P4">
<text:a xlink:type="simple" xlink:href="https://armyinform.com.ua/wp-content/uploads/2023/05/345469663_771832520950558_2270270761723913755_n.jpg" text:style-name="Internet_20_link" text:visited-style-name="Visited_20_Internet_20_Link">
<draw:frame draw:style-name="fr1" draw:name="Image358" text:anchor-type="as-char" svg:width="6.9236in" svg:height="6.9236in" draw:z-index="0">
<draw:image xlink:href="../Images/AРМІЯINFORM/2023-05-06T97-00-00-04-00/345469663_771832520950558_2270270761723913755_n-150x150.jpg" xlink:type="simple" xlink:show="embed" xlink:actuate="onLoad" draw:mime-type="image/jpeg"/>
</draw:frame>
</text:a>
</text:p>
      <text:p text:style-name="P4">
<text:a xlink:type="simple" xlink:href="https://armyinform.com.ua/wp-content/uploads/2023/05/345573354_162155996814741_1906949450506445878_n.jpg" text:style-name="Internet_20_link" text:visited-style-name="Visited_20_Internet_20_Link">
<draw:frame draw:style-name="fr1" draw:name="Image359" text:anchor-type="as-char" svg:width="6.9236in" svg:height="6.9236in" draw:z-index="0">
<draw:image xlink:href="../Images/AРМІЯINFORM/2023-05-06T97-00-00-04-00/345573354_162155996814741_1906949450506445878_n-150x150.jpg" xlink:type="simple" xlink:show="embed" xlink:actuate="onLoad" draw:mime-type="image/jpeg"/>
</draw:frame>
</text:a>
</text:p>
      <text:p text:style-name="P4">
<text:a xlink:type="simple" xlink:href="https://armyinform.com.ua/wp-content/uploads/2023/05/345653926_249927864372149_3207295380449602624_n.jpg" text:style-name="Internet_20_link" text:visited-style-name="Visited_20_Internet_20_Link">
<draw:frame draw:style-name="fr1" draw:name="Image360" text:anchor-type="as-char" svg:width="6.9236in" svg:height="6.9236in" draw:z-index="0">
<draw:image xlink:href="../Images/AРМІЯINFORM/2023-05-06T97-00-00-04-00/345653926_249927864372149_3207295380449602624_n-150x150.jpg" xlink:type="simple" xlink:show="embed" xlink:actuate="onLoad" draw:mime-type="image/jpeg"/>
</draw:frame>
</text:a>
</text:p>
      <text:p text:style-name="P4">
Source: <text:a xlink:type="simple" xlink:href="https://armyinform.com.ua/2023/05/06/ukrayinski-morpihy-pidtrymuyut-navychky-z-vognevoyi-pidgotovky/" text:style-name="Internet_20_link" text:visited-style-name="Visited_20_Internet_20_Link">
https://armyinform.com.ua/2023/05/06/ukrayinski-morpihy-pidtrymuyut-navychky-z-vognevoyi-pidgotovky/</text:a>
</text:p>
      <!--NEWS-->
      <text:h text:style-name="P10" text:outline-level="1">
<text:span text:style-name="T4">
російські військові за час збройної агресії вбили в Україні 480 дітей</text:span>
</text:h>
      <text:p text:style-name="P4">
Author: ['АРМІЯINFORM']</text:p>
      <text:p text:style-name="P4">
Time: 2023-05-06T98:00:00-04:00</text:p>
      <text:p text:style-name="P4">
Description: Станом на ранок 6 травня 2023 року більше ніж 1444 дитини постраждали в Україні внаслід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7_big.jpg" text:style-name="Internet_20_link" text:visited-style-name="Visited_20_Internet_20_Link">
47_big.jpg</text:a>
']</text:p>
      <text:p text:style-name="P4">
Tags: ['STOPRUSSIA', 'АГРЕСІЯ РФ', 'ВІЙНА', 'ВТОРГНЕННЯ РФ', 'ДІТИ ВІЙНИ', 'ЮВЕНАЛЬНІ ПРОКУРОРИ']</text:p>
      <text:p text:style-name="P4">
Category: News</text:p>
      <!--METADATA-->
      <text:p text:style-name="P4">
<draw:frame draw:style-name="fr1" draw:name="Image361" text:anchor-type="as-char" svg:width="6.9236in" svg:height="5.18693in" draw:z-index="0">
<draw:image xlink:href="../Images/AРМІЯINFORM/2023-05-06T98-00-00-04-00/47_big.jpg" xlink:type="simple" xlink:show="embed" xlink:actuate="onLoad" draw:mime-type="image/jpeg"/>
</draw:frame>
Ілюстративне фото</text:p>
      <text:p text:style-name="P4">
Станом на ранок 6 травня 2023 року більше ніж 1444 дитини постраждали вУкраїні внаслідок широкомасштабної збройної агресії рф. За <text:a xlink:type="simple" xlink:href="https://www.gp.gov.ua/ua/posts/yuvenalni-prokurori-480-ditei-zaginulo-v-ukrayini-vnaslidok-zbroinoyi-agresiyi-rf" text:style-name="Internet_20_link" text:visited-style-name="Visited_20_Internet_20_Link">
офіційноюінформацією</text:a>
 ювенальних прокурорів 480дітей загинули та понад 964 отримали поранення різного ступеню тяжкості.  Ці цифри не остаточні. Триває робота з їх встановлення в місцях веденнябойових дій, на тимчасово окупованих та звільнених територіях.  Найбільше постраждало дітей у таких областях:</text:p>
      <ul>
        <li>
Донецькій області — 455,  * Харківській — 275,  * Київській — 128,  * Херсонській — 96,  * Запорізькій — 89,  * Миколаївській — 89,  * Чернігівській — 70,  * Дніпропетровській — 67,  * Луганській — 66.</li>
      </ul>
      <text:p text:style-name="P4">
5 травня в лікувальному закладі померла 16-річна дівчинка, яка зазнала тяжкихпоранень через обстріл військами рф 29 квітня м. Краматорськ Донецькоїобласті.  Стало відомо про загибель 14-річної дівчинки 3 липня 2022 року в с.ТетянівкаДонецької області внаслідок обстрілів села ворогом.  5 травня внаслідок авіаудару по м. Глухів Сумської області поранено 12-річнудівчинку.</text:p>
      <text:p text:style-name="P4">
Source: <text:a xlink:type="simple" xlink:href="https://armyinform.com.ua/2023/05/06/rosijski-vijskovi-za-chas-zbrojnoyi-agresiyi-vbyly-v-ukrayini-480-ditej/" text:style-name="Internet_20_link" text:visited-style-name="Visited_20_Internet_20_Link">
https://armyinform.com.ua/2023/05/06/rosijski-vijskovi-za-chas-zbrojnoyi-agresiyi-vbyly-v-ukrayini-480-ditej/</text:a>
</text:p>
      <!--NEWS-->
      <text:h text:style-name="P10" text:outline-level="1">
<text:span text:style-name="T4">
Квітень в Бахмуті очима воїнів-піхотинців. Тримаємо стрій!</text:span>
</text:h>
      <text:p text:style-name="P4">
Author: ['АРМІЯINFORM']</text:p>
      <text:p text:style-name="P4">
Time: 2023-05-06T99:00:00-04:00</text:p>
      <text:p text:style-name="P4">
Description: Квітень в Бахмуті очима воїнів-піхотинців. Тримаємо ст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233524_555920483117359_1604682296362987471_n.jpg" text:style-name="Internet_20_link" text:visited-style-name="Visited_20_Internet_20_Link">
345233524_555920483117359_1604682296362987471_n.jpg</text:a>
']</text:p>
      <text:p text:style-name="P4">
Tags: ['БАХМУТ', 'ДЕНЬ ПІХОТИ']</text:p>
      <text:p text:style-name="P4">
Category: News</text:p>
      <!--METADATA-->
      <text:p text:style-name="P4">
<draw:frame draw:style-name="fr1" draw:name="Image362" text:anchor-type="as-char" svg:width="6.9236in" svg:height="4.615733in" draw:z-index="0">
<draw:image xlink:href="../Images/AРМІЯINFORM/2023-05-06T99-00-00-04-00/345233524_555920483117359_1604682296362987471_n.jpg" xlink:type="simple" xlink:show="embed" xlink:actuate="onLoad" draw:mime-type="image/jpeg"/>
</draw:frame>
</text:p>
      <text:p text:style-name="P4">
Квітень в Бахмуті очима воїнів-піхотинців. Тримаємо стрій!</text:p>
      <text:p text:style-name="P4">
Source: <text:a xlink:type="simple" xlink:href="https://armyinform.com.ua/2023/05/06/kviten-v-bahmuti-ochyma-voyiniv-pihotyncziv-trymayemo-strij/" text:style-name="Internet_20_link" text:visited-style-name="Visited_20_Internet_20_Link">
https://armyinform.com.ua/2023/05/06/kviten-v-bahmuti-ochyma-voyiniv-pihotyncziv-trymayemo-strij/</text:a>
</text:p>
      <!--NEWS-->
      <text:h text:style-name="P10" text:outline-level="1">
<text:span text:style-name="T4">
Білоруський батальйон показав зачистку траншеї уздовж дороги на Бахмут</text:span>
</text:h>
      <text:p text:style-name="P4">
Authors: Ukrinform (Person)</text:p>
      <text:p text:style-name="P4">
Publisher: Укринформ (Organization)</text:p>
      <text:p text:style-name="P4">
Published Time: 2023-05-07T-31:18:00+03:00</text:p>
      <text:p text:style-name="P4">
Modified Time: 2023-05-07T00:18:00+03:00</text:p>
      <text:p text:style-name="P4">
Description: Білоруський добровольчий батальйон Тэрор, який воює на боці України, опублікував відео, на якому, як стверджується, зафіксовано зачистку лінії траншей окупантів уздовж "дороги життя" на Бахмут, яку контролює противник. — Укрінформ.</text:p>
      <text:p text:style-name="P4">
Images: ["<text:a xlink:type="simple" xlink:href="https://static.ukrinform.com/photos/2023_05/thumb_files/630_360_1683408799-784.jpg" text:style-name="Internet_20_link" text:visited-style-name="Visited_20_Internet_20_Link">
630_360_16834...</text:a>
"]</text:p>
      <text:p text:style-name="P4">
Tags: ['Бахмут', 'білорусь', 'Агресія РФ', 'Добровольці', 'Війна з росією']</text:p>
      <text:p text:style-name="P4">
Type: Article</text:p>
      <!--METADATA-->
      <text:p text:style-name="P4">
<draw:frame draw:style-name="fr1" draw:name="Image363" text:anchor-type="as-char" svg:width="6.9236in" svg:height="3.956343in" draw:z-index="0">
<draw:image xlink:href="../Images/yкринформ/2023-05-07T-31-18-00-03-00/630_360_1683408799-784.jpg" xlink:type="simple" xlink:show="embed" xlink:actuate="onLoad" draw:mime-type="image/jpeg"/>
</draw:frame>
Білоруський добровольчий батальйон Тэрор, який воює на боці України,опублікував відео, на якому, як стверджується, зафіксовано зачистку лініїтраншей окупантів уздовж "дороги життя" на Бахмут, яку контролює противник.</text:p>
      <text:p text:style-name="P4">
Про це передає Укрінформ із <text:a xlink:type="simple" xlink:href="https://t.me/terrorbel/102" text:style-name="Internet_20_link" text:visited-style-name="Visited_20_Internet_20_Link">
 </text:a>
 на сторінкубатальйону у Телеграмі.</text:p>
      <text:p text:style-name="P4">
Зазначається, що було поставлено завдання висунутися до бліндажу противника,знищити особовий склад, зайняти та закріпитися на стратегічно важливомурубежі.</text:p>
      <text:p text:style-name="P4">
"Завдання виконане", - заявили в батальйоні.</text:p>
      <text:p text:style-name="P4">
На відео можна побачити багато знищеної техніки та розкиданих мертвих тіл,ймовірно, російських окупантів.</text:p>
      <text:p text:style-name="P4">
Нагадаємо: батальйон імені Дмитра "Терора" Апанасовича - загін спеціальногопризначення названий на честь білоруського добровольця, який загинув під часзахисту Ірпеня. Існує з 2022 року. Раніше батальйон Тэрор входив до полкуКалиновського.</text:p>
      <text:p text:style-name="P4">
Source: <text:a xlink:type="simple" xlink:href="https://www.ukrinform.ua/rubric-ato/3705780-biloruskij-bataljon-pokazav-zacistku-transei-uzdovz-dorogi-na-bahmut.html" text:style-name="Internet_20_link" text:visited-style-name="Visited_20_Internet_20_Link">
https://www.ukrinform.ua/rubric-ato/3705780-biloruskij-bataljon-pokazav-zacistku-transei-uzdovz-dorogi-na-bahmut.html</text:a>
</text:p>
      <!--NEWS-->
      <text:h text:style-name="P10" text:outline-level="1">
<text:span text:style-name="T4">
Білоруський батальйон показав зачистку траншеї уздовж дороги на Бахмут</text:span>
</text:h>
      <text:p text:style-name="P4">
Authors: Ukrinform (Person)</text:p>
      <text:p text:style-name="P4">
Publisher: Укринформ (Organization)</text:p>
      <text:p text:style-name="P4">
Published Time: 2023-05-07T00:18:00+03:00</text:p>
      <text:p text:style-name="P4">
Modified Time: 2023-05-07T00:18:00+03:00</text:p>
      <text:p text:style-name="P4">
Description: Білоруський добровольчий батальйон Тэрор, який воює на боці України, опублікував відео, на якому, як стверджується, зафіксовано зачистку лінії траншей окупантів уздовж "дороги життя" на Бахмут, яку контролює противник. — Укрінформ.</text:p>
      <text:p text:style-name="P4">
Images: ["<text:a xlink:type="simple" xlink:href="https://static.ukrinform.com/photos/2023_05/thumb_files/630_360_1683408799-784.jpg" text:style-name="Internet_20_link" text:visited-style-name="Visited_20_Internet_20_Link">
630_360_16834...</text:a>
"]</text:p>
      <text:p text:style-name="P4">
Tags: ['Бахмут', 'білорусь', 'Агресія РФ', 'Добровольці', 'Війна з росією']</text:p>
      <text:p text:style-name="P4">
Type: Article</text:p>
      <!--METADATA-->
      <text:p text:style-name="P4">
<draw:frame draw:style-name="fr1" draw:name="Image364" text:anchor-type="as-char" svg:width="6.9236in" svg:height="3.956343in" draw:z-index="0">
<draw:image xlink:href="../Images/yкринформ/2023-05-07T00-18-00-03-00/630_360_1683408799-784.jpg" xlink:type="simple" xlink:show="embed" xlink:actuate="onLoad" draw:mime-type="image/jpeg"/>
</draw:frame>
Білоруський добровольчий батальйон Тэрор, який воює на боці України,опублікував відео, на якому, як стверджується, зафіксовано зачистку лініїтраншей окупантів уздовж "дороги життя" на Бахмут, яку контролює противник.</text:p>
      <text:p text:style-name="P4">
Про це передає Укрінформ із <text:a xlink:type="simple" xlink:href="https://t.me/terrorbel/102" text:style-name="Internet_20_link" text:visited-style-name="Visited_20_Internet_20_Link">
 </text:a>
 на сторінкубатальйону у Телеграмі.</text:p>
      <text:p text:style-name="P4">
Зазначається, що було поставлено завдання висунутися до бліндажу противника,знищити особовий склад, зайняти та закріпитися на стратегічно важливомурубежі.</text:p>
      <text:p text:style-name="P4">
"Завдання виконане", - заявили в батальйоні.</text:p>
      <text:p text:style-name="P4">
На відео можна побачити багато знищеної техніки та розкиданих мертвих тіл,ймовірно, російських окупантів.</text:p>
      <text:p text:style-name="P4">
Нагадаємо: батальйон імені Дмитра "Терора" Апанасовича - загін спеціальногопризначення названий на честь білоруського добровольця, який загинув під часзахисту Ірпеня. Існує з 2022 року. Раніше батальйон Тэрор входив до полкуКалиновського.</text:p>
      <text:p text:style-name="P4">
Source: <text:a xlink:type="simple" xlink:href="https://www.ukrinform.ua/rubric-ato/3705780-biloruskij-bataljon-pokazav-zacistku-transei-uzdovz-dorogi-na-bahmut.html" text:style-name="Internet_20_link" text:visited-style-name="Visited_20_Internet_20_Link">
https://www.ukrinform.ua/rubric-ato/3705780-biloruskij-bataljon-pokazav-zacistku-transei-uzdovz-dorogi-na-bahmut.html</text:a>
</text:p>
      <!--NEWS-->
      <text:h text:style-name="P10" text:outline-level="1">
<text:span text:style-name="T4">
У Миколаєві пролунали вибухи: Кім не виключає нових обстрілів</text:span>
</text:h>
      <text:p text:style-name="P4">
Authors: Ukrinform (Person)</text:p>
      <text:p text:style-name="P4">
Publisher: Укринформ (Organization)</text:p>
      <text:p text:style-name="P4">
Published Time: 2023-05-07T00:34:00+03:00</text:p>
      <text:p text:style-name="P4">
Modified Time: 2023-05-07T00:34:00+03:00</text:p>
      <text:p text:style-name="P4">
Description:  Уночі 7 травня росія запустила ракети зі стратегічної авіації, і вже через лічені хвилини пролунали вибухи у Миколаєві. — Укрінформ.</text:p>
      <text:p text:style-name="P4">
Images: ["<text:a xlink:type="simple" xlink:href="https://static.ukrinform.com/photos/2023_02/thumb_files/630_360_1677569405-698.jpg" text:style-name="Internet_20_link" text:visited-style-name="Visited_20_Internet_20_Link">
630_360_16775...</text:a>
"]</text:p>
      <text:p text:style-name="P4">
Tags: ['Миколаїв', 'Обстріл', 'Агресія РФ', 'Війна з росією']</text:p>
      <text:p text:style-name="P4">
Type: Article</text:p>
      <!--METADATA-->
      <text:p text:style-name="P4">
<draw:frame draw:style-name="fr1" draw:name="Image365" text:anchor-type="as-char" svg:width="6.9236in" svg:height="3.956343in" draw:z-index="0">
<draw:image xlink:href="../Images/yкринформ/2023-05-07T00-34-00-03-00/630_360_1677569405-698.jpg" xlink:type="simple" xlink:show="embed" xlink:actuate="onLoad" draw:mime-type="image/jpeg"/>
</draw:frame>
 Уночі 7травня росія запустила ракети зі стратегічної авіації, і вже через ліченіхвилини пролунали вибухи у Миколаєві.</text:p>
      <text:p text:style-name="P4">
Про це передає Укрінформ із посиланням на <text:a xlink:type="simple" xlink:href="https://t.me/mykolaivskaODA/4970" text:style-name="Internet_20_link" text:visited-style-name="Visited_20_Internet_20_Link">
</text:a>
 голови Миколаївської ОВА Віталія Кіма.</text:p>
      <text:p text:style-name="P4">
За його словами, у Миколаєві було чути 2 вибухи, але це також могли бути звукиз області. Очільник військової адміністрації відзначив, що вибухи могли бутирезультатом роботи ППО, однак точна інформація буде згодом.</text:p>
      <text:p text:style-name="P4">
Також Кім попередив про загрозу нових пусків. За даними моніторингових каналівстаном на 00:30 вони є.</text:p>
      <text:p text:style-name="P4">
Як раніше повідомляло агентство, ввечері 6 травня у більшості областей України_<text:span text:style-name="T4">
<text:a xlink:type="simple" xlink:href="https://www.ukrinform.ua/rubric-ato/3705772-u-bilsosti-regioniv-trivoga-zagarbniki-pidnali-aviaciu-mozlivij-zapusk-raket.html" text:style-name="Internet_20_link" text:visited-style-name="Visited_20_Internet_20_Link">
 </text:a>
 </text:span>
 _</text:p>
      <text:p text:style-name="P4">
Source: <text:a xlink:type="simple" xlink:href="https://www.ukrinform.ua/rubric-ato/3705781-u-mikolaevi-prolunali-vibuhi-kim-ne-viklucae-novih-obstriliv.html" text:style-name="Internet_20_link" text:visited-style-name="Visited_20_Internet_20_Link">
https://www.ukrinform.ua/rubric-ato/3705781-u-mikolaevi-prolunali-vibuhi-kim-ne-viklucae-novih-obstriliv.html</text:a>
</text:p>
      <!--NEWS-->
      <text:h text:style-name="P10" text:outline-level="1">
<text:span text:style-name="T4">
російський Су-35 перехопив польський прикордонний літак над Чорним морем</text:span>
</text:h>
      <text:p text:style-name="P4">
Authors: Ukrinform (Person)</text:p>
      <text:p text:style-name="P4">
Publisher: Укринформ (Organization)</text:p>
      <text:p text:style-name="P4">
Published Time: 2023-05-07T00:48:00+03:00</text:p>
      <text:p text:style-name="P4">
Modified Time: 2023-05-07T00:48:00+03:00</text:p>
      <text:p text:style-name="P4">
Description: Польський прикордонний літак L410 Turbolet під час здійснення польоту над Чорним морем неподалік повітряного простору Румунії був перехоплений російським винищувачем Су-35. — Укрінформ.</text:p>
      <text:p text:style-name="P4">
Images: ["<text:a xlink:type="simple" xlink:href="https://static.ukrinform.com/photos/2016_02/thumb_files/630_360_1454323584-3169.jpg" text:style-name="Internet_20_link" text:visited-style-name="Visited_20_Internet_20_Link">
630_360_14543...</text:a>
"]</text:p>
      <text:p text:style-name="P4">
Tags: ['Літак', 'Перехоплення', 'Польща', ' Чорне море', 'росія', 'Війна з росією']</text:p>
      <text:p text:style-name="P4">
Type: Article</text:p>
      <!--METADATA-->
      <text:p text:style-name="P4">
<draw:frame draw:style-name="fr1" draw:name="Image366" text:anchor-type="as-char" svg:width="6.9236in" svg:height="3.956343in" draw:z-index="0">
<draw:image xlink:href="../Images/yкринформ/2023-05-07T00-48-00-03-00/630_360_1454323584-3169.jpg" xlink:type="simple" xlink:show="embed" xlink:actuate="onLoad" draw:mime-type="image/jpeg"/>
</draw:frame>
 Польськийприкордонний літак L410 Turbolet під час здійснення польоту над Чорним моремнеподалік повітряного простору Румунії був перехоплений російським винищувачемСу-35.</text:p>
      <text:p text:style-name="P4">
Про це передає Укрінформ із <text:a xlink:type="simple" xlink:href="https://english.mapn.ro/cpresa/5967_press-release" text:style-name="Internet_20_link" text:visited-style-name="Visited_20_Internet_20_Link">
 </text:a>
 на сайт міністерства оборони Румунії.</text:p>
      <text:p text:style-name="P4">
Повітряний інцидент стався у п'ятницю, 5 травня, вдень близько 13.20 замісцевим часом.</text:p>
      <text:p text:style-name="P4">
"Агресивні та небезпечні маневри, що неодноразово здійснюють винищувачіросійської федерації поблизу польських літаків, створювали високий рівеньтурбулентності та створювали серйозні труднощі в управлінні польськимилітаками", - вказується в заяві відомства.</text:p>
      <text:p text:style-name="P4">
<text:span text:style-name="T4">
Читайте також:</text:span>
 <text:span text:style-name="T4">
<text:a xlink:type="simple" xlink:href="https://www.ukrinform.ua/rubric-ato/3705778-zagarbniki-viveli-u-corne-more-raketonosii-z-32-kalibrami.html" text:style-name="Internet_20_link" text:visited-style-name="Visited_20_Internet_20_Link">
 </text:a>
 </text:span>
</text:p>
      <text:p text:style-name="P4">
Після таких дій два бойові літаки румунських ВПС і два ВПС Іспанії, призначенідля виконання завдань повітряної поліції, були попереджені Об'єднаним центромповітряних операцій НАТО в іспанській Торрехоні.</text:p>
      <text:p text:style-name="P4">
"Хоча чотири літаки були готові втрутитися будь-якої миті, в їхньому втручанніне було необхідності", - розповіли в румунському Міноборони.</text:p>
      <text:p text:style-name="P4">
Польський екіпаж діяв спокійно та професійно "у ситуації, безвідповідальноствореній російським пілотом, і зміг повністю контролювати літак післяпочаткової втрати висоти, спричиненої маневрами літака Су-35".</text:p>
      <text:p text:style-name="P4">
<text:span text:style-name="T4">
Читайте також:</text:span>
 <text:span text:style-name="T4">
<text:a xlink:type="simple" xlink:href="https://www.ukrinform.ua/rubric-crimea/3701215-cerez-agresivni-dii-rf-corne-more-ne-mozna-vvazati-bezpecnim-vze-20-rokiv-komanduvac-vms.html" text:style-name="Internet_20_link" text:visited-style-name="Visited_20_Internet_20_Link">
 </text:a>
 </text:span>
</text:p>
      <text:p text:style-name="P4">
Літак зміг благополучно приземлитися у районі аеропорту Михайла Когелнічана.Ніхто з членів екіпажу на борту польського літака у цьому інциденті непостраждав.</text:p>
      <text:p text:style-name="P4">
"Румунська влада перебуває в контакті з Frontex та польською владою длярозслідування всіх обставин цього інциденту. Зовсім неприйнятна агресивнаповедінка, подібна до тієї, яку продемонстрував бойовий літак російськоїфедерації щодо неозброєного літака, який виконував місію Frontex з моніторингуміграційного ризику в Чорноморському басейні", - наголошують у МіноборониРумунії.</text:p>
      <text:p text:style-name="P4">
Також у військовому відомстві додали, що цей інцидент є ще одним свідченнямпровокаційного підходу рф у <text:span text:style-name="T4">
<text:a xlink:type="simple" xlink:href="https://www.ukrinform.ua/tag-corne-more" text:style-name="Internet_20_link" text:visited-style-name="Visited_20_Internet_20_Link">
 </text:a>
 </text:span>
.</text:p>
      <text:p text:style-name="P4">
Source: <text:a xlink:type="simple" xlink:href="https://www.ukrinform.ua/rubric-world/3705782-rosijskij-su35-perehopiv-polskij-prikordonnij-litak-nad-cornim-morem.html" text:style-name="Internet_20_link" text:visited-style-name="Visited_20_Internet_20_Link">
https://www.ukrinform.ua/rubric-world/3705782-rosijskij-su35-perehopiv-polskij-prikordonnij-litak-nad-cornim-morem.html</text:a>
</text:p>
      <!--NEWS-->
      <text:h text:style-name="P10" text:outline-level="1">
<text:span text:style-name="T4">
Начальник ГУР МОУ провів зустріч з послом Програми «За безпечну Литву»</text:span>
</text:h>
      <text:p text:style-name="P4">
Author: ['АРМІЯINFORM']</text:p>
      <text:p text:style-name="P4">
Time: 2023-05-07T99:00:00-04:00</text:p>
      <text:p text:style-name="P4">
Description: Начальник Головного управління розвідки Міністерства оборони України генерал-майор Кири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432012_953223289430417_3999705954031113905_n.jpg" text:style-name="Internet_20_link" text:visited-style-name="Visited_20_Internet_20_Link">
345432012_953223289430417_3999705954031113905_n.jpg</text:a>
']</text:p>
      <text:p text:style-name="P4">
Tags: ['STOPRUSSIA', 'АГРЕСІЯ РФ', 'ГУР МОУ']</text:p>
      <text:p text:style-name="P4">
Category: News</text:p>
      <!--METADATA-->
      <text:p text:style-name="P4">
<draw:frame draw:style-name="fr1" draw:name="Image367" text:anchor-type="as-char" svg:width="6.9236in" svg:height="3.894525in" draw:z-index="0">
<draw:image xlink:href="../Images/AРМІЯINFORM/2023-05-07T99-00-00-04-00/345432012_953223289430417_3999705954031113905_n.jpg" xlink:type="simple" xlink:show="embed" xlink:actuate="onLoad" draw:mime-type="image/jpeg"/>
</draw:frame>
</text:p>
      <text:p text:style-name="P4">
Начальник Головного управління розвідки Міністерства оборони України генерал-майор Кирило Буданов провів зустріч з послом Програми Президента ЛитовськоїРеспубліки «За безпечну Литву», громадським діячем та активним волонтеромАндріусом Тапінасом.</text:p>
      <text:p text:style-name="P4">
Про це<text:a xlink:type="simple" xlink:href="https://www.facebook.com/DefenceIntelligenceofUkraine/posts/pfbid034qw4uhrkWnWQVNU8UqtVcqGGmhoqJ1ZwBwhFnTx7E5xwnKSX5pSd9gEy1ktxGeskl" text:style-name="Internet_20_link" text:visited-style-name="Visited_20_Internet_20_Link">
повідомляє</text:a>
Головне управління розвідки Міністерства оборони України:</text:p>
      <text:p text:style-name="P4">
Андріус Тапінас — друг України. Минулого року у Литві він провів успішнікампанії зі збору коштів на придбання ударно-розвідувального безпілотника«Байрактар» український армії, а також із закупівлі радарів для ЗСУ назагальну суму 14 000 000 євро.</text:p>
      <text:p text:style-name="P4">
Днями Андріус Тапінас прибув до України з черговим вантажем допомоги відлитовських громад.</text:p>
      <text:p text:style-name="P4">
Керівник воєнної розвідки України Кирило Буданов висловив вдячність литовськимдрузям за важливе військове обладнання, яке значно посилить підрозділи ГУР МОУкраїни та ЗС України, що протидіють російським окупантам на передових рубежахоборони.</text:p>
      <text:p text:style-name="P4">
«Допомога литовського народу українському не припиняється впродовж усіх роківвійни, і це вражає. Ми дуже цінуємо вашу величезну підтримку у війні зпідступною людиноненависницькою агресивною москвою. Наша перемога будеспільною!», — підкреслив генерал-майор Кирило Буданов.</text:p>
      <text:p text:style-name="P4">
Source: <text:a xlink:type="simple" xlink:href="https://armyinform.com.ua/2023/05/07/nachalnyk-gur-mou-proviv-zustrich-z-poslom-programy-prezydenta-lytovskoyi-respubliky-za-bezpechnu-lytvu/" text:style-name="Internet_20_link" text:visited-style-name="Visited_20_Internet_20_Link">
https://armyinform.com.ua/2023/05/07/nachalnyk-gur-mou-proviv-zustrich-z-poslom-programy-prezydenta-lytovskoyi-respubliky-za-bezpechnu-lytv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